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user</text:p>
          </table:table-cell>
          <table:table-cell office:value-type="string">
            <text:p>nice</text:p>
          </table:table-cell>
          <table:table-cell office:value-type="string">
            <text:p>system</text:p>
          </table:table-cell>
          <table:table-cell office:value-type="string">
            <text:p>idle</text:p>
          </table:table-cell>
          <table:table-cell office:value-type="string">
            <text:p>iowait</text:p>
          </table:table-cell>
          <table:table-cell office:value-type="string">
            <text:p>free_mem</text:p>
          </table:table-cell>
          <table:table-cell office:value-type="string">
            <text:p>free_swap</text:p>
          </table:table-cell>
          <table:table-cell office:value-type="string">
            <text:p>read_sectors</text:p>
          </table:table-cell>
          <table:table-cell office:value-type="string">
            <text:p>read_millis</text:p>
          </table:table-cell>
          <table:table-cell office:value-type="string">
            <text:p>write_sectors</text:p>
          </table:table-cell>
          <table:table-cell office:value-type="string">
            <text:p>write_millis</text:p>
          </table:table-cell>
          <table:table-cell office:value-type="string">
            <text:p>total_millis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350">
            <text:p>1681350</text:p>
          </table:table-cell>
          <table:table-cell office:value-type="float" office:value="128261633">
            <text:p>128261633</text:p>
          </table:table-cell>
          <table:table-cell office:value-type="float" office:value="487462">
            <text:p>487462</text:p>
          </table:table-cell>
          <table:table-cell office:value-type="float" office:value="226">
            <text:p>226</text:p>
          </table:table-cell>
          <table:table-cell office:value-type="float" office:value="4288912">
            <text:p>4288912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66080">
            <text:p>202266080</text:p>
          </table:table-cell>
          <table:table-cell office:value-type="float" office:value="154454004">
            <text:p>154454004</text:p>
          </table:table-cell>
          <table:table-cell office:value-type="float" office:value="8157052">
            <text:p>815705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353">
            <text:p>1681353</text:p>
          </table:table-cell>
          <table:table-cell office:value-type="float" office:value="128262408">
            <text:p>128262408</text:p>
          </table:table-cell>
          <table:table-cell office:value-type="float" office:value="487469">
            <text:p>487469</text:p>
          </table:table-cell>
          <table:table-cell office:value-type="float" office:value="226">
            <text:p>226</text:p>
          </table:table-cell>
          <table:table-cell office:value-type="float" office:value="4288892">
            <text:p>4288892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71152">
            <text:p>202271152</text:p>
          </table:table-cell>
          <table:table-cell office:value-type="float" office:value="154455700">
            <text:p>154455700</text:p>
          </table:table-cell>
          <table:table-cell office:value-type="float" office:value="8157204">
            <text:p>81572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355">
            <text:p>1681355</text:p>
          </table:table-cell>
          <table:table-cell office:value-type="float" office:value="128263195">
            <text:p>128263195</text:p>
          </table:table-cell>
          <table:table-cell office:value-type="float" office:value="487469">
            <text:p>487469</text:p>
          </table:table-cell>
          <table:table-cell office:value-type="float" office:value="226">
            <text:p>226</text:p>
          </table:table-cell>
          <table:table-cell office:value-type="float" office:value="4288804">
            <text:p>4288804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74480">
            <text:p>202274480</text:p>
          </table:table-cell>
          <table:table-cell office:value-type="float" office:value="154456844">
            <text:p>154456844</text:p>
          </table:table-cell>
          <table:table-cell office:value-type="float" office:value="8157220">
            <text:p>81572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360">
            <text:p>1681360</text:p>
          </table:table-cell>
          <table:table-cell office:value-type="float" office:value="128263969">
            <text:p>128263969</text:p>
          </table:table-cell>
          <table:table-cell office:value-type="float" office:value="487475">
            <text:p>487475</text:p>
          </table:table-cell>
          <table:table-cell office:value-type="float" office:value="226">
            <text:p>226</text:p>
          </table:table-cell>
          <table:table-cell office:value-type="float" office:value="4288640">
            <text:p>4288640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79376">
            <text:p>202279376</text:p>
          </table:table-cell>
          <table:table-cell office:value-type="float" office:value="154461132">
            <text:p>154461132</text:p>
          </table:table-cell>
          <table:table-cell office:value-type="float" office:value="8157300">
            <text:p>81573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375">
            <text:p>1681375</text:p>
          </table:table-cell>
          <table:table-cell office:value-type="float" office:value="128264724">
            <text:p>128264724</text:p>
          </table:table-cell>
          <table:table-cell office:value-type="float" office:value="487478">
            <text:p>487478</text:p>
          </table:table-cell>
          <table:table-cell office:value-type="float" office:value="226">
            <text:p>226</text:p>
          </table:table-cell>
          <table:table-cell office:value-type="float" office:value="4288844">
            <text:p>4288844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83136">
            <text:p>202283136</text:p>
          </table:table-cell>
          <table:table-cell office:value-type="float" office:value="154464284">
            <text:p>154464284</text:p>
          </table:table-cell>
          <table:table-cell office:value-type="float" office:value="8157348">
            <text:p>81573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383">
            <text:p>1681383</text:p>
          </table:table-cell>
          <table:table-cell office:value-type="float" office:value="128265498">
            <text:p>128265498</text:p>
          </table:table-cell>
          <table:table-cell office:value-type="float" office:value="487478">
            <text:p>487478</text:p>
          </table:table-cell>
          <table:table-cell office:value-type="float" office:value="226">
            <text:p>226</text:p>
          </table:table-cell>
          <table:table-cell office:value-type="float" office:value="4288828">
            <text:p>4288828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83136">
            <text:p>202283136</text:p>
          </table:table-cell>
          <table:table-cell office:value-type="float" office:value="154464284">
            <text:p>154464284</text:p>
          </table:table-cell>
          <table:table-cell office:value-type="float" office:value="8157348">
            <text:p>81573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01">
            <text:p>1681401</text:p>
          </table:table-cell>
          <table:table-cell office:value-type="float" office:value="128266248">
            <text:p>128266248</text:p>
          </table:table-cell>
          <table:table-cell office:value-type="float" office:value="487484">
            <text:p>487484</text:p>
          </table:table-cell>
          <table:table-cell office:value-type="float" office:value="226">
            <text:p>226</text:p>
          </table:table-cell>
          <table:table-cell office:value-type="float" office:value="4288824">
            <text:p>4288824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83520">
            <text:p>202283520</text:p>
          </table:table-cell>
          <table:table-cell office:value-type="float" office:value="154464404">
            <text:p>154464404</text:p>
          </table:table-cell>
          <table:table-cell office:value-type="float" office:value="8157468">
            <text:p>81574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06">
            <text:p>1681406</text:p>
          </table:table-cell>
          <table:table-cell office:value-type="float" office:value="128267028">
            <text:p>128267028</text:p>
          </table:table-cell>
          <table:table-cell office:value-type="float" office:value="487488">
            <text:p>487488</text:p>
          </table:table-cell>
          <table:table-cell office:value-type="float" office:value="226">
            <text:p>226</text:p>
          </table:table-cell>
          <table:table-cell office:value-type="float" office:value="4288288">
            <text:p>4288288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88352">
            <text:p>202288352</text:p>
          </table:table-cell>
          <table:table-cell office:value-type="float" office:value="154469348">
            <text:p>154469348</text:p>
          </table:table-cell>
          <table:table-cell office:value-type="float" office:value="8157572">
            <text:p>81575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08">
            <text:p>1681408</text:p>
          </table:table-cell>
          <table:table-cell office:value-type="float" office:value="128267811">
            <text:p>128267811</text:p>
          </table:table-cell>
          <table:table-cell office:value-type="float" office:value="487488">
            <text:p>487488</text:p>
          </table:table-cell>
          <table:table-cell office:value-type="float" office:value="226">
            <text:p>226</text:p>
          </table:table-cell>
          <table:table-cell office:value-type="float" office:value="4288412">
            <text:p>4288412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88352">
            <text:p>202288352</text:p>
          </table:table-cell>
          <table:table-cell office:value-type="float" office:value="154469348">
            <text:p>154469348</text:p>
          </table:table-cell>
          <table:table-cell office:value-type="float" office:value="8157572">
            <text:p>81575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15">
            <text:p>1681415</text:p>
          </table:table-cell>
          <table:table-cell office:value-type="float" office:value="128268590">
            <text:p>128268590</text:p>
          </table:table-cell>
          <table:table-cell office:value-type="float" office:value="487491">
            <text:p>487491</text:p>
          </table:table-cell>
          <table:table-cell office:value-type="float" office:value="226">
            <text:p>226</text:p>
          </table:table-cell>
          <table:table-cell office:value-type="float" office:value="4288560">
            <text:p>4288560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91952">
            <text:p>202291952</text:p>
          </table:table-cell>
          <table:table-cell office:value-type="float" office:value="154471796">
            <text:p>154471796</text:p>
          </table:table-cell>
          <table:table-cell office:value-type="float" office:value="8157668">
            <text:p>81576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19">
            <text:p>1681419</text:p>
          </table:table-cell>
          <table:table-cell office:value-type="float" office:value="128269371">
            <text:p>128269371</text:p>
          </table:table-cell>
          <table:table-cell office:value-type="float" office:value="487491">
            <text:p>487491</text:p>
          </table:table-cell>
          <table:table-cell office:value-type="float" office:value="226">
            <text:p>226</text:p>
          </table:table-cell>
          <table:table-cell office:value-type="float" office:value="4288560">
            <text:p>4288560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91952">
            <text:p>202291952</text:p>
          </table:table-cell>
          <table:table-cell office:value-type="float" office:value="154471796">
            <text:p>154471796</text:p>
          </table:table-cell>
          <table:table-cell office:value-type="float" office:value="8157668">
            <text:p>81576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26">
            <text:p>1681426</text:p>
          </table:table-cell>
          <table:table-cell office:value-type="float" office:value="128270140">
            <text:p>128270140</text:p>
          </table:table-cell>
          <table:table-cell office:value-type="float" office:value="487507">
            <text:p>487507</text:p>
          </table:table-cell>
          <table:table-cell office:value-type="float" office:value="226">
            <text:p>226</text:p>
          </table:table-cell>
          <table:table-cell office:value-type="float" office:value="4288516">
            <text:p>4288516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95776">
            <text:p>202295776</text:p>
          </table:table-cell>
          <table:table-cell office:value-type="float" office:value="154473556">
            <text:p>154473556</text:p>
          </table:table-cell>
          <table:table-cell office:value-type="float" office:value="8158012">
            <text:p>815801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35">
            <text:p>1681435</text:p>
          </table:table-cell>
          <table:table-cell office:value-type="float" office:value="128270912">
            <text:p>128270912</text:p>
          </table:table-cell>
          <table:table-cell office:value-type="float" office:value="487507">
            <text:p>487507</text:p>
          </table:table-cell>
          <table:table-cell office:value-type="float" office:value="226">
            <text:p>226</text:p>
          </table:table-cell>
          <table:table-cell office:value-type="float" office:value="4288516">
            <text:p>4288516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295776">
            <text:p>202295776</text:p>
          </table:table-cell>
          <table:table-cell office:value-type="float" office:value="154473556">
            <text:p>154473556</text:p>
          </table:table-cell>
          <table:table-cell office:value-type="float" office:value="8158012">
            <text:p>815801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45">
            <text:p>1681445</text:p>
          </table:table-cell>
          <table:table-cell office:value-type="float" office:value="128271680">
            <text:p>128271680</text:p>
          </table:table-cell>
          <table:table-cell office:value-type="float" office:value="487524">
            <text:p>487524</text:p>
          </table:table-cell>
          <table:table-cell office:value-type="float" office:value="226">
            <text:p>226</text:p>
          </table:table-cell>
          <table:table-cell office:value-type="float" office:value="4288564">
            <text:p>4288564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00288">
            <text:p>202300288</text:p>
          </table:table-cell>
          <table:table-cell office:value-type="float" office:value="154476428">
            <text:p>154476428</text:p>
          </table:table-cell>
          <table:table-cell office:value-type="float" office:value="8158172">
            <text:p>81581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49">
            <text:p>1681449</text:p>
          </table:table-cell>
          <table:table-cell office:value-type="float" office:value="128272461">
            <text:p>128272461</text:p>
          </table:table-cell>
          <table:table-cell office:value-type="float" office:value="487524">
            <text:p>487524</text:p>
          </table:table-cell>
          <table:table-cell office:value-type="float" office:value="226">
            <text:p>226</text:p>
          </table:table-cell>
          <table:table-cell office:value-type="float" office:value="4288564">
            <text:p>4288564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00288">
            <text:p>202300288</text:p>
          </table:table-cell>
          <table:table-cell office:value-type="float" office:value="154476428">
            <text:p>154476428</text:p>
          </table:table-cell>
          <table:table-cell office:value-type="float" office:value="8158172">
            <text:p>81581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51">
            <text:p>1681451</text:p>
          </table:table-cell>
          <table:table-cell office:value-type="float" office:value="128273247">
            <text:p>128273247</text:p>
          </table:table-cell>
          <table:table-cell office:value-type="float" office:value="487524">
            <text:p>487524</text:p>
          </table:table-cell>
          <table:table-cell office:value-type="float" office:value="226">
            <text:p>226</text:p>
          </table:table-cell>
          <table:table-cell office:value-type="float" office:value="4288564">
            <text:p>4288564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00288">
            <text:p>202300288</text:p>
          </table:table-cell>
          <table:table-cell office:value-type="float" office:value="154476428">
            <text:p>154476428</text:p>
          </table:table-cell>
          <table:table-cell office:value-type="float" office:value="8158172">
            <text:p>81581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52">
            <text:p>1681452</text:p>
          </table:table-cell>
          <table:table-cell office:value-type="float" office:value="128274021">
            <text:p>128274021</text:p>
          </table:table-cell>
          <table:table-cell office:value-type="float" office:value="487531">
            <text:p>487531</text:p>
          </table:table-cell>
          <table:table-cell office:value-type="float" office:value="226">
            <text:p>226</text:p>
          </table:table-cell>
          <table:table-cell office:value-type="float" office:value="4288484">
            <text:p>4288484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04176">
            <text:p>202304176</text:p>
          </table:table-cell>
          <table:table-cell office:value-type="float" office:value="154481092">
            <text:p>154481092</text:p>
          </table:table-cell>
          <table:table-cell office:value-type="float" office:value="8158340">
            <text:p>815834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69">
            <text:p>1681469</text:p>
          </table:table-cell>
          <table:table-cell office:value-type="float" office:value="128274791">
            <text:p>128274791</text:p>
          </table:table-cell>
          <table:table-cell office:value-type="float" office:value="487531">
            <text:p>487531</text:p>
          </table:table-cell>
          <table:table-cell office:value-type="float" office:value="226">
            <text:p>226</text:p>
          </table:table-cell>
          <table:table-cell office:value-type="float" office:value="4288452">
            <text:p>4288452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04176">
            <text:p>202304176</text:p>
          </table:table-cell>
          <table:table-cell office:value-type="float" office:value="154481092">
            <text:p>154481092</text:p>
          </table:table-cell>
          <table:table-cell office:value-type="float" office:value="8158340">
            <text:p>815834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70">
            <text:p>1681470</text:p>
          </table:table-cell>
          <table:table-cell office:value-type="float" office:value="128275573">
            <text:p>128275573</text:p>
          </table:table-cell>
          <table:table-cell office:value-type="float" office:value="487532">
            <text:p>487532</text:p>
          </table:table-cell>
          <table:table-cell office:value-type="float" office:value="226">
            <text:p>226</text:p>
          </table:table-cell>
          <table:table-cell office:value-type="float" office:value="4288400">
            <text:p>4288400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08000">
            <text:p>202308000</text:p>
          </table:table-cell>
          <table:table-cell office:value-type="float" office:value="154486212">
            <text:p>154486212</text:p>
          </table:table-cell>
          <table:table-cell office:value-type="float" office:value="8158436">
            <text:p>815843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72">
            <text:p>1681472</text:p>
          </table:table-cell>
          <table:table-cell office:value-type="float" office:value="128276359">
            <text:p>128276359</text:p>
          </table:table-cell>
          <table:table-cell office:value-type="float" office:value="487532">
            <text:p>487532</text:p>
          </table:table-cell>
          <table:table-cell office:value-type="float" office:value="226">
            <text:p>226</text:p>
          </table:table-cell>
          <table:table-cell office:value-type="float" office:value="4288648">
            <text:p>4288648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08000">
            <text:p>202308000</text:p>
          </table:table-cell>
          <table:table-cell office:value-type="float" office:value="154486212">
            <text:p>154486212</text:p>
          </table:table-cell>
          <table:table-cell office:value-type="float" office:value="8158436">
            <text:p>815843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77">
            <text:p>1681477</text:p>
          </table:table-cell>
          <table:table-cell office:value-type="float" office:value="128277132">
            <text:p>128277132</text:p>
          </table:table-cell>
          <table:table-cell office:value-type="float" office:value="487532">
            <text:p>487532</text:p>
          </table:table-cell>
          <table:table-cell office:value-type="float" office:value="226">
            <text:p>226</text:p>
          </table:table-cell>
          <table:table-cell office:value-type="float" office:value="4288640">
            <text:p>4288640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08000">
            <text:p>202308000</text:p>
          </table:table-cell>
          <table:table-cell office:value-type="float" office:value="154486212">
            <text:p>154486212</text:p>
          </table:table-cell>
          <table:table-cell office:value-type="float" office:value="8158436">
            <text:p>815843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88">
            <text:p>1681488</text:p>
          </table:table-cell>
          <table:table-cell office:value-type="float" office:value="128277895">
            <text:p>128277895</text:p>
          </table:table-cell>
          <table:table-cell office:value-type="float" office:value="487547">
            <text:p>487547</text:p>
          </table:table-cell>
          <table:table-cell office:value-type="float" office:value="226">
            <text:p>226</text:p>
          </table:table-cell>
          <table:table-cell office:value-type="float" office:value="4288752">
            <text:p>4288752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15296">
            <text:p>202315296</text:p>
          </table:table-cell>
          <table:table-cell office:value-type="float" office:value="154488912">
            <text:p>154488912</text:p>
          </table:table-cell>
          <table:table-cell office:value-type="float" office:value="8158776">
            <text:p>815877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91">
            <text:p>1681491</text:p>
          </table:table-cell>
          <table:table-cell office:value-type="float" office:value="128278671">
            <text:p>128278671</text:p>
          </table:table-cell>
          <table:table-cell office:value-type="float" office:value="487554">
            <text:p>487554</text:p>
          </table:table-cell>
          <table:table-cell office:value-type="float" office:value="226">
            <text:p>226</text:p>
          </table:table-cell>
          <table:table-cell office:value-type="float" office:value="4288504">
            <text:p>4288504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20160">
            <text:p>202320160</text:p>
          </table:table-cell>
          <table:table-cell office:value-type="float" office:value="154498592">
            <text:p>154498592</text:p>
          </table:table-cell>
          <table:table-cell office:value-type="float" office:value="8158960">
            <text:p>81589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94">
            <text:p>1681494</text:p>
          </table:table-cell>
          <table:table-cell office:value-type="float" office:value="128279456">
            <text:p>128279456</text:p>
          </table:table-cell>
          <table:table-cell office:value-type="float" office:value="487554">
            <text:p>487554</text:p>
          </table:table-cell>
          <table:table-cell office:value-type="float" office:value="226">
            <text:p>226</text:p>
          </table:table-cell>
          <table:table-cell office:value-type="float" office:value="4288660">
            <text:p>4288660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20160">
            <text:p>202320160</text:p>
          </table:table-cell>
          <table:table-cell office:value-type="float" office:value="154498592">
            <text:p>154498592</text:p>
          </table:table-cell>
          <table:table-cell office:value-type="float" office:value="8158960">
            <text:p>81589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498">
            <text:p>1681498</text:p>
          </table:table-cell>
          <table:table-cell office:value-type="float" office:value="128280242">
            <text:p>128280242</text:p>
          </table:table-cell>
          <table:table-cell office:value-type="float" office:value="487554">
            <text:p>487554</text:p>
          </table:table-cell>
          <table:table-cell office:value-type="float" office:value="226">
            <text:p>226</text:p>
          </table:table-cell>
          <table:table-cell office:value-type="float" office:value="4288660">
            <text:p>4288660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20160">
            <text:p>202320160</text:p>
          </table:table-cell>
          <table:table-cell office:value-type="float" office:value="154498592">
            <text:p>154498592</text:p>
          </table:table-cell>
          <table:table-cell office:value-type="float" office:value="8158960">
            <text:p>81589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00">
            <text:p>1681500</text:p>
          </table:table-cell>
          <table:table-cell office:value-type="float" office:value="128280976">
            <text:p>128280976</text:p>
          </table:table-cell>
          <table:table-cell office:value-type="float" office:value="487607">
            <text:p>487607</text:p>
          </table:table-cell>
          <table:table-cell office:value-type="float" office:value="226">
            <text:p>226</text:p>
          </table:table-cell>
          <table:table-cell office:value-type="float" office:value="4288600">
            <text:p>4288600</text:p>
          </table:table-cell>
          <table:table-cell office:value-type="float" office:value="10584060">
            <text:p>10584060</text:p>
          </table:table-cell>
          <table:table-cell office:value-type="float" office:value="19241956">
            <text:p>19241956</text:p>
          </table:table-cell>
          <table:table-cell office:value-type="float" office:value="7100408">
            <text:p>7100408</text:p>
          </table:table-cell>
          <table:table-cell office:value-type="float" office:value="202324352">
            <text:p>202324352</text:p>
          </table:table-cell>
          <table:table-cell office:value-type="float" office:value="154518380">
            <text:p>154518380</text:p>
          </table:table-cell>
          <table:table-cell office:value-type="float" office:value="8159432">
            <text:p>81594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02">
            <text:p>1681502</text:p>
          </table:table-cell>
          <table:table-cell office:value-type="float" office:value="128281760">
            <text:p>128281760</text:p>
          </table:table-cell>
          <table:table-cell office:value-type="float" office:value="487607">
            <text:p>487607</text:p>
          </table:table-cell>
          <table:table-cell office:value-type="float" office:value="226">
            <text:p>226</text:p>
          </table:table-cell>
          <table:table-cell office:value-type="float" office:value="4288724">
            <text:p>428872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25648">
            <text:p>202325648</text:p>
          </table:table-cell>
          <table:table-cell office:value-type="float" office:value="154518516">
            <text:p>154518516</text:p>
          </table:table-cell>
          <table:table-cell office:value-type="float" office:value="8159448">
            <text:p>81594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07">
            <text:p>1681507</text:p>
          </table:table-cell>
          <table:table-cell office:value-type="float" office:value="128282519">
            <text:p>128282519</text:p>
          </table:table-cell>
          <table:table-cell office:value-type="float" office:value="487614">
            <text:p>487614</text:p>
          </table:table-cell>
          <table:table-cell office:value-type="float" office:value="226">
            <text:p>226</text:p>
          </table:table-cell>
          <table:table-cell office:value-type="float" office:value="4278744">
            <text:p>427874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30000">
            <text:p>202330000</text:p>
          </table:table-cell>
          <table:table-cell office:value-type="float" office:value="154522820">
            <text:p>154522820</text:p>
          </table:table-cell>
          <table:table-cell office:value-type="float" office:value="8159552">
            <text:p>815955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12">
            <text:p>1681512</text:p>
          </table:table-cell>
          <table:table-cell office:value-type="float" office:value="128283283">
            <text:p>128283283</text:p>
          </table:table-cell>
          <table:table-cell office:value-type="float" office:value="487616">
            <text:p>487616</text:p>
          </table:table-cell>
          <table:table-cell office:value-type="float" office:value="226">
            <text:p>226</text:p>
          </table:table-cell>
          <table:table-cell office:value-type="float" office:value="4289156">
            <text:p>428915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34512">
            <text:p>202334512</text:p>
          </table:table-cell>
          <table:table-cell office:value-type="float" office:value="154525692">
            <text:p>154525692</text:p>
          </table:table-cell>
          <table:table-cell office:value-type="float" office:value="8159616">
            <text:p>81596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16">
            <text:p>1681516</text:p>
          </table:table-cell>
          <table:table-cell office:value-type="float" office:value="128284066">
            <text:p>128284066</text:p>
          </table:table-cell>
          <table:table-cell office:value-type="float" office:value="487619">
            <text:p>487619</text:p>
          </table:table-cell>
          <table:table-cell office:value-type="float" office:value="226">
            <text:p>226</text:p>
          </table:table-cell>
          <table:table-cell office:value-type="float" office:value="4289104">
            <text:p>428910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38800">
            <text:p>202338800</text:p>
          </table:table-cell>
          <table:table-cell office:value-type="float" office:value="154529596">
            <text:p>154529596</text:p>
          </table:table-cell>
          <table:table-cell office:value-type="float" office:value="8159696">
            <text:p>81596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17">
            <text:p>1681517</text:p>
          </table:table-cell>
          <table:table-cell office:value-type="float" office:value="128284846">
            <text:p>128284846</text:p>
          </table:table-cell>
          <table:table-cell office:value-type="float" office:value="487626">
            <text:p>487626</text:p>
          </table:table-cell>
          <table:table-cell office:value-type="float" office:value="226">
            <text:p>226</text:p>
          </table:table-cell>
          <table:table-cell office:value-type="float" office:value="4289024">
            <text:p>428902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39344">
            <text:p>202339344</text:p>
          </table:table-cell>
          <table:table-cell office:value-type="float" office:value="154529724">
            <text:p>154529724</text:p>
          </table:table-cell>
          <table:table-cell office:value-type="float" office:value="8159824">
            <text:p>81598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21">
            <text:p>1681521</text:p>
          </table:table-cell>
          <table:table-cell office:value-type="float" office:value="128285615">
            <text:p>128285615</text:p>
          </table:table-cell>
          <table:table-cell office:value-type="float" office:value="487643">
            <text:p>487643</text:p>
          </table:table-cell>
          <table:table-cell office:value-type="float" office:value="226">
            <text:p>226</text:p>
          </table:table-cell>
          <table:table-cell office:value-type="float" office:value="4288864">
            <text:p>428886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44080">
            <text:p>202344080</text:p>
          </table:table-cell>
          <table:table-cell office:value-type="float" office:value="154534356">
            <text:p>154534356</text:p>
          </table:table-cell>
          <table:table-cell office:value-type="float" office:value="8160080">
            <text:p>81600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22">
            <text:p>1681522</text:p>
          </table:table-cell>
          <table:table-cell office:value-type="float" office:value="128286398">
            <text:p>128286398</text:p>
          </table:table-cell>
          <table:table-cell office:value-type="float" office:value="487643">
            <text:p>487643</text:p>
          </table:table-cell>
          <table:table-cell office:value-type="float" office:value="226">
            <text:p>226</text:p>
          </table:table-cell>
          <table:table-cell office:value-type="float" office:value="4288864">
            <text:p>428886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44080">
            <text:p>202344080</text:p>
          </table:table-cell>
          <table:table-cell office:value-type="float" office:value="154534356">
            <text:p>154534356</text:p>
          </table:table-cell>
          <table:table-cell office:value-type="float" office:value="8160080">
            <text:p>81600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26">
            <text:p>1681526</text:p>
          </table:table-cell>
          <table:table-cell office:value-type="float" office:value="128287184">
            <text:p>128287184</text:p>
          </table:table-cell>
          <table:table-cell office:value-type="float" office:value="487643">
            <text:p>487643</text:p>
          </table:table-cell>
          <table:table-cell office:value-type="float" office:value="226">
            <text:p>226</text:p>
          </table:table-cell>
          <table:table-cell office:value-type="float" office:value="4288856">
            <text:p>428885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47088">
            <text:p>202347088</text:p>
          </table:table-cell>
          <table:table-cell office:value-type="float" office:value="154536412">
            <text:p>154536412</text:p>
          </table:table-cell>
          <table:table-cell office:value-type="float" office:value="8160144">
            <text:p>81601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29">
            <text:p>1681529</text:p>
          </table:table-cell>
          <table:table-cell office:value-type="float" office:value="128287968">
            <text:p>128287968</text:p>
          </table:table-cell>
          <table:table-cell office:value-type="float" office:value="487643">
            <text:p>487643</text:p>
          </table:table-cell>
          <table:table-cell office:value-type="float" office:value="226">
            <text:p>226</text:p>
          </table:table-cell>
          <table:table-cell office:value-type="float" office:value="4288768">
            <text:p>4288768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47088">
            <text:p>202347088</text:p>
          </table:table-cell>
          <table:table-cell office:value-type="float" office:value="154536412">
            <text:p>154536412</text:p>
          </table:table-cell>
          <table:table-cell office:value-type="float" office:value="8160144">
            <text:p>81601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30">
            <text:p>1681530</text:p>
          </table:table-cell>
          <table:table-cell office:value-type="float" office:value="128288753">
            <text:p>128288753</text:p>
          </table:table-cell>
          <table:table-cell office:value-type="float" office:value="487643">
            <text:p>487643</text:p>
          </table:table-cell>
          <table:table-cell office:value-type="float" office:value="226">
            <text:p>226</text:p>
          </table:table-cell>
          <table:table-cell office:value-type="float" office:value="4288912">
            <text:p>428891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47088">
            <text:p>202347088</text:p>
          </table:table-cell>
          <table:table-cell office:value-type="float" office:value="154536412">
            <text:p>154536412</text:p>
          </table:table-cell>
          <table:table-cell office:value-type="float" office:value="8160144">
            <text:p>81601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45">
            <text:p>1681545</text:p>
          </table:table-cell>
          <table:table-cell office:value-type="float" office:value="128289505">
            <text:p>128289505</text:p>
          </table:table-cell>
          <table:table-cell office:value-type="float" office:value="487651">
            <text:p>487651</text:p>
          </table:table-cell>
          <table:table-cell office:value-type="float" office:value="226">
            <text:p>226</text:p>
          </table:table-cell>
          <table:table-cell office:value-type="float" office:value="4288672">
            <text:p>428867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47488">
            <text:p>202347488</text:p>
          </table:table-cell>
          <table:table-cell office:value-type="float" office:value="154536564">
            <text:p>154536564</text:p>
          </table:table-cell>
          <table:table-cell office:value-type="float" office:value="8160296">
            <text:p>81602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48">
            <text:p>1681548</text:p>
          </table:table-cell>
          <table:table-cell office:value-type="float" office:value="128290280">
            <text:p>128290280</text:p>
          </table:table-cell>
          <table:table-cell office:value-type="float" office:value="487661">
            <text:p>487661</text:p>
          </table:table-cell>
          <table:table-cell office:value-type="float" office:value="226">
            <text:p>226</text:p>
          </table:table-cell>
          <table:table-cell office:value-type="float" office:value="4288808">
            <text:p>4288808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51712">
            <text:p>202351712</text:p>
          </table:table-cell>
          <table:table-cell office:value-type="float" office:value="154540180">
            <text:p>154540180</text:p>
          </table:table-cell>
          <table:table-cell office:value-type="float" office:value="8160400">
            <text:p>81604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50">
            <text:p>1681550</text:p>
          </table:table-cell>
          <table:table-cell office:value-type="float" office:value="128291044">
            <text:p>128291044</text:p>
          </table:table-cell>
          <table:table-cell office:value-type="float" office:value="487661">
            <text:p>487661</text:p>
          </table:table-cell>
          <table:table-cell office:value-type="float" office:value="226">
            <text:p>226</text:p>
          </table:table-cell>
          <table:table-cell office:value-type="float" office:value="4288924">
            <text:p>428892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51712">
            <text:p>202351712</text:p>
          </table:table-cell>
          <table:table-cell office:value-type="float" office:value="154540180">
            <text:p>154540180</text:p>
          </table:table-cell>
          <table:table-cell office:value-type="float" office:value="8160400">
            <text:p>81604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77">
            <text:p>1681577</text:p>
          </table:table-cell>
          <table:table-cell office:value-type="float" office:value="128291768">
            <text:p>128291768</text:p>
          </table:table-cell>
          <table:table-cell office:value-type="float" office:value="487668">
            <text:p>487668</text:p>
          </table:table-cell>
          <table:table-cell office:value-type="float" office:value="226">
            <text:p>226</text:p>
          </table:table-cell>
          <table:table-cell office:value-type="float" office:value="4289232">
            <text:p>428923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56496">
            <text:p>202356496</text:p>
          </table:table-cell>
          <table:table-cell office:value-type="float" office:value="154541396">
            <text:p>154541396</text:p>
          </table:table-cell>
          <table:table-cell office:value-type="float" office:value="8160496">
            <text:p>81604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87">
            <text:p>1681587</text:p>
          </table:table-cell>
          <table:table-cell office:value-type="float" office:value="128292546">
            <text:p>128292546</text:p>
          </table:table-cell>
          <table:table-cell office:value-type="float" office:value="487668">
            <text:p>487668</text:p>
          </table:table-cell>
          <table:table-cell office:value-type="float" office:value="226">
            <text:p>226</text:p>
          </table:table-cell>
          <table:table-cell office:value-type="float" office:value="4289176">
            <text:p>428917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56496">
            <text:p>202356496</text:p>
          </table:table-cell>
          <table:table-cell office:value-type="float" office:value="154541396">
            <text:p>154541396</text:p>
          </table:table-cell>
          <table:table-cell office:value-type="float" office:value="8160496">
            <text:p>81604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599">
            <text:p>1681599</text:p>
          </table:table-cell>
          <table:table-cell office:value-type="float" office:value="128293311">
            <text:p>128293311</text:p>
          </table:table-cell>
          <table:table-cell office:value-type="float" office:value="487675">
            <text:p>487675</text:p>
          </table:table-cell>
          <table:table-cell office:value-type="float" office:value="226">
            <text:p>226</text:p>
          </table:table-cell>
          <table:table-cell office:value-type="float" office:value="4288808">
            <text:p>4288808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60736">
            <text:p>202360736</text:p>
          </table:table-cell>
          <table:table-cell office:value-type="float" office:value="154546900">
            <text:p>154546900</text:p>
          </table:table-cell>
          <table:table-cell office:value-type="float" office:value="8160736">
            <text:p>816073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01">
            <text:p>1681601</text:p>
          </table:table-cell>
          <table:table-cell office:value-type="float" office:value="128294095">
            <text:p>128294095</text:p>
          </table:table-cell>
          <table:table-cell office:value-type="float" office:value="487675">
            <text:p>487675</text:p>
          </table:table-cell>
          <table:table-cell office:value-type="float" office:value="226">
            <text:p>226</text:p>
          </table:table-cell>
          <table:table-cell office:value-type="float" office:value="4288900">
            <text:p>4288900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61056">
            <text:p>202361056</text:p>
          </table:table-cell>
          <table:table-cell office:value-type="float" office:value="154547916">
            <text:p>154547916</text:p>
          </table:table-cell>
          <table:table-cell office:value-type="float" office:value="8160744">
            <text:p>81607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03">
            <text:p>1681603</text:p>
          </table:table-cell>
          <table:table-cell office:value-type="float" office:value="128294879">
            <text:p>128294879</text:p>
          </table:table-cell>
          <table:table-cell office:value-type="float" office:value="487675">
            <text:p>487675</text:p>
          </table:table-cell>
          <table:table-cell office:value-type="float" office:value="226">
            <text:p>226</text:p>
          </table:table-cell>
          <table:table-cell office:value-type="float" office:value="4288980">
            <text:p>4288980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61056">
            <text:p>202361056</text:p>
          </table:table-cell>
          <table:table-cell office:value-type="float" office:value="154547916">
            <text:p>154547916</text:p>
          </table:table-cell>
          <table:table-cell office:value-type="float" office:value="8160744">
            <text:p>81607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12">
            <text:p>1681612</text:p>
          </table:table-cell>
          <table:table-cell office:value-type="float" office:value="128295652">
            <text:p>128295652</text:p>
          </table:table-cell>
          <table:table-cell office:value-type="float" office:value="487677">
            <text:p>487677</text:p>
          </table:table-cell>
          <table:table-cell office:value-type="float" office:value="226">
            <text:p>226</text:p>
          </table:table-cell>
          <table:table-cell office:value-type="float" office:value="4288996">
            <text:p>428899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65008">
            <text:p>202365008</text:p>
          </table:table-cell>
          <table:table-cell office:value-type="float" office:value="154551820">
            <text:p>154551820</text:p>
          </table:table-cell>
          <table:table-cell office:value-type="float" office:value="8160824">
            <text:p>81608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15">
            <text:p>1681615</text:p>
          </table:table-cell>
          <table:table-cell office:value-type="float" office:value="128296429">
            <text:p>128296429</text:p>
          </table:table-cell>
          <table:table-cell office:value-type="float" office:value="487680">
            <text:p>487680</text:p>
          </table:table-cell>
          <table:table-cell office:value-type="float" office:value="226">
            <text:p>226</text:p>
          </table:table-cell>
          <table:table-cell office:value-type="float" office:value="4289056">
            <text:p>428905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69408">
            <text:p>202369408</text:p>
          </table:table-cell>
          <table:table-cell office:value-type="float" office:value="154555420">
            <text:p>154555420</text:p>
          </table:table-cell>
          <table:table-cell office:value-type="float" office:value="8160880">
            <text:p>81608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30">
            <text:p>1681630</text:p>
          </table:table-cell>
          <table:table-cell office:value-type="float" office:value="128297185">
            <text:p>128297185</text:p>
          </table:table-cell>
          <table:table-cell office:value-type="float" office:value="487695">
            <text:p>487695</text:p>
          </table:table-cell>
          <table:table-cell office:value-type="float" office:value="226">
            <text:p>226</text:p>
          </table:table-cell>
          <table:table-cell office:value-type="float" office:value="4289332">
            <text:p>428933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74624">
            <text:p>202374624</text:p>
          </table:table-cell>
          <table:table-cell office:value-type="float" office:value="154559020">
            <text:p>154559020</text:p>
          </table:table-cell>
          <table:table-cell office:value-type="float" office:value="8161096">
            <text:p>81610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33">
            <text:p>1681633</text:p>
          </table:table-cell>
          <table:table-cell office:value-type="float" office:value="128297968">
            <text:p>128297968</text:p>
          </table:table-cell>
          <table:table-cell office:value-type="float" office:value="487695">
            <text:p>487695</text:p>
          </table:table-cell>
          <table:table-cell office:value-type="float" office:value="226">
            <text:p>226</text:p>
          </table:table-cell>
          <table:table-cell office:value-type="float" office:value="4289232">
            <text:p>428923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74624">
            <text:p>202374624</text:p>
          </table:table-cell>
          <table:table-cell office:value-type="float" office:value="154559020">
            <text:p>154559020</text:p>
          </table:table-cell>
          <table:table-cell office:value-type="float" office:value="8161096">
            <text:p>81610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36">
            <text:p>1681636</text:p>
          </table:table-cell>
          <table:table-cell office:value-type="float" office:value="128298751">
            <text:p>128298751</text:p>
          </table:table-cell>
          <table:table-cell office:value-type="float" office:value="487695">
            <text:p>487695</text:p>
          </table:table-cell>
          <table:table-cell office:value-type="float" office:value="226">
            <text:p>226</text:p>
          </table:table-cell>
          <table:table-cell office:value-type="float" office:value="4289232">
            <text:p>428923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74624">
            <text:p>202374624</text:p>
          </table:table-cell>
          <table:table-cell office:value-type="float" office:value="154559020">
            <text:p>154559020</text:p>
          </table:table-cell>
          <table:table-cell office:value-type="float" office:value="8161096">
            <text:p>81610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41">
            <text:p>1681641</text:p>
          </table:table-cell>
          <table:table-cell office:value-type="float" office:value="128299529">
            <text:p>128299529</text:p>
          </table:table-cell>
          <table:table-cell office:value-type="float" office:value="487696">
            <text:p>487696</text:p>
          </table:table-cell>
          <table:table-cell office:value-type="float" office:value="226">
            <text:p>226</text:p>
          </table:table-cell>
          <table:table-cell office:value-type="float" office:value="4289588">
            <text:p>4289588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78992">
            <text:p>202378992</text:p>
          </table:table-cell>
          <table:table-cell office:value-type="float" office:value="154564156">
            <text:p>154564156</text:p>
          </table:table-cell>
          <table:table-cell office:value-type="float" office:value="8161216">
            <text:p>81612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52">
            <text:p>1681652</text:p>
          </table:table-cell>
          <table:table-cell office:value-type="float" office:value="128300298">
            <text:p>128300298</text:p>
          </table:table-cell>
          <table:table-cell office:value-type="float" office:value="487696">
            <text:p>487696</text:p>
          </table:table-cell>
          <table:table-cell office:value-type="float" office:value="226">
            <text:p>226</text:p>
          </table:table-cell>
          <table:table-cell office:value-type="float" office:value="4289216">
            <text:p>428921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78992">
            <text:p>202378992</text:p>
          </table:table-cell>
          <table:table-cell office:value-type="float" office:value="154564156">
            <text:p>154564156</text:p>
          </table:table-cell>
          <table:table-cell office:value-type="float" office:value="8161216">
            <text:p>81612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63">
            <text:p>1681663</text:p>
          </table:table-cell>
          <table:table-cell office:value-type="float" office:value="128301071">
            <text:p>128301071</text:p>
          </table:table-cell>
          <table:table-cell office:value-type="float" office:value="487706">
            <text:p>487706</text:p>
          </table:table-cell>
          <table:table-cell office:value-type="float" office:value="226">
            <text:p>226</text:p>
          </table:table-cell>
          <table:table-cell office:value-type="float" office:value="4288716">
            <text:p>428871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82624">
            <text:p>202382624</text:p>
          </table:table-cell>
          <table:table-cell office:value-type="float" office:value="154565436">
            <text:p>154565436</text:p>
          </table:table-cell>
          <table:table-cell office:value-type="float" office:value="8161432">
            <text:p>81614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67">
            <text:p>1681667</text:p>
          </table:table-cell>
          <table:table-cell office:value-type="float" office:value="128301841">
            <text:p>128301841</text:p>
          </table:table-cell>
          <table:table-cell office:value-type="float" office:value="487708">
            <text:p>487708</text:p>
          </table:table-cell>
          <table:table-cell office:value-type="float" office:value="226">
            <text:p>226</text:p>
          </table:table-cell>
          <table:table-cell office:value-type="float" office:value="4289152">
            <text:p>428915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83760">
            <text:p>202383760</text:p>
          </table:table-cell>
          <table:table-cell office:value-type="float" office:value="154570956">
            <text:p>154570956</text:p>
          </table:table-cell>
          <table:table-cell office:value-type="float" office:value="8161520">
            <text:p>81615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73">
            <text:p>1681673</text:p>
          </table:table-cell>
          <table:table-cell office:value-type="float" office:value="128302627">
            <text:p>128302627</text:p>
          </table:table-cell>
          <table:table-cell office:value-type="float" office:value="487708">
            <text:p>487708</text:p>
          </table:table-cell>
          <table:table-cell office:value-type="float" office:value="226">
            <text:p>226</text:p>
          </table:table-cell>
          <table:table-cell office:value-type="float" office:value="4289152">
            <text:p>428915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83760">
            <text:p>202383760</text:p>
          </table:table-cell>
          <table:table-cell office:value-type="float" office:value="154570956">
            <text:p>154570956</text:p>
          </table:table-cell>
          <table:table-cell office:value-type="float" office:value="8161520">
            <text:p>81615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76">
            <text:p>1681676</text:p>
          </table:table-cell>
          <table:table-cell office:value-type="float" office:value="128303398">
            <text:p>128303398</text:p>
          </table:table-cell>
          <table:table-cell office:value-type="float" office:value="487716">
            <text:p>487716</text:p>
          </table:table-cell>
          <table:table-cell office:value-type="float" office:value="226">
            <text:p>226</text:p>
          </table:table-cell>
          <table:table-cell office:value-type="float" office:value="4289436">
            <text:p>428943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88960">
            <text:p>202388960</text:p>
          </table:table-cell>
          <table:table-cell office:value-type="float" office:value="154577740">
            <text:p>154577740</text:p>
          </table:table-cell>
          <table:table-cell office:value-type="float" office:value="8161632">
            <text:p>81616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81">
            <text:p>1681681</text:p>
          </table:table-cell>
          <table:table-cell office:value-type="float" office:value="128304182">
            <text:p>128304182</text:p>
          </table:table-cell>
          <table:table-cell office:value-type="float" office:value="487717">
            <text:p>487717</text:p>
          </table:table-cell>
          <table:table-cell office:value-type="float" office:value="226">
            <text:p>226</text:p>
          </table:table-cell>
          <table:table-cell office:value-type="float" office:value="4288224">
            <text:p>428822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89520">
            <text:p>202389520</text:p>
          </table:table-cell>
          <table:table-cell office:value-type="float" office:value="154577748">
            <text:p>154577748</text:p>
          </table:table-cell>
          <table:table-cell office:value-type="float" office:value="8161640">
            <text:p>816164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84">
            <text:p>1681684</text:p>
          </table:table-cell>
          <table:table-cell office:value-type="float" office:value="128304958">
            <text:p>128304958</text:p>
          </table:table-cell>
          <table:table-cell office:value-type="float" office:value="487725">
            <text:p>487725</text:p>
          </table:table-cell>
          <table:table-cell office:value-type="float" office:value="226">
            <text:p>226</text:p>
          </table:table-cell>
          <table:table-cell office:value-type="float" office:value="4289276">
            <text:p>428927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94160">
            <text:p>202394160</text:p>
          </table:table-cell>
          <table:table-cell office:value-type="float" office:value="154580260">
            <text:p>154580260</text:p>
          </table:table-cell>
          <table:table-cell office:value-type="float" office:value="8161808">
            <text:p>81618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87">
            <text:p>1681687</text:p>
          </table:table-cell>
          <table:table-cell office:value-type="float" office:value="128305742">
            <text:p>128305742</text:p>
          </table:table-cell>
          <table:table-cell office:value-type="float" office:value="487725">
            <text:p>487725</text:p>
          </table:table-cell>
          <table:table-cell office:value-type="float" office:value="226">
            <text:p>226</text:p>
          </table:table-cell>
          <table:table-cell office:value-type="float" office:value="4289276">
            <text:p>428927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94160">
            <text:p>202394160</text:p>
          </table:table-cell>
          <table:table-cell office:value-type="float" office:value="154580260">
            <text:p>154580260</text:p>
          </table:table-cell>
          <table:table-cell office:value-type="float" office:value="8161808">
            <text:p>81618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90">
            <text:p>1681690</text:p>
          </table:table-cell>
          <table:table-cell office:value-type="float" office:value="128306521">
            <text:p>128306521</text:p>
          </table:table-cell>
          <table:table-cell office:value-type="float" office:value="487731">
            <text:p>487731</text:p>
          </table:table-cell>
          <table:table-cell office:value-type="float" office:value="226">
            <text:p>226</text:p>
          </table:table-cell>
          <table:table-cell office:value-type="float" office:value="4289240">
            <text:p>4289240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97792">
            <text:p>202397792</text:p>
          </table:table-cell>
          <table:table-cell office:value-type="float" office:value="154586100">
            <text:p>154586100</text:p>
          </table:table-cell>
          <table:table-cell office:value-type="float" office:value="8161928">
            <text:p>81619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93">
            <text:p>1681693</text:p>
          </table:table-cell>
          <table:table-cell office:value-type="float" office:value="128307308">
            <text:p>128307308</text:p>
          </table:table-cell>
          <table:table-cell office:value-type="float" office:value="487731">
            <text:p>487731</text:p>
          </table:table-cell>
          <table:table-cell office:value-type="float" office:value="226">
            <text:p>226</text:p>
          </table:table-cell>
          <table:table-cell office:value-type="float" office:value="4289240">
            <text:p>4289240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97792">
            <text:p>202397792</text:p>
          </table:table-cell>
          <table:table-cell office:value-type="float" office:value="154586100">
            <text:p>154586100</text:p>
          </table:table-cell>
          <table:table-cell office:value-type="float" office:value="8161928">
            <text:p>81619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697">
            <text:p>1681697</text:p>
          </table:table-cell>
          <table:table-cell office:value-type="float" office:value="128308080">
            <text:p>128308080</text:p>
          </table:table-cell>
          <table:table-cell office:value-type="float" office:value="487731">
            <text:p>487731</text:p>
          </table:table-cell>
          <table:table-cell office:value-type="float" office:value="226">
            <text:p>226</text:p>
          </table:table-cell>
          <table:table-cell office:value-type="float" office:value="4289240">
            <text:p>4289240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397792">
            <text:p>202397792</text:p>
          </table:table-cell>
          <table:table-cell office:value-type="float" office:value="154586100">
            <text:p>154586100</text:p>
          </table:table-cell>
          <table:table-cell office:value-type="float" office:value="8161928">
            <text:p>81619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00">
            <text:p>1681700</text:p>
          </table:table-cell>
          <table:table-cell office:value-type="float" office:value="128308851">
            <text:p>128308851</text:p>
          </table:table-cell>
          <table:table-cell office:value-type="float" office:value="487746">
            <text:p>487746</text:p>
          </table:table-cell>
          <table:table-cell office:value-type="float" office:value="226">
            <text:p>226</text:p>
          </table:table-cell>
          <table:table-cell office:value-type="float" office:value="4289376">
            <text:p>428937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02336">
            <text:p>202402336</text:p>
          </table:table-cell>
          <table:table-cell office:value-type="float" office:value="154589756">
            <text:p>154589756</text:p>
          </table:table-cell>
          <table:table-cell office:value-type="float" office:value="8162304">
            <text:p>81623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05">
            <text:p>1681705</text:p>
          </table:table-cell>
          <table:table-cell office:value-type="float" office:value="128309636">
            <text:p>128309636</text:p>
          </table:table-cell>
          <table:table-cell office:value-type="float" office:value="487746">
            <text:p>487746</text:p>
          </table:table-cell>
          <table:table-cell office:value-type="float" office:value="226">
            <text:p>226</text:p>
          </table:table-cell>
          <table:table-cell office:value-type="float" office:value="4289376">
            <text:p>428937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02336">
            <text:p>202402336</text:p>
          </table:table-cell>
          <table:table-cell office:value-type="float" office:value="154589756">
            <text:p>154589756</text:p>
          </table:table-cell>
          <table:table-cell office:value-type="float" office:value="8162304">
            <text:p>81623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09">
            <text:p>1681709</text:p>
          </table:table-cell>
          <table:table-cell office:value-type="float" office:value="128310422">
            <text:p>128310422</text:p>
          </table:table-cell>
          <table:table-cell office:value-type="float" office:value="487746">
            <text:p>487746</text:p>
          </table:table-cell>
          <table:table-cell office:value-type="float" office:value="226">
            <text:p>226</text:p>
          </table:table-cell>
          <table:table-cell office:value-type="float" office:value="4289376">
            <text:p>428937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02336">
            <text:p>202402336</text:p>
          </table:table-cell>
          <table:table-cell office:value-type="float" office:value="154589756">
            <text:p>154589756</text:p>
          </table:table-cell>
          <table:table-cell office:value-type="float" office:value="8162304">
            <text:p>81623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14">
            <text:p>1681714</text:p>
          </table:table-cell>
          <table:table-cell office:value-type="float" office:value="128311199">
            <text:p>128311199</text:p>
          </table:table-cell>
          <table:table-cell office:value-type="float" office:value="487751">
            <text:p>487751</text:p>
          </table:table-cell>
          <table:table-cell office:value-type="float" office:value="226">
            <text:p>226</text:p>
          </table:table-cell>
          <table:table-cell office:value-type="float" office:value="4288996">
            <text:p>428899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07632">
            <text:p>202407632</text:p>
          </table:table-cell>
          <table:table-cell office:value-type="float" office:value="154596468">
            <text:p>154596468</text:p>
          </table:table-cell>
          <table:table-cell office:value-type="float" office:value="8162448">
            <text:p>81624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18">
            <text:p>1681718</text:p>
          </table:table-cell>
          <table:table-cell office:value-type="float" office:value="128311986">
            <text:p>128311986</text:p>
          </table:table-cell>
          <table:table-cell office:value-type="float" office:value="487751">
            <text:p>487751</text:p>
          </table:table-cell>
          <table:table-cell office:value-type="float" office:value="226">
            <text:p>226</text:p>
          </table:table-cell>
          <table:table-cell office:value-type="float" office:value="4289096">
            <text:p>428909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07632">
            <text:p>202407632</text:p>
          </table:table-cell>
          <table:table-cell office:value-type="float" office:value="154596468">
            <text:p>154596468</text:p>
          </table:table-cell>
          <table:table-cell office:value-type="float" office:value="8162448">
            <text:p>81624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25">
            <text:p>1681725</text:p>
          </table:table-cell>
          <table:table-cell office:value-type="float" office:value="128312767">
            <text:p>128312767</text:p>
          </table:table-cell>
          <table:table-cell office:value-type="float" office:value="487754">
            <text:p>487754</text:p>
          </table:table-cell>
          <table:table-cell office:value-type="float" office:value="226">
            <text:p>226</text:p>
          </table:table-cell>
          <table:table-cell office:value-type="float" office:value="4289064">
            <text:p>428906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11104">
            <text:p>202411104</text:p>
          </table:table-cell>
          <table:table-cell office:value-type="float" office:value="154599292">
            <text:p>154599292</text:p>
          </table:table-cell>
          <table:table-cell office:value-type="float" office:value="8162624">
            <text:p>81626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34">
            <text:p>1681734</text:p>
          </table:table-cell>
          <table:table-cell office:value-type="float" office:value="128313549">
            <text:p>128313549</text:p>
          </table:table-cell>
          <table:table-cell office:value-type="float" office:value="487754">
            <text:p>487754</text:p>
          </table:table-cell>
          <table:table-cell office:value-type="float" office:value="226">
            <text:p>226</text:p>
          </table:table-cell>
          <table:table-cell office:value-type="float" office:value="4289096">
            <text:p>428909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14576">
            <text:p>202414576</text:p>
          </table:table-cell>
          <table:table-cell office:value-type="float" office:value="154602596">
            <text:p>154602596</text:p>
          </table:table-cell>
          <table:table-cell office:value-type="float" office:value="8162704">
            <text:p>81627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50">
            <text:p>1681750</text:p>
          </table:table-cell>
          <table:table-cell office:value-type="float" office:value="128314306">
            <text:p>128314306</text:p>
          </table:table-cell>
          <table:table-cell office:value-type="float" office:value="487754">
            <text:p>487754</text:p>
          </table:table-cell>
          <table:table-cell office:value-type="float" office:value="226">
            <text:p>226</text:p>
          </table:table-cell>
          <table:table-cell office:value-type="float" office:value="4289088">
            <text:p>4289088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14576">
            <text:p>202414576</text:p>
          </table:table-cell>
          <table:table-cell office:value-type="float" office:value="154602596">
            <text:p>154602596</text:p>
          </table:table-cell>
          <table:table-cell office:value-type="float" office:value="8162704">
            <text:p>81627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60">
            <text:p>1681760</text:p>
          </table:table-cell>
          <table:table-cell office:value-type="float" office:value="128315088">
            <text:p>128315088</text:p>
          </table:table-cell>
          <table:table-cell office:value-type="float" office:value="487754">
            <text:p>487754</text:p>
          </table:table-cell>
          <table:table-cell office:value-type="float" office:value="226">
            <text:p>226</text:p>
          </table:table-cell>
          <table:table-cell office:value-type="float" office:value="4288824">
            <text:p>428882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14576">
            <text:p>202414576</text:p>
          </table:table-cell>
          <table:table-cell office:value-type="float" office:value="154602596">
            <text:p>154602596</text:p>
          </table:table-cell>
          <table:table-cell office:value-type="float" office:value="8162704">
            <text:p>81627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70">
            <text:p>1681770</text:p>
          </table:table-cell>
          <table:table-cell office:value-type="float" office:value="128315861">
            <text:p>128315861</text:p>
          </table:table-cell>
          <table:table-cell office:value-type="float" office:value="487767">
            <text:p>487767</text:p>
          </table:table-cell>
          <table:table-cell office:value-type="float" office:value="226">
            <text:p>226</text:p>
          </table:table-cell>
          <table:table-cell office:value-type="float" office:value="4289088">
            <text:p>4289088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19120">
            <text:p>202419120</text:p>
          </table:table-cell>
          <table:table-cell office:value-type="float" office:value="154610508">
            <text:p>154610508</text:p>
          </table:table-cell>
          <table:table-cell office:value-type="float" office:value="8162816">
            <text:p>81628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78">
            <text:p>1681778</text:p>
          </table:table-cell>
          <table:table-cell office:value-type="float" office:value="128316641">
            <text:p>128316641</text:p>
          </table:table-cell>
          <table:table-cell office:value-type="float" office:value="487772">
            <text:p>487772</text:p>
          </table:table-cell>
          <table:table-cell office:value-type="float" office:value="226">
            <text:p>226</text:p>
          </table:table-cell>
          <table:table-cell office:value-type="float" office:value="4288932">
            <text:p>428893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19456">
            <text:p>202419456</text:p>
          </table:table-cell>
          <table:table-cell office:value-type="float" office:value="154610620">
            <text:p>154610620</text:p>
          </table:table-cell>
          <table:table-cell office:value-type="float" office:value="8162928">
            <text:p>81629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84">
            <text:p>1681784</text:p>
          </table:table-cell>
          <table:table-cell office:value-type="float" office:value="128317426">
            <text:p>128317426</text:p>
          </table:table-cell>
          <table:table-cell office:value-type="float" office:value="487772">
            <text:p>487772</text:p>
          </table:table-cell>
          <table:table-cell office:value-type="float" office:value="226">
            <text:p>226</text:p>
          </table:table-cell>
          <table:table-cell office:value-type="float" office:value="4288932">
            <text:p>428893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19456">
            <text:p>202419456</text:p>
          </table:table-cell>
          <table:table-cell office:value-type="float" office:value="154610620">
            <text:p>154610620</text:p>
          </table:table-cell>
          <table:table-cell office:value-type="float" office:value="8162928">
            <text:p>81629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796">
            <text:p>1681796</text:p>
          </table:table-cell>
          <table:table-cell office:value-type="float" office:value="128318204">
            <text:p>128318204</text:p>
          </table:table-cell>
          <table:table-cell office:value-type="float" office:value="487778">
            <text:p>487778</text:p>
          </table:table-cell>
          <table:table-cell office:value-type="float" office:value="226">
            <text:p>226</text:p>
          </table:table-cell>
          <table:table-cell office:value-type="float" office:value="4289156">
            <text:p>428915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23040">
            <text:p>202423040</text:p>
          </table:table-cell>
          <table:table-cell office:value-type="float" office:value="154613204">
            <text:p>154613204</text:p>
          </table:table-cell>
          <table:table-cell office:value-type="float" office:value="8163008">
            <text:p>81630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805">
            <text:p>1681805</text:p>
          </table:table-cell>
          <table:table-cell office:value-type="float" office:value="128318990">
            <text:p>128318990</text:p>
          </table:table-cell>
          <table:table-cell office:value-type="float" office:value="487778">
            <text:p>487778</text:p>
          </table:table-cell>
          <table:table-cell office:value-type="float" office:value="226">
            <text:p>226</text:p>
          </table:table-cell>
          <table:table-cell office:value-type="float" office:value="4289280">
            <text:p>4289280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23040">
            <text:p>202423040</text:p>
          </table:table-cell>
          <table:table-cell office:value-type="float" office:value="154613204">
            <text:p>154613204</text:p>
          </table:table-cell>
          <table:table-cell office:value-type="float" office:value="8163008">
            <text:p>81630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838">
            <text:p>1681838</text:p>
          </table:table-cell>
          <table:table-cell office:value-type="float" office:value="128319775">
            <text:p>128319775</text:p>
          </table:table-cell>
          <table:table-cell office:value-type="float" office:value="487780">
            <text:p>487780</text:p>
          </table:table-cell>
          <table:table-cell office:value-type="float" office:value="226">
            <text:p>226</text:p>
          </table:table-cell>
          <table:table-cell office:value-type="float" office:value="4289092">
            <text:p>428909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26800">
            <text:p>202426800</text:p>
          </table:table-cell>
          <table:table-cell office:value-type="float" office:value="154617260">
            <text:p>154617260</text:p>
          </table:table-cell>
          <table:table-cell office:value-type="float" office:value="8163096">
            <text:p>81630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882">
            <text:p>1681882</text:p>
          </table:table-cell>
          <table:table-cell office:value-type="float" office:value="128320545">
            <text:p>128320545</text:p>
          </table:table-cell>
          <table:table-cell office:value-type="float" office:value="487786">
            <text:p>487786</text:p>
          </table:table-cell>
          <table:table-cell office:value-type="float" office:value="226">
            <text:p>226</text:p>
          </table:table-cell>
          <table:table-cell office:value-type="float" office:value="4289136">
            <text:p>428913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27072">
            <text:p>202427072</text:p>
          </table:table-cell>
          <table:table-cell office:value-type="float" office:value="154617388">
            <text:p>154617388</text:p>
          </table:table-cell>
          <table:table-cell office:value-type="float" office:value="8163224">
            <text:p>81632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1986">
            <text:p>1681986</text:p>
          </table:table-cell>
          <table:table-cell office:value-type="float" office:value="128321324">
            <text:p>128321324</text:p>
          </table:table-cell>
          <table:table-cell office:value-type="float" office:value="487786">
            <text:p>487786</text:p>
          </table:table-cell>
          <table:table-cell office:value-type="float" office:value="226">
            <text:p>226</text:p>
          </table:table-cell>
          <table:table-cell office:value-type="float" office:value="4289136">
            <text:p>428913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27072">
            <text:p>202427072</text:p>
          </table:table-cell>
          <table:table-cell office:value-type="float" office:value="154617388">
            <text:p>154617388</text:p>
          </table:table-cell>
          <table:table-cell office:value-type="float" office:value="8163224">
            <text:p>81632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2099">
            <text:p>1682099</text:p>
          </table:table-cell>
          <table:table-cell office:value-type="float" office:value="128322107">
            <text:p>128322107</text:p>
          </table:table-cell>
          <table:table-cell office:value-type="float" office:value="487787">
            <text:p>487787</text:p>
          </table:table-cell>
          <table:table-cell office:value-type="float" office:value="226">
            <text:p>226</text:p>
          </table:table-cell>
          <table:table-cell office:value-type="float" office:value="4289136">
            <text:p>428913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31280">
            <text:p>202431280</text:p>
          </table:table-cell>
          <table:table-cell office:value-type="float" office:value="154620628">
            <text:p>154620628</text:p>
          </table:table-cell>
          <table:table-cell office:value-type="float" office:value="8163288">
            <text:p>81632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2212">
            <text:p>1682212</text:p>
          </table:table-cell>
          <table:table-cell office:value-type="float" office:value="128322891">
            <text:p>128322891</text:p>
          </table:table-cell>
          <table:table-cell office:value-type="float" office:value="487787">
            <text:p>487787</text:p>
          </table:table-cell>
          <table:table-cell office:value-type="float" office:value="226">
            <text:p>226</text:p>
          </table:table-cell>
          <table:table-cell office:value-type="float" office:value="4289232">
            <text:p>428923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31280">
            <text:p>202431280</text:p>
          </table:table-cell>
          <table:table-cell office:value-type="float" office:value="154620628">
            <text:p>154620628</text:p>
          </table:table-cell>
          <table:table-cell office:value-type="float" office:value="8163288">
            <text:p>81632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2322">
            <text:p>1682322</text:p>
          </table:table-cell>
          <table:table-cell office:value-type="float" office:value="128323674">
            <text:p>128323674</text:p>
          </table:table-cell>
          <table:table-cell office:value-type="float" office:value="487787">
            <text:p>487787</text:p>
          </table:table-cell>
          <table:table-cell office:value-type="float" office:value="226">
            <text:p>226</text:p>
          </table:table-cell>
          <table:table-cell office:value-type="float" office:value="4289072">
            <text:p>428907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34992">
            <text:p>202434992</text:p>
          </table:table-cell>
          <table:table-cell office:value-type="float" office:value="154623100">
            <text:p>154623100</text:p>
          </table:table-cell>
          <table:table-cell office:value-type="float" office:value="8163360">
            <text:p>81633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2469">
            <text:p>1682469</text:p>
          </table:table-cell>
          <table:table-cell office:value-type="float" office:value="128324446">
            <text:p>128324446</text:p>
          </table:table-cell>
          <table:table-cell office:value-type="float" office:value="487799">
            <text:p>487799</text:p>
          </table:table-cell>
          <table:table-cell office:value-type="float" office:value="226">
            <text:p>226</text:p>
          </table:table-cell>
          <table:table-cell office:value-type="float" office:value="4288884">
            <text:p>428888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39968">
            <text:p>202439968</text:p>
          </table:table-cell>
          <table:table-cell office:value-type="float" office:value="154629104">
            <text:p>154629104</text:p>
          </table:table-cell>
          <table:table-cell office:value-type="float" office:value="8163668">
            <text:p>81636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2664">
            <text:p>1682664</text:p>
          </table:table-cell>
          <table:table-cell office:value-type="float" office:value="128325229">
            <text:p>128325229</text:p>
          </table:table-cell>
          <table:table-cell office:value-type="float" office:value="487801">
            <text:p>487801</text:p>
          </table:table-cell>
          <table:table-cell office:value-type="float" office:value="226">
            <text:p>226</text:p>
          </table:table-cell>
          <table:table-cell office:value-type="float" office:value="4289076">
            <text:p>428907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43584">
            <text:p>202443584</text:p>
          </table:table-cell>
          <table:table-cell office:value-type="float" office:value="154631616">
            <text:p>154631616</text:p>
          </table:table-cell>
          <table:table-cell office:value-type="float" office:value="8163732">
            <text:p>81637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2871">
            <text:p>1682871</text:p>
          </table:table-cell>
          <table:table-cell office:value-type="float" office:value="128326012">
            <text:p>128326012</text:p>
          </table:table-cell>
          <table:table-cell office:value-type="float" office:value="487801">
            <text:p>487801</text:p>
          </table:table-cell>
          <table:table-cell office:value-type="float" office:value="226">
            <text:p>226</text:p>
          </table:table-cell>
          <table:table-cell office:value-type="float" office:value="4289076">
            <text:p>428907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43584">
            <text:p>202443584</text:p>
          </table:table-cell>
          <table:table-cell office:value-type="float" office:value="154631616">
            <text:p>154631616</text:p>
          </table:table-cell>
          <table:table-cell office:value-type="float" office:value="8163732">
            <text:p>81637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3107">
            <text:p>1683107</text:p>
          </table:table-cell>
          <table:table-cell office:value-type="float" office:value="128326789">
            <text:p>128326789</text:p>
          </table:table-cell>
          <table:table-cell office:value-type="float" office:value="487801">
            <text:p>487801</text:p>
          </table:table-cell>
          <table:table-cell office:value-type="float" office:value="226">
            <text:p>226</text:p>
          </table:table-cell>
          <table:table-cell office:value-type="float" office:value="4289084">
            <text:p>4289084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43584">
            <text:p>202443584</text:p>
          </table:table-cell>
          <table:table-cell office:value-type="float" office:value="154631616">
            <text:p>154631616</text:p>
          </table:table-cell>
          <table:table-cell office:value-type="float" office:value="8163732">
            <text:p>81637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3336">
            <text:p>1683336</text:p>
          </table:table-cell>
          <table:table-cell office:value-type="float" office:value="128327564">
            <text:p>128327564</text:p>
          </table:table-cell>
          <table:table-cell office:value-type="float" office:value="487805">
            <text:p>487805</text:p>
          </table:table-cell>
          <table:table-cell office:value-type="float" office:value="226">
            <text:p>226</text:p>
          </table:table-cell>
          <table:table-cell office:value-type="float" office:value="4289012">
            <text:p>428901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47632">
            <text:p>202447632</text:p>
          </table:table-cell>
          <table:table-cell office:value-type="float" office:value="154635496">
            <text:p>154635496</text:p>
          </table:table-cell>
          <table:table-cell office:value-type="float" office:value="8163820">
            <text:p>81638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3581">
            <text:p>1683581</text:p>
          </table:table-cell>
          <table:table-cell office:value-type="float" office:value="128328320">
            <text:p>128328320</text:p>
          </table:table-cell>
          <table:table-cell office:value-type="float" office:value="487812">
            <text:p>487812</text:p>
          </table:table-cell>
          <table:table-cell office:value-type="float" office:value="226">
            <text:p>226</text:p>
          </table:table-cell>
          <table:table-cell office:value-type="float" office:value="4289028">
            <text:p>4289028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48224">
            <text:p>202448224</text:p>
          </table:table-cell>
          <table:table-cell office:value-type="float" office:value="154635648">
            <text:p>154635648</text:p>
          </table:table-cell>
          <table:table-cell office:value-type="float" office:value="8163972">
            <text:p>81639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3835">
            <text:p>1683835</text:p>
          </table:table-cell>
          <table:table-cell office:value-type="float" office:value="128329089">
            <text:p>128329089</text:p>
          </table:table-cell>
          <table:table-cell office:value-type="float" office:value="487821">
            <text:p>487821</text:p>
          </table:table-cell>
          <table:table-cell office:value-type="float" office:value="226">
            <text:p>226</text:p>
          </table:table-cell>
          <table:table-cell office:value-type="float" office:value="4288912">
            <text:p>428891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52304">
            <text:p>202452304</text:p>
          </table:table-cell>
          <table:table-cell office:value-type="float" office:value="154646632">
            <text:p>154646632</text:p>
          </table:table-cell>
          <table:table-cell office:value-type="float" office:value="8164188">
            <text:p>81641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4092">
            <text:p>1684092</text:p>
          </table:table-cell>
          <table:table-cell office:value-type="float" office:value="128329857">
            <text:p>128329857</text:p>
          </table:table-cell>
          <table:table-cell office:value-type="float" office:value="487821">
            <text:p>487821</text:p>
          </table:table-cell>
          <table:table-cell office:value-type="float" office:value="226">
            <text:p>226</text:p>
          </table:table-cell>
          <table:table-cell office:value-type="float" office:value="4288872">
            <text:p>428887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52304">
            <text:p>202452304</text:p>
          </table:table-cell>
          <table:table-cell office:value-type="float" office:value="154646632">
            <text:p>154646632</text:p>
          </table:table-cell>
          <table:table-cell office:value-type="float" office:value="8164188">
            <text:p>81641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4322">
            <text:p>1684322</text:p>
          </table:table-cell>
          <table:table-cell office:value-type="float" office:value="128330592">
            <text:p>128330592</text:p>
          </table:table-cell>
          <table:table-cell office:value-type="float" office:value="487821">
            <text:p>487821</text:p>
          </table:table-cell>
          <table:table-cell office:value-type="float" office:value="226">
            <text:p>226</text:p>
          </table:table-cell>
          <table:table-cell office:value-type="float" office:value="4288872">
            <text:p>428887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52304">
            <text:p>202452304</text:p>
          </table:table-cell>
          <table:table-cell office:value-type="float" office:value="154646632">
            <text:p>154646632</text:p>
          </table:table-cell>
          <table:table-cell office:value-type="float" office:value="8164188">
            <text:p>81641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4561">
            <text:p>1684561</text:p>
          </table:table-cell>
          <table:table-cell office:value-type="float" office:value="128331358">
            <text:p>128331358</text:p>
          </table:table-cell>
          <table:table-cell office:value-type="float" office:value="487823">
            <text:p>487823</text:p>
          </table:table-cell>
          <table:table-cell office:value-type="float" office:value="226">
            <text:p>226</text:p>
          </table:table-cell>
          <table:table-cell office:value-type="float" office:value="4289056">
            <text:p>4289056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56512">
            <text:p>202456512</text:p>
          </table:table-cell>
          <table:table-cell office:value-type="float" office:value="154653832">
            <text:p>154653832</text:p>
          </table:table-cell>
          <table:table-cell office:value-type="float" office:value="8164308">
            <text:p>81643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4842">
            <text:p>1684842</text:p>
          </table:table-cell>
          <table:table-cell office:value-type="float" office:value="128332128">
            <text:p>128332128</text:p>
          </table:table-cell>
          <table:table-cell office:value-type="float" office:value="487830">
            <text:p>487830</text:p>
          </table:table-cell>
          <table:table-cell office:value-type="float" office:value="226">
            <text:p>226</text:p>
          </table:table-cell>
          <table:table-cell office:value-type="float" office:value="4289052">
            <text:p>428905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56896">
            <text:p>202456896</text:p>
          </table:table-cell>
          <table:table-cell office:value-type="float" office:value="154653984">
            <text:p>154653984</text:p>
          </table:table-cell>
          <table:table-cell office:value-type="float" office:value="8164460">
            <text:p>81644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060">
            <text:p>1685060</text:p>
          </table:table-cell>
          <table:table-cell office:value-type="float" office:value="128332905">
            <text:p>128332905</text:p>
          </table:table-cell>
          <table:table-cell office:value-type="float" office:value="487830">
            <text:p>487830</text:p>
          </table:table-cell>
          <table:table-cell office:value-type="float" office:value="226">
            <text:p>226</text:p>
          </table:table-cell>
          <table:table-cell office:value-type="float" office:value="4289100">
            <text:p>4289100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56896">
            <text:p>202456896</text:p>
          </table:table-cell>
          <table:table-cell office:value-type="float" office:value="154653984">
            <text:p>154653984</text:p>
          </table:table-cell>
          <table:table-cell office:value-type="float" office:value="8164460">
            <text:p>81644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241">
            <text:p>1685241</text:p>
          </table:table-cell>
          <table:table-cell office:value-type="float" office:value="128333680">
            <text:p>128333680</text:p>
          </table:table-cell>
          <table:table-cell office:value-type="float" office:value="487830">
            <text:p>487830</text:p>
          </table:table-cell>
          <table:table-cell office:value-type="float" office:value="226">
            <text:p>226</text:p>
          </table:table-cell>
          <table:table-cell office:value-type="float" office:value="4288892">
            <text:p>4288892</text:p>
          </table:table-cell>
          <table:table-cell office:value-type="float" office:value="10584060">
            <text:p>10584060</text:p>
          </table:table-cell>
          <table:table-cell office:value-type="float" office:value="19241972">
            <text:p>19241972</text:p>
          </table:table-cell>
          <table:table-cell office:value-type="float" office:value="7100424">
            <text:p>7100424</text:p>
          </table:table-cell>
          <table:table-cell office:value-type="float" office:value="202460864">
            <text:p>202460864</text:p>
          </table:table-cell>
          <table:table-cell office:value-type="float" office:value="154660344">
            <text:p>154660344</text:p>
          </table:table-cell>
          <table:table-cell office:value-type="float" office:value="8164572">
            <text:p>81645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399">
            <text:p>1685399</text:p>
          </table:table-cell>
          <table:table-cell office:value-type="float" office:value="128334420">
            <text:p>128334420</text:p>
          </table:table-cell>
          <table:table-cell office:value-type="float" office:value="487861">
            <text:p>487861</text:p>
          </table:table-cell>
          <table:table-cell office:value-type="float" office:value="226">
            <text:p>226</text:p>
          </table:table-cell>
          <table:table-cell office:value-type="float" office:value="4285628">
            <text:p>4285628</text:p>
          </table:table-cell>
          <table:table-cell office:value-type="float" office:value="10584060">
            <text:p>10584060</text:p>
          </table:table-cell>
          <table:table-cell office:value-type="float" office:value="19245172">
            <text:p>19245172</text:p>
          </table:table-cell>
          <table:table-cell office:value-type="float" office:value="7101168">
            <text:p>7101168</text:p>
          </table:table-cell>
          <table:table-cell office:value-type="float" office:value="202460864">
            <text:p>202460864</text:p>
          </table:table-cell>
          <table:table-cell office:value-type="float" office:value="154660344">
            <text:p>154660344</text:p>
          </table:table-cell>
          <table:table-cell office:value-type="float" office:value="8165220">
            <text:p>81652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514">
            <text:p>1685514</text:p>
          </table:table-cell>
          <table:table-cell office:value-type="float" office:value="128335205">
            <text:p>128335205</text:p>
          </table:table-cell>
          <table:table-cell office:value-type="float" office:value="487861">
            <text:p>487861</text:p>
          </table:table-cell>
          <table:table-cell office:value-type="float" office:value="226">
            <text:p>226</text:p>
          </table:table-cell>
          <table:table-cell office:value-type="float" office:value="4285628">
            <text:p>4285628</text:p>
          </table:table-cell>
          <table:table-cell office:value-type="float" office:value="10584060">
            <text:p>10584060</text:p>
          </table:table-cell>
          <table:table-cell office:value-type="float" office:value="19245172">
            <text:p>19245172</text:p>
          </table:table-cell>
          <table:table-cell office:value-type="float" office:value="7101168">
            <text:p>7101168</text:p>
          </table:table-cell>
          <table:table-cell office:value-type="float" office:value="202460864">
            <text:p>202460864</text:p>
          </table:table-cell>
          <table:table-cell office:value-type="float" office:value="154660344">
            <text:p>154660344</text:p>
          </table:table-cell>
          <table:table-cell office:value-type="float" office:value="8165220">
            <text:p>81652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581">
            <text:p>1685581</text:p>
          </table:table-cell>
          <table:table-cell office:value-type="float" office:value="128335966">
            <text:p>128335966</text:p>
          </table:table-cell>
          <table:table-cell office:value-type="float" office:value="487870">
            <text:p>487870</text:p>
          </table:table-cell>
          <table:table-cell office:value-type="float" office:value="226">
            <text:p>226</text:p>
          </table:table-cell>
          <table:table-cell office:value-type="float" office:value="4285628">
            <text:p>4285628</text:p>
          </table:table-cell>
          <table:table-cell office:value-type="float" office:value="10584060">
            <text:p>10584060</text:p>
          </table:table-cell>
          <table:table-cell office:value-type="float" office:value="19245172">
            <text:p>19245172</text:p>
          </table:table-cell>
          <table:table-cell office:value-type="float" office:value="7101168">
            <text:p>7101168</text:p>
          </table:table-cell>
          <table:table-cell office:value-type="float" office:value="202461536">
            <text:p>202461536</text:p>
          </table:table-cell>
          <table:table-cell office:value-type="float" office:value="154660536">
            <text:p>154660536</text:p>
          </table:table-cell>
          <table:table-cell office:value-type="float" office:value="8165412">
            <text:p>816541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597">
            <text:p>1685597</text:p>
          </table:table-cell>
          <table:table-cell office:value-type="float" office:value="128336646">
            <text:p>128336646</text:p>
          </table:table-cell>
          <table:table-cell office:value-type="float" office:value="487882">
            <text:p>487882</text:p>
          </table:table-cell>
          <table:table-cell office:value-type="float" office:value="226">
            <text:p>226</text:p>
          </table:table-cell>
          <table:table-cell office:value-type="float" office:value="4285672">
            <text:p>4285672</text:p>
          </table:table-cell>
          <table:table-cell office:value-type="float" office:value="10584060">
            <text:p>10584060</text:p>
          </table:table-cell>
          <table:table-cell office:value-type="float" office:value="19245172">
            <text:p>19245172</text:p>
          </table:table-cell>
          <table:table-cell office:value-type="float" office:value="7101168">
            <text:p>7101168</text:p>
          </table:table-cell>
          <table:table-cell office:value-type="float" office:value="202465904">
            <text:p>202465904</text:p>
          </table:table-cell>
          <table:table-cell office:value-type="float" office:value="154675944">
            <text:p>154675944</text:p>
          </table:table-cell>
          <table:table-cell office:value-type="float" office:value="8165628">
            <text:p>81656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621">
            <text:p>1685621</text:p>
          </table:table-cell>
          <table:table-cell office:value-type="float" office:value="128337315">
            <text:p>128337315</text:p>
          </table:table-cell>
          <table:table-cell office:value-type="float" office:value="487882">
            <text:p>487882</text:p>
          </table:table-cell>
          <table:table-cell office:value-type="float" office:value="226">
            <text:p>226</text:p>
          </table:table-cell>
          <table:table-cell office:value-type="float" office:value="4284920">
            <text:p>4284920</text:p>
          </table:table-cell>
          <table:table-cell office:value-type="float" office:value="10584060">
            <text:p>10584060</text:p>
          </table:table-cell>
          <table:table-cell office:value-type="float" office:value="19245172">
            <text:p>19245172</text:p>
          </table:table-cell>
          <table:table-cell office:value-type="float" office:value="7101168">
            <text:p>7101168</text:p>
          </table:table-cell>
          <table:table-cell office:value-type="float" office:value="202465904">
            <text:p>202465904</text:p>
          </table:table-cell>
          <table:table-cell office:value-type="float" office:value="154675944">
            <text:p>154675944</text:p>
          </table:table-cell>
          <table:table-cell office:value-type="float" office:value="8165628">
            <text:p>81656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638">
            <text:p>1685638</text:p>
          </table:table-cell>
          <table:table-cell office:value-type="float" office:value="128338005">
            <text:p>128338005</text:p>
          </table:table-cell>
          <table:table-cell office:value-type="float" office:value="487884">
            <text:p>487884</text:p>
          </table:table-cell>
          <table:table-cell office:value-type="float" office:value="226">
            <text:p>226</text:p>
          </table:table-cell>
          <table:table-cell office:value-type="float" office:value="4284828">
            <text:p>4284828</text:p>
          </table:table-cell>
          <table:table-cell office:value-type="float" office:value="10584060">
            <text:p>10584060</text:p>
          </table:table-cell>
          <table:table-cell office:value-type="float" office:value="19245172">
            <text:p>19245172</text:p>
          </table:table-cell>
          <table:table-cell office:value-type="float" office:value="7101168">
            <text:p>7101168</text:p>
          </table:table-cell>
          <table:table-cell office:value-type="float" office:value="202470208">
            <text:p>202470208</text:p>
          </table:table-cell>
          <table:table-cell office:value-type="float" office:value="154683216">
            <text:p>154683216</text:p>
          </table:table-cell>
          <table:table-cell office:value-type="float" office:value="8165764">
            <text:p>81657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657">
            <text:p>1685657</text:p>
          </table:table-cell>
          <table:table-cell office:value-type="float" office:value="128338695">
            <text:p>128338695</text:p>
          </table:table-cell>
          <table:table-cell office:value-type="float" office:value="487884">
            <text:p>487884</text:p>
          </table:table-cell>
          <table:table-cell office:value-type="float" office:value="226">
            <text:p>226</text:p>
          </table:table-cell>
          <table:table-cell office:value-type="float" office:value="4284952">
            <text:p>4284952</text:p>
          </table:table-cell>
          <table:table-cell office:value-type="float" office:value="10584060">
            <text:p>10584060</text:p>
          </table:table-cell>
          <table:table-cell office:value-type="float" office:value="19245172">
            <text:p>19245172</text:p>
          </table:table-cell>
          <table:table-cell office:value-type="float" office:value="7101168">
            <text:p>7101168</text:p>
          </table:table-cell>
          <table:table-cell office:value-type="float" office:value="202470208">
            <text:p>202470208</text:p>
          </table:table-cell>
          <table:table-cell office:value-type="float" office:value="154683216">
            <text:p>154683216</text:p>
          </table:table-cell>
          <table:table-cell office:value-type="float" office:value="8165764">
            <text:p>81657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673">
            <text:p>1685673</text:p>
          </table:table-cell>
          <table:table-cell office:value-type="float" office:value="128339364">
            <text:p>128339364</text:p>
          </table:table-cell>
          <table:table-cell office:value-type="float" office:value="487890">
            <text:p>487890</text:p>
          </table:table-cell>
          <table:table-cell office:value-type="float" office:value="226">
            <text:p>226</text:p>
          </table:table-cell>
          <table:table-cell office:value-type="float" office:value="4284792">
            <text:p>4284792</text:p>
          </table:table-cell>
          <table:table-cell office:value-type="float" office:value="10584060">
            <text:p>10584060</text:p>
          </table:table-cell>
          <table:table-cell office:value-type="float" office:value="19245172">
            <text:p>19245172</text:p>
          </table:table-cell>
          <table:table-cell office:value-type="float" office:value="7101168">
            <text:p>7101168</text:p>
          </table:table-cell>
          <table:table-cell office:value-type="float" office:value="202474096">
            <text:p>202474096</text:p>
          </table:table-cell>
          <table:table-cell office:value-type="float" office:value="154687296">
            <text:p>154687296</text:p>
          </table:table-cell>
          <table:table-cell office:value-type="float" office:value="8166020">
            <text:p>81660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737">
            <text:p>1685737</text:p>
          </table:table-cell>
          <table:table-cell office:value-type="float" office:value="128340044">
            <text:p>128340044</text:p>
          </table:table-cell>
          <table:table-cell office:value-type="float" office:value="487890">
            <text:p>487890</text:p>
          </table:table-cell>
          <table:table-cell office:value-type="float" office:value="226">
            <text:p>226</text:p>
          </table:table-cell>
          <table:table-cell office:value-type="float" office:value="4284800">
            <text:p>4284800</text:p>
          </table:table-cell>
          <table:table-cell office:value-type="float" office:value="10584060">
            <text:p>10584060</text:p>
          </table:table-cell>
          <table:table-cell office:value-type="float" office:value="19245172">
            <text:p>19245172</text:p>
          </table:table-cell>
          <table:table-cell office:value-type="float" office:value="7101168">
            <text:p>7101168</text:p>
          </table:table-cell>
          <table:table-cell office:value-type="float" office:value="202474096">
            <text:p>202474096</text:p>
          </table:table-cell>
          <table:table-cell office:value-type="float" office:value="154687296">
            <text:p>154687296</text:p>
          </table:table-cell>
          <table:table-cell office:value-type="float" office:value="8166020">
            <text:p>81660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25">
            <text:p>1685825</text:p>
          </table:table-cell>
          <table:table-cell office:value-type="float" office:value="128340680">
            <text:p>128340680</text:p>
          </table:table-cell>
          <table:table-cell office:value-type="float" office:value="487899">
            <text:p>487899</text:p>
          </table:table-cell>
          <table:table-cell office:value-type="float" office:value="226">
            <text:p>226</text:p>
          </table:table-cell>
          <table:table-cell office:value-type="float" office:value="4282260">
            <text:p>4282260</text:p>
          </table:table-cell>
          <table:table-cell office:value-type="float" office:value="10584060">
            <text:p>10584060</text:p>
          </table:table-cell>
          <table:table-cell office:value-type="float" office:value="19245572">
            <text:p>19245572</text:p>
          </table:table-cell>
          <table:table-cell office:value-type="float" office:value="7101328">
            <text:p>7101328</text:p>
          </table:table-cell>
          <table:table-cell office:value-type="float" office:value="202474096">
            <text:p>202474096</text:p>
          </table:table-cell>
          <table:table-cell office:value-type="float" office:value="154687296">
            <text:p>154687296</text:p>
          </table:table-cell>
          <table:table-cell office:value-type="float" office:value="8166180">
            <text:p>81661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35">
            <text:p>1685835</text:p>
          </table:table-cell>
          <table:table-cell office:value-type="float" office:value="128341364">
            <text:p>128341364</text:p>
          </table:table-cell>
          <table:table-cell office:value-type="float" office:value="487903">
            <text:p>487903</text:p>
          </table:table-cell>
          <table:table-cell office:value-type="float" office:value="226">
            <text:p>226</text:p>
          </table:table-cell>
          <table:table-cell office:value-type="float" office:value="4282520">
            <text:p>4282520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78816">
            <text:p>202478816</text:p>
          </table:table-cell>
          <table:table-cell office:value-type="float" office:value="154692272">
            <text:p>154692272</text:p>
          </table:table-cell>
          <table:table-cell office:value-type="float" office:value="8166332">
            <text:p>81663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41">
            <text:p>1685841</text:p>
          </table:table-cell>
          <table:table-cell office:value-type="float" office:value="128342052">
            <text:p>128342052</text:p>
          </table:table-cell>
          <table:table-cell office:value-type="float" office:value="487903">
            <text:p>487903</text:p>
          </table:table-cell>
          <table:table-cell office:value-type="float" office:value="226">
            <text:p>226</text:p>
          </table:table-cell>
          <table:table-cell office:value-type="float" office:value="4282496">
            <text:p>4282496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78816">
            <text:p>202478816</text:p>
          </table:table-cell>
          <table:table-cell office:value-type="float" office:value="154692272">
            <text:p>154692272</text:p>
          </table:table-cell>
          <table:table-cell office:value-type="float" office:value="8166332">
            <text:p>81663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58">
            <text:p>1685858</text:p>
          </table:table-cell>
          <table:table-cell office:value-type="float" office:value="128342717">
            <text:p>128342717</text:p>
          </table:table-cell>
          <table:table-cell office:value-type="float" office:value="487911">
            <text:p>487911</text:p>
          </table:table-cell>
          <table:table-cell office:value-type="float" office:value="226">
            <text:p>226</text:p>
          </table:table-cell>
          <table:table-cell office:value-type="float" office:value="4281996">
            <text:p>4281996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84112">
            <text:p>202484112</text:p>
          </table:table-cell>
          <table:table-cell office:value-type="float" office:value="154693808">
            <text:p>154693808</text:p>
          </table:table-cell>
          <table:table-cell office:value-type="float" office:value="8166476">
            <text:p>816647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68">
            <text:p>1685868</text:p>
          </table:table-cell>
          <table:table-cell office:value-type="float" office:value="128343389">
            <text:p>128343389</text:p>
          </table:table-cell>
          <table:table-cell office:value-type="float" office:value="487923">
            <text:p>487923</text:p>
          </table:table-cell>
          <table:table-cell office:value-type="float" office:value="226">
            <text:p>226</text:p>
          </table:table-cell>
          <table:table-cell office:value-type="float" office:value="4281556">
            <text:p>4281556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89296">
            <text:p>202489296</text:p>
          </table:table-cell>
          <table:table-cell office:value-type="float" office:value="154705856">
            <text:p>154705856</text:p>
          </table:table-cell>
          <table:table-cell office:value-type="float" office:value="8166692">
            <text:p>816669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69">
            <text:p>1685869</text:p>
          </table:table-cell>
          <table:table-cell office:value-type="float" office:value="128344083">
            <text:p>128344083</text:p>
          </table:table-cell>
          <table:table-cell office:value-type="float" office:value="487923">
            <text:p>487923</text:p>
          </table:table-cell>
          <table:table-cell office:value-type="float" office:value="226">
            <text:p>226</text:p>
          </table:table-cell>
          <table:table-cell office:value-type="float" office:value="4281572">
            <text:p>428157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89296">
            <text:p>202489296</text:p>
          </table:table-cell>
          <table:table-cell office:value-type="float" office:value="154705856">
            <text:p>154705856</text:p>
          </table:table-cell>
          <table:table-cell office:value-type="float" office:value="8166692">
            <text:p>816669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80">
            <text:p>1685880</text:p>
          </table:table-cell>
          <table:table-cell office:value-type="float" office:value="128344758">
            <text:p>128344758</text:p>
          </table:table-cell>
          <table:table-cell office:value-type="float" office:value="487923">
            <text:p>487923</text:p>
          </table:table-cell>
          <table:table-cell office:value-type="float" office:value="226">
            <text:p>226</text:p>
          </table:table-cell>
          <table:table-cell office:value-type="float" office:value="4281928">
            <text:p>4281928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92784">
            <text:p>202492784</text:p>
          </table:table-cell>
          <table:table-cell office:value-type="float" office:value="154706952">
            <text:p>154706952</text:p>
          </table:table-cell>
          <table:table-cell office:value-type="float" office:value="8166708">
            <text:p>81667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83">
            <text:p>1685883</text:p>
          </table:table-cell>
          <table:table-cell office:value-type="float" office:value="128345447">
            <text:p>128345447</text:p>
          </table:table-cell>
          <table:table-cell office:value-type="float" office:value="487923">
            <text:p>487923</text:p>
          </table:table-cell>
          <table:table-cell office:value-type="float" office:value="226">
            <text:p>226</text:p>
          </table:table-cell>
          <table:table-cell office:value-type="float" office:value="4281872">
            <text:p>428187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92784">
            <text:p>202492784</text:p>
          </table:table-cell>
          <table:table-cell office:value-type="float" office:value="154706952">
            <text:p>154706952</text:p>
          </table:table-cell>
          <table:table-cell office:value-type="float" office:value="8166708">
            <text:p>81667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89">
            <text:p>1685889</text:p>
          </table:table-cell>
          <table:table-cell office:value-type="float" office:value="128346052">
            <text:p>128346052</text:p>
          </table:table-cell>
          <table:table-cell office:value-type="float" office:value="488008">
            <text:p>488008</text:p>
          </table:table-cell>
          <table:table-cell office:value-type="float" office:value="226">
            <text:p>226</text:p>
          </table:table-cell>
          <table:table-cell office:value-type="float" office:value="4281804">
            <text:p>4281804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97200">
            <text:p>202497200</text:p>
          </table:table-cell>
          <table:table-cell office:value-type="float" office:value="154724752">
            <text:p>154724752</text:p>
          </table:table-cell>
          <table:table-cell office:value-type="float" office:value="8167388">
            <text:p>81673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92">
            <text:p>1685892</text:p>
          </table:table-cell>
          <table:table-cell office:value-type="float" office:value="128346745">
            <text:p>128346745</text:p>
          </table:table-cell>
          <table:table-cell office:value-type="float" office:value="488008">
            <text:p>488008</text:p>
          </table:table-cell>
          <table:table-cell office:value-type="float" office:value="226">
            <text:p>226</text:p>
          </table:table-cell>
          <table:table-cell office:value-type="float" office:value="4281680">
            <text:p>4281680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97200">
            <text:p>202497200</text:p>
          </table:table-cell>
          <table:table-cell office:value-type="float" office:value="154724752">
            <text:p>154724752</text:p>
          </table:table-cell>
          <table:table-cell office:value-type="float" office:value="8167388">
            <text:p>81673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897">
            <text:p>1685897</text:p>
          </table:table-cell>
          <table:table-cell office:value-type="float" office:value="128347433">
            <text:p>128347433</text:p>
          </table:table-cell>
          <table:table-cell office:value-type="float" office:value="488008">
            <text:p>488008</text:p>
          </table:table-cell>
          <table:table-cell office:value-type="float" office:value="226">
            <text:p>226</text:p>
          </table:table-cell>
          <table:table-cell office:value-type="float" office:value="4281556">
            <text:p>4281556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498400">
            <text:p>202498400</text:p>
          </table:table-cell>
          <table:table-cell office:value-type="float" office:value="154724752">
            <text:p>154724752</text:p>
          </table:table-cell>
          <table:table-cell office:value-type="float" office:value="8167388">
            <text:p>81673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02">
            <text:p>1685902</text:p>
          </table:table-cell>
          <table:table-cell office:value-type="float" office:value="128348117">
            <text:p>128348117</text:p>
          </table:table-cell>
          <table:table-cell office:value-type="float" office:value="488017">
            <text:p>488017</text:p>
          </table:table-cell>
          <table:table-cell office:value-type="float" office:value="226">
            <text:p>226</text:p>
          </table:table-cell>
          <table:table-cell office:value-type="float" office:value="4281796">
            <text:p>4281796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02608">
            <text:p>202502608</text:p>
          </table:table-cell>
          <table:table-cell office:value-type="float" office:value="154728168">
            <text:p>154728168</text:p>
          </table:table-cell>
          <table:table-cell office:value-type="float" office:value="8167476">
            <text:p>816747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05">
            <text:p>1685905</text:p>
          </table:table-cell>
          <table:table-cell office:value-type="float" office:value="128348807">
            <text:p>128348807</text:p>
          </table:table-cell>
          <table:table-cell office:value-type="float" office:value="488017">
            <text:p>488017</text:p>
          </table:table-cell>
          <table:table-cell office:value-type="float" office:value="226">
            <text:p>226</text:p>
          </table:table-cell>
          <table:table-cell office:value-type="float" office:value="4281656">
            <text:p>4281656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02608">
            <text:p>202502608</text:p>
          </table:table-cell>
          <table:table-cell office:value-type="float" office:value="154728168">
            <text:p>154728168</text:p>
          </table:table-cell>
          <table:table-cell office:value-type="float" office:value="8167476">
            <text:p>816747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10">
            <text:p>1685910</text:p>
          </table:table-cell>
          <table:table-cell office:value-type="float" office:value="128349479">
            <text:p>128349479</text:p>
          </table:table-cell>
          <table:table-cell office:value-type="float" office:value="488035">
            <text:p>488035</text:p>
          </table:table-cell>
          <table:table-cell office:value-type="float" office:value="226">
            <text:p>226</text:p>
          </table:table-cell>
          <table:table-cell office:value-type="float" office:value="4281572">
            <text:p>428157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07584">
            <text:p>202507584</text:p>
          </table:table-cell>
          <table:table-cell office:value-type="float" office:value="154732520">
            <text:p>154732520</text:p>
          </table:table-cell>
          <table:table-cell office:value-type="float" office:value="8167756">
            <text:p>816775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13">
            <text:p>1685913</text:p>
          </table:table-cell>
          <table:table-cell office:value-type="float" office:value="128350156">
            <text:p>128350156</text:p>
          </table:table-cell>
          <table:table-cell office:value-type="float" office:value="488035">
            <text:p>488035</text:p>
          </table:table-cell>
          <table:table-cell office:value-type="float" office:value="226">
            <text:p>226</text:p>
          </table:table-cell>
          <table:table-cell office:value-type="float" office:value="4281572">
            <text:p>428157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07584">
            <text:p>202507584</text:p>
          </table:table-cell>
          <table:table-cell office:value-type="float" office:value="154732520">
            <text:p>154732520</text:p>
          </table:table-cell>
          <table:table-cell office:value-type="float" office:value="8167756">
            <text:p>816775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15">
            <text:p>1685915</text:p>
          </table:table-cell>
          <table:table-cell office:value-type="float" office:value="128350846">
            <text:p>128350846</text:p>
          </table:table-cell>
          <table:table-cell office:value-type="float" office:value="488035">
            <text:p>488035</text:p>
          </table:table-cell>
          <table:table-cell office:value-type="float" office:value="226">
            <text:p>226</text:p>
          </table:table-cell>
          <table:table-cell office:value-type="float" office:value="4281572">
            <text:p>428157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07584">
            <text:p>202507584</text:p>
          </table:table-cell>
          <table:table-cell office:value-type="float" office:value="154732520">
            <text:p>154732520</text:p>
          </table:table-cell>
          <table:table-cell office:value-type="float" office:value="8167756">
            <text:p>816775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16">
            <text:p>1685916</text:p>
          </table:table-cell>
          <table:table-cell office:value-type="float" office:value="128351536">
            <text:p>128351536</text:p>
          </table:table-cell>
          <table:table-cell office:value-type="float" office:value="488036">
            <text:p>488036</text:p>
          </table:table-cell>
          <table:table-cell office:value-type="float" office:value="226">
            <text:p>226</text:p>
          </table:table-cell>
          <table:table-cell office:value-type="float" office:value="4281452">
            <text:p>428145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11648">
            <text:p>202511648</text:p>
          </table:table-cell>
          <table:table-cell office:value-type="float" office:value="154736080">
            <text:p>154736080</text:p>
          </table:table-cell>
          <table:table-cell office:value-type="float" office:value="8167820">
            <text:p>81678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17">
            <text:p>1685917</text:p>
          </table:table-cell>
          <table:table-cell office:value-type="float" office:value="128352227">
            <text:p>128352227</text:p>
          </table:table-cell>
          <table:table-cell office:value-type="float" office:value="488036">
            <text:p>488036</text:p>
          </table:table-cell>
          <table:table-cell office:value-type="float" office:value="226">
            <text:p>226</text:p>
          </table:table-cell>
          <table:table-cell office:value-type="float" office:value="4281452">
            <text:p>428145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11648">
            <text:p>202511648</text:p>
          </table:table-cell>
          <table:table-cell office:value-type="float" office:value="154736080">
            <text:p>154736080</text:p>
          </table:table-cell>
          <table:table-cell office:value-type="float" office:value="8167820">
            <text:p>81678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31">
            <text:p>1685931</text:p>
          </table:table-cell>
          <table:table-cell office:value-type="float" office:value="128352870">
            <text:p>128352870</text:p>
          </table:table-cell>
          <table:table-cell office:value-type="float" office:value="488067">
            <text:p>488067</text:p>
          </table:table-cell>
          <table:table-cell office:value-type="float" office:value="226">
            <text:p>226</text:p>
          </table:table-cell>
          <table:table-cell office:value-type="float" office:value="4282248">
            <text:p>4282248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15600">
            <text:p>202515600</text:p>
          </table:table-cell>
          <table:table-cell office:value-type="float" office:value="154742896">
            <text:p>154742896</text:p>
          </table:table-cell>
          <table:table-cell office:value-type="float" office:value="8168380">
            <text:p>81683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38">
            <text:p>1685938</text:p>
          </table:table-cell>
          <table:table-cell office:value-type="float" office:value="128353552">
            <text:p>128353552</text:p>
          </table:table-cell>
          <table:table-cell office:value-type="float" office:value="488067">
            <text:p>488067</text:p>
          </table:table-cell>
          <table:table-cell office:value-type="float" office:value="226">
            <text:p>226</text:p>
          </table:table-cell>
          <table:table-cell office:value-type="float" office:value="4282232">
            <text:p>428223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15600">
            <text:p>202515600</text:p>
          </table:table-cell>
          <table:table-cell office:value-type="float" office:value="154742896">
            <text:p>154742896</text:p>
          </table:table-cell>
          <table:table-cell office:value-type="float" office:value="8168380">
            <text:p>81683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44">
            <text:p>1685944</text:p>
          </table:table-cell>
          <table:table-cell office:value-type="float" office:value="128354132">
            <text:p>128354132</text:p>
          </table:table-cell>
          <table:table-cell office:value-type="float" office:value="488180">
            <text:p>488180</text:p>
          </table:table-cell>
          <table:table-cell office:value-type="float" office:value="226">
            <text:p>226</text:p>
          </table:table-cell>
          <table:table-cell office:value-type="float" office:value="4282424">
            <text:p>4282424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18736">
            <text:p>202518736</text:p>
          </table:table-cell>
          <table:table-cell office:value-type="float" office:value="154745356">
            <text:p>154745356</text:p>
          </table:table-cell>
          <table:table-cell office:value-type="float" office:value="8168916">
            <text:p>81689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46">
            <text:p>1685946</text:p>
          </table:table-cell>
          <table:table-cell office:value-type="float" office:value="128354821">
            <text:p>128354821</text:p>
          </table:table-cell>
          <table:table-cell office:value-type="float" office:value="488180">
            <text:p>488180</text:p>
          </table:table-cell>
          <table:table-cell office:value-type="float" office:value="226">
            <text:p>226</text:p>
          </table:table-cell>
          <table:table-cell office:value-type="float" office:value="4282104">
            <text:p>4282104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22416">
            <text:p>202522416</text:p>
          </table:table-cell>
          <table:table-cell office:value-type="float" office:value="154746580">
            <text:p>154746580</text:p>
          </table:table-cell>
          <table:table-cell office:value-type="float" office:value="8168940">
            <text:p>816894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52">
            <text:p>1685952</text:p>
          </table:table-cell>
          <table:table-cell office:value-type="float" office:value="128355499">
            <text:p>128355499</text:p>
          </table:table-cell>
          <table:table-cell office:value-type="float" office:value="488180">
            <text:p>488180</text:p>
          </table:table-cell>
          <table:table-cell office:value-type="float" office:value="226">
            <text:p>226</text:p>
          </table:table-cell>
          <table:table-cell office:value-type="float" office:value="4282272">
            <text:p>428227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26672">
            <text:p>202526672</text:p>
          </table:table-cell>
          <table:table-cell office:value-type="float" office:value="154748484">
            <text:p>154748484</text:p>
          </table:table-cell>
          <table:table-cell office:value-type="float" office:value="8168964">
            <text:p>81689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54">
            <text:p>1685954</text:p>
          </table:table-cell>
          <table:table-cell office:value-type="float" office:value="128356188">
            <text:p>128356188</text:p>
          </table:table-cell>
          <table:table-cell office:value-type="float" office:value="488180">
            <text:p>488180</text:p>
          </table:table-cell>
          <table:table-cell office:value-type="float" office:value="226">
            <text:p>226</text:p>
          </table:table-cell>
          <table:table-cell office:value-type="float" office:value="4282272">
            <text:p>4282272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26672">
            <text:p>202526672</text:p>
          </table:table-cell>
          <table:table-cell office:value-type="float" office:value="154748484">
            <text:p>154748484</text:p>
          </table:table-cell>
          <table:table-cell office:value-type="float" office:value="8168964">
            <text:p>81689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55">
            <text:p>1685955</text:p>
          </table:table-cell>
          <table:table-cell office:value-type="float" office:value="128356878">
            <text:p>128356878</text:p>
          </table:table-cell>
          <table:table-cell office:value-type="float" office:value="488180">
            <text:p>488180</text:p>
          </table:table-cell>
          <table:table-cell office:value-type="float" office:value="226">
            <text:p>226</text:p>
          </table:table-cell>
          <table:table-cell office:value-type="float" office:value="4282240">
            <text:p>4282240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26672">
            <text:p>202526672</text:p>
          </table:table-cell>
          <table:table-cell office:value-type="float" office:value="154748484">
            <text:p>154748484</text:p>
          </table:table-cell>
          <table:table-cell office:value-type="float" office:value="8168964">
            <text:p>81689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59">
            <text:p>1685959</text:p>
          </table:table-cell>
          <table:table-cell office:value-type="float" office:value="128357539">
            <text:p>128357539</text:p>
          </table:table-cell>
          <table:table-cell office:value-type="float" office:value="488205">
            <text:p>488205</text:p>
          </table:table-cell>
          <table:table-cell office:value-type="float" office:value="226">
            <text:p>226</text:p>
          </table:table-cell>
          <table:table-cell office:value-type="float" office:value="4282184">
            <text:p>4282184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32384">
            <text:p>202532384</text:p>
          </table:table-cell>
          <table:table-cell office:value-type="float" office:value="154752904">
            <text:p>154752904</text:p>
          </table:table-cell>
          <table:table-cell office:value-type="float" office:value="8169320">
            <text:p>81693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62">
            <text:p>1685962</text:p>
          </table:table-cell>
          <table:table-cell office:value-type="float" office:value="128358228">
            <text:p>128358228</text:p>
          </table:table-cell>
          <table:table-cell office:value-type="float" office:value="488205">
            <text:p>488205</text:p>
          </table:table-cell>
          <table:table-cell office:value-type="float" office:value="226">
            <text:p>226</text:p>
          </table:table-cell>
          <table:table-cell office:value-type="float" office:value="4282184">
            <text:p>4282184</text:p>
          </table:table-cell>
          <table:table-cell office:value-type="float" office:value="10584060">
            <text:p>10584060</text:p>
          </table:table-cell>
          <table:table-cell office:value-type="float" office:value="19246100">
            <text:p>19246100</text:p>
          </table:table-cell>
          <table:table-cell office:value-type="float" office:value="7101384">
            <text:p>7101384</text:p>
          </table:table-cell>
          <table:table-cell office:value-type="float" office:value="202532432">
            <text:p>202532432</text:p>
          </table:table-cell>
          <table:table-cell office:value-type="float" office:value="154752976">
            <text:p>154752976</text:p>
          </table:table-cell>
          <table:table-cell office:value-type="float" office:value="8169360">
            <text:p>81693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63">
            <text:p>1685963</text:p>
          </table:table-cell>
          <table:table-cell office:value-type="float" office:value="128358912">
            <text:p>128358912</text:p>
          </table:table-cell>
          <table:table-cell office:value-type="float" office:value="488214">
            <text:p>488214</text:p>
          </table:table-cell>
          <table:table-cell office:value-type="float" office:value="226">
            <text:p>226</text:p>
          </table:table-cell>
          <table:table-cell office:value-type="float" office:value="4282456">
            <text:p>428245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37648">
            <text:p>202537648</text:p>
          </table:table-cell>
          <table:table-cell office:value-type="float" office:value="154758952">
            <text:p>154758952</text:p>
          </table:table-cell>
          <table:table-cell office:value-type="float" office:value="8169472">
            <text:p>81694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64">
            <text:p>1685964</text:p>
          </table:table-cell>
          <table:table-cell office:value-type="float" office:value="128359599">
            <text:p>128359599</text:p>
          </table:table-cell>
          <table:table-cell office:value-type="float" office:value="488214">
            <text:p>488214</text:p>
          </table:table-cell>
          <table:table-cell office:value-type="float" office:value="226">
            <text:p>226</text:p>
          </table:table-cell>
          <table:table-cell office:value-type="float" office:value="4282580">
            <text:p>428258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37648">
            <text:p>202537648</text:p>
          </table:table-cell>
          <table:table-cell office:value-type="float" office:value="154758952">
            <text:p>154758952</text:p>
          </table:table-cell>
          <table:table-cell office:value-type="float" office:value="8169472">
            <text:p>81694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66">
            <text:p>1685966</text:p>
          </table:table-cell>
          <table:table-cell office:value-type="float" office:value="128360288">
            <text:p>128360288</text:p>
          </table:table-cell>
          <table:table-cell office:value-type="float" office:value="488214">
            <text:p>488214</text:p>
          </table:table-cell>
          <table:table-cell office:value-type="float" office:value="226">
            <text:p>226</text:p>
          </table:table-cell>
          <table:table-cell office:value-type="float" office:value="4282580">
            <text:p>428258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37648">
            <text:p>202537648</text:p>
          </table:table-cell>
          <table:table-cell office:value-type="float" office:value="154758952">
            <text:p>154758952</text:p>
          </table:table-cell>
          <table:table-cell office:value-type="float" office:value="8169472">
            <text:p>81694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71">
            <text:p>1685971</text:p>
          </table:table-cell>
          <table:table-cell office:value-type="float" office:value="128360964">
            <text:p>128360964</text:p>
          </table:table-cell>
          <table:table-cell office:value-type="float" office:value="488227">
            <text:p>488227</text:p>
          </table:table-cell>
          <table:table-cell office:value-type="float" office:value="226">
            <text:p>226</text:p>
          </table:table-cell>
          <table:table-cell office:value-type="float" office:value="4282624">
            <text:p>428262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42432">
            <text:p>202542432</text:p>
          </table:table-cell>
          <table:table-cell office:value-type="float" office:value="154762248">
            <text:p>154762248</text:p>
          </table:table-cell>
          <table:table-cell office:value-type="float" office:value="8169568">
            <text:p>81695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74">
            <text:p>1685974</text:p>
          </table:table-cell>
          <table:table-cell office:value-type="float" office:value="128361648">
            <text:p>128361648</text:p>
          </table:table-cell>
          <table:table-cell office:value-type="float" office:value="488232">
            <text:p>488232</text:p>
          </table:table-cell>
          <table:table-cell office:value-type="float" office:value="226">
            <text:p>226</text:p>
          </table:table-cell>
          <table:table-cell office:value-type="float" office:value="4282624">
            <text:p>428262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42640">
            <text:p>202542640</text:p>
          </table:table-cell>
          <table:table-cell office:value-type="float" office:value="154762400">
            <text:p>154762400</text:p>
          </table:table-cell>
          <table:table-cell office:value-type="float" office:value="8169696">
            <text:p>81696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75">
            <text:p>1685975</text:p>
          </table:table-cell>
          <table:table-cell office:value-type="float" office:value="128362338">
            <text:p>128362338</text:p>
          </table:table-cell>
          <table:table-cell office:value-type="float" office:value="488232">
            <text:p>488232</text:p>
          </table:table-cell>
          <table:table-cell office:value-type="float" office:value="226">
            <text:p>226</text:p>
          </table:table-cell>
          <table:table-cell office:value-type="float" office:value="4282576">
            <text:p>428257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42640">
            <text:p>202542640</text:p>
          </table:table-cell>
          <table:table-cell office:value-type="float" office:value="154762400">
            <text:p>154762400</text:p>
          </table:table-cell>
          <table:table-cell office:value-type="float" office:value="8169696">
            <text:p>81696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82">
            <text:p>1685982</text:p>
          </table:table-cell>
          <table:table-cell office:value-type="float" office:value="128363009">
            <text:p>128363009</text:p>
          </table:table-cell>
          <table:table-cell office:value-type="float" office:value="488241">
            <text:p>488241</text:p>
          </table:table-cell>
          <table:table-cell office:value-type="float" office:value="226">
            <text:p>226</text:p>
          </table:table-cell>
          <table:table-cell office:value-type="float" office:value="4282432">
            <text:p>428243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46720">
            <text:p>202546720</text:p>
          </table:table-cell>
          <table:table-cell office:value-type="float" office:value="154766264">
            <text:p>154766264</text:p>
          </table:table-cell>
          <table:table-cell office:value-type="float" office:value="8169800">
            <text:p>81698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87">
            <text:p>1685987</text:p>
          </table:table-cell>
          <table:table-cell office:value-type="float" office:value="128363691">
            <text:p>128363691</text:p>
          </table:table-cell>
          <table:table-cell office:value-type="float" office:value="488241">
            <text:p>488241</text:p>
          </table:table-cell>
          <table:table-cell office:value-type="float" office:value="226">
            <text:p>226</text:p>
          </table:table-cell>
          <table:table-cell office:value-type="float" office:value="4282276">
            <text:p>428227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46720">
            <text:p>202546720</text:p>
          </table:table-cell>
          <table:table-cell office:value-type="float" office:value="154766264">
            <text:p>154766264</text:p>
          </table:table-cell>
          <table:table-cell office:value-type="float" office:value="8169800">
            <text:p>81698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5990">
            <text:p>1685990</text:p>
          </table:table-cell>
          <table:table-cell office:value-type="float" office:value="128364385">
            <text:p>128364385</text:p>
          </table:table-cell>
          <table:table-cell office:value-type="float" office:value="488242">
            <text:p>488242</text:p>
          </table:table-cell>
          <table:table-cell office:value-type="float" office:value="226">
            <text:p>226</text:p>
          </table:table-cell>
          <table:table-cell office:value-type="float" office:value="4282292">
            <text:p>42822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46720">
            <text:p>202546720</text:p>
          </table:table-cell>
          <table:table-cell office:value-type="float" office:value="154766264">
            <text:p>154766264</text:p>
          </table:table-cell>
          <table:table-cell office:value-type="float" office:value="8169800">
            <text:p>81698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05">
            <text:p>1686005</text:p>
          </table:table-cell>
          <table:table-cell office:value-type="float" office:value="128365072">
            <text:p>128365072</text:p>
          </table:table-cell>
          <table:table-cell office:value-type="float" office:value="488254">
            <text:p>488254</text:p>
          </table:table-cell>
          <table:table-cell office:value-type="float" office:value="226">
            <text:p>226</text:p>
          </table:table-cell>
          <table:table-cell office:value-type="float" office:value="4284396">
            <text:p>428439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51024">
            <text:p>202551024</text:p>
          </table:table-cell>
          <table:table-cell office:value-type="float" office:value="154772840">
            <text:p>154772840</text:p>
          </table:table-cell>
          <table:table-cell office:value-type="float" office:value="8170112">
            <text:p>817011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07">
            <text:p>1686007</text:p>
          </table:table-cell>
          <table:table-cell office:value-type="float" office:value="128365854">
            <text:p>128365854</text:p>
          </table:table-cell>
          <table:table-cell office:value-type="float" office:value="488254">
            <text:p>488254</text:p>
          </table:table-cell>
          <table:table-cell office:value-type="float" office:value="226">
            <text:p>226</text:p>
          </table:table-cell>
          <table:table-cell office:value-type="float" office:value="4284768">
            <text:p>42847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51024">
            <text:p>202551024</text:p>
          </table:table-cell>
          <table:table-cell office:value-type="float" office:value="154772840">
            <text:p>154772840</text:p>
          </table:table-cell>
          <table:table-cell office:value-type="float" office:value="8170112">
            <text:p>817011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11">
            <text:p>1686011</text:p>
          </table:table-cell>
          <table:table-cell office:value-type="float" office:value="128366573">
            <text:p>128366573</text:p>
          </table:table-cell>
          <table:table-cell office:value-type="float" office:value="488303">
            <text:p>488303</text:p>
          </table:table-cell>
          <table:table-cell office:value-type="float" office:value="226">
            <text:p>226</text:p>
          </table:table-cell>
          <table:table-cell office:value-type="float" office:value="4282496">
            <text:p>428249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55696">
            <text:p>202555696</text:p>
          </table:table-cell>
          <table:table-cell office:value-type="float" office:value="154796940">
            <text:p>154796940</text:p>
          </table:table-cell>
          <table:table-cell office:value-type="float" office:value="8170808">
            <text:p>81708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17">
            <text:p>1686017</text:p>
          </table:table-cell>
          <table:table-cell office:value-type="float" office:value="128367359">
            <text:p>128367359</text:p>
          </table:table-cell>
          <table:table-cell office:value-type="float" office:value="488303">
            <text:p>488303</text:p>
          </table:table-cell>
          <table:table-cell office:value-type="float" office:value="226">
            <text:p>226</text:p>
          </table:table-cell>
          <table:table-cell office:value-type="float" office:value="4282424">
            <text:p>428242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60064">
            <text:p>202560064</text:p>
          </table:table-cell>
          <table:table-cell office:value-type="float" office:value="154799796">
            <text:p>154799796</text:p>
          </table:table-cell>
          <table:table-cell office:value-type="float" office:value="8170868">
            <text:p>81708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20">
            <text:p>1686020</text:p>
          </table:table-cell>
          <table:table-cell office:value-type="float" office:value="128368141">
            <text:p>128368141</text:p>
          </table:table-cell>
          <table:table-cell office:value-type="float" office:value="488304">
            <text:p>488304</text:p>
          </table:table-cell>
          <table:table-cell office:value-type="float" office:value="226">
            <text:p>226</text:p>
          </table:table-cell>
          <table:table-cell office:value-type="float" office:value="4282268">
            <text:p>42822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63936">
            <text:p>202563936</text:p>
          </table:table-cell>
          <table:table-cell office:value-type="float" office:value="154803060">
            <text:p>154803060</text:p>
          </table:table-cell>
          <table:table-cell office:value-type="float" office:value="8170932">
            <text:p>81709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23">
            <text:p>1686023</text:p>
          </table:table-cell>
          <table:table-cell office:value-type="float" office:value="128368926">
            <text:p>128368926</text:p>
          </table:table-cell>
          <table:table-cell office:value-type="float" office:value="488304">
            <text:p>488304</text:p>
          </table:table-cell>
          <table:table-cell office:value-type="float" office:value="226">
            <text:p>226</text:p>
          </table:table-cell>
          <table:table-cell office:value-type="float" office:value="4282268">
            <text:p>42822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63936">
            <text:p>202563936</text:p>
          </table:table-cell>
          <table:table-cell office:value-type="float" office:value="154803060">
            <text:p>154803060</text:p>
          </table:table-cell>
          <table:table-cell office:value-type="float" office:value="8170932">
            <text:p>81709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23">
            <text:p>1686023</text:p>
          </table:table-cell>
          <table:table-cell office:value-type="float" office:value="128369711">
            <text:p>128369711</text:p>
          </table:table-cell>
          <table:table-cell office:value-type="float" office:value="488304">
            <text:p>488304</text:p>
          </table:table-cell>
          <table:table-cell office:value-type="float" office:value="226">
            <text:p>226</text:p>
          </table:table-cell>
          <table:table-cell office:value-type="float" office:value="4282268">
            <text:p>42822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63936">
            <text:p>202563936</text:p>
          </table:table-cell>
          <table:table-cell office:value-type="float" office:value="154803060">
            <text:p>154803060</text:p>
          </table:table-cell>
          <table:table-cell office:value-type="float" office:value="8170932">
            <text:p>81709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28">
            <text:p>1686028</text:p>
          </table:table-cell>
          <table:table-cell office:value-type="float" office:value="128370492">
            <text:p>128370492</text:p>
          </table:table-cell>
          <table:table-cell office:value-type="float" office:value="488307">
            <text:p>488307</text:p>
          </table:table-cell>
          <table:table-cell office:value-type="float" office:value="226">
            <text:p>226</text:p>
          </table:table-cell>
          <table:table-cell office:value-type="float" office:value="4282300">
            <text:p>428230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68672">
            <text:p>202568672</text:p>
          </table:table-cell>
          <table:table-cell office:value-type="float" office:value="154811172">
            <text:p>154811172</text:p>
          </table:table-cell>
          <table:table-cell office:value-type="float" office:value="8171124">
            <text:p>81711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33">
            <text:p>1686033</text:p>
          </table:table-cell>
          <table:table-cell office:value-type="float" office:value="128371276">
            <text:p>128371276</text:p>
          </table:table-cell>
          <table:table-cell office:value-type="float" office:value="488307">
            <text:p>488307</text:p>
          </table:table-cell>
          <table:table-cell office:value-type="float" office:value="226">
            <text:p>226</text:p>
          </table:table-cell>
          <table:table-cell office:value-type="float" office:value="4282300">
            <text:p>428230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68672">
            <text:p>202568672</text:p>
          </table:table-cell>
          <table:table-cell office:value-type="float" office:value="154811172">
            <text:p>154811172</text:p>
          </table:table-cell>
          <table:table-cell office:value-type="float" office:value="8171124">
            <text:p>81711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34">
            <text:p>1686034</text:p>
          </table:table-cell>
          <table:table-cell office:value-type="float" office:value="128372059">
            <text:p>128372059</text:p>
          </table:table-cell>
          <table:table-cell office:value-type="float" office:value="488308">
            <text:p>488308</text:p>
          </table:table-cell>
          <table:table-cell office:value-type="float" office:value="226">
            <text:p>226</text:p>
          </table:table-cell>
          <table:table-cell office:value-type="float" office:value="4282612">
            <text:p>428261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72512">
            <text:p>202572512</text:p>
          </table:table-cell>
          <table:table-cell office:value-type="float" office:value="154818236">
            <text:p>154818236</text:p>
          </table:table-cell>
          <table:table-cell office:value-type="float" office:value="8171268">
            <text:p>81712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43">
            <text:p>1686043</text:p>
          </table:table-cell>
          <table:table-cell office:value-type="float" office:value="128372830">
            <text:p>128372830</text:p>
          </table:table-cell>
          <table:table-cell office:value-type="float" office:value="488308">
            <text:p>488308</text:p>
          </table:table-cell>
          <table:table-cell office:value-type="float" office:value="226">
            <text:p>226</text:p>
          </table:table-cell>
          <table:table-cell office:value-type="float" office:value="4282564">
            <text:p>428256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72512">
            <text:p>202572512</text:p>
          </table:table-cell>
          <table:table-cell office:value-type="float" office:value="154818236">
            <text:p>154818236</text:p>
          </table:table-cell>
          <table:table-cell office:value-type="float" office:value="8171268">
            <text:p>81712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44">
            <text:p>1686044</text:p>
          </table:table-cell>
          <table:table-cell office:value-type="float" office:value="128373612">
            <text:p>128373612</text:p>
          </table:table-cell>
          <table:table-cell office:value-type="float" office:value="488308">
            <text:p>488308</text:p>
          </table:table-cell>
          <table:table-cell office:value-type="float" office:value="226">
            <text:p>226</text:p>
          </table:table-cell>
          <table:table-cell office:value-type="float" office:value="4282540">
            <text:p>428254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76400">
            <text:p>202576400</text:p>
          </table:table-cell>
          <table:table-cell office:value-type="float" office:value="154820004">
            <text:p>154820004</text:p>
          </table:table-cell>
          <table:table-cell office:value-type="float" office:value="8171300">
            <text:p>81713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66">
            <text:p>1686066</text:p>
          </table:table-cell>
          <table:table-cell office:value-type="float" office:value="128374292">
            <text:p>128374292</text:p>
          </table:table-cell>
          <table:table-cell office:value-type="float" office:value="488325">
            <text:p>488325</text:p>
          </table:table-cell>
          <table:table-cell office:value-type="float" office:value="226">
            <text:p>226</text:p>
          </table:table-cell>
          <table:table-cell office:value-type="float" office:value="4280680">
            <text:p>428068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86512">
            <text:p>202586512</text:p>
          </table:table-cell>
          <table:table-cell office:value-type="float" office:value="154826900">
            <text:p>154826900</text:p>
          </table:table-cell>
          <table:table-cell office:value-type="float" office:value="8171604">
            <text:p>81716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095">
            <text:p>1686095</text:p>
          </table:table-cell>
          <table:table-cell office:value-type="float" office:value="128374973">
            <text:p>128374973</text:p>
          </table:table-cell>
          <table:table-cell office:value-type="float" office:value="488325">
            <text:p>488325</text:p>
          </table:table-cell>
          <table:table-cell office:value-type="float" office:value="226">
            <text:p>226</text:p>
          </table:table-cell>
          <table:table-cell office:value-type="float" office:value="4282028">
            <text:p>428202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90272">
            <text:p>202590272</text:p>
          </table:table-cell>
          <table:table-cell office:value-type="float" office:value="154828284">
            <text:p>154828284</text:p>
          </table:table-cell>
          <table:table-cell office:value-type="float" office:value="8171628">
            <text:p>81716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00">
            <text:p>1686100</text:p>
          </table:table-cell>
          <table:table-cell office:value-type="float" office:value="128375735">
            <text:p>128375735</text:p>
          </table:table-cell>
          <table:table-cell office:value-type="float" office:value="488328">
            <text:p>488328</text:p>
          </table:table-cell>
          <table:table-cell office:value-type="float" office:value="226">
            <text:p>226</text:p>
          </table:table-cell>
          <table:table-cell office:value-type="float" office:value="4290692">
            <text:p>42906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96032">
            <text:p>202596032</text:p>
          </table:table-cell>
          <table:table-cell office:value-type="float" office:value="154835828">
            <text:p>154835828</text:p>
          </table:table-cell>
          <table:table-cell office:value-type="float" office:value="8171740">
            <text:p>817174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00">
            <text:p>1686100</text:p>
          </table:table-cell>
          <table:table-cell office:value-type="float" office:value="128376509">
            <text:p>128376509</text:p>
          </table:table-cell>
          <table:table-cell office:value-type="float" office:value="488328">
            <text:p>488328</text:p>
          </table:table-cell>
          <table:table-cell office:value-type="float" office:value="226">
            <text:p>226</text:p>
          </table:table-cell>
          <table:table-cell office:value-type="float" office:value="4298456">
            <text:p>429845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596032">
            <text:p>202596032</text:p>
          </table:table-cell>
          <table:table-cell office:value-type="float" office:value="154835828">
            <text:p>154835828</text:p>
          </table:table-cell>
          <table:table-cell office:value-type="float" office:value="8171740">
            <text:p>817174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06">
            <text:p>1686106</text:p>
          </table:table-cell>
          <table:table-cell office:value-type="float" office:value="128377285">
            <text:p>128377285</text:p>
          </table:table-cell>
          <table:table-cell office:value-type="float" office:value="488338">
            <text:p>488338</text:p>
          </table:table-cell>
          <table:table-cell office:value-type="float" office:value="226">
            <text:p>226</text:p>
          </table:table-cell>
          <table:table-cell office:value-type="float" office:value="4299328">
            <text:p>429932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02352">
            <text:p>202602352</text:p>
          </table:table-cell>
          <table:table-cell office:value-type="float" office:value="154845348">
            <text:p>154845348</text:p>
          </table:table-cell>
          <table:table-cell office:value-type="float" office:value="8171844">
            <text:p>81718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12">
            <text:p>1686112</text:p>
          </table:table-cell>
          <table:table-cell office:value-type="float" office:value="128378056">
            <text:p>128378056</text:p>
          </table:table-cell>
          <table:table-cell office:value-type="float" office:value="488344">
            <text:p>488344</text:p>
          </table:table-cell>
          <table:table-cell office:value-type="float" office:value="226">
            <text:p>226</text:p>
          </table:table-cell>
          <table:table-cell office:value-type="float" office:value="4296872">
            <text:p>429687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03216">
            <text:p>202603216</text:p>
          </table:table-cell>
          <table:table-cell office:value-type="float" office:value="154847060">
            <text:p>154847060</text:p>
          </table:table-cell>
          <table:table-cell office:value-type="float" office:value="8171996">
            <text:p>81719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26">
            <text:p>1686126</text:p>
          </table:table-cell>
          <table:table-cell office:value-type="float" office:value="128378807">
            <text:p>128378807</text:p>
          </table:table-cell>
          <table:table-cell office:value-type="float" office:value="488344">
            <text:p>488344</text:p>
          </table:table-cell>
          <table:table-cell office:value-type="float" office:value="226">
            <text:p>226</text:p>
          </table:table-cell>
          <table:table-cell office:value-type="float" office:value="4296752">
            <text:p>429675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03216">
            <text:p>202603216</text:p>
          </table:table-cell>
          <table:table-cell office:value-type="float" office:value="154847060">
            <text:p>154847060</text:p>
          </table:table-cell>
          <table:table-cell office:value-type="float" office:value="8171996">
            <text:p>81719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29">
            <text:p>1686129</text:p>
          </table:table-cell>
          <table:table-cell office:value-type="float" office:value="128379549">
            <text:p>128379549</text:p>
          </table:table-cell>
          <table:table-cell office:value-type="float" office:value="488363">
            <text:p>488363</text:p>
          </table:table-cell>
          <table:table-cell office:value-type="float" office:value="226">
            <text:p>226</text:p>
          </table:table-cell>
          <table:table-cell office:value-type="float" office:value="4296652">
            <text:p>429665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08048">
            <text:p>202608048</text:p>
          </table:table-cell>
          <table:table-cell office:value-type="float" office:value="154861844">
            <text:p>154861844</text:p>
          </table:table-cell>
          <table:table-cell office:value-type="float" office:value="8172188">
            <text:p>81721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31">
            <text:p>1686131</text:p>
          </table:table-cell>
          <table:table-cell office:value-type="float" office:value="128380331">
            <text:p>128380331</text:p>
          </table:table-cell>
          <table:table-cell office:value-type="float" office:value="488363">
            <text:p>488363</text:p>
          </table:table-cell>
          <table:table-cell office:value-type="float" office:value="226">
            <text:p>226</text:p>
          </table:table-cell>
          <table:table-cell office:value-type="float" office:value="4296668">
            <text:p>42966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08048">
            <text:p>202608048</text:p>
          </table:table-cell>
          <table:table-cell office:value-type="float" office:value="154861844">
            <text:p>154861844</text:p>
          </table:table-cell>
          <table:table-cell office:value-type="float" office:value="8172188">
            <text:p>81721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33">
            <text:p>1686133</text:p>
          </table:table-cell>
          <table:table-cell office:value-type="float" office:value="128381117">
            <text:p>128381117</text:p>
          </table:table-cell>
          <table:table-cell office:value-type="float" office:value="488363">
            <text:p>488363</text:p>
          </table:table-cell>
          <table:table-cell office:value-type="float" office:value="226">
            <text:p>226</text:p>
          </table:table-cell>
          <table:table-cell office:value-type="float" office:value="4296668">
            <text:p>42966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08048">
            <text:p>202608048</text:p>
          </table:table-cell>
          <table:table-cell office:value-type="float" office:value="154861844">
            <text:p>154861844</text:p>
          </table:table-cell>
          <table:table-cell office:value-type="float" office:value="8172188">
            <text:p>81721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37">
            <text:p>1686137</text:p>
          </table:table-cell>
          <table:table-cell office:value-type="float" office:value="128381889">
            <text:p>128381889</text:p>
          </table:table-cell>
          <table:table-cell office:value-type="float" office:value="488373">
            <text:p>488373</text:p>
          </table:table-cell>
          <table:table-cell office:value-type="float" office:value="226">
            <text:p>226</text:p>
          </table:table-cell>
          <table:table-cell office:value-type="float" office:value="4296948">
            <text:p>429694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14496">
            <text:p>202614496</text:p>
          </table:table-cell>
          <table:table-cell office:value-type="float" office:value="154873508">
            <text:p>154873508</text:p>
          </table:table-cell>
          <table:table-cell office:value-type="float" office:value="8172476">
            <text:p>817247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44">
            <text:p>1686144</text:p>
          </table:table-cell>
          <table:table-cell office:value-type="float" office:value="128382665">
            <text:p>128382665</text:p>
          </table:table-cell>
          <table:table-cell office:value-type="float" office:value="488373">
            <text:p>488373</text:p>
          </table:table-cell>
          <table:table-cell office:value-type="float" office:value="226">
            <text:p>226</text:p>
          </table:table-cell>
          <table:table-cell office:value-type="float" office:value="4296124">
            <text:p>429612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14496">
            <text:p>202614496</text:p>
          </table:table-cell>
          <table:table-cell office:value-type="float" office:value="154873508">
            <text:p>154873508</text:p>
          </table:table-cell>
          <table:table-cell office:value-type="float" office:value="8172476">
            <text:p>817247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58">
            <text:p>1686158</text:p>
          </table:table-cell>
          <table:table-cell office:value-type="float" office:value="128383366">
            <text:p>128383366</text:p>
          </table:table-cell>
          <table:table-cell office:value-type="float" office:value="488374">
            <text:p>488374</text:p>
          </table:table-cell>
          <table:table-cell office:value-type="float" office:value="226">
            <text:p>226</text:p>
          </table:table-cell>
          <table:table-cell office:value-type="float" office:value="4294344">
            <text:p>429434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19696">
            <text:p>202619696</text:p>
          </table:table-cell>
          <table:table-cell office:value-type="float" office:value="154878548">
            <text:p>154878548</text:p>
          </table:table-cell>
          <table:table-cell office:value-type="float" office:value="8172548">
            <text:p>81725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74">
            <text:p>1686174</text:p>
          </table:table-cell>
          <table:table-cell office:value-type="float" office:value="128384067">
            <text:p>128384067</text:p>
          </table:table-cell>
          <table:table-cell office:value-type="float" office:value="488375">
            <text:p>488375</text:p>
          </table:table-cell>
          <table:table-cell office:value-type="float" office:value="226">
            <text:p>226</text:p>
          </table:table-cell>
          <table:table-cell office:value-type="float" office:value="4291012">
            <text:p>429101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25104">
            <text:p>202625104</text:p>
          </table:table-cell>
          <table:table-cell office:value-type="float" office:value="154879340">
            <text:p>154879340</text:p>
          </table:table-cell>
          <table:table-cell office:value-type="float" office:value="8172580">
            <text:p>81725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197">
            <text:p>1686197</text:p>
          </table:table-cell>
          <table:table-cell office:value-type="float" office:value="128384757">
            <text:p>128384757</text:p>
          </table:table-cell>
          <table:table-cell office:value-type="float" office:value="488375">
            <text:p>488375</text:p>
          </table:table-cell>
          <table:table-cell office:value-type="float" office:value="226">
            <text:p>226</text:p>
          </table:table-cell>
          <table:table-cell office:value-type="float" office:value="4287120">
            <text:p>428712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25104">
            <text:p>202625104</text:p>
          </table:table-cell>
          <table:table-cell office:value-type="float" office:value="154879340">
            <text:p>154879340</text:p>
          </table:table-cell>
          <table:table-cell office:value-type="float" office:value="8172580">
            <text:p>81725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223">
            <text:p>1686223</text:p>
          </table:table-cell>
          <table:table-cell office:value-type="float" office:value="128385438">
            <text:p>128385438</text:p>
          </table:table-cell>
          <table:table-cell office:value-type="float" office:value="488385">
            <text:p>488385</text:p>
          </table:table-cell>
          <table:table-cell office:value-type="float" office:value="226">
            <text:p>226</text:p>
          </table:table-cell>
          <table:table-cell office:value-type="float" office:value="4285284">
            <text:p>428528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31232">
            <text:p>202631232</text:p>
          </table:table-cell>
          <table:table-cell office:value-type="float" office:value="154881292">
            <text:p>154881292</text:p>
          </table:table-cell>
          <table:table-cell office:value-type="float" office:value="8172820">
            <text:p>81728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243">
            <text:p>1686243</text:p>
          </table:table-cell>
          <table:table-cell office:value-type="float" office:value="128386136">
            <text:p>128386136</text:p>
          </table:table-cell>
          <table:table-cell office:value-type="float" office:value="488385">
            <text:p>488385</text:p>
          </table:table-cell>
          <table:table-cell office:value-type="float" office:value="226">
            <text:p>226</text:p>
          </table:table-cell>
          <table:table-cell office:value-type="float" office:value="4283336">
            <text:p>428333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37184">
            <text:p>202637184</text:p>
          </table:table-cell>
          <table:table-cell office:value-type="float" office:value="154883260">
            <text:p>154883260</text:p>
          </table:table-cell>
          <table:table-cell office:value-type="float" office:value="8172852">
            <text:p>817285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271">
            <text:p>1686271</text:p>
          </table:table-cell>
          <table:table-cell office:value-type="float" office:value="128386832">
            <text:p>128386832</text:p>
          </table:table-cell>
          <table:table-cell office:value-type="float" office:value="488388">
            <text:p>488388</text:p>
          </table:table-cell>
          <table:table-cell office:value-type="float" office:value="226">
            <text:p>226</text:p>
          </table:table-cell>
          <table:table-cell office:value-type="float" office:value="4277516">
            <text:p>427751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43488">
            <text:p>202643488</text:p>
          </table:table-cell>
          <table:table-cell office:value-type="float" office:value="154885508">
            <text:p>154885508</text:p>
          </table:table-cell>
          <table:table-cell office:value-type="float" office:value="8172884">
            <text:p>817288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298">
            <text:p>1686298</text:p>
          </table:table-cell>
          <table:table-cell office:value-type="float" office:value="128387521">
            <text:p>128387521</text:p>
          </table:table-cell>
          <table:table-cell office:value-type="float" office:value="488388">
            <text:p>488388</text:p>
          </table:table-cell>
          <table:table-cell office:value-type="float" office:value="226">
            <text:p>226</text:p>
          </table:table-cell>
          <table:table-cell office:value-type="float" office:value="4275764">
            <text:p>427576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43488">
            <text:p>202643488</text:p>
          </table:table-cell>
          <table:table-cell office:value-type="float" office:value="154885508">
            <text:p>154885508</text:p>
          </table:table-cell>
          <table:table-cell office:value-type="float" office:value="8172884">
            <text:p>817288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324">
            <text:p>1686324</text:p>
          </table:table-cell>
          <table:table-cell office:value-type="float" office:value="128388218">
            <text:p>128388218</text:p>
          </table:table-cell>
          <table:table-cell office:value-type="float" office:value="488388">
            <text:p>488388</text:p>
          </table:table-cell>
          <table:table-cell office:value-type="float" office:value="226">
            <text:p>226</text:p>
          </table:table-cell>
          <table:table-cell office:value-type="float" office:value="4272480">
            <text:p>427248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49616">
            <text:p>202649616</text:p>
          </table:table-cell>
          <table:table-cell office:value-type="float" office:value="154887612">
            <text:p>154887612</text:p>
          </table:table-cell>
          <table:table-cell office:value-type="float" office:value="8172916">
            <text:p>81729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346">
            <text:p>1686346</text:p>
          </table:table-cell>
          <table:table-cell office:value-type="float" office:value="128388903">
            <text:p>128388903</text:p>
          </table:table-cell>
          <table:table-cell office:value-type="float" office:value="488405">
            <text:p>488405</text:p>
          </table:table-cell>
          <table:table-cell office:value-type="float" office:value="226">
            <text:p>226</text:p>
          </table:table-cell>
          <table:table-cell office:value-type="float" office:value="4270224">
            <text:p>427022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57632">
            <text:p>202657632</text:p>
          </table:table-cell>
          <table:table-cell office:value-type="float" office:value="154893356">
            <text:p>154893356</text:p>
          </table:table-cell>
          <table:table-cell office:value-type="float" office:value="8173180">
            <text:p>81731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373">
            <text:p>1686373</text:p>
          </table:table-cell>
          <table:table-cell office:value-type="float" office:value="128389595">
            <text:p>128389595</text:p>
          </table:table-cell>
          <table:table-cell office:value-type="float" office:value="488413">
            <text:p>488413</text:p>
          </table:table-cell>
          <table:table-cell office:value-type="float" office:value="226">
            <text:p>226</text:p>
          </table:table-cell>
          <table:table-cell office:value-type="float" office:value="4269808">
            <text:p>426980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62640">
            <text:p>202662640</text:p>
          </table:table-cell>
          <table:table-cell office:value-type="float" office:value="154896100">
            <text:p>154896100</text:p>
          </table:table-cell>
          <table:table-cell office:value-type="float" office:value="8173276">
            <text:p>817327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396">
            <text:p>1686396</text:p>
          </table:table-cell>
          <table:table-cell office:value-type="float" office:value="128390292">
            <text:p>128390292</text:p>
          </table:table-cell>
          <table:table-cell office:value-type="float" office:value="488414">
            <text:p>488414</text:p>
          </table:table-cell>
          <table:table-cell office:value-type="float" office:value="226">
            <text:p>226</text:p>
          </table:table-cell>
          <table:table-cell office:value-type="float" office:value="4267660">
            <text:p>426766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70080">
            <text:p>202670080</text:p>
          </table:table-cell>
          <table:table-cell office:value-type="float" office:value="154900404">
            <text:p>154900404</text:p>
          </table:table-cell>
          <table:table-cell office:value-type="float" office:value="8173356">
            <text:p>817335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417">
            <text:p>1686417</text:p>
          </table:table-cell>
          <table:table-cell office:value-type="float" office:value="128390993">
            <text:p>128390993</text:p>
          </table:table-cell>
          <table:table-cell office:value-type="float" office:value="488421">
            <text:p>488421</text:p>
          </table:table-cell>
          <table:table-cell office:value-type="float" office:value="226">
            <text:p>226</text:p>
          </table:table-cell>
          <table:table-cell office:value-type="float" office:value="4263756">
            <text:p>426375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76240">
            <text:p>202676240</text:p>
          </table:table-cell>
          <table:table-cell office:value-type="float" office:value="154904476">
            <text:p>154904476</text:p>
          </table:table-cell>
          <table:table-cell office:value-type="float" office:value="8173404">
            <text:p>81734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439">
            <text:p>1686439</text:p>
          </table:table-cell>
          <table:table-cell office:value-type="float" office:value="128391698">
            <text:p>128391698</text:p>
          </table:table-cell>
          <table:table-cell office:value-type="float" office:value="488421">
            <text:p>488421</text:p>
          </table:table-cell>
          <table:table-cell office:value-type="float" office:value="226">
            <text:p>226</text:p>
          </table:table-cell>
          <table:table-cell office:value-type="float" office:value="4253712">
            <text:p>425371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76240">
            <text:p>202676240</text:p>
          </table:table-cell>
          <table:table-cell office:value-type="float" office:value="154904476">
            <text:p>154904476</text:p>
          </table:table-cell>
          <table:table-cell office:value-type="float" office:value="8173404">
            <text:p>81734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453">
            <text:p>1686453</text:p>
          </table:table-cell>
          <table:table-cell office:value-type="float" office:value="128392394">
            <text:p>128392394</text:p>
          </table:table-cell>
          <table:table-cell office:value-type="float" office:value="488428">
            <text:p>488428</text:p>
          </table:table-cell>
          <table:table-cell office:value-type="float" office:value="226">
            <text:p>226</text:p>
          </table:table-cell>
          <table:table-cell office:value-type="float" office:value="4250716">
            <text:p>425071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82384">
            <text:p>202682384</text:p>
          </table:table-cell>
          <table:table-cell office:value-type="float" office:value="154906644">
            <text:p>154906644</text:p>
          </table:table-cell>
          <table:table-cell office:value-type="float" office:value="8173636">
            <text:p>817363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476">
            <text:p>1686476</text:p>
          </table:table-cell>
          <table:table-cell office:value-type="float" office:value="128393096">
            <text:p>128393096</text:p>
          </table:table-cell>
          <table:table-cell office:value-type="float" office:value="488428">
            <text:p>488428</text:p>
          </table:table-cell>
          <table:table-cell office:value-type="float" office:value="226">
            <text:p>226</text:p>
          </table:table-cell>
          <table:table-cell office:value-type="float" office:value="4248788">
            <text:p>424878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87632">
            <text:p>202687632</text:p>
          </table:table-cell>
          <table:table-cell office:value-type="float" office:value="154907556">
            <text:p>154907556</text:p>
          </table:table-cell>
          <table:table-cell office:value-type="float" office:value="8173660">
            <text:p>81736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498">
            <text:p>1686498</text:p>
          </table:table-cell>
          <table:table-cell office:value-type="float" office:value="128393796">
            <text:p>128393796</text:p>
          </table:table-cell>
          <table:table-cell office:value-type="float" office:value="488430">
            <text:p>488430</text:p>
          </table:table-cell>
          <table:table-cell office:value-type="float" office:value="226">
            <text:p>226</text:p>
          </table:table-cell>
          <table:table-cell office:value-type="float" office:value="4247232">
            <text:p>424723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93728">
            <text:p>202693728</text:p>
          </table:table-cell>
          <table:table-cell office:value-type="float" office:value="154908476">
            <text:p>154908476</text:p>
          </table:table-cell>
          <table:table-cell office:value-type="float" office:value="8173692">
            <text:p>817369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521">
            <text:p>1686521</text:p>
          </table:table-cell>
          <table:table-cell office:value-type="float" office:value="128394501">
            <text:p>128394501</text:p>
          </table:table-cell>
          <table:table-cell office:value-type="float" office:value="488431">
            <text:p>488431</text:p>
          </table:table-cell>
          <table:table-cell office:value-type="float" office:value="226">
            <text:p>226</text:p>
          </table:table-cell>
          <table:table-cell office:value-type="float" office:value="4244492">
            <text:p>42444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699840">
            <text:p>202699840</text:p>
          </table:table-cell>
          <table:table-cell office:value-type="float" office:value="154910028">
            <text:p>154910028</text:p>
          </table:table-cell>
          <table:table-cell office:value-type="float" office:value="8173724">
            <text:p>81737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539">
            <text:p>1686539</text:p>
          </table:table-cell>
          <table:table-cell office:value-type="float" office:value="128395205">
            <text:p>128395205</text:p>
          </table:table-cell>
          <table:table-cell office:value-type="float" office:value="488433">
            <text:p>488433</text:p>
          </table:table-cell>
          <table:table-cell office:value-type="float" office:value="226">
            <text:p>226</text:p>
          </table:table-cell>
          <table:table-cell office:value-type="float" office:value="4242756">
            <text:p>424275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04992">
            <text:p>202704992</text:p>
          </table:table-cell>
          <table:table-cell office:value-type="float" office:value="154911796">
            <text:p>154911796</text:p>
          </table:table-cell>
          <table:table-cell office:value-type="float" office:value="8173756">
            <text:p>817375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560">
            <text:p>1686560</text:p>
          </table:table-cell>
          <table:table-cell office:value-type="float" office:value="128395896">
            <text:p>128395896</text:p>
          </table:table-cell>
          <table:table-cell office:value-type="float" office:value="488443">
            <text:p>488443</text:p>
          </table:table-cell>
          <table:table-cell office:value-type="float" office:value="226">
            <text:p>226</text:p>
          </table:table-cell>
          <table:table-cell office:value-type="float" office:value="4239780">
            <text:p>423978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05488">
            <text:p>202705488</text:p>
          </table:table-cell>
          <table:table-cell office:value-type="float" office:value="154912044">
            <text:p>154912044</text:p>
          </table:table-cell>
          <table:table-cell office:value-type="float" office:value="8174004">
            <text:p>81740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587">
            <text:p>1686587</text:p>
          </table:table-cell>
          <table:table-cell office:value-type="float" office:value="128396596">
            <text:p>128396596</text:p>
          </table:table-cell>
          <table:table-cell office:value-type="float" office:value="488445">
            <text:p>488445</text:p>
          </table:table-cell>
          <table:table-cell office:value-type="float" office:value="226">
            <text:p>226</text:p>
          </table:table-cell>
          <table:table-cell office:value-type="float" office:value="4237492">
            <text:p>42374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11600">
            <text:p>202711600</text:p>
          </table:table-cell>
          <table:table-cell office:value-type="float" office:value="154914028">
            <text:p>154914028</text:p>
          </table:table-cell>
          <table:table-cell office:value-type="float" office:value="8174036">
            <text:p>817403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604">
            <text:p>1686604</text:p>
          </table:table-cell>
          <table:table-cell office:value-type="float" office:value="128397296">
            <text:p>128397296</text:p>
          </table:table-cell>
          <table:table-cell office:value-type="float" office:value="488445">
            <text:p>488445</text:p>
          </table:table-cell>
          <table:table-cell office:value-type="float" office:value="226">
            <text:p>226</text:p>
          </table:table-cell>
          <table:table-cell office:value-type="float" office:value="4235428">
            <text:p>423542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18448">
            <text:p>202718448</text:p>
          </table:table-cell>
          <table:table-cell office:value-type="float" office:value="154915204">
            <text:p>154915204</text:p>
          </table:table-cell>
          <table:table-cell office:value-type="float" office:value="8174068">
            <text:p>81740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621">
            <text:p>1686621</text:p>
          </table:table-cell>
          <table:table-cell office:value-type="float" office:value="128397995">
            <text:p>128397995</text:p>
          </table:table-cell>
          <table:table-cell office:value-type="float" office:value="488446">
            <text:p>488446</text:p>
          </table:table-cell>
          <table:table-cell office:value-type="float" office:value="226">
            <text:p>226</text:p>
          </table:table-cell>
          <table:table-cell office:value-type="float" office:value="4233092">
            <text:p>42330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24336">
            <text:p>202724336</text:p>
          </table:table-cell>
          <table:table-cell office:value-type="float" office:value="154917068">
            <text:p>154917068</text:p>
          </table:table-cell>
          <table:table-cell office:value-type="float" office:value="8174100">
            <text:p>81741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650">
            <text:p>1686650</text:p>
          </table:table-cell>
          <table:table-cell office:value-type="float" office:value="128398687">
            <text:p>128398687</text:p>
          </table:table-cell>
          <table:table-cell office:value-type="float" office:value="488452">
            <text:p>488452</text:p>
          </table:table-cell>
          <table:table-cell office:value-type="float" office:value="226">
            <text:p>226</text:p>
          </table:table-cell>
          <table:table-cell office:value-type="float" office:value="4231444">
            <text:p>423144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31136">
            <text:p>202731136</text:p>
          </table:table-cell>
          <table:table-cell office:value-type="float" office:value="154921860">
            <text:p>154921860</text:p>
          </table:table-cell>
          <table:table-cell office:value-type="float" office:value="8174196">
            <text:p>81741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671">
            <text:p>1686671</text:p>
          </table:table-cell>
          <table:table-cell office:value-type="float" office:value="128399374">
            <text:p>128399374</text:p>
          </table:table-cell>
          <table:table-cell office:value-type="float" office:value="488465">
            <text:p>488465</text:p>
          </table:table-cell>
          <table:table-cell office:value-type="float" office:value="226">
            <text:p>226</text:p>
          </table:table-cell>
          <table:table-cell office:value-type="float" office:value="4229232">
            <text:p>422923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38416">
            <text:p>202738416</text:p>
          </table:table-cell>
          <table:table-cell office:value-type="float" office:value="154928924">
            <text:p>154928924</text:p>
          </table:table-cell>
          <table:table-cell office:value-type="float" office:value="8174468">
            <text:p>81744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693">
            <text:p>1686693</text:p>
          </table:table-cell>
          <table:table-cell office:value-type="float" office:value="128400064">
            <text:p>128400064</text:p>
          </table:table-cell>
          <table:table-cell office:value-type="float" office:value="488475">
            <text:p>488475</text:p>
          </table:table-cell>
          <table:table-cell office:value-type="float" office:value="226">
            <text:p>226</text:p>
          </table:table-cell>
          <table:table-cell office:value-type="float" office:value="4211140">
            <text:p>421114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44960">
            <text:p>202744960</text:p>
          </table:table-cell>
          <table:table-cell office:value-type="float" office:value="154935068">
            <text:p>154935068</text:p>
          </table:table-cell>
          <table:table-cell office:value-type="float" office:value="8174596">
            <text:p>81745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715">
            <text:p>1686715</text:p>
          </table:table-cell>
          <table:table-cell office:value-type="float" office:value="128400765">
            <text:p>128400765</text:p>
          </table:table-cell>
          <table:table-cell office:value-type="float" office:value="488475">
            <text:p>488475</text:p>
          </table:table-cell>
          <table:table-cell office:value-type="float" office:value="226">
            <text:p>226</text:p>
          </table:table-cell>
          <table:table-cell office:value-type="float" office:value="4208724">
            <text:p>420872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50288">
            <text:p>202750288</text:p>
          </table:table-cell>
          <table:table-cell office:value-type="float" office:value="154935988">
            <text:p>154935988</text:p>
          </table:table-cell>
          <table:table-cell office:value-type="float" office:value="8174620">
            <text:p>81746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738">
            <text:p>1686738</text:p>
          </table:table-cell>
          <table:table-cell office:value-type="float" office:value="128401460">
            <text:p>128401460</text:p>
          </table:table-cell>
          <table:table-cell office:value-type="float" office:value="488476">
            <text:p>488476</text:p>
          </table:table-cell>
          <table:table-cell office:value-type="float" office:value="226">
            <text:p>226</text:p>
          </table:table-cell>
          <table:table-cell office:value-type="float" office:value="4206572">
            <text:p>420657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54192">
            <text:p>202754192</text:p>
          </table:table-cell>
          <table:table-cell office:value-type="float" office:value="154937012">
            <text:p>154937012</text:p>
          </table:table-cell>
          <table:table-cell office:value-type="float" office:value="8174644">
            <text:p>81746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757">
            <text:p>1686757</text:p>
          </table:table-cell>
          <table:table-cell office:value-type="float" office:value="128402150">
            <text:p>128402150</text:p>
          </table:table-cell>
          <table:table-cell office:value-type="float" office:value="488477">
            <text:p>488477</text:p>
          </table:table-cell>
          <table:table-cell office:value-type="float" office:value="226">
            <text:p>226</text:p>
          </table:table-cell>
          <table:table-cell office:value-type="float" office:value="4205040">
            <text:p>420504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60096">
            <text:p>202760096</text:p>
          </table:table-cell>
          <table:table-cell office:value-type="float" office:value="154938684">
            <text:p>154938684</text:p>
          </table:table-cell>
          <table:table-cell office:value-type="float" office:value="8174676">
            <text:p>817467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776">
            <text:p>1686776</text:p>
          </table:table-cell>
          <table:table-cell office:value-type="float" office:value="128402847">
            <text:p>128402847</text:p>
          </table:table-cell>
          <table:table-cell office:value-type="float" office:value="488481">
            <text:p>488481</text:p>
          </table:table-cell>
          <table:table-cell office:value-type="float" office:value="226">
            <text:p>226</text:p>
          </table:table-cell>
          <table:table-cell office:value-type="float" office:value="4202084">
            <text:p>420208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66416">
            <text:p>202766416</text:p>
          </table:table-cell>
          <table:table-cell office:value-type="float" office:value="154941012">
            <text:p>154941012</text:p>
          </table:table-cell>
          <table:table-cell office:value-type="float" office:value="8174868">
            <text:p>81748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793">
            <text:p>1686793</text:p>
          </table:table-cell>
          <table:table-cell office:value-type="float" office:value="128403543">
            <text:p>128403543</text:p>
          </table:table-cell>
          <table:table-cell office:value-type="float" office:value="488484">
            <text:p>488484</text:p>
          </table:table-cell>
          <table:table-cell office:value-type="float" office:value="226">
            <text:p>226</text:p>
          </table:table-cell>
          <table:table-cell office:value-type="float" office:value="4200100">
            <text:p>420010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66912">
            <text:p>202766912</text:p>
          </table:table-cell>
          <table:table-cell office:value-type="float" office:value="154941012">
            <text:p>154941012</text:p>
          </table:table-cell>
          <table:table-cell office:value-type="float" office:value="8174980">
            <text:p>81749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815">
            <text:p>1686815</text:p>
          </table:table-cell>
          <table:table-cell office:value-type="float" office:value="128404242">
            <text:p>128404242</text:p>
          </table:table-cell>
          <table:table-cell office:value-type="float" office:value="488487">
            <text:p>488487</text:p>
          </table:table-cell>
          <table:table-cell office:value-type="float" office:value="226">
            <text:p>226</text:p>
          </table:table-cell>
          <table:table-cell office:value-type="float" office:value="4197652">
            <text:p>419765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73024">
            <text:p>202773024</text:p>
          </table:table-cell>
          <table:table-cell office:value-type="float" office:value="154943532">
            <text:p>154943532</text:p>
          </table:table-cell>
          <table:table-cell office:value-type="float" office:value="8175044">
            <text:p>81750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836">
            <text:p>1686836</text:p>
          </table:table-cell>
          <table:table-cell office:value-type="float" office:value="128404935">
            <text:p>128404935</text:p>
          </table:table-cell>
          <table:table-cell office:value-type="float" office:value="488487">
            <text:p>488487</text:p>
          </table:table-cell>
          <table:table-cell office:value-type="float" office:value="226">
            <text:p>226</text:p>
          </table:table-cell>
          <table:table-cell office:value-type="float" office:value="4195512">
            <text:p>419551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79040">
            <text:p>202779040</text:p>
          </table:table-cell>
          <table:table-cell office:value-type="float" office:value="154945236">
            <text:p>154945236</text:p>
          </table:table-cell>
          <table:table-cell office:value-type="float" office:value="8175076">
            <text:p>817507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854">
            <text:p>1686854</text:p>
          </table:table-cell>
          <table:table-cell office:value-type="float" office:value="128405639">
            <text:p>128405639</text:p>
          </table:table-cell>
          <table:table-cell office:value-type="float" office:value="488489">
            <text:p>488489</text:p>
          </table:table-cell>
          <table:table-cell office:value-type="float" office:value="226">
            <text:p>226</text:p>
          </table:table-cell>
          <table:table-cell office:value-type="float" office:value="4192568">
            <text:p>41925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83456">
            <text:p>202783456</text:p>
          </table:table-cell>
          <table:table-cell office:value-type="float" office:value="154946780">
            <text:p>154946780</text:p>
          </table:table-cell>
          <table:table-cell office:value-type="float" office:value="8175108">
            <text:p>81751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875">
            <text:p>1686875</text:p>
          </table:table-cell>
          <table:table-cell office:value-type="float" office:value="128406340">
            <text:p>128406340</text:p>
          </table:table-cell>
          <table:table-cell office:value-type="float" office:value="488489">
            <text:p>488489</text:p>
          </table:table-cell>
          <table:table-cell office:value-type="float" office:value="226">
            <text:p>226</text:p>
          </table:table-cell>
          <table:table-cell office:value-type="float" office:value="4190584">
            <text:p>419058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83456">
            <text:p>202783456</text:p>
          </table:table-cell>
          <table:table-cell office:value-type="float" office:value="154946780">
            <text:p>154946780</text:p>
          </table:table-cell>
          <table:table-cell office:value-type="float" office:value="8175108">
            <text:p>81751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892">
            <text:p>1686892</text:p>
          </table:table-cell>
          <table:table-cell office:value-type="float" office:value="128407041">
            <text:p>128407041</text:p>
          </table:table-cell>
          <table:table-cell office:value-type="float" office:value="488493">
            <text:p>488493</text:p>
          </table:table-cell>
          <table:table-cell office:value-type="float" office:value="226">
            <text:p>226</text:p>
          </table:table-cell>
          <table:table-cell office:value-type="float" office:value="4188424">
            <text:p>418842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89824">
            <text:p>202789824</text:p>
          </table:table-cell>
          <table:table-cell office:value-type="float" office:value="154948964">
            <text:p>154948964</text:p>
          </table:table-cell>
          <table:table-cell office:value-type="float" office:value="8175204">
            <text:p>81752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918">
            <text:p>1686918</text:p>
          </table:table-cell>
          <table:table-cell office:value-type="float" office:value="128407734">
            <text:p>128407734</text:p>
          </table:table-cell>
          <table:table-cell office:value-type="float" office:value="488497">
            <text:p>488497</text:p>
          </table:table-cell>
          <table:table-cell office:value-type="float" office:value="226">
            <text:p>226</text:p>
          </table:table-cell>
          <table:table-cell office:value-type="float" office:value="4185720">
            <text:p>418572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795952">
            <text:p>202795952</text:p>
          </table:table-cell>
          <table:table-cell office:value-type="float" office:value="154950500">
            <text:p>154950500</text:p>
          </table:table-cell>
          <table:table-cell office:value-type="float" office:value="8175244">
            <text:p>81752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951">
            <text:p>1686951</text:p>
          </table:table-cell>
          <table:table-cell office:value-type="float" office:value="128408425">
            <text:p>128408425</text:p>
          </table:table-cell>
          <table:table-cell office:value-type="float" office:value="488499">
            <text:p>488499</text:p>
          </table:table-cell>
          <table:table-cell office:value-type="float" office:value="226">
            <text:p>226</text:p>
          </table:table-cell>
          <table:table-cell office:value-type="float" office:value="4183740">
            <text:p>418374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00688">
            <text:p>202800688</text:p>
          </table:table-cell>
          <table:table-cell office:value-type="float" office:value="154951724">
            <text:p>154951724</text:p>
          </table:table-cell>
          <table:table-cell office:value-type="float" office:value="8175268">
            <text:p>81752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970">
            <text:p>1686970</text:p>
          </table:table-cell>
          <table:table-cell office:value-type="float" office:value="128409127">
            <text:p>128409127</text:p>
          </table:table-cell>
          <table:table-cell office:value-type="float" office:value="488499">
            <text:p>488499</text:p>
          </table:table-cell>
          <table:table-cell office:value-type="float" office:value="226">
            <text:p>226</text:p>
          </table:table-cell>
          <table:table-cell office:value-type="float" office:value="4181576">
            <text:p>418157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06736">
            <text:p>202806736</text:p>
          </table:table-cell>
          <table:table-cell office:value-type="float" office:value="154952644">
            <text:p>154952644</text:p>
          </table:table-cell>
          <table:table-cell office:value-type="float" office:value="8175300">
            <text:p>81753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6995">
            <text:p>1686995</text:p>
          </table:table-cell>
          <table:table-cell office:value-type="float" office:value="128409822">
            <text:p>128409822</text:p>
          </table:table-cell>
          <table:table-cell office:value-type="float" office:value="488507">
            <text:p>488507</text:p>
          </table:table-cell>
          <table:table-cell office:value-type="float" office:value="226">
            <text:p>226</text:p>
          </table:table-cell>
          <table:table-cell office:value-type="float" office:value="4179604">
            <text:p>417960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12288">
            <text:p>202812288</text:p>
          </table:table-cell>
          <table:table-cell office:value-type="float" office:value="154954540">
            <text:p>154954540</text:p>
          </table:table-cell>
          <table:table-cell office:value-type="float" office:value="8175572">
            <text:p>81755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012">
            <text:p>1687012</text:p>
          </table:table-cell>
          <table:table-cell office:value-type="float" office:value="128410527">
            <text:p>128410527</text:p>
          </table:table-cell>
          <table:table-cell office:value-type="float" office:value="488507">
            <text:p>488507</text:p>
          </table:table-cell>
          <table:table-cell office:value-type="float" office:value="226">
            <text:p>226</text:p>
          </table:table-cell>
          <table:table-cell office:value-type="float" office:value="4177528">
            <text:p>417752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12288">
            <text:p>202812288</text:p>
          </table:table-cell>
          <table:table-cell office:value-type="float" office:value="154954540">
            <text:p>154954540</text:p>
          </table:table-cell>
          <table:table-cell office:value-type="float" office:value="8175572">
            <text:p>81755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031">
            <text:p>1687031</text:p>
          </table:table-cell>
          <table:table-cell office:value-type="float" office:value="128411231">
            <text:p>128411231</text:p>
          </table:table-cell>
          <table:table-cell office:value-type="float" office:value="488509">
            <text:p>488509</text:p>
          </table:table-cell>
          <table:table-cell office:value-type="float" office:value="226">
            <text:p>226</text:p>
          </table:table-cell>
          <table:table-cell office:value-type="float" office:value="4175148">
            <text:p>417514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17312">
            <text:p>202817312</text:p>
          </table:table-cell>
          <table:table-cell office:value-type="float" office:value="154956204">
            <text:p>154956204</text:p>
          </table:table-cell>
          <table:table-cell office:value-type="float" office:value="8175604">
            <text:p>81756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062">
            <text:p>1687062</text:p>
          </table:table-cell>
          <table:table-cell office:value-type="float" office:value="128411934">
            <text:p>128411934</text:p>
          </table:table-cell>
          <table:table-cell office:value-type="float" office:value="488510">
            <text:p>488510</text:p>
          </table:table-cell>
          <table:table-cell office:value-type="float" office:value="226">
            <text:p>226</text:p>
          </table:table-cell>
          <table:table-cell office:value-type="float" office:value="4172684">
            <text:p>417268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21856">
            <text:p>202821856</text:p>
          </table:table-cell>
          <table:table-cell office:value-type="float" office:value="154957452">
            <text:p>154957452</text:p>
          </table:table-cell>
          <table:table-cell office:value-type="float" office:value="8175636">
            <text:p>817563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078">
            <text:p>1687078</text:p>
          </table:table-cell>
          <table:table-cell office:value-type="float" office:value="128412635">
            <text:p>128412635</text:p>
          </table:table-cell>
          <table:table-cell office:value-type="float" office:value="488513">
            <text:p>488513</text:p>
          </table:table-cell>
          <table:table-cell office:value-type="float" office:value="226">
            <text:p>226</text:p>
          </table:table-cell>
          <table:table-cell office:value-type="float" office:value="4170588">
            <text:p>417058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27824">
            <text:p>202827824</text:p>
          </table:table-cell>
          <table:table-cell office:value-type="float" office:value="154959332">
            <text:p>154959332</text:p>
          </table:table-cell>
          <table:table-cell office:value-type="float" office:value="8175668">
            <text:p>81756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098">
            <text:p>1687098</text:p>
          </table:table-cell>
          <table:table-cell office:value-type="float" office:value="128413314">
            <text:p>128413314</text:p>
          </table:table-cell>
          <table:table-cell office:value-type="float" office:value="488523">
            <text:p>488523</text:p>
          </table:table-cell>
          <table:table-cell office:value-type="float" office:value="226">
            <text:p>226</text:p>
          </table:table-cell>
          <table:table-cell office:value-type="float" office:value="4168448">
            <text:p>416844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34128">
            <text:p>202834128</text:p>
          </table:table-cell>
          <table:table-cell office:value-type="float" office:value="154961236">
            <text:p>154961236</text:p>
          </table:table-cell>
          <table:table-cell office:value-type="float" office:value="8175844">
            <text:p>817584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128">
            <text:p>1687128</text:p>
          </table:table-cell>
          <table:table-cell office:value-type="float" office:value="128414000">
            <text:p>128414000</text:p>
          </table:table-cell>
          <table:table-cell office:value-type="float" office:value="488526">
            <text:p>488526</text:p>
          </table:table-cell>
          <table:table-cell office:value-type="float" office:value="226">
            <text:p>226</text:p>
          </table:table-cell>
          <table:table-cell office:value-type="float" office:value="4166576">
            <text:p>416657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38416">
            <text:p>202838416</text:p>
          </table:table-cell>
          <table:table-cell office:value-type="float" office:value="154962420">
            <text:p>154962420</text:p>
          </table:table-cell>
          <table:table-cell office:value-type="float" office:value="8175868">
            <text:p>81758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152">
            <text:p>1687152</text:p>
          </table:table-cell>
          <table:table-cell office:value-type="float" office:value="128414704">
            <text:p>128414704</text:p>
          </table:table-cell>
          <table:table-cell office:value-type="float" office:value="488527">
            <text:p>488527</text:p>
          </table:table-cell>
          <table:table-cell office:value-type="float" office:value="226">
            <text:p>226</text:p>
          </table:table-cell>
          <table:table-cell office:value-type="float" office:value="4164600">
            <text:p>416460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42768">
            <text:p>202842768</text:p>
          </table:table-cell>
          <table:table-cell office:value-type="float" office:value="154963284">
            <text:p>154963284</text:p>
          </table:table-cell>
          <table:table-cell office:value-type="float" office:value="8175892">
            <text:p>817589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173">
            <text:p>1687173</text:p>
          </table:table-cell>
          <table:table-cell office:value-type="float" office:value="128415408">
            <text:p>128415408</text:p>
          </table:table-cell>
          <table:table-cell office:value-type="float" office:value="488528">
            <text:p>488528</text:p>
          </table:table-cell>
          <table:table-cell office:value-type="float" office:value="226">
            <text:p>226</text:p>
          </table:table-cell>
          <table:table-cell office:value-type="float" office:value="4162376">
            <text:p>416237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48496">
            <text:p>202848496</text:p>
          </table:table-cell>
          <table:table-cell office:value-type="float" office:value="154965276">
            <text:p>154965276</text:p>
          </table:table-cell>
          <table:table-cell office:value-type="float" office:value="8175924">
            <text:p>81759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194">
            <text:p>1687194</text:p>
          </table:table-cell>
          <table:table-cell office:value-type="float" office:value="128416110">
            <text:p>128416110</text:p>
          </table:table-cell>
          <table:table-cell office:value-type="float" office:value="488528">
            <text:p>488528</text:p>
          </table:table-cell>
          <table:table-cell office:value-type="float" office:value="226">
            <text:p>226</text:p>
          </table:table-cell>
          <table:table-cell office:value-type="float" office:value="4159656">
            <text:p>415965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48496">
            <text:p>202848496</text:p>
          </table:table-cell>
          <table:table-cell office:value-type="float" office:value="154965276">
            <text:p>154965276</text:p>
          </table:table-cell>
          <table:table-cell office:value-type="float" office:value="8175924">
            <text:p>81759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213">
            <text:p>1687213</text:p>
          </table:table-cell>
          <table:table-cell office:value-type="float" office:value="128416776">
            <text:p>128416776</text:p>
          </table:table-cell>
          <table:table-cell office:value-type="float" office:value="488567">
            <text:p>488567</text:p>
          </table:table-cell>
          <table:table-cell office:value-type="float" office:value="226">
            <text:p>226</text:p>
          </table:table-cell>
          <table:table-cell office:value-type="float" office:value="4156848">
            <text:p>415684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53664">
            <text:p>202853664</text:p>
          </table:table-cell>
          <table:table-cell office:value-type="float" office:value="154979476">
            <text:p>154979476</text:p>
          </table:table-cell>
          <table:table-cell office:value-type="float" office:value="8176180">
            <text:p>81761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238">
            <text:p>1687238</text:p>
          </table:table-cell>
          <table:table-cell office:value-type="float" office:value="128417469">
            <text:p>128417469</text:p>
          </table:table-cell>
          <table:table-cell office:value-type="float" office:value="488571">
            <text:p>488571</text:p>
          </table:table-cell>
          <table:table-cell office:value-type="float" office:value="226">
            <text:p>226</text:p>
          </table:table-cell>
          <table:table-cell office:value-type="float" office:value="4154892">
            <text:p>41548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61392">
            <text:p>202861392</text:p>
          </table:table-cell>
          <table:table-cell office:value-type="float" office:value="154980900">
            <text:p>154980900</text:p>
          </table:table-cell>
          <table:table-cell office:value-type="float" office:value="8176268">
            <text:p>81762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267">
            <text:p>1687267</text:p>
          </table:table-cell>
          <table:table-cell office:value-type="float" office:value="128418162">
            <text:p>128418162</text:p>
          </table:table-cell>
          <table:table-cell office:value-type="float" office:value="488572">
            <text:p>488572</text:p>
          </table:table-cell>
          <table:table-cell office:value-type="float" office:value="226">
            <text:p>226</text:p>
          </table:table-cell>
          <table:table-cell office:value-type="float" office:value="4119788">
            <text:p>411978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66880">
            <text:p>202866880</text:p>
          </table:table-cell>
          <table:table-cell office:value-type="float" office:value="154981972">
            <text:p>154981972</text:p>
          </table:table-cell>
          <table:table-cell office:value-type="float" office:value="8176292">
            <text:p>817629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294">
            <text:p>1687294</text:p>
          </table:table-cell>
          <table:table-cell office:value-type="float" office:value="128418853">
            <text:p>128418853</text:p>
          </table:table-cell>
          <table:table-cell office:value-type="float" office:value="488574">
            <text:p>488574</text:p>
          </table:table-cell>
          <table:table-cell office:value-type="float" office:value="226">
            <text:p>226</text:p>
          </table:table-cell>
          <table:table-cell office:value-type="float" office:value="4118540">
            <text:p>411854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71520">
            <text:p>202871520</text:p>
          </table:table-cell>
          <table:table-cell office:value-type="float" office:value="154983364">
            <text:p>154983364</text:p>
          </table:table-cell>
          <table:table-cell office:value-type="float" office:value="8176324">
            <text:p>81763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317">
            <text:p>1687317</text:p>
          </table:table-cell>
          <table:table-cell office:value-type="float" office:value="128419548">
            <text:p>128419548</text:p>
          </table:table-cell>
          <table:table-cell office:value-type="float" office:value="488574">
            <text:p>488574</text:p>
          </table:table-cell>
          <table:table-cell office:value-type="float" office:value="226">
            <text:p>226</text:p>
          </table:table-cell>
          <table:table-cell office:value-type="float" office:value="4116500">
            <text:p>411650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71520">
            <text:p>202871520</text:p>
          </table:table-cell>
          <table:table-cell office:value-type="float" office:value="154983364">
            <text:p>154983364</text:p>
          </table:table-cell>
          <table:table-cell office:value-type="float" office:value="8176324">
            <text:p>81763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337">
            <text:p>1687337</text:p>
          </table:table-cell>
          <table:table-cell office:value-type="float" office:value="128420190">
            <text:p>128420190</text:p>
          </table:table-cell>
          <table:table-cell office:value-type="float" office:value="488629">
            <text:p>488629</text:p>
          </table:table-cell>
          <table:table-cell office:value-type="float" office:value="226">
            <text:p>226</text:p>
          </table:table-cell>
          <table:table-cell office:value-type="float" office:value="4113532">
            <text:p>411353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85728">
            <text:p>202885728</text:p>
          </table:table-cell>
          <table:table-cell office:value-type="float" office:value="154990044">
            <text:p>154990044</text:p>
          </table:table-cell>
          <table:table-cell office:value-type="float" office:value="8177028">
            <text:p>81770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361">
            <text:p>1687361</text:p>
          </table:table-cell>
          <table:table-cell office:value-type="float" office:value="128420890">
            <text:p>128420890</text:p>
          </table:table-cell>
          <table:table-cell office:value-type="float" office:value="488632">
            <text:p>488632</text:p>
          </table:table-cell>
          <table:table-cell office:value-type="float" office:value="226">
            <text:p>226</text:p>
          </table:table-cell>
          <table:table-cell office:value-type="float" office:value="4112168">
            <text:p>41121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90832">
            <text:p>202890832</text:p>
          </table:table-cell>
          <table:table-cell office:value-type="float" office:value="154992148">
            <text:p>154992148</text:p>
          </table:table-cell>
          <table:table-cell office:value-type="float" office:value="8177060">
            <text:p>81770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383">
            <text:p>1687383</text:p>
          </table:table-cell>
          <table:table-cell office:value-type="float" office:value="128421570">
            <text:p>128421570</text:p>
          </table:table-cell>
          <table:table-cell office:value-type="float" office:value="488633">
            <text:p>488633</text:p>
          </table:table-cell>
          <table:table-cell office:value-type="float" office:value="226">
            <text:p>226</text:p>
          </table:table-cell>
          <table:table-cell office:value-type="float" office:value="4109568">
            <text:p>41095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895824">
            <text:p>202895824</text:p>
          </table:table-cell>
          <table:table-cell office:value-type="float" office:value="154993356">
            <text:p>154993356</text:p>
          </table:table-cell>
          <table:table-cell office:value-type="float" office:value="8177084">
            <text:p>817708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403">
            <text:p>1687403</text:p>
          </table:table-cell>
          <table:table-cell office:value-type="float" office:value="128422269">
            <text:p>128422269</text:p>
          </table:table-cell>
          <table:table-cell office:value-type="float" office:value="488635">
            <text:p>488635</text:p>
          </table:table-cell>
          <table:table-cell office:value-type="float" office:value="226">
            <text:p>226</text:p>
          </table:table-cell>
          <table:table-cell office:value-type="float" office:value="4107528">
            <text:p>410752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02064">
            <text:p>202902064</text:p>
          </table:table-cell>
          <table:table-cell office:value-type="float" office:value="154995052">
            <text:p>154995052</text:p>
          </table:table-cell>
          <table:table-cell office:value-type="float" office:value="8177124">
            <text:p>817712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427">
            <text:p>1687427</text:p>
          </table:table-cell>
          <table:table-cell office:value-type="float" office:value="128422971">
            <text:p>128422971</text:p>
          </table:table-cell>
          <table:table-cell office:value-type="float" office:value="488636">
            <text:p>488636</text:p>
          </table:table-cell>
          <table:table-cell office:value-type="float" office:value="226">
            <text:p>226</text:p>
          </table:table-cell>
          <table:table-cell office:value-type="float" office:value="4105504">
            <text:p>410550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08832">
            <text:p>202908832</text:p>
          </table:table-cell>
          <table:table-cell office:value-type="float" office:value="154995940">
            <text:p>154995940</text:p>
          </table:table-cell>
          <table:table-cell office:value-type="float" office:value="8177164">
            <text:p>81771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449">
            <text:p>1687449</text:p>
          </table:table-cell>
          <table:table-cell office:value-type="float" office:value="128423668">
            <text:p>128423668</text:p>
          </table:table-cell>
          <table:table-cell office:value-type="float" office:value="488643">
            <text:p>488643</text:p>
          </table:table-cell>
          <table:table-cell office:value-type="float" office:value="226">
            <text:p>226</text:p>
          </table:table-cell>
          <table:table-cell office:value-type="float" office:value="4101752">
            <text:p>410175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14704">
            <text:p>202914704</text:p>
          </table:table-cell>
          <table:table-cell office:value-type="float" office:value="154997444">
            <text:p>154997444</text:p>
          </table:table-cell>
          <table:table-cell office:value-type="float" office:value="8177348">
            <text:p>81773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476">
            <text:p>1687476</text:p>
          </table:table-cell>
          <table:table-cell office:value-type="float" office:value="128424358">
            <text:p>128424358</text:p>
          </table:table-cell>
          <table:table-cell office:value-type="float" office:value="488643">
            <text:p>488643</text:p>
          </table:table-cell>
          <table:table-cell office:value-type="float" office:value="226">
            <text:p>226</text:p>
          </table:table-cell>
          <table:table-cell office:value-type="float" office:value="4100512">
            <text:p>410051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14704">
            <text:p>202914704</text:p>
          </table:table-cell>
          <table:table-cell office:value-type="float" office:value="154997444">
            <text:p>154997444</text:p>
          </table:table-cell>
          <table:table-cell office:value-type="float" office:value="8177348">
            <text:p>81773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500">
            <text:p>1687500</text:p>
          </table:table-cell>
          <table:table-cell office:value-type="float" office:value="128425056">
            <text:p>128425056</text:p>
          </table:table-cell>
          <table:table-cell office:value-type="float" office:value="488647">
            <text:p>488647</text:p>
          </table:table-cell>
          <table:table-cell office:value-type="float" office:value="226">
            <text:p>226</text:p>
          </table:table-cell>
          <table:table-cell office:value-type="float" office:value="4097280">
            <text:p>409728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23264">
            <text:p>202923264</text:p>
          </table:table-cell>
          <table:table-cell office:value-type="float" office:value="155000876">
            <text:p>155000876</text:p>
          </table:table-cell>
          <table:table-cell office:value-type="float" office:value="8177420">
            <text:p>81774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531">
            <text:p>1687531</text:p>
          </table:table-cell>
          <table:table-cell office:value-type="float" office:value="128425742">
            <text:p>128425742</text:p>
          </table:table-cell>
          <table:table-cell office:value-type="float" office:value="488648">
            <text:p>488648</text:p>
          </table:table-cell>
          <table:table-cell office:value-type="float" office:value="226">
            <text:p>226</text:p>
          </table:table-cell>
          <table:table-cell office:value-type="float" office:value="4096016">
            <text:p>409601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26032">
            <text:p>202926032</text:p>
          </table:table-cell>
          <table:table-cell office:value-type="float" office:value="155001868">
            <text:p>155001868</text:p>
          </table:table-cell>
          <table:table-cell office:value-type="float" office:value="8177436">
            <text:p>817743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542">
            <text:p>1687542</text:p>
          </table:table-cell>
          <table:table-cell office:value-type="float" office:value="128426419">
            <text:p>128426419</text:p>
          </table:table-cell>
          <table:table-cell office:value-type="float" office:value="488650">
            <text:p>488650</text:p>
          </table:table-cell>
          <table:table-cell office:value-type="float" office:value="226">
            <text:p>226</text:p>
          </table:table-cell>
          <table:table-cell office:value-type="float" office:value="4094484">
            <text:p>409448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33072">
            <text:p>202933072</text:p>
          </table:table-cell>
          <table:table-cell office:value-type="float" office:value="155006572">
            <text:p>155006572</text:p>
          </table:table-cell>
          <table:table-cell office:value-type="float" office:value="8177540">
            <text:p>817754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546">
            <text:p>1687546</text:p>
          </table:table-cell>
          <table:table-cell office:value-type="float" office:value="128427096">
            <text:p>128427096</text:p>
          </table:table-cell>
          <table:table-cell office:value-type="float" office:value="488666">
            <text:p>488666</text:p>
          </table:table-cell>
          <table:table-cell office:value-type="float" office:value="226">
            <text:p>226</text:p>
          </table:table-cell>
          <table:table-cell office:value-type="float" office:value="4094460">
            <text:p>409446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38608">
            <text:p>202938608</text:p>
          </table:table-cell>
          <table:table-cell office:value-type="float" office:value="155011244">
            <text:p>155011244</text:p>
          </table:table-cell>
          <table:table-cell office:value-type="float" office:value="8177796">
            <text:p>81777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550">
            <text:p>1687550</text:p>
          </table:table-cell>
          <table:table-cell office:value-type="float" office:value="128427784">
            <text:p>128427784</text:p>
          </table:table-cell>
          <table:table-cell office:value-type="float" office:value="488666">
            <text:p>488666</text:p>
          </table:table-cell>
          <table:table-cell office:value-type="float" office:value="226">
            <text:p>226</text:p>
          </table:table-cell>
          <table:table-cell office:value-type="float" office:value="4094292">
            <text:p>40942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38608">
            <text:p>202938608</text:p>
          </table:table-cell>
          <table:table-cell office:value-type="float" office:value="155011244">
            <text:p>155011244</text:p>
          </table:table-cell>
          <table:table-cell office:value-type="float" office:value="8177796">
            <text:p>81777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571">
            <text:p>1687571</text:p>
          </table:table-cell>
          <table:table-cell office:value-type="float" office:value="128428443">
            <text:p>128428443</text:p>
          </table:table-cell>
          <table:table-cell office:value-type="float" office:value="488678">
            <text:p>488678</text:p>
          </table:table-cell>
          <table:table-cell office:value-type="float" office:value="226">
            <text:p>226</text:p>
          </table:table-cell>
          <table:table-cell office:value-type="float" office:value="4089888">
            <text:p>408988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45600">
            <text:p>202945600</text:p>
          </table:table-cell>
          <table:table-cell office:value-type="float" office:value="155018460">
            <text:p>155018460</text:p>
          </table:table-cell>
          <table:table-cell office:value-type="float" office:value="8177948">
            <text:p>81779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595">
            <text:p>1687595</text:p>
          </table:table-cell>
          <table:table-cell office:value-type="float" office:value="128429034">
            <text:p>128429034</text:p>
          </table:table-cell>
          <table:table-cell office:value-type="float" office:value="488774">
            <text:p>488774</text:p>
          </table:table-cell>
          <table:table-cell office:value-type="float" office:value="226">
            <text:p>226</text:p>
          </table:table-cell>
          <table:table-cell office:value-type="float" office:value="4091460">
            <text:p>409146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87520">
            <text:p>202987520</text:p>
          </table:table-cell>
          <table:table-cell office:value-type="float" office:value="155023956">
            <text:p>155023956</text:p>
          </table:table-cell>
          <table:table-cell office:value-type="float" office:value="8178188">
            <text:p>81781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615">
            <text:p>1687615</text:p>
          </table:table-cell>
          <table:table-cell office:value-type="float" office:value="128429702">
            <text:p>128429702</text:p>
          </table:table-cell>
          <table:table-cell office:value-type="float" office:value="488777">
            <text:p>488777</text:p>
          </table:table-cell>
          <table:table-cell office:value-type="float" office:value="226">
            <text:p>226</text:p>
          </table:table-cell>
          <table:table-cell office:value-type="float" office:value="4090100">
            <text:p>409010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93472">
            <text:p>202993472</text:p>
          </table:table-cell>
          <table:table-cell office:value-type="float" office:value="155025836">
            <text:p>155025836</text:p>
          </table:table-cell>
          <table:table-cell office:value-type="float" office:value="8178228">
            <text:p>81782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621">
            <text:p>1687621</text:p>
          </table:table-cell>
          <table:table-cell office:value-type="float" office:value="128430384">
            <text:p>128430384</text:p>
          </table:table-cell>
          <table:table-cell office:value-type="float" office:value="488783">
            <text:p>488783</text:p>
          </table:table-cell>
          <table:table-cell office:value-type="float" office:value="226">
            <text:p>226</text:p>
          </table:table-cell>
          <table:table-cell office:value-type="float" office:value="4089828">
            <text:p>408982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94176">
            <text:p>202994176</text:p>
          </table:table-cell>
          <table:table-cell office:value-type="float" office:value="155026012">
            <text:p>155026012</text:p>
          </table:table-cell>
          <table:table-cell office:value-type="float" office:value="8178404">
            <text:p>81784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640">
            <text:p>1687640</text:p>
          </table:table-cell>
          <table:table-cell office:value-type="float" office:value="128431076">
            <text:p>128431076</text:p>
          </table:table-cell>
          <table:table-cell office:value-type="float" office:value="488784">
            <text:p>488784</text:p>
          </table:table-cell>
          <table:table-cell office:value-type="float" office:value="226">
            <text:p>226</text:p>
          </table:table-cell>
          <table:table-cell office:value-type="float" office:value="4089292">
            <text:p>40892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99504">
            <text:p>202999504</text:p>
          </table:table-cell>
          <table:table-cell office:value-type="float" office:value="155035804">
            <text:p>155035804</text:p>
          </table:table-cell>
          <table:table-cell office:value-type="float" office:value="8178548">
            <text:p>81785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659">
            <text:p>1687659</text:p>
          </table:table-cell>
          <table:table-cell office:value-type="float" office:value="128431762">
            <text:p>128431762</text:p>
          </table:table-cell>
          <table:table-cell office:value-type="float" office:value="488784">
            <text:p>488784</text:p>
          </table:table-cell>
          <table:table-cell office:value-type="float" office:value="226">
            <text:p>226</text:p>
          </table:table-cell>
          <table:table-cell office:value-type="float" office:value="4087976">
            <text:p>408797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2999504">
            <text:p>202999504</text:p>
          </table:table-cell>
          <table:table-cell office:value-type="float" office:value="155035804">
            <text:p>155035804</text:p>
          </table:table-cell>
          <table:table-cell office:value-type="float" office:value="8178548">
            <text:p>81785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669">
            <text:p>1687669</text:p>
          </table:table-cell>
          <table:table-cell office:value-type="float" office:value="128432445">
            <text:p>128432445</text:p>
          </table:table-cell>
          <table:table-cell office:value-type="float" office:value="488797">
            <text:p>488797</text:p>
          </table:table-cell>
          <table:table-cell office:value-type="float" office:value="226">
            <text:p>226</text:p>
          </table:table-cell>
          <table:table-cell office:value-type="float" office:value="4086640">
            <text:p>408664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05216">
            <text:p>203005216</text:p>
          </table:table-cell>
          <table:table-cell office:value-type="float" office:value="155041644">
            <text:p>155041644</text:p>
          </table:table-cell>
          <table:table-cell office:value-type="float" office:value="8178668">
            <text:p>81786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696">
            <text:p>1687696</text:p>
          </table:table-cell>
          <table:table-cell office:value-type="float" office:value="128433145">
            <text:p>128433145</text:p>
          </table:table-cell>
          <table:table-cell office:value-type="float" office:value="488797">
            <text:p>488797</text:p>
          </table:table-cell>
          <table:table-cell office:value-type="float" office:value="226">
            <text:p>226</text:p>
          </table:table-cell>
          <table:table-cell office:value-type="float" office:value="4085136">
            <text:p>408513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05216">
            <text:p>203005216</text:p>
          </table:table-cell>
          <table:table-cell office:value-type="float" office:value="155041644">
            <text:p>155041644</text:p>
          </table:table-cell>
          <table:table-cell office:value-type="float" office:value="8178668">
            <text:p>81786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706">
            <text:p>1687706</text:p>
          </table:table-cell>
          <table:table-cell office:value-type="float" office:value="128433814">
            <text:p>128433814</text:p>
          </table:table-cell>
          <table:table-cell office:value-type="float" office:value="488816">
            <text:p>488816</text:p>
          </table:table-cell>
          <table:table-cell office:value-type="float" office:value="226">
            <text:p>226</text:p>
          </table:table-cell>
          <table:table-cell office:value-type="float" office:value="4084124">
            <text:p>408412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11264">
            <text:p>203011264</text:p>
          </table:table-cell>
          <table:table-cell office:value-type="float" office:value="155044548">
            <text:p>155044548</text:p>
          </table:table-cell>
          <table:table-cell office:value-type="float" office:value="8179060">
            <text:p>81790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722">
            <text:p>1687722</text:p>
          </table:table-cell>
          <table:table-cell office:value-type="float" office:value="128434514">
            <text:p>128434514</text:p>
          </table:table-cell>
          <table:table-cell office:value-type="float" office:value="488818">
            <text:p>488818</text:p>
          </table:table-cell>
          <table:table-cell office:value-type="float" office:value="226">
            <text:p>226</text:p>
          </table:table-cell>
          <table:table-cell office:value-type="float" office:value="4081548">
            <text:p>408154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17248">
            <text:p>203017248</text:p>
          </table:table-cell>
          <table:table-cell office:value-type="float" office:value="155047596">
            <text:p>155047596</text:p>
          </table:table-cell>
          <table:table-cell office:value-type="float" office:value="8179132">
            <text:p>81791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744">
            <text:p>1687744</text:p>
          </table:table-cell>
          <table:table-cell office:value-type="float" office:value="128435212">
            <text:p>128435212</text:p>
          </table:table-cell>
          <table:table-cell office:value-type="float" office:value="488820">
            <text:p>488820</text:p>
          </table:table-cell>
          <table:table-cell office:value-type="float" office:value="226">
            <text:p>226</text:p>
          </table:table-cell>
          <table:table-cell office:value-type="float" office:value="4079536">
            <text:p>407953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21520">
            <text:p>203021520</text:p>
          </table:table-cell>
          <table:table-cell office:value-type="float" office:value="155049164">
            <text:p>155049164</text:p>
          </table:table-cell>
          <table:table-cell office:value-type="float" office:value="8179164">
            <text:p>81791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761">
            <text:p>1687761</text:p>
          </table:table-cell>
          <table:table-cell office:value-type="float" office:value="128435915">
            <text:p>128435915</text:p>
          </table:table-cell>
          <table:table-cell office:value-type="float" office:value="488820">
            <text:p>488820</text:p>
          </table:table-cell>
          <table:table-cell office:value-type="float" office:value="226">
            <text:p>226</text:p>
          </table:table-cell>
          <table:table-cell office:value-type="float" office:value="4078652">
            <text:p>407865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21520">
            <text:p>203021520</text:p>
          </table:table-cell>
          <table:table-cell office:value-type="float" office:value="155049164">
            <text:p>155049164</text:p>
          </table:table-cell>
          <table:table-cell office:value-type="float" office:value="8179164">
            <text:p>81791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781">
            <text:p>1687781</text:p>
          </table:table-cell>
          <table:table-cell office:value-type="float" office:value="128436612">
            <text:p>128436612</text:p>
          </table:table-cell>
          <table:table-cell office:value-type="float" office:value="488826">
            <text:p>488826</text:p>
          </table:table-cell>
          <table:table-cell office:value-type="float" office:value="226">
            <text:p>226</text:p>
          </table:table-cell>
          <table:table-cell office:value-type="float" office:value="4075872">
            <text:p>407587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27680">
            <text:p>203027680</text:p>
          </table:table-cell>
          <table:table-cell office:value-type="float" office:value="155050684">
            <text:p>155050684</text:p>
          </table:table-cell>
          <table:table-cell office:value-type="float" office:value="8179292">
            <text:p>817929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805">
            <text:p>1687805</text:p>
          </table:table-cell>
          <table:table-cell office:value-type="float" office:value="128437316">
            <text:p>128437316</text:p>
          </table:table-cell>
          <table:table-cell office:value-type="float" office:value="488829">
            <text:p>488829</text:p>
          </table:table-cell>
          <table:table-cell office:value-type="float" office:value="226">
            <text:p>226</text:p>
          </table:table-cell>
          <table:table-cell office:value-type="float" office:value="4073140">
            <text:p>407314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33680">
            <text:p>203033680</text:p>
          </table:table-cell>
          <table:table-cell office:value-type="float" office:value="155052916">
            <text:p>155052916</text:p>
          </table:table-cell>
          <table:table-cell office:value-type="float" office:value="8179364">
            <text:p>81793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823">
            <text:p>1687823</text:p>
          </table:table-cell>
          <table:table-cell office:value-type="float" office:value="128438021">
            <text:p>128438021</text:p>
          </table:table-cell>
          <table:table-cell office:value-type="float" office:value="488832">
            <text:p>488832</text:p>
          </table:table-cell>
          <table:table-cell office:value-type="float" office:value="226">
            <text:p>226</text:p>
          </table:table-cell>
          <table:table-cell office:value-type="float" office:value="4071472">
            <text:p>407147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38864">
            <text:p>203038864</text:p>
          </table:table-cell>
          <table:table-cell office:value-type="float" office:value="155055140">
            <text:p>155055140</text:p>
          </table:table-cell>
          <table:table-cell office:value-type="float" office:value="8179396">
            <text:p>81793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842">
            <text:p>1687842</text:p>
          </table:table-cell>
          <table:table-cell office:value-type="float" office:value="128438713">
            <text:p>128438713</text:p>
          </table:table-cell>
          <table:table-cell office:value-type="float" office:value="488843">
            <text:p>488843</text:p>
          </table:table-cell>
          <table:table-cell office:value-type="float" office:value="226">
            <text:p>226</text:p>
          </table:table-cell>
          <table:table-cell office:value-type="float" office:value="4070120">
            <text:p>407012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46032">
            <text:p>203046032</text:p>
          </table:table-cell>
          <table:table-cell office:value-type="float" office:value="155057412">
            <text:p>155057412</text:p>
          </table:table-cell>
          <table:table-cell office:value-type="float" office:value="8179796">
            <text:p>81797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864">
            <text:p>1687864</text:p>
          </table:table-cell>
          <table:table-cell office:value-type="float" office:value="128439414">
            <text:p>128439414</text:p>
          </table:table-cell>
          <table:table-cell office:value-type="float" office:value="488843">
            <text:p>488843</text:p>
          </table:table-cell>
          <table:table-cell office:value-type="float" office:value="226">
            <text:p>226</text:p>
          </table:table-cell>
          <table:table-cell office:value-type="float" office:value="4067764">
            <text:p>406776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46032">
            <text:p>203046032</text:p>
          </table:table-cell>
          <table:table-cell office:value-type="float" office:value="155057412">
            <text:p>155057412</text:p>
          </table:table-cell>
          <table:table-cell office:value-type="float" office:value="8179796">
            <text:p>81797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882">
            <text:p>1687882</text:p>
          </table:table-cell>
          <table:table-cell office:value-type="float" office:value="128440113">
            <text:p>128440113</text:p>
          </table:table-cell>
          <table:table-cell office:value-type="float" office:value="488850">
            <text:p>488850</text:p>
          </table:table-cell>
          <table:table-cell office:value-type="float" office:value="226">
            <text:p>226</text:p>
          </table:table-cell>
          <table:table-cell office:value-type="float" office:value="4065568">
            <text:p>40655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55168">
            <text:p>203055168</text:p>
          </table:table-cell>
          <table:table-cell office:value-type="float" office:value="155059740">
            <text:p>155059740</text:p>
          </table:table-cell>
          <table:table-cell office:value-type="float" office:value="8179908">
            <text:p>81799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904">
            <text:p>1687904</text:p>
          </table:table-cell>
          <table:table-cell office:value-type="float" office:value="128440802">
            <text:p>128440802</text:p>
          </table:table-cell>
          <table:table-cell office:value-type="float" office:value="488850">
            <text:p>488850</text:p>
          </table:table-cell>
          <table:table-cell office:value-type="float" office:value="226">
            <text:p>226</text:p>
          </table:table-cell>
          <table:table-cell office:value-type="float" office:value="4064692">
            <text:p>40646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60976">
            <text:p>203060976</text:p>
          </table:table-cell>
          <table:table-cell office:value-type="float" office:value="155061068">
            <text:p>155061068</text:p>
          </table:table-cell>
          <table:table-cell office:value-type="float" office:value="8179940">
            <text:p>817994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932">
            <text:p>1687932</text:p>
          </table:table-cell>
          <table:table-cell office:value-type="float" office:value="128441503">
            <text:p>128441503</text:p>
          </table:table-cell>
          <table:table-cell office:value-type="float" office:value="488850">
            <text:p>488850</text:p>
          </table:table-cell>
          <table:table-cell office:value-type="float" office:value="226">
            <text:p>226</text:p>
          </table:table-cell>
          <table:table-cell office:value-type="float" office:value="4062264">
            <text:p>406226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65424">
            <text:p>203065424</text:p>
          </table:table-cell>
          <table:table-cell office:value-type="float" office:value="155061628">
            <text:p>155061628</text:p>
          </table:table-cell>
          <table:table-cell office:value-type="float" office:value="8179964">
            <text:p>81799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950">
            <text:p>1687950</text:p>
          </table:table-cell>
          <table:table-cell office:value-type="float" office:value="128442200">
            <text:p>128442200</text:p>
          </table:table-cell>
          <table:table-cell office:value-type="float" office:value="488860">
            <text:p>488860</text:p>
          </table:table-cell>
          <table:table-cell office:value-type="float" office:value="226">
            <text:p>226</text:p>
          </table:table-cell>
          <table:table-cell office:value-type="float" office:value="4060036">
            <text:p>406003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72688">
            <text:p>203072688</text:p>
          </table:table-cell>
          <table:table-cell office:value-type="float" office:value="155064196">
            <text:p>155064196</text:p>
          </table:table-cell>
          <table:table-cell office:value-type="float" office:value="8180228">
            <text:p>81802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973">
            <text:p>1687973</text:p>
          </table:table-cell>
          <table:table-cell office:value-type="float" office:value="128442886">
            <text:p>128442886</text:p>
          </table:table-cell>
          <table:table-cell office:value-type="float" office:value="488861">
            <text:p>488861</text:p>
          </table:table-cell>
          <table:table-cell office:value-type="float" office:value="226">
            <text:p>226</text:p>
          </table:table-cell>
          <table:table-cell office:value-type="float" office:value="4058632">
            <text:p>405863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77648">
            <text:p>203077648</text:p>
          </table:table-cell>
          <table:table-cell office:value-type="float" office:value="155066292">
            <text:p>155066292</text:p>
          </table:table-cell>
          <table:table-cell office:value-type="float" office:value="8180260">
            <text:p>81802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978">
            <text:p>1687978</text:p>
          </table:table-cell>
          <table:table-cell office:value-type="float" office:value="128443577">
            <text:p>128443577</text:p>
          </table:table-cell>
          <table:table-cell office:value-type="float" office:value="488861">
            <text:p>488861</text:p>
          </table:table-cell>
          <table:table-cell office:value-type="float" office:value="226">
            <text:p>226</text:p>
          </table:table-cell>
          <table:table-cell office:value-type="float" office:value="4058416">
            <text:p>405841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77648">
            <text:p>203077648</text:p>
          </table:table-cell>
          <table:table-cell office:value-type="float" office:value="155066292">
            <text:p>155066292</text:p>
          </table:table-cell>
          <table:table-cell office:value-type="float" office:value="8180260">
            <text:p>81802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982">
            <text:p>1687982</text:p>
          </table:table-cell>
          <table:table-cell office:value-type="float" office:value="128444267">
            <text:p>128444267</text:p>
          </table:table-cell>
          <table:table-cell office:value-type="float" office:value="488861">
            <text:p>488861</text:p>
          </table:table-cell>
          <table:table-cell office:value-type="float" office:value="226">
            <text:p>226</text:p>
          </table:table-cell>
          <table:table-cell office:value-type="float" office:value="4058152">
            <text:p>405815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77648">
            <text:p>203077648</text:p>
          </table:table-cell>
          <table:table-cell office:value-type="float" office:value="155066292">
            <text:p>155066292</text:p>
          </table:table-cell>
          <table:table-cell office:value-type="float" office:value="8180260">
            <text:p>81802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990">
            <text:p>1687990</text:p>
          </table:table-cell>
          <table:table-cell office:value-type="float" office:value="128444954">
            <text:p>128444954</text:p>
          </table:table-cell>
          <table:table-cell office:value-type="float" office:value="488870">
            <text:p>488870</text:p>
          </table:table-cell>
          <table:table-cell office:value-type="float" office:value="226">
            <text:p>226</text:p>
          </table:table-cell>
          <table:table-cell office:value-type="float" office:value="4057680">
            <text:p>405768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83408">
            <text:p>203083408</text:p>
          </table:table-cell>
          <table:table-cell office:value-type="float" office:value="155071796">
            <text:p>155071796</text:p>
          </table:table-cell>
          <table:table-cell office:value-type="float" office:value="8180404">
            <text:p>81804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7992">
            <text:p>1687992</text:p>
          </table:table-cell>
          <table:table-cell office:value-type="float" office:value="128445637">
            <text:p>128445637</text:p>
          </table:table-cell>
          <table:table-cell office:value-type="float" office:value="488877">
            <text:p>488877</text:p>
          </table:table-cell>
          <table:table-cell office:value-type="float" office:value="226">
            <text:p>226</text:p>
          </table:table-cell>
          <table:table-cell office:value-type="float" office:value="4057184">
            <text:p>405718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83760">
            <text:p>203083760</text:p>
          </table:table-cell>
          <table:table-cell office:value-type="float" office:value="155071972">
            <text:p>155071972</text:p>
          </table:table-cell>
          <table:table-cell office:value-type="float" office:value="8180580">
            <text:p>818058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019">
            <text:p>1688019</text:p>
          </table:table-cell>
          <table:table-cell office:value-type="float" office:value="128446309">
            <text:p>128446309</text:p>
          </table:table-cell>
          <table:table-cell office:value-type="float" office:value="488895">
            <text:p>488895</text:p>
          </table:table-cell>
          <table:table-cell office:value-type="float" office:value="226">
            <text:p>226</text:p>
          </table:table-cell>
          <table:table-cell office:value-type="float" office:value="4056680">
            <text:p>4056680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094608">
            <text:p>203094608</text:p>
          </table:table-cell>
          <table:table-cell office:value-type="float" office:value="155081348">
            <text:p>155081348</text:p>
          </table:table-cell>
          <table:table-cell office:value-type="float" office:value="8180748">
            <text:p>81807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045">
            <text:p>1688045</text:p>
          </table:table-cell>
          <table:table-cell office:value-type="float" office:value="128447004">
            <text:p>128447004</text:p>
          </table:table-cell>
          <table:table-cell office:value-type="float" office:value="488898">
            <text:p>488898</text:p>
          </table:table-cell>
          <table:table-cell office:value-type="float" office:value="226">
            <text:p>226</text:p>
          </table:table-cell>
          <table:table-cell office:value-type="float" office:value="4054192">
            <text:p>405419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100080">
            <text:p>203100080</text:p>
          </table:table-cell>
          <table:table-cell office:value-type="float" office:value="155082852">
            <text:p>155082852</text:p>
          </table:table-cell>
          <table:table-cell office:value-type="float" office:value="8180788">
            <text:p>81807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067">
            <text:p>1688067</text:p>
          </table:table-cell>
          <table:table-cell office:value-type="float" office:value="128447709">
            <text:p>128447709</text:p>
          </table:table-cell>
          <table:table-cell office:value-type="float" office:value="488901">
            <text:p>488901</text:p>
          </table:table-cell>
          <table:table-cell office:value-type="float" office:value="226">
            <text:p>226</text:p>
          </table:table-cell>
          <table:table-cell office:value-type="float" office:value="4051216">
            <text:p>405121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105632">
            <text:p>203105632</text:p>
          </table:table-cell>
          <table:table-cell office:value-type="float" office:value="155083940">
            <text:p>155083940</text:p>
          </table:table-cell>
          <table:table-cell office:value-type="float" office:value="8180820">
            <text:p>818082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089">
            <text:p>1688089</text:p>
          </table:table-cell>
          <table:table-cell office:value-type="float" office:value="128448411">
            <text:p>128448411</text:p>
          </table:table-cell>
          <table:table-cell office:value-type="float" office:value="488902">
            <text:p>488902</text:p>
          </table:table-cell>
          <table:table-cell office:value-type="float" office:value="226">
            <text:p>226</text:p>
          </table:table-cell>
          <table:table-cell office:value-type="float" office:value="4049852">
            <text:p>4049852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110720">
            <text:p>203110720</text:p>
          </table:table-cell>
          <table:table-cell office:value-type="float" office:value="155084860">
            <text:p>155084860</text:p>
          </table:table-cell>
          <table:table-cell office:value-type="float" office:value="8180852">
            <text:p>818085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06">
            <text:p>1688106</text:p>
          </table:table-cell>
          <table:table-cell office:value-type="float" office:value="128449090">
            <text:p>128449090</text:p>
          </table:table-cell>
          <table:table-cell office:value-type="float" office:value="488924">
            <text:p>488924</text:p>
          </table:table-cell>
          <table:table-cell office:value-type="float" office:value="226">
            <text:p>226</text:p>
          </table:table-cell>
          <table:table-cell office:value-type="float" office:value="4046668">
            <text:p>404666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117792">
            <text:p>203117792</text:p>
          </table:table-cell>
          <table:table-cell office:value-type="float" office:value="155089184">
            <text:p>155089184</text:p>
          </table:table-cell>
          <table:table-cell office:value-type="float" office:value="8181360">
            <text:p>81813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25">
            <text:p>1688125</text:p>
          </table:table-cell>
          <table:table-cell office:value-type="float" office:value="128449780">
            <text:p>128449780</text:p>
          </table:table-cell>
          <table:table-cell office:value-type="float" office:value="488927">
            <text:p>488927</text:p>
          </table:table-cell>
          <table:table-cell office:value-type="float" office:value="226">
            <text:p>226</text:p>
          </table:table-cell>
          <table:table-cell office:value-type="float" office:value="4044324">
            <text:p>4044324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122896">
            <text:p>203122896</text:p>
          </table:table-cell>
          <table:table-cell office:value-type="float" office:value="155090696">
            <text:p>155090696</text:p>
          </table:table-cell>
          <table:table-cell office:value-type="float" office:value="8181392">
            <text:p>818139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27">
            <text:p>1688127</text:p>
          </table:table-cell>
          <table:table-cell office:value-type="float" office:value="128450470">
            <text:p>128450470</text:p>
          </table:table-cell>
          <table:table-cell office:value-type="float" office:value="488927">
            <text:p>488927</text:p>
          </table:table-cell>
          <table:table-cell office:value-type="float" office:value="226">
            <text:p>226</text:p>
          </table:table-cell>
          <table:table-cell office:value-type="float" office:value="4044188">
            <text:p>4044188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122896">
            <text:p>203122896</text:p>
          </table:table-cell>
          <table:table-cell office:value-type="float" office:value="155090696">
            <text:p>155090696</text:p>
          </table:table-cell>
          <table:table-cell office:value-type="float" office:value="8181392">
            <text:p>818139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34">
            <text:p>1688134</text:p>
          </table:table-cell>
          <table:table-cell office:value-type="float" office:value="128451144">
            <text:p>128451144</text:p>
          </table:table-cell>
          <table:table-cell office:value-type="float" office:value="488944">
            <text:p>488944</text:p>
          </table:table-cell>
          <table:table-cell office:value-type="float" office:value="226">
            <text:p>226</text:p>
          </table:table-cell>
          <table:table-cell office:value-type="float" office:value="4043956">
            <text:p>404395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128048">
            <text:p>203128048</text:p>
          </table:table-cell>
          <table:table-cell office:value-type="float" office:value="155095804">
            <text:p>155095804</text:p>
          </table:table-cell>
          <table:table-cell office:value-type="float" office:value="8181948">
            <text:p>81819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44">
            <text:p>1688144</text:p>
          </table:table-cell>
          <table:table-cell office:value-type="float" office:value="128451829">
            <text:p>128451829</text:p>
          </table:table-cell>
          <table:table-cell office:value-type="float" office:value="488944">
            <text:p>488944</text:p>
          </table:table-cell>
          <table:table-cell office:value-type="float" office:value="226">
            <text:p>226</text:p>
          </table:table-cell>
          <table:table-cell office:value-type="float" office:value="4043816">
            <text:p>4043816</text:p>
          </table:table-cell>
          <table:table-cell office:value-type="float" office:value="10584060">
            <text:p>10584060</text:p>
          </table:table-cell>
          <table:table-cell office:value-type="float" office:value="19246116">
            <text:p>19246116</text:p>
          </table:table-cell>
          <table:table-cell office:value-type="float" office:value="7101400">
            <text:p>7101400</text:p>
          </table:table-cell>
          <table:table-cell office:value-type="float" office:value="203128048">
            <text:p>203128048</text:p>
          </table:table-cell>
          <table:table-cell office:value-type="float" office:value="155095804">
            <text:p>155095804</text:p>
          </table:table-cell>
          <table:table-cell office:value-type="float" office:value="8181948">
            <text:p>818194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50">
            <text:p>1688150</text:p>
          </table:table-cell>
          <table:table-cell office:value-type="float" office:value="128452511">
            <text:p>128452511</text:p>
          </table:table-cell>
          <table:table-cell office:value-type="float" office:value="488948">
            <text:p>488948</text:p>
          </table:table-cell>
          <table:table-cell office:value-type="float" office:value="226">
            <text:p>226</text:p>
          </table:table-cell>
          <table:table-cell office:value-type="float" office:value="4043216">
            <text:p>4043216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32672">
            <text:p>203132672</text:p>
          </table:table-cell>
          <table:table-cell office:value-type="float" office:value="155098300">
            <text:p>155098300</text:p>
          </table:table-cell>
          <table:table-cell office:value-type="float" office:value="8182068">
            <text:p>81820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54">
            <text:p>1688154</text:p>
          </table:table-cell>
          <table:table-cell office:value-type="float" office:value="128453200">
            <text:p>128453200</text:p>
          </table:table-cell>
          <table:table-cell office:value-type="float" office:value="488948">
            <text:p>488948</text:p>
          </table:table-cell>
          <table:table-cell office:value-type="float" office:value="226">
            <text:p>226</text:p>
          </table:table-cell>
          <table:table-cell office:value-type="float" office:value="4042968">
            <text:p>4042968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32672">
            <text:p>203132672</text:p>
          </table:table-cell>
          <table:table-cell office:value-type="float" office:value="155098300">
            <text:p>155098300</text:p>
          </table:table-cell>
          <table:table-cell office:value-type="float" office:value="8182068">
            <text:p>81820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67">
            <text:p>1688167</text:p>
          </table:table-cell>
          <table:table-cell office:value-type="float" office:value="128453879">
            <text:p>128453879</text:p>
          </table:table-cell>
          <table:table-cell office:value-type="float" office:value="488962">
            <text:p>488962</text:p>
          </table:table-cell>
          <table:table-cell office:value-type="float" office:value="226">
            <text:p>226</text:p>
          </table:table-cell>
          <table:table-cell office:value-type="float" office:value="4042692">
            <text:p>404269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39072">
            <text:p>203139072</text:p>
          </table:table-cell>
          <table:table-cell office:value-type="float" office:value="155103388">
            <text:p>155103388</text:p>
          </table:table-cell>
          <table:table-cell office:value-type="float" office:value="8182188">
            <text:p>818218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87">
            <text:p>1688187</text:p>
          </table:table-cell>
          <table:table-cell office:value-type="float" office:value="128454569">
            <text:p>128454569</text:p>
          </table:table-cell>
          <table:table-cell office:value-type="float" office:value="488968">
            <text:p>488968</text:p>
          </table:table-cell>
          <table:table-cell office:value-type="float" office:value="226">
            <text:p>226</text:p>
          </table:table-cell>
          <table:table-cell office:value-type="float" office:value="4041420">
            <text:p>404142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39664">
            <text:p>203139664</text:p>
          </table:table-cell>
          <table:table-cell office:value-type="float" office:value="155103596">
            <text:p>155103596</text:p>
          </table:table-cell>
          <table:table-cell office:value-type="float" office:value="8182396">
            <text:p>818239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195">
            <text:p>1688195</text:p>
          </table:table-cell>
          <table:table-cell office:value-type="float" office:value="128455234">
            <text:p>128455234</text:p>
          </table:table-cell>
          <table:table-cell office:value-type="float" office:value="488987">
            <text:p>488987</text:p>
          </table:table-cell>
          <table:table-cell office:value-type="float" office:value="226">
            <text:p>226</text:p>
          </table:table-cell>
          <table:table-cell office:value-type="float" office:value="4040772">
            <text:p>404077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46864">
            <text:p>203146864</text:p>
          </table:table-cell>
          <table:table-cell office:value-type="float" office:value="155111652">
            <text:p>155111652</text:p>
          </table:table-cell>
          <table:table-cell office:value-type="float" office:value="8182532">
            <text:p>81825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04">
            <text:p>1688204</text:p>
          </table:table-cell>
          <table:table-cell office:value-type="float" office:value="128455993">
            <text:p>128455993</text:p>
          </table:table-cell>
          <table:table-cell office:value-type="float" office:value="488987">
            <text:p>488987</text:p>
          </table:table-cell>
          <table:table-cell office:value-type="float" office:value="226">
            <text:p>226</text:p>
          </table:table-cell>
          <table:table-cell office:value-type="float" office:value="4245992">
            <text:p>424599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46912">
            <text:p>203146912</text:p>
          </table:table-cell>
          <table:table-cell office:value-type="float" office:value="155111652">
            <text:p>155111652</text:p>
          </table:table-cell>
          <table:table-cell office:value-type="float" office:value="8182532">
            <text:p>81825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05">
            <text:p>1688205</text:p>
          </table:table-cell>
          <table:table-cell office:value-type="float" office:value="128456780">
            <text:p>128456780</text:p>
          </table:table-cell>
          <table:table-cell office:value-type="float" office:value="488987">
            <text:p>488987</text:p>
          </table:table-cell>
          <table:table-cell office:value-type="float" office:value="226">
            <text:p>226</text:p>
          </table:table-cell>
          <table:table-cell office:value-type="float" office:value="4246116">
            <text:p>4246116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46912">
            <text:p>203146912</text:p>
          </table:table-cell>
          <table:table-cell office:value-type="float" office:value="155111652">
            <text:p>155111652</text:p>
          </table:table-cell>
          <table:table-cell office:value-type="float" office:value="8182532">
            <text:p>818253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08">
            <text:p>1688208</text:p>
          </table:table-cell>
          <table:table-cell office:value-type="float" office:value="128457548">
            <text:p>128457548</text:p>
          </table:table-cell>
          <table:table-cell office:value-type="float" office:value="488996">
            <text:p>488996</text:p>
          </table:table-cell>
          <table:table-cell office:value-type="float" office:value="226">
            <text:p>226</text:p>
          </table:table-cell>
          <table:table-cell office:value-type="float" office:value="4246116">
            <text:p>4246116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47520">
            <text:p>203147520</text:p>
          </table:table-cell>
          <table:table-cell office:value-type="float" office:value="155111660">
            <text:p>155111660</text:p>
          </table:table-cell>
          <table:table-cell office:value-type="float" office:value="8182708">
            <text:p>81827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15">
            <text:p>1688215</text:p>
          </table:table-cell>
          <table:table-cell office:value-type="float" office:value="128458315">
            <text:p>128458315</text:p>
          </table:table-cell>
          <table:table-cell office:value-type="float" office:value="489010">
            <text:p>489010</text:p>
          </table:table-cell>
          <table:table-cell office:value-type="float" office:value="226">
            <text:p>226</text:p>
          </table:table-cell>
          <table:table-cell office:value-type="float" office:value="4246092">
            <text:p>424609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53088">
            <text:p>203153088</text:p>
          </table:table-cell>
          <table:table-cell office:value-type="float" office:value="155117676">
            <text:p>155117676</text:p>
          </table:table-cell>
          <table:table-cell office:value-type="float" office:value="8182900">
            <text:p>81829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18">
            <text:p>1688218</text:p>
          </table:table-cell>
          <table:table-cell office:value-type="float" office:value="128459078">
            <text:p>128459078</text:p>
          </table:table-cell>
          <table:table-cell office:value-type="float" office:value="489019">
            <text:p>489019</text:p>
          </table:table-cell>
          <table:table-cell office:value-type="float" office:value="226">
            <text:p>226</text:p>
          </table:table-cell>
          <table:table-cell office:value-type="float" office:value="4243108">
            <text:p>4243108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54000">
            <text:p>203154000</text:p>
          </table:table-cell>
          <table:table-cell office:value-type="float" office:value="155117876">
            <text:p>155117876</text:p>
          </table:table-cell>
          <table:table-cell office:value-type="float" office:value="8183100">
            <text:p>81831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20">
            <text:p>1688220</text:p>
          </table:table-cell>
          <table:table-cell office:value-type="float" office:value="128459860">
            <text:p>128459860</text:p>
          </table:table-cell>
          <table:table-cell office:value-type="float" office:value="489019">
            <text:p>489019</text:p>
          </table:table-cell>
          <table:table-cell office:value-type="float" office:value="226">
            <text:p>226</text:p>
          </table:table-cell>
          <table:table-cell office:value-type="float" office:value="4242976">
            <text:p>4242976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54000">
            <text:p>203154000</text:p>
          </table:table-cell>
          <table:table-cell office:value-type="float" office:value="155117876">
            <text:p>155117876</text:p>
          </table:table-cell>
          <table:table-cell office:value-type="float" office:value="8183100">
            <text:p>818310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21">
            <text:p>1688221</text:p>
          </table:table-cell>
          <table:table-cell office:value-type="float" office:value="128460635">
            <text:p>128460635</text:p>
          </table:table-cell>
          <table:table-cell office:value-type="float" office:value="489028">
            <text:p>489028</text:p>
          </table:table-cell>
          <table:table-cell office:value-type="float" office:value="226">
            <text:p>226</text:p>
          </table:table-cell>
          <table:table-cell office:value-type="float" office:value="4242944">
            <text:p>4242944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58944">
            <text:p>203158944</text:p>
          </table:table-cell>
          <table:table-cell office:value-type="float" office:value="155127284">
            <text:p>155127284</text:p>
          </table:table-cell>
          <table:table-cell office:value-type="float" office:value="8183212">
            <text:p>818321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26">
            <text:p>1688226</text:p>
          </table:table-cell>
          <table:table-cell office:value-type="float" office:value="128461420">
            <text:p>128461420</text:p>
          </table:table-cell>
          <table:table-cell office:value-type="float" office:value="489028">
            <text:p>489028</text:p>
          </table:table-cell>
          <table:table-cell office:value-type="float" office:value="226">
            <text:p>226</text:p>
          </table:table-cell>
          <table:table-cell office:value-type="float" office:value="4242880">
            <text:p>424288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58944">
            <text:p>203158944</text:p>
          </table:table-cell>
          <table:table-cell office:value-type="float" office:value="155127284">
            <text:p>155127284</text:p>
          </table:table-cell>
          <table:table-cell office:value-type="float" office:value="8183212">
            <text:p>818321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26">
            <text:p>1688226</text:p>
          </table:table-cell>
          <table:table-cell office:value-type="float" office:value="128462203">
            <text:p>128462203</text:p>
          </table:table-cell>
          <table:table-cell office:value-type="float" office:value="489028">
            <text:p>489028</text:p>
          </table:table-cell>
          <table:table-cell office:value-type="float" office:value="226">
            <text:p>226</text:p>
          </table:table-cell>
          <table:table-cell office:value-type="float" office:value="4242912">
            <text:p>424291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58944">
            <text:p>203158944</text:p>
          </table:table-cell>
          <table:table-cell office:value-type="float" office:value="155127284">
            <text:p>155127284</text:p>
          </table:table-cell>
          <table:table-cell office:value-type="float" office:value="8183212">
            <text:p>818321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29">
            <text:p>1688229</text:p>
          </table:table-cell>
          <table:table-cell office:value-type="float" office:value="128462977">
            <text:p>128462977</text:p>
          </table:table-cell>
          <table:table-cell office:value-type="float" office:value="489034">
            <text:p>489034</text:p>
          </table:table-cell>
          <table:table-cell office:value-type="float" office:value="226">
            <text:p>226</text:p>
          </table:table-cell>
          <table:table-cell office:value-type="float" office:value="4242912">
            <text:p>424291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59760">
            <text:p>203159760</text:p>
          </table:table-cell>
          <table:table-cell office:value-type="float" office:value="155127428">
            <text:p>155127428</text:p>
          </table:table-cell>
          <table:table-cell office:value-type="float" office:value="8183356">
            <text:p>818335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36">
            <text:p>1688236</text:p>
          </table:table-cell>
          <table:table-cell office:value-type="float" office:value="128463727">
            <text:p>128463727</text:p>
          </table:table-cell>
          <table:table-cell office:value-type="float" office:value="489044">
            <text:p>489044</text:p>
          </table:table-cell>
          <table:table-cell office:value-type="float" office:value="226">
            <text:p>226</text:p>
          </table:table-cell>
          <table:table-cell office:value-type="float" office:value="4243300">
            <text:p>424330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65504">
            <text:p>203165504</text:p>
          </table:table-cell>
          <table:table-cell office:value-type="float" office:value="155134108">
            <text:p>155134108</text:p>
          </table:table-cell>
          <table:table-cell office:value-type="float" office:value="8183508">
            <text:p>81835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37">
            <text:p>1688237</text:p>
          </table:table-cell>
          <table:table-cell office:value-type="float" office:value="128464500">
            <text:p>128464500</text:p>
          </table:table-cell>
          <table:table-cell office:value-type="float" office:value="489044">
            <text:p>489044</text:p>
          </table:table-cell>
          <table:table-cell office:value-type="float" office:value="226">
            <text:p>226</text:p>
          </table:table-cell>
          <table:table-cell office:value-type="float" office:value="4239284">
            <text:p>4239284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65504">
            <text:p>203165504</text:p>
          </table:table-cell>
          <table:table-cell office:value-type="float" office:value="155134108">
            <text:p>155134108</text:p>
          </table:table-cell>
          <table:table-cell office:value-type="float" office:value="8183508">
            <text:p>81835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41">
            <text:p>1688241</text:p>
          </table:table-cell>
          <table:table-cell office:value-type="float" office:value="128465218">
            <text:p>128465218</text:p>
          </table:table-cell>
          <table:table-cell office:value-type="float" office:value="489044">
            <text:p>489044</text:p>
          </table:table-cell>
          <table:table-cell office:value-type="float" office:value="226">
            <text:p>226</text:p>
          </table:table-cell>
          <table:table-cell office:value-type="float" office:value="4167116">
            <text:p>4167116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65504">
            <text:p>203165504</text:p>
          </table:table-cell>
          <table:table-cell office:value-type="float" office:value="155134108">
            <text:p>155134108</text:p>
          </table:table-cell>
          <table:table-cell office:value-type="float" office:value="8183508">
            <text:p>81835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48">
            <text:p>1688248</text:p>
          </table:table-cell>
          <table:table-cell office:value-type="float" office:value="128465895">
            <text:p>128465895</text:p>
          </table:table-cell>
          <table:table-cell office:value-type="float" office:value="489044">
            <text:p>489044</text:p>
          </table:table-cell>
          <table:table-cell office:value-type="float" office:value="226">
            <text:p>226</text:p>
          </table:table-cell>
          <table:table-cell office:value-type="float" office:value="4047820">
            <text:p>404782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65504">
            <text:p>203165504</text:p>
          </table:table-cell>
          <table:table-cell office:value-type="float" office:value="155134108">
            <text:p>155134108</text:p>
          </table:table-cell>
          <table:table-cell office:value-type="float" office:value="8183508">
            <text:p>818350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59">
            <text:p>1688259</text:p>
          </table:table-cell>
          <table:table-cell office:value-type="float" office:value="128466571">
            <text:p>128466571</text:p>
          </table:table-cell>
          <table:table-cell office:value-type="float" office:value="489058">
            <text:p>489058</text:p>
          </table:table-cell>
          <table:table-cell office:value-type="float" office:value="226">
            <text:p>226</text:p>
          </table:table-cell>
          <table:table-cell office:value-type="float" office:value="3897776">
            <text:p>3897776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70896">
            <text:p>203170896</text:p>
          </table:table-cell>
          <table:table-cell office:value-type="float" office:value="155142284">
            <text:p>155142284</text:p>
          </table:table-cell>
          <table:table-cell office:value-type="float" office:value="8183828">
            <text:p>81838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65">
            <text:p>1688265</text:p>
          </table:table-cell>
          <table:table-cell office:value-type="float" office:value="128467260">
            <text:p>128467260</text:p>
          </table:table-cell>
          <table:table-cell office:value-type="float" office:value="489058">
            <text:p>489058</text:p>
          </table:table-cell>
          <table:table-cell office:value-type="float" office:value="226">
            <text:p>226</text:p>
          </table:table-cell>
          <table:table-cell office:value-type="float" office:value="3807264">
            <text:p>3807264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70896">
            <text:p>203170896</text:p>
          </table:table-cell>
          <table:table-cell office:value-type="float" office:value="155142284">
            <text:p>155142284</text:p>
          </table:table-cell>
          <table:table-cell office:value-type="float" office:value="8183828">
            <text:p>81838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79">
            <text:p>1688279</text:p>
          </table:table-cell>
          <table:table-cell office:value-type="float" office:value="128467952">
            <text:p>128467952</text:p>
          </table:table-cell>
          <table:table-cell office:value-type="float" office:value="489058">
            <text:p>489058</text:p>
          </table:table-cell>
          <table:table-cell office:value-type="float" office:value="226">
            <text:p>226</text:p>
          </table:table-cell>
          <table:table-cell office:value-type="float" office:value="3597332">
            <text:p>359733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70896">
            <text:p>203170896</text:p>
          </table:table-cell>
          <table:table-cell office:value-type="float" office:value="155142284">
            <text:p>155142284</text:p>
          </table:table-cell>
          <table:table-cell office:value-type="float" office:value="8183828">
            <text:p>81838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82">
            <text:p>1688282</text:p>
          </table:table-cell>
          <table:table-cell office:value-type="float" office:value="128468642">
            <text:p>128468642</text:p>
          </table:table-cell>
          <table:table-cell office:value-type="float" office:value="489058">
            <text:p>489058</text:p>
          </table:table-cell>
          <table:table-cell office:value-type="float" office:value="226">
            <text:p>226</text:p>
          </table:table-cell>
          <table:table-cell office:value-type="float" office:value="3507308">
            <text:p>3507308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70896">
            <text:p>203170896</text:p>
          </table:table-cell>
          <table:table-cell office:value-type="float" office:value="155142284">
            <text:p>155142284</text:p>
          </table:table-cell>
          <table:table-cell office:value-type="float" office:value="8183828">
            <text:p>81838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87">
            <text:p>1688287</text:p>
          </table:table-cell>
          <table:table-cell office:value-type="float" office:value="128469333">
            <text:p>128469333</text:p>
          </table:table-cell>
          <table:table-cell office:value-type="float" office:value="489058">
            <text:p>489058</text:p>
          </table:table-cell>
          <table:table-cell office:value-type="float" office:value="226">
            <text:p>226</text:p>
          </table:table-cell>
          <table:table-cell office:value-type="float" office:value="3417408">
            <text:p>3417408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70896">
            <text:p>203170896</text:p>
          </table:table-cell>
          <table:table-cell office:value-type="float" office:value="155142284">
            <text:p>155142284</text:p>
          </table:table-cell>
          <table:table-cell office:value-type="float" office:value="8183828">
            <text:p>81838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294">
            <text:p>1688294</text:p>
          </table:table-cell>
          <table:table-cell office:value-type="float" office:value="128469992">
            <text:p>128469992</text:p>
          </table:table-cell>
          <table:table-cell office:value-type="float" office:value="489080">
            <text:p>489080</text:p>
          </table:table-cell>
          <table:table-cell office:value-type="float" office:value="226">
            <text:p>226</text:p>
          </table:table-cell>
          <table:table-cell office:value-type="float" office:value="3327184">
            <text:p>3327184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76528">
            <text:p>203176528</text:p>
          </table:table-cell>
          <table:table-cell office:value-type="float" office:value="155152516">
            <text:p>155152516</text:p>
          </table:table-cell>
          <table:table-cell office:value-type="float" office:value="8184172">
            <text:p>81841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14">
            <text:p>1688314</text:p>
          </table:table-cell>
          <table:table-cell office:value-type="float" office:value="128470680">
            <text:p>128470680</text:p>
          </table:table-cell>
          <table:table-cell office:value-type="float" office:value="489080">
            <text:p>489080</text:p>
          </table:table-cell>
          <table:table-cell office:value-type="float" office:value="226">
            <text:p>226</text:p>
          </table:table-cell>
          <table:table-cell office:value-type="float" office:value="2997020">
            <text:p>299702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76528">
            <text:p>203176528</text:p>
          </table:table-cell>
          <table:table-cell office:value-type="float" office:value="155152516">
            <text:p>155152516</text:p>
          </table:table-cell>
          <table:table-cell office:value-type="float" office:value="8184172">
            <text:p>81841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17">
            <text:p>1688317</text:p>
          </table:table-cell>
          <table:table-cell office:value-type="float" office:value="128471370">
            <text:p>128471370</text:p>
          </table:table-cell>
          <table:table-cell office:value-type="float" office:value="489080">
            <text:p>489080</text:p>
          </table:table-cell>
          <table:table-cell office:value-type="float" office:value="226">
            <text:p>226</text:p>
          </table:table-cell>
          <table:table-cell office:value-type="float" office:value="2907120">
            <text:p>290712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76528">
            <text:p>203176528</text:p>
          </table:table-cell>
          <table:table-cell office:value-type="float" office:value="155152516">
            <text:p>155152516</text:p>
          </table:table-cell>
          <table:table-cell office:value-type="float" office:value="8184172">
            <text:p>8184172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20">
            <text:p>1688320</text:p>
          </table:table-cell>
          <table:table-cell office:value-type="float" office:value="128472058">
            <text:p>128472058</text:p>
          </table:table-cell>
          <table:table-cell office:value-type="float" office:value="489083">
            <text:p>489083</text:p>
          </table:table-cell>
          <table:table-cell office:value-type="float" office:value="226">
            <text:p>226</text:p>
          </table:table-cell>
          <table:table-cell office:value-type="float" office:value="2816244">
            <text:p>2816244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81280">
            <text:p>203181280</text:p>
          </table:table-cell>
          <table:table-cell office:value-type="float" office:value="155162876">
            <text:p>155162876</text:p>
          </table:table-cell>
          <table:table-cell office:value-type="float" office:value="8184316">
            <text:p>81843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27">
            <text:p>1688327</text:p>
          </table:table-cell>
          <table:table-cell office:value-type="float" office:value="128472744">
            <text:p>128472744</text:p>
          </table:table-cell>
          <table:table-cell office:value-type="float" office:value="489083">
            <text:p>489083</text:p>
          </table:table-cell>
          <table:table-cell office:value-type="float" office:value="226">
            <text:p>226</text:p>
          </table:table-cell>
          <table:table-cell office:value-type="float" office:value="2725724">
            <text:p>2725724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81280">
            <text:p>203181280</text:p>
          </table:table-cell>
          <table:table-cell office:value-type="float" office:value="155162876">
            <text:p>155162876</text:p>
          </table:table-cell>
          <table:table-cell office:value-type="float" office:value="8184316">
            <text:p>81843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31">
            <text:p>1688331</text:p>
          </table:table-cell>
          <table:table-cell office:value-type="float" office:value="128473427">
            <text:p>128473427</text:p>
          </table:table-cell>
          <table:table-cell office:value-type="float" office:value="489090">
            <text:p>489090</text:p>
          </table:table-cell>
          <table:table-cell office:value-type="float" office:value="226">
            <text:p>226</text:p>
          </table:table-cell>
          <table:table-cell office:value-type="float" office:value="2635080">
            <text:p>263508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81584">
            <text:p>203181584</text:p>
          </table:table-cell>
          <table:table-cell office:value-type="float" office:value="155163020">
            <text:p>155163020</text:p>
          </table:table-cell>
          <table:table-cell office:value-type="float" office:value="8184460">
            <text:p>81844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37">
            <text:p>1688337</text:p>
          </table:table-cell>
          <table:table-cell office:value-type="float" office:value="128474117">
            <text:p>128474117</text:p>
          </table:table-cell>
          <table:table-cell office:value-type="float" office:value="489090">
            <text:p>489090</text:p>
          </table:table-cell>
          <table:table-cell office:value-type="float" office:value="226">
            <text:p>226</text:p>
          </table:table-cell>
          <table:table-cell office:value-type="float" office:value="2544312">
            <text:p>254431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81584">
            <text:p>203181584</text:p>
          </table:table-cell>
          <table:table-cell office:value-type="float" office:value="155163020">
            <text:p>155163020</text:p>
          </table:table-cell>
          <table:table-cell office:value-type="float" office:value="8184460">
            <text:p>8184460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45">
            <text:p>1688345</text:p>
          </table:table-cell>
          <table:table-cell office:value-type="float" office:value="128474767">
            <text:p>128474767</text:p>
          </table:table-cell>
          <table:table-cell office:value-type="float" office:value="489119">
            <text:p>489119</text:p>
          </table:table-cell>
          <table:table-cell office:value-type="float" office:value="226">
            <text:p>226</text:p>
          </table:table-cell>
          <table:table-cell office:value-type="float" office:value="2454520">
            <text:p>245452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85248">
            <text:p>203185248</text:p>
          </table:table-cell>
          <table:table-cell office:value-type="float" office:value="155168692">
            <text:p>155168692</text:p>
          </table:table-cell>
          <table:table-cell office:value-type="float" office:value="8184668">
            <text:p>81846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55">
            <text:p>1688355</text:p>
          </table:table-cell>
          <table:table-cell office:value-type="float" office:value="128475438">
            <text:p>128475438</text:p>
          </table:table-cell>
          <table:table-cell office:value-type="float" office:value="489119">
            <text:p>489119</text:p>
          </table:table-cell>
          <table:table-cell office:value-type="float" office:value="226">
            <text:p>226</text:p>
          </table:table-cell>
          <table:table-cell office:value-type="float" office:value="2394272">
            <text:p>239427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85248">
            <text:p>203185248</text:p>
          </table:table-cell>
          <table:table-cell office:value-type="float" office:value="155168692">
            <text:p>155168692</text:p>
          </table:table-cell>
          <table:table-cell office:value-type="float" office:value="8184668">
            <text:p>81846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64">
            <text:p>1688364</text:p>
          </table:table-cell>
          <table:table-cell office:value-type="float" office:value="128476131">
            <text:p>128476131</text:p>
          </table:table-cell>
          <table:table-cell office:value-type="float" office:value="489119">
            <text:p>489119</text:p>
          </table:table-cell>
          <table:table-cell office:value-type="float" office:value="226">
            <text:p>226</text:p>
          </table:table-cell>
          <table:table-cell office:value-type="float" office:value="4242872">
            <text:p>4242872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85248">
            <text:p>203185248</text:p>
          </table:table-cell>
          <table:table-cell office:value-type="float" office:value="155168692">
            <text:p>155168692</text:p>
          </table:table-cell>
          <table:table-cell office:value-type="float" office:value="8184668">
            <text:p>818466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67">
            <text:p>1688367</text:p>
          </table:table-cell>
          <table:table-cell office:value-type="float" office:value="128476906">
            <text:p>128476906</text:p>
          </table:table-cell>
          <table:table-cell office:value-type="float" office:value="489126">
            <text:p>489126</text:p>
          </table:table-cell>
          <table:table-cell office:value-type="float" office:value="226">
            <text:p>226</text:p>
          </table:table-cell>
          <table:table-cell office:value-type="float" office:value="4243260">
            <text:p>424326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87728">
            <text:p>203187728</text:p>
          </table:table-cell>
          <table:table-cell office:value-type="float" office:value="155169060">
            <text:p>155169060</text:p>
          </table:table-cell>
          <table:table-cell office:value-type="float" office:value="8184828">
            <text:p>81848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69">
            <text:p>1688369</text:p>
          </table:table-cell>
          <table:table-cell office:value-type="float" office:value="128477694">
            <text:p>128477694</text:p>
          </table:table-cell>
          <table:table-cell office:value-type="float" office:value="489126">
            <text:p>489126</text:p>
          </table:table-cell>
          <table:table-cell office:value-type="float" office:value="226">
            <text:p>226</text:p>
          </table:table-cell>
          <table:table-cell office:value-type="float" office:value="4243260">
            <text:p>424326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87728">
            <text:p>203187728</text:p>
          </table:table-cell>
          <table:table-cell office:value-type="float" office:value="155169060">
            <text:p>155169060</text:p>
          </table:table-cell>
          <table:table-cell office:value-type="float" office:value="8184828">
            <text:p>8184828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70">
            <text:p>1688370</text:p>
          </table:table-cell>
          <table:table-cell office:value-type="float" office:value="128478471">
            <text:p>128478471</text:p>
          </table:table-cell>
          <table:table-cell office:value-type="float" office:value="489129">
            <text:p>489129</text:p>
          </table:table-cell>
          <table:table-cell office:value-type="float" office:value="226">
            <text:p>226</text:p>
          </table:table-cell>
          <table:table-cell office:value-type="float" office:value="4243196">
            <text:p>4243196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93072">
            <text:p>203193072</text:p>
          </table:table-cell>
          <table:table-cell office:value-type="float" office:value="155178844">
            <text:p>155178844</text:p>
          </table:table-cell>
          <table:table-cell office:value-type="float" office:value="8184964">
            <text:p>818496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72">
            <text:p>1688372</text:p>
          </table:table-cell>
          <table:table-cell office:value-type="float" office:value="128479247">
            <text:p>128479247</text:p>
          </table:table-cell>
          <table:table-cell office:value-type="float" office:value="489137">
            <text:p>489137</text:p>
          </table:table-cell>
          <table:table-cell office:value-type="float" office:value="226">
            <text:p>226</text:p>
          </table:table-cell>
          <table:table-cell office:value-type="float" office:value="4243260">
            <text:p>424326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93536">
            <text:p>203193536</text:p>
          </table:table-cell>
          <table:table-cell office:value-type="float" office:value="155178996">
            <text:p>155178996</text:p>
          </table:table-cell>
          <table:table-cell office:value-type="float" office:value="8185116">
            <text:p>81851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75">
            <text:p>1688375</text:p>
          </table:table-cell>
          <table:table-cell office:value-type="float" office:value="128480033">
            <text:p>128480033</text:p>
          </table:table-cell>
          <table:table-cell office:value-type="float" office:value="489137">
            <text:p>489137</text:p>
          </table:table-cell>
          <table:table-cell office:value-type="float" office:value="226">
            <text:p>226</text:p>
          </table:table-cell>
          <table:table-cell office:value-type="float" office:value="4243260">
            <text:p>4243260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93536">
            <text:p>203193536</text:p>
          </table:table-cell>
          <table:table-cell office:value-type="float" office:value="155178996">
            <text:p>155178996</text:p>
          </table:table-cell>
          <table:table-cell office:value-type="float" office:value="8185116">
            <text:p>8185116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78">
            <text:p>1688378</text:p>
          </table:table-cell>
          <table:table-cell office:value-type="float" office:value="128480817">
            <text:p>128480817</text:p>
          </table:table-cell>
          <table:table-cell office:value-type="float" office:value="489139">
            <text:p>489139</text:p>
          </table:table-cell>
          <table:table-cell office:value-type="float" office:value="226">
            <text:p>226</text:p>
          </table:table-cell>
          <table:table-cell office:value-type="float" office:value="4243484">
            <text:p>4243484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99248">
            <text:p>203199248</text:p>
          </table:table-cell>
          <table:table-cell office:value-type="float" office:value="155185692">
            <text:p>155185692</text:p>
          </table:table-cell>
          <table:table-cell office:value-type="float" office:value="8185204">
            <text:p>81852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82">
            <text:p>1688382</text:p>
          </table:table-cell>
          <table:table-cell office:value-type="float" office:value="128481589">
            <text:p>128481589</text:p>
          </table:table-cell>
          <table:table-cell office:value-type="float" office:value="489139">
            <text:p>489139</text:p>
          </table:table-cell>
          <table:table-cell office:value-type="float" office:value="226">
            <text:p>226</text:p>
          </table:table-cell>
          <table:table-cell office:value-type="float" office:value="4243484">
            <text:p>4243484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199248">
            <text:p>203199248</text:p>
          </table:table-cell>
          <table:table-cell office:value-type="float" office:value="155185692">
            <text:p>155185692</text:p>
          </table:table-cell>
          <table:table-cell office:value-type="float" office:value="8185204">
            <text:p>8185204</text:p>
          </table:table-cell>
        </table:table-row>
        <table:table-row table:style-name="ro2">
          <table:table-cell office:value-type="float" office:value="1817">
            <text:p>1817</text:p>
          </table:table-cell>
          <table:table-cell office:value-type="float" office:value="1688386">
            <text:p>1688386</text:p>
          </table:table-cell>
          <table:table-cell office:value-type="float" office:value="128482358">
            <text:p>128482358</text:p>
          </table:table-cell>
          <table:table-cell office:value-type="float" office:value="489140">
            <text:p>489140</text:p>
          </table:table-cell>
          <table:table-cell office:value-type="float" office:value="226">
            <text:p>226</text:p>
          </table:table-cell>
          <table:table-cell office:value-type="float" office:value="4243296">
            <text:p>4243296</text:p>
          </table:table-cell>
          <table:table-cell office:value-type="float" office:value="10584060">
            <text:p>10584060</text:p>
          </table:table-cell>
          <table:table-cell office:value-type="float" office:value="19246132">
            <text:p>19246132</text:p>
          </table:table-cell>
          <table:table-cell office:value-type="float" office:value="7101472">
            <text:p>7101472</text:p>
          </table:table-cell>
          <table:table-cell office:value-type="float" office:value="203204384">
            <text:p>203204384</text:p>
          </table:table-cell>
          <table:table-cell office:value-type="float" office:value="155190484">
            <text:p>155190484</text:p>
          </table:table-cell>
          <table:table-cell office:value-type="float" office:value="8185316">
            <text:p>8185316</text:p>
          </table:table-cell>
        </table:table-row>
        <table:table-row table:style-name="ro2" table:number-rows-repeated="48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Graphs" table:style-name="ta1">
        <table:shapes>
          <draw:frame draw:z-index="0" draw:style-name="gr1" svg:width="22.908cm" svg:height="9.004cm" svg:x="28.58cm" svg:y="0.744cm">
            <draw:object draw:notify-on-update-of-ranges="Graphs.A1:Graphs.A1 Graphs.A2:Graphs.A306 Graphs.B1:Graphs.B1 Graphs.B2:Graphs.B306 Graphs.C1:Graphs.C1 Graphs.C2:Graphs.C306 Graphs.D1:Graphs.D1 Graphs.D2:Graphs.D306 Graphs.E1:Graphs.E1 Graphs.E2:Graphs.E30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3.321cm" svg:height="9.005cm" svg:x="28.607cm" svg:y="7.729cm">
            <draw:object draw:notify-on-update-of-ranges="Graphs.F1:Graphs.F1 Graphs.F2:Graphs.F306 Graphs.G1:Graphs.G1 Graphs.G2:Graphs.G30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3.761cm" svg:height="9.005cm" svg:x="28.58cm" svg:y="14.795cm">
            <draw:object draw:notify-on-update-of-ranges="Graphs.H1:Graphs.H1 Graphs.H2:Graphs.H306 Graphs.I1:Graphs.I1 Graphs.I2:Graphs.I306 Graphs.J1:Graphs.J1 Graphs.J2:Graphs.J306 Graphs.K1:Graphs.K1 Graphs.K2:Graphs.K306 Graphs.L1:Graphs.L1 Graphs.L2:Graphs.L30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12" table:default-cell-style-name="Default"/>
        <table:table-row table:style-name="ro2">
          <table:table-cell table:formula="of:=['Raw Data'.A1]" office:value-type="string" office:string-value="user">
            <text:p>user</text:p>
          </table:table-cell>
          <table:table-cell table:formula="of:=['Raw Data'.B1]" office:value-type="string" office:string-value="nice">
            <text:p>nice</text:p>
          </table:table-cell>
          <table:table-cell table:formula="of:=['Raw Data'.C1]" office:value-type="string" office:string-value="system">
            <text:p>system</text:p>
          </table:table-cell>
          <table:table-cell table:formula="of:=['Raw Data'.D1]" office:value-type="string" office:string-value="idle">
            <text:p>idle</text:p>
          </table:table-cell>
          <table:table-cell table:formula="of:=['Raw Data'.E1]" office:value-type="string" office:string-value="iowait">
            <text:p>iowait</text:p>
          </table:table-cell>
          <table:table-cell table:formula="of:=['Raw Data'.F1]" office:value-type="string" office:string-value="free_mem">
            <text:p>free_mem</text:p>
          </table:table-cell>
          <table:table-cell table:formula="of:=['Raw Data'.G1]" office:value-type="string" office:string-value="free_swap">
            <text:p>free_swap</text:p>
          </table:table-cell>
          <table:table-cell table:formula="of:=['Raw Data'.H1]" office:value-type="string" office:string-value="read_sectors">
            <text:p>read_sectors</text:p>
          </table:table-cell>
          <table:table-cell table:formula="of:=['Raw Data'.I1]" office:value-type="string" office:string-value="read_millis">
            <text:p>read_millis</text:p>
          </table:table-cell>
          <table:table-cell table:formula="of:=['Raw Data'.J1]" office:value-type="string" office:string-value="write_sectors">
            <text:p>write_sectors</text:p>
          </table:table-cell>
          <table:table-cell table:formula="of:=['Raw Data'.K1]" office:value-type="string" office:string-value="write_millis">
            <text:p>write_millis</text:p>
          </table:table-cell>
          <table:table-cell table:formula="of:=['Raw Data'.L1]" office:value-type="string" office:string-value="total_millis">
            <text:p>total_millis</text:p>
          </table:table-cell>
        </table:table-row>
        <table:table-row table:style-name="ro2">
          <table:table-cell table:formula="of:=(['Raw Data'.A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]-MIN(['Raw Data'.B$2:'Raw Data'.B$306]))/(MAX(['Raw Data'.B$2:'Raw Data'.B$306])-MIN(['Raw Data'.B$2:'Raw Data'.B$306]))*100" office:value-type="float" office:value="0">
            <text:p>0</text:p>
          </table:table-cell>
          <table:table-cell table:formula="of:=(['Raw Data'.C2]-MIN(['Raw Data'.C$2:'Raw Data'.C$306]))/(MAX(['Raw Data'.C$2:'Raw Data'.C$306])-MIN(['Raw Data'.C$2:'Raw Data'.C$306]))*100" office:value-type="float" office:value="0">
            <text:p>0</text:p>
          </table:table-cell>
          <table:table-cell table:formula="of:=(['Raw Data'.D2]-MIN(['Raw Data'.D$2:'Raw Data'.D$306]))/(MAX(['Raw Data'.D$2:'Raw Data'.D$306])-MIN(['Raw Data'.D$2:'Raw Data'.D$306]))*100" office:value-type="float" office:value="0">
            <text:p>0</text:p>
          </table:table-cell>
          <table:table-cell table:formula="of:=(['Raw Data'.E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]-MIN(['Raw Data'.F$2:'Raw Data'.F$306]))/(MAX(['Raw Data'.F$2:'Raw Data'.F$306])-MIN(['Raw Data'.F$2:'Raw Data'.F$306]))*100" office:value-type="float" office:value="99.4532444190617">
            <text:p>99.4532444191</text:p>
          </table:table-cell>
          <table:table-cell table:formula="of:=(['Raw Data'.G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2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2]-MIN(['Raw Data'.J$2:'Raw Data'.J$306]))/(MAX(['Raw Data'.J$2:'Raw Data'.J$306])-MIN(['Raw Data'.J$2:'Raw Data'.J$306]))*100" office:value-type="float" office:value="0">
            <text:p>0</text:p>
          </table:table-cell>
          <table:table-cell table:formula="of:=(['Raw Data'.K2]-MIN(['Raw Data'.K$2:'Raw Data'.K$306]))/(MAX(['Raw Data'.K$2:'Raw Data'.K$306])-MIN(['Raw Data'.K$2:'Raw Data'.K$306]))*100" office:value-type="float" office:value="0">
            <text:p>0</text:p>
          </table:table-cell>
          <table:table-cell table:formula="of:=(['Raw Data'.L2]-MIN(['Raw Data'.L$2:'Raw Data'.L$306]))/(MAX(['Raw Data'.L$2:'Raw Data'.L$306])-MIN(['Raw Data'.L$2:'Raw Data'.L$306]))*100" office:value-type="float" office:value="0">
            <text:p>0</text:p>
          </table:table-cell>
        </table:table-row>
        <table:table-row table:style-name="ro2">
          <table:table-cell table:formula="of:=(['Raw Data'.A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]-MIN(['Raw Data'.B$2:'Raw Data'.B$306]))/(MAX(['Raw Data'.B$2:'Raw Data'.B$306])-MIN(['Raw Data'.B$2:'Raw Data'.B$306]))*100" office:value-type="float" office:value="0.0426378624218306">
            <text:p>0.0426378624</text:p>
          </table:table-cell>
          <table:table-cell table:formula="of:=(['Raw Data'.C3]-MIN(['Raw Data'.C$2:'Raw Data'.C$306]))/(MAX(['Raw Data'.C$2:'Raw Data'.C$306])-MIN(['Raw Data'.C$2:'Raw Data'.C$306]))*100" office:value-type="float" office:value="0.351115641635519">
            <text:p>0.3511156416</text:p>
          </table:table-cell>
          <table:table-cell table:formula="of:=(['Raw Data'.D3]-MIN(['Raw Data'.D$2:'Raw Data'.D$306]))/(MAX(['Raw Data'.D$2:'Raw Data'.D$306])-MIN(['Raw Data'.D$2:'Raw Data'.D$306]))*100" office:value-type="float" office:value="0.417163289630513">
            <text:p>0.4171632896</text:p>
          </table:table-cell>
          <table:table-cell table:formula="of:=(['Raw Data'.E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]-MIN(['Raw Data'.F$2:'Raw Data'.F$306]))/(MAX(['Raw Data'.F$2:'Raw Data'.F$306])-MIN(['Raw Data'.F$2:'Raw Data'.F$306]))*100" office:value-type="float" office:value="99.4521945811567">
            <text:p>99.4521945812</text:p>
          </table:table-cell>
          <table:table-cell table:formula="of:=(['Raw Data'.G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3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3]-MIN(['Raw Data'.J$2:'Raw Data'.J$306]))/(MAX(['Raw Data'.J$2:'Raw Data'.J$306])-MIN(['Raw Data'.J$2:'Raw Data'.J$306]))*100" office:value-type="float" office:value="0.540549757860992">
            <text:p>0.5405497579</text:p>
          </table:table-cell>
          <table:table-cell table:formula="of:=(['Raw Data'.K3]-MIN(['Raw Data'.K$2:'Raw Data'.K$306]))/(MAX(['Raw Data'.K$2:'Raw Data'.K$306])-MIN(['Raw Data'.K$2:'Raw Data'.K$306]))*100" office:value-type="float" office:value="0.230284597001955">
            <text:p>0.230284597</text:p>
          </table:table-cell>
          <table:table-cell table:formula="of:=(['Raw Data'.L3]-MIN(['Raw Data'.L$2:'Raw Data'.L$306]))/(MAX(['Raw Data'.L$2:'Raw Data'.L$306])-MIN(['Raw Data'.L$2:'Raw Data'.L$306]))*100" office:value-type="float" office:value="0.537786583639966">
            <text:p>0.5377865836</text:p>
          </table:table-cell>
        </table:table-row>
        <table:table-row table:style-name="ro2">
          <table:table-cell table:formula="of:=(['Raw Data'.A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]-MIN(['Raw Data'.B$2:'Raw Data'.B$306]))/(MAX(['Raw Data'.B$2:'Raw Data'.B$306])-MIN(['Raw Data'.B$2:'Raw Data'.B$306]))*100" office:value-type="float" office:value="0.0710631040363843">
            <text:p>0.071063104</text:p>
          </table:table-cell>
          <table:table-cell table:formula="of:=(['Raw Data'.C4]-MIN(['Raw Data'.C$2:'Raw Data'.C$306]))/(MAX(['Raw Data'.C$2:'Raw Data'.C$306])-MIN(['Raw Data'.C$2:'Raw Data'.C$306]))*100" office:value-type="float" office:value="0.707667912560879">
            <text:p>0.7076679126</text:p>
          </table:table-cell>
          <table:table-cell table:formula="of:=(['Raw Data'.D4]-MIN(['Raw Data'.D$2:'Raw Data'.D$306]))/(MAX(['Raw Data'.D$2:'Raw Data'.D$306])-MIN(['Raw Data'.D$2:'Raw Data'.D$306]))*100" office:value-type="float" office:value="0.417163289630513">
            <text:p>0.4171632896</text:p>
          </table:table-cell>
          <table:table-cell table:formula="of:=(['Raw Data'.E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]-MIN(['Raw Data'.F$2:'Raw Data'.F$306]))/(MAX(['Raw Data'.F$2:'Raw Data'.F$306])-MIN(['Raw Data'.F$2:'Raw Data'.F$306]))*100" office:value-type="float" office:value="99.4475752943746">
            <text:p>99.4475752944</text:p>
          </table:table-cell>
          <table:table-cell table:formula="of:=(['Raw Data'.G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4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4]-MIN(['Raw Data'.J$2:'Raw Data'.J$306]))/(MAX(['Raw Data'.J$2:'Raw Data'.J$306])-MIN(['Raw Data'.J$2:'Raw Data'.J$306]))*100" office:value-type="float" office:value="0.895232248823409">
            <text:p>0.8952322488</text:p>
          </table:table-cell>
          <table:table-cell table:formula="of:=(['Raw Data'.K4]-MIN(['Raw Data'.K$2:'Raw Data'.K$306]))/(MAX(['Raw Data'.K$2:'Raw Data'.K$306])-MIN(['Raw Data'.K$2:'Raw Data'.K$306]))*100" office:value-type="float" office:value="0.385618075168368">
            <text:p>0.3856180752</text:p>
          </table:table-cell>
          <table:table-cell table:formula="of:=(['Raw Data'.L4]-MIN(['Raw Data'.L$2:'Raw Data'.L$306]))/(MAX(['Raw Data'.L$2:'Raw Data'.L$306])-MIN(['Raw Data'.L$2:'Raw Data'.L$306]))*100" office:value-type="float" office:value="0.594395697707331">
            <text:p>0.5943956977</text:p>
          </table:table-cell>
        </table:table-row>
        <table:table-row table:style-name="ro2">
          <table:table-cell table:formula="of:=(['Raw Data'.A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]-MIN(['Raw Data'.B$2:'Raw Data'.B$306]))/(MAX(['Raw Data'.B$2:'Raw Data'.B$306])-MIN(['Raw Data'.B$2:'Raw Data'.B$306]))*100" office:value-type="float" office:value="0.142126208072769">
            <text:p>0.1421262081</text:p>
          </table:table-cell>
          <table:table-cell table:formula="of:=(['Raw Data'.C5]-MIN(['Raw Data'.C$2:'Raw Data'.C$306]))/(MAX(['Raw Data'.C$2:'Raw Data'.C$306])-MIN(['Raw Data'.C$2:'Raw Data'.C$306]))*100" office:value-type="float" office:value="1.05833050175558">
            <text:p>1.0583305018</text:p>
          </table:table-cell>
          <table:table-cell table:formula="of:=(['Raw Data'.D5]-MIN(['Raw Data'.D$2:'Raw Data'.D$306]))/(MAX(['Raw Data'.D$2:'Raw Data'.D$306])-MIN(['Raw Data'.D$2:'Raw Data'.D$306]))*100" office:value-type="float" office:value="0.774731823599523">
            <text:p>0.7747318236</text:p>
          </table:table-cell>
          <table:table-cell table:formula="of:=(['Raw Data'.E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]-MIN(['Raw Data'.F$2:'Raw Data'.F$306]))/(MAX(['Raw Data'.F$2:'Raw Data'.F$306])-MIN(['Raw Data'.F$2:'Raw Data'.F$306]))*100" office:value-type="float" office:value="99.4389666235533">
            <text:p>99.4389666236</text:p>
          </table:table-cell>
          <table:table-cell table:formula="of:=(['Raw Data'.G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5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5]-MIN(['Raw Data'.J$2:'Raw Data'.J$306]))/(MAX(['Raw Data'.J$2:'Raw Data'.J$306])-MIN(['Raw Data'.J$2:'Raw Data'.J$306]))*100" office:value-type="float" office:value="1.4170247595662">
            <text:p>1.4170247596</text:p>
          </table:table-cell>
          <table:table-cell table:formula="of:=(['Raw Data'.K5]-MIN(['Raw Data'.K$2:'Raw Data'.K$306]))/(MAX(['Raw Data'.K$2:'Raw Data'.K$306])-MIN(['Raw Data'.K$2:'Raw Data'.K$306]))*100" office:value-type="float" office:value="0.967847056267651">
            <text:p>0.9678470563</text:p>
          </table:table-cell>
          <table:table-cell table:formula="of:=(['Raw Data'.L5]-MIN(['Raw Data'.L$2:'Raw Data'.L$306]))/(MAX(['Raw Data'.L$2:'Raw Data'.L$306])-MIN(['Raw Data'.L$2:'Raw Data'.L$306]))*100" office:value-type="float" office:value="0.877441268044155">
            <text:p>0.877441268</text:p>
          </table:table-cell>
        </table:table-row>
        <table:table-row table:style-name="ro2">
          <table:table-cell table:formula="of:=(['Raw Data'.A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]-MIN(['Raw Data'.B$2:'Raw Data'.B$306]))/(MAX(['Raw Data'.B$2:'Raw Data'.B$306])-MIN(['Raw Data'.B$2:'Raw Data'.B$306]))*100" office:value-type="float" office:value="0.355315520181921">
            <text:p>0.3553155202</text:p>
          </table:table-cell>
          <table:table-cell table:formula="of:=(['Raw Data'.C6]-MIN(['Raw Data'.C$2:'Raw Data'.C$306]))/(MAX(['Raw Data'.C$2:'Raw Data'.C$306])-MIN(['Raw Data'.C$2:'Raw Data'.C$306]))*100" office:value-type="float" office:value="1.4003850945747">
            <text:p>1.4003850946</text:p>
          </table:table-cell>
          <table:table-cell table:formula="of:=(['Raw Data'.D6]-MIN(['Raw Data'.D$2:'Raw Data'.D$306]))/(MAX(['Raw Data'.D$2:'Raw Data'.D$306])-MIN(['Raw Data'.D$2:'Raw Data'.D$306]))*100" office:value-type="float" office:value="0.953516090584028">
            <text:p>0.9535160906</text:p>
          </table:table-cell>
          <table:table-cell table:formula="of:=(['Raw Data'.E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]-MIN(['Raw Data'.F$2:'Raw Data'.F$306]))/(MAX(['Raw Data'.F$2:'Raw Data'.F$306])-MIN(['Raw Data'.F$2:'Raw Data'.F$306]))*100" office:value-type="float" office:value="99.4496749701846">
            <text:p>99.4496749702</text:p>
          </table:table-cell>
          <table:table-cell table:formula="of:=(['Raw Data'.G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6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6]-MIN(['Raw Data'.J$2:'Raw Data'.J$306]))/(MAX(['Raw Data'.J$2:'Raw Data'.J$306])-MIN(['Raw Data'.J$2:'Raw Data'.J$306]))*100" office:value-type="float" office:value="1.81774776618239">
            <text:p>1.8177477662</text:p>
          </table:table-cell>
          <table:table-cell table:formula="of:=(['Raw Data'.K6]-MIN(['Raw Data'.K$2:'Raw Data'.K$306]))/(MAX(['Raw Data'.K$2:'Raw Data'.K$306])-MIN(['Raw Data'.K$2:'Raw Data'.K$306]))*100" office:value-type="float" office:value="1.39582880729959">
            <text:p>1.3958288073</text:p>
          </table:table-cell>
          <table:table-cell table:formula="of:=(['Raw Data'.L6]-MIN(['Raw Data'.L$2:'Raw Data'.L$306]))/(MAX(['Raw Data'.L$2:'Raw Data'.L$306])-MIN(['Raw Data'.L$2:'Raw Data'.L$306]))*100" office:value-type="float" office:value="1.04726861024625">
            <text:p>1.0472686102</text:p>
          </table:table-cell>
        </table:table-row>
        <table:table-row table:style-name="ro2">
          <table:table-cell table:formula="of:=(['Raw Data'.A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]-MIN(['Raw Data'.B$2:'Raw Data'.B$306]))/(MAX(['Raw Data'.B$2:'Raw Data'.B$306])-MIN(['Raw Data'.B$2:'Raw Data'.B$306]))*100" office:value-type="float" office:value="0.469016486640136">
            <text:p>0.4690164866</text:p>
          </table:table-cell>
          <table:table-cell table:formula="of:=(['Raw Data'.C7]-MIN(['Raw Data'.C$2:'Raw Data'.C$306]))/(MAX(['Raw Data'.C$2:'Raw Data'.C$306])-MIN(['Raw Data'.C$2:'Raw Data'.C$306]))*100" office:value-type="float" office:value="1.7510476837694">
            <text:p>1.7510476838</text:p>
          </table:table-cell>
          <table:table-cell table:formula="of:=(['Raw Data'.D7]-MIN(['Raw Data'.D$2:'Raw Data'.D$306]))/(MAX(['Raw Data'.D$2:'Raw Data'.D$306])-MIN(['Raw Data'.D$2:'Raw Data'.D$306]))*100" office:value-type="float" office:value="0.953516090584028">
            <text:p>0.9535160906</text:p>
          </table:table-cell>
          <table:table-cell table:formula="of:=(['Raw Data'.E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]-MIN(['Raw Data'.F$2:'Raw Data'.F$306]))/(MAX(['Raw Data'.F$2:'Raw Data'.F$306])-MIN(['Raw Data'.F$2:'Raw Data'.F$306]))*100" office:value-type="float" office:value="99.4488350998606">
            <text:p>99.4488350999</text:p>
          </table:table-cell>
          <table:table-cell table:formula="of:=(['Raw Data'.G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7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7]-MIN(['Raw Data'.J$2:'Raw Data'.J$306]))/(MAX(['Raw Data'.J$2:'Raw Data'.J$306])-MIN(['Raw Data'.J$2:'Raw Data'.J$306]))*100" office:value-type="float" office:value="1.81774776618239">
            <text:p>1.8177477662</text:p>
          </table:table-cell>
          <table:table-cell table:formula="of:=(['Raw Data'.K7]-MIN(['Raw Data'.K$2:'Raw Data'.K$306]))/(MAX(['Raw Data'.K$2:'Raw Data'.K$306])-MIN(['Raw Data'.K$2:'Raw Data'.K$306]))*100" office:value-type="float" office:value="1.39582880729959">
            <text:p>1.3958288073</text:p>
          </table:table-cell>
          <table:table-cell table:formula="of:=(['Raw Data'.L7]-MIN(['Raw Data'.L$2:'Raw Data'.L$306]))/(MAX(['Raw Data'.L$2:'Raw Data'.L$306])-MIN(['Raw Data'.L$2:'Raw Data'.L$306]))*100" office:value-type="float" office:value="1.04726861024625">
            <text:p>1.0472686102</text:p>
          </table:table-cell>
        </table:table-row>
        <table:table-row table:style-name="ro2">
          <table:table-cell table:formula="of:=(['Raw Data'.A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]-MIN(['Raw Data'.B$2:'Raw Data'.B$306]))/(MAX(['Raw Data'.B$2:'Raw Data'.B$306])-MIN(['Raw Data'.B$2:'Raw Data'.B$306]))*100" office:value-type="float" office:value="0.72484366117112">
            <text:p>0.7248436612</text:p>
          </table:table-cell>
          <table:table-cell table:formula="of:=(['Raw Data'.C8]-MIN(['Raw Data'.C$2:'Raw Data'.C$306]))/(MAX(['Raw Data'.C$2:'Raw Data'.C$306])-MIN(['Raw Data'.C$2:'Raw Data'.C$306]))*100" office:value-type="float" office:value="2.09083701438441">
            <text:p>2.0908370144</text:p>
          </table:table-cell>
          <table:table-cell table:formula="of:=(['Raw Data'.D8]-MIN(['Raw Data'.D$2:'Raw Data'.D$306]))/(MAX(['Raw Data'.D$2:'Raw Data'.D$306])-MIN(['Raw Data'.D$2:'Raw Data'.D$306]))*100" office:value-type="float" office:value="1.31108462455304">
            <text:p>1.3110846246</text:p>
          </table:table-cell>
          <table:table-cell table:formula="of:=(['Raw Data'.E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]-MIN(['Raw Data'.F$2:'Raw Data'.F$306]))/(MAX(['Raw Data'.F$2:'Raw Data'.F$306])-MIN(['Raw Data'.F$2:'Raw Data'.F$306]))*100" office:value-type="float" office:value="99.4486251322796">
            <text:p>99.4486251323</text:p>
          </table:table-cell>
          <table:table-cell table:formula="of:=(['Raw Data'.G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8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8]-MIN(['Raw Data'.J$2:'Raw Data'.J$306]))/(MAX(['Raw Data'.J$2:'Raw Data'.J$306])-MIN(['Raw Data'.J$2:'Raw Data'.J$306]))*100" office:value-type="float" office:value="1.85867266898574">
            <text:p>1.858672669</text:p>
          </table:table-cell>
          <table:table-cell table:formula="of:=(['Raw Data'.K8]-MIN(['Raw Data'.K$2:'Raw Data'.K$306]))/(MAX(['Raw Data'.K$2:'Raw Data'.K$306])-MIN(['Raw Data'.K$2:'Raw Data'.K$306]))*100" office:value-type="float" office:value="1.41212252878557">
            <text:p>1.4121225288</text:p>
          </table:table-cell>
          <table:table-cell table:formula="of:=(['Raw Data'.L8]-MIN(['Raw Data'.L$2:'Raw Data'.L$306]))/(MAX(['Raw Data'.L$2:'Raw Data'.L$306])-MIN(['Raw Data'.L$2:'Raw Data'.L$306]))*100" office:value-type="float" office:value="1.47183696575149">
            <text:p>1.4718369658</text:p>
          </table:table-cell>
        </table:table-row>
        <table:table-row table:style-name="ro2">
          <table:table-cell table:formula="of:=(['Raw Data'.A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]-MIN(['Raw Data'.B$2:'Raw Data'.B$306]))/(MAX(['Raw Data'.B$2:'Raw Data'.B$306])-MIN(['Raw Data'.B$2:'Raw Data'.B$306]))*100" office:value-type="float" office:value="0.795906765207504">
            <text:p>0.7959067652</text:p>
          </table:table-cell>
          <table:table-cell table:formula="of:=(['Raw Data'.C9]-MIN(['Raw Data'.C$2:'Raw Data'.C$306]))/(MAX(['Raw Data'.C$2:'Raw Data'.C$306])-MIN(['Raw Data'.C$2:'Raw Data'.C$306]))*100" office:value-type="float" office:value="2.44421791822403">
            <text:p>2.4442179182</text:p>
          </table:table-cell>
          <table:table-cell table:formula="of:=(['Raw Data'.D9]-MIN(['Raw Data'.D$2:'Raw Data'.D$306]))/(MAX(['Raw Data'.D$2:'Raw Data'.D$306])-MIN(['Raw Data'.D$2:'Raw Data'.D$306]))*100" office:value-type="float" office:value="1.54946364719905">
            <text:p>1.5494636472</text:p>
          </table:table-cell>
          <table:table-cell table:formula="of:=(['Raw Data'.E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]-MIN(['Raw Data'.F$2:'Raw Data'.F$306]))/(MAX(['Raw Data'.F$2:'Raw Data'.F$306])-MIN(['Raw Data'.F$2:'Raw Data'.F$306]))*100" office:value-type="float" office:value="99.4204894764249">
            <text:p>99.4204894764</text:p>
          </table:table-cell>
          <table:table-cell table:formula="of:=(['Raw Data'.G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9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9]-MIN(['Raw Data'.J$2:'Raw Data'.J$306]))/(MAX(['Raw Data'.J$2:'Raw Data'.J$306])-MIN(['Raw Data'.J$2:'Raw Data'.J$306]))*100" office:value-type="float" office:value="2.37364436259464">
            <text:p>2.3736443626</text:p>
          </table:table-cell>
          <table:table-cell table:formula="of:=(['Raw Data'.K9]-MIN(['Raw Data'.K$2:'Raw Data'.K$306]))/(MAX(['Raw Data'.K$2:'Raw Data'.K$306])-MIN(['Raw Data'.K$2:'Raw Data'.K$306]))*100" office:value-type="float" office:value="2.08342385400826">
            <text:p>2.083423854</text:p>
          </table:table-cell>
          <table:table-cell table:formula="of:=(['Raw Data'.L9]-MIN(['Raw Data'.L$2:'Raw Data'.L$306]))/(MAX(['Raw Data'.L$2:'Raw Data'.L$306])-MIN(['Raw Data'.L$2:'Raw Data'.L$306]))*100" office:value-type="float" office:value="1.83979620718936">
            <text:p>1.8397962072</text:p>
          </table:table-cell>
        </table:table-row>
        <table:table-row table:style-name="ro2">
          <table:table-cell table:formula="of:=(['Raw Data'.A1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]-MIN(['Raw Data'.B$2:'Raw Data'.B$306]))/(MAX(['Raw Data'.B$2:'Raw Data'.B$306])-MIN(['Raw Data'.B$2:'Raw Data'.B$306]))*100" office:value-type="float" office:value="0.824332006822058">
            <text:p>0.8243320068</text:p>
          </table:table-cell>
          <table:table-cell table:formula="of:=(['Raw Data'.C10]-MIN(['Raw Data'.C$2:'Raw Data'.C$306]))/(MAX(['Raw Data'.C$2:'Raw Data'.C$306])-MIN(['Raw Data'.C$2:'Raw Data'.C$306]))*100" office:value-type="float" office:value="2.79895797938611">
            <text:p>2.7989579794</text:p>
          </table:table-cell>
          <table:table-cell table:formula="of:=(['Raw Data'.D10]-MIN(['Raw Data'.D$2:'Raw Data'.D$306]))/(MAX(['Raw Data'.D$2:'Raw Data'.D$306])-MIN(['Raw Data'.D$2:'Raw Data'.D$306]))*100" office:value-type="float" office:value="1.54946364719905">
            <text:p>1.5494636472</text:p>
          </table:table-cell>
          <table:table-cell table:formula="of:=(['Raw Data'.E1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]-MIN(['Raw Data'.F$2:'Raw Data'.F$306]))/(MAX(['Raw Data'.F$2:'Raw Data'.F$306])-MIN(['Raw Data'.F$2:'Raw Data'.F$306]))*100" office:value-type="float" office:value="99.426998471436">
            <text:p>99.4269984714</text:p>
          </table:table-cell>
          <table:table-cell table:formula="of:=(['Raw Data'.G1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0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0]-MIN(['Raw Data'.J$2:'Raw Data'.J$306]))/(MAX(['Raw Data'.J$2:'Raw Data'.J$306])-MIN(['Raw Data'.J$2:'Raw Data'.J$306]))*100" office:value-type="float" office:value="2.37364436259464">
            <text:p>2.3736443626</text:p>
          </table:table-cell>
          <table:table-cell table:formula="of:=(['Raw Data'.K10]-MIN(['Raw Data'.K$2:'Raw Data'.K$306]))/(MAX(['Raw Data'.K$2:'Raw Data'.K$306])-MIN(['Raw Data'.K$2:'Raw Data'.K$306]))*100" office:value-type="float" office:value="2.08342385400826">
            <text:p>2.083423854</text:p>
          </table:table-cell>
          <table:table-cell table:formula="of:=(['Raw Data'.L10]-MIN(['Raw Data'.L$2:'Raw Data'.L$306]))/(MAX(['Raw Data'.L$2:'Raw Data'.L$306])-MIN(['Raw Data'.L$2:'Raw Data'.L$306]))*100" office:value-type="float" office:value="1.83979620718936">
            <text:p>1.8397962072</text:p>
          </table:table-cell>
        </table:table-row>
        <table:table-row table:style-name="ro2">
          <table:table-cell table:formula="of:=(['Raw Data'.A1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]-MIN(['Raw Data'.B$2:'Raw Data'.B$306]))/(MAX(['Raw Data'.B$2:'Raw Data'.B$306])-MIN(['Raw Data'.B$2:'Raw Data'.B$306]))*100" office:value-type="float" office:value="0.923820352472996">
            <text:p>0.9238203525</text:p>
          </table:table-cell>
          <table:table-cell table:formula="of:=(['Raw Data'.C11]-MIN(['Raw Data'.C$2:'Raw Data'.C$306]))/(MAX(['Raw Data'.C$2:'Raw Data'.C$306])-MIN(['Raw Data'.C$2:'Raw Data'.C$306]))*100" office:value-type="float" office:value="3.15188583078491">
            <text:p>3.1518858308</text:p>
          </table:table-cell>
          <table:table-cell table:formula="of:=(['Raw Data'.D11]-MIN(['Raw Data'.D$2:'Raw Data'.D$306]))/(MAX(['Raw Data'.D$2:'Raw Data'.D$306])-MIN(['Raw Data'.D$2:'Raw Data'.D$306]))*100" office:value-type="float" office:value="1.72824791418355">
            <text:p>1.7282479142</text:p>
          </table:table-cell>
          <table:table-cell table:formula="of:=(['Raw Data'.E1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]-MIN(['Raw Data'.F$2:'Raw Data'.F$306]))/(MAX(['Raw Data'.F$2:'Raw Data'.F$306])-MIN(['Raw Data'.F$2:'Raw Data'.F$306]))*100" office:value-type="float" office:value="99.4347672719332">
            <text:p>99.4347672719</text:p>
          </table:table-cell>
          <table:table-cell table:formula="of:=(['Raw Data'.G1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1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1]-MIN(['Raw Data'.J$2:'Raw Data'.J$306]))/(MAX(['Raw Data'.J$2:'Raw Data'.J$306])-MIN(['Raw Data'.J$2:'Raw Data'.J$306]))*100" office:value-type="float" office:value="2.7573153263761">
            <text:p>2.7573153264</text:p>
          </table:table-cell>
          <table:table-cell table:formula="of:=(['Raw Data'.K11]-MIN(['Raw Data'.K$2:'Raw Data'.K$306]))/(MAX(['Raw Data'.K$2:'Raw Data'.K$306])-MIN(['Raw Data'.K$2:'Raw Data'.K$306]))*100" office:value-type="float" office:value="2.4158157723224">
            <text:p>2.4158157723</text:p>
          </table:table-cell>
          <table:table-cell table:formula="of:=(['Raw Data'.L11]-MIN(['Raw Data'.L$2:'Raw Data'.L$306]))/(MAX(['Raw Data'.L$2:'Raw Data'.L$306])-MIN(['Raw Data'.L$2:'Raw Data'.L$306]))*100" office:value-type="float" office:value="2.17945089159355">
            <text:p>2.1794508916</text:p>
          </table:table-cell>
        </table:table-row>
        <table:table-row table:style-name="ro2">
          <table:table-cell table:formula="of:=(['Raw Data'.A1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]-MIN(['Raw Data'.B$2:'Raw Data'.B$306]))/(MAX(['Raw Data'.B$2:'Raw Data'.B$306])-MIN(['Raw Data'.B$2:'Raw Data'.B$306]))*100" office:value-type="float" office:value="0.980670835702103">
            <text:p>0.9806708357</text:p>
          </table:table-cell>
          <table:table-cell table:formula="of:=(['Raw Data'.C12]-MIN(['Raw Data'.C$2:'Raw Data'.C$306]))/(MAX(['Raw Data'.C$2:'Raw Data'.C$306])-MIN(['Raw Data'.C$2:'Raw Data'.C$306]))*100" office:value-type="float" office:value="3.50571978706535">
            <text:p>3.5057197871</text:p>
          </table:table-cell>
          <table:table-cell table:formula="of:=(['Raw Data'.D12]-MIN(['Raw Data'.D$2:'Raw Data'.D$306]))/(MAX(['Raw Data'.D$2:'Raw Data'.D$306])-MIN(['Raw Data'.D$2:'Raw Data'.D$306]))*100" office:value-type="float" office:value="1.72824791418355">
            <text:p>1.7282479142</text:p>
          </table:table-cell>
          <table:table-cell table:formula="of:=(['Raw Data'.E1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]-MIN(['Raw Data'.F$2:'Raw Data'.F$306]))/(MAX(['Raw Data'.F$2:'Raw Data'.F$306])-MIN(['Raw Data'.F$2:'Raw Data'.F$306]))*100" office:value-type="float" office:value="99.4347672719332">
            <text:p>99.4347672719</text:p>
          </table:table-cell>
          <table:table-cell table:formula="of:=(['Raw Data'.G1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2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2]-MIN(['Raw Data'.J$2:'Raw Data'.J$306]))/(MAX(['Raw Data'.J$2:'Raw Data'.J$306])-MIN(['Raw Data'.J$2:'Raw Data'.J$306]))*100" office:value-type="float" office:value="2.7573153263761">
            <text:p>2.7573153264</text:p>
          </table:table-cell>
          <table:table-cell table:formula="of:=(['Raw Data'.K12]-MIN(['Raw Data'.K$2:'Raw Data'.K$306]))/(MAX(['Raw Data'.K$2:'Raw Data'.K$306])-MIN(['Raw Data'.K$2:'Raw Data'.K$306]))*100" office:value-type="float" office:value="2.4158157723224">
            <text:p>2.4158157723</text:p>
          </table:table-cell>
          <table:table-cell table:formula="of:=(['Raw Data'.L12]-MIN(['Raw Data'.L$2:'Raw Data'.L$306]))/(MAX(['Raw Data'.L$2:'Raw Data'.L$306])-MIN(['Raw Data'.L$2:'Raw Data'.L$306]))*100" office:value-type="float" office:value="2.17945089159355">
            <text:p>2.1794508916</text:p>
          </table:table-cell>
        </table:table-row>
        <table:table-row table:style-name="ro2">
          <table:table-cell table:formula="of:=(['Raw Data'.A1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]-MIN(['Raw Data'.B$2:'Raw Data'.B$306]))/(MAX(['Raw Data'.B$2:'Raw Data'.B$306])-MIN(['Raw Data'.B$2:'Raw Data'.B$306]))*100" office:value-type="float" office:value="1.08015918135304">
            <text:p>1.0801591814</text:p>
          </table:table-cell>
          <table:table-cell table:formula="of:=(['Raw Data'.C13]-MIN(['Raw Data'.C$2:'Raw Data'.C$306]))/(MAX(['Raw Data'.C$2:'Raw Data'.C$306])-MIN(['Raw Data'.C$2:'Raw Data'.C$306]))*100" office:value-type="float" office:value="3.85411711405595">
            <text:p>3.8541171141</text:p>
          </table:table-cell>
          <table:table-cell table:formula="of:=(['Raw Data'.D13]-MIN(['Raw Data'.D$2:'Raw Data'.D$306]))/(MAX(['Raw Data'.D$2:'Raw Data'.D$306])-MIN(['Raw Data'.D$2:'Raw Data'.D$306]))*100" office:value-type="float" office:value="2.68176400476758">
            <text:p>2.6817640048</text:p>
          </table:table-cell>
          <table:table-cell table:formula="of:=(['Raw Data'.E1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]-MIN(['Raw Data'.F$2:'Raw Data'.F$306]))/(MAX(['Raw Data'.F$2:'Raw Data'.F$306])-MIN(['Raw Data'.F$2:'Raw Data'.F$306]))*100" office:value-type="float" office:value="99.4324576285421">
            <text:p>99.4324576285</text:p>
          </table:table-cell>
          <table:table-cell table:formula="of:=(['Raw Data'.G1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3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3]-MIN(['Raw Data'.J$2:'Raw Data'.J$306]))/(MAX(['Raw Data'.J$2:'Raw Data'.J$306])-MIN(['Raw Data'.J$2:'Raw Data'.J$306]))*100" office:value-type="float" office:value="3.16485915012618">
            <text:p>3.1648591501</text:p>
          </table:table-cell>
          <table:table-cell table:formula="of:=(['Raw Data'.K13]-MIN(['Raw Data'.K$2:'Raw Data'.K$306]))/(MAX(['Raw Data'.K$2:'Raw Data'.K$306])-MIN(['Raw Data'.K$2:'Raw Data'.K$306]))*100" office:value-type="float" office:value="2.65479035411688">
            <text:p>2.6547903541</text:p>
          </table:table-cell>
          <table:table-cell table:formula="of:=(['Raw Data'.L13]-MIN(['Raw Data'.L$2:'Raw Data'.L$306]))/(MAX(['Raw Data'.L$2:'Raw Data'.L$306])-MIN(['Raw Data'.L$2:'Raw Data'.L$306]))*100" office:value-type="float" office:value="3.39654684404189">
            <text:p>3.396546844</text:p>
          </table:table-cell>
        </table:table-row>
        <table:table-row table:style-name="ro2">
          <table:table-cell table:formula="of:=(['Raw Data'.A1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]-MIN(['Raw Data'.B$2:'Raw Data'.B$306]))/(MAX(['Raw Data'.B$2:'Raw Data'.B$306])-MIN(['Raw Data'.B$2:'Raw Data'.B$306]))*100" office:value-type="float" office:value="1.20807276861853">
            <text:p>1.2080727686</text:p>
          </table:table-cell>
          <table:table-cell table:formula="of:=(['Raw Data'.C14]-MIN(['Raw Data'.C$2:'Raw Data'.C$306]))/(MAX(['Raw Data'.C$2:'Raw Data'.C$306])-MIN(['Raw Data'.C$2:'Raw Data'.C$306]))*100" office:value-type="float" office:value="4.20387359836901">
            <text:p>4.2038735984</text:p>
          </table:table-cell>
          <table:table-cell table:formula="of:=(['Raw Data'.D14]-MIN(['Raw Data'.D$2:'Raw Data'.D$306]))/(MAX(['Raw Data'.D$2:'Raw Data'.D$306])-MIN(['Raw Data'.D$2:'Raw Data'.D$306]))*100" office:value-type="float" office:value="2.68176400476758">
            <text:p>2.6817640048</text:p>
          </table:table-cell>
          <table:table-cell table:formula="of:=(['Raw Data'.E1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]-MIN(['Raw Data'.F$2:'Raw Data'.F$306]))/(MAX(['Raw Data'.F$2:'Raw Data'.F$306])-MIN(['Raw Data'.F$2:'Raw Data'.F$306]))*100" office:value-type="float" office:value="99.4324576285421">
            <text:p>99.4324576285</text:p>
          </table:table-cell>
          <table:table-cell table:formula="of:=(['Raw Data'.G1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4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4]-MIN(['Raw Data'.J$2:'Raw Data'.J$306]))/(MAX(['Raw Data'.J$2:'Raw Data'.J$306])-MIN(['Raw Data'.J$2:'Raw Data'.J$306]))*100" office:value-type="float" office:value="3.16485915012618">
            <text:p>3.1648591501</text:p>
          </table:table-cell>
          <table:table-cell table:formula="of:=(['Raw Data'.K14]-MIN(['Raw Data'.K$2:'Raw Data'.K$306]))/(MAX(['Raw Data'.K$2:'Raw Data'.K$306])-MIN(['Raw Data'.K$2:'Raw Data'.K$306]))*100" office:value-type="float" office:value="2.65479035411688">
            <text:p>2.6547903541</text:p>
          </table:table-cell>
          <table:table-cell table:formula="of:=(['Raw Data'.L14]-MIN(['Raw Data'.L$2:'Raw Data'.L$306]))/(MAX(['Raw Data'.L$2:'Raw Data'.L$306])-MIN(['Raw Data'.L$2:'Raw Data'.L$306]))*100" office:value-type="float" office:value="3.39654684404189">
            <text:p>3.396546844</text:p>
          </table:table-cell>
        </table:table-row>
        <table:table-row table:style-name="ro2">
          <table:table-cell table:formula="of:=(['Raw Data'.A1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]-MIN(['Raw Data'.B$2:'Raw Data'.B$306]))/(MAX(['Raw Data'.B$2:'Raw Data'.B$306])-MIN(['Raw Data'.B$2:'Raw Data'.B$306]))*100" office:value-type="float" office:value="1.3501989766913">
            <text:p>1.3501989767</text:p>
          </table:table-cell>
          <table:table-cell table:formula="of:=(['Raw Data'.C15]-MIN(['Raw Data'.C$2:'Raw Data'.C$306]))/(MAX(['Raw Data'.C$2:'Raw Data'.C$306])-MIN(['Raw Data'.C$2:'Raw Data'.C$306]))*100" office:value-type="float" office:value="4.55181787291879">
            <text:p>4.5518178729</text:p>
          </table:table-cell>
          <table:table-cell table:formula="of:=(['Raw Data'.D15]-MIN(['Raw Data'.D$2:'Raw Data'.D$306]))/(MAX(['Raw Data'.D$2:'Raw Data'.D$306])-MIN(['Raw Data'.D$2:'Raw Data'.D$306]))*100" office:value-type="float" office:value="3.69487485101311">
            <text:p>3.694874851</text:p>
          </table:table-cell>
          <table:table-cell table:formula="of:=(['Raw Data'.E1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]-MIN(['Raw Data'.F$2:'Raw Data'.F$306]))/(MAX(['Raw Data'.F$2:'Raw Data'.F$306])-MIN(['Raw Data'.F$2:'Raw Data'.F$306]))*100" office:value-type="float" office:value="99.4349772395142">
            <text:p>99.4349772395</text:p>
          </table:table-cell>
          <table:table-cell table:formula="of:=(['Raw Data'.G1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5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5]-MIN(['Raw Data'.J$2:'Raw Data'.J$306]))/(MAX(['Raw Data'.J$2:'Raw Data'.J$306])-MIN(['Raw Data'.J$2:'Raw Data'.J$306]))*100" office:value-type="float" office:value="3.64572675806562">
            <text:p>3.6457267581</text:p>
          </table:table-cell>
          <table:table-cell table:formula="of:=(['Raw Data'.K15]-MIN(['Raw Data'.K$2:'Raw Data'.K$306]))/(MAX(['Raw Data'.K$2:'Raw Data'.K$306])-MIN(['Raw Data'.K$2:'Raw Data'.K$306]))*100" office:value-type="float" office:value="3.04475342168151">
            <text:p>3.0447534217</text:p>
          </table:table-cell>
          <table:table-cell table:formula="of:=(['Raw Data'.L15]-MIN(['Raw Data'.L$2:'Raw Data'.L$306]))/(MAX(['Raw Data'.L$2:'Raw Data'.L$306])-MIN(['Raw Data'.L$2:'Raw Data'.L$306]))*100" office:value-type="float" office:value="3.96263798471554">
            <text:p>3.9626379847</text:p>
          </table:table-cell>
        </table:table-row>
        <table:table-row table:style-name="ro2">
          <table:table-cell table:formula="of:=(['Raw Data'.A1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]-MIN(['Raw Data'.B$2:'Raw Data'.B$306]))/(MAX(['Raw Data'.B$2:'Raw Data'.B$306])-MIN(['Raw Data'.B$2:'Raw Data'.B$306]))*100" office:value-type="float" office:value="1.40704945992041">
            <text:p>1.4070494599</text:p>
          </table:table-cell>
          <table:table-cell table:formula="of:=(['Raw Data'.C16]-MIN(['Raw Data'.C$2:'Raw Data'.C$306]))/(MAX(['Raw Data'.C$2:'Raw Data'.C$306])-MIN(['Raw Data'.C$2:'Raw Data'.C$306]))*100" office:value-type="float" office:value="4.90565182919923">
            <text:p>4.9056518292</text:p>
          </table:table-cell>
          <table:table-cell table:formula="of:=(['Raw Data'.D16]-MIN(['Raw Data'.D$2:'Raw Data'.D$306]))/(MAX(['Raw Data'.D$2:'Raw Data'.D$306])-MIN(['Raw Data'.D$2:'Raw Data'.D$306]))*100" office:value-type="float" office:value="3.69487485101311">
            <text:p>3.694874851</text:p>
          </table:table-cell>
          <table:table-cell table:formula="of:=(['Raw Data'.E1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]-MIN(['Raw Data'.F$2:'Raw Data'.F$306]))/(MAX(['Raw Data'.F$2:'Raw Data'.F$306])-MIN(['Raw Data'.F$2:'Raw Data'.F$306]))*100" office:value-type="float" office:value="99.4349772395142">
            <text:p>99.4349772395</text:p>
          </table:table-cell>
          <table:table-cell table:formula="of:=(['Raw Data'.G1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6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6]-MIN(['Raw Data'.J$2:'Raw Data'.J$306]))/(MAX(['Raw Data'.J$2:'Raw Data'.J$306])-MIN(['Raw Data'.J$2:'Raw Data'.J$306]))*100" office:value-type="float" office:value="3.64572675806562">
            <text:p>3.6457267581</text:p>
          </table:table-cell>
          <table:table-cell table:formula="of:=(['Raw Data'.K16]-MIN(['Raw Data'.K$2:'Raw Data'.K$306]))/(MAX(['Raw Data'.K$2:'Raw Data'.K$306])-MIN(['Raw Data'.K$2:'Raw Data'.K$306]))*100" office:value-type="float" office:value="3.04475342168151">
            <text:p>3.0447534217</text:p>
          </table:table-cell>
          <table:table-cell table:formula="of:=(['Raw Data'.L16]-MIN(['Raw Data'.L$2:'Raw Data'.L$306]))/(MAX(['Raw Data'.L$2:'Raw Data'.L$306])-MIN(['Raw Data'.L$2:'Raw Data'.L$306]))*100" office:value-type="float" office:value="3.96263798471554">
            <text:p>3.9626379847</text:p>
          </table:table-cell>
        </table:table-row>
        <table:table-row table:style-name="ro2">
          <table:table-cell table:formula="of:=(['Raw Data'.A1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]-MIN(['Raw Data'.B$2:'Raw Data'.B$306]))/(MAX(['Raw Data'.B$2:'Raw Data'.B$306])-MIN(['Raw Data'.B$2:'Raw Data'.B$306]))*100" office:value-type="float" office:value="1.43547470153496">
            <text:p>1.4354747015</text:p>
          </table:table-cell>
          <table:table-cell table:formula="of:=(['Raw Data'.C17]-MIN(['Raw Data'.C$2:'Raw Data'.C$306]))/(MAX(['Raw Data'.C$2:'Raw Data'.C$306])-MIN(['Raw Data'.C$2:'Raw Data'.C$306]))*100" office:value-type="float" office:value="5.26175104768377">
            <text:p>5.2617510477</text:p>
          </table:table-cell>
          <table:table-cell table:formula="of:=(['Raw Data'.D17]-MIN(['Raw Data'.D$2:'Raw Data'.D$306]))/(MAX(['Raw Data'.D$2:'Raw Data'.D$306])-MIN(['Raw Data'.D$2:'Raw Data'.D$306]))*100" office:value-type="float" office:value="3.69487485101311">
            <text:p>3.694874851</text:p>
          </table:table-cell>
          <table:table-cell table:formula="of:=(['Raw Data'.E1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]-MIN(['Raw Data'.F$2:'Raw Data'.F$306]))/(MAX(['Raw Data'.F$2:'Raw Data'.F$306])-MIN(['Raw Data'.F$2:'Raw Data'.F$306]))*100" office:value-type="float" office:value="99.4349772395142">
            <text:p>99.4349772395</text:p>
          </table:table-cell>
          <table:table-cell table:formula="of:=(['Raw Data'.G1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7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7]-MIN(['Raw Data'.J$2:'Raw Data'.J$306]))/(MAX(['Raw Data'.J$2:'Raw Data'.J$306])-MIN(['Raw Data'.J$2:'Raw Data'.J$306]))*100" office:value-type="float" office:value="3.64572675806562">
            <text:p>3.6457267581</text:p>
          </table:table-cell>
          <table:table-cell table:formula="of:=(['Raw Data'.K17]-MIN(['Raw Data'.K$2:'Raw Data'.K$306]))/(MAX(['Raw Data'.K$2:'Raw Data'.K$306])-MIN(['Raw Data'.K$2:'Raw Data'.K$306]))*100" office:value-type="float" office:value="3.04475342168151">
            <text:p>3.0447534217</text:p>
          </table:table-cell>
          <table:table-cell table:formula="of:=(['Raw Data'.L17]-MIN(['Raw Data'.L$2:'Raw Data'.L$306]))/(MAX(['Raw Data'.L$2:'Raw Data'.L$306])-MIN(['Raw Data'.L$2:'Raw Data'.L$306]))*100" office:value-type="float" office:value="3.96263798471554">
            <text:p>3.9626379847</text:p>
          </table:table-cell>
        </table:table-row>
        <table:table-row table:style-name="ro2">
          <table:table-cell table:formula="of:=(['Raw Data'.A1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]-MIN(['Raw Data'.B$2:'Raw Data'.B$306]))/(MAX(['Raw Data'.B$2:'Raw Data'.B$306])-MIN(['Raw Data'.B$2:'Raw Data'.B$306]))*100" office:value-type="float" office:value="1.44968732234224">
            <text:p>1.4496873223</text:p>
          </table:table-cell>
          <table:table-cell table:formula="of:=(['Raw Data'.C18]-MIN(['Raw Data'.C$2:'Raw Data'.C$306]))/(MAX(['Raw Data'.C$2:'Raw Data'.C$306])-MIN(['Raw Data'.C$2:'Raw Data'.C$306]))*100" office:value-type="float" office:value="5.61241363687847">
            <text:p>5.6124136369</text:p>
          </table:table-cell>
          <table:table-cell table:formula="of:=(['Raw Data'.D18]-MIN(['Raw Data'.D$2:'Raw Data'.D$306]))/(MAX(['Raw Data'.D$2:'Raw Data'.D$306])-MIN(['Raw Data'.D$2:'Raw Data'.D$306]))*100" office:value-type="float" office:value="4.11203814064362">
            <text:p>4.1120381406</text:p>
          </table:table-cell>
          <table:table-cell table:formula="of:=(['Raw Data'.E1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]-MIN(['Raw Data'.F$2:'Raw Data'.F$306]))/(MAX(['Raw Data'.F$2:'Raw Data'.F$306])-MIN(['Raw Data'.F$2:'Raw Data'.F$306]))*100" office:value-type="float" office:value="99.4307778878941">
            <text:p>99.4307778879</text:p>
          </table:table-cell>
          <table:table-cell table:formula="of:=(['Raw Data'.G1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8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8]-MIN(['Raw Data'.J$2:'Raw Data'.J$306]))/(MAX(['Raw Data'.J$2:'Raw Data'.J$306])-MIN(['Raw Data'.J$2:'Raw Data'.J$306]))*100" office:value-type="float" office:value="4.06009139894959">
            <text:p>4.0600913989</text:p>
          </table:table-cell>
          <table:table-cell table:formula="of:=(['Raw Data'.K18]-MIN(['Raw Data'.K$2:'Raw Data'.K$306]))/(MAX(['Raw Data'.K$2:'Raw Data'.K$306])-MIN(['Raw Data'.K$2:'Raw Data'.K$306]))*100" office:value-type="float" office:value="3.67803606343689">
            <text:p>3.6780360634</text:p>
          </table:table-cell>
          <table:table-cell table:formula="of:=(['Raw Data'.L18]-MIN(['Raw Data'.L$2:'Raw Data'.L$306]))/(MAX(['Raw Data'.L$2:'Raw Data'.L$306])-MIN(['Raw Data'.L$2:'Raw Data'.L$306]))*100" office:value-type="float" office:value="4.55703368242287">
            <text:p>4.5570336824</text:p>
          </table:table-cell>
        </table:table-row>
        <table:table-row table:style-name="ro2">
          <table:table-cell table:formula="of:=(['Raw Data'.A1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]-MIN(['Raw Data'.B$2:'Raw Data'.B$306]))/(MAX(['Raw Data'.B$2:'Raw Data'.B$306])-MIN(['Raw Data'.B$2:'Raw Data'.B$306]))*100" office:value-type="float" office:value="1.69130187606595">
            <text:p>1.6913018761</text:p>
          </table:table-cell>
          <table:table-cell table:formula="of:=(['Raw Data'.C19]-MIN(['Raw Data'.C$2:'Raw Data'.C$306]))/(MAX(['Raw Data'.C$2:'Raw Data'.C$306])-MIN(['Raw Data'.C$2:'Raw Data'.C$306]))*100" office:value-type="float" office:value="5.96126401630989">
            <text:p>5.9612640163</text:p>
          </table:table-cell>
          <table:table-cell table:formula="of:=(['Raw Data'.D19]-MIN(['Raw Data'.D$2:'Raw Data'.D$306]))/(MAX(['Raw Data'.D$2:'Raw Data'.D$306])-MIN(['Raw Data'.D$2:'Raw Data'.D$306]))*100" office:value-type="float" office:value="4.11203814064362">
            <text:p>4.1120381406</text:p>
          </table:table-cell>
          <table:table-cell table:formula="of:=(['Raw Data'.E1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]-MIN(['Raw Data'.F$2:'Raw Data'.F$306]))/(MAX(['Raw Data'.F$2:'Raw Data'.F$306])-MIN(['Raw Data'.F$2:'Raw Data'.F$306]))*100" office:value-type="float" office:value="99.4290981472461">
            <text:p>99.4290981472</text:p>
          </table:table-cell>
          <table:table-cell table:formula="of:=(['Raw Data'.G1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19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19]-MIN(['Raw Data'.J$2:'Raw Data'.J$306]))/(MAX(['Raw Data'.J$2:'Raw Data'.J$306])-MIN(['Raw Data'.J$2:'Raw Data'.J$306]))*100" office:value-type="float" office:value="4.06009139894959">
            <text:p>4.0600913989</text:p>
          </table:table-cell>
          <table:table-cell table:formula="of:=(['Raw Data'.K19]-MIN(['Raw Data'.K$2:'Raw Data'.K$306]))/(MAX(['Raw Data'.K$2:'Raw Data'.K$306])-MIN(['Raw Data'.K$2:'Raw Data'.K$306]))*100" office:value-type="float" office:value="3.67803606343689">
            <text:p>3.6780360634</text:p>
          </table:table-cell>
          <table:table-cell table:formula="of:=(['Raw Data'.L19]-MIN(['Raw Data'.L$2:'Raw Data'.L$306]))/(MAX(['Raw Data'.L$2:'Raw Data'.L$306])-MIN(['Raw Data'.L$2:'Raw Data'.L$306]))*100" office:value-type="float" office:value="4.55703368242287">
            <text:p>4.5570336824</text:p>
          </table:table-cell>
        </table:table-row>
        <table:table-row table:style-name="ro2">
          <table:table-cell table:formula="of:=(['Raw Data'.A2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]-MIN(['Raw Data'.B$2:'Raw Data'.B$306]))/(MAX(['Raw Data'.B$2:'Raw Data'.B$306])-MIN(['Raw Data'.B$2:'Raw Data'.B$306]))*100" office:value-type="float" office:value="1.70551449687322">
            <text:p>1.7055144969</text:p>
          </table:table-cell>
          <table:table-cell table:formula="of:=(['Raw Data'.C20]-MIN(['Raw Data'.C$2:'Raw Data'.C$306]))/(MAX(['Raw Data'.C$2:'Raw Data'.C$306])-MIN(['Raw Data'.C$2:'Raw Data'.C$306]))*100" office:value-type="float" office:value="6.31555102503115">
            <text:p>6.315551025</text:p>
          </table:table-cell>
          <table:table-cell table:formula="of:=(['Raw Data'.D20]-MIN(['Raw Data'.D$2:'Raw Data'.D$306]))/(MAX(['Raw Data'.D$2:'Raw Data'.D$306])-MIN(['Raw Data'.D$2:'Raw Data'.D$306]))*100" office:value-type="float" office:value="4.17163289630513">
            <text:p>4.1716328963</text:p>
          </table:table-cell>
          <table:table-cell table:formula="of:=(['Raw Data'.E2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]-MIN(['Raw Data'.F$2:'Raw Data'.F$306]))/(MAX(['Raw Data'.F$2:'Raw Data'.F$306])-MIN(['Raw Data'.F$2:'Raw Data'.F$306]))*100" office:value-type="float" office:value="99.426368568693">
            <text:p>99.4263685687</text:p>
          </table:table-cell>
          <table:table-cell table:formula="of:=(['Raw Data'.G2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20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20]-MIN(['Raw Data'.J$2:'Raw Data'.J$306]))/(MAX(['Raw Data'.J$2:'Raw Data'.J$306])-MIN(['Raw Data'.J$2:'Raw Data'.J$306]))*100" office:value-type="float" office:value="4.46763522269968">
            <text:p>4.4676352227</text:p>
          </table:table-cell>
          <table:table-cell table:formula="of:=(['Raw Data'.K20]-MIN(['Raw Data'.K$2:'Raw Data'.K$306]))/(MAX(['Raw Data'.K$2:'Raw Data'.K$306])-MIN(['Raw Data'.K$2:'Raw Data'.K$306]))*100" office:value-type="float" office:value="4.37323484683902">
            <text:p>4.3732348468</text:p>
          </table:table-cell>
          <table:table-cell table:formula="of:=(['Raw Data'.L20]-MIN(['Raw Data'.L$2:'Raw Data'.L$306]))/(MAX(['Raw Data'.L$2:'Raw Data'.L$306])-MIN(['Raw Data'.L$2:'Raw Data'.L$306]))*100" office:value-type="float" office:value="4.89668836682706">
            <text:p>4.8966883668</text:p>
          </table:table-cell>
        </table:table-row>
        <table:table-row table:style-name="ro2">
          <table:table-cell table:formula="of:=(['Raw Data'.A2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]-MIN(['Raw Data'.B$2:'Raw Data'.B$306]))/(MAX(['Raw Data'.B$2:'Raw Data'.B$306])-MIN(['Raw Data'.B$2:'Raw Data'.B$306]))*100" office:value-type="float" office:value="1.73393973848778">
            <text:p>1.7339397385</text:p>
          </table:table-cell>
          <table:table-cell table:formula="of:=(['Raw Data'.C21]-MIN(['Raw Data'.C$2:'Raw Data'.C$306]))/(MAX(['Raw Data'.C$2:'Raw Data'.C$306])-MIN(['Raw Data'.C$2:'Raw Data'.C$306]))*100" office:value-type="float" office:value="6.67165024351569">
            <text:p>6.6716502435</text:p>
          </table:table-cell>
          <table:table-cell table:formula="of:=(['Raw Data'.D21]-MIN(['Raw Data'.D$2:'Raw Data'.D$306]))/(MAX(['Raw Data'.D$2:'Raw Data'.D$306])-MIN(['Raw Data'.D$2:'Raw Data'.D$306]))*100" office:value-type="float" office:value="4.17163289630513">
            <text:p>4.1716328963</text:p>
          </table:table-cell>
          <table:table-cell table:formula="of:=(['Raw Data'.E2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]-MIN(['Raw Data'.F$2:'Raw Data'.F$306]))/(MAX(['Raw Data'.F$2:'Raw Data'.F$306])-MIN(['Raw Data'.F$2:'Raw Data'.F$306]))*100" office:value-type="float" office:value="99.4393865587153">
            <text:p>99.4393865587</text:p>
          </table:table-cell>
          <table:table-cell table:formula="of:=(['Raw Data'.G2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21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21]-MIN(['Raw Data'.J$2:'Raw Data'.J$306]))/(MAX(['Raw Data'.J$2:'Raw Data'.J$306])-MIN(['Raw Data'.J$2:'Raw Data'.J$306]))*100" office:value-type="float" office:value="4.46763522269968">
            <text:p>4.4676352227</text:p>
          </table:table-cell>
          <table:table-cell table:formula="of:=(['Raw Data'.K21]-MIN(['Raw Data'.K$2:'Raw Data'.K$306]))/(MAX(['Raw Data'.K$2:'Raw Data'.K$306])-MIN(['Raw Data'.K$2:'Raw Data'.K$306]))*100" office:value-type="float" office:value="4.37323484683902">
            <text:p>4.3732348468</text:p>
          </table:table-cell>
          <table:table-cell table:formula="of:=(['Raw Data'.L21]-MIN(['Raw Data'.L$2:'Raw Data'.L$306]))/(MAX(['Raw Data'.L$2:'Raw Data'.L$306])-MIN(['Raw Data'.L$2:'Raw Data'.L$306]))*100" office:value-type="float" office:value="4.89668836682706">
            <text:p>4.8966883668</text:p>
          </table:table-cell>
        </table:table-row>
        <table:table-row table:style-name="ro2">
          <table:table-cell table:formula="of:=(['Raw Data'.A2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]-MIN(['Raw Data'.B$2:'Raw Data'.B$306]))/(MAX(['Raw Data'.B$2:'Raw Data'.B$306])-MIN(['Raw Data'.B$2:'Raw Data'.B$306]))*100" office:value-type="float" office:value="1.80500284252416">
            <text:p>1.8050028425</text:p>
          </table:table-cell>
          <table:table-cell table:formula="of:=(['Raw Data'.C22]-MIN(['Raw Data'.C$2:'Raw Data'.C$306]))/(MAX(['Raw Data'.C$2:'Raw Data'.C$306])-MIN(['Raw Data'.C$2:'Raw Data'.C$306]))*100" office:value-type="float" office:value="7.02185978026957">
            <text:p>7.0218597803</text:p>
          </table:table-cell>
          <table:table-cell table:formula="of:=(['Raw Data'.D22]-MIN(['Raw Data'.D$2:'Raw Data'.D$306]))/(MAX(['Raw Data'.D$2:'Raw Data'.D$306])-MIN(['Raw Data'.D$2:'Raw Data'.D$306]))*100" office:value-type="float" office:value="4.17163289630513">
            <text:p>4.1716328963</text:p>
          </table:table-cell>
          <table:table-cell table:formula="of:=(['Raw Data'.E2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]-MIN(['Raw Data'.F$2:'Raw Data'.F$306]))/(MAX(['Raw Data'.F$2:'Raw Data'.F$306])-MIN(['Raw Data'.F$2:'Raw Data'.F$306]))*100" office:value-type="float" office:value="99.4389666235533">
            <text:p>99.4389666236</text:p>
          </table:table-cell>
          <table:table-cell table:formula="of:=(['Raw Data'.G2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22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22]-MIN(['Raw Data'.J$2:'Raw Data'.J$306]))/(MAX(['Raw Data'.J$2:'Raw Data'.J$306])-MIN(['Raw Data'.J$2:'Raw Data'.J$306]))*100" office:value-type="float" office:value="4.46763522269968">
            <text:p>4.4676352227</text:p>
          </table:table-cell>
          <table:table-cell table:formula="of:=(['Raw Data'.K22]-MIN(['Raw Data'.K$2:'Raw Data'.K$306]))/(MAX(['Raw Data'.K$2:'Raw Data'.K$306])-MIN(['Raw Data'.K$2:'Raw Data'.K$306]))*100" office:value-type="float" office:value="4.37323484683902">
            <text:p>4.3732348468</text:p>
          </table:table-cell>
          <table:table-cell table:formula="of:=(['Raw Data'.L22]-MIN(['Raw Data'.L$2:'Raw Data'.L$306]))/(MAX(['Raw Data'.L$2:'Raw Data'.L$306])-MIN(['Raw Data'.L$2:'Raw Data'.L$306]))*100" office:value-type="float" office:value="4.89668836682706">
            <text:p>4.8966883668</text:p>
          </table:table-cell>
        </table:table-row>
        <table:table-row table:style-name="ro2">
          <table:table-cell table:formula="of:=(['Raw Data'.A2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]-MIN(['Raw Data'.B$2:'Raw Data'.B$306]))/(MAX(['Raw Data'.B$2:'Raw Data'.B$306])-MIN(['Raw Data'.B$2:'Raw Data'.B$306]))*100" office:value-type="float" office:value="1.96134167140421">
            <text:p>1.9613416714</text:p>
          </table:table-cell>
          <table:table-cell table:formula="of:=(['Raw Data'.C23]-MIN(['Raw Data'.C$2:'Raw Data'.C$306]))/(MAX(['Raw Data'.C$2:'Raw Data'.C$306])-MIN(['Raw Data'.C$2:'Raw Data'.C$306]))*100" office:value-type="float" office:value="7.36753879261525">
            <text:p>7.3675387926</text:p>
          </table:table-cell>
          <table:table-cell table:formula="of:=(['Raw Data'.D23]-MIN(['Raw Data'.D$2:'Raw Data'.D$306]))/(MAX(['Raw Data'.D$2:'Raw Data'.D$306])-MIN(['Raw Data'.D$2:'Raw Data'.D$306]))*100" office:value-type="float" office:value="5.06555423122765">
            <text:p>5.0655542312</text:p>
          </table:table-cell>
          <table:table-cell table:formula="of:=(['Raw Data'.E2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]-MIN(['Raw Data'.F$2:'Raw Data'.F$306]))/(MAX(['Raw Data'.F$2:'Raw Data'.F$306])-MIN(['Raw Data'.F$2:'Raw Data'.F$306]))*100" office:value-type="float" office:value="99.4448457158215">
            <text:p>99.4448457158</text:p>
          </table:table-cell>
          <table:table-cell table:formula="of:=(['Raw Data'.G2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23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23]-MIN(['Raw Data'.J$2:'Raw Data'.J$306]))/(MAX(['Raw Data'.J$2:'Raw Data'.J$306])-MIN(['Raw Data'.J$2:'Raw Data'.J$306]))*100" office:value-type="float" office:value="5.24520837596344">
            <text:p>5.245208376</text:p>
          </table:table-cell>
          <table:table-cell table:formula="of:=(['Raw Data'.K23]-MIN(['Raw Data'.K$2:'Raw Data'.K$306]))/(MAX(['Raw Data'.K$2:'Raw Data'.K$306])-MIN(['Raw Data'.K$2:'Raw Data'.K$306]))*100" office:value-type="float" office:value="4.73984358027373">
            <text:p>4.7398435803</text:p>
          </table:table-cell>
          <table:table-cell table:formula="of:=(['Raw Data'.L23]-MIN(['Raw Data'.L$2:'Raw Data'.L$306]))/(MAX(['Raw Data'.L$2:'Raw Data'.L$306])-MIN(['Raw Data'.L$2:'Raw Data'.L$306]))*100" office:value-type="float" office:value="6.09963204075856">
            <text:p>6.0996320408</text:p>
          </table:table-cell>
        </table:table-row>
        <table:table-row table:style-name="ro2">
          <table:table-cell table:formula="of:=(['Raw Data'.A2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]-MIN(['Raw Data'.B$2:'Raw Data'.B$306]))/(MAX(['Raw Data'.B$2:'Raw Data'.B$306])-MIN(['Raw Data'.B$2:'Raw Data'.B$306]))*100" office:value-type="float" office:value="2.00397953382604">
            <text:p>2.0039795338</text:p>
          </table:table-cell>
          <table:table-cell table:formula="of:=(['Raw Data'.C24]-MIN(['Raw Data'.C$2:'Raw Data'.C$306]))/(MAX(['Raw Data'.C$2:'Raw Data'.C$306])-MIN(['Raw Data'.C$2:'Raw Data'.C$306]))*100" office:value-type="float" office:value="7.71910748669158">
            <text:p>7.7191074867</text:p>
          </table:table-cell>
          <table:table-cell table:formula="of:=(['Raw Data'.D24]-MIN(['Raw Data'.D$2:'Raw Data'.D$306]))/(MAX(['Raw Data'.D$2:'Raw Data'.D$306])-MIN(['Raw Data'.D$2:'Raw Data'.D$306]))*100" office:value-type="float" office:value="5.48271752085816">
            <text:p>5.4827175209</text:p>
          </table:table-cell>
          <table:table-cell table:formula="of:=(['Raw Data'.E2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]-MIN(['Raw Data'.F$2:'Raw Data'.F$306]))/(MAX(['Raw Data'.F$2:'Raw Data'.F$306])-MIN(['Raw Data'.F$2:'Raw Data'.F$306]))*100" office:value-type="float" office:value="99.4318277257991">
            <text:p>99.4318277258</text:p>
          </table:table-cell>
          <table:table-cell table:formula="of:=(['Raw Data'.G2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24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24]-MIN(['Raw Data'.J$2:'Raw Data'.J$306]))/(MAX(['Raw Data'.J$2:'Raw Data'.J$306])-MIN(['Raw Data'.J$2:'Raw Data'.J$306]))*100" office:value-type="float" office:value="5.76359047813928">
            <text:p>5.7635904781</text:p>
          </table:table-cell>
          <table:table-cell table:formula="of:=(['Raw Data'.K24]-MIN(['Raw Data'.K$2:'Raw Data'.K$306]))/(MAX(['Raw Data'.K$2:'Raw Data'.K$306])-MIN(['Raw Data'.K$2:'Raw Data'.K$306]))*100" office:value-type="float" office:value="6.05420378014339">
            <text:p>6.0542037801</text:p>
          </table:table-cell>
          <table:table-cell table:formula="of:=(['Raw Data'.L24]-MIN(['Raw Data'.L$2:'Raw Data'.L$306]))/(MAX(['Raw Data'.L$2:'Raw Data'.L$306])-MIN(['Raw Data'.L$2:'Raw Data'.L$306]))*100" office:value-type="float" office:value="6.75063685253326">
            <text:p>6.7506368525</text:p>
          </table:table-cell>
        </table:table-row>
        <table:table-row table:style-name="ro2">
          <table:table-cell table:formula="of:=(['Raw Data'.A2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]-MIN(['Raw Data'.B$2:'Raw Data'.B$306]))/(MAX(['Raw Data'.B$2:'Raw Data'.B$306])-MIN(['Raw Data'.B$2:'Raw Data'.B$306]))*100" office:value-type="float" office:value="2.04661739624787">
            <text:p>2.0466173962</text:p>
          </table:table-cell>
          <table:table-cell table:formula="of:=(['Raw Data'.C25]-MIN(['Raw Data'.C$2:'Raw Data'.C$306]))/(MAX(['Raw Data'.C$2:'Raw Data'.C$306])-MIN(['Raw Data'.C$2:'Raw Data'.C$306]))*100" office:value-type="float" office:value="8.07475365273531">
            <text:p>8.0747536527</text:p>
          </table:table-cell>
          <table:table-cell table:formula="of:=(['Raw Data'.D25]-MIN(['Raw Data'.D$2:'Raw Data'.D$306]))/(MAX(['Raw Data'.D$2:'Raw Data'.D$306])-MIN(['Raw Data'.D$2:'Raw Data'.D$306]))*100" office:value-type="float" office:value="5.48271752085816">
            <text:p>5.4827175209</text:p>
          </table:table-cell>
          <table:table-cell table:formula="of:=(['Raw Data'.E2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]-MIN(['Raw Data'.F$2:'Raw Data'.F$306]))/(MAX(['Raw Data'.F$2:'Raw Data'.F$306])-MIN(['Raw Data'.F$2:'Raw Data'.F$306]))*100" office:value-type="float" office:value="99.4400164614583">
            <text:p>99.4400164615</text:p>
          </table:table-cell>
          <table:table-cell table:formula="of:=(['Raw Data'.G2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25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25]-MIN(['Raw Data'.J$2:'Raw Data'.J$306]))/(MAX(['Raw Data'.J$2:'Raw Data'.J$306])-MIN(['Raw Data'.J$2:'Raw Data'.J$306]))*100" office:value-type="float" office:value="5.76359047813928">
            <text:p>5.7635904781</text:p>
          </table:table-cell>
          <table:table-cell table:formula="of:=(['Raw Data'.K25]-MIN(['Raw Data'.K$2:'Raw Data'.K$306]))/(MAX(['Raw Data'.K$2:'Raw Data'.K$306])-MIN(['Raw Data'.K$2:'Raw Data'.K$306]))*100" office:value-type="float" office:value="6.05420378014339">
            <text:p>6.0542037801</text:p>
          </table:table-cell>
          <table:table-cell table:formula="of:=(['Raw Data'.L25]-MIN(['Raw Data'.L$2:'Raw Data'.L$306]))/(MAX(['Raw Data'.L$2:'Raw Data'.L$306])-MIN(['Raw Data'.L$2:'Raw Data'.L$306]))*100" office:value-type="float" office:value="6.75063685253326">
            <text:p>6.7506368525</text:p>
          </table:table-cell>
        </table:table-row>
        <table:table-row table:style-name="ro2">
          <table:table-cell table:formula="of:=(['Raw Data'.A2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]-MIN(['Raw Data'.B$2:'Raw Data'.B$306]))/(MAX(['Raw Data'.B$2:'Raw Data'.B$306])-MIN(['Raw Data'.B$2:'Raw Data'.B$306]))*100" office:value-type="float" office:value="2.10346787947698">
            <text:p>2.1034678795</text:p>
          </table:table-cell>
          <table:table-cell table:formula="of:=(['Raw Data'.C26]-MIN(['Raw Data'.C$2:'Raw Data'.C$306]))/(MAX(['Raw Data'.C$2:'Raw Data'.C$306])-MIN(['Raw Data'.C$2:'Raw Data'.C$306]))*100" office:value-type="float" office:value="8.43085287121984">
            <text:p>8.4308528712</text:p>
          </table:table-cell>
          <table:table-cell table:formula="of:=(['Raw Data'.D26]-MIN(['Raw Data'.D$2:'Raw Data'.D$306]))/(MAX(['Raw Data'.D$2:'Raw Data'.D$306])-MIN(['Raw Data'.D$2:'Raw Data'.D$306]))*100" office:value-type="float" office:value="5.48271752085816">
            <text:p>5.4827175209</text:p>
          </table:table-cell>
          <table:table-cell table:formula="of:=(['Raw Data'.E2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]-MIN(['Raw Data'.F$2:'Raw Data'.F$306]))/(MAX(['Raw Data'.F$2:'Raw Data'.F$306])-MIN(['Raw Data'.F$2:'Raw Data'.F$306]))*100" office:value-type="float" office:value="99.4400164614583">
            <text:p>99.4400164615</text:p>
          </table:table-cell>
          <table:table-cell table:formula="of:=(['Raw Data'.G2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26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26]-MIN(['Raw Data'.J$2:'Raw Data'.J$306]))/(MAX(['Raw Data'.J$2:'Raw Data'.J$306])-MIN(['Raw Data'.J$2:'Raw Data'.J$306]))*100" office:value-type="float" office:value="5.76359047813928">
            <text:p>5.7635904781</text:p>
          </table:table-cell>
          <table:table-cell table:formula="of:=(['Raw Data'.K26]-MIN(['Raw Data'.K$2:'Raw Data'.K$306]))/(MAX(['Raw Data'.K$2:'Raw Data'.K$306])-MIN(['Raw Data'.K$2:'Raw Data'.K$306]))*100" office:value-type="float" office:value="6.05420378014339">
            <text:p>6.0542037801</text:p>
          </table:table-cell>
          <table:table-cell table:formula="of:=(['Raw Data'.L26]-MIN(['Raw Data'.L$2:'Raw Data'.L$306]))/(MAX(['Raw Data'.L$2:'Raw Data'.L$306])-MIN(['Raw Data'.L$2:'Raw Data'.L$306]))*100" office:value-type="float" office:value="6.75063685253326">
            <text:p>6.7506368525</text:p>
          </table:table-cell>
        </table:table-row>
        <table:table-row table:style-name="ro2">
          <table:table-cell table:formula="of:=(['Raw Data'.A2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]-MIN(['Raw Data'.B$2:'Raw Data'.B$306]))/(MAX(['Raw Data'.B$2:'Raw Data'.B$306])-MIN(['Raw Data'.B$2:'Raw Data'.B$306]))*100" office:value-type="float" office:value="2.13189312109153">
            <text:p>2.1318931211</text:p>
          </table:table-cell>
          <table:table-cell table:formula="of:=(['Raw Data'.C27]-MIN(['Raw Data'.C$2:'Raw Data'.C$306]))/(MAX(['Raw Data'.C$2:'Raw Data'.C$306])-MIN(['Raw Data'.C$2:'Raw Data'.C$306]))*100" office:value-type="float" office:value="8.76339336278174">
            <text:p>8.7633933628</text:p>
          </table:table-cell>
          <table:table-cell table:formula="of:=(['Raw Data'.D27]-MIN(['Raw Data'.D$2:'Raw Data'.D$306]))/(MAX(['Raw Data'.D$2:'Raw Data'.D$306])-MIN(['Raw Data'.D$2:'Raw Data'.D$306]))*100" office:value-type="float" office:value="8.64123957091776">
            <text:p>8.6412395709</text:p>
          </table:table-cell>
          <table:table-cell table:formula="of:=(['Raw Data'.E2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]-MIN(['Raw Data'.F$2:'Raw Data'.F$306]))/(MAX(['Raw Data'.F$2:'Raw Data'.F$306])-MIN(['Raw Data'.F$2:'Raw Data'.F$306]))*100" office:value-type="float" office:value="99.4368669477433">
            <text:p>99.4368669477</text:p>
          </table:table-cell>
          <table:table-cell table:formula="of:=(['Raw Data'.G2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]-MIN(['Raw Data'.H$2:'Raw Data'.H$306]))/(MAX(['Raw Data'.H$2:'Raw Data'.H$306])-MIN(['Raw Data'.H$2:'Raw Data'.H$306]))*100" office:value-type="float" office:value="0">
            <text:p>0</text:p>
          </table:table-cell>
          <table:table-cell table:formula="of:=(['Raw Data'.I27]-MIN(['Raw Data'.I$2:'Raw Data'.I$306]))/(MAX(['Raw Data'.I$2:'Raw Data'.I$306])-MIN(['Raw Data'.I$2:'Raw Data'.I$306]))*100" office:value-type="float" office:value="0">
            <text:p>0</text:p>
          </table:table-cell>
          <table:table-cell table:formula="of:=(['Raw Data'.J27]-MIN(['Raw Data'.J$2:'Raw Data'.J$306]))/(MAX(['Raw Data'.J$2:'Raw Data'.J$306])-MIN(['Raw Data'.J$2:'Raw Data'.J$306]))*100" office:value-type="float" office:value="6.21035400040925">
            <text:p>6.2103540004</text:p>
          </table:table-cell>
          <table:table-cell table:formula="of:=(['Raw Data'.K27]-MIN(['Raw Data'.K$2:'Raw Data'.K$306]))/(MAX(['Raw Data'.K$2:'Raw Data'.K$306])-MIN(['Raw Data'.K$2:'Raw Data'.K$306]))*100" office:value-type="float" office:value="8.74103845318271">
            <text:p>8.7410384532</text:p>
          </table:table-cell>
          <table:table-cell table:formula="of:=(['Raw Data'.L27]-MIN(['Raw Data'.L$2:'Raw Data'.L$306]))/(MAX(['Raw Data'.L$2:'Raw Data'.L$306])-MIN(['Raw Data'.L$2:'Raw Data'.L$306]))*100" office:value-type="float" office:value="8.42060571752052">
            <text:p>8.4206057175</text:p>
          </table:table-cell>
        </table:table-row>
        <table:table-row table:style-name="ro2">
          <table:table-cell table:formula="of:=(['Raw Data'.A2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]-MIN(['Raw Data'.B$2:'Raw Data'.B$306]))/(MAX(['Raw Data'.B$2:'Raw Data'.B$306])-MIN(['Raw Data'.B$2:'Raw Data'.B$306]))*100" office:value-type="float" office:value="2.16031836270608">
            <text:p>2.1603183627</text:p>
          </table:table-cell>
          <table:table-cell table:formula="of:=(['Raw Data'.C28]-MIN(['Raw Data'.C$2:'Raw Data'.C$306]))/(MAX(['Raw Data'.C$2:'Raw Data'.C$306])-MIN(['Raw Data'.C$2:'Raw Data'.C$306]))*100" office:value-type="float" office:value="9.11858647638464">
            <text:p>9.1185864764</text:p>
          </table:table-cell>
          <table:table-cell table:formula="of:=(['Raw Data'.D28]-MIN(['Raw Data'.D$2:'Raw Data'.D$306]))/(MAX(['Raw Data'.D$2:'Raw Data'.D$306])-MIN(['Raw Data'.D$2:'Raw Data'.D$306]))*100" office:value-type="float" office:value="8.64123957091776">
            <text:p>8.6412395709</text:p>
          </table:table-cell>
          <table:table-cell table:formula="of:=(['Raw Data'.E2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]-MIN(['Raw Data'.F$2:'Raw Data'.F$306]))/(MAX(['Raw Data'.F$2:'Raw Data'.F$306])-MIN(['Raw Data'.F$2:'Raw Data'.F$306]))*100" office:value-type="float" office:value="99.4433759427544">
            <text:p>99.4433759428</text:p>
          </table:table-cell>
          <table:table-cell table:formula="of:=(['Raw Data'.G2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28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28]-MIN(['Raw Data'.J$2:'Raw Data'.J$306]))/(MAX(['Raw Data'.J$2:'Raw Data'.J$306])-MIN(['Raw Data'.J$2:'Raw Data'.J$306]))*100" office:value-type="float" office:value="6.34847554737057">
            <text:p>6.3484755474</text:p>
          </table:table-cell>
          <table:table-cell table:formula="of:=(['Raw Data'.K28]-MIN(['Raw Data'.K$2:'Raw Data'.K$306]))/(MAX(['Raw Data'.K$2:'Raw Data'.K$306])-MIN(['Raw Data'.K$2:'Raw Data'.K$306]))*100" office:value-type="float" office:value="8.75950467086683">
            <text:p>8.7595046709</text:p>
          </table:table-cell>
          <table:table-cell table:formula="of:=(['Raw Data'.L28]-MIN(['Raw Data'.L$2:'Raw Data'.L$306]))/(MAX(['Raw Data'.L$2:'Raw Data'.L$306])-MIN(['Raw Data'.L$2:'Raw Data'.L$306]))*100" office:value-type="float" office:value="8.47721483158789">
            <text:p>8.4772148316</text:p>
          </table:table-cell>
        </table:table-row>
        <table:table-row table:style-name="ro2">
          <table:table-cell table:formula="of:=(['Raw Data'.A2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]-MIN(['Raw Data'.B$2:'Raw Data'.B$306]))/(MAX(['Raw Data'.B$2:'Raw Data'.B$306])-MIN(['Raw Data'.B$2:'Raw Data'.B$306]))*100" office:value-type="float" office:value="2.23138146674247">
            <text:p>2.2313814667</text:p>
          </table:table-cell>
          <table:table-cell table:formula="of:=(['Raw Data'.C29]-MIN(['Raw Data'.C$2:'Raw Data'.C$306]))/(MAX(['Raw Data'.C$2:'Raw Data'.C$306])-MIN(['Raw Data'.C$2:'Raw Data'.C$306]))*100" office:value-type="float" office:value="9.46245327896704">
            <text:p>9.462453279</text:p>
          </table:table-cell>
          <table:table-cell table:formula="of:=(['Raw Data'.D29]-MIN(['Raw Data'.D$2:'Raw Data'.D$306]))/(MAX(['Raw Data'.D$2:'Raw Data'.D$306])-MIN(['Raw Data'.D$2:'Raw Data'.D$306]))*100" office:value-type="float" office:value="9.05840286054827">
            <text:p>9.0584028605</text:p>
          </table:table-cell>
          <table:table-cell table:formula="of:=(['Raw Data'.E2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]-MIN(['Raw Data'.F$2:'Raw Data'.F$306]))/(MAX(['Raw Data'.F$2:'Raw Data'.F$306])-MIN(['Raw Data'.F$2:'Raw Data'.F$306]))*100" office:value-type="float" office:value="98.9195068281457">
            <text:p>98.9195068281</text:p>
          </table:table-cell>
          <table:table-cell table:formula="of:=(['Raw Data'.G2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29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29]-MIN(['Raw Data'.J$2:'Raw Data'.J$306]))/(MAX(['Raw Data'.J$2:'Raw Data'.J$306])-MIN(['Raw Data'.J$2:'Raw Data'.J$306]))*100" office:value-type="float" office:value="6.81229111247527">
            <text:p>6.8122911125</text:p>
          </table:table-cell>
          <table:table-cell table:formula="of:=(['Raw Data'.K29]-MIN(['Raw Data'.K$2:'Raw Data'.K$306]))/(MAX(['Raw Data'.K$2:'Raw Data'.K$306])-MIN(['Raw Data'.K$2:'Raw Data'.K$306]))*100" office:value-type="float" office:value="9.34390614816424">
            <text:p>9.3439061482</text:p>
          </table:table-cell>
          <table:table-cell table:formula="of:=(['Raw Data'.L29]-MIN(['Raw Data'.L$2:'Raw Data'.L$306]))/(MAX(['Raw Data'.L$2:'Raw Data'.L$306])-MIN(['Raw Data'.L$2:'Raw Data'.L$306]))*100" office:value-type="float" office:value="8.84517407302576">
            <text:p>8.845174073</text:p>
          </table:table-cell>
        </table:table-row>
        <table:table-row table:style-name="ro2">
          <table:table-cell table:formula="of:=(['Raw Data'.A3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0]-MIN(['Raw Data'.B$2:'Raw Data'.B$306]))/(MAX(['Raw Data'.B$2:'Raw Data'.B$306])-MIN(['Raw Data'.B$2:'Raw Data'.B$306]))*100" office:value-type="float" office:value="2.30244457077885">
            <text:p>2.3024445708</text:p>
          </table:table-cell>
          <table:table-cell table:formula="of:=(['Raw Data'.C30]-MIN(['Raw Data'.C$2:'Raw Data'.C$306]))/(MAX(['Raw Data'.C$2:'Raw Data'.C$306])-MIN(['Raw Data'.C$2:'Raw Data'.C$306]))*100" office:value-type="float" office:value="9.80858534375354">
            <text:p>9.8085853438</text:p>
          </table:table-cell>
          <table:table-cell table:formula="of:=(['Raw Data'.D30]-MIN(['Raw Data'.D$2:'Raw Data'.D$306]))/(MAX(['Raw Data'.D$2:'Raw Data'.D$306])-MIN(['Raw Data'.D$2:'Raw Data'.D$306]))*100" office:value-type="float" office:value="9.17759237187128">
            <text:p>9.1775923719</text:p>
          </table:table-cell>
          <table:table-cell table:formula="of:=(['Raw Data'.E3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0]-MIN(['Raw Data'.F$2:'Raw Data'.F$306]))/(MAX(['Raw Data'.F$2:'Raw Data'.F$306])-MIN(['Raw Data'.F$2:'Raw Data'.F$306]))*100" office:value-type="float" office:value="99.466052441503">
            <text:p>99.4660524415</text:p>
          </table:table-cell>
          <table:table-cell table:formula="of:=(['Raw Data'.G3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0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0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0]-MIN(['Raw Data'.J$2:'Raw Data'.J$306]))/(MAX(['Raw Data'.J$2:'Raw Data'.J$306])-MIN(['Raw Data'.J$2:'Raw Data'.J$306]))*100" office:value-type="float" office:value="7.29315872041471">
            <text:p>7.2931587204</text:p>
          </table:table-cell>
          <table:table-cell table:formula="of:=(['Raw Data'.K30]-MIN(['Raw Data'.K$2:'Raw Data'.K$306]))/(MAX(['Raw Data'.K$2:'Raw Data'.K$306])-MIN(['Raw Data'.K$2:'Raw Data'.K$306]))*100" office:value-type="float" office:value="9.73386921572887">
            <text:p>9.7338692157</text:p>
          </table:table-cell>
          <table:table-cell table:formula="of:=(['Raw Data'.L30]-MIN(['Raw Data'.L$2:'Raw Data'.L$306]))/(MAX(['Raw Data'.L$2:'Raw Data'.L$306])-MIN(['Raw Data'.L$2:'Raw Data'.L$306]))*100" office:value-type="float" office:value="9.07161052929522">
            <text:p>9.0716105293</text:p>
          </table:table-cell>
        </table:table-row>
        <table:table-row table:style-name="ro2">
          <table:table-cell table:formula="of:=(['Raw Data'.A3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1]-MIN(['Raw Data'.B$2:'Raw Data'.B$306]))/(MAX(['Raw Data'.B$2:'Raw Data'.B$306])-MIN(['Raw Data'.B$2:'Raw Data'.B$306]))*100" office:value-type="float" office:value="2.35929505400796">
            <text:p>2.359295054</text:p>
          </table:table-cell>
          <table:table-cell table:formula="of:=(['Raw Data'.C31]-MIN(['Raw Data'.C$2:'Raw Data'.C$306]))/(MAX(['Raw Data'.C$2:'Raw Data'.C$306])-MIN(['Raw Data'.C$2:'Raw Data'.C$306]))*100" office:value-type="float" office:value="10.1633254049156">
            <text:p>10.1633254049</text:p>
          </table:table-cell>
          <table:table-cell table:formula="of:=(['Raw Data'.D31]-MIN(['Raw Data'.D$2:'Raw Data'.D$306]))/(MAX(['Raw Data'.D$2:'Raw Data'.D$306])-MIN(['Raw Data'.D$2:'Raw Data'.D$306]))*100" office:value-type="float" office:value="9.35637663885578">
            <text:p>9.3563766389</text:p>
          </table:table-cell>
          <table:table-cell table:formula="of:=(['Raw Data'.E3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1]-MIN(['Raw Data'.F$2:'Raw Data'.F$306]))/(MAX(['Raw Data'.F$2:'Raw Data'.F$306])-MIN(['Raw Data'.F$2:'Raw Data'.F$306]))*100" office:value-type="float" office:value="99.46332286295">
            <text:p>99.463322863</text:p>
          </table:table-cell>
          <table:table-cell table:formula="of:=(['Raw Data'.G3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1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1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1]-MIN(['Raw Data'.J$2:'Raw Data'.J$306]))/(MAX(['Raw Data'.J$2:'Raw Data'.J$306])-MIN(['Raw Data'.J$2:'Raw Data'.J$306]))*100" office:value-type="float" office:value="7.75015346838551">
            <text:p>7.7501534684</text:p>
          </table:table-cell>
          <table:table-cell table:formula="of:=(['Raw Data'.K31]-MIN(['Raw Data'.K$2:'Raw Data'.K$306]))/(MAX(['Raw Data'.K$2:'Raw Data'.K$306])-MIN(['Raw Data'.K$2:'Raw Data'.K$306]))*100" office:value-type="float" office:value="10.263958288073">
            <text:p>10.2639582881</text:p>
          </table:table-cell>
          <table:table-cell table:formula="of:=(['Raw Data'.L31]-MIN(['Raw Data'.L$2:'Raw Data'.L$306]))/(MAX(['Raw Data'.L$2:'Raw Data'.L$306])-MIN(['Raw Data'.L$2:'Raw Data'.L$306]))*100" office:value-type="float" office:value="9.35465609963204">
            <text:p>9.3546560996</text:p>
          </table:table-cell>
        </table:table-row>
        <table:table-row table:style-name="ro2">
          <table:table-cell table:formula="of:=(['Raw Data'.A3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2]-MIN(['Raw Data'.B$2:'Raw Data'.B$306]))/(MAX(['Raw Data'.B$2:'Raw Data'.B$306])-MIN(['Raw Data'.B$2:'Raw Data'.B$306]))*100" office:value-type="float" office:value="2.37350767481524">
            <text:p>2.3735076748</text:p>
          </table:table-cell>
          <table:table-cell table:formula="of:=(['Raw Data'.C32]-MIN(['Raw Data'.C$2:'Raw Data'.C$306]))/(MAX(['Raw Data'.C$2:'Raw Data'.C$306])-MIN(['Raw Data'.C$2:'Raw Data'.C$306]))*100" office:value-type="float" office:value="10.5167063087552">
            <text:p>10.5167063088</text:p>
          </table:table-cell>
          <table:table-cell table:formula="of:=(['Raw Data'.D32]-MIN(['Raw Data'.D$2:'Raw Data'.D$306]))/(MAX(['Raw Data'.D$2:'Raw Data'.D$306])-MIN(['Raw Data'.D$2:'Raw Data'.D$306]))*100" office:value-type="float" office:value="9.77353992848629">
            <text:p>9.7735399285</text:p>
          </table:table-cell>
          <table:table-cell table:formula="of:=(['Raw Data'.E3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2]-MIN(['Raw Data'.F$2:'Raw Data'.F$306]))/(MAX(['Raw Data'.F$2:'Raw Data'.F$306])-MIN(['Raw Data'.F$2:'Raw Data'.F$306]))*100" office:value-type="float" office:value="99.4591235113299">
            <text:p>99.4591235113</text:p>
          </table:table-cell>
          <table:table-cell table:formula="of:=(['Raw Data'.G3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2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2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2]-MIN(['Raw Data'.J$2:'Raw Data'.J$306]))/(MAX(['Raw Data'.J$2:'Raw Data'.J$306])-MIN(['Raw Data'.J$2:'Raw Data'.J$306]))*100" office:value-type="float" office:value="7.8081304140236">
            <text:p>7.808130414</text:p>
          </table:table-cell>
          <table:table-cell table:formula="of:=(['Raw Data'.K32]-MIN(['Raw Data'.K$2:'Raw Data'.K$306]))/(MAX(['Raw Data'.K$2:'Raw Data'.K$306])-MIN(['Raw Data'.K$2:'Raw Data'.K$306]))*100" office:value-type="float" office:value="10.2813382576581">
            <text:p>10.2813382577</text:p>
          </table:table-cell>
          <table:table-cell table:formula="of:=(['Raw Data'.L32]-MIN(['Raw Data'.L$2:'Raw Data'.L$306]))/(MAX(['Raw Data'.L$2:'Raw Data'.L$306])-MIN(['Raw Data'.L$2:'Raw Data'.L$306]))*100" office:value-type="float" office:value="9.80752901217096">
            <text:p>9.8075290122</text:p>
          </table:table-cell>
        </table:table-row>
        <table:table-row table:style-name="ro2">
          <table:table-cell table:formula="of:=(['Raw Data'.A3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3]-MIN(['Raw Data'.B$2:'Raw Data'.B$306]))/(MAX(['Raw Data'.B$2:'Raw Data'.B$306])-MIN(['Raw Data'.B$2:'Raw Data'.B$306]))*100" office:value-type="float" office:value="2.43035815804434">
            <text:p>2.430358158</text:p>
          </table:table-cell>
          <table:table-cell table:formula="of:=(['Raw Data'.C33]-MIN(['Raw Data'.C$2:'Raw Data'.C$306]))/(MAX(['Raw Data'.C$2:'Raw Data'.C$306])-MIN(['Raw Data'.C$2:'Raw Data'.C$306]))*100" office:value-type="float" office:value="10.8651036357458">
            <text:p>10.8651036357</text:p>
          </table:table-cell>
          <table:table-cell table:formula="of:=(['Raw Data'.D33]-MIN(['Raw Data'.D$2:'Raw Data'.D$306]))/(MAX(['Raw Data'.D$2:'Raw Data'.D$306])-MIN(['Raw Data'.D$2:'Raw Data'.D$306]))*100" office:value-type="float" office:value="10.7866507747318">
            <text:p>10.7866507747</text:p>
          </table:table-cell>
          <table:table-cell table:formula="of:=(['Raw Data'.E3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3]-MIN(['Raw Data'.F$2:'Raw Data'.F$306]))/(MAX(['Raw Data'.F$2:'Raw Data'.F$306])-MIN(['Raw Data'.F$2:'Raw Data'.F$306]))*100" office:value-type="float" office:value="99.4507248080896">
            <text:p>99.4507248081</text:p>
          </table:table-cell>
          <table:table-cell table:formula="of:=(['Raw Data'.G3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3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3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3]-MIN(['Raw Data'.J$2:'Raw Data'.J$306]))/(MAX(['Raw Data'.J$2:'Raw Data'.J$306])-MIN(['Raw Data'.J$2:'Raw Data'.J$306]))*100" office:value-type="float" office:value="8.31287088193166">
            <text:p>8.3128708819</text:p>
          </table:table-cell>
          <table:table-cell table:formula="of:=(['Raw Data'.K33]-MIN(['Raw Data'.K$2:'Raw Data'.K$306]))/(MAX(['Raw Data'.K$2:'Raw Data'.K$306])-MIN(['Raw Data'.K$2:'Raw Data'.K$306]))*100" office:value-type="float" office:value="10.9102759070172">
            <text:p>10.910275907</text:p>
          </table:table-cell>
          <table:table-cell table:formula="of:=(['Raw Data'.L33]-MIN(['Raw Data'.L$2:'Raw Data'.L$306]))/(MAX(['Raw Data'.L$2:'Raw Data'.L$306])-MIN(['Raw Data'.L$2:'Raw Data'.L$306]))*100" office:value-type="float" office:value="10.7132748372488">
            <text:p>10.7132748372</text:p>
          </table:table-cell>
        </table:table-row>
        <table:table-row table:style-name="ro2">
          <table:table-cell table:formula="of:=(['Raw Data'.A3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4]-MIN(['Raw Data'.B$2:'Raw Data'.B$306]))/(MAX(['Raw Data'.B$2:'Raw Data'.B$306])-MIN(['Raw Data'.B$2:'Raw Data'.B$306]))*100" office:value-type="float" office:value="2.44457077885162">
            <text:p>2.4445707789</text:p>
          </table:table-cell>
          <table:table-cell table:formula="of:=(['Raw Data'.C34]-MIN(['Raw Data'.C$2:'Raw Data'.C$306]))/(MAX(['Raw Data'.C$2:'Raw Data'.C$306])-MIN(['Raw Data'.C$2:'Raw Data'.C$306]))*100" office:value-type="float" office:value="11.2198436969079">
            <text:p>11.2198436969</text:p>
          </table:table-cell>
          <table:table-cell table:formula="of:=(['Raw Data'.D34]-MIN(['Raw Data'.D$2:'Raw Data'.D$306]))/(MAX(['Raw Data'.D$2:'Raw Data'.D$306])-MIN(['Raw Data'.D$2:'Raw Data'.D$306]))*100" office:value-type="float" office:value="10.7866507747318">
            <text:p>10.7866507747</text:p>
          </table:table-cell>
          <table:table-cell table:formula="of:=(['Raw Data'.E3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4]-MIN(['Raw Data'.F$2:'Raw Data'.F$306]))/(MAX(['Raw Data'.F$2:'Raw Data'.F$306])-MIN(['Raw Data'.F$2:'Raw Data'.F$306]))*100" office:value-type="float" office:value="99.4507248080896">
            <text:p>99.4507248081</text:p>
          </table:table-cell>
          <table:table-cell table:formula="of:=(['Raw Data'.G3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4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4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4]-MIN(['Raw Data'.J$2:'Raw Data'.J$306]))/(MAX(['Raw Data'.J$2:'Raw Data'.J$306])-MIN(['Raw Data'.J$2:'Raw Data'.J$306]))*100" office:value-type="float" office:value="8.31287088193166">
            <text:p>8.3128708819</text:p>
          </table:table-cell>
          <table:table-cell table:formula="of:=(['Raw Data'.K34]-MIN(['Raw Data'.K$2:'Raw Data'.K$306]))/(MAX(['Raw Data'.K$2:'Raw Data'.K$306])-MIN(['Raw Data'.K$2:'Raw Data'.K$306]))*100" office:value-type="float" office:value="10.9102759070172">
            <text:p>10.910275907</text:p>
          </table:table-cell>
          <table:table-cell table:formula="of:=(['Raw Data'.L34]-MIN(['Raw Data'.L$2:'Raw Data'.L$306]))/(MAX(['Raw Data'.L$2:'Raw Data'.L$306])-MIN(['Raw Data'.L$2:'Raw Data'.L$306]))*100" office:value-type="float" office:value="10.7132748372488">
            <text:p>10.7132748372</text:p>
          </table:table-cell>
        </table:table-row>
        <table:table-row table:style-name="ro2">
          <table:table-cell table:formula="of:=(['Raw Data'.A3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5]-MIN(['Raw Data'.B$2:'Raw Data'.B$306]))/(MAX(['Raw Data'.B$2:'Raw Data'.B$306])-MIN(['Raw Data'.B$2:'Raw Data'.B$306]))*100" office:value-type="float" office:value="2.50142126208073">
            <text:p>2.5014212621</text:p>
          </table:table-cell>
          <table:table-cell table:formula="of:=(['Raw Data'.C35]-MIN(['Raw Data'.C$2:'Raw Data'.C$306]))/(MAX(['Raw Data'.C$2:'Raw Data'.C$306])-MIN(['Raw Data'.C$2:'Raw Data'.C$306]))*100" office:value-type="float" office:value="11.5759429153925">
            <text:p>11.5759429154</text:p>
          </table:table-cell>
          <table:table-cell table:formula="of:=(['Raw Data'.D35]-MIN(['Raw Data'.D$2:'Raw Data'.D$306]))/(MAX(['Raw Data'.D$2:'Raw Data'.D$306])-MIN(['Raw Data'.D$2:'Raw Data'.D$306]))*100" office:value-type="float" office:value="10.7866507747318">
            <text:p>10.7866507747</text:p>
          </table:table-cell>
          <table:table-cell table:formula="of:=(['Raw Data'.E3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5]-MIN(['Raw Data'.F$2:'Raw Data'.F$306]))/(MAX(['Raw Data'.F$2:'Raw Data'.F$306])-MIN(['Raw Data'.F$2:'Raw Data'.F$306]))*100" office:value-type="float" office:value="99.4503048729276">
            <text:p>99.4503048729</text:p>
          </table:table-cell>
          <table:table-cell table:formula="of:=(['Raw Data'.G3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5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5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5]-MIN(['Raw Data'.J$2:'Raw Data'.J$306]))/(MAX(['Raw Data'.J$2:'Raw Data'.J$306])-MIN(['Raw Data'.J$2:'Raw Data'.J$306]))*100" office:value-type="float" office:value="8.63344928722461">
            <text:p>8.6334492872</text:p>
          </table:table-cell>
          <table:table-cell table:formula="of:=(['Raw Data'.K35]-MIN(['Raw Data'.K$2:'Raw Data'.K$306]))/(MAX(['Raw Data'.K$2:'Raw Data'.K$306])-MIN(['Raw Data'.K$2:'Raw Data'.K$306]))*100" office:value-type="float" office:value="11.1894416684771">
            <text:p>11.1894416685</text:p>
          </table:table-cell>
          <table:table-cell table:formula="of:=(['Raw Data'.L35]-MIN(['Raw Data'.L$2:'Raw Data'.L$306]))/(MAX(['Raw Data'.L$2:'Raw Data'.L$306])-MIN(['Raw Data'.L$2:'Raw Data'.L$306]))*100" office:value-type="float" office:value="10.9397112935183">
            <text:p>10.9397112935</text:p>
          </table:table-cell>
        </table:table-row>
        <table:table-row table:style-name="ro2">
          <table:table-cell table:formula="of:=(['Raw Data'.A3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6]-MIN(['Raw Data'.B$2:'Raw Data'.B$306]))/(MAX(['Raw Data'.B$2:'Raw Data'.B$306])-MIN(['Raw Data'.B$2:'Raw Data'.B$306]))*100" office:value-type="float" office:value="2.54405912450256">
            <text:p>2.5440591245</text:p>
          </table:table-cell>
          <table:table-cell table:formula="of:=(['Raw Data'.C36]-MIN(['Raw Data'.C$2:'Raw Data'.C$306]))/(MAX(['Raw Data'.C$2:'Raw Data'.C$306])-MIN(['Raw Data'.C$2:'Raw Data'.C$306]))*100" office:value-type="float" office:value="11.9311360289954">
            <text:p>11.931136029</text:p>
          </table:table-cell>
          <table:table-cell table:formula="of:=(['Raw Data'.D36]-MIN(['Raw Data'.D$2:'Raw Data'.D$306]))/(MAX(['Raw Data'.D$2:'Raw Data'.D$306])-MIN(['Raw Data'.D$2:'Raw Data'.D$306]))*100" office:value-type="float" office:value="10.7866507747318">
            <text:p>10.7866507747</text:p>
          </table:table-cell>
          <table:table-cell table:formula="of:=(['Raw Data'.E3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6]-MIN(['Raw Data'.F$2:'Raw Data'.F$306]))/(MAX(['Raw Data'.F$2:'Raw Data'.F$306])-MIN(['Raw Data'.F$2:'Raw Data'.F$306]))*100" office:value-type="float" office:value="99.4456855861455">
            <text:p>99.4456855861</text:p>
          </table:table-cell>
          <table:table-cell table:formula="of:=(['Raw Data'.G3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6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6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6]-MIN(['Raw Data'.J$2:'Raw Data'.J$306]))/(MAX(['Raw Data'.J$2:'Raw Data'.J$306])-MIN(['Raw Data'.J$2:'Raw Data'.J$306]))*100" office:value-type="float" office:value="8.63344928722461">
            <text:p>8.6334492872</text:p>
          </table:table-cell>
          <table:table-cell table:formula="of:=(['Raw Data'.K36]-MIN(['Raw Data'.K$2:'Raw Data'.K$306]))/(MAX(['Raw Data'.K$2:'Raw Data'.K$306])-MIN(['Raw Data'.K$2:'Raw Data'.K$306]))*100" office:value-type="float" office:value="11.1894416684771">
            <text:p>11.1894416685</text:p>
          </table:table-cell>
          <table:table-cell table:formula="of:=(['Raw Data'.L36]-MIN(['Raw Data'.L$2:'Raw Data'.L$306]))/(MAX(['Raw Data'.L$2:'Raw Data'.L$306])-MIN(['Raw Data'.L$2:'Raw Data'.L$306]))*100" office:value-type="float" office:value="10.9397112935183">
            <text:p>10.9397112935</text:p>
          </table:table-cell>
        </table:table-row>
        <table:table-row table:style-name="ro2">
          <table:table-cell table:formula="of:=(['Raw Data'.A3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7]-MIN(['Raw Data'.B$2:'Raw Data'.B$306]))/(MAX(['Raw Data'.B$2:'Raw Data'.B$306])-MIN(['Raw Data'.B$2:'Raw Data'.B$306]))*100" office:value-type="float" office:value="2.55827174530984">
            <text:p>2.5582717453</text:p>
          </table:table-cell>
          <table:table-cell table:formula="of:=(['Raw Data'.C37]-MIN(['Raw Data'.C$2:'Raw Data'.C$306]))/(MAX(['Raw Data'.C$2:'Raw Data'.C$306])-MIN(['Raw Data'.C$2:'Raw Data'.C$306]))*100" office:value-type="float" office:value="12.2867821950391">
            <text:p>12.286782195</text:p>
          </table:table-cell>
          <table:table-cell table:formula="of:=(['Raw Data'.D37]-MIN(['Raw Data'.D$2:'Raw Data'.D$306]))/(MAX(['Raw Data'.D$2:'Raw Data'.D$306])-MIN(['Raw Data'.D$2:'Raw Data'.D$306]))*100" office:value-type="float" office:value="10.7866507747318">
            <text:p>10.7866507747</text:p>
          </table:table-cell>
          <table:table-cell table:formula="of:=(['Raw Data'.E3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7]-MIN(['Raw Data'.F$2:'Raw Data'.F$306]))/(MAX(['Raw Data'.F$2:'Raw Data'.F$306])-MIN(['Raw Data'.F$2:'Raw Data'.F$306]))*100" office:value-type="float" office:value="99.4532444190617">
            <text:p>99.4532444191</text:p>
          </table:table-cell>
          <table:table-cell table:formula="of:=(['Raw Data'.G3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7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7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7]-MIN(['Raw Data'.J$2:'Raw Data'.J$306]))/(MAX(['Raw Data'.J$2:'Raw Data'.J$306])-MIN(['Raw Data'.J$2:'Raw Data'.J$306]))*100" office:value-type="float" office:value="8.63344928722461">
            <text:p>8.6334492872</text:p>
          </table:table-cell>
          <table:table-cell table:formula="of:=(['Raw Data'.K37]-MIN(['Raw Data'.K$2:'Raw Data'.K$306]))/(MAX(['Raw Data'.K$2:'Raw Data'.K$306])-MIN(['Raw Data'.K$2:'Raw Data'.K$306]))*100" office:value-type="float" office:value="11.1894416684771">
            <text:p>11.1894416685</text:p>
          </table:table-cell>
          <table:table-cell table:formula="of:=(['Raw Data'.L37]-MIN(['Raw Data'.L$2:'Raw Data'.L$306]))/(MAX(['Raw Data'.L$2:'Raw Data'.L$306])-MIN(['Raw Data'.L$2:'Raw Data'.L$306]))*100" office:value-type="float" office:value="10.9397112935183">
            <text:p>10.9397112935</text:p>
          </table:table-cell>
        </table:table-row>
        <table:table-row table:style-name="ro2">
          <table:table-cell table:formula="of:=(['Raw Data'.A3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8]-MIN(['Raw Data'.B$2:'Raw Data'.B$306]))/(MAX(['Raw Data'.B$2:'Raw Data'.B$306])-MIN(['Raw Data'.B$2:'Raw Data'.B$306]))*100" office:value-type="float" office:value="2.77146105741899">
            <text:p>2.7714610574</text:p>
          </table:table-cell>
          <table:table-cell table:formula="of:=(['Raw Data'.C38]-MIN(['Raw Data'.C$2:'Raw Data'.C$306]))/(MAX(['Raw Data'.C$2:'Raw Data'.C$306])-MIN(['Raw Data'.C$2:'Raw Data'.C$306]))*100" office:value-type="float" office:value="12.6274776305357">
            <text:p>12.6274776305</text:p>
          </table:table-cell>
          <table:table-cell table:formula="of:=(['Raw Data'.D38]-MIN(['Raw Data'.D$2:'Raw Data'.D$306]))/(MAX(['Raw Data'.D$2:'Raw Data'.D$306])-MIN(['Raw Data'.D$2:'Raw Data'.D$306]))*100" office:value-type="float" office:value="11.2634088200238">
            <text:p>11.26340882</text:p>
          </table:table-cell>
          <table:table-cell table:formula="of:=(['Raw Data'.E3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8]-MIN(['Raw Data'.F$2:'Raw Data'.F$306]))/(MAX(['Raw Data'.F$2:'Raw Data'.F$306])-MIN(['Raw Data'.F$2:'Raw Data'.F$306]))*100" office:value-type="float" office:value="99.4406463642014">
            <text:p>99.4406463642</text:p>
          </table:table-cell>
          <table:table-cell table:formula="of:=(['Raw Data'.G3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8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8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8]-MIN(['Raw Data'.J$2:'Raw Data'.J$306]))/(MAX(['Raw Data'.J$2:'Raw Data'.J$306])-MIN(['Raw Data'.J$2:'Raw Data'.J$306]))*100" office:value-type="float" office:value="8.67607939431144">
            <text:p>8.6760793943</text:p>
          </table:table-cell>
          <table:table-cell table:formula="of:=(['Raw Data'.K38]-MIN(['Raw Data'.K$2:'Raw Data'.K$306]))/(MAX(['Raw Data'.K$2:'Raw Data'.K$306])-MIN(['Raw Data'.K$2:'Raw Data'.K$306]))*100" office:value-type="float" office:value="11.2100803823593">
            <text:p>11.2100803824</text:p>
          </table:table-cell>
          <table:table-cell table:formula="of:=(['Raw Data'.L38]-MIN(['Raw Data'.L$2:'Raw Data'.L$306]))/(MAX(['Raw Data'.L$2:'Raw Data'.L$306])-MIN(['Raw Data'.L$2:'Raw Data'.L$306]))*100" office:value-type="float" office:value="11.4774978771582">
            <text:p>11.4774978772</text:p>
          </table:table-cell>
        </table:table-row>
        <table:table-row table:style-name="ro2">
          <table:table-cell table:formula="of:=(['Raw Data'.A3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9]-MIN(['Raw Data'.B$2:'Raw Data'.B$306]))/(MAX(['Raw Data'.B$2:'Raw Data'.B$306])-MIN(['Raw Data'.B$2:'Raw Data'.B$306]))*100" office:value-type="float" office:value="2.81409891984082">
            <text:p>2.8140989198</text:p>
          </table:table-cell>
          <table:table-cell table:formula="of:=(['Raw Data'.C39]-MIN(['Raw Data'.C$2:'Raw Data'.C$306]))/(MAX(['Raw Data'.C$2:'Raw Data'.C$306])-MIN(['Raw Data'.C$2:'Raw Data'.C$306]))*100" office:value-type="float" office:value="12.9785932721713">
            <text:p>12.9785932722</text:p>
          </table:table-cell>
          <table:table-cell table:formula="of:=(['Raw Data'.D39]-MIN(['Raw Data'.D$2:'Raw Data'.D$306]))/(MAX(['Raw Data'.D$2:'Raw Data'.D$306])-MIN(['Raw Data'.D$2:'Raw Data'.D$306]))*100" office:value-type="float" office:value="11.8593563766389">
            <text:p>11.8593563766</text:p>
          </table:table-cell>
          <table:table-cell table:formula="of:=(['Raw Data'.E3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9]-MIN(['Raw Data'.F$2:'Raw Data'.F$306]))/(MAX(['Raw Data'.F$2:'Raw Data'.F$306])-MIN(['Raw Data'.F$2:'Raw Data'.F$306]))*100" office:value-type="float" office:value="99.4477852619556">
            <text:p>99.447785262</text:p>
          </table:table-cell>
          <table:table-cell table:formula="of:=(['Raw Data'.G3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9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39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39]-MIN(['Raw Data'.J$2:'Raw Data'.J$306]))/(MAX(['Raw Data'.J$2:'Raw Data'.J$306])-MIN(['Raw Data'.J$2:'Raw Data'.J$306]))*100" office:value-type="float" office:value="9.12625332514835">
            <text:p>9.1262533251</text:p>
          </table:table-cell>
          <table:table-cell table:formula="of:=(['Raw Data'.K39]-MIN(['Raw Data'.K$2:'Raw Data'.K$306]))/(MAX(['Raw Data'.K$2:'Raw Data'.K$306])-MIN(['Raw Data'.K$2:'Raw Data'.K$306]))*100" office:value-type="float" office:value="11.7010645231371">
            <text:p>11.7010645231</text:p>
          </table:table-cell>
          <table:table-cell table:formula="of:=(['Raw Data'.L39]-MIN(['Raw Data'.L$2:'Raw Data'.L$306]))/(MAX(['Raw Data'.L$2:'Raw Data'.L$306])-MIN(['Raw Data'.L$2:'Raw Data'.L$306]))*100" office:value-type="float" office:value="11.8454571185961">
            <text:p>11.8454571186</text:p>
          </table:table-cell>
        </table:table-row>
        <table:table-row table:style-name="ro2">
          <table:table-cell table:formula="of:=(['Raw Data'.A4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0]-MIN(['Raw Data'.B$2:'Raw Data'.B$306]))/(MAX(['Raw Data'.B$2:'Raw Data'.B$306])-MIN(['Raw Data'.B$2:'Raw Data'.B$306]))*100" office:value-type="float" office:value="2.84252416145537">
            <text:p>2.8425241615</text:p>
          </table:table-cell>
          <table:table-cell table:formula="of:=(['Raw Data'.C40]-MIN(['Raw Data'.C$2:'Raw Data'.C$306]))/(MAX(['Raw Data'.C$2:'Raw Data'.C$306])-MIN(['Raw Data'.C$2:'Raw Data'.C$306]))*100" office:value-type="float" office:value="13.3247253369578">
            <text:p>13.324725337</text:p>
          </table:table-cell>
          <table:table-cell table:formula="of:=(['Raw Data'.D40]-MIN(['Raw Data'.D$2:'Raw Data'.D$306]))/(MAX(['Raw Data'.D$2:'Raw Data'.D$306])-MIN(['Raw Data'.D$2:'Raw Data'.D$306]))*100" office:value-type="float" office:value="11.8593563766389">
            <text:p>11.8593563766</text:p>
          </table:table-cell>
          <table:table-cell table:formula="of:=(['Raw Data'.E4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0]-MIN(['Raw Data'.F$2:'Raw Data'.F$306]))/(MAX(['Raw Data'.F$2:'Raw Data'.F$306])-MIN(['Raw Data'.F$2:'Raw Data'.F$306]))*100" office:value-type="float" office:value="99.4538743218047">
            <text:p>99.4538743218</text:p>
          </table:table-cell>
          <table:table-cell table:formula="of:=(['Raw Data'.G4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0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0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0]-MIN(['Raw Data'.J$2:'Raw Data'.J$306]))/(MAX(['Raw Data'.J$2:'Raw Data'.J$306])-MIN(['Raw Data'.J$2:'Raw Data'.J$306]))*100" office:value-type="float" office:value="9.12625332514835">
            <text:p>9.1262533251</text:p>
          </table:table-cell>
          <table:table-cell table:formula="of:=(['Raw Data'.K40]-MIN(['Raw Data'.K$2:'Raw Data'.K$306]))/(MAX(['Raw Data'.K$2:'Raw Data'.K$306])-MIN(['Raw Data'.K$2:'Raw Data'.K$306]))*100" office:value-type="float" office:value="11.7010645231371">
            <text:p>11.7010645231</text:p>
          </table:table-cell>
          <table:table-cell table:formula="of:=(['Raw Data'.L40]-MIN(['Raw Data'.L$2:'Raw Data'.L$306]))/(MAX(['Raw Data'.L$2:'Raw Data'.L$306])-MIN(['Raw Data'.L$2:'Raw Data'.L$306]))*100" office:value-type="float" office:value="11.8454571185961">
            <text:p>11.8454571186</text:p>
          </table:table-cell>
        </table:table-row>
        <table:table-row table:style-name="ro2">
          <table:table-cell table:formula="of:=(['Raw Data'.A4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1]-MIN(['Raw Data'.B$2:'Raw Data'.B$306]))/(MAX(['Raw Data'.B$2:'Raw Data'.B$306])-MIN(['Raw Data'.B$2:'Raw Data'.B$306]))*100" office:value-type="float" office:value="3.22626492325185">
            <text:p>3.2262649233</text:p>
          </table:table-cell>
          <table:table-cell table:formula="of:=(['Raw Data'.C41]-MIN(['Raw Data'.C$2:'Raw Data'.C$306]))/(MAX(['Raw Data'.C$2:'Raw Data'.C$306])-MIN(['Raw Data'.C$2:'Raw Data'.C$306]))*100" office:value-type="float" office:value="13.6527353041115">
            <text:p>13.6527353041</text:p>
          </table:table-cell>
          <table:table-cell table:formula="of:=(['Raw Data'.D41]-MIN(['Raw Data'.D$2:'Raw Data'.D$306]))/(MAX(['Raw Data'.D$2:'Raw Data'.D$306])-MIN(['Raw Data'.D$2:'Raw Data'.D$306]))*100" office:value-type="float" office:value="12.2765196662694">
            <text:p>12.2765196663</text:p>
          </table:table-cell>
          <table:table-cell table:formula="of:=(['Raw Data'.E4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1]-MIN(['Raw Data'.F$2:'Raw Data'.F$306]))/(MAX(['Raw Data'.F$2:'Raw Data'.F$306])-MIN(['Raw Data'.F$2:'Raw Data'.F$306]))*100" office:value-type="float" office:value="99.4700418255421">
            <text:p>99.4700418255</text:p>
          </table:table-cell>
          <table:table-cell table:formula="of:=(['Raw Data'.G4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1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1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1]-MIN(['Raw Data'.J$2:'Raw Data'.J$306]))/(MAX(['Raw Data'.J$2:'Raw Data'.J$306])-MIN(['Raw Data'.J$2:'Raw Data'.J$306]))*100" office:value-type="float" office:value="9.63610940590683">
            <text:p>9.6361094059</text:p>
          </table:table-cell>
          <table:table-cell table:formula="of:=(['Raw Data'.K41]-MIN(['Raw Data'.K$2:'Raw Data'.K$306]))/(MAX(['Raw Data'.K$2:'Raw Data'.K$306])-MIN(['Raw Data'.K$2:'Raw Data'.K$306]))*100" office:value-type="float" office:value="11.8661742341951">
            <text:p>11.8661742342</text:p>
          </table:table-cell>
          <table:table-cell table:formula="of:=(['Raw Data'.L41]-MIN(['Raw Data'.L$2:'Raw Data'.L$306]))/(MAX(['Raw Data'.L$2:'Raw Data'.L$306])-MIN(['Raw Data'.L$2:'Raw Data'.L$306]))*100" office:value-type="float" office:value="12.1851118030003">
            <text:p>12.185111803</text:p>
          </table:table-cell>
        </table:table-row>
        <table:table-row table:style-name="ro2">
          <table:table-cell table:formula="of:=(['Raw Data'.A4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2]-MIN(['Raw Data'.B$2:'Raw Data'.B$306]))/(MAX(['Raw Data'.B$2:'Raw Data'.B$306])-MIN(['Raw Data'.B$2:'Raw Data'.B$306]))*100" office:value-type="float" office:value="3.36839113132462">
            <text:p>3.3683911313</text:p>
          </table:table-cell>
          <table:table-cell table:formula="of:=(['Raw Data'.C42]-MIN(['Raw Data'.C$2:'Raw Data'.C$306]))/(MAX(['Raw Data'.C$2:'Raw Data'.C$306])-MIN(['Raw Data'.C$2:'Raw Data'.C$306]))*100" office:value-type="float" office:value="14.0052101030694">
            <text:p>14.0052101031</text:p>
          </table:table-cell>
          <table:table-cell table:formula="of:=(['Raw Data'.D42]-MIN(['Raw Data'.D$2:'Raw Data'.D$306]))/(MAX(['Raw Data'.D$2:'Raw Data'.D$306])-MIN(['Raw Data'.D$2:'Raw Data'.D$306]))*100" office:value-type="float" office:value="12.2765196662694">
            <text:p>12.2765196663</text:p>
          </table:table-cell>
          <table:table-cell table:formula="of:=(['Raw Data'.E4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2]-MIN(['Raw Data'.F$2:'Raw Data'.F$306]))/(MAX(['Raw Data'.F$2:'Raw Data'.F$306])-MIN(['Raw Data'.F$2:'Raw Data'.F$306]))*100" office:value-type="float" office:value="99.4671022794081">
            <text:p>99.4671022794</text:p>
          </table:table-cell>
          <table:table-cell table:formula="of:=(['Raw Data'.G4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2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2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2]-MIN(['Raw Data'.J$2:'Raw Data'.J$306]))/(MAX(['Raw Data'.J$2:'Raw Data'.J$306])-MIN(['Raw Data'.J$2:'Raw Data'.J$306]))*100" office:value-type="float" office:value="9.63610940590683">
            <text:p>9.6361094059</text:p>
          </table:table-cell>
          <table:table-cell table:formula="of:=(['Raw Data'.K42]-MIN(['Raw Data'.K$2:'Raw Data'.K$306]))/(MAX(['Raw Data'.K$2:'Raw Data'.K$306])-MIN(['Raw Data'.K$2:'Raw Data'.K$306]))*100" office:value-type="float" office:value="11.8661742341951">
            <text:p>11.8661742342</text:p>
          </table:table-cell>
          <table:table-cell table:formula="of:=(['Raw Data'.L42]-MIN(['Raw Data'.L$2:'Raw Data'.L$306]))/(MAX(['Raw Data'.L$2:'Raw Data'.L$306])-MIN(['Raw Data'.L$2:'Raw Data'.L$306]))*100" office:value-type="float" office:value="12.1851118030003">
            <text:p>12.185111803</text:p>
          </table:table-cell>
        </table:table-row>
        <table:table-row table:style-name="ro2">
          <table:table-cell table:formula="of:=(['Raw Data'.A4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3]-MIN(['Raw Data'.B$2:'Raw Data'.B$306]))/(MAX(['Raw Data'.B$2:'Raw Data'.B$306])-MIN(['Raw Data'.B$2:'Raw Data'.B$306]))*100" office:value-type="float" office:value="3.53894258101194">
            <text:p>3.538942581</text:p>
          </table:table-cell>
          <table:table-cell table:formula="of:=(['Raw Data'.C43]-MIN(['Raw Data'.C$2:'Raw Data'.C$306]))/(MAX(['Raw Data'.C$2:'Raw Data'.C$306])-MIN(['Raw Data'.C$2:'Raw Data'.C$306]))*100" office:value-type="float" office:value="14.3517952202967">
            <text:p>14.3517952203</text:p>
          </table:table-cell>
          <table:table-cell table:formula="of:=(['Raw Data'.D43]-MIN(['Raw Data'.D$2:'Raw Data'.D$306]))/(MAX(['Raw Data'.D$2:'Raw Data'.D$306])-MIN(['Raw Data'.D$2:'Raw Data'.D$306]))*100" office:value-type="float" office:value="12.6936829558999">
            <text:p>12.6936829559</text:p>
          </table:table-cell>
          <table:table-cell table:formula="of:=(['Raw Data'.E4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3]-MIN(['Raw Data'.F$2:'Raw Data'.F$306]))/(MAX(['Raw Data'.F$2:'Raw Data'.F$306])-MIN(['Raw Data'.F$2:'Raw Data'.F$306]))*100" office:value-type="float" office:value="99.4477852619556">
            <text:p>99.447785262</text:p>
          </table:table-cell>
          <table:table-cell table:formula="of:=(['Raw Data'.G4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3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3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3]-MIN(['Raw Data'.J$2:'Raw Data'.J$306]))/(MAX(['Raw Data'.J$2:'Raw Data'.J$306])-MIN(['Raw Data'.J$2:'Raw Data'.J$306]))*100" office:value-type="float" office:value="10.0879885410272">
            <text:p>10.087988541</text:p>
          </table:table-cell>
          <table:table-cell table:formula="of:=(['Raw Data'.K43]-MIN(['Raw Data'.K$2:'Raw Data'.K$306]))/(MAX(['Raw Data'.K$2:'Raw Data'.K$306])-MIN(['Raw Data'.K$2:'Raw Data'.K$306]))*100" office:value-type="float" office:value="12.6135129263524">
            <text:p>12.6135129264</text:p>
          </table:table-cell>
          <table:table-cell table:formula="of:=(['Raw Data'.L43]-MIN(['Raw Data'.L$2:'Raw Data'.L$306]))/(MAX(['Raw Data'.L$2:'Raw Data'.L$306])-MIN(['Raw Data'.L$2:'Raw Data'.L$306]))*100" office:value-type="float" office:value="13.0342485140108">
            <text:p>13.034248514</text:p>
          </table:table-cell>
        </table:table-row>
        <table:table-row table:style-name="ro2">
          <table:table-cell table:formula="of:=(['Raw Data'.A4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4]-MIN(['Raw Data'.B$2:'Raw Data'.B$306]))/(MAX(['Raw Data'.B$2:'Raw Data'.B$306])-MIN(['Raw Data'.B$2:'Raw Data'.B$306]))*100" office:value-type="float" office:value="3.56736782262649">
            <text:p>3.5673678226</text:p>
          </table:table-cell>
          <table:table-cell table:formula="of:=(['Raw Data'.C44]-MIN(['Raw Data'.C$2:'Raw Data'.C$306]))/(MAX(['Raw Data'.C$2:'Raw Data'.C$306])-MIN(['Raw Data'.C$2:'Raw Data'.C$306]))*100" office:value-type="float" office:value="14.7069883338996">
            <text:p>14.7069883339</text:p>
          </table:table-cell>
          <table:table-cell table:formula="of:=(['Raw Data'.D44]-MIN(['Raw Data'.D$2:'Raw Data'.D$306]))/(MAX(['Raw Data'.D$2:'Raw Data'.D$306])-MIN(['Raw Data'.D$2:'Raw Data'.D$306]))*100" office:value-type="float" office:value="12.6936829558999">
            <text:p>12.6936829559</text:p>
          </table:table-cell>
          <table:table-cell table:formula="of:=(['Raw Data'.E4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4]-MIN(['Raw Data'.F$2:'Raw Data'.F$306]))/(MAX(['Raw Data'.F$2:'Raw Data'.F$306])-MIN(['Raw Data'.F$2:'Raw Data'.F$306]))*100" office:value-type="float" office:value="99.4526145163187">
            <text:p>99.4526145163</text:p>
          </table:table-cell>
          <table:table-cell table:formula="of:=(['Raw Data'.G4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4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4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4]-MIN(['Raw Data'.J$2:'Raw Data'.J$306]))/(MAX(['Raw Data'.J$2:'Raw Data'.J$306])-MIN(['Raw Data'.J$2:'Raw Data'.J$306]))*100" office:value-type="float" office:value="10.1220926266967">
            <text:p>10.1220926267</text:p>
          </table:table-cell>
          <table:table-cell table:formula="of:=(['Raw Data'.K44]-MIN(['Raw Data'.K$2:'Raw Data'.K$306]))/(MAX(['Raw Data'.K$2:'Raw Data'.K$306])-MIN(['Raw Data'.K$2:'Raw Data'.K$306]))*100" office:value-type="float" office:value="12.7514664349337">
            <text:p>12.7514664349</text:p>
          </table:table-cell>
          <table:table-cell table:formula="of:=(['Raw Data'.L44]-MIN(['Raw Data'.L$2:'Raw Data'.L$306]))/(MAX(['Raw Data'.L$2:'Raw Data'.L$306])-MIN(['Raw Data'.L$2:'Raw Data'.L$306]))*100" office:value-type="float" office:value="13.0625530710444">
            <text:p>13.062553071</text:p>
          </table:table-cell>
        </table:table-row>
        <table:table-row table:style-name="ro2">
          <table:table-cell table:formula="of:=(['Raw Data'.A4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5]-MIN(['Raw Data'.B$2:'Raw Data'.B$306]))/(MAX(['Raw Data'.B$2:'Raw Data'.B$306])-MIN(['Raw Data'.B$2:'Raw Data'.B$306]))*100" office:value-type="float" office:value="3.59579306424105">
            <text:p>3.5957930642</text:p>
          </table:table-cell>
          <table:table-cell table:formula="of:=(['Raw Data'.C45]-MIN(['Raw Data'.C$2:'Raw Data'.C$306]))/(MAX(['Raw Data'.C$2:'Raw Data'.C$306])-MIN(['Raw Data'.C$2:'Raw Data'.C$306]))*100" office:value-type="float" office:value="15.0621814475025">
            <text:p>15.0621814475</text:p>
          </table:table-cell>
          <table:table-cell table:formula="of:=(['Raw Data'.D45]-MIN(['Raw Data'.D$2:'Raw Data'.D$306]))/(MAX(['Raw Data'.D$2:'Raw Data'.D$306])-MIN(['Raw Data'.D$2:'Raw Data'.D$306]))*100" office:value-type="float" office:value="12.6936829558999">
            <text:p>12.6936829559</text:p>
          </table:table-cell>
          <table:table-cell table:formula="of:=(['Raw Data'.E4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5]-MIN(['Raw Data'.F$2:'Raw Data'.F$306]))/(MAX(['Raw Data'.F$2:'Raw Data'.F$306])-MIN(['Raw Data'.F$2:'Raw Data'.F$306]))*100" office:value-type="float" office:value="99.4568138679388">
            <text:p>99.4568138679</text:p>
          </table:table-cell>
          <table:table-cell table:formula="of:=(['Raw Data'.G4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5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5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5]-MIN(['Raw Data'.J$2:'Raw Data'.J$306]))/(MAX(['Raw Data'.J$2:'Raw Data'.J$306])-MIN(['Raw Data'.J$2:'Raw Data'.J$306]))*100" office:value-type="float" office:value="10.1220926266967">
            <text:p>10.1220926267</text:p>
          </table:table-cell>
          <table:table-cell table:formula="of:=(['Raw Data'.K45]-MIN(['Raw Data'.K$2:'Raw Data'.K$306]))/(MAX(['Raw Data'.K$2:'Raw Data'.K$306])-MIN(['Raw Data'.K$2:'Raw Data'.K$306]))*100" office:value-type="float" office:value="12.7514664349337">
            <text:p>12.7514664349</text:p>
          </table:table-cell>
          <table:table-cell table:formula="of:=(['Raw Data'.L45]-MIN(['Raw Data'.L$2:'Raw Data'.L$306]))/(MAX(['Raw Data'.L$2:'Raw Data'.L$306])-MIN(['Raw Data'.L$2:'Raw Data'.L$306]))*100" office:value-type="float" office:value="13.0625530710444">
            <text:p>13.062553071</text:p>
          </table:table-cell>
        </table:table-row>
        <table:table-row table:style-name="ro2">
          <table:table-cell table:formula="of:=(['Raw Data'.A4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6]-MIN(['Raw Data'.B$2:'Raw Data'.B$306]))/(MAX(['Raw Data'.B$2:'Raw Data'.B$306])-MIN(['Raw Data'.B$2:'Raw Data'.B$306]))*100" office:value-type="float" office:value="3.72370665150654">
            <text:p>3.7237066515</text:p>
          </table:table-cell>
          <table:table-cell table:formula="of:=(['Raw Data'.C46]-MIN(['Raw Data'.C$2:'Raw Data'.C$306]))/(MAX(['Raw Data'.C$2:'Raw Data'.C$306])-MIN(['Raw Data'.C$2:'Raw Data'.C$306]))*100" office:value-type="float" office:value="15.4123909842564">
            <text:p>15.4123909843</text:p>
          </table:table-cell>
          <table:table-cell table:formula="of:=(['Raw Data'.D46]-MIN(['Raw Data'.D$2:'Raw Data'.D$306]))/(MAX(['Raw Data'.D$2:'Raw Data'.D$306])-MIN(['Raw Data'.D$2:'Raw Data'.D$306]))*100" office:value-type="float" office:value="12.8128724672229">
            <text:p>12.8128724672</text:p>
          </table:table-cell>
          <table:table-cell table:formula="of:=(['Raw Data'.E4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6]-MIN(['Raw Data'.F$2:'Raw Data'.F$306]))/(MAX(['Raw Data'.F$2:'Raw Data'.F$306])-MIN(['Raw Data'.F$2:'Raw Data'.F$306]))*100" office:value-type="float" office:value="99.4576537382628">
            <text:p>99.4576537383</text:p>
          </table:table-cell>
          <table:table-cell table:formula="of:=(['Raw Data'.G4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6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6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6]-MIN(['Raw Data'.J$2:'Raw Data'.J$306]))/(MAX(['Raw Data'.J$2:'Raw Data'.J$306])-MIN(['Raw Data'.J$2:'Raw Data'.J$306]))*100" office:value-type="float" office:value="10.5432780847146">
            <text:p>10.5432780847</text:p>
          </table:table-cell>
          <table:table-cell table:formula="of:=(['Raw Data'.K46]-MIN(['Raw Data'.K$2:'Raw Data'.K$306]))/(MAX(['Raw Data'.K$2:'Raw Data'.K$306])-MIN(['Raw Data'.K$2:'Raw Data'.K$306]))*100" office:value-type="float" office:value="13.2815555072779">
            <text:p>13.2815555073</text:p>
          </table:table-cell>
          <table:table-cell table:formula="of:=(['Raw Data'.L46]-MIN(['Raw Data'.L$2:'Raw Data'.L$306]))/(MAX(['Raw Data'.L$2:'Raw Data'.L$306])-MIN(['Raw Data'.L$2:'Raw Data'.L$306]))*100" office:value-type="float" office:value="13.3455986413813">
            <text:p>13.3455986414</text:p>
          </table:table-cell>
        </table:table-row>
        <table:table-row table:style-name="ro2">
          <table:table-cell table:formula="of:=(['Raw Data'.A4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7]-MIN(['Raw Data'.B$2:'Raw Data'.B$306]))/(MAX(['Raw Data'.B$2:'Raw Data'.B$306])-MIN(['Raw Data'.B$2:'Raw Data'.B$306]))*100" office:value-type="float" office:value="3.76634451392837">
            <text:p>3.7663445139</text:p>
          </table:table-cell>
          <table:table-cell table:formula="of:=(['Raw Data'.C47]-MIN(['Raw Data'.C$2:'Raw Data'.C$306]))/(MAX(['Raw Data'.C$2:'Raw Data'.C$306])-MIN(['Raw Data'.C$2:'Raw Data'.C$306]))*100" office:value-type="float" office:value="15.7644127307736">
            <text:p>15.7644127308</text:p>
          </table:table-cell>
          <table:table-cell table:formula="of:=(['Raw Data'.D47]-MIN(['Raw Data'.D$2:'Raw Data'.D$306]))/(MAX(['Raw Data'.D$2:'Raw Data'.D$306])-MIN(['Raw Data'.D$2:'Raw Data'.D$306]))*100" office:value-type="float" office:value="12.9916567342074">
            <text:p>12.9916567342</text:p>
          </table:table-cell>
          <table:table-cell table:formula="of:=(['Raw Data'.E4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7]-MIN(['Raw Data'.F$2:'Raw Data'.F$306]))/(MAX(['Raw Data'.F$2:'Raw Data'.F$306])-MIN(['Raw Data'.F$2:'Raw Data'.F$306]))*100" office:value-type="float" office:value="99.4608032519779">
            <text:p>99.460803252</text:p>
          </table:table-cell>
          <table:table-cell table:formula="of:=(['Raw Data'.G4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7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7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7]-MIN(['Raw Data'.J$2:'Raw Data'.J$306]))/(MAX(['Raw Data'.J$2:'Raw Data'.J$306])-MIN(['Raw Data'.J$2:'Raw Data'.J$306]))*100" office:value-type="float" office:value="11.0122092626697">
            <text:p>11.0122092627</text:p>
          </table:table-cell>
          <table:table-cell table:formula="of:=(['Raw Data'.K47]-MIN(['Raw Data'.K$2:'Raw Data'.K$306]))/(MAX(['Raw Data'.K$2:'Raw Data'.K$306])-MIN(['Raw Data'.K$2:'Raw Data'.K$306]))*100" office:value-type="float" office:value="13.7703671518575">
            <text:p>13.7703671519</text:p>
          </table:table-cell>
          <table:table-cell table:formula="of:=(['Raw Data'.L47]-MIN(['Raw Data'.L$2:'Raw Data'.L$306]))/(MAX(['Raw Data'.L$2:'Raw Data'.L$306])-MIN(['Raw Data'.L$2:'Raw Data'.L$306]))*100" office:value-type="float" office:value="13.543730540617">
            <text:p>13.5437305406</text:p>
          </table:table-cell>
        </table:table-row>
        <table:table-row table:style-name="ro2">
          <table:table-cell table:formula="of:=(['Raw Data'.A4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8]-MIN(['Raw Data'.B$2:'Raw Data'.B$306]))/(MAX(['Raw Data'.B$2:'Raw Data'.B$306])-MIN(['Raw Data'.B$2:'Raw Data'.B$306]))*100" office:value-type="float" office:value="3.97953382603752">
            <text:p>3.979533826</text:p>
          </table:table-cell>
          <table:table-cell table:formula="of:=(['Raw Data'.C48]-MIN(['Raw Data'.C$2:'Raw Data'.C$306]))/(MAX(['Raw Data'.C$2:'Raw Data'.C$306])-MIN(['Raw Data'.C$2:'Raw Data'.C$306]))*100" office:value-type="float" office:value="16.1069203760335">
            <text:p>16.106920376</text:p>
          </table:table-cell>
          <table:table-cell table:formula="of:=(['Raw Data'.D48]-MIN(['Raw Data'.D$2:'Raw Data'.D$306]))/(MAX(['Raw Data'.D$2:'Raw Data'.D$306])-MIN(['Raw Data'.D$2:'Raw Data'.D$306]))*100" office:value-type="float" office:value="13.8855780691299">
            <text:p>13.8855780691</text:p>
          </table:table-cell>
          <table:table-cell table:formula="of:=(['Raw Data'.E4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8]-MIN(['Raw Data'.F$2:'Raw Data'.F$306]))/(MAX(['Raw Data'.F$2:'Raw Data'.F$306])-MIN(['Raw Data'.F$2:'Raw Data'.F$306]))*100" office:value-type="float" office:value="99.4752910150673">
            <text:p>99.4752910151</text:p>
          </table:table-cell>
          <table:table-cell table:formula="of:=(['Raw Data'.G4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8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8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8]-MIN(['Raw Data'.J$2:'Raw Data'.J$306]))/(MAX(['Raw Data'.J$2:'Raw Data'.J$306])-MIN(['Raw Data'.J$2:'Raw Data'.J$306]))*100" office:value-type="float" office:value="11.5681058590819">
            <text:p>11.5681058591</text:p>
          </table:table-cell>
          <table:table-cell table:formula="of:=(['Raw Data'.K48]-MIN(['Raw Data'.K$2:'Raw Data'.K$306]))/(MAX(['Raw Data'.K$2:'Raw Data'.K$306])-MIN(['Raw Data'.K$2:'Raw Data'.K$306]))*100" office:value-type="float" office:value="14.2591787964371">
            <text:p>14.2591787964</text:p>
          </table:table-cell>
          <table:table-cell table:formula="of:=(['Raw Data'.L48]-MIN(['Raw Data'.L$2:'Raw Data'.L$306]))/(MAX(['Raw Data'.L$2:'Raw Data'.L$306])-MIN(['Raw Data'.L$2:'Raw Data'.L$306]))*100" office:value-type="float" office:value="14.3079535805265">
            <text:p>14.3079535805</text:p>
          </table:table-cell>
        </table:table-row>
        <table:table-row table:style-name="ro2">
          <table:table-cell table:formula="of:=(['Raw Data'.A4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49]-MIN(['Raw Data'.B$2:'Raw Data'.B$306]))/(MAX(['Raw Data'.B$2:'Raw Data'.B$306])-MIN(['Raw Data'.B$2:'Raw Data'.B$306]))*100" office:value-type="float" office:value="4.02217168845935">
            <text:p>4.0221716885</text:p>
          </table:table-cell>
          <table:table-cell table:formula="of:=(['Raw Data'.C49]-MIN(['Raw Data'.C$2:'Raw Data'.C$306]))/(MAX(['Raw Data'.C$2:'Raw Data'.C$306])-MIN(['Raw Data'.C$2:'Raw Data'.C$306]))*100" office:value-type="float" office:value="16.4616604371956">
            <text:p>16.4616604372</text:p>
          </table:table-cell>
          <table:table-cell table:formula="of:=(['Raw Data'.D49]-MIN(['Raw Data'.D$2:'Raw Data'.D$306]))/(MAX(['Raw Data'.D$2:'Raw Data'.D$306])-MIN(['Raw Data'.D$2:'Raw Data'.D$306]))*100" office:value-type="float" office:value="13.8855780691299">
            <text:p>13.8855780691</text:p>
          </table:table-cell>
          <table:table-cell table:formula="of:=(['Raw Data'.E4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49]-MIN(['Raw Data'.F$2:'Raw Data'.F$306]))/(MAX(['Raw Data'.F$2:'Raw Data'.F$306])-MIN(['Raw Data'.F$2:'Raw Data'.F$306]))*100" office:value-type="float" office:value="99.4700418255421">
            <text:p>99.4700418255</text:p>
          </table:table-cell>
          <table:table-cell table:formula="of:=(['Raw Data'.G4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49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49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49]-MIN(['Raw Data'.J$2:'Raw Data'.J$306]))/(MAX(['Raw Data'.J$2:'Raw Data'.J$306])-MIN(['Raw Data'.J$2:'Raw Data'.J$306]))*100" office:value-type="float" office:value="11.5681058590819">
            <text:p>11.5681058591</text:p>
          </table:table-cell>
          <table:table-cell table:formula="of:=(['Raw Data'.K49]-MIN(['Raw Data'.K$2:'Raw Data'.K$306]))/(MAX(['Raw Data'.K$2:'Raw Data'.K$306])-MIN(['Raw Data'.K$2:'Raw Data'.K$306]))*100" office:value-type="float" office:value="14.2591787964371">
            <text:p>14.2591787964</text:p>
          </table:table-cell>
          <table:table-cell table:formula="of:=(['Raw Data'.L49]-MIN(['Raw Data'.L$2:'Raw Data'.L$306]))/(MAX(['Raw Data'.L$2:'Raw Data'.L$306])-MIN(['Raw Data'.L$2:'Raw Data'.L$306]))*100" office:value-type="float" office:value="14.3079535805265">
            <text:p>14.3079535805</text:p>
          </table:table-cell>
        </table:table-row>
        <table:table-row table:style-name="ro2">
          <table:table-cell table:formula="of:=(['Raw Data'.A5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0]-MIN(['Raw Data'.B$2:'Raw Data'.B$306]))/(MAX(['Raw Data'.B$2:'Raw Data'.B$306])-MIN(['Raw Data'.B$2:'Raw Data'.B$306]))*100" office:value-type="float" office:value="4.06480955088118">
            <text:p>4.0648095509</text:p>
          </table:table-cell>
          <table:table-cell table:formula="of:=(['Raw Data'.C50]-MIN(['Raw Data'.C$2:'Raw Data'.C$306]))/(MAX(['Raw Data'.C$2:'Raw Data'.C$306])-MIN(['Raw Data'.C$2:'Raw Data'.C$306]))*100" office:value-type="float" office:value="16.8164004983577">
            <text:p>16.8164004984</text:p>
          </table:table-cell>
          <table:table-cell table:formula="of:=(['Raw Data'.D50]-MIN(['Raw Data'.D$2:'Raw Data'.D$306]))/(MAX(['Raw Data'.D$2:'Raw Data'.D$306])-MIN(['Raw Data'.D$2:'Raw Data'.D$306]))*100" office:value-type="float" office:value="13.8855780691299">
            <text:p>13.8855780691</text:p>
          </table:table-cell>
          <table:table-cell table:formula="of:=(['Raw Data'.E5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0]-MIN(['Raw Data'.F$2:'Raw Data'.F$306]))/(MAX(['Raw Data'.F$2:'Raw Data'.F$306])-MIN(['Raw Data'.F$2:'Raw Data'.F$306]))*100" office:value-type="float" office:value="99.4700418255421">
            <text:p>99.4700418255</text:p>
          </table:table-cell>
          <table:table-cell table:formula="of:=(['Raw Data'.G5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0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0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0]-MIN(['Raw Data'.J$2:'Raw Data'.J$306]))/(MAX(['Raw Data'.J$2:'Raw Data'.J$306])-MIN(['Raw Data'.J$2:'Raw Data'.J$306]))*100" office:value-type="float" office:value="11.5681058590819">
            <text:p>11.5681058591</text:p>
          </table:table-cell>
          <table:table-cell table:formula="of:=(['Raw Data'.K50]-MIN(['Raw Data'.K$2:'Raw Data'.K$306]))/(MAX(['Raw Data'.K$2:'Raw Data'.K$306])-MIN(['Raw Data'.K$2:'Raw Data'.K$306]))*100" office:value-type="float" office:value="14.2591787964371">
            <text:p>14.2591787964</text:p>
          </table:table-cell>
          <table:table-cell table:formula="of:=(['Raw Data'.L50]-MIN(['Raw Data'.L$2:'Raw Data'.L$306]))/(MAX(['Raw Data'.L$2:'Raw Data'.L$306])-MIN(['Raw Data'.L$2:'Raw Data'.L$306]))*100" office:value-type="float" office:value="14.3079535805265">
            <text:p>14.3079535805</text:p>
          </table:table-cell>
        </table:table-row>
        <table:table-row table:style-name="ro2">
          <table:table-cell table:formula="of:=(['Raw Data'.A5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1]-MIN(['Raw Data'.B$2:'Raw Data'.B$306]))/(MAX(['Raw Data'.B$2:'Raw Data'.B$306])-MIN(['Raw Data'.B$2:'Raw Data'.B$306]))*100" office:value-type="float" office:value="4.13587265491757">
            <text:p>4.1358726549</text:p>
          </table:table-cell>
          <table:table-cell table:formula="of:=(['Raw Data'.C51]-MIN(['Raw Data'.C$2:'Raw Data'.C$306]))/(MAX(['Raw Data'.C$2:'Raw Data'.C$306])-MIN(['Raw Data'.C$2:'Raw Data'.C$306]))*100" office:value-type="float" office:value="17.1688752973157">
            <text:p>17.1688752973</text:p>
          </table:table-cell>
          <table:table-cell table:formula="of:=(['Raw Data'.D51]-MIN(['Raw Data'.D$2:'Raw Data'.D$306]))/(MAX(['Raw Data'.D$2:'Raw Data'.D$306])-MIN(['Raw Data'.D$2:'Raw Data'.D$306]))*100" office:value-type="float" office:value="13.9451728247914">
            <text:p>13.9451728248</text:p>
          </table:table-cell>
          <table:table-cell table:formula="of:=(['Raw Data'.E5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1]-MIN(['Raw Data'.F$2:'Raw Data'.F$306]))/(MAX(['Raw Data'.F$2:'Raw Data'.F$306])-MIN(['Raw Data'.F$2:'Raw Data'.F$306]))*100" office:value-type="float" office:value="99.4887289402516">
            <text:p>99.4887289403</text:p>
          </table:table-cell>
          <table:table-cell table:formula="of:=(['Raw Data'.G5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1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1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1]-MIN(['Raw Data'.J$2:'Raw Data'.J$306]))/(MAX(['Raw Data'.J$2:'Raw Data'.J$306])-MIN(['Raw Data'.J$2:'Raw Data'.J$306]))*100" office:value-type="float" office:value="12.0336266284701">
            <text:p>12.0336266285</text:p>
          </table:table-cell>
          <table:table-cell table:formula="of:=(['Raw Data'.K51]-MIN(['Raw Data'.K$2:'Raw Data'.K$306]))/(MAX(['Raw Data'.K$2:'Raw Data'.K$306])-MIN(['Raw Data'.K$2:'Raw Data'.K$306]))*100" office:value-type="float" office:value="14.9565500760374">
            <text:p>14.956550076</text:p>
          </table:table-cell>
          <table:table-cell table:formula="of:=(['Raw Data'.L51]-MIN(['Raw Data'.L$2:'Raw Data'.L$306]))/(MAX(['Raw Data'.L$2:'Raw Data'.L$306])-MIN(['Raw Data'.L$2:'Raw Data'.L$306]))*100" office:value-type="float" office:value="14.7325219360317">
            <text:p>14.732521936</text:p>
          </table:table-cell>
        </table:table-row>
        <table:table-row table:style-name="ro2">
          <table:table-cell table:formula="of:=(['Raw Data'.A5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2]-MIN(['Raw Data'.B$2:'Raw Data'.B$306]))/(MAX(['Raw Data'.B$2:'Raw Data'.B$306])-MIN(['Raw Data'.B$2:'Raw Data'.B$306]))*100" office:value-type="float" office:value="4.29221148379761">
            <text:p>4.2922114838</text:p>
          </table:table-cell>
          <table:table-cell table:formula="of:=(['Raw Data'.C52]-MIN(['Raw Data'.C$2:'Raw Data'.C$306]))/(MAX(['Raw Data'.C$2:'Raw Data'.C$306])-MIN(['Raw Data'.C$2:'Raw Data'.C$306]))*100" office:value-type="float" office:value="17.5172726243063">
            <text:p>17.5172726243</text:p>
          </table:table-cell>
          <table:table-cell table:formula="of:=(['Raw Data'.D52]-MIN(['Raw Data'.D$2:'Raw Data'.D$306]))/(MAX(['Raw Data'.D$2:'Raw Data'.D$306])-MIN(['Raw Data'.D$2:'Raw Data'.D$306]))*100" office:value-type="float" office:value="13.9451728247914">
            <text:p>13.9451728248</text:p>
          </table:table-cell>
          <table:table-cell table:formula="of:=(['Raw Data'.E5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2]-MIN(['Raw Data'.F$2:'Raw Data'.F$306]))/(MAX(['Raw Data'.F$2:'Raw Data'.F$306])-MIN(['Raw Data'.F$2:'Raw Data'.F$306]))*100" office:value-type="float" office:value="99.4692019552181">
            <text:p>99.4692019552</text:p>
          </table:table-cell>
          <table:table-cell table:formula="of:=(['Raw Data'.G5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2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2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2]-MIN(['Raw Data'.J$2:'Raw Data'.J$306]))/(MAX(['Raw Data'.J$2:'Raw Data'.J$306])-MIN(['Raw Data'.J$2:'Raw Data'.J$306]))*100" office:value-type="float" office:value="12.0336266284701">
            <text:p>12.0336266285</text:p>
          </table:table-cell>
          <table:table-cell table:formula="of:=(['Raw Data'.K52]-MIN(['Raw Data'.K$2:'Raw Data'.K$306]))/(MAX(['Raw Data'.K$2:'Raw Data'.K$306])-MIN(['Raw Data'.K$2:'Raw Data'.K$306]))*100" office:value-type="float" office:value="14.9565500760374">
            <text:p>14.956550076</text:p>
          </table:table-cell>
          <table:table-cell table:formula="of:=(['Raw Data'.L52]-MIN(['Raw Data'.L$2:'Raw Data'.L$306]))/(MAX(['Raw Data'.L$2:'Raw Data'.L$306])-MIN(['Raw Data'.L$2:'Raw Data'.L$306]))*100" office:value-type="float" office:value="14.7325219360317">
            <text:p>14.732521936</text:p>
          </table:table-cell>
        </table:table-row>
        <table:table-row table:style-name="ro2">
          <table:table-cell table:formula="of:=(['Raw Data'.A5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3]-MIN(['Raw Data'.B$2:'Raw Data'.B$306]))/(MAX(['Raw Data'.B$2:'Raw Data'.B$306])-MIN(['Raw Data'.B$2:'Raw Data'.B$306]))*100" office:value-type="float" office:value="4.44855031267766">
            <text:p>4.4485503127</text:p>
          </table:table-cell>
          <table:table-cell table:formula="of:=(['Raw Data'.C53]-MIN(['Raw Data'.C$2:'Raw Data'.C$306]))/(MAX(['Raw Data'.C$2:'Raw Data'.C$306])-MIN(['Raw Data'.C$2:'Raw Data'.C$306]))*100" office:value-type="float" office:value="17.8674821610601">
            <text:p>17.8674821611</text:p>
          </table:table-cell>
          <table:table-cell table:formula="of:=(['Raw Data'.D53]-MIN(['Raw Data'.D$2:'Raw Data'.D$306]))/(MAX(['Raw Data'.D$2:'Raw Data'.D$306])-MIN(['Raw Data'.D$2:'Raw Data'.D$306]))*100" office:value-type="float" office:value="14.5411203814064">
            <text:p>14.5411203814</text:p>
          </table:table-cell>
          <table:table-cell table:formula="of:=(['Raw Data'.E5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3]-MIN(['Raw Data'.F$2:'Raw Data'.F$306]))/(MAX(['Raw Data'.F$2:'Raw Data'.F$306])-MIN(['Raw Data'.F$2:'Raw Data'.F$306]))*100" office:value-type="float" office:value="99.4429560075924">
            <text:p>99.4429560076</text:p>
          </table:table-cell>
          <table:table-cell table:formula="of:=(['Raw Data'.G5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3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3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3]-MIN(['Raw Data'.J$2:'Raw Data'.J$306]))/(MAX(['Raw Data'.J$2:'Raw Data'.J$306])-MIN(['Raw Data'.J$2:'Raw Data'.J$306]))*100" office:value-type="float" office:value="12.4207080008185">
            <text:p>12.4207080008</text:p>
          </table:table-cell>
          <table:table-cell table:formula="of:=(['Raw Data'.K53]-MIN(['Raw Data'.K$2:'Raw Data'.K$306]))/(MAX(['Raw Data'.K$2:'Raw Data'.K$306])-MIN(['Raw Data'.K$2:'Raw Data'.K$306]))*100" office:value-type="float" office:value="15.1303497718879">
            <text:p>15.1303497719</text:p>
          </table:table-cell>
          <table:table-cell table:formula="of:=(['Raw Data'.L53]-MIN(['Raw Data'.L$2:'Raw Data'.L$306]))/(MAX(['Raw Data'.L$2:'Raw Data'.L$306])-MIN(['Raw Data'.L$2:'Raw Data'.L$306]))*100" office:value-type="float" office:value="15.4967449759411">
            <text:p>15.4967449759</text:p>
          </table:table-cell>
        </table:table-row>
        <table:table-row table:style-name="ro2">
          <table:table-cell table:formula="of:=(['Raw Data'.A5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4]-MIN(['Raw Data'.B$2:'Raw Data'.B$306]))/(MAX(['Raw Data'.B$2:'Raw Data'.B$306])-MIN(['Raw Data'.B$2:'Raw Data'.B$306]))*100" office:value-type="float" office:value="4.50540079590677">
            <text:p>4.5054007959</text:p>
          </table:table-cell>
          <table:table-cell table:formula="of:=(['Raw Data'.C54]-MIN(['Raw Data'.C$2:'Raw Data'.C$306]))/(MAX(['Raw Data'.C$2:'Raw Data'.C$306])-MIN(['Raw Data'.C$2:'Raw Data'.C$306]))*100" office:value-type="float" office:value="18.2163325404916">
            <text:p>18.2163325405</text:p>
          </table:table-cell>
          <table:table-cell table:formula="of:=(['Raw Data'.D54]-MIN(['Raw Data'.D$2:'Raw Data'.D$306]))/(MAX(['Raw Data'.D$2:'Raw Data'.D$306])-MIN(['Raw Data'.D$2:'Raw Data'.D$306]))*100" office:value-type="float" office:value="14.6603098927294">
            <text:p>14.6603098927</text:p>
          </table:table-cell>
          <table:table-cell table:formula="of:=(['Raw Data'.E5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4]-MIN(['Raw Data'.F$2:'Raw Data'.F$306]))/(MAX(['Raw Data'.F$2:'Raw Data'.F$306])-MIN(['Raw Data'.F$2:'Raw Data'.F$306]))*100" office:value-type="float" office:value="99.465842473922">
            <text:p>99.4658424739</text:p>
          </table:table-cell>
          <table:table-cell table:formula="of:=(['Raw Data'.G5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4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4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4]-MIN(['Raw Data'.J$2:'Raw Data'.J$306]))/(MAX(['Raw Data'.J$2:'Raw Data'.J$306])-MIN(['Raw Data'.J$2:'Raw Data'.J$306]))*100" office:value-type="float" office:value="12.5417775049451">
            <text:p>12.5417775049</text:p>
          </table:table-cell>
          <table:table-cell table:formula="of:=(['Raw Data'.K54]-MIN(['Raw Data'.K$2:'Raw Data'.K$306]))/(MAX(['Raw Data'.K$2:'Raw Data'.K$306])-MIN(['Raw Data'.K$2:'Raw Data'.K$306]))*100" office:value-type="float" office:value="15.8798609602433">
            <text:p>15.8798609602</text:p>
          </table:table-cell>
          <table:table-cell table:formula="of:=(['Raw Data'.L54]-MIN(['Raw Data'.L$2:'Raw Data'.L$306]))/(MAX(['Raw Data'.L$2:'Raw Data'.L$306])-MIN(['Raw Data'.L$2:'Raw Data'.L$306]))*100" office:value-type="float" office:value="15.8080951033116">
            <text:p>15.8080951033</text:p>
          </table:table-cell>
        </table:table-row>
        <table:table-row table:style-name="ro2">
          <table:table-cell table:formula="of:=(['Raw Data'.A5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5]-MIN(['Raw Data'.B$2:'Raw Data'.B$306]))/(MAX(['Raw Data'.B$2:'Raw Data'.B$306])-MIN(['Raw Data'.B$2:'Raw Data'.B$306]))*100" office:value-type="float" office:value="4.59067652075043">
            <text:p>4.5906765208</text:p>
          </table:table-cell>
          <table:table-cell table:formula="of:=(['Raw Data'.C55]-MIN(['Raw Data'.C$2:'Raw Data'.C$306]))/(MAX(['Raw Data'.C$2:'Raw Data'.C$306])-MIN(['Raw Data'.C$2:'Raw Data'.C$306]))*100" office:value-type="float" office:value="18.5724317589761">
            <text:p>18.572431759</text:p>
          </table:table-cell>
          <table:table-cell table:formula="of:=(['Raw Data'.D55]-MIN(['Raw Data'.D$2:'Raw Data'.D$306]))/(MAX(['Raw Data'.D$2:'Raw Data'.D$306])-MIN(['Raw Data'.D$2:'Raw Data'.D$306]))*100" office:value-type="float" office:value="14.6603098927294">
            <text:p>14.6603098927</text:p>
          </table:table-cell>
          <table:table-cell table:formula="of:=(['Raw Data'.E5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5]-MIN(['Raw Data'.F$2:'Raw Data'.F$306]))/(MAX(['Raw Data'.F$2:'Raw Data'.F$306])-MIN(['Raw Data'.F$2:'Raw Data'.F$306]))*100" office:value-type="float" office:value="99.465842473922">
            <text:p>99.4658424739</text:p>
          </table:table-cell>
          <table:table-cell table:formula="of:=(['Raw Data'.G5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5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5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5]-MIN(['Raw Data'.J$2:'Raw Data'.J$306]))/(MAX(['Raw Data'.J$2:'Raw Data'.J$306])-MIN(['Raw Data'.J$2:'Raw Data'.J$306]))*100" office:value-type="float" office:value="12.5417775049451">
            <text:p>12.5417775049</text:p>
          </table:table-cell>
          <table:table-cell table:formula="of:=(['Raw Data'.K55]-MIN(['Raw Data'.K$2:'Raw Data'.K$306]))/(MAX(['Raw Data'.K$2:'Raw Data'.K$306])-MIN(['Raw Data'.K$2:'Raw Data'.K$306]))*100" office:value-type="float" office:value="15.8798609602433">
            <text:p>15.8798609602</text:p>
          </table:table-cell>
          <table:table-cell table:formula="of:=(['Raw Data'.L55]-MIN(['Raw Data'.L$2:'Raw Data'.L$306]))/(MAX(['Raw Data'.L$2:'Raw Data'.L$306])-MIN(['Raw Data'.L$2:'Raw Data'.L$306]))*100" office:value-type="float" office:value="15.8080951033116">
            <text:p>15.8080951033</text:p>
          </table:table-cell>
        </table:table-row>
        <table:table-row table:style-name="ro2">
          <table:table-cell table:formula="of:=(['Raw Data'.A5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6]-MIN(['Raw Data'.B$2:'Raw Data'.B$306]))/(MAX(['Raw Data'.B$2:'Raw Data'.B$306])-MIN(['Raw Data'.B$2:'Raw Data'.B$306]))*100" office:value-type="float" office:value="4.63331438317226">
            <text:p>4.6333143832</text:p>
          </table:table-cell>
          <table:table-cell table:formula="of:=(['Raw Data'.C56]-MIN(['Raw Data'.C$2:'Raw Data'.C$306]))/(MAX(['Raw Data'.C$2:'Raw Data'.C$306])-MIN(['Raw Data'.C$2:'Raw Data'.C$306]))*100" office:value-type="float" office:value="18.9217351908483">
            <text:p>18.9217351908</text:p>
          </table:table-cell>
          <table:table-cell table:formula="of:=(['Raw Data'.D56]-MIN(['Raw Data'.D$2:'Raw Data'.D$306]))/(MAX(['Raw Data'.D$2:'Raw Data'.D$306])-MIN(['Raw Data'.D$2:'Raw Data'.D$306]))*100" office:value-type="float" office:value="15.1370679380215">
            <text:p>15.137067938</text:p>
          </table:table-cell>
          <table:table-cell table:formula="of:=(['Raw Data'.E5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6]-MIN(['Raw Data'.F$2:'Raw Data'.F$306]))/(MAX(['Raw Data'.F$2:'Raw Data'.F$306])-MIN(['Raw Data'.F$2:'Raw Data'.F$306]))*100" office:value-type="float" office:value="99.4807501721734">
            <text:p>99.4807501722</text:p>
          </table:table-cell>
          <table:table-cell table:formula="of:=(['Raw Data'.G5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6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6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6]-MIN(['Raw Data'.J$2:'Raw Data'.J$306]))/(MAX(['Raw Data'.J$2:'Raw Data'.J$306])-MIN(['Raw Data'.J$2:'Raw Data'.J$306]))*100" office:value-type="float" office:value="13.0959688970739">
            <text:p>13.0959688971</text:p>
          </table:table-cell>
          <table:table-cell table:formula="of:=(['Raw Data'.K56]-MIN(['Raw Data'.K$2:'Raw Data'.K$306]))/(MAX(['Raw Data'.K$2:'Raw Data'.K$306])-MIN(['Raw Data'.K$2:'Raw Data'.K$306]))*100" office:value-type="float" office:value="16.8009993482511">
            <text:p>16.8009993483</text:p>
          </table:table-cell>
          <table:table-cell table:formula="of:=(['Raw Data'.L56]-MIN(['Raw Data'.L$2:'Raw Data'.L$306]))/(MAX(['Raw Data'.L$2:'Raw Data'.L$306])-MIN(['Raw Data'.L$2:'Raw Data'.L$306]))*100" office:value-type="float" office:value="16.2043589017832">
            <text:p>16.2043589018</text:p>
          </table:table-cell>
        </table:table-row>
        <table:table-row table:style-name="ro2">
          <table:table-cell table:formula="of:=(['Raw Data'.A5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7]-MIN(['Raw Data'.B$2:'Raw Data'.B$306]))/(MAX(['Raw Data'.B$2:'Raw Data'.B$306])-MIN(['Raw Data'.B$2:'Raw Data'.B$306]))*100" office:value-type="float" office:value="4.70437748720864">
            <text:p>4.7043774872</text:p>
          </table:table-cell>
          <table:table-cell table:formula="of:=(['Raw Data'.C57]-MIN(['Raw Data'.C$2:'Raw Data'.C$306]))/(MAX(['Raw Data'.C$2:'Raw Data'.C$306])-MIN(['Raw Data'.C$2:'Raw Data'.C$306]))*100" office:value-type="float" office:value="19.2769283044512">
            <text:p>19.2769283045</text:p>
          </table:table-cell>
          <table:table-cell table:formula="of:=(['Raw Data'.D57]-MIN(['Raw Data'.D$2:'Raw Data'.D$306]))/(MAX(['Raw Data'.D$2:'Raw Data'.D$306])-MIN(['Raw Data'.D$2:'Raw Data'.D$306]))*100" office:value-type="float" office:value="15.196662693683">
            <text:p>15.1966626937</text:p>
          </table:table-cell>
          <table:table-cell table:formula="of:=(['Raw Data'.E5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7]-MIN(['Raw Data'.F$2:'Raw Data'.F$306]))/(MAX(['Raw Data'.F$2:'Raw Data'.F$306])-MIN(['Raw Data'.F$2:'Raw Data'.F$306]))*100" office:value-type="float" office:value="99.4171299951288">
            <text:p>99.4171299951</text:p>
          </table:table-cell>
          <table:table-cell table:formula="of:=(['Raw Data'.G5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7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7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7]-MIN(['Raw Data'.J$2:'Raw Data'.J$306]))/(MAX(['Raw Data'.J$2:'Raw Data'.J$306])-MIN(['Raw Data'.J$2:'Raw Data'.J$306]))*100" office:value-type="float" office:value="13.1556510469954">
            <text:p>13.155651047</text:p>
          </table:table-cell>
          <table:table-cell table:formula="of:=(['Raw Data'.K57]-MIN(['Raw Data'.K$2:'Raw Data'.K$306]))/(MAX(['Raw Data'.K$2:'Raw Data'.K$306])-MIN(['Raw Data'.K$2:'Raw Data'.K$306]))*100" office:value-type="float" office:value="16.8020855963502">
            <text:p>16.8020855964</text:p>
          </table:table-cell>
          <table:table-cell table:formula="of:=(['Raw Data'.L57]-MIN(['Raw Data'.L$2:'Raw Data'.L$306]))/(MAX(['Raw Data'.L$2:'Raw Data'.L$306])-MIN(['Raw Data'.L$2:'Raw Data'.L$306]))*100" office:value-type="float" office:value="16.2326634588169">
            <text:p>16.2326634588</text:p>
          </table:table-cell>
        </table:table-row>
        <table:table-row table:style-name="ro2">
          <table:table-cell table:formula="of:=(['Raw Data'.A5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8]-MIN(['Raw Data'.B$2:'Raw Data'.B$306]))/(MAX(['Raw Data'.B$2:'Raw Data'.B$306])-MIN(['Raw Data'.B$2:'Raw Data'.B$306]))*100" office:value-type="float" office:value="4.74701534963047">
            <text:p>4.7470153496</text:p>
          </table:table-cell>
          <table:table-cell table:formula="of:=(['Raw Data'.C58]-MIN(['Raw Data'.C$2:'Raw Data'.C$306]))/(MAX(['Raw Data'.C$2:'Raw Data'.C$306])-MIN(['Raw Data'.C$2:'Raw Data'.C$306]))*100" office:value-type="float" office:value="19.6284969985276">
            <text:p>19.6284969985</text:p>
          </table:table-cell>
          <table:table-cell table:formula="of:=(['Raw Data'.D58]-MIN(['Raw Data'.D$2:'Raw Data'.D$306]))/(MAX(['Raw Data'.D$2:'Raw Data'.D$306])-MIN(['Raw Data'.D$2:'Raw Data'.D$306]))*100" office:value-type="float" office:value="15.673420738975">
            <text:p>15.673420739</text:p>
          </table:table-cell>
          <table:table-cell table:formula="of:=(['Raw Data'.E5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8]-MIN(['Raw Data'.F$2:'Raw Data'.F$306]))/(MAX(['Raw Data'.F$2:'Raw Data'.F$306])-MIN(['Raw Data'.F$2:'Raw Data'.F$306]))*100" office:value-type="float" office:value="99.4723514689332">
            <text:p>99.4723514689</text:p>
          </table:table-cell>
          <table:table-cell table:formula="of:=(['Raw Data'.G5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8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8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8]-MIN(['Raw Data'.J$2:'Raw Data'.J$306]))/(MAX(['Raw Data'.J$2:'Raw Data'.J$306])-MIN(['Raw Data'.J$2:'Raw Data'.J$306]))*100" office:value-type="float" office:value="13.6501602892026">
            <text:p>13.6501602892</text:p>
          </table:table-cell>
          <table:table-cell table:formula="of:=(['Raw Data'.K58]-MIN(['Raw Data'.K$2:'Raw Data'.K$306]))/(MAX(['Raw Data'.K$2:'Raw Data'.K$306])-MIN(['Raw Data'.K$2:'Raw Data'.K$306]))*100" office:value-type="float" office:value="17.1431674994569">
            <text:p>17.1431674995</text:p>
          </table:table-cell>
          <table:table-cell table:formula="of:=(['Raw Data'.L58]-MIN(['Raw Data'.L$2:'Raw Data'.L$306]))/(MAX(['Raw Data'.L$2:'Raw Data'.L$306])-MIN(['Raw Data'.L$2:'Raw Data'.L$306]))*100" office:value-type="float" office:value="16.8270591565242">
            <text:p>16.8270591565</text:p>
          </table:table-cell>
        </table:table-row>
        <table:table-row table:style-name="ro2">
          <table:table-cell table:formula="of:=(['Raw Data'.A5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59]-MIN(['Raw Data'.B$2:'Raw Data'.B$306]))/(MAX(['Raw Data'.B$2:'Raw Data'.B$306])-MIN(['Raw Data'.B$2:'Raw Data'.B$306]))*100" office:value-type="float" office:value="4.7896532120523">
            <text:p>4.7896532121</text:p>
          </table:table-cell>
          <table:table-cell table:formula="of:=(['Raw Data'.C59]-MIN(['Raw Data'.C$2:'Raw Data'.C$306]))/(MAX(['Raw Data'.C$2:'Raw Data'.C$306])-MIN(['Raw Data'.C$2:'Raw Data'.C$306]))*100" office:value-type="float" office:value="19.9836901121305">
            <text:p>19.9836901121</text:p>
          </table:table-cell>
          <table:table-cell table:formula="of:=(['Raw Data'.D59]-MIN(['Raw Data'.D$2:'Raw Data'.D$306]))/(MAX(['Raw Data'.D$2:'Raw Data'.D$306])-MIN(['Raw Data'.D$2:'Raw Data'.D$306]))*100" office:value-type="float" office:value="15.673420738975">
            <text:p>15.673420739</text:p>
          </table:table-cell>
          <table:table-cell table:formula="of:=(['Raw Data'.E5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59]-MIN(['Raw Data'.F$2:'Raw Data'.F$306]))/(MAX(['Raw Data'.F$2:'Raw Data'.F$306])-MIN(['Raw Data'.F$2:'Raw Data'.F$306]))*100" office:value-type="float" office:value="99.4723514689332">
            <text:p>99.4723514689</text:p>
          </table:table-cell>
          <table:table-cell table:formula="of:=(['Raw Data'.G5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59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59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59]-MIN(['Raw Data'.J$2:'Raw Data'.J$306]))/(MAX(['Raw Data'.J$2:'Raw Data'.J$306])-MIN(['Raw Data'.J$2:'Raw Data'.J$306]))*100" office:value-type="float" office:value="13.6501602892026">
            <text:p>13.6501602892</text:p>
          </table:table-cell>
          <table:table-cell table:formula="of:=(['Raw Data'.K59]-MIN(['Raw Data'.K$2:'Raw Data'.K$306]))/(MAX(['Raw Data'.K$2:'Raw Data'.K$306])-MIN(['Raw Data'.K$2:'Raw Data'.K$306]))*100" office:value-type="float" office:value="17.1431674994569">
            <text:p>17.1431674995</text:p>
          </table:table-cell>
          <table:table-cell table:formula="of:=(['Raw Data'.L59]-MIN(['Raw Data'.L$2:'Raw Data'.L$306]))/(MAX(['Raw Data'.L$2:'Raw Data'.L$306])-MIN(['Raw Data'.L$2:'Raw Data'.L$306]))*100" office:value-type="float" office:value="16.8270591565242">
            <text:p>16.8270591565</text:p>
          </table:table-cell>
        </table:table-row>
        <table:table-row table:style-name="ro2">
          <table:table-cell table:formula="of:=(['Raw Data'.A6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0]-MIN(['Raw Data'.B$2:'Raw Data'.B$306]))/(MAX(['Raw Data'.B$2:'Raw Data'.B$306])-MIN(['Raw Data'.B$2:'Raw Data'.B$306]))*100" office:value-type="float" office:value="4.83229107447413">
            <text:p>4.8322910745</text:p>
          </table:table-cell>
          <table:table-cell table:formula="of:=(['Raw Data'.C60]-MIN(['Raw Data'.C$2:'Raw Data'.C$306]))/(MAX(['Raw Data'.C$2:'Raw Data'.C$306])-MIN(['Raw Data'.C$2:'Raw Data'.C$306]))*100" office:value-type="float" office:value="20.3366179635293">
            <text:p>20.3366179635</text:p>
          </table:table-cell>
          <table:table-cell table:formula="of:=(['Raw Data'.D60]-MIN(['Raw Data'.D$2:'Raw Data'.D$306]))/(MAX(['Raw Data'.D$2:'Raw Data'.D$306])-MIN(['Raw Data'.D$2:'Raw Data'.D$306]))*100" office:value-type="float" office:value="16.030989272944">
            <text:p>16.0309892729</text:p>
          </table:table-cell>
          <table:table-cell table:formula="of:=(['Raw Data'.E6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0]-MIN(['Raw Data'.F$2:'Raw Data'.F$306]))/(MAX(['Raw Data'.F$2:'Raw Data'.F$306])-MIN(['Raw Data'.F$2:'Raw Data'.F$306]))*100" office:value-type="float" office:value="99.4704617607041">
            <text:p>99.4704617607</text:p>
          </table:table-cell>
          <table:table-cell table:formula="of:=(['Raw Data'.G6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0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0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0]-MIN(['Raw Data'.J$2:'Raw Data'.J$306]))/(MAX(['Raw Data'.J$2:'Raw Data'.J$306])-MIN(['Raw Data'.J$2:'Raw Data'.J$306]))*100" office:value-type="float" office:value="14.0372416615511">
            <text:p>14.0372416616</text:p>
          </table:table-cell>
          <table:table-cell table:formula="of:=(['Raw Data'.K60]-MIN(['Raw Data'.K$2:'Raw Data'.K$306]))/(MAX(['Raw Data'.K$2:'Raw Data'.K$306])-MIN(['Raw Data'.K$2:'Raw Data'.K$306]))*100" office:value-type="float" office:value="17.9361286117749">
            <text:p>17.9361286118</text:p>
          </table:table-cell>
          <table:table-cell table:formula="of:=(['Raw Data'.L60]-MIN(['Raw Data'.L$2:'Raw Data'.L$306]))/(MAX(['Raw Data'.L$2:'Raw Data'.L$306])-MIN(['Raw Data'.L$2:'Raw Data'.L$306]))*100" office:value-type="float" office:value="17.2516275120294">
            <text:p>17.251627512</text:p>
          </table:table-cell>
        </table:table-row>
        <table:table-row table:style-name="ro2">
          <table:table-cell table:formula="of:=(['Raw Data'.A6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1]-MIN(['Raw Data'.B$2:'Raw Data'.B$306]))/(MAX(['Raw Data'.B$2:'Raw Data'.B$306])-MIN(['Raw Data'.B$2:'Raw Data'.B$306]))*100" office:value-type="float" office:value="4.87492893689596">
            <text:p>4.8749289369</text:p>
          </table:table-cell>
          <table:table-cell table:formula="of:=(['Raw Data'.C61]-MIN(['Raw Data'.C$2:'Raw Data'.C$306]))/(MAX(['Raw Data'.C$2:'Raw Data'.C$306])-MIN(['Raw Data'.C$2:'Raw Data'.C$306]))*100" office:value-type="float" office:value="20.6931702344546">
            <text:p>20.6931702345</text:p>
          </table:table-cell>
          <table:table-cell table:formula="of:=(['Raw Data'.D61]-MIN(['Raw Data'.D$2:'Raw Data'.D$306]))/(MAX(['Raw Data'.D$2:'Raw Data'.D$306])-MIN(['Raw Data'.D$2:'Raw Data'.D$306]))*100" office:value-type="float" office:value="16.030989272944">
            <text:p>16.0309892729</text:p>
          </table:table-cell>
          <table:table-cell table:formula="of:=(['Raw Data'.E6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1]-MIN(['Raw Data'.F$2:'Raw Data'.F$306]))/(MAX(['Raw Data'.F$2:'Raw Data'.F$306])-MIN(['Raw Data'.F$2:'Raw Data'.F$306]))*100" office:value-type="float" office:value="99.4704617607041">
            <text:p>99.4704617607</text:p>
          </table:table-cell>
          <table:table-cell table:formula="of:=(['Raw Data'.G6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1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1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1]-MIN(['Raw Data'.J$2:'Raw Data'.J$306]))/(MAX(['Raw Data'.J$2:'Raw Data'.J$306])-MIN(['Raw Data'.J$2:'Raw Data'.J$306]))*100" office:value-type="float" office:value="14.0372416615511">
            <text:p>14.0372416616</text:p>
          </table:table-cell>
          <table:table-cell table:formula="of:=(['Raw Data'.K61]-MIN(['Raw Data'.K$2:'Raw Data'.K$306]))/(MAX(['Raw Data'.K$2:'Raw Data'.K$306])-MIN(['Raw Data'.K$2:'Raw Data'.K$306]))*100" office:value-type="float" office:value="17.9361286117749">
            <text:p>17.9361286118</text:p>
          </table:table-cell>
          <table:table-cell table:formula="of:=(['Raw Data'.L61]-MIN(['Raw Data'.L$2:'Raw Data'.L$306]))/(MAX(['Raw Data'.L$2:'Raw Data'.L$306])-MIN(['Raw Data'.L$2:'Raw Data'.L$306]))*100" office:value-type="float" office:value="17.2516275120294">
            <text:p>17.251627512</text:p>
          </table:table-cell>
        </table:table-row>
        <table:table-row table:style-name="ro2">
          <table:table-cell table:formula="of:=(['Raw Data'.A6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2]-MIN(['Raw Data'.B$2:'Raw Data'.B$306]))/(MAX(['Raw Data'.B$2:'Raw Data'.B$306])-MIN(['Raw Data'.B$2:'Raw Data'.B$306]))*100" office:value-type="float" office:value="4.93177942012507">
            <text:p>4.9317794201</text:p>
          </table:table-cell>
          <table:table-cell table:formula="of:=(['Raw Data'.C62]-MIN(['Raw Data'.C$2:'Raw Data'.C$306]))/(MAX(['Raw Data'.C$2:'Raw Data'.C$306])-MIN(['Raw Data'.C$2:'Raw Data'.C$306]))*100" office:value-type="float" office:value="21.0429267187677">
            <text:p>21.0429267188</text:p>
          </table:table-cell>
          <table:table-cell table:formula="of:=(['Raw Data'.D62]-MIN(['Raw Data'.D$2:'Raw Data'.D$306]))/(MAX(['Raw Data'.D$2:'Raw Data'.D$306])-MIN(['Raw Data'.D$2:'Raw Data'.D$306]))*100" office:value-type="float" office:value="16.030989272944">
            <text:p>16.0309892729</text:p>
          </table:table-cell>
          <table:table-cell table:formula="of:=(['Raw Data'.E6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2]-MIN(['Raw Data'.F$2:'Raw Data'.F$306]))/(MAX(['Raw Data'.F$2:'Raw Data'.F$306])-MIN(['Raw Data'.F$2:'Raw Data'.F$306]))*100" office:value-type="float" office:value="99.4704617607041">
            <text:p>99.4704617607</text:p>
          </table:table-cell>
          <table:table-cell table:formula="of:=(['Raw Data'.G6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2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2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2]-MIN(['Raw Data'.J$2:'Raw Data'.J$306]))/(MAX(['Raw Data'.J$2:'Raw Data'.J$306])-MIN(['Raw Data'.J$2:'Raw Data'.J$306]))*100" office:value-type="float" office:value="14.0372416615511">
            <text:p>14.0372416616</text:p>
          </table:table-cell>
          <table:table-cell table:formula="of:=(['Raw Data'.K62]-MIN(['Raw Data'.K$2:'Raw Data'.K$306]))/(MAX(['Raw Data'.K$2:'Raw Data'.K$306])-MIN(['Raw Data'.K$2:'Raw Data'.K$306]))*100" office:value-type="float" office:value="17.9361286117749">
            <text:p>17.9361286118</text:p>
          </table:table-cell>
          <table:table-cell table:formula="of:=(['Raw Data'.L62]-MIN(['Raw Data'.L$2:'Raw Data'.L$306]))/(MAX(['Raw Data'.L$2:'Raw Data'.L$306])-MIN(['Raw Data'.L$2:'Raw Data'.L$306]))*100" office:value-type="float" office:value="17.2516275120294">
            <text:p>17.251627512</text:p>
          </table:table-cell>
        </table:table-row>
        <table:table-row table:style-name="ro2">
          <table:table-cell table:formula="of:=(['Raw Data'.A6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3]-MIN(['Raw Data'.B$2:'Raw Data'.B$306]))/(MAX(['Raw Data'.B$2:'Raw Data'.B$306])-MIN(['Raw Data'.B$2:'Raw Data'.B$306]))*100" office:value-type="float" office:value="4.9744172825469">
            <text:p>4.9744172825</text:p>
          </table:table-cell>
          <table:table-cell table:formula="of:=(['Raw Data'.C63]-MIN(['Raw Data'.C$2:'Raw Data'.C$306]))/(MAX(['Raw Data'.C$2:'Raw Data'.C$306])-MIN(['Raw Data'.C$2:'Raw Data'.C$306]))*100" office:value-type="float" office:value="21.3922301506399">
            <text:p>21.3922301506</text:p>
          </table:table-cell>
          <table:table-cell table:formula="of:=(['Raw Data'.D63]-MIN(['Raw Data'.D$2:'Raw Data'.D$306]))/(MAX(['Raw Data'.D$2:'Raw Data'.D$306])-MIN(['Raw Data'.D$2:'Raw Data'.D$306]))*100" office:value-type="float" office:value="16.9249106078665">
            <text:p>16.9249106079</text:p>
          </table:table-cell>
          <table:table-cell table:formula="of:=(['Raw Data'.E6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3]-MIN(['Raw Data'.F$2:'Raw Data'.F$306]))/(MAX(['Raw Data'.F$2:'Raw Data'.F$306])-MIN(['Raw Data'.F$2:'Raw Data'.F$306]))*100" office:value-type="float" office:value="99.4776006584583">
            <text:p>99.4776006585</text:p>
          </table:table-cell>
          <table:table-cell table:formula="of:=(['Raw Data'.G6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3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3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3]-MIN(['Raw Data'.J$2:'Raw Data'.J$306]))/(MAX(['Raw Data'.J$2:'Raw Data'.J$306])-MIN(['Raw Data'.J$2:'Raw Data'.J$306]))*100" office:value-type="float" office:value="14.5215196780574">
            <text:p>14.5215196781</text:p>
          </table:table-cell>
          <table:table-cell table:formula="of:=(['Raw Data'.K63]-MIN(['Raw Data'.K$2:'Raw Data'.K$306]))/(MAX(['Raw Data'.K$2:'Raw Data'.K$306])-MIN(['Raw Data'.K$2:'Raw Data'.K$306]))*100" office:value-type="float" office:value="18.432543993048">
            <text:p>18.432543993</text:p>
          </table:table-cell>
          <table:table-cell table:formula="of:=(['Raw Data'.L63]-MIN(['Raw Data'.L$2:'Raw Data'.L$306]))/(MAX(['Raw Data'.L$2:'Raw Data'.L$306])-MIN(['Raw Data'.L$2:'Raw Data'.L$306]))*100" office:value-type="float" office:value="18.5819416926125">
            <text:p>18.5819416926</text:p>
          </table:table-cell>
        </table:table-row>
        <table:table-row table:style-name="ro2">
          <table:table-cell table:formula="of:=(['Raw Data'.A6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4]-MIN(['Raw Data'.B$2:'Raw Data'.B$306]))/(MAX(['Raw Data'.B$2:'Raw Data'.B$306])-MIN(['Raw Data'.B$2:'Raw Data'.B$306]))*100" office:value-type="float" office:value="5.04548038658329">
            <text:p>5.0454803866</text:p>
          </table:table-cell>
          <table:table-cell table:formula="of:=(['Raw Data'.C64]-MIN(['Raw Data'.C$2:'Raw Data'.C$306]))/(MAX(['Raw Data'.C$2:'Raw Data'.C$306])-MIN(['Raw Data'.C$2:'Raw Data'.C$306]))*100" office:value-type="float" office:value="21.7478763166837">
            <text:p>21.7478763167</text:p>
          </table:table-cell>
          <table:table-cell table:formula="of:=(['Raw Data'.D64]-MIN(['Raw Data'.D$2:'Raw Data'.D$306]))/(MAX(['Raw Data'.D$2:'Raw Data'.D$306])-MIN(['Raw Data'.D$2:'Raw Data'.D$306]))*100" office:value-type="float" office:value="16.9249106078665">
            <text:p>16.9249106079</text:p>
          </table:table-cell>
          <table:table-cell table:formula="of:=(['Raw Data'.E6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4]-MIN(['Raw Data'.F$2:'Raw Data'.F$306]))/(MAX(['Raw Data'.F$2:'Raw Data'.F$306])-MIN(['Raw Data'.F$2:'Raw Data'.F$306]))*100" office:value-type="float" office:value="99.4776006584583">
            <text:p>99.4776006585</text:p>
          </table:table-cell>
          <table:table-cell table:formula="of:=(['Raw Data'.G6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4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4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4]-MIN(['Raw Data'.J$2:'Raw Data'.J$306]))/(MAX(['Raw Data'.J$2:'Raw Data'.J$306])-MIN(['Raw Data'.J$2:'Raw Data'.J$306]))*100" office:value-type="float" office:value="14.5215196780574">
            <text:p>14.5215196781</text:p>
          </table:table-cell>
          <table:table-cell table:formula="of:=(['Raw Data'.K64]-MIN(['Raw Data'.K$2:'Raw Data'.K$306]))/(MAX(['Raw Data'.K$2:'Raw Data'.K$306])-MIN(['Raw Data'.K$2:'Raw Data'.K$306]))*100" office:value-type="float" office:value="18.432543993048">
            <text:p>18.432543993</text:p>
          </table:table-cell>
          <table:table-cell table:formula="of:=(['Raw Data'.L64]-MIN(['Raw Data'.L$2:'Raw Data'.L$306]))/(MAX(['Raw Data'.L$2:'Raw Data'.L$306])-MIN(['Raw Data'.L$2:'Raw Data'.L$306]))*100" office:value-type="float" office:value="18.5819416926125">
            <text:p>18.5819416926</text:p>
          </table:table-cell>
        </table:table-row>
        <table:table-row table:style-name="ro2">
          <table:table-cell table:formula="of:=(['Raw Data'.A6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5]-MIN(['Raw Data'.B$2:'Raw Data'.B$306]))/(MAX(['Raw Data'.B$2:'Raw Data'.B$306])-MIN(['Raw Data'.B$2:'Raw Data'.B$306]))*100" office:value-type="float" office:value="5.10233086981239">
            <text:p>5.1023308698</text:p>
          </table:table-cell>
          <table:table-cell table:formula="of:=(['Raw Data'.C65]-MIN(['Raw Data'.C$2:'Raw Data'.C$306]))/(MAX(['Raw Data'.C$2:'Raw Data'.C$306])-MIN(['Raw Data'.C$2:'Raw Data'.C$306]))*100" office:value-type="float" office:value="22.1039755351682">
            <text:p>22.1039755352</text:p>
          </table:table-cell>
          <table:table-cell table:formula="of:=(['Raw Data'.D65]-MIN(['Raw Data'.D$2:'Raw Data'.D$306]))/(MAX(['Raw Data'.D$2:'Raw Data'.D$306])-MIN(['Raw Data'.D$2:'Raw Data'.D$306]))*100" office:value-type="float" office:value="16.9249106078665">
            <text:p>16.9249106079</text:p>
          </table:table-cell>
          <table:table-cell table:formula="of:=(['Raw Data'.E6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5]-MIN(['Raw Data'.F$2:'Raw Data'.F$306]))/(MAX(['Raw Data'.F$2:'Raw Data'.F$306])-MIN(['Raw Data'.F$2:'Raw Data'.F$306]))*100" office:value-type="float" office:value="99.4776006584583">
            <text:p>99.4776006585</text:p>
          </table:table-cell>
          <table:table-cell table:formula="of:=(['Raw Data'.G6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5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5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5]-MIN(['Raw Data'.J$2:'Raw Data'.J$306]))/(MAX(['Raw Data'.J$2:'Raw Data'.J$306])-MIN(['Raw Data'.J$2:'Raw Data'.J$306]))*100" office:value-type="float" office:value="14.5215196780574">
            <text:p>14.5215196781</text:p>
          </table:table-cell>
          <table:table-cell table:formula="of:=(['Raw Data'.K65]-MIN(['Raw Data'.K$2:'Raw Data'.K$306]))/(MAX(['Raw Data'.K$2:'Raw Data'.K$306])-MIN(['Raw Data'.K$2:'Raw Data'.K$306]))*100" office:value-type="float" office:value="18.432543993048">
            <text:p>18.432543993</text:p>
          </table:table-cell>
          <table:table-cell table:formula="of:=(['Raw Data'.L65]-MIN(['Raw Data'.L$2:'Raw Data'.L$306]))/(MAX(['Raw Data'.L$2:'Raw Data'.L$306])-MIN(['Raw Data'.L$2:'Raw Data'.L$306]))*100" office:value-type="float" office:value="18.5819416926125">
            <text:p>18.5819416926</text:p>
          </table:table-cell>
        </table:table-row>
        <table:table-row table:style-name="ro2">
          <table:table-cell table:formula="of:=(['Raw Data'.A6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6]-MIN(['Raw Data'.B$2:'Raw Data'.B$306]))/(MAX(['Raw Data'.B$2:'Raw Data'.B$306])-MIN(['Raw Data'.B$2:'Raw Data'.B$306]))*100" office:value-type="float" office:value="5.17339397384878">
            <text:p>5.1733939738</text:p>
          </table:table-cell>
          <table:table-cell table:formula="of:=(['Raw Data'.C66]-MIN(['Raw Data'.C$2:'Raw Data'.C$306]))/(MAX(['Raw Data'.C$2:'Raw Data'.C$306])-MIN(['Raw Data'.C$2:'Raw Data'.C$306]))*100" office:value-type="float" office:value="22.4559972816854">
            <text:p>22.4559972817</text:p>
          </table:table-cell>
          <table:table-cell table:formula="of:=(['Raw Data'.D66]-MIN(['Raw Data'.D$2:'Raw Data'.D$306]))/(MAX(['Raw Data'.D$2:'Raw Data'.D$306])-MIN(['Raw Data'.D$2:'Raw Data'.D$306]))*100" office:value-type="float" office:value="17.222884386174">
            <text:p>17.2228843862</text:p>
          </table:table-cell>
          <table:table-cell table:formula="of:=(['Raw Data'.E6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6]-MIN(['Raw Data'.F$2:'Raw Data'.F$306]))/(MAX(['Raw Data'.F$2:'Raw Data'.F$306])-MIN(['Raw Data'.F$2:'Raw Data'.F$306]))*100" office:value-type="float" office:value="99.4576537382628">
            <text:p>99.4576537383</text:p>
          </table:table-cell>
          <table:table-cell table:formula="of:=(['Raw Data'.G6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6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6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6]-MIN(['Raw Data'.J$2:'Raw Data'.J$306]))/(MAX(['Raw Data'.J$2:'Raw Data'.J$306])-MIN(['Raw Data'.J$2:'Raw Data'.J$306]))*100" office:value-type="float" office:value="15.085942295887">
            <text:p>15.0859422959</text:p>
          </table:table-cell>
          <table:table-cell table:formula="of:=(['Raw Data'.K66]-MIN(['Raw Data'.K$2:'Raw Data'.K$306]))/(MAX(['Raw Data'.K$2:'Raw Data'.K$306])-MIN(['Raw Data'.K$2:'Raw Data'.K$306]))*100" office:value-type="float" office:value="19.3439061481642">
            <text:p>19.3439061482</text:p>
          </table:table-cell>
          <table:table-cell table:formula="of:=(['Raw Data'.L66]-MIN(['Raw Data'.L$2:'Raw Data'.L$306]))/(MAX(['Raw Data'.L$2:'Raw Data'.L$306])-MIN(['Raw Data'.L$2:'Raw Data'.L$306]))*100" office:value-type="float" office:value="19.0914237192188">
            <text:p>19.0914237192</text:p>
          </table:table-cell>
        </table:table-row>
        <table:table-row table:style-name="ro2">
          <table:table-cell table:formula="of:=(['Raw Data'.A6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7]-MIN(['Raw Data'.B$2:'Raw Data'.B$306]))/(MAX(['Raw Data'.B$2:'Raw Data'.B$306])-MIN(['Raw Data'.B$2:'Raw Data'.B$306]))*100" office:value-type="float" office:value="5.23024445707789">
            <text:p>5.2302444571</text:p>
          </table:table-cell>
          <table:table-cell table:formula="of:=(['Raw Data'.C67]-MIN(['Raw Data'.C$2:'Raw Data'.C$306]))/(MAX(['Raw Data'.C$2:'Raw Data'.C$306])-MIN(['Raw Data'.C$2:'Raw Data'.C$306]))*100" office:value-type="float" office:value="22.8125495526107">
            <text:p>22.8125495526</text:p>
          </table:table-cell>
          <table:table-cell table:formula="of:=(['Raw Data'.D67]-MIN(['Raw Data'.D$2:'Raw Data'.D$306]))/(MAX(['Raw Data'.D$2:'Raw Data'.D$306])-MIN(['Raw Data'.D$2:'Raw Data'.D$306]))*100" office:value-type="float" office:value="17.222884386174">
            <text:p>17.2228843862</text:p>
          </table:table-cell>
          <table:table-cell table:formula="of:=(['Raw Data'.E6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7]-MIN(['Raw Data'.F$2:'Raw Data'.F$306]))/(MAX(['Raw Data'.F$2:'Raw Data'.F$306])-MIN(['Raw Data'.F$2:'Raw Data'.F$306]))*100" office:value-type="float" office:value="99.4629029277879">
            <text:p>99.4629029278</text:p>
          </table:table-cell>
          <table:table-cell table:formula="of:=(['Raw Data'.G6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7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7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7]-MIN(['Raw Data'.J$2:'Raw Data'.J$306]))/(MAX(['Raw Data'.J$2:'Raw Data'.J$306])-MIN(['Raw Data'.J$2:'Raw Data'.J$306]))*100" office:value-type="float" office:value="15.085942295887">
            <text:p>15.0859422959</text:p>
          </table:table-cell>
          <table:table-cell table:formula="of:=(['Raw Data'.K67]-MIN(['Raw Data'.K$2:'Raw Data'.K$306]))/(MAX(['Raw Data'.K$2:'Raw Data'.K$306])-MIN(['Raw Data'.K$2:'Raw Data'.K$306]))*100" office:value-type="float" office:value="19.3439061481642">
            <text:p>19.3439061482</text:p>
          </table:table-cell>
          <table:table-cell table:formula="of:=(['Raw Data'.L67]-MIN(['Raw Data'.L$2:'Raw Data'.L$306]))/(MAX(['Raw Data'.L$2:'Raw Data'.L$306])-MIN(['Raw Data'.L$2:'Raw Data'.L$306]))*100" office:value-type="float" office:value="19.0914237192188">
            <text:p>19.0914237192</text:p>
          </table:table-cell>
        </table:table-row>
        <table:table-row table:style-name="ro2">
          <table:table-cell table:formula="of:=(['Raw Data'.A6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8]-MIN(['Raw Data'.B$2:'Raw Data'.B$306]))/(MAX(['Raw Data'.B$2:'Raw Data'.B$306])-MIN(['Raw Data'.B$2:'Raw Data'.B$306]))*100" office:value-type="float" office:value="5.32973280272882">
            <text:p>5.3297328027</text:p>
          </table:table-cell>
          <table:table-cell table:formula="of:=(['Raw Data'.C68]-MIN(['Raw Data'.C$2:'Raw Data'.C$306]))/(MAX(['Raw Data'.C$2:'Raw Data'.C$306])-MIN(['Raw Data'.C$2:'Raw Data'.C$306]))*100" office:value-type="float" office:value="23.1663835088912">
            <text:p>23.1663835089</text:p>
          </table:table-cell>
          <table:table-cell table:formula="of:=(['Raw Data'.D68]-MIN(['Raw Data'.D$2:'Raw Data'.D$306]))/(MAX(['Raw Data'.D$2:'Raw Data'.D$306])-MIN(['Raw Data'.D$2:'Raw Data'.D$306]))*100" office:value-type="float" office:value="17.4016686531585">
            <text:p>17.4016686532</text:p>
          </table:table-cell>
          <table:table-cell table:formula="of:=(['Raw Data'.E6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8]-MIN(['Raw Data'.F$2:'Raw Data'.F$306]))/(MAX(['Raw Data'.F$2:'Raw Data'.F$306])-MIN(['Raw Data'.F$2:'Raw Data'.F$306]))*100" office:value-type="float" office:value="99.4612231871399">
            <text:p>99.4612231871</text:p>
          </table:table-cell>
          <table:table-cell table:formula="of:=(['Raw Data'.G6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8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8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8]-MIN(['Raw Data'.J$2:'Raw Data'.J$306]))/(MAX(['Raw Data'.J$2:'Raw Data'.J$306])-MIN(['Raw Data'.J$2:'Raw Data'.J$306]))*100" office:value-type="float" office:value="15.4559716254007">
            <text:p>15.4559716254</text:p>
          </table:table-cell>
          <table:table-cell table:formula="of:=(['Raw Data'.K68]-MIN(['Raw Data'.K$2:'Raw Data'.K$306]))/(MAX(['Raw Data'.K$2:'Raw Data'.K$306])-MIN(['Raw Data'.K$2:'Raw Data'.K$306]))*100" office:value-type="float" office:value="19.7273517271345">
            <text:p>19.7273517271</text:p>
          </table:table-cell>
          <table:table-cell table:formula="of:=(['Raw Data'.L68]-MIN(['Raw Data'.L$2:'Raw Data'.L$306]))/(MAX(['Raw Data'.L$2:'Raw Data'.L$306])-MIN(['Raw Data'.L$2:'Raw Data'.L$306]))*100" office:value-type="float" office:value="19.7141239739598">
            <text:p>19.714123974</text:p>
          </table:table-cell>
        </table:table-row>
        <table:table-row table:style-name="ro2">
          <table:table-cell table:formula="of:=(['Raw Data'.A6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69]-MIN(['Raw Data'.B$2:'Raw Data'.B$306]))/(MAX(['Raw Data'.B$2:'Raw Data'.B$306])-MIN(['Raw Data'.B$2:'Raw Data'.B$306]))*100" office:value-type="float" office:value="5.45764638999431">
            <text:p>5.45764639</text:p>
          </table:table-cell>
          <table:table-cell table:formula="of:=(['Raw Data'.C69]-MIN(['Raw Data'.C$2:'Raw Data'.C$306]))/(MAX(['Raw Data'.C$2:'Raw Data'.C$306])-MIN(['Raw Data'.C$2:'Raw Data'.C$306]))*100" office:value-type="float" office:value="23.5206705176124">
            <text:p>23.5206705176</text:p>
          </table:table-cell>
          <table:table-cell table:formula="of:=(['Raw Data'.D69]-MIN(['Raw Data'.D$2:'Raw Data'.D$306]))/(MAX(['Raw Data'.D$2:'Raw Data'.D$306])-MIN(['Raw Data'.D$2:'Raw Data'.D$306]))*100" office:value-type="float" office:value="17.4016686531585">
            <text:p>17.4016686532</text:p>
          </table:table-cell>
          <table:table-cell table:formula="of:=(['Raw Data'.E6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69]-MIN(['Raw Data'.F$2:'Raw Data'.F$306]))/(MAX(['Raw Data'.F$2:'Raw Data'.F$306])-MIN(['Raw Data'.F$2:'Raw Data'.F$306]))*100" office:value-type="float" office:value="99.4629029277879">
            <text:p>99.4629029278</text:p>
          </table:table-cell>
          <table:table-cell table:formula="of:=(['Raw Data'.G6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69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69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69]-MIN(['Raw Data'.J$2:'Raw Data'.J$306]))/(MAX(['Raw Data'.J$2:'Raw Data'.J$306])-MIN(['Raw Data'.J$2:'Raw Data'.J$306]))*100" office:value-type="float" office:value="15.8260009549144">
            <text:p>15.8260009549</text:p>
          </table:table-cell>
          <table:table-cell table:formula="of:=(['Raw Data'.K69]-MIN(['Raw Data'.K$2:'Raw Data'.K$306]))/(MAX(['Raw Data'.K$2:'Raw Data'.K$306])-MIN(['Raw Data'.K$2:'Raw Data'.K$306]))*100" office:value-type="float" office:value="20.1759721920487">
            <text:p>20.175972192</text:p>
          </table:table-cell>
          <table:table-cell table:formula="of:=(['Raw Data'.L69]-MIN(['Raw Data'.L$2:'Raw Data'.L$306]))/(MAX(['Raw Data'.L$2:'Raw Data'.L$306])-MIN(['Raw Data'.L$2:'Raw Data'.L$306]))*100" office:value-type="float" office:value="19.9971695442966">
            <text:p>19.9971695443</text:p>
          </table:table-cell>
        </table:table-row>
        <table:table-row table:style-name="ro2">
          <table:table-cell table:formula="of:=(['Raw Data'.A7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0]-MIN(['Raw Data'.B$2:'Raw Data'.B$306]))/(MAX(['Raw Data'.B$2:'Raw Data'.B$306])-MIN(['Raw Data'.B$2:'Raw Data'.B$306]))*100" office:value-type="float" office:value="5.68504832291074">
            <text:p>5.6850483229</text:p>
          </table:table-cell>
          <table:table-cell table:formula="of:=(['Raw Data'.C70]-MIN(['Raw Data'.C$2:'Raw Data'.C$306]))/(MAX(['Raw Data'.C$2:'Raw Data'.C$306])-MIN(['Raw Data'.C$2:'Raw Data'.C$306]))*100" office:value-type="float" office:value="23.8636312153132">
            <text:p>23.8636312153</text:p>
          </table:table-cell>
          <table:table-cell table:formula="of:=(['Raw Data'.D70]-MIN(['Raw Data'.D$2:'Raw Data'.D$306]))/(MAX(['Raw Data'.D$2:'Raw Data'.D$306])-MIN(['Raw Data'.D$2:'Raw Data'.D$306]))*100" office:value-type="float" office:value="17.4016686531585">
            <text:p>17.4016686532</text:p>
          </table:table-cell>
          <table:table-cell table:formula="of:=(['Raw Data'.E7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0]-MIN(['Raw Data'.F$2:'Raw Data'.F$306]))/(MAX(['Raw Data'.F$2:'Raw Data'.F$306])-MIN(['Raw Data'.F$2:'Raw Data'.F$306]))*100" office:value-type="float" office:value="99.4624829926259">
            <text:p>99.4624829926</text:p>
          </table:table-cell>
          <table:table-cell table:formula="of:=(['Raw Data'.G7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0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0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0]-MIN(['Raw Data'.J$2:'Raw Data'.J$306]))/(MAX(['Raw Data'.J$2:'Raw Data'.J$306])-MIN(['Raw Data'.J$2:'Raw Data'.J$306]))*100" office:value-type="float" office:value="15.8260009549144">
            <text:p>15.8260009549</text:p>
          </table:table-cell>
          <table:table-cell table:formula="of:=(['Raw Data'.K70]-MIN(['Raw Data'.K$2:'Raw Data'.K$306]))/(MAX(['Raw Data'.K$2:'Raw Data'.K$306])-MIN(['Raw Data'.K$2:'Raw Data'.K$306]))*100" office:value-type="float" office:value="20.1759721920487">
            <text:p>20.175972192</text:p>
          </table:table-cell>
          <table:table-cell table:formula="of:=(['Raw Data'.L70]-MIN(['Raw Data'.L$2:'Raw Data'.L$306]))/(MAX(['Raw Data'.L$2:'Raw Data'.L$306])-MIN(['Raw Data'.L$2:'Raw Data'.L$306]))*100" office:value-type="float" office:value="19.9971695442966">
            <text:p>19.9971695443</text:p>
          </table:table-cell>
        </table:table-row>
        <table:table-row table:style-name="ro2">
          <table:table-cell table:formula="of:=(['Raw Data'.A7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1]-MIN(['Raw Data'.B$2:'Raw Data'.B$306]))/(MAX(['Raw Data'.B$2:'Raw Data'.B$306])-MIN(['Raw Data'.B$2:'Raw Data'.B$306]))*100" office:value-type="float" office:value="5.82717453098351">
            <text:p>5.827174531</text:p>
          </table:table-cell>
          <table:table-cell table:formula="of:=(['Raw Data'.C71]-MIN(['Raw Data'.C$2:'Raw Data'.C$306]))/(MAX(['Raw Data'.C$2:'Raw Data'.C$306])-MIN(['Raw Data'.C$2:'Raw Data'.C$306]))*100" office:value-type="float" office:value="24.2179182240344">
            <text:p>24.217918224</text:p>
          </table:table-cell>
          <table:table-cell table:formula="of:=(['Raw Data'.D71]-MIN(['Raw Data'.D$2:'Raw Data'.D$306]))/(MAX(['Raw Data'.D$2:'Raw Data'.D$306])-MIN(['Raw Data'.D$2:'Raw Data'.D$306]))*100" office:value-type="float" office:value="17.4016686531585">
            <text:p>17.4016686532</text:p>
          </table:table-cell>
          <table:table-cell table:formula="of:=(['Raw Data'.E7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1]-MIN(['Raw Data'.F$2:'Raw Data'.F$306]))/(MAX(['Raw Data'.F$2:'Raw Data'.F$306])-MIN(['Raw Data'.F$2:'Raw Data'.F$306]))*100" office:value-type="float" office:value="99.4486251322796">
            <text:p>99.4486251323</text:p>
          </table:table-cell>
          <table:table-cell table:formula="of:=(['Raw Data'.G7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1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1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1]-MIN(['Raw Data'.J$2:'Raw Data'.J$306]))/(MAX(['Raw Data'.J$2:'Raw Data'.J$306])-MIN(['Raw Data'.J$2:'Raw Data'.J$306]))*100" office:value-type="float" office:value="15.8260009549144">
            <text:p>15.8260009549</text:p>
          </table:table-cell>
          <table:table-cell table:formula="of:=(['Raw Data'.K71]-MIN(['Raw Data'.K$2:'Raw Data'.K$306]))/(MAX(['Raw Data'.K$2:'Raw Data'.K$306])-MIN(['Raw Data'.K$2:'Raw Data'.K$306]))*100" office:value-type="float" office:value="20.1759721920487">
            <text:p>20.175972192</text:p>
          </table:table-cell>
          <table:table-cell table:formula="of:=(['Raw Data'.L71]-MIN(['Raw Data'.L$2:'Raw Data'.L$306]))/(MAX(['Raw Data'.L$2:'Raw Data'.L$306])-MIN(['Raw Data'.L$2:'Raw Data'.L$306]))*100" office:value-type="float" office:value="19.9971695442966">
            <text:p>19.9971695443</text:p>
          </table:table-cell>
        </table:table-row>
        <table:table-row table:style-name="ro2">
          <table:table-cell table:formula="of:=(['Raw Data'.A7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2]-MIN(['Raw Data'.B$2:'Raw Data'.B$306]))/(MAX(['Raw Data'.B$2:'Raw Data'.B$306])-MIN(['Raw Data'.B$2:'Raw Data'.B$306]))*100" office:value-type="float" office:value="5.96930073905628">
            <text:p>5.9693007391</text:p>
          </table:table-cell>
          <table:table-cell table:formula="of:=(['Raw Data'.C72]-MIN(['Raw Data'.C$2:'Raw Data'.C$306]))/(MAX(['Raw Data'.C$2:'Raw Data'.C$306])-MIN(['Raw Data'.C$2:'Raw Data'.C$306]))*100" office:value-type="float" office:value="24.5681277607883">
            <text:p>24.5681277608</text:p>
          </table:table-cell>
          <table:table-cell table:formula="of:=(['Raw Data'.D72]-MIN(['Raw Data'.D$2:'Raw Data'.D$306]))/(MAX(['Raw Data'.D$2:'Raw Data'.D$306])-MIN(['Raw Data'.D$2:'Raw Data'.D$306]))*100" office:value-type="float" office:value="18.176400476758">
            <text:p>18.1764004768</text:p>
          </table:table-cell>
          <table:table-cell table:formula="of:=(['Raw Data'.E7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2]-MIN(['Raw Data'.F$2:'Raw Data'.F$306]))/(MAX(['Raw Data'.F$2:'Raw Data'.F$306])-MIN(['Raw Data'.F$2:'Raw Data'.F$306]))*100" office:value-type="float" office:value="99.4624829926259">
            <text:p>99.4624829926</text:p>
          </table:table-cell>
          <table:table-cell table:formula="of:=(['Raw Data'.G7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2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2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2]-MIN(['Raw Data'.J$2:'Raw Data'.J$306]))/(MAX(['Raw Data'.J$2:'Raw Data'.J$306])-MIN(['Raw Data'.J$2:'Raw Data'.J$306]))*100" office:value-type="float" office:value="16.3102789714208">
            <text:p>16.3102789714</text:p>
          </table:table-cell>
          <table:table-cell table:formula="of:=(['Raw Data'.K72]-MIN(['Raw Data'.K$2:'Raw Data'.K$306]))/(MAX(['Raw Data'.K$2:'Raw Data'.K$306])-MIN(['Raw Data'.K$2:'Raw Data'.K$306]))*100" office:value-type="float" office:value="21.2502715620248">
            <text:p>21.250271562</text:p>
          </table:table-cell>
          <table:table-cell table:formula="of:=(['Raw Data'.L72]-MIN(['Raw Data'.L$2:'Raw Data'.L$306]))/(MAX(['Raw Data'.L$2:'Raw Data'.L$306])-MIN(['Raw Data'.L$2:'Raw Data'.L$306]))*100" office:value-type="float" office:value="20.3934333427682">
            <text:p>20.3934333428</text:p>
          </table:table-cell>
        </table:table-row>
        <table:table-row table:style-name="ro2">
          <table:table-cell table:formula="of:=(['Raw Data'.A7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3]-MIN(['Raw Data'.B$2:'Raw Data'.B$306]))/(MAX(['Raw Data'.B$2:'Raw Data'.B$306])-MIN(['Raw Data'.B$2:'Raw Data'.B$306]))*100" office:value-type="float" office:value="6.0830017055145">
            <text:p>6.0830017055</text:p>
          </table:table-cell>
          <table:table-cell table:formula="of:=(['Raw Data'.C73]-MIN(['Raw Data'.C$2:'Raw Data'.C$306]))/(MAX(['Raw Data'.C$2:'Raw Data'.C$306])-MIN(['Raw Data'.C$2:'Raw Data'.C$306]))*100" office:value-type="float" office:value="24.9215086646279">
            <text:p>24.9215086646</text:p>
          </table:table-cell>
          <table:table-cell table:formula="of:=(['Raw Data'.D73]-MIN(['Raw Data'.D$2:'Raw Data'.D$306]))/(MAX(['Raw Data'.D$2:'Raw Data'.D$306])-MIN(['Raw Data'.D$2:'Raw Data'.D$306]))*100" office:value-type="float" office:value="18.4743742550656">
            <text:p>18.4743742551</text:p>
          </table:table-cell>
          <table:table-cell table:formula="of:=(['Raw Data'.E7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3]-MIN(['Raw Data'.F$2:'Raw Data'.F$306]))/(MAX(['Raw Data'.F$2:'Raw Data'.F$306])-MIN(['Raw Data'.F$2:'Raw Data'.F$306]))*100" office:value-type="float" office:value="99.4542942569667">
            <text:p>99.454294257</text:p>
          </table:table-cell>
          <table:table-cell table:formula="of:=(['Raw Data'.G7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3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3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3]-MIN(['Raw Data'.J$2:'Raw Data'.J$306]))/(MAX(['Raw Data'.J$2:'Raw Data'.J$306])-MIN(['Raw Data'.J$2:'Raw Data'.J$306]))*100" office:value-type="float" office:value="16.3460882613737">
            <text:p>16.3460882614</text:p>
          </table:table-cell>
          <table:table-cell table:formula="of:=(['Raw Data'.K73]-MIN(['Raw Data'.K$2:'Raw Data'.K$306]))/(MAX(['Raw Data'.K$2:'Raw Data'.K$306])-MIN(['Raw Data'.K$2:'Raw Data'.K$306]))*100" office:value-type="float" office:value="21.2654790354117">
            <text:p>21.2654790354</text:p>
          </table:table-cell>
          <table:table-cell table:formula="of:=(['Raw Data'.L73]-MIN(['Raw Data'.L$2:'Raw Data'.L$306]))/(MAX(['Raw Data'.L$2:'Raw Data'.L$306])-MIN(['Raw Data'.L$2:'Raw Data'.L$306]))*100" office:value-type="float" office:value="20.7896971412397">
            <text:p>20.7896971412</text:p>
          </table:table-cell>
        </table:table-row>
        <table:table-row table:style-name="ro2">
          <table:table-cell table:formula="of:=(['Raw Data'.A7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4]-MIN(['Raw Data'.B$2:'Raw Data'.B$306]))/(MAX(['Raw Data'.B$2:'Raw Data'.B$306])-MIN(['Raw Data'.B$2:'Raw Data'.B$306]))*100" office:value-type="float" office:value="6.16827743035816">
            <text:p>6.1682774304</text:p>
          </table:table-cell>
          <table:table-cell table:formula="of:=(['Raw Data'.C74]-MIN(['Raw Data'.C$2:'Raw Data'.C$306]))/(MAX(['Raw Data'.C$2:'Raw Data'.C$306])-MIN(['Raw Data'.C$2:'Raw Data'.C$306]))*100" office:value-type="float" office:value="25.2771548306716">
            <text:p>25.2771548307</text:p>
          </table:table-cell>
          <table:table-cell table:formula="of:=(['Raw Data'.D74]-MIN(['Raw Data'.D$2:'Raw Data'.D$306]))/(MAX(['Raw Data'.D$2:'Raw Data'.D$306])-MIN(['Raw Data'.D$2:'Raw Data'.D$306]))*100" office:value-type="float" office:value="18.4743742550656">
            <text:p>18.4743742551</text:p>
          </table:table-cell>
          <table:table-cell table:formula="of:=(['Raw Data'.E7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4]-MIN(['Raw Data'.F$2:'Raw Data'.F$306]))/(MAX(['Raw Data'.F$2:'Raw Data'.F$306])-MIN(['Raw Data'.F$2:'Raw Data'.F$306]))*100" office:value-type="float" office:value="99.4542942569667">
            <text:p>99.454294257</text:p>
          </table:table-cell>
          <table:table-cell table:formula="of:=(['Raw Data'.G7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4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4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4]-MIN(['Raw Data'.J$2:'Raw Data'.J$306]))/(MAX(['Raw Data'.J$2:'Raw Data'.J$306])-MIN(['Raw Data'.J$2:'Raw Data'.J$306]))*100" office:value-type="float" office:value="16.3460882613737">
            <text:p>16.3460882614</text:p>
          </table:table-cell>
          <table:table-cell table:formula="of:=(['Raw Data'.K74]-MIN(['Raw Data'.K$2:'Raw Data'.K$306]))/(MAX(['Raw Data'.K$2:'Raw Data'.K$306])-MIN(['Raw Data'.K$2:'Raw Data'.K$306]))*100" office:value-type="float" office:value="21.2654790354117">
            <text:p>21.2654790354</text:p>
          </table:table-cell>
          <table:table-cell table:formula="of:=(['Raw Data'.L74]-MIN(['Raw Data'.L$2:'Raw Data'.L$306]))/(MAX(['Raw Data'.L$2:'Raw Data'.L$306])-MIN(['Raw Data'.L$2:'Raw Data'.L$306]))*100" office:value-type="float" office:value="20.7896971412397">
            <text:p>20.7896971412</text:p>
          </table:table-cell>
        </table:table-row>
        <table:table-row table:style-name="ro2">
          <table:table-cell table:formula="of:=(['Raw Data'.A7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5]-MIN(['Raw Data'.B$2:'Raw Data'.B$306]))/(MAX(['Raw Data'.B$2:'Raw Data'.B$306])-MIN(['Raw Data'.B$2:'Raw Data'.B$306]))*100" office:value-type="float" office:value="6.33882888004548">
            <text:p>6.33882888</text:p>
          </table:table-cell>
          <table:table-cell table:formula="of:=(['Raw Data'.C75]-MIN(['Raw Data'.C$2:'Raw Data'.C$306]))/(MAX(['Raw Data'.C$2:'Raw Data'.C$306])-MIN(['Raw Data'.C$2:'Raw Data'.C$306]))*100" office:value-type="float" office:value="25.6296296296296">
            <text:p>25.6296296296</text:p>
          </table:table-cell>
          <table:table-cell table:formula="of:=(['Raw Data'.D75]-MIN(['Raw Data'.D$2:'Raw Data'.D$306]))/(MAX(['Raw Data'.D$2:'Raw Data'.D$306])-MIN(['Raw Data'.D$2:'Raw Data'.D$306]))*100" office:value-type="float" office:value="18.8319427890346">
            <text:p>18.831942789</text:p>
          </table:table-cell>
          <table:table-cell table:formula="of:=(['Raw Data'.E7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5]-MIN(['Raw Data'.F$2:'Raw Data'.F$306]))/(MAX(['Raw Data'.F$2:'Raw Data'.F$306])-MIN(['Raw Data'.F$2:'Raw Data'.F$306]))*100" office:value-type="float" office:value="99.466052441503">
            <text:p>99.4660524415</text:p>
          </table:table-cell>
          <table:table-cell table:formula="of:=(['Raw Data'.G7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5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5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5]-MIN(['Raw Data'.J$2:'Raw Data'.J$306]))/(MAX(['Raw Data'.J$2:'Raw Data'.J$306])-MIN(['Raw Data'.J$2:'Raw Data'.J$306]))*100" office:value-type="float" office:value="16.7280540208717">
            <text:p>16.7280540209</text:p>
          </table:table-cell>
          <table:table-cell table:formula="of:=(['Raw Data'.K75]-MIN(['Raw Data'.K$2:'Raw Data'.K$306]))/(MAX(['Raw Data'.K$2:'Raw Data'.K$306])-MIN(['Raw Data'.K$2:'Raw Data'.K$306]))*100" office:value-type="float" office:value="21.6163371714099">
            <text:p>21.6163371714</text:p>
          </table:table-cell>
          <table:table-cell table:formula="of:=(['Raw Data'.L75]-MIN(['Raw Data'.L$2:'Raw Data'.L$306]))/(MAX(['Raw Data'.L$2:'Raw Data'.L$306])-MIN(['Raw Data'.L$2:'Raw Data'.L$306]))*100" office:value-type="float" office:value="21.0727427115766">
            <text:p>21.0727427116</text:p>
          </table:table-cell>
        </table:table-row>
        <table:table-row table:style-name="ro2">
          <table:table-cell table:formula="of:=(['Raw Data'.A7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6]-MIN(['Raw Data'.B$2:'Raw Data'.B$306]))/(MAX(['Raw Data'.B$2:'Raw Data'.B$306])-MIN(['Raw Data'.B$2:'Raw Data'.B$306]))*100" office:value-type="float" office:value="6.46674246731097">
            <text:p>6.4667424673</text:p>
          </table:table-cell>
          <table:table-cell table:formula="of:=(['Raw Data'.C76]-MIN(['Raw Data'.C$2:'Raw Data'.C$306]))/(MAX(['Raw Data'.C$2:'Raw Data'.C$306])-MIN(['Raw Data'.C$2:'Raw Data'.C$306]))*100" office:value-type="float" office:value="25.9857288481142">
            <text:p>25.9857288481</text:p>
          </table:table-cell>
          <table:table-cell table:formula="of:=(['Raw Data'.D76]-MIN(['Raw Data'.D$2:'Raw Data'.D$306]))/(MAX(['Raw Data'.D$2:'Raw Data'.D$306])-MIN(['Raw Data'.D$2:'Raw Data'.D$306]))*100" office:value-type="float" office:value="18.8319427890346">
            <text:p>18.831942789</text:p>
          </table:table-cell>
          <table:table-cell table:formula="of:=(['Raw Data'.E7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6]-MIN(['Raw Data'.F$2:'Raw Data'.F$306]))/(MAX(['Raw Data'.F$2:'Raw Data'.F$306])-MIN(['Raw Data'.F$2:'Raw Data'.F$306]))*100" office:value-type="float" office:value="99.4725614365142">
            <text:p>99.4725614365</text:p>
          </table:table-cell>
          <table:table-cell table:formula="of:=(['Raw Data'.G7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6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6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6]-MIN(['Raw Data'.J$2:'Raw Data'.J$306]))/(MAX(['Raw Data'.J$2:'Raw Data'.J$306])-MIN(['Raw Data'.J$2:'Raw Data'.J$306]))*100" office:value-type="float" office:value="16.7280540208717">
            <text:p>16.7280540209</text:p>
          </table:table-cell>
          <table:table-cell table:formula="of:=(['Raw Data'.K76]-MIN(['Raw Data'.K$2:'Raw Data'.K$306]))/(MAX(['Raw Data'.K$2:'Raw Data'.K$306])-MIN(['Raw Data'.K$2:'Raw Data'.K$306]))*100" office:value-type="float" office:value="21.6163371714099">
            <text:p>21.6163371714</text:p>
          </table:table-cell>
          <table:table-cell table:formula="of:=(['Raw Data'.L76]-MIN(['Raw Data'.L$2:'Raw Data'.L$306]))/(MAX(['Raw Data'.L$2:'Raw Data'.L$306])-MIN(['Raw Data'.L$2:'Raw Data'.L$306]))*100" office:value-type="float" office:value="21.0727427115766">
            <text:p>21.0727427116</text:p>
          </table:table-cell>
        </table:table-row>
        <table:table-row table:style-name="ro2">
          <table:table-cell table:formula="of:=(['Raw Data'.A7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7]-MIN(['Raw Data'.B$2:'Raw Data'.B$306]))/(MAX(['Raw Data'.B$2:'Raw Data'.B$306])-MIN(['Raw Data'.B$2:'Raw Data'.B$306]))*100" office:value-type="float" office:value="6.93575895395111">
            <text:p>6.935758954</text:p>
          </table:table-cell>
          <table:table-cell table:formula="of:=(['Raw Data'.C77]-MIN(['Raw Data'.C$2:'Raw Data'.C$306]))/(MAX(['Raw Data'.C$2:'Raw Data'.C$306])-MIN(['Raw Data'.C$2:'Raw Data'.C$306]))*100" office:value-type="float" office:value="26.3413750141579">
            <text:p>26.3413750142</text:p>
          </table:table-cell>
          <table:table-cell table:formula="of:=(['Raw Data'.D77]-MIN(['Raw Data'.D$2:'Raw Data'.D$306]))/(MAX(['Raw Data'.D$2:'Raw Data'.D$306])-MIN(['Raw Data'.D$2:'Raw Data'.D$306]))*100" office:value-type="float" office:value="18.9511323003576">
            <text:p>18.9511323004</text:p>
          </table:table-cell>
          <table:table-cell table:formula="of:=(['Raw Data'.E7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7]-MIN(['Raw Data'.F$2:'Raw Data'.F$306]))/(MAX(['Raw Data'.F$2:'Raw Data'.F$306])-MIN(['Raw Data'.F$2:'Raw Data'.F$306]))*100" office:value-type="float" office:value="99.462692960207">
            <text:p>99.4626929602</text:p>
          </table:table-cell>
          <table:table-cell table:formula="of:=(['Raw Data'.G7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7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7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7]-MIN(['Raw Data'.J$2:'Raw Data'.J$306]))/(MAX(['Raw Data'.J$2:'Raw Data'.J$306])-MIN(['Raw Data'.J$2:'Raw Data'.J$306]))*100" office:value-type="float" office:value="17.1287770274879">
            <text:p>17.1287770275</text:p>
          </table:table-cell>
          <table:table-cell table:formula="of:=(['Raw Data'.K77]-MIN(['Raw Data'.K$2:'Raw Data'.K$306]))/(MAX(['Raw Data'.K$2:'Raw Data'.K$306])-MIN(['Raw Data'.K$2:'Raw Data'.K$306]))*100" office:value-type="float" office:value="22.1670649576363">
            <text:p>22.1670649576</text:p>
          </table:table-cell>
          <table:table-cell table:formula="of:=(['Raw Data'.L77]-MIN(['Raw Data'.L$2:'Raw Data'.L$306]))/(MAX(['Raw Data'.L$2:'Raw Data'.L$306])-MIN(['Raw Data'.L$2:'Raw Data'.L$306]))*100" office:value-type="float" office:value="21.3840928389471">
            <text:p>21.3840928389</text:p>
          </table:table-cell>
        </table:table-row>
        <table:table-row table:style-name="ro2">
          <table:table-cell table:formula="of:=(['Raw Data'.A7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8]-MIN(['Raw Data'.B$2:'Raw Data'.B$306]))/(MAX(['Raw Data'.B$2:'Raw Data'.B$306])-MIN(['Raw Data'.B$2:'Raw Data'.B$306]))*100" office:value-type="float" office:value="7.56111426947129">
            <text:p>7.5611142695</text:p>
          </table:table-cell>
          <table:table-cell table:formula="of:=(['Raw Data'.C78]-MIN(['Raw Data'.C$2:'Raw Data'.C$306]))/(MAX(['Raw Data'.C$2:'Raw Data'.C$306])-MIN(['Raw Data'.C$2:'Raw Data'.C$306]))*100" office:value-type="float" office:value="26.6902253935893">
            <text:p>26.6902253936</text:p>
          </table:table-cell>
          <table:table-cell table:formula="of:=(['Raw Data'.D78]-MIN(['Raw Data'.D$2:'Raw Data'.D$306]))/(MAX(['Raw Data'.D$2:'Raw Data'.D$306])-MIN(['Raw Data'.D$2:'Raw Data'.D$306]))*100" office:value-type="float" office:value="19.3087008343266">
            <text:p>19.3087008343</text:p>
          </table:table-cell>
          <table:table-cell table:formula="of:=(['Raw Data'.E7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8]-MIN(['Raw Data'.F$2:'Raw Data'.F$306]))/(MAX(['Raw Data'.F$2:'Raw Data'.F$306])-MIN(['Raw Data'.F$2:'Raw Data'.F$306]))*100" office:value-type="float" office:value="99.465002603598">
            <text:p>99.4650026036</text:p>
          </table:table-cell>
          <table:table-cell table:formula="of:=(['Raw Data'.G7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8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8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8]-MIN(['Raw Data'.J$2:'Raw Data'.J$306]))/(MAX(['Raw Data'.J$2:'Raw Data'.J$306])-MIN(['Raw Data'.J$2:'Raw Data'.J$306]))*100" office:value-type="float" office:value="17.1577655003069">
            <text:p>17.1577655003</text:p>
          </table:table-cell>
          <table:table-cell table:formula="of:=(['Raw Data'.K78]-MIN(['Raw Data'.K$2:'Raw Data'.K$306]))/(MAX(['Raw Data'.K$2:'Raw Data'.K$306])-MIN(['Raw Data'.K$2:'Raw Data'.K$306]))*100" office:value-type="float" office:value="22.1844449272214">
            <text:p>22.1844449272</text:p>
          </table:table-cell>
          <table:table-cell table:formula="of:=(['Raw Data'.L78]-MIN(['Raw Data'.L$2:'Raw Data'.L$306]))/(MAX(['Raw Data'.L$2:'Raw Data'.L$306])-MIN(['Raw Data'.L$2:'Raw Data'.L$306]))*100" office:value-type="float" office:value="21.836965751486">
            <text:p>21.8369657515</text:p>
          </table:table-cell>
        </table:table-row>
        <table:table-row table:style-name="ro2">
          <table:table-cell table:formula="of:=(['Raw Data'.A7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79]-MIN(['Raw Data'.B$2:'Raw Data'.B$306]))/(MAX(['Raw Data'.B$2:'Raw Data'.B$306])-MIN(['Raw Data'.B$2:'Raw Data'.B$306]))*100" office:value-type="float" office:value="9.03922683342808">
            <text:p>9.0392268334</text:p>
          </table:table-cell>
          <table:table-cell table:formula="of:=(['Raw Data'.C79]-MIN(['Raw Data'.C$2:'Raw Data'.C$306]))/(MAX(['Raw Data'.C$2:'Raw Data'.C$306])-MIN(['Raw Data'.C$2:'Raw Data'.C$306]))*100" office:value-type="float" office:value="27.0431532449881">
            <text:p>27.043153245</text:p>
          </table:table-cell>
          <table:table-cell table:formula="of:=(['Raw Data'.D79]-MIN(['Raw Data'.D$2:'Raw Data'.D$306]))/(MAX(['Raw Data'.D$2:'Raw Data'.D$306])-MIN(['Raw Data'.D$2:'Raw Data'.D$306]))*100" office:value-type="float" office:value="19.3087008343266">
            <text:p>19.3087008343</text:p>
          </table:table-cell>
          <table:table-cell table:formula="of:=(['Raw Data'.E7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79]-MIN(['Raw Data'.F$2:'Raw Data'.F$306]))/(MAX(['Raw Data'.F$2:'Raw Data'.F$306])-MIN(['Raw Data'.F$2:'Raw Data'.F$306]))*100" office:value-type="float" office:value="99.465002603598">
            <text:p>99.4650026036</text:p>
          </table:table-cell>
          <table:table-cell table:formula="of:=(['Raw Data'.G7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79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79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79]-MIN(['Raw Data'.J$2:'Raw Data'.J$306]))/(MAX(['Raw Data'.J$2:'Raw Data'.J$306])-MIN(['Raw Data'.J$2:'Raw Data'.J$306]))*100" office:value-type="float" office:value="17.1577655003069">
            <text:p>17.1577655003</text:p>
          </table:table-cell>
          <table:table-cell table:formula="of:=(['Raw Data'.K79]-MIN(['Raw Data'.K$2:'Raw Data'.K$306]))/(MAX(['Raw Data'.K$2:'Raw Data'.K$306])-MIN(['Raw Data'.K$2:'Raw Data'.K$306]))*100" office:value-type="float" office:value="22.1844449272214">
            <text:p>22.1844449272</text:p>
          </table:table-cell>
          <table:table-cell table:formula="of:=(['Raw Data'.L79]-MIN(['Raw Data'.L$2:'Raw Data'.L$306]))/(MAX(['Raw Data'.L$2:'Raw Data'.L$306])-MIN(['Raw Data'.L$2:'Raw Data'.L$306]))*100" office:value-type="float" office:value="21.836965751486">
            <text:p>21.8369657515</text:p>
          </table:table-cell>
        </table:table-row>
        <table:table-row table:style-name="ro2">
          <table:table-cell table:formula="of:=(['Raw Data'.A8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0]-MIN(['Raw Data'.B$2:'Raw Data'.B$306]))/(MAX(['Raw Data'.B$2:'Raw Data'.B$306])-MIN(['Raw Data'.B$2:'Raw Data'.B$306]))*100" office:value-type="float" office:value="10.6452529846504">
            <text:p>10.6452529847</text:p>
          </table:table-cell>
          <table:table-cell table:formula="of:=(['Raw Data'.C80]-MIN(['Raw Data'.C$2:'Raw Data'.C$306]))/(MAX(['Raw Data'.C$2:'Raw Data'.C$306])-MIN(['Raw Data'.C$2:'Raw Data'.C$306]))*100" office:value-type="float" office:value="27.3978933061502">
            <text:p>27.3978933062</text:p>
          </table:table-cell>
          <table:table-cell table:formula="of:=(['Raw Data'.D80]-MIN(['Raw Data'.D$2:'Raw Data'.D$306]))/(MAX(['Raw Data'.D$2:'Raw Data'.D$306])-MIN(['Raw Data'.D$2:'Raw Data'.D$306]))*100" office:value-type="float" office:value="19.3682955899881">
            <text:p>19.36829559</text:p>
          </table:table-cell>
          <table:table-cell table:formula="of:=(['Raw Data'.E8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0]-MIN(['Raw Data'.F$2:'Raw Data'.F$306]))/(MAX(['Raw Data'.F$2:'Raw Data'.F$306])-MIN(['Raw Data'.F$2:'Raw Data'.F$306]))*100" office:value-type="float" office:value="99.465002603598">
            <text:p>99.4650026036</text:p>
          </table:table-cell>
          <table:table-cell table:formula="of:=(['Raw Data'.G8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0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0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0]-MIN(['Raw Data'.J$2:'Raw Data'.J$306]))/(MAX(['Raw Data'.J$2:'Raw Data'.J$306])-MIN(['Raw Data'.J$2:'Raw Data'.J$306]))*100" office:value-type="float" office:value="17.6062342268604">
            <text:p>17.6062342269</text:p>
          </table:table-cell>
          <table:table-cell table:formula="of:=(['Raw Data'.K80]-MIN(['Raw Data'.K$2:'Raw Data'.K$306]))/(MAX(['Raw Data'.K$2:'Raw Data'.K$306])-MIN(['Raw Data'.K$2:'Raw Data'.K$306]))*100" office:value-type="float" office:value="22.624375407343">
            <text:p>22.6243754073</text:p>
          </table:table-cell>
          <table:table-cell table:formula="of:=(['Raw Data'.L80]-MIN(['Raw Data'.L$2:'Raw Data'.L$306]))/(MAX(['Raw Data'.L$2:'Raw Data'.L$306])-MIN(['Raw Data'.L$2:'Raw Data'.L$306]))*100" office:value-type="float" office:value="22.0634022077554">
            <text:p>22.0634022078</text:p>
          </table:table-cell>
        </table:table-row>
        <table:table-row table:style-name="ro2">
          <table:table-cell table:formula="of:=(['Raw Data'.A8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1]-MIN(['Raw Data'.B$2:'Raw Data'.B$306]))/(MAX(['Raw Data'.B$2:'Raw Data'.B$306])-MIN(['Raw Data'.B$2:'Raw Data'.B$306]))*100" office:value-type="float" office:value="12.2512791358727">
            <text:p>12.2512791359</text:p>
          </table:table-cell>
          <table:table-cell table:formula="of:=(['Raw Data'.C81]-MIN(['Raw Data'.C$2:'Raw Data'.C$306]))/(MAX(['Raw Data'.C$2:'Raw Data'.C$306])-MIN(['Raw Data'.C$2:'Raw Data'.C$306]))*100" office:value-type="float" office:value="27.7530864197531">
            <text:p>27.7530864198</text:p>
          </table:table-cell>
          <table:table-cell table:formula="of:=(['Raw Data'.D81]-MIN(['Raw Data'.D$2:'Raw Data'.D$306]))/(MAX(['Raw Data'.D$2:'Raw Data'.D$306])-MIN(['Raw Data'.D$2:'Raw Data'.D$306]))*100" office:value-type="float" office:value="19.3682955899881">
            <text:p>19.36829559</text:p>
          </table:table-cell>
          <table:table-cell table:formula="of:=(['Raw Data'.E8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1]-MIN(['Raw Data'.F$2:'Raw Data'.F$306]))/(MAX(['Raw Data'.F$2:'Raw Data'.F$306])-MIN(['Raw Data'.F$2:'Raw Data'.F$306]))*100" office:value-type="float" office:value="99.4700418255421">
            <text:p>99.4700418255</text:p>
          </table:table-cell>
          <table:table-cell table:formula="of:=(['Raw Data'.G8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1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1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1]-MIN(['Raw Data'.J$2:'Raw Data'.J$306]))/(MAX(['Raw Data'.J$2:'Raw Data'.J$306])-MIN(['Raw Data'.J$2:'Raw Data'.J$306]))*100" office:value-type="float" office:value="17.6062342268604">
            <text:p>17.6062342269</text:p>
          </table:table-cell>
          <table:table-cell table:formula="of:=(['Raw Data'.K81]-MIN(['Raw Data'.K$2:'Raw Data'.K$306]))/(MAX(['Raw Data'.K$2:'Raw Data'.K$306])-MIN(['Raw Data'.K$2:'Raw Data'.K$306]))*100" office:value-type="float" office:value="22.624375407343">
            <text:p>22.6243754073</text:p>
          </table:table-cell>
          <table:table-cell table:formula="of:=(['Raw Data'.L81]-MIN(['Raw Data'.L$2:'Raw Data'.L$306]))/(MAX(['Raw Data'.L$2:'Raw Data'.L$306])-MIN(['Raw Data'.L$2:'Raw Data'.L$306]))*100" office:value-type="float" office:value="22.0634022077554">
            <text:p>22.0634022078</text:p>
          </table:table-cell>
        </table:table-row>
        <table:table-row table:style-name="ro2">
          <table:table-cell table:formula="of:=(['Raw Data'.A8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2]-MIN(['Raw Data'.B$2:'Raw Data'.B$306]))/(MAX(['Raw Data'.B$2:'Raw Data'.B$306])-MIN(['Raw Data'.B$2:'Raw Data'.B$306]))*100" office:value-type="float" office:value="13.8146674246731">
            <text:p>13.8146674247</text:p>
          </table:table-cell>
          <table:table-cell table:formula="of:=(['Raw Data'.C82]-MIN(['Raw Data'.C$2:'Raw Data'.C$306]))/(MAX(['Raw Data'.C$2:'Raw Data'.C$306])-MIN(['Raw Data'.C$2:'Raw Data'.C$306]))*100" office:value-type="float" office:value="28.1078264809152">
            <text:p>28.1078264809</text:p>
          </table:table-cell>
          <table:table-cell table:formula="of:=(['Raw Data'.D82]-MIN(['Raw Data'.D$2:'Raw Data'.D$306]))/(MAX(['Raw Data'.D$2:'Raw Data'.D$306])-MIN(['Raw Data'.D$2:'Raw Data'.D$306]))*100" office:value-type="float" office:value="19.3682955899881">
            <text:p>19.36829559</text:p>
          </table:table-cell>
          <table:table-cell table:formula="of:=(['Raw Data'.E8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2]-MIN(['Raw Data'.F$2:'Raw Data'.F$306]))/(MAX(['Raw Data'.F$2:'Raw Data'.F$306])-MIN(['Raw Data'.F$2:'Raw Data'.F$306]))*100" office:value-type="float" office:value="99.4616431223019">
            <text:p>99.4616431223</text:p>
          </table:table-cell>
          <table:table-cell table:formula="of:=(['Raw Data'.G8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2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2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2]-MIN(['Raw Data'.J$2:'Raw Data'.J$306]))/(MAX(['Raw Data'.J$2:'Raw Data'.J$306])-MIN(['Raw Data'.J$2:'Raw Data'.J$306]))*100" office:value-type="float" office:value="18.0018416206262">
            <text:p>18.0018416206</text:p>
          </table:table-cell>
          <table:table-cell table:formula="of:=(['Raw Data'.K82]-MIN(['Raw Data'.K$2:'Raw Data'.K$306]))/(MAX(['Raw Data'.K$2:'Raw Data'.K$306])-MIN(['Raw Data'.K$2:'Raw Data'.K$306]))*100" office:value-type="float" office:value="22.9600260699544">
            <text:p>22.96002607</text:p>
          </table:table-cell>
          <table:table-cell table:formula="of:=(['Raw Data'.L82]-MIN(['Raw Data'.L$2:'Raw Data'.L$306]))/(MAX(['Raw Data'.L$2:'Raw Data'.L$306])-MIN(['Raw Data'.L$2:'Raw Data'.L$306]))*100" office:value-type="float" office:value="22.3181432210586">
            <text:p>22.3181432211</text:p>
          </table:table-cell>
        </table:table-row>
        <table:table-row table:style-name="ro2">
          <table:table-cell table:formula="of:=(['Raw Data'.A8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3]-MIN(['Raw Data'.B$2:'Raw Data'.B$306]))/(MAX(['Raw Data'.B$2:'Raw Data'.B$306])-MIN(['Raw Data'.B$2:'Raw Data'.B$306]))*100" office:value-type="float" office:value="15.9039226833428">
            <text:p>15.9039226833</text:p>
          </table:table-cell>
          <table:table-cell table:formula="of:=(['Raw Data'.C83]-MIN(['Raw Data'.C$2:'Raw Data'.C$306]))/(MAX(['Raw Data'.C$2:'Raw Data'.C$306])-MIN(['Raw Data'.C$2:'Raw Data'.C$306]))*100" office:value-type="float" office:value="28.4575829652282">
            <text:p>28.4575829652</text:p>
          </table:table-cell>
          <table:table-cell table:formula="of:=(['Raw Data'.D83]-MIN(['Raw Data'.D$2:'Raw Data'.D$306]))/(MAX(['Raw Data'.D$2:'Raw Data'.D$306])-MIN(['Raw Data'.D$2:'Raw Data'.D$306]))*100" office:value-type="float" office:value="20.0834326579261">
            <text:p>20.0834326579</text:p>
          </table:table-cell>
          <table:table-cell table:formula="of:=(['Raw Data'.E8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3]-MIN(['Raw Data'.F$2:'Raw Data'.F$306]))/(MAX(['Raw Data'.F$2:'Raw Data'.F$306])-MIN(['Raw Data'.F$2:'Raw Data'.F$306]))*100" office:value-type="float" office:value="99.4517746459947">
            <text:p>99.451774646</text:p>
          </table:table-cell>
          <table:table-cell table:formula="of:=(['Raw Data'.G8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3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3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3]-MIN(['Raw Data'.J$2:'Raw Data'.J$306]))/(MAX(['Raw Data'.J$2:'Raw Data'.J$306])-MIN(['Raw Data'.J$2:'Raw Data'.J$306]))*100" office:value-type="float" office:value="18.5321601527863">
            <text:p>18.5321601528</text:p>
          </table:table-cell>
          <table:table-cell table:formula="of:=(['Raw Data'.K83]-MIN(['Raw Data'.K$2:'Raw Data'.K$306]))/(MAX(['Raw Data'.K$2:'Raw Data'.K$306])-MIN(['Raw Data'.K$2:'Raw Data'.K$306]))*100" office:value-type="float" office:value="23.7752552683033">
            <text:p>23.7752552683</text:p>
          </table:table-cell>
          <table:table-cell table:formula="of:=(['Raw Data'.L83]-MIN(['Raw Data'.L$2:'Raw Data'.L$306]))/(MAX(['Raw Data'.L$2:'Raw Data'.L$306])-MIN(['Raw Data'.L$2:'Raw Data'.L$306]))*100" office:value-type="float" office:value="23.4078686668554">
            <text:p>23.4078686669</text:p>
          </table:table-cell>
        </table:table-row>
        <table:table-row table:style-name="ro2">
          <table:table-cell table:formula="of:=(['Raw Data'.A8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4]-MIN(['Raw Data'.B$2:'Raw Data'.B$306]))/(MAX(['Raw Data'.B$2:'Raw Data'.B$306])-MIN(['Raw Data'.B$2:'Raw Data'.B$306]))*100" office:value-type="float" office:value="18.6753837407618">
            <text:p>18.6753837408</text:p>
          </table:table-cell>
          <table:table-cell table:formula="of:=(['Raw Data'.C84]-MIN(['Raw Data'.C$2:'Raw Data'.C$306]))/(MAX(['Raw Data'.C$2:'Raw Data'.C$306])-MIN(['Raw Data'.C$2:'Raw Data'.C$306]))*100" office:value-type="float" office:value="28.8123230263903">
            <text:p>28.8123230264</text:p>
          </table:table-cell>
          <table:table-cell table:formula="of:=(['Raw Data'.D84]-MIN(['Raw Data'.D$2:'Raw Data'.D$306]))/(MAX(['Raw Data'.D$2:'Raw Data'.D$306])-MIN(['Raw Data'.D$2:'Raw Data'.D$306]))*100" office:value-type="float" office:value="20.2026221692491">
            <text:p>20.2026221692</text:p>
          </table:table-cell>
          <table:table-cell table:formula="of:=(['Raw Data'.E8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4]-MIN(['Raw Data'.F$2:'Raw Data'.F$306]))/(MAX(['Raw Data'.F$2:'Raw Data'.F$306])-MIN(['Raw Data'.F$2:'Raw Data'.F$306]))*100" office:value-type="float" office:value="99.4618530898829">
            <text:p>99.4618530899</text:p>
          </table:table-cell>
          <table:table-cell table:formula="of:=(['Raw Data'.G8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4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4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4]-MIN(['Raw Data'.J$2:'Raw Data'.J$306]))/(MAX(['Raw Data'.J$2:'Raw Data'.J$306])-MIN(['Raw Data'.J$2:'Raw Data'.J$306]))*100" office:value-type="float" office:value="18.9175363208512">
            <text:p>18.9175363209</text:p>
          </table:table-cell>
          <table:table-cell table:formula="of:=(['Raw Data'.K84]-MIN(['Raw Data'.K$2:'Raw Data'.K$306]))/(MAX(['Raw Data'.K$2:'Raw Data'.K$306])-MIN(['Raw Data'.K$2:'Raw Data'.K$306]))*100" office:value-type="float" office:value="24.1163371714099">
            <text:p>24.1163371714</text:p>
          </table:table-cell>
          <table:table-cell table:formula="of:=(['Raw Data'.L84]-MIN(['Raw Data'.L$2:'Raw Data'.L$306]))/(MAX(['Raw Data'.L$2:'Raw Data'.L$306])-MIN(['Raw Data'.L$2:'Raw Data'.L$306]))*100" office:value-type="float" office:value="23.6343051231248">
            <text:p>23.6343051231</text:p>
          </table:table-cell>
        </table:table-row>
        <table:table-row table:style-name="ro2">
          <table:table-cell table:formula="of:=(['Raw Data'.A8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5]-MIN(['Raw Data'.B$2:'Raw Data'.B$306]))/(MAX(['Raw Data'.B$2:'Raw Data'.B$306])-MIN(['Raw Data'.B$2:'Raw Data'.B$306]))*100" office:value-type="float" office:value="21.6173962478681">
            <text:p>21.6173962479</text:p>
          </table:table-cell>
          <table:table-cell table:formula="of:=(['Raw Data'.C85]-MIN(['Raw Data'.C$2:'Raw Data'.C$306]))/(MAX(['Raw Data'.C$2:'Raw Data'.C$306])-MIN(['Raw Data'.C$2:'Raw Data'.C$306]))*100" office:value-type="float" office:value="29.1670630875524">
            <text:p>29.1670630876</text:p>
          </table:table-cell>
          <table:table-cell table:formula="of:=(['Raw Data'.D85]-MIN(['Raw Data'.D$2:'Raw Data'.D$306]))/(MAX(['Raw Data'.D$2:'Raw Data'.D$306])-MIN(['Raw Data'.D$2:'Raw Data'.D$306]))*100" office:value-type="float" office:value="20.2026221692491">
            <text:p>20.2026221692</text:p>
          </table:table-cell>
          <table:table-cell table:formula="of:=(['Raw Data'.E8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5]-MIN(['Raw Data'.F$2:'Raw Data'.F$306]))/(MAX(['Raw Data'.F$2:'Raw Data'.F$306])-MIN(['Raw Data'.F$2:'Raw Data'.F$306]))*100" office:value-type="float" office:value="99.4618530898829">
            <text:p>99.4618530899</text:p>
          </table:table-cell>
          <table:table-cell table:formula="of:=(['Raw Data'.G8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5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5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5]-MIN(['Raw Data'.J$2:'Raw Data'.J$306]))/(MAX(['Raw Data'.J$2:'Raw Data'.J$306])-MIN(['Raw Data'.J$2:'Raw Data'.J$306]))*100" office:value-type="float" office:value="18.9175363208512">
            <text:p>18.9175363209</text:p>
          </table:table-cell>
          <table:table-cell table:formula="of:=(['Raw Data'.K85]-MIN(['Raw Data'.K$2:'Raw Data'.K$306]))/(MAX(['Raw Data'.K$2:'Raw Data'.K$306])-MIN(['Raw Data'.K$2:'Raw Data'.K$306]))*100" office:value-type="float" office:value="24.1163371714099">
            <text:p>24.1163371714</text:p>
          </table:table-cell>
          <table:table-cell table:formula="of:=(['Raw Data'.L85]-MIN(['Raw Data'.L$2:'Raw Data'.L$306]))/(MAX(['Raw Data'.L$2:'Raw Data'.L$306])-MIN(['Raw Data'.L$2:'Raw Data'.L$306]))*100" office:value-type="float" office:value="23.6343051231248">
            <text:p>23.6343051231</text:p>
          </table:table-cell>
        </table:table-row>
        <table:table-row table:style-name="ro2">
          <table:table-cell table:formula="of:=(['Raw Data'.A8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6]-MIN(['Raw Data'.B$2:'Raw Data'.B$306]))/(MAX(['Raw Data'.B$2:'Raw Data'.B$306])-MIN(['Raw Data'.B$2:'Raw Data'.B$306]))*100" office:value-type="float" office:value="24.9715747583854">
            <text:p>24.9715747584</text:p>
          </table:table-cell>
          <table:table-cell table:formula="of:=(['Raw Data'.C86]-MIN(['Raw Data'.C$2:'Raw Data'.C$306]))/(MAX(['Raw Data'.C$2:'Raw Data'.C$306])-MIN(['Raw Data'.C$2:'Raw Data'.C$306]))*100" office:value-type="float" office:value="29.5190848340695">
            <text:p>29.5190848341</text:p>
          </table:table-cell>
          <table:table-cell table:formula="of:=(['Raw Data'.D86]-MIN(['Raw Data'.D$2:'Raw Data'.D$306]))/(MAX(['Raw Data'.D$2:'Raw Data'.D$306])-MIN(['Raw Data'.D$2:'Raw Data'.D$306]))*100" office:value-type="float" office:value="20.2026221692491">
            <text:p>20.2026221692</text:p>
          </table:table-cell>
          <table:table-cell table:formula="of:=(['Raw Data'.E8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6]-MIN(['Raw Data'.F$2:'Raw Data'.F$306]))/(MAX(['Raw Data'.F$2:'Raw Data'.F$306])-MIN(['Raw Data'.F$2:'Raw Data'.F$306]))*100" office:value-type="float" office:value="99.4622730250449">
            <text:p>99.462273025</text:p>
          </table:table-cell>
          <table:table-cell table:formula="of:=(['Raw Data'.G8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6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6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6]-MIN(['Raw Data'.J$2:'Raw Data'.J$306]))/(MAX(['Raw Data'.J$2:'Raw Data'.J$306])-MIN(['Raw Data'.J$2:'Raw Data'.J$306]))*100" office:value-type="float" office:value="18.9175363208512">
            <text:p>18.9175363209</text:p>
          </table:table-cell>
          <table:table-cell table:formula="of:=(['Raw Data'.K86]-MIN(['Raw Data'.K$2:'Raw Data'.K$306]))/(MAX(['Raw Data'.K$2:'Raw Data'.K$306])-MIN(['Raw Data'.K$2:'Raw Data'.K$306]))*100" office:value-type="float" office:value="24.1163371714099">
            <text:p>24.1163371714</text:p>
          </table:table-cell>
          <table:table-cell table:formula="of:=(['Raw Data'.L86]-MIN(['Raw Data'.L$2:'Raw Data'.L$306]))/(MAX(['Raw Data'.L$2:'Raw Data'.L$306])-MIN(['Raw Data'.L$2:'Raw Data'.L$306]))*100" office:value-type="float" office:value="23.6343051231248">
            <text:p>23.6343051231</text:p>
          </table:table-cell>
        </table:table-row>
        <table:table-row table:style-name="ro2">
          <table:table-cell table:formula="of:=(['Raw Data'.A8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7]-MIN(['Raw Data'.B$2:'Raw Data'.B$306]))/(MAX(['Raw Data'.B$2:'Raw Data'.B$306])-MIN(['Raw Data'.B$2:'Raw Data'.B$306]))*100" office:value-type="float" office:value="28.2262649232518">
            <text:p>28.2262649233</text:p>
          </table:table-cell>
          <table:table-cell table:formula="of:=(['Raw Data'.C87]-MIN(['Raw Data'.C$2:'Raw Data'.C$306]))/(MAX(['Raw Data'.C$2:'Raw Data'.C$306])-MIN(['Raw Data'.C$2:'Raw Data'.C$306]))*100" office:value-type="float" office:value="29.8702004757051">
            <text:p>29.8702004757</text:p>
          </table:table-cell>
          <table:table-cell table:formula="of:=(['Raw Data'.D87]-MIN(['Raw Data'.D$2:'Raw Data'.D$306]))/(MAX(['Raw Data'.D$2:'Raw Data'.D$306])-MIN(['Raw Data'.D$2:'Raw Data'.D$306]))*100" office:value-type="float" office:value="20.4410011918951">
            <text:p>20.4410011919</text:p>
          </table:table-cell>
          <table:table-cell table:formula="of:=(['Raw Data'.E8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7]-MIN(['Raw Data'.F$2:'Raw Data'.F$306]))/(MAX(['Raw Data'.F$2:'Raw Data'.F$306])-MIN(['Raw Data'.F$2:'Raw Data'.F$306]))*100" office:value-type="float" office:value="99.4584936085868">
            <text:p>99.4584936086</text:p>
          </table:table-cell>
          <table:table-cell table:formula="of:=(['Raw Data'.G8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7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7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7]-MIN(['Raw Data'.J$2:'Raw Data'.J$306]))/(MAX(['Raw Data'.J$2:'Raw Data'.J$306])-MIN(['Raw Data'.J$2:'Raw Data'.J$306]))*100" office:value-type="float" office:value="19.3489530045699">
            <text:p>19.3489530046</text:p>
          </table:table-cell>
          <table:table-cell table:formula="of:=(['Raw Data'.K87]-MIN(['Raw Data'.K$2:'Raw Data'.K$306]))/(MAX(['Raw Data'.K$2:'Raw Data'.K$306])-MIN(['Raw Data'.K$2:'Raw Data'.K$306]))*100" office:value-type="float" office:value="24.6431674994569">
            <text:p>24.6431674995</text:p>
          </table:table-cell>
          <table:table-cell table:formula="of:=(['Raw Data'.L87]-MIN(['Raw Data'.L$2:'Raw Data'.L$306]))/(MAX(['Raw Data'.L$2:'Raw Data'.L$306])-MIN(['Raw Data'.L$2:'Raw Data'.L$306]))*100" office:value-type="float" office:value="23.9456552504953">
            <text:p>23.9456552505</text:p>
          </table:table-cell>
        </table:table-row>
        <table:table-row table:style-name="ro2">
          <table:table-cell table:formula="of:=(['Raw Data'.A8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8]-MIN(['Raw Data'.B$2:'Raw Data'.B$306]))/(MAX(['Raw Data'.B$2:'Raw Data'.B$306])-MIN(['Raw Data'.B$2:'Raw Data'.B$306]))*100" office:value-type="float" office:value="31.7083570210347">
            <text:p>31.708357021</text:p>
          </table:table-cell>
          <table:table-cell table:formula="of:=(['Raw Data'.C88]-MIN(['Raw Data'.C$2:'Raw Data'.C$306]))/(MAX(['Raw Data'.C$2:'Raw Data'.C$306])-MIN(['Raw Data'.C$2:'Raw Data'.C$306]))*100" office:value-type="float" office:value="30.212708120965">
            <text:p>30.212708121</text:p>
          </table:table-cell>
          <table:table-cell table:formula="of:=(['Raw Data'.D88]-MIN(['Raw Data'.D$2:'Raw Data'.D$306]))/(MAX(['Raw Data'.D$2:'Raw Data'.D$306])-MIN(['Raw Data'.D$2:'Raw Data'.D$306]))*100" office:value-type="float" office:value="20.8581644815256">
            <text:p>20.8581644815</text:p>
          </table:table-cell>
          <table:table-cell table:formula="of:=(['Raw Data'.E8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8]-MIN(['Raw Data'.F$2:'Raw Data'.F$306]))/(MAX(['Raw Data'.F$2:'Raw Data'.F$306])-MIN(['Raw Data'.F$2:'Raw Data'.F$306]))*100" office:value-type="float" office:value="99.4593334789109">
            <text:p>99.4593334789</text:p>
          </table:table-cell>
          <table:table-cell table:formula="of:=(['Raw Data'.G8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8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8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8]-MIN(['Raw Data'.J$2:'Raw Data'.J$306]))/(MAX(['Raw Data'.J$2:'Raw Data'.J$306])-MIN(['Raw Data'.J$2:'Raw Data'.J$306]))*100" office:value-type="float" office:value="19.4120455630585">
            <text:p>19.4120455631</text:p>
          </table:table-cell>
          <table:table-cell table:formula="of:=(['Raw Data'.K88]-MIN(['Raw Data'.K$2:'Raw Data'.K$306]))/(MAX(['Raw Data'.K$2:'Raw Data'.K$306])-MIN(['Raw Data'.K$2:'Raw Data'.K$306]))*100" office:value-type="float" office:value="24.6638062133391">
            <text:p>24.6638062133</text:p>
          </table:table-cell>
          <table:table-cell table:formula="of:=(['Raw Data'.L88]-MIN(['Raw Data'.L$2:'Raw Data'.L$306]))/(MAX(['Raw Data'.L$2:'Raw Data'.L$306])-MIN(['Raw Data'.L$2:'Raw Data'.L$306]))*100" office:value-type="float" office:value="24.4834418341353">
            <text:p>24.4834418341</text:p>
          </table:table-cell>
        </table:table-row>
        <table:table-row table:style-name="ro2">
          <table:table-cell table:formula="of:=(['Raw Data'.A8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89]-MIN(['Raw Data'.B$2:'Raw Data'.B$306]))/(MAX(['Raw Data'.B$2:'Raw Data'.B$306])-MIN(['Raw Data'.B$2:'Raw Data'.B$306]))*100" office:value-type="float" office:value="35.318362706083">
            <text:p>35.3183627061</text:p>
          </table:table-cell>
          <table:table-cell table:formula="of:=(['Raw Data'.C89]-MIN(['Raw Data'.C$2:'Raw Data'.C$306]))/(MAX(['Raw Data'.C$2:'Raw Data'.C$306])-MIN(['Raw Data'.C$2:'Raw Data'.C$306]))*100" office:value-type="float" office:value="30.5611054479556">
            <text:p>30.561105448</text:p>
          </table:table-cell>
          <table:table-cell table:formula="of:=(['Raw Data'.D89]-MIN(['Raw Data'.D$2:'Raw Data'.D$306]))/(MAX(['Raw Data'.D$2:'Raw Data'.D$306])-MIN(['Raw Data'.D$2:'Raw Data'.D$306]))*100" office:value-type="float" office:value="21.3945172824791">
            <text:p>21.3945172825</text:p>
          </table:table-cell>
          <table:table-cell table:formula="of:=(['Raw Data'.E8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89]-MIN(['Raw Data'.F$2:'Raw Data'.F$306]))/(MAX(['Raw Data'.F$2:'Raw Data'.F$306])-MIN(['Raw Data'.F$2:'Raw Data'.F$306]))*100" office:value-type="float" office:value="99.4532444190617">
            <text:p>99.4532444191</text:p>
          </table:table-cell>
          <table:table-cell table:formula="of:=(['Raw Data'.G8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89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89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89]-MIN(['Raw Data'.J$2:'Raw Data'.J$306]))/(MAX(['Raw Data'.J$2:'Raw Data'.J$306])-MIN(['Raw Data'.J$2:'Raw Data'.J$306]))*100" office:value-type="float" office:value="19.8468726553441">
            <text:p>19.8468726553</text:p>
          </table:table-cell>
          <table:table-cell table:formula="of:=(['Raw Data'.K89]-MIN(['Raw Data'.K$2:'Raw Data'.K$306]))/(MAX(['Raw Data'.K$2:'Raw Data'.K$306])-MIN(['Raw Data'.K$2:'Raw Data'.K$306]))*100" office:value-type="float" office:value="26.1552248533565">
            <text:p>26.1552248534</text:p>
          </table:table-cell>
          <table:table-cell table:formula="of:=(['Raw Data'.L89]-MIN(['Raw Data'.L$2:'Raw Data'.L$306]))/(MAX(['Raw Data'.L$2:'Raw Data'.L$306])-MIN(['Raw Data'.L$2:'Raw Data'.L$306]))*100" office:value-type="float" office:value="25.2476648740447">
            <text:p>25.247664874</text:p>
          </table:table-cell>
        </table:table-row>
        <table:table-row table:style-name="ro2">
          <table:table-cell table:formula="of:=(['Raw Data'.A9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0]-MIN(['Raw Data'.B$2:'Raw Data'.B$306]))/(MAX(['Raw Data'.B$2:'Raw Data'.B$306])-MIN(['Raw Data'.B$2:'Raw Data'.B$306]))*100" office:value-type="float" office:value="38.9710062535532">
            <text:p>38.9710062536</text:p>
          </table:table-cell>
          <table:table-cell table:formula="of:=(['Raw Data'.C90]-MIN(['Raw Data'.C$2:'Raw Data'.C$306]))/(MAX(['Raw Data'.C$2:'Raw Data'.C$306])-MIN(['Raw Data'.C$2:'Raw Data'.C$306]))*100" office:value-type="float" office:value="30.9090497225054">
            <text:p>30.9090497225</text:p>
          </table:table-cell>
          <table:table-cell table:formula="of:=(['Raw Data'.D90]-MIN(['Raw Data'.D$2:'Raw Data'.D$306]))/(MAX(['Raw Data'.D$2:'Raw Data'.D$306])-MIN(['Raw Data'.D$2:'Raw Data'.D$306]))*100" office:value-type="float" office:value="21.3945172824791">
            <text:p>21.3945172825</text:p>
          </table:table-cell>
          <table:table-cell table:formula="of:=(['Raw Data'.E9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0]-MIN(['Raw Data'.F$2:'Raw Data'.F$306]))/(MAX(['Raw Data'.F$2:'Raw Data'.F$306])-MIN(['Raw Data'.F$2:'Raw Data'.F$306]))*100" office:value-type="float" office:value="99.4511447432516">
            <text:p>99.4511447433</text:p>
          </table:table-cell>
          <table:table-cell table:formula="of:=(['Raw Data'.G9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0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90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90]-MIN(['Raw Data'.J$2:'Raw Data'.J$306]))/(MAX(['Raw Data'.J$2:'Raw Data'.J$306])-MIN(['Raw Data'.J$2:'Raw Data'.J$306]))*100" office:value-type="float" office:value="19.8468726553441">
            <text:p>19.8468726553</text:p>
          </table:table-cell>
          <table:table-cell table:formula="of:=(['Raw Data'.K90]-MIN(['Raw Data'.K$2:'Raw Data'.K$306]))/(MAX(['Raw Data'.K$2:'Raw Data'.K$306])-MIN(['Raw Data'.K$2:'Raw Data'.K$306]))*100" office:value-type="float" office:value="26.1552248533565">
            <text:p>26.1552248534</text:p>
          </table:table-cell>
          <table:table-cell table:formula="of:=(['Raw Data'.L90]-MIN(['Raw Data'.L$2:'Raw Data'.L$306]))/(MAX(['Raw Data'.L$2:'Raw Data'.L$306])-MIN(['Raw Data'.L$2:'Raw Data'.L$306]))*100" office:value-type="float" office:value="25.2476648740447">
            <text:p>25.247664874</text:p>
          </table:table-cell>
        </table:table-row>
        <table:table-row table:style-name="ro2">
          <table:table-cell table:formula="of:=(['Raw Data'.A9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1]-MIN(['Raw Data'.B$2:'Raw Data'.B$306]))/(MAX(['Raw Data'.B$2:'Raw Data'.B$306])-MIN(['Raw Data'.B$2:'Raw Data'.B$306]))*100" office:value-type="float" office:value="42.2399090392268">
            <text:p>42.2399090392</text:p>
          </table:table-cell>
          <table:table-cell table:formula="of:=(['Raw Data'.C91]-MIN(['Raw Data'.C$2:'Raw Data'.C$306]))/(MAX(['Raw Data'.C$2:'Raw Data'.C$306])-MIN(['Raw Data'.C$2:'Raw Data'.C$306]))*100" office:value-type="float" office:value="31.2420432665081">
            <text:p>31.2420432665</text:p>
          </table:table-cell>
          <table:table-cell table:formula="of:=(['Raw Data'.D91]-MIN(['Raw Data'.D$2:'Raw Data'.D$306]))/(MAX(['Raw Data'.D$2:'Raw Data'.D$306])-MIN(['Raw Data'.D$2:'Raw Data'.D$306]))*100" office:value-type="float" office:value="21.3945172824791">
            <text:p>21.3945172825</text:p>
          </table:table-cell>
          <table:table-cell table:formula="of:=(['Raw Data'.E9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1]-MIN(['Raw Data'.F$2:'Raw Data'.F$306]))/(MAX(['Raw Data'.F$2:'Raw Data'.F$306])-MIN(['Raw Data'.F$2:'Raw Data'.F$306]))*100" office:value-type="float" office:value="99.4511447432516">
            <text:p>99.4511447433</text:p>
          </table:table-cell>
          <table:table-cell table:formula="of:=(['Raw Data'.G9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1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91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91]-MIN(['Raw Data'.J$2:'Raw Data'.J$306]))/(MAX(['Raw Data'.J$2:'Raw Data'.J$306])-MIN(['Raw Data'.J$2:'Raw Data'.J$306]))*100" office:value-type="float" office:value="19.8468726553441">
            <text:p>19.8468726553</text:p>
          </table:table-cell>
          <table:table-cell table:formula="of:=(['Raw Data'.K91]-MIN(['Raw Data'.K$2:'Raw Data'.K$306]))/(MAX(['Raw Data'.K$2:'Raw Data'.K$306])-MIN(['Raw Data'.K$2:'Raw Data'.K$306]))*100" office:value-type="float" office:value="26.1552248533565">
            <text:p>26.1552248534</text:p>
          </table:table-cell>
          <table:table-cell table:formula="of:=(['Raw Data'.L91]-MIN(['Raw Data'.L$2:'Raw Data'.L$306]))/(MAX(['Raw Data'.L$2:'Raw Data'.L$306])-MIN(['Raw Data'.L$2:'Raw Data'.L$306]))*100" office:value-type="float" office:value="25.2476648740447">
            <text:p>25.247664874</text:p>
          </table:table-cell>
        </table:table-row>
        <table:table-row table:style-name="ro2">
          <table:table-cell table:formula="of:=(['Raw Data'.A9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2]-MIN(['Raw Data'.B$2:'Raw Data'.B$306]))/(MAX(['Raw Data'.B$2:'Raw Data'.B$306])-MIN(['Raw Data'.B$2:'Raw Data'.B$306]))*100" office:value-type="float" office:value="45.636725412166">
            <text:p>45.6367254122</text:p>
          </table:table-cell>
          <table:table-cell table:formula="of:=(['Raw Data'.C92]-MIN(['Raw Data'.C$2:'Raw Data'.C$306]))/(MAX(['Raw Data'.C$2:'Raw Data'.C$306])-MIN(['Raw Data'.C$2:'Raw Data'.C$306]))*100" office:value-type="float" office:value="31.5890814361762">
            <text:p>31.5890814362</text:p>
          </table:table-cell>
          <table:table-cell table:formula="of:=(['Raw Data'.D92]-MIN(['Raw Data'.D$2:'Raw Data'.D$306]))/(MAX(['Raw Data'.D$2:'Raw Data'.D$306])-MIN(['Raw Data'.D$2:'Raw Data'.D$306]))*100" office:value-type="float" office:value="21.5137067938021">
            <text:p>21.5137067938</text:p>
          </table:table-cell>
          <table:table-cell table:formula="of:=(['Raw Data'.E9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2]-MIN(['Raw Data'.F$2:'Raw Data'.F$306]))/(MAX(['Raw Data'.F$2:'Raw Data'.F$306])-MIN(['Raw Data'.F$2:'Raw Data'.F$306]))*100" office:value-type="float" office:value="99.4608032519779">
            <text:p>99.460803252</text:p>
          </table:table-cell>
          <table:table-cell table:formula="of:=(['Raw Data'.G9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2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92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92]-MIN(['Raw Data'.J$2:'Raw Data'.J$306]))/(MAX(['Raw Data'.J$2:'Raw Data'.J$306])-MIN(['Raw Data'.J$2:'Raw Data'.J$306]))*100" office:value-type="float" office:value="20.2953413818976">
            <text:p>20.2953413819</text:p>
          </table:table-cell>
          <table:table-cell table:formula="of:=(['Raw Data'.K92]-MIN(['Raw Data'.K$2:'Raw Data'.K$306]))/(MAX(['Raw Data'.K$2:'Raw Data'.K$306])-MIN(['Raw Data'.K$2:'Raw Data'.K$306]))*100" office:value-type="float" office:value="27.1328481425158">
            <text:p>27.1328481425</text:p>
          </table:table-cell>
          <table:table-cell table:formula="of:=(['Raw Data'.L92]-MIN(['Raw Data'.L$2:'Raw Data'.L$306]))/(MAX(['Raw Data'.L$2:'Raw Data'.L$306])-MIN(['Raw Data'.L$2:'Raw Data'.L$306]))*100" office:value-type="float" office:value="25.67223322955">
            <text:p>25.6722332296</text:p>
          </table:table-cell>
        </table:table-row>
        <table:table-row table:style-name="ro2">
          <table:table-cell table:formula="of:=(['Raw Data'.A9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3]-MIN(['Raw Data'.B$2:'Raw Data'.B$306]))/(MAX(['Raw Data'.B$2:'Raw Data'.B$306])-MIN(['Raw Data'.B$2:'Raw Data'.B$306]))*100" office:value-type="float" office:value="49.6304718590108">
            <text:p>49.630471859</text:p>
          </table:table-cell>
          <table:table-cell table:formula="of:=(['Raw Data'.C93]-MIN(['Raw Data'.C$2:'Raw Data'.C$306]))/(MAX(['Raw Data'.C$2:'Raw Data'.C$306])-MIN(['Raw Data'.C$2:'Raw Data'.C$306]))*100" office:value-type="float" office:value="31.9379318156077">
            <text:p>31.9379318156</text:p>
          </table:table-cell>
          <table:table-cell table:formula="of:=(['Raw Data'.D93]-MIN(['Raw Data'.D$2:'Raw Data'.D$306]))/(MAX(['Raw Data'.D$2:'Raw Data'.D$306])-MIN(['Raw Data'.D$2:'Raw Data'.D$306]))*100" office:value-type="float" office:value="21.9308700834327">
            <text:p>21.9308700834</text:p>
          </table:table-cell>
          <table:table-cell table:formula="of:=(['Raw Data'.E9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3]-MIN(['Raw Data'.F$2:'Raw Data'.F$306]))/(MAX(['Raw Data'.F$2:'Raw Data'.F$306])-MIN(['Raw Data'.F$2:'Raw Data'.F$306]))*100" office:value-type="float" office:value="99.4605932843969">
            <text:p>99.4605932844</text:p>
          </table:table-cell>
          <table:table-cell table:formula="of:=(['Raw Data'.G9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3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93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93]-MIN(['Raw Data'.J$2:'Raw Data'.J$306]))/(MAX(['Raw Data'.J$2:'Raw Data'.J$306])-MIN(['Raw Data'.J$2:'Raw Data'.J$306]))*100" office:value-type="float" office:value="20.3362662847009">
            <text:p>20.3362662847</text:p>
          </table:table-cell>
          <table:table-cell table:formula="of:=(['Raw Data'.K93]-MIN(['Raw Data'.K$2:'Raw Data'.K$306]))/(MAX(['Raw Data'.K$2:'Raw Data'.K$306])-MIN(['Raw Data'.K$2:'Raw Data'.K$306]))*100" office:value-type="float" office:value="27.153486856398">
            <text:p>27.1534868564</text:p>
          </table:table-cell>
          <table:table-cell table:formula="of:=(['Raw Data'.L93]-MIN(['Raw Data'.L$2:'Raw Data'.L$306]))/(MAX(['Raw Data'.L$2:'Raw Data'.L$306])-MIN(['Raw Data'.L$2:'Raw Data'.L$306]))*100" office:value-type="float" office:value="26.2100198131899">
            <text:p>26.2100198132</text:p>
          </table:table-cell>
        </table:table-row>
        <table:table-row table:style-name="ro2">
          <table:table-cell table:formula="of:=(['Raw Data'.A9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4]-MIN(['Raw Data'.B$2:'Raw Data'.B$306]))/(MAX(['Raw Data'.B$2:'Raw Data'.B$306])-MIN(['Raw Data'.B$2:'Raw Data'.B$306]))*100" office:value-type="float" office:value="52.7288231949972">
            <text:p>52.728823195</text:p>
          </table:table-cell>
          <table:table-cell table:formula="of:=(['Raw Data'.C94]-MIN(['Raw Data'.C$2:'Raw Data'.C$306]))/(MAX(['Raw Data'.C$2:'Raw Data'.C$306])-MIN(['Raw Data'.C$2:'Raw Data'.C$306]))*100" office:value-type="float" office:value="32.2899535621248">
            <text:p>32.2899535621</text:p>
          </table:table-cell>
          <table:table-cell table:formula="of:=(['Raw Data'.D94]-MIN(['Raw Data'.D$2:'Raw Data'.D$306]))/(MAX(['Raw Data'.D$2:'Raw Data'.D$306])-MIN(['Raw Data'.D$2:'Raw Data'.D$306]))*100" office:value-type="float" office:value="21.9308700834327">
            <text:p>21.9308700834</text:p>
          </table:table-cell>
          <table:table-cell table:formula="of:=(['Raw Data'.E9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4]-MIN(['Raw Data'.F$2:'Raw Data'.F$306]))/(MAX(['Raw Data'.F$2:'Raw Data'.F$306])-MIN(['Raw Data'.F$2:'Raw Data'.F$306]))*100" office:value-type="float" office:value="99.463112895369">
            <text:p>99.4631128954</text:p>
          </table:table-cell>
          <table:table-cell table:formula="of:=(['Raw Data'.G9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4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94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94]-MIN(['Raw Data'.J$2:'Raw Data'.J$306]))/(MAX(['Raw Data'.J$2:'Raw Data'.J$306])-MIN(['Raw Data'.J$2:'Raw Data'.J$306]))*100" office:value-type="float" office:value="20.3362662847009">
            <text:p>20.3362662847</text:p>
          </table:table-cell>
          <table:table-cell table:formula="of:=(['Raw Data'.K94]-MIN(['Raw Data'.K$2:'Raw Data'.K$306]))/(MAX(['Raw Data'.K$2:'Raw Data'.K$306])-MIN(['Raw Data'.K$2:'Raw Data'.K$306]))*100" office:value-type="float" office:value="27.153486856398">
            <text:p>27.1534868564</text:p>
          </table:table-cell>
          <table:table-cell table:formula="of:=(['Raw Data'.L94]-MIN(['Raw Data'.L$2:'Raw Data'.L$306]))/(MAX(['Raw Data'.L$2:'Raw Data'.L$306])-MIN(['Raw Data'.L$2:'Raw Data'.L$306]))*100" office:value-type="float" office:value="26.2100198131899">
            <text:p>26.2100198132</text:p>
          </table:table-cell>
        </table:table-row>
        <table:table-row table:style-name="ro2">
          <table:table-cell table:formula="of:=(['Raw Data'.A9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5]-MIN(['Raw Data'.B$2:'Raw Data'.B$306]))/(MAX(['Raw Data'.B$2:'Raw Data'.B$306])-MIN(['Raw Data'.B$2:'Raw Data'.B$306]))*100" office:value-type="float" office:value="55.3013075611143">
            <text:p>55.3013075611</text:p>
          </table:table-cell>
          <table:table-cell table:formula="of:=(['Raw Data'.C95]-MIN(['Raw Data'.C$2:'Raw Data'.C$306]))/(MAX(['Raw Data'.C$2:'Raw Data'.C$306])-MIN(['Raw Data'.C$2:'Raw Data'.C$306]))*100" office:value-type="float" office:value="32.6410692037603">
            <text:p>32.6410692038</text:p>
          </table:table-cell>
          <table:table-cell table:formula="of:=(['Raw Data'.D95]-MIN(['Raw Data'.D$2:'Raw Data'.D$306]))/(MAX(['Raw Data'.D$2:'Raw Data'.D$306])-MIN(['Raw Data'.D$2:'Raw Data'.D$306]))*100" office:value-type="float" office:value="21.9308700834327">
            <text:p>21.9308700834</text:p>
          </table:table-cell>
          <table:table-cell table:formula="of:=(['Raw Data'.E9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5]-MIN(['Raw Data'.F$2:'Raw Data'.F$306]))/(MAX(['Raw Data'.F$2:'Raw Data'.F$306])-MIN(['Raw Data'.F$2:'Raw Data'.F$306]))*100" office:value-type="float" office:value="99.4521945811567">
            <text:p>99.4521945812</text:p>
          </table:table-cell>
          <table:table-cell table:formula="of:=(['Raw Data'.G9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5]-MIN(['Raw Data'.H$2:'Raw Data'.H$306]))/(MAX(['Raw Data'.H$2:'Raw Data'.H$306])-MIN(['Raw Data'.H$2:'Raw Data'.H$306]))*100" office:value-type="float" office:value="0.383141762452107">
            <text:p>0.3831417625</text:p>
          </table:table-cell>
          <table:table-cell table:formula="of:=(['Raw Data'.I95]-MIN(['Raw Data'.I$2:'Raw Data'.I$306]))/(MAX(['Raw Data'.I$2:'Raw Data'.I$306])-MIN(['Raw Data'.I$2:'Raw Data'.I$306]))*100" office:value-type="float" office:value="1.50375939849624">
            <text:p>1.5037593985</text:p>
          </table:table-cell>
          <table:table-cell table:formula="of:=(['Raw Data'.J95]-MIN(['Raw Data'.J$2:'Raw Data'.J$306]))/(MAX(['Raw Data'.J$2:'Raw Data'.J$306])-MIN(['Raw Data'.J$2:'Raw Data'.J$306]))*100" office:value-type="float" office:value="20.7591569470022">
            <text:p>20.759156947</text:p>
          </table:table-cell>
          <table:table-cell table:formula="of:=(['Raw Data'.K95]-MIN(['Raw Data'.K$2:'Raw Data'.K$306]))/(MAX(['Raw Data'.K$2:'Raw Data'.K$306])-MIN(['Raw Data'.K$2:'Raw Data'.K$306]))*100" office:value-type="float" office:value="28.0170540951553">
            <text:p>28.0170540952</text:p>
          </table:table-cell>
          <table:table-cell table:formula="of:=(['Raw Data'.L95]-MIN(['Raw Data'.L$2:'Raw Data'.L$306]))/(MAX(['Raw Data'.L$2:'Raw Data'.L$306])-MIN(['Raw Data'.L$2:'Raw Data'.L$306]))*100" office:value-type="float" office:value="26.6062836116615">
            <text:p>26.6062836117</text:p>
          </table:table-cell>
        </table:table-row>
        <table:table-row table:style-name="ro2">
          <table:table-cell table:formula="of:=(['Raw Data'.A9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6]-MIN(['Raw Data'.B$2:'Raw Data'.B$306]))/(MAX(['Raw Data'.B$2:'Raw Data'.B$306])-MIN(['Raw Data'.B$2:'Raw Data'.B$306]))*100" office:value-type="float" office:value="57.546901648664">
            <text:p>57.5469016487</text:p>
          </table:table-cell>
          <table:table-cell table:formula="of:=(['Raw Data'.C96]-MIN(['Raw Data'.C$2:'Raw Data'.C$306]))/(MAX(['Raw Data'.C$2:'Raw Data'.C$306])-MIN(['Raw Data'.C$2:'Raw Data'.C$306]))*100" office:value-type="float" office:value="32.9763280099672">
            <text:p>32.97632801</text:p>
          </table:table-cell>
          <table:table-cell table:formula="of:=(['Raw Data'.D96]-MIN(['Raw Data'.D$2:'Raw Data'.D$306]))/(MAX(['Raw Data'.D$2:'Raw Data'.D$306])-MIN(['Raw Data'.D$2:'Raw Data'.D$306]))*100" office:value-type="float" office:value="23.7783075089392">
            <text:p>23.7783075089</text:p>
          </table:table-cell>
          <table:table-cell table:formula="of:=(['Raw Data'.E9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6]-MIN(['Raw Data'.F$2:'Raw Data'.F$306]))/(MAX(['Raw Data'.F$2:'Raw Data'.F$306])-MIN(['Raw Data'.F$2:'Raw Data'.F$306]))*100" office:value-type="float" office:value="99.2808610350562">
            <text:p>99.2808610351</text:p>
          </table:table-cell>
          <table:table-cell table:formula="of:=(['Raw Data'.G9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6]-MIN(['Raw Data'.H$2:'Raw Data'.H$306]))/(MAX(['Raw Data'.H$2:'Raw Data'.H$306])-MIN(['Raw Data'.H$2:'Raw Data'.H$306]))*100" office:value-type="float" office:value="77.0114942528736">
            <text:p>77.0114942529</text:p>
          </table:table-cell>
          <table:table-cell table:formula="of:=(['Raw Data'.I96]-MIN(['Raw Data'.I$2:'Raw Data'.I$306]))/(MAX(['Raw Data'.I$2:'Raw Data'.I$306])-MIN(['Raw Data'.I$2:'Raw Data'.I$306]))*100" office:value-type="float" office:value="71.4285714285714">
            <text:p>71.4285714286</text:p>
          </table:table-cell>
          <table:table-cell table:formula="of:=(['Raw Data'.J96]-MIN(['Raw Data'.J$2:'Raw Data'.J$306]))/(MAX(['Raw Data'.J$2:'Raw Data'.J$306])-MIN(['Raw Data'.J$2:'Raw Data'.J$306]))*100" office:value-type="float" office:value="20.7591569470022">
            <text:p>20.759156947</text:p>
          </table:table-cell>
          <table:table-cell table:formula="of:=(['Raw Data'.K96]-MIN(['Raw Data'.K$2:'Raw Data'.K$306]))/(MAX(['Raw Data'.K$2:'Raw Data'.K$306])-MIN(['Raw Data'.K$2:'Raw Data'.K$306]))*100" office:value-type="float" office:value="28.0170540951553">
            <text:p>28.0170540952</text:p>
          </table:table-cell>
          <table:table-cell table:formula="of:=(['Raw Data'.L96]-MIN(['Raw Data'.L$2:'Raw Data'.L$306]))/(MAX(['Raw Data'.L$2:'Raw Data'.L$306])-MIN(['Raw Data'.L$2:'Raw Data'.L$306]))*100" office:value-type="float" office:value="28.8989527313898">
            <text:p>28.8989527314</text:p>
          </table:table-cell>
        </table:table-row>
        <table:table-row table:style-name="ro2">
          <table:table-cell table:formula="of:=(['Raw Data'.A9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7]-MIN(['Raw Data'.B$2:'Raw Data'.B$306]))/(MAX(['Raw Data'.B$2:'Raw Data'.B$306])-MIN(['Raw Data'.B$2:'Raw Data'.B$306]))*100" office:value-type="float" office:value="59.1813530415009">
            <text:p>59.1813530415</text:p>
          </table:table-cell>
          <table:table-cell table:formula="of:=(['Raw Data'.C97]-MIN(['Raw Data'.C$2:'Raw Data'.C$306]))/(MAX(['Raw Data'.C$2:'Raw Data'.C$306])-MIN(['Raw Data'.C$2:'Raw Data'.C$306]))*100" office:value-type="float" office:value="33.3319741760109">
            <text:p>33.331974176</text:p>
          </table:table-cell>
          <table:table-cell table:formula="of:=(['Raw Data'.D97]-MIN(['Raw Data'.D$2:'Raw Data'.D$306]))/(MAX(['Raw Data'.D$2:'Raw Data'.D$306])-MIN(['Raw Data'.D$2:'Raw Data'.D$306]))*100" office:value-type="float" office:value="23.7783075089392">
            <text:p>23.7783075089</text:p>
          </table:table-cell>
          <table:table-cell table:formula="of:=(['Raw Data'.E9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7]-MIN(['Raw Data'.F$2:'Raw Data'.F$306]))/(MAX(['Raw Data'.F$2:'Raw Data'.F$306])-MIN(['Raw Data'.F$2:'Raw Data'.F$306]))*100" office:value-type="float" office:value="99.2808610350562">
            <text:p>99.2808610351</text:p>
          </table:table-cell>
          <table:table-cell table:formula="of:=(['Raw Data'.G9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7]-MIN(['Raw Data'.H$2:'Raw Data'.H$306]))/(MAX(['Raw Data'.H$2:'Raw Data'.H$306])-MIN(['Raw Data'.H$2:'Raw Data'.H$306]))*100" office:value-type="float" office:value="77.0114942528736">
            <text:p>77.0114942529</text:p>
          </table:table-cell>
          <table:table-cell table:formula="of:=(['Raw Data'.I97]-MIN(['Raw Data'.I$2:'Raw Data'.I$306]))/(MAX(['Raw Data'.I$2:'Raw Data'.I$306])-MIN(['Raw Data'.I$2:'Raw Data'.I$306]))*100" office:value-type="float" office:value="71.4285714285714">
            <text:p>71.4285714286</text:p>
          </table:table-cell>
          <table:table-cell table:formula="of:=(['Raw Data'.J97]-MIN(['Raw Data'.J$2:'Raw Data'.J$306]))/(MAX(['Raw Data'.J$2:'Raw Data'.J$306])-MIN(['Raw Data'.J$2:'Raw Data'.J$306]))*100" office:value-type="float" office:value="20.7591569470022">
            <text:p>20.759156947</text:p>
          </table:table-cell>
          <table:table-cell table:formula="of:=(['Raw Data'.K97]-MIN(['Raw Data'.K$2:'Raw Data'.K$306]))/(MAX(['Raw Data'.K$2:'Raw Data'.K$306])-MIN(['Raw Data'.K$2:'Raw Data'.K$306]))*100" office:value-type="float" office:value="28.0170540951553">
            <text:p>28.0170540952</text:p>
          </table:table-cell>
          <table:table-cell table:formula="of:=(['Raw Data'.L97]-MIN(['Raw Data'.L$2:'Raw Data'.L$306]))/(MAX(['Raw Data'.L$2:'Raw Data'.L$306])-MIN(['Raw Data'.L$2:'Raw Data'.L$306]))*100" office:value-type="float" office:value="28.8989527313898">
            <text:p>28.8989527314</text:p>
          </table:table-cell>
        </table:table-row>
        <table:table-row table:style-name="ro2">
          <table:table-cell table:formula="of:=(['Raw Data'.A9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8]-MIN(['Raw Data'.B$2:'Raw Data'.B$306]))/(MAX(['Raw Data'.B$2:'Raw Data'.B$306])-MIN(['Raw Data'.B$2:'Raw Data'.B$306]))*100" office:value-type="float" office:value="60.1335986355884">
            <text:p>60.1335986356</text:p>
          </table:table-cell>
          <table:table-cell table:formula="of:=(['Raw Data'.C98]-MIN(['Raw Data'.C$2:'Raw Data'.C$306]))/(MAX(['Raw Data'.C$2:'Raw Data'.C$306])-MIN(['Raw Data'.C$2:'Raw Data'.C$306]))*100" office:value-type="float" office:value="33.6767470834749">
            <text:p>33.6767470835</text:p>
          </table:table-cell>
          <table:table-cell table:formula="of:=(['Raw Data'.D98]-MIN(['Raw Data'.D$2:'Raw Data'.D$306]))/(MAX(['Raw Data'.D$2:'Raw Data'.D$306])-MIN(['Raw Data'.D$2:'Raw Data'.D$306]))*100" office:value-type="float" office:value="24.3146603098927">
            <text:p>24.3146603099</text:p>
          </table:table-cell>
          <table:table-cell table:formula="of:=(['Raw Data'.E9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8]-MIN(['Raw Data'.F$2:'Raw Data'.F$306]))/(MAX(['Raw Data'.F$2:'Raw Data'.F$306])-MIN(['Raw Data'.F$2:'Raw Data'.F$306]))*100" office:value-type="float" office:value="99.2808610350562">
            <text:p>99.2808610351</text:p>
          </table:table-cell>
          <table:table-cell table:formula="of:=(['Raw Data'.G9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8]-MIN(['Raw Data'.H$2:'Raw Data'.H$306]))/(MAX(['Raw Data'.H$2:'Raw Data'.H$306])-MIN(['Raw Data'.H$2:'Raw Data'.H$306]))*100" office:value-type="float" office:value="77.0114942528736">
            <text:p>77.0114942529</text:p>
          </table:table-cell>
          <table:table-cell table:formula="of:=(['Raw Data'.I98]-MIN(['Raw Data'.I$2:'Raw Data'.I$306]))/(MAX(['Raw Data'.I$2:'Raw Data'.I$306])-MIN(['Raw Data'.I$2:'Raw Data'.I$306]))*100" office:value-type="float" office:value="71.4285714285714">
            <text:p>71.4285714286</text:p>
          </table:table-cell>
          <table:table-cell table:formula="of:=(['Raw Data'.J98]-MIN(['Raw Data'.J$2:'Raw Data'.J$306]))/(MAX(['Raw Data'.J$2:'Raw Data'.J$306])-MIN(['Raw Data'.J$2:'Raw Data'.J$306]))*100" office:value-type="float" office:value="20.8307755269081">
            <text:p>20.8307755269</text:p>
          </table:table-cell>
          <table:table-cell table:formula="of:=(['Raw Data'.K98]-MIN(['Raw Data'.K$2:'Raw Data'.K$306]))/(MAX(['Raw Data'.K$2:'Raw Data'.K$306])-MIN(['Raw Data'.K$2:'Raw Data'.K$306]))*100" office:value-type="float" office:value="28.0431240495329">
            <text:p>28.0431240495</text:p>
          </table:table-cell>
          <table:table-cell table:formula="of:=(['Raw Data'.L98]-MIN(['Raw Data'.L$2:'Raw Data'.L$306]))/(MAX(['Raw Data'.L$2:'Raw Data'.L$306])-MIN(['Raw Data'.L$2:'Raw Data'.L$306]))*100" office:value-type="float" office:value="29.5782621001981">
            <text:p>29.5782621002</text:p>
          </table:table-cell>
        </table:table-row>
        <table:table-row table:style-name="ro2">
          <table:table-cell table:formula="of:=(['Raw Data'.A9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99]-MIN(['Raw Data'.B$2:'Raw Data'.B$306]))/(MAX(['Raw Data'.B$2:'Raw Data'.B$306])-MIN(['Raw Data'.B$2:'Raw Data'.B$306]))*100" office:value-type="float" office:value="60.3610005685048">
            <text:p>60.3610005685</text:p>
          </table:table-cell>
          <table:table-cell table:formula="of:=(['Raw Data'.C99]-MIN(['Raw Data'.C$2:'Raw Data'.C$306]))/(MAX(['Raw Data'.C$2:'Raw Data'.C$306])-MIN(['Raw Data'.C$2:'Raw Data'.C$306]))*100" office:value-type="float" office:value="33.9848227432325">
            <text:p>33.9848227432</text:p>
          </table:table-cell>
          <table:table-cell table:formula="of:=(['Raw Data'.D99]-MIN(['Raw Data'.D$2:'Raw Data'.D$306]))/(MAX(['Raw Data'.D$2:'Raw Data'.D$306])-MIN(['Raw Data'.D$2:'Raw Data'.D$306]))*100" office:value-type="float" office:value="25.0297973778308">
            <text:p>25.0297973778</text:p>
          </table:table-cell>
          <table:table-cell table:formula="of:=(['Raw Data'.E9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99]-MIN(['Raw Data'.F$2:'Raw Data'.F$306]))/(MAX(['Raw Data'.F$2:'Raw Data'.F$306])-MIN(['Raw Data'.F$2:'Raw Data'.F$306]))*100" office:value-type="float" office:value="99.2831706784473">
            <text:p>99.2831706784</text:p>
          </table:table-cell>
          <table:table-cell table:formula="of:=(['Raw Data'.G9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99]-MIN(['Raw Data'.H$2:'Raw Data'.H$306]))/(MAX(['Raw Data'.H$2:'Raw Data'.H$306])-MIN(['Raw Data'.H$2:'Raw Data'.H$306]))*100" office:value-type="float" office:value="77.0114942528736">
            <text:p>77.0114942529</text:p>
          </table:table-cell>
          <table:table-cell table:formula="of:=(['Raw Data'.I99]-MIN(['Raw Data'.I$2:'Raw Data'.I$306]))/(MAX(['Raw Data'.I$2:'Raw Data'.I$306])-MIN(['Raw Data'.I$2:'Raw Data'.I$306]))*100" office:value-type="float" office:value="71.4285714285714">
            <text:p>71.4285714286</text:p>
          </table:table-cell>
          <table:table-cell table:formula="of:=(['Raw Data'.J99]-MIN(['Raw Data'.J$2:'Raw Data'.J$306]))/(MAX(['Raw Data'.J$2:'Raw Data'.J$306])-MIN(['Raw Data'.J$2:'Raw Data'.J$306]))*100" office:value-type="float" office:value="21.2962962962963">
            <text:p>21.2962962963</text:p>
          </table:table-cell>
          <table:table-cell table:formula="of:=(['Raw Data'.K99]-MIN(['Raw Data'.K$2:'Raw Data'.K$306]))/(MAX(['Raw Data'.K$2:'Raw Data'.K$306])-MIN(['Raw Data'.K$2:'Raw Data'.K$306]))*100" office:value-type="float" office:value="30.1352378883337">
            <text:p>30.1352378883</text:p>
          </table:table-cell>
          <table:table-cell table:formula="of:=(['Raw Data'.L99]-MIN(['Raw Data'.L$2:'Raw Data'.L$306]))/(MAX(['Raw Data'.L$2:'Raw Data'.L$306])-MIN(['Raw Data'.L$2:'Raw Data'.L$306]))*100" office:value-type="float" office:value="30.3424851401076">
            <text:p>30.3424851401</text:p>
          </table:table-cell>
        </table:table-row>
        <table:table-row table:style-name="ro2">
          <table:table-cell table:formula="of:=(['Raw Data'.A10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0]-MIN(['Raw Data'.B$2:'Raw Data'.B$306]))/(MAX(['Raw Data'.B$2:'Raw Data'.B$306])-MIN(['Raw Data'.B$2:'Raw Data'.B$306]))*100" office:value-type="float" office:value="60.7021034678795">
            <text:p>60.7021034679</text:p>
          </table:table-cell>
          <table:table-cell table:formula="of:=(['Raw Data'.C100]-MIN(['Raw Data'.C$2:'Raw Data'.C$306]))/(MAX(['Raw Data'.C$2:'Raw Data'.C$306])-MIN(['Raw Data'.C$2:'Raw Data'.C$306]))*100" office:value-type="float" office:value="34.2879148261411">
            <text:p>34.2879148261</text:p>
          </table:table-cell>
          <table:table-cell table:formula="of:=(['Raw Data'.D100]-MIN(['Raw Data'.D$2:'Raw Data'.D$306]))/(MAX(['Raw Data'.D$2:'Raw Data'.D$306])-MIN(['Raw Data'.D$2:'Raw Data'.D$306]))*100" office:value-type="float" office:value="25.0297973778308">
            <text:p>25.0297973778</text:p>
          </table:table-cell>
          <table:table-cell table:formula="of:=(['Raw Data'.E10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0]-MIN(['Raw Data'.F$2:'Raw Data'.F$306]))/(MAX(['Raw Data'.F$2:'Raw Data'.F$306])-MIN(['Raw Data'.F$2:'Raw Data'.F$306]))*100" office:value-type="float" office:value="99.2436967732182">
            <text:p>99.2436967732</text:p>
          </table:table-cell>
          <table:table-cell table:formula="of:=(['Raw Data'.G10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0]-MIN(['Raw Data'.H$2:'Raw Data'.H$306]))/(MAX(['Raw Data'.H$2:'Raw Data'.H$306])-MIN(['Raw Data'.H$2:'Raw Data'.H$306]))*100" office:value-type="float" office:value="77.0114942528736">
            <text:p>77.0114942529</text:p>
          </table:table-cell>
          <table:table-cell table:formula="of:=(['Raw Data'.I100]-MIN(['Raw Data'.I$2:'Raw Data'.I$306]))/(MAX(['Raw Data'.I$2:'Raw Data'.I$306])-MIN(['Raw Data'.I$2:'Raw Data'.I$306]))*100" office:value-type="float" office:value="71.4285714285714">
            <text:p>71.4285714286</text:p>
          </table:table-cell>
          <table:table-cell table:formula="of:=(['Raw Data'.J100]-MIN(['Raw Data'.J$2:'Raw Data'.J$306]))/(MAX(['Raw Data'.J$2:'Raw Data'.J$306])-MIN(['Raw Data'.J$2:'Raw Data'.J$306]))*100" office:value-type="float" office:value="21.2962962962963">
            <text:p>21.2962962963</text:p>
          </table:table-cell>
          <table:table-cell table:formula="of:=(['Raw Data'.K100]-MIN(['Raw Data'.K$2:'Raw Data'.K$306]))/(MAX(['Raw Data'.K$2:'Raw Data'.K$306])-MIN(['Raw Data'.K$2:'Raw Data'.K$306]))*100" office:value-type="float" office:value="30.1352378883337">
            <text:p>30.1352378883</text:p>
          </table:table-cell>
          <table:table-cell table:formula="of:=(['Raw Data'.L100]-MIN(['Raw Data'.L$2:'Raw Data'.L$306]))/(MAX(['Raw Data'.L$2:'Raw Data'.L$306])-MIN(['Raw Data'.L$2:'Raw Data'.L$306]))*100" office:value-type="float" office:value="30.3424851401076">
            <text:p>30.3424851401</text:p>
          </table:table-cell>
        </table:table-row>
        <table:table-row table:style-name="ro2">
          <table:table-cell table:formula="of:=(['Raw Data'.A10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1]-MIN(['Raw Data'.B$2:'Raw Data'.B$306]))/(MAX(['Raw Data'.B$2:'Raw Data'.B$306])-MIN(['Raw Data'.B$2:'Raw Data'.B$306]))*100" office:value-type="float" office:value="60.9437180216032">
            <text:p>60.9437180216</text:p>
          </table:table-cell>
          <table:table-cell table:formula="of:=(['Raw Data'.C101]-MIN(['Raw Data'.C$2:'Raw Data'.C$306]))/(MAX(['Raw Data'.C$2:'Raw Data'.C$306])-MIN(['Raw Data'.C$2:'Raw Data'.C$306]))*100" office:value-type="float" office:value="34.6005210103069">
            <text:p>34.6005210103</text:p>
          </table:table-cell>
          <table:table-cell table:formula="of:=(['Raw Data'.D101]-MIN(['Raw Data'.D$2:'Raw Data'.D$306]))/(MAX(['Raw Data'.D$2:'Raw Data'.D$306])-MIN(['Raw Data'.D$2:'Raw Data'.D$306]))*100" office:value-type="float" office:value="25.1489868891538">
            <text:p>25.1489868892</text:p>
          </table:table-cell>
          <table:table-cell table:formula="of:=(['Raw Data'.E10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1]-MIN(['Raw Data'.F$2:'Raw Data'.F$306]))/(MAX(['Raw Data'.F$2:'Raw Data'.F$306])-MIN(['Raw Data'.F$2:'Raw Data'.F$306]))*100" office:value-type="float" office:value="99.2388675188551">
            <text:p>99.2388675189</text:p>
          </table:table-cell>
          <table:table-cell table:formula="of:=(['Raw Data'.G10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1]-MIN(['Raw Data'.H$2:'Raw Data'.H$306]))/(MAX(['Raw Data'.H$2:'Raw Data'.H$306])-MIN(['Raw Data'.H$2:'Raw Data'.H$306]))*100" office:value-type="float" office:value="77.0114942528736">
            <text:p>77.0114942529</text:p>
          </table:table-cell>
          <table:table-cell table:formula="of:=(['Raw Data'.I101]-MIN(['Raw Data'.I$2:'Raw Data'.I$306]))/(MAX(['Raw Data'.I$2:'Raw Data'.I$306])-MIN(['Raw Data'.I$2:'Raw Data'.I$306]))*100" office:value-type="float" office:value="71.4285714285714">
            <text:p>71.4285714286</text:p>
          </table:table-cell>
          <table:table-cell table:formula="of:=(['Raw Data'.J101]-MIN(['Raw Data'.J$2:'Raw Data'.J$306]))/(MAX(['Raw Data'.J$2:'Raw Data'.J$306])-MIN(['Raw Data'.J$2:'Raw Data'.J$306]))*100" office:value-type="float" office:value="21.7549962485506">
            <text:p>21.7549962486</text:p>
          </table:table-cell>
          <table:table-cell table:formula="of:=(['Raw Data'.K101]-MIN(['Raw Data'.K$2:'Raw Data'.K$306]))/(MAX(['Raw Data'.K$2:'Raw Data'.K$306])-MIN(['Raw Data'.K$2:'Raw Data'.K$306]))*100" office:value-type="float" office:value="31.1226374103845">
            <text:p>31.1226374104</text:p>
          </table:table-cell>
          <table:table-cell table:formula="of:=(['Raw Data'.L101]-MIN(['Raw Data'.L$2:'Raw Data'.L$306]))/(MAX(['Raw Data'.L$2:'Raw Data'.L$306])-MIN(['Raw Data'.L$2:'Raw Data'.L$306]))*100" office:value-type="float" office:value="30.8236626096802">
            <text:p>30.8236626097</text:p>
          </table:table-cell>
        </table:table-row>
        <table:table-row table:style-name="ro2">
          <table:table-cell table:formula="of:=(['Raw Data'.A10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2]-MIN(['Raw Data'.B$2:'Raw Data'.B$306]))/(MAX(['Raw Data'.B$2:'Raw Data'.B$306])-MIN(['Raw Data'.B$2:'Raw Data'.B$306]))*100" office:value-type="float" office:value="61.2137578169414">
            <text:p>61.2137578169</text:p>
          </table:table-cell>
          <table:table-cell table:formula="of:=(['Raw Data'.C102]-MIN(['Raw Data'.C$2:'Raw Data'.C$306]))/(MAX(['Raw Data'.C$2:'Raw Data'.C$306])-MIN(['Raw Data'.C$2:'Raw Data'.C$306]))*100" office:value-type="float" office:value="34.9131271944728">
            <text:p>34.9131271945</text:p>
          </table:table-cell>
          <table:table-cell table:formula="of:=(['Raw Data'.D102]-MIN(['Raw Data'.D$2:'Raw Data'.D$306]))/(MAX(['Raw Data'.D$2:'Raw Data'.D$306])-MIN(['Raw Data'.D$2:'Raw Data'.D$306]))*100" office:value-type="float" office:value="25.1489868891538">
            <text:p>25.1489868892</text:p>
          </table:table-cell>
          <table:table-cell table:formula="of:=(['Raw Data'.E10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2]-MIN(['Raw Data'.F$2:'Raw Data'.F$306]))/(MAX(['Raw Data'.F$2:'Raw Data'.F$306])-MIN(['Raw Data'.F$2:'Raw Data'.F$306]))*100" office:value-type="float" office:value="99.2453765138663">
            <text:p>99.2453765139</text:p>
          </table:table-cell>
          <table:table-cell table:formula="of:=(['Raw Data'.G10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2]-MIN(['Raw Data'.H$2:'Raw Data'.H$306]))/(MAX(['Raw Data'.H$2:'Raw Data'.H$306])-MIN(['Raw Data'.H$2:'Raw Data'.H$306]))*100" office:value-type="float" office:value="77.0114942528736">
            <text:p>77.0114942529</text:p>
          </table:table-cell>
          <table:table-cell table:formula="of:=(['Raw Data'.I102]-MIN(['Raw Data'.I$2:'Raw Data'.I$306]))/(MAX(['Raw Data'.I$2:'Raw Data'.I$306])-MIN(['Raw Data'.I$2:'Raw Data'.I$306]))*100" office:value-type="float" office:value="71.4285714285714">
            <text:p>71.4285714286</text:p>
          </table:table-cell>
          <table:table-cell table:formula="of:=(['Raw Data'.J102]-MIN(['Raw Data'.J$2:'Raw Data'.J$306]))/(MAX(['Raw Data'.J$2:'Raw Data'.J$306])-MIN(['Raw Data'.J$2:'Raw Data'.J$306]))*100" office:value-type="float" office:value="21.7549962485506">
            <text:p>21.7549962486</text:p>
          </table:table-cell>
          <table:table-cell table:formula="of:=(['Raw Data'.K102]-MIN(['Raw Data'.K$2:'Raw Data'.K$306]))/(MAX(['Raw Data'.K$2:'Raw Data'.K$306])-MIN(['Raw Data'.K$2:'Raw Data'.K$306]))*100" office:value-type="float" office:value="31.1226374103845">
            <text:p>31.1226374104</text:p>
          </table:table-cell>
          <table:table-cell table:formula="of:=(['Raw Data'.L102]-MIN(['Raw Data'.L$2:'Raw Data'.L$306]))/(MAX(['Raw Data'.L$2:'Raw Data'.L$306])-MIN(['Raw Data'.L$2:'Raw Data'.L$306]))*100" office:value-type="float" office:value="30.8236626096802">
            <text:p>30.8236626097</text:p>
          </table:table-cell>
        </table:table-row>
        <table:table-row table:style-name="ro2">
          <table:table-cell table:formula="of:=(['Raw Data'.A10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3]-MIN(['Raw Data'.B$2:'Raw Data'.B$306]))/(MAX(['Raw Data'.B$2:'Raw Data'.B$306])-MIN(['Raw Data'.B$2:'Raw Data'.B$306]))*100" office:value-type="float" office:value="61.4411597498579">
            <text:p>61.4411597499</text:p>
          </table:table-cell>
          <table:table-cell table:formula="of:=(['Raw Data'.C103]-MIN(['Raw Data'.C$2:'Raw Data'.C$306]))/(MAX(['Raw Data'.C$2:'Raw Data'.C$306])-MIN(['Raw Data'.C$2:'Raw Data'.C$306]))*100" office:value-type="float" office:value="35.2162192773814">
            <text:p>35.2162192774</text:p>
          </table:table-cell>
          <table:table-cell table:formula="of:=(['Raw Data'.D103]-MIN(['Raw Data'.D$2:'Raw Data'.D$306]))/(MAX(['Raw Data'.D$2:'Raw Data'.D$306])-MIN(['Raw Data'.D$2:'Raw Data'.D$306]))*100" office:value-type="float" office:value="25.5065554231228">
            <text:p>25.5065554231</text:p>
          </table:table-cell>
          <table:table-cell table:formula="of:=(['Raw Data'.E10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3]-MIN(['Raw Data'.F$2:'Raw Data'.F$306]))/(MAX(['Raw Data'.F$2:'Raw Data'.F$306])-MIN(['Raw Data'.F$2:'Raw Data'.F$306]))*100" office:value-type="float" office:value="99.236977810626">
            <text:p>99.2369778106</text:p>
          </table:table-cell>
          <table:table-cell table:formula="of:=(['Raw Data'.G10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3]-MIN(['Raw Data'.H$2:'Raw Data'.H$306]))/(MAX(['Raw Data'.H$2:'Raw Data'.H$306])-MIN(['Raw Data'.H$2:'Raw Data'.H$306]))*100" office:value-type="float" office:value="77.0114942528736">
            <text:p>77.0114942529</text:p>
          </table:table-cell>
          <table:table-cell table:formula="of:=(['Raw Data'.I103]-MIN(['Raw Data'.I$2:'Raw Data'.I$306]))/(MAX(['Raw Data'.I$2:'Raw Data'.I$306])-MIN(['Raw Data'.I$2:'Raw Data'.I$306]))*100" office:value-type="float" office:value="71.4285714285714">
            <text:p>71.4285714286</text:p>
          </table:table-cell>
          <table:table-cell table:formula="of:=(['Raw Data'.J103]-MIN(['Raw Data'.J$2:'Raw Data'.J$306]))/(MAX(['Raw Data'.J$2:'Raw Data'.J$306])-MIN(['Raw Data'.J$2:'Raw Data'.J$306]))*100" office:value-type="float" office:value="22.1693608894346">
            <text:p>22.1693608894</text:p>
          </table:table-cell>
          <table:table-cell table:formula="of:=(['Raw Data'.K103]-MIN(['Raw Data'.K$2:'Raw Data'.K$306]))/(MAX(['Raw Data'.K$2:'Raw Data'.K$306])-MIN(['Raw Data'.K$2:'Raw Data'.K$306]))*100" office:value-type="float" office:value="31.6766239409081">
            <text:p>31.6766239409</text:p>
          </table:table-cell>
          <table:table-cell table:formula="of:=(['Raw Data'.L103]-MIN(['Raw Data'.L$2:'Raw Data'.L$306]))/(MAX(['Raw Data'.L$2:'Raw Data'.L$306])-MIN(['Raw Data'.L$2:'Raw Data'.L$306]))*100" office:value-type="float" office:value="31.729408434758">
            <text:p>31.7294084348</text:p>
          </table:table-cell>
        </table:table-row>
        <table:table-row table:style-name="ro2">
          <table:table-cell table:formula="of:=(['Raw Data'.A10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4]-MIN(['Raw Data'.B$2:'Raw Data'.B$306]))/(MAX(['Raw Data'.B$2:'Raw Data'.B$306])-MIN(['Raw Data'.B$2:'Raw Data'.B$306]))*100" office:value-type="float" office:value="62.3507674815236">
            <text:p>62.3507674815</text:p>
          </table:table-cell>
          <table:table-cell table:formula="of:=(['Raw Data'.C104]-MIN(['Raw Data'.C$2:'Raw Data'.C$306]))/(MAX(['Raw Data'.C$2:'Raw Data'.C$306])-MIN(['Raw Data'.C$2:'Raw Data'.C$306]))*100" office:value-type="float" office:value="35.524294937139">
            <text:p>35.5242949371</text:p>
          </table:table-cell>
          <table:table-cell table:formula="of:=(['Raw Data'.D104]-MIN(['Raw Data'.D$2:'Raw Data'.D$306]))/(MAX(['Raw Data'.D$2:'Raw Data'.D$306])-MIN(['Raw Data'.D$2:'Raw Data'.D$306]))*100" office:value-type="float" office:value="25.5065554231228">
            <text:p>25.5065554231</text:p>
          </table:table-cell>
          <table:table-cell table:formula="of:=(['Raw Data'.E10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4]-MIN(['Raw Data'.F$2:'Raw Data'.F$306]))/(MAX(['Raw Data'.F$2:'Raw Data'.F$306])-MIN(['Raw Data'.F$2:'Raw Data'.F$306]))*100" office:value-type="float" office:value="99.237397745788">
            <text:p>99.2373977458</text:p>
          </table:table-cell>
          <table:table-cell table:formula="of:=(['Raw Data'.G10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4]-MIN(['Raw Data'.H$2:'Raw Data'.H$306]))/(MAX(['Raw Data'.H$2:'Raw Data'.H$306])-MIN(['Raw Data'.H$2:'Raw Data'.H$306]))*100" office:value-type="float" office:value="77.0114942528736">
            <text:p>77.0114942529</text:p>
          </table:table-cell>
          <table:table-cell table:formula="of:=(['Raw Data'.I104]-MIN(['Raw Data'.I$2:'Raw Data'.I$306]))/(MAX(['Raw Data'.I$2:'Raw Data'.I$306])-MIN(['Raw Data'.I$2:'Raw Data'.I$306]))*100" office:value-type="float" office:value="71.4285714285714">
            <text:p>71.4285714286</text:p>
          </table:table-cell>
          <table:table-cell table:formula="of:=(['Raw Data'.J104]-MIN(['Raw Data'.J$2:'Raw Data'.J$306]))/(MAX(['Raw Data'.J$2:'Raw Data'.J$306])-MIN(['Raw Data'.J$2:'Raw Data'.J$306]))*100" office:value-type="float" office:value="22.1693608894346">
            <text:p>22.1693608894</text:p>
          </table:table-cell>
          <table:table-cell table:formula="of:=(['Raw Data'.K104]-MIN(['Raw Data'.K$2:'Raw Data'.K$306]))/(MAX(['Raw Data'.K$2:'Raw Data'.K$306])-MIN(['Raw Data'.K$2:'Raw Data'.K$306]))*100" office:value-type="float" office:value="31.6766239409081">
            <text:p>31.6766239409</text:p>
          </table:table-cell>
          <table:table-cell table:formula="of:=(['Raw Data'.L104]-MIN(['Raw Data'.L$2:'Raw Data'.L$306]))/(MAX(['Raw Data'.L$2:'Raw Data'.L$306])-MIN(['Raw Data'.L$2:'Raw Data'.L$306]))*100" office:value-type="float" office:value="31.729408434758">
            <text:p>31.7294084348</text:p>
          </table:table-cell>
        </table:table-row>
        <table:table-row table:style-name="ro2">
          <table:table-cell table:formula="of:=(['Raw Data'.A10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5]-MIN(['Raw Data'.B$2:'Raw Data'.B$306]))/(MAX(['Raw Data'.B$2:'Raw Data'.B$306])-MIN(['Raw Data'.B$2:'Raw Data'.B$306]))*100" office:value-type="float" office:value="63.601478112564">
            <text:p>63.6014781126</text:p>
          </table:table-cell>
          <table:table-cell table:formula="of:=(['Raw Data'.C105]-MIN(['Raw Data'.C$2:'Raw Data'.C$306]))/(MAX(['Raw Data'.C$2:'Raw Data'.C$306])-MIN(['Raw Data'.C$2:'Raw Data'.C$306]))*100" office:value-type="float" office:value="35.8124362895005">
            <text:p>35.8124362895</text:p>
          </table:table-cell>
          <table:table-cell table:formula="of:=(['Raw Data'.D105]-MIN(['Raw Data'.D$2:'Raw Data'.D$306]))/(MAX(['Raw Data'.D$2:'Raw Data'.D$306])-MIN(['Raw Data'.D$2:'Raw Data'.D$306]))*100" office:value-type="float" office:value="26.0429082240763">
            <text:p>26.0429082241</text:p>
          </table:table-cell>
          <table:table-cell table:formula="of:=(['Raw Data'.E10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5]-MIN(['Raw Data'.F$2:'Raw Data'.F$306]))/(MAX(['Raw Data'.F$2:'Raw Data'.F$306])-MIN(['Raw Data'.F$2:'Raw Data'.F$306]))*100" office:value-type="float" office:value="99.1040683318496">
            <text:p>99.1040683318</text:p>
          </table:table-cell>
          <table:table-cell table:formula="of:=(['Raw Data'.G10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5]-MIN(['Raw Data'.H$2:'Raw Data'.H$306]))/(MAX(['Raw Data'.H$2:'Raw Data'.H$306])-MIN(['Raw Data'.H$2:'Raw Data'.H$306]))*100" office:value-type="float" office:value="86.5900383141763">
            <text:p>86.5900383142</text:p>
          </table:table-cell>
          <table:table-cell table:formula="of:=(['Raw Data'.I105]-MIN(['Raw Data'.I$2:'Raw Data'.I$306]))/(MAX(['Raw Data'.I$2:'Raw Data'.I$306])-MIN(['Raw Data'.I$2:'Raw Data'.I$306]))*100" office:value-type="float" office:value="86.4661654135338">
            <text:p>86.4661654135</text:p>
          </table:table-cell>
          <table:table-cell table:formula="of:=(['Raw Data'.J105]-MIN(['Raw Data'.J$2:'Raw Data'.J$306]))/(MAX(['Raw Data'.J$2:'Raw Data'.J$306])-MIN(['Raw Data'.J$2:'Raw Data'.J$306]))*100" office:value-type="float" office:value="22.1693608894346">
            <text:p>22.1693608894</text:p>
          </table:table-cell>
          <table:table-cell table:formula="of:=(['Raw Data'.K105]-MIN(['Raw Data'.K$2:'Raw Data'.K$306]))/(MAX(['Raw Data'.K$2:'Raw Data'.K$306])-MIN(['Raw Data'.K$2:'Raw Data'.K$306]))*100" office:value-type="float" office:value="31.6766239409081">
            <text:p>31.6766239409</text:p>
          </table:table-cell>
          <table:table-cell table:formula="of:=(['Raw Data'.L105]-MIN(['Raw Data'.L$2:'Raw Data'.L$306]))/(MAX(['Raw Data'.L$2:'Raw Data'.L$306])-MIN(['Raw Data'.L$2:'Raw Data'.L$306]))*100" office:value-type="float" office:value="32.2954995754316">
            <text:p>32.2954995754</text:p>
          </table:table-cell>
        </table:table-row>
        <table:table-row table:style-name="ro2">
          <table:table-cell table:formula="of:=(['Raw Data'.A10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6]-MIN(['Raw Data'.B$2:'Raw Data'.B$306]))/(MAX(['Raw Data'.B$2:'Raw Data'.B$306])-MIN(['Raw Data'.B$2:'Raw Data'.B$306]))*100" office:value-type="float" office:value="63.7436043206367">
            <text:p>63.7436043206</text:p>
          </table:table-cell>
          <table:table-cell table:formula="of:=(['Raw Data'.C106]-MIN(['Raw Data'.C$2:'Raw Data'.C$306]))/(MAX(['Raw Data'.C$2:'Raw Data'.C$306])-MIN(['Raw Data'.C$2:'Raw Data'.C$306]))*100" office:value-type="float" office:value="36.1223241590214">
            <text:p>36.122324159</text:p>
          </table:table-cell>
          <table:table-cell table:formula="of:=(['Raw Data'.D106]-MIN(['Raw Data'.D$2:'Raw Data'.D$306]))/(MAX(['Raw Data'.D$2:'Raw Data'.D$306])-MIN(['Raw Data'.D$2:'Raw Data'.D$306]))*100" office:value-type="float" office:value="26.2812872467223">
            <text:p>26.2812872467</text:p>
          </table:table-cell>
          <table:table-cell table:formula="of:=(['Raw Data'.E10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6]-MIN(['Raw Data'.F$2:'Raw Data'.F$306]))/(MAX(['Raw Data'.F$2:'Raw Data'.F$306])-MIN(['Raw Data'.F$2:'Raw Data'.F$306]))*100" office:value-type="float" office:value="99.1177162246149">
            <text:p>99.1177162246</text:p>
          </table:table-cell>
          <table:table-cell table:formula="of:=(['Raw Data'.G10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6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06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06]-MIN(['Raw Data'.J$2:'Raw Data'.J$306]))/(MAX(['Raw Data'.J$2:'Raw Data'.J$306])-MIN(['Raw Data'.J$2:'Raw Data'.J$306]))*100" office:value-type="float" office:value="22.6723961530591">
            <text:p>22.6723961531</text:p>
          </table:table-cell>
          <table:table-cell table:formula="of:=(['Raw Data'.K106]-MIN(['Raw Data'.K$2:'Raw Data'.K$306]))/(MAX(['Raw Data'.K$2:'Raw Data'.K$306])-MIN(['Raw Data'.K$2:'Raw Data'.K$306]))*100" office:value-type="float" office:value="32.352270258527">
            <text:p>32.3522702585</text:p>
          </table:table-cell>
          <table:table-cell table:formula="of:=(['Raw Data'.L106]-MIN(['Raw Data'.L$2:'Raw Data'.L$306]))/(MAX(['Raw Data'.L$2:'Raw Data'.L$306])-MIN(['Raw Data'.L$2:'Raw Data'.L$306]))*100" office:value-type="float" office:value="32.8332861590716">
            <text:p>32.8332861591</text:p>
          </table:table-cell>
        </table:table-row>
        <table:table-row table:style-name="ro2">
          <table:table-cell table:formula="of:=(['Raw Data'.A10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7]-MIN(['Raw Data'.B$2:'Raw Data'.B$306]))/(MAX(['Raw Data'.B$2:'Raw Data'.B$306])-MIN(['Raw Data'.B$2:'Raw Data'.B$306]))*100" office:value-type="float" office:value="63.8288800454804">
            <text:p>63.8288800455</text:p>
          </table:table-cell>
          <table:table-cell table:formula="of:=(['Raw Data'.C107]-MIN(['Raw Data'.C$2:'Raw Data'.C$306]))/(MAX(['Raw Data'.C$2:'Raw Data'.C$306])-MIN(['Raw Data'.C$2:'Raw Data'.C$306]))*100" office:value-type="float" office:value="36.4340242383056">
            <text:p>36.4340242383</text:p>
          </table:table-cell>
          <table:table-cell table:formula="of:=(['Raw Data'.D107]-MIN(['Raw Data'.D$2:'Raw Data'.D$306]))/(MAX(['Raw Data'.D$2:'Raw Data'.D$306])-MIN(['Raw Data'.D$2:'Raw Data'.D$306]))*100" office:value-type="float" office:value="26.2812872467223">
            <text:p>26.2812872467</text:p>
          </table:table-cell>
          <table:table-cell table:formula="of:=(['Raw Data'.E10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7]-MIN(['Raw Data'.F$2:'Raw Data'.F$306]))/(MAX(['Raw Data'.F$2:'Raw Data'.F$306])-MIN(['Raw Data'.F$2:'Raw Data'.F$306]))*100" office:value-type="float" office:value="99.1164564191289">
            <text:p>99.1164564191</text:p>
          </table:table-cell>
          <table:table-cell table:formula="of:=(['Raw Data'.G10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7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07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07]-MIN(['Raw Data'.J$2:'Raw Data'.J$306]))/(MAX(['Raw Data'.J$2:'Raw Data'.J$306])-MIN(['Raw Data'.J$2:'Raw Data'.J$306]))*100" office:value-type="float" office:value="22.6723961530591">
            <text:p>22.6723961531</text:p>
          </table:table-cell>
          <table:table-cell table:formula="of:=(['Raw Data'.K107]-MIN(['Raw Data'.K$2:'Raw Data'.K$306]))/(MAX(['Raw Data'.K$2:'Raw Data'.K$306])-MIN(['Raw Data'.K$2:'Raw Data'.K$306]))*100" office:value-type="float" office:value="32.352270258527">
            <text:p>32.3522702585</text:p>
          </table:table-cell>
          <table:table-cell table:formula="of:=(['Raw Data'.L107]-MIN(['Raw Data'.L$2:'Raw Data'.L$306]))/(MAX(['Raw Data'.L$2:'Raw Data'.L$306])-MIN(['Raw Data'.L$2:'Raw Data'.L$306]))*100" office:value-type="float" office:value="32.8332861590716">
            <text:p>32.8332861591</text:p>
          </table:table-cell>
        </table:table-row>
        <table:table-row table:style-name="ro2">
          <table:table-cell table:formula="of:=(['Raw Data'.A10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8]-MIN(['Raw Data'.B$2:'Raw Data'.B$306]))/(MAX(['Raw Data'.B$2:'Raw Data'.B$306])-MIN(['Raw Data'.B$2:'Raw Data'.B$306]))*100" office:value-type="float" office:value="64.0704945992041">
            <text:p>64.0704945992</text:p>
          </table:table-cell>
          <table:table-cell table:formula="of:=(['Raw Data'.C108]-MIN(['Raw Data'.C$2:'Raw Data'.C$306]))/(MAX(['Raw Data'.C$2:'Raw Data'.C$306])-MIN(['Raw Data'.C$2:'Raw Data'.C$306]))*100" office:value-type="float" office:value="36.7353041114509">
            <text:p>36.7353041115</text:p>
          </table:table-cell>
          <table:table-cell table:formula="of:=(['Raw Data'.D108]-MIN(['Raw Data'.D$2:'Raw Data'.D$306]))/(MAX(['Raw Data'.D$2:'Raw Data'.D$306])-MIN(['Raw Data'.D$2:'Raw Data'.D$306]))*100" office:value-type="float" office:value="26.7580452920143">
            <text:p>26.758045292</text:p>
          </table:table-cell>
          <table:table-cell table:formula="of:=(['Raw Data'.E10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8]-MIN(['Raw Data'.F$2:'Raw Data'.F$306]))/(MAX(['Raw Data'.F$2:'Raw Data'.F$306])-MIN(['Raw Data'.F$2:'Raw Data'.F$306]))*100" office:value-type="float" office:value="99.0902104715032">
            <text:p>99.0902104715</text:p>
          </table:table-cell>
          <table:table-cell table:formula="of:=(['Raw Data'.G10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8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08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08]-MIN(['Raw Data'.J$2:'Raw Data'.J$306]))/(MAX(['Raw Data'.J$2:'Raw Data'.J$306])-MIN(['Raw Data'.J$2:'Raw Data'.J$306]))*100" office:value-type="float" office:value="23.2368187708888">
            <text:p>23.2368187709</text:p>
          </table:table-cell>
          <table:table-cell table:formula="of:=(['Raw Data'.K108]-MIN(['Raw Data'.K$2:'Raw Data'.K$306]))/(MAX(['Raw Data'.K$2:'Raw Data'.K$306])-MIN(['Raw Data'.K$2:'Raw Data'.K$306]))*100" office:value-type="float" office:value="32.5608298935477">
            <text:p>32.5608298935</text:p>
          </table:table-cell>
          <table:table-cell table:formula="of:=(['Raw Data'.L108]-MIN(['Raw Data'.L$2:'Raw Data'.L$306]))/(MAX(['Raw Data'.L$2:'Raw Data'.L$306])-MIN(['Raw Data'.L$2:'Raw Data'.L$306]))*100" office:value-type="float" office:value="33.3427681856779">
            <text:p>33.3427681857</text:p>
          </table:table-cell>
        </table:table-row>
        <table:table-row table:style-name="ro2">
          <table:table-cell table:formula="of:=(['Raw Data'.A10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09]-MIN(['Raw Data'.B$2:'Raw Data'.B$306]))/(MAX(['Raw Data'.B$2:'Raw Data'.B$306])-MIN(['Raw Data'.B$2:'Raw Data'.B$306]))*100" office:value-type="float" office:value="64.2126208072769">
            <text:p>64.2126208073</text:p>
          </table:table-cell>
          <table:table-cell table:formula="of:=(['Raw Data'.C109]-MIN(['Raw Data'.C$2:'Raw Data'.C$306]))/(MAX(['Raw Data'.C$2:'Raw Data'.C$306])-MIN(['Raw Data'.C$2:'Raw Data'.C$306]))*100" office:value-type="float" office:value="37.039755351682">
            <text:p>37.0397553517</text:p>
          </table:table-cell>
          <table:table-cell table:formula="of:=(['Raw Data'.D109]-MIN(['Raw Data'.D$2:'Raw Data'.D$306]))/(MAX(['Raw Data'.D$2:'Raw Data'.D$306])-MIN(['Raw Data'.D$2:'Raw Data'.D$306]))*100" office:value-type="float" office:value="27.4731823599523">
            <text:p>27.47318236</text:p>
          </table:table-cell>
          <table:table-cell table:formula="of:=(['Raw Data'.E10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09]-MIN(['Raw Data'.F$2:'Raw Data'.F$306]))/(MAX(['Raw Data'.F$2:'Raw Data'.F$306])-MIN(['Raw Data'.F$2:'Raw Data'.F$306]))*100" office:value-type="float" office:value="99.0671140375926">
            <text:p>99.0671140376</text:p>
          </table:table-cell>
          <table:table-cell table:formula="of:=(['Raw Data'.G10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09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09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09]-MIN(['Raw Data'.J$2:'Raw Data'.J$306]))/(MAX(['Raw Data'.J$2:'Raw Data'.J$306])-MIN(['Raw Data'.J$2:'Raw Data'.J$306]))*100" office:value-type="float" office:value="23.7893049587341">
            <text:p>23.7893049587</text:p>
          </table:table-cell>
          <table:table-cell table:formula="of:=(['Raw Data'.K109]-MIN(['Raw Data'.K$2:'Raw Data'.K$306]))/(MAX(['Raw Data'.K$2:'Raw Data'.K$306])-MIN(['Raw Data'.K$2:'Raw Data'.K$306]))*100" office:value-type="float" office:value="34.1967195307408">
            <text:p>34.1967195307</text:p>
          </table:table-cell>
          <table:table-cell table:formula="of:=(['Raw Data'.L109]-MIN(['Raw Data'.L$2:'Raw Data'.L$306]))/(MAX(['Raw Data'.L$2:'Raw Data'.L$306])-MIN(['Raw Data'.L$2:'Raw Data'.L$306]))*100" office:value-type="float" office:value="34.1069912255873">
            <text:p>34.1069912256</text:p>
          </table:table-cell>
        </table:table-row>
        <table:table-row table:style-name="ro2">
          <table:table-cell table:formula="of:=(['Raw Data'.A11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0]-MIN(['Raw Data'.B$2:'Raw Data'.B$306]))/(MAX(['Raw Data'.B$2:'Raw Data'.B$306])-MIN(['Raw Data'.B$2:'Raw Data'.B$306]))*100" office:value-type="float" office:value="64.2268334280841">
            <text:p>64.2268334281</text:p>
          </table:table-cell>
          <table:table-cell table:formula="of:=(['Raw Data'.C110]-MIN(['Raw Data'.C$2:'Raw Data'.C$306]))/(MAX(['Raw Data'.C$2:'Raw Data'.C$306])-MIN(['Raw Data'.C$2:'Raw Data'.C$306]))*100" office:value-type="float" office:value="37.354173745611">
            <text:p>37.3541737456</text:p>
          </table:table-cell>
          <table:table-cell table:formula="of:=(['Raw Data'.D110]-MIN(['Raw Data'.D$2:'Raw Data'.D$306]))/(MAX(['Raw Data'.D$2:'Raw Data'.D$306])-MIN(['Raw Data'.D$2:'Raw Data'.D$306]))*100" office:value-type="float" office:value="27.4731823599523">
            <text:p>27.47318236</text:p>
          </table:table-cell>
          <table:table-cell table:formula="of:=(['Raw Data'.E11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0]-MIN(['Raw Data'.F$2:'Raw Data'.F$306]))/(MAX(['Raw Data'.F$2:'Raw Data'.F$306])-MIN(['Raw Data'.F$2:'Raw Data'.F$306]))*100" office:value-type="float" office:value="99.0679539079166">
            <text:p>99.0679539079</text:p>
          </table:table-cell>
          <table:table-cell table:formula="of:=(['Raw Data'.G11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0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0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0]-MIN(['Raw Data'.J$2:'Raw Data'.J$306]))/(MAX(['Raw Data'.J$2:'Raw Data'.J$306])-MIN(['Raw Data'.J$2:'Raw Data'.J$306]))*100" office:value-type="float" office:value="23.7893049587341">
            <text:p>23.7893049587</text:p>
          </table:table-cell>
          <table:table-cell table:formula="of:=(['Raw Data'.K110]-MIN(['Raw Data'.K$2:'Raw Data'.K$306]))/(MAX(['Raw Data'.K$2:'Raw Data'.K$306])-MIN(['Raw Data'.K$2:'Raw Data'.K$306]))*100" office:value-type="float" office:value="34.1967195307408">
            <text:p>34.1967195307</text:p>
          </table:table-cell>
          <table:table-cell table:formula="of:=(['Raw Data'.L110]-MIN(['Raw Data'.L$2:'Raw Data'.L$306]))/(MAX(['Raw Data'.L$2:'Raw Data'.L$306])-MIN(['Raw Data'.L$2:'Raw Data'.L$306]))*100" office:value-type="float" office:value="34.1069912255873">
            <text:p>34.1069912256</text:p>
          </table:table-cell>
        </table:table-row>
        <table:table-row table:style-name="ro2">
          <table:table-cell table:formula="of:=(['Raw Data'.A11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1]-MIN(['Raw Data'.B$2:'Raw Data'.B$306]))/(MAX(['Raw Data'.B$2:'Raw Data'.B$306])-MIN(['Raw Data'.B$2:'Raw Data'.B$306]))*100" office:value-type="float" office:value="64.3831722569642">
            <text:p>64.383172257</text:p>
          </table:table-cell>
          <table:table-cell table:formula="of:=(['Raw Data'.C111]-MIN(['Raw Data'.C$2:'Raw Data'.C$306]))/(MAX(['Raw Data'.C$2:'Raw Data'.C$306])-MIN(['Raw Data'.C$2:'Raw Data'.C$306]))*100" office:value-type="float" office:value="37.6599841431646">
            <text:p>37.6599841432</text:p>
          </table:table-cell>
          <table:table-cell table:formula="of:=(['Raw Data'.D111]-MIN(['Raw Data'.D$2:'Raw Data'.D$306]))/(MAX(['Raw Data'.D$2:'Raw Data'.D$306])-MIN(['Raw Data'.D$2:'Raw Data'.D$306]))*100" office:value-type="float" office:value="27.4731823599523">
            <text:p>27.47318236</text:p>
          </table:table-cell>
          <table:table-cell table:formula="of:=(['Raw Data'.E11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1]-MIN(['Raw Data'.F$2:'Raw Data'.F$306]))/(MAX(['Raw Data'.F$2:'Raw Data'.F$306])-MIN(['Raw Data'.F$2:'Raw Data'.F$306]))*100" office:value-type="float" office:value="99.0866410226261">
            <text:p>99.0866410226</text:p>
          </table:table-cell>
          <table:table-cell table:formula="of:=(['Raw Data'.G11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1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1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1]-MIN(['Raw Data'.J$2:'Raw Data'.J$306]))/(MAX(['Raw Data'.J$2:'Raw Data'.J$306])-MIN(['Raw Data'.J$2:'Raw Data'.J$306]))*100" office:value-type="float" office:value="24.1610394925312">
            <text:p>24.1610394925</text:p>
          </table:table-cell>
          <table:table-cell table:formula="of:=(['Raw Data'.K111]-MIN(['Raw Data'.K$2:'Raw Data'.K$306]))/(MAX(['Raw Data'.K$2:'Raw Data'.K$306])-MIN(['Raw Data'.K$2:'Raw Data'.K$306]))*100" office:value-type="float" office:value="34.3455355203128">
            <text:p>34.3455355203</text:p>
          </table:table-cell>
          <table:table-cell table:formula="of:=(['Raw Data'.L111]-MIN(['Raw Data'.L$2:'Raw Data'.L$306]))/(MAX(['Raw Data'.L$2:'Raw Data'.L$306])-MIN(['Raw Data'.L$2:'Raw Data'.L$306]))*100" office:value-type="float" office:value="34.1636003396547">
            <text:p>34.1636003397</text:p>
          </table:table-cell>
        </table:table-row>
        <table:table-row table:style-name="ro2">
          <table:table-cell table:formula="of:=(['Raw Data'.A11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2]-MIN(['Raw Data'.B$2:'Raw Data'.B$306]))/(MAX(['Raw Data'.B$2:'Raw Data'.B$306])-MIN(['Raw Data'.B$2:'Raw Data'.B$306]))*100" office:value-type="float" office:value="64.425810119386">
            <text:p>64.4258101194</text:p>
          </table:table-cell>
          <table:table-cell table:formula="of:=(['Raw Data'.C112]-MIN(['Raw Data'.C$2:'Raw Data'.C$306]))/(MAX(['Raw Data'.C$2:'Raw Data'.C$306])-MIN(['Raw Data'.C$2:'Raw Data'.C$306]))*100" office:value-type="float" office:value="37.9721372748896">
            <text:p>37.9721372749</text:p>
          </table:table-cell>
          <table:table-cell table:formula="of:=(['Raw Data'.D112]-MIN(['Raw Data'.D$2:'Raw Data'.D$306]))/(MAX(['Raw Data'.D$2:'Raw Data'.D$306])-MIN(['Raw Data'.D$2:'Raw Data'.D$306]))*100" office:value-type="float" office:value="27.4731823599523">
            <text:p>27.47318236</text:p>
          </table:table-cell>
          <table:table-cell table:formula="of:=(['Raw Data'.E11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2]-MIN(['Raw Data'.F$2:'Raw Data'.F$306]))/(MAX(['Raw Data'.F$2:'Raw Data'.F$306])-MIN(['Raw Data'.F$2:'Raw Data'.F$306]))*100" office:value-type="float" office:value="99.083701476492">
            <text:p>99.0837014765</text:p>
          </table:table-cell>
          <table:table-cell table:formula="of:=(['Raw Data'.G11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2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2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2]-MIN(['Raw Data'.J$2:'Raw Data'.J$306]))/(MAX(['Raw Data'.J$2:'Raw Data'.J$306])-MIN(['Raw Data'.J$2:'Raw Data'.J$306]))*100" office:value-type="float" office:value="24.1610394925312">
            <text:p>24.1610394925</text:p>
          </table:table-cell>
          <table:table-cell table:formula="of:=(['Raw Data'.K112]-MIN(['Raw Data'.K$2:'Raw Data'.K$306]))/(MAX(['Raw Data'.K$2:'Raw Data'.K$306])-MIN(['Raw Data'.K$2:'Raw Data'.K$306]))*100" office:value-type="float" office:value="34.3455355203128">
            <text:p>34.3455355203</text:p>
          </table:table-cell>
          <table:table-cell table:formula="of:=(['Raw Data'.L112]-MIN(['Raw Data'.L$2:'Raw Data'.L$306]))/(MAX(['Raw Data'.L$2:'Raw Data'.L$306])-MIN(['Raw Data'.L$2:'Raw Data'.L$306]))*100" office:value-type="float" office:value="34.1636003396547">
            <text:p>34.1636003397</text:p>
          </table:table-cell>
        </table:table-row>
        <table:table-row table:style-name="ro2">
          <table:table-cell table:formula="of:=(['Raw Data'.A11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3]-MIN(['Raw Data'.B$2:'Raw Data'.B$306]))/(MAX(['Raw Data'.B$2:'Raw Data'.B$306])-MIN(['Raw Data'.B$2:'Raw Data'.B$306]))*100" office:value-type="float" office:value="64.5110858442297">
            <text:p>64.5110858442</text:p>
          </table:table-cell>
          <table:table-cell table:formula="of:=(['Raw Data'.C113]-MIN(['Raw Data'.C$2:'Raw Data'.C$306]))/(MAX(['Raw Data'.C$2:'Raw Data'.C$306])-MIN(['Raw Data'.C$2:'Raw Data'.C$306]))*100" office:value-type="float" office:value="38.2462340015857">
            <text:p>38.2462340016</text:p>
          </table:table-cell>
          <table:table-cell table:formula="of:=(['Raw Data'.D113]-MIN(['Raw Data'.D$2:'Raw Data'.D$306]))/(MAX(['Raw Data'.D$2:'Raw Data'.D$306])-MIN(['Raw Data'.D$2:'Raw Data'.D$306]))*100" office:value-type="float" office:value="32.53873659118">
            <text:p>32.5387365912</text:p>
          </table:table-cell>
          <table:table-cell table:formula="of:=(['Raw Data'.E11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3]-MIN(['Raw Data'.F$2:'Raw Data'.F$306]))/(MAX(['Raw Data'.F$2:'Raw Data'.F$306])-MIN(['Raw Data'.F$2:'Raw Data'.F$306]))*100" office:value-type="float" office:value="99.0801320276149">
            <text:p>99.0801320276</text:p>
          </table:table-cell>
          <table:table-cell table:formula="of:=(['Raw Data'.G11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3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3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3]-MIN(['Raw Data'.J$2:'Raw Data'.J$306]))/(MAX(['Raw Data'.J$2:'Raw Data'.J$306])-MIN(['Raw Data'.J$2:'Raw Data'.J$306]))*100" office:value-type="float" office:value="24.6316758747698">
            <text:p>24.6316758748</text:p>
          </table:table-cell>
          <table:table-cell table:formula="of:=(['Raw Data'.K113]-MIN(['Raw Data'.K$2:'Raw Data'.K$306]))/(MAX(['Raw Data'.K$2:'Raw Data'.K$306])-MIN(['Raw Data'.K$2:'Raw Data'.K$306]))*100" office:value-type="float" office:value="36.7624375407343">
            <text:p>36.7624375407</text:p>
          </table:table-cell>
          <table:table-cell table:formula="of:=(['Raw Data'.L113]-MIN(['Raw Data'.L$2:'Raw Data'.L$306]))/(MAX(['Raw Data'.L$2:'Raw Data'.L$306])-MIN(['Raw Data'.L$2:'Raw Data'.L$306]))*100" office:value-type="float" office:value="36.5694876875177">
            <text:p>36.5694876875</text:p>
          </table:table-cell>
        </table:table-row>
        <table:table-row table:style-name="ro2">
          <table:table-cell table:formula="of:=(['Raw Data'.A11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4]-MIN(['Raw Data'.B$2:'Raw Data'.B$306]))/(MAX(['Raw Data'.B$2:'Raw Data'.B$306])-MIN(['Raw Data'.B$2:'Raw Data'.B$306]))*100" office:value-type="float" office:value="64.5537237066515">
            <text:p>64.5537237067</text:p>
          </table:table-cell>
          <table:table-cell table:formula="of:=(['Raw Data'.C114]-MIN(['Raw Data'.C$2:'Raw Data'.C$306]))/(MAX(['Raw Data'.C$2:'Raw Data'.C$306])-MIN(['Raw Data'.C$2:'Raw Data'.C$306]))*100" office:value-type="float" office:value="38.560199343074">
            <text:p>38.5601993431</text:p>
          </table:table-cell>
          <table:table-cell table:formula="of:=(['Raw Data'.D114]-MIN(['Raw Data'.D$2:'Raw Data'.D$306]))/(MAX(['Raw Data'.D$2:'Raw Data'.D$306])-MIN(['Raw Data'.D$2:'Raw Data'.D$306]))*100" office:value-type="float" office:value="32.53873659118">
            <text:p>32.5387365912</text:p>
          </table:table-cell>
          <table:table-cell table:formula="of:=(['Raw Data'.E11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4]-MIN(['Raw Data'.F$2:'Raw Data'.F$306]))/(MAX(['Raw Data'.F$2:'Raw Data'.F$306])-MIN(['Raw Data'.F$2:'Raw Data'.F$306]))*100" office:value-type="float" office:value="99.0736230326038">
            <text:p>99.0736230326</text:p>
          </table:table-cell>
          <table:table-cell table:formula="of:=(['Raw Data'.G11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4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4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4]-MIN(['Raw Data'.J$2:'Raw Data'.J$306]))/(MAX(['Raw Data'.J$2:'Raw Data'.J$306])-MIN(['Raw Data'.J$2:'Raw Data'.J$306]))*100" office:value-type="float" office:value="24.6316758747698">
            <text:p>24.6316758748</text:p>
          </table:table-cell>
          <table:table-cell table:formula="of:=(['Raw Data'.K114]-MIN(['Raw Data'.K$2:'Raw Data'.K$306]))/(MAX(['Raw Data'.K$2:'Raw Data'.K$306])-MIN(['Raw Data'.K$2:'Raw Data'.K$306]))*100" office:value-type="float" office:value="36.7624375407343">
            <text:p>36.7624375407</text:p>
          </table:table-cell>
          <table:table-cell table:formula="of:=(['Raw Data'.L114]-MIN(['Raw Data'.L$2:'Raw Data'.L$306]))/(MAX(['Raw Data'.L$2:'Raw Data'.L$306])-MIN(['Raw Data'.L$2:'Raw Data'.L$306]))*100" office:value-type="float" office:value="36.5694876875177">
            <text:p>36.5694876875</text:p>
          </table:table-cell>
        </table:table-row>
        <table:table-row table:style-name="ro2">
          <table:table-cell table:formula="of:=(['Raw Data'.A11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5]-MIN(['Raw Data'.B$2:'Raw Data'.B$306]))/(MAX(['Raw Data'.B$2:'Raw Data'.B$306])-MIN(['Raw Data'.B$2:'Raw Data'.B$306]))*100" office:value-type="float" office:value="64.6247868106879">
            <text:p>64.6247868107</text:p>
          </table:table-cell>
          <table:table-cell table:formula="of:=(['Raw Data'.C115]-MIN(['Raw Data'.C$2:'Raw Data'.C$306]))/(MAX(['Raw Data'.C$2:'Raw Data'.C$306])-MIN(['Raw Data'.C$2:'Raw Data'.C$306]))*100" office:value-type="float" office:value="38.8718994223581">
            <text:p>38.8718994224</text:p>
          </table:table-cell>
          <table:table-cell table:formula="of:=(['Raw Data'.D115]-MIN(['Raw Data'.D$2:'Raw Data'.D$306]))/(MAX(['Raw Data'.D$2:'Raw Data'.D$306])-MIN(['Raw Data'.D$2:'Raw Data'.D$306]))*100" office:value-type="float" office:value="32.53873659118">
            <text:p>32.5387365912</text:p>
          </table:table-cell>
          <table:table-cell table:formula="of:=(['Raw Data'.E11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5]-MIN(['Raw Data'.F$2:'Raw Data'.F$306]))/(MAX(['Raw Data'.F$2:'Raw Data'.F$306])-MIN(['Raw Data'.F$2:'Raw Data'.F$306]))*100" office:value-type="float" office:value="99.0671140375926">
            <text:p>99.0671140376</text:p>
          </table:table-cell>
          <table:table-cell table:formula="of:=(['Raw Data'.G11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5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5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5]-MIN(['Raw Data'.J$2:'Raw Data'.J$306]))/(MAX(['Raw Data'.J$2:'Raw Data'.J$306])-MIN(['Raw Data'.J$2:'Raw Data'.J$306]))*100" office:value-type="float" office:value="24.7595661960303">
            <text:p>24.759566196</text:p>
          </table:table-cell>
          <table:table-cell table:formula="of:=(['Raw Data'.K115]-MIN(['Raw Data'.K$2:'Raw Data'.K$306]))/(MAX(['Raw Data'.K$2:'Raw Data'.K$306])-MIN(['Raw Data'.K$2:'Raw Data'.K$306]))*100" office:value-type="float" office:value="36.7624375407343">
            <text:p>36.7624375407</text:p>
          </table:table-cell>
          <table:table-cell table:formula="of:=(['Raw Data'.L115]-MIN(['Raw Data'.L$2:'Raw Data'.L$306]))/(MAX(['Raw Data'.L$2:'Raw Data'.L$306])-MIN(['Raw Data'.L$2:'Raw Data'.L$306]))*100" office:value-type="float" office:value="36.5694876875177">
            <text:p>36.5694876875</text:p>
          </table:table-cell>
        </table:table-row>
        <table:table-row table:style-name="ro2">
          <table:table-cell table:formula="of:=(['Raw Data'.A11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6]-MIN(['Raw Data'.B$2:'Raw Data'.B$306]))/(MAX(['Raw Data'.B$2:'Raw Data'.B$306])-MIN(['Raw Data'.B$2:'Raw Data'.B$306]))*100" office:value-type="float" office:value="64.6958499147243">
            <text:p>64.6958499147</text:p>
          </table:table-cell>
          <table:table-cell table:formula="of:=(['Raw Data'.C116]-MIN(['Raw Data'.C$2:'Raw Data'.C$306]))/(MAX(['Raw Data'.C$2:'Raw Data'.C$306])-MIN(['Raw Data'.C$2:'Raw Data'.C$306]))*100" office:value-type="float" office:value="39.181787291879">
            <text:p>39.1817872919</text:p>
          </table:table-cell>
          <table:table-cell table:formula="of:=(['Raw Data'.D116]-MIN(['Raw Data'.D$2:'Raw Data'.D$306]))/(MAX(['Raw Data'.D$2:'Raw Data'.D$306])-MIN(['Raw Data'.D$2:'Raw Data'.D$306]))*100" office:value-type="float" office:value="33.0750893921335">
            <text:p>33.0750893921</text:p>
          </table:table-cell>
          <table:table-cell table:formula="of:=(['Raw Data'.E11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6]-MIN(['Raw Data'.F$2:'Raw Data'.F$306]))/(MAX(['Raw Data'.F$2:'Raw Data'.F$306])-MIN(['Raw Data'.F$2:'Raw Data'.F$306]))*100" office:value-type="float" office:value="99.0797120924529">
            <text:p>99.0797120925</text:p>
          </table:table-cell>
          <table:table-cell table:formula="of:=(['Raw Data'.G11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6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6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6]-MIN(['Raw Data'.J$2:'Raw Data'.J$306]))/(MAX(['Raw Data'.J$2:'Raw Data'.J$306])-MIN(['Raw Data'.J$2:'Raw Data'.J$306]))*100" office:value-type="float" office:value="25.2080349225837">
            <text:p>25.2080349226</text:p>
          </table:table-cell>
          <table:table-cell table:formula="of:=(['Raw Data'.K116]-MIN(['Raw Data'.K$2:'Raw Data'.K$306]))/(MAX(['Raw Data'.K$2:'Raw Data'.K$306])-MIN(['Raw Data'.K$2:'Raw Data'.K$306]))*100" office:value-type="float" office:value="37.2262654790354">
            <text:p>37.226265479</text:p>
          </table:table-cell>
          <table:table-cell table:formula="of:=(['Raw Data'.L116]-MIN(['Raw Data'.L$2:'Raw Data'.L$306]))/(MAX(['Raw Data'.L$2:'Raw Data'.L$306])-MIN(['Raw Data'.L$2:'Raw Data'.L$306]))*100" office:value-type="float" office:value="36.8808378148882">
            <text:p>36.8808378149</text:p>
          </table:table-cell>
        </table:table-row>
        <table:table-row table:style-name="ro2">
          <table:table-cell table:formula="of:=(['Raw Data'.A11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7]-MIN(['Raw Data'.B$2:'Raw Data'.B$306]))/(MAX(['Raw Data'.B$2:'Raw Data'.B$306])-MIN(['Raw Data'.B$2:'Raw Data'.B$306]))*100" office:value-type="float" office:value="64.7384877771461">
            <text:p>64.7384877771</text:p>
          </table:table-cell>
          <table:table-cell table:formula="of:=(['Raw Data'.C117]-MIN(['Raw Data'.C$2:'Raw Data'.C$306]))/(MAX(['Raw Data'.C$2:'Raw Data'.C$306])-MIN(['Raw Data'.C$2:'Raw Data'.C$306]))*100" office:value-type="float" office:value="39.4943934760449">
            <text:p>39.494393476</text:p>
          </table:table-cell>
          <table:table-cell table:formula="of:=(['Raw Data'.D117]-MIN(['Raw Data'.D$2:'Raw Data'.D$306]))/(MAX(['Raw Data'.D$2:'Raw Data'.D$306])-MIN(['Raw Data'.D$2:'Raw Data'.D$306]))*100" office:value-type="float" office:value="33.0750893921335">
            <text:p>33.0750893921</text:p>
          </table:table-cell>
          <table:table-cell table:formula="of:=(['Raw Data'.E11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7]-MIN(['Raw Data'.F$2:'Raw Data'.F$306]))/(MAX(['Raw Data'.F$2:'Raw Data'.F$306])-MIN(['Raw Data'.F$2:'Raw Data'.F$306]))*100" office:value-type="float" office:value="99.0723632271177">
            <text:p>99.0723632271</text:p>
          </table:table-cell>
          <table:table-cell table:formula="of:=(['Raw Data'.G11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7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7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7]-MIN(['Raw Data'.J$2:'Raw Data'.J$306]))/(MAX(['Raw Data'.J$2:'Raw Data'.J$306])-MIN(['Raw Data'.J$2:'Raw Data'.J$306]))*100" office:value-type="float" office:value="25.2080349225837">
            <text:p>25.2080349226</text:p>
          </table:table-cell>
          <table:table-cell table:formula="of:=(['Raw Data'.K117]-MIN(['Raw Data'.K$2:'Raw Data'.K$306]))/(MAX(['Raw Data'.K$2:'Raw Data'.K$306])-MIN(['Raw Data'.K$2:'Raw Data'.K$306]))*100" office:value-type="float" office:value="37.2262654790354">
            <text:p>37.226265479</text:p>
          </table:table-cell>
          <table:table-cell table:formula="of:=(['Raw Data'.L117]-MIN(['Raw Data'.L$2:'Raw Data'.L$306]))/(MAX(['Raw Data'.L$2:'Raw Data'.L$306])-MIN(['Raw Data'.L$2:'Raw Data'.L$306]))*100" office:value-type="float" office:value="36.8808378148882">
            <text:p>36.8808378149</text:p>
          </table:table-cell>
        </table:table-row>
        <table:table-row table:style-name="ro2">
          <table:table-cell table:formula="of:=(['Raw Data'.A11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8]-MIN(['Raw Data'.B$2:'Raw Data'.B$306]))/(MAX(['Raw Data'.B$2:'Raw Data'.B$306])-MIN(['Raw Data'.B$2:'Raw Data'.B$306]))*100" office:value-type="float" office:value="64.8095508811825">
            <text:p>64.8095508812</text:p>
          </table:table-cell>
          <table:table-cell table:formula="of:=(['Raw Data'.C118]-MIN(['Raw Data'.C$2:'Raw Data'.C$306]))/(MAX(['Raw Data'.C$2:'Raw Data'.C$306])-MIN(['Raw Data'.C$2:'Raw Data'.C$306]))*100" office:value-type="float" office:value="39.7988447162759">
            <text:p>39.7988447163</text:p>
          </table:table-cell>
          <table:table-cell table:formula="of:=(['Raw Data'.D118]-MIN(['Raw Data'.D$2:'Raw Data'.D$306]))/(MAX(['Raw Data'.D$2:'Raw Data'.D$306])-MIN(['Raw Data'.D$2:'Raw Data'.D$306]))*100" office:value-type="float" office:value="34.1477949940405">
            <text:p>34.147794994</text:p>
          </table:table-cell>
          <table:table-cell table:formula="of:=(['Raw Data'.E11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8]-MIN(['Raw Data'.F$2:'Raw Data'.F$306]))/(MAX(['Raw Data'.F$2:'Raw Data'.F$306])-MIN(['Raw Data'.F$2:'Raw Data'.F$306]))*100" office:value-type="float" office:value="99.0679539079166">
            <text:p>99.0679539079</text:p>
          </table:table-cell>
          <table:table-cell table:formula="of:=(['Raw Data'.G11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8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8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8]-MIN(['Raw Data'.J$2:'Raw Data'.J$306]))/(MAX(['Raw Data'.J$2:'Raw Data'.J$306])-MIN(['Raw Data'.J$2:'Raw Data'.J$306]))*100" office:value-type="float" office:value="25.7383534547439">
            <text:p>25.7383534547</text:p>
          </table:table-cell>
          <table:table-cell table:formula="of:=(['Raw Data'.K118]-MIN(['Raw Data'.K$2:'Raw Data'.K$306]))/(MAX(['Raw Data'.K$2:'Raw Data'.K$306])-MIN(['Raw Data'.K$2:'Raw Data'.K$306]))*100" office:value-type="float" office:value="37.8171844449272">
            <text:p>37.8171844449</text:p>
          </table:table-cell>
          <table:table-cell table:formula="of:=(['Raw Data'.L118]-MIN(['Raw Data'.L$2:'Raw Data'.L$306]))/(MAX(['Raw Data'.L$2:'Raw Data'.L$306])-MIN(['Raw Data'.L$2:'Raw Data'.L$306]))*100" office:value-type="float" office:value="37.8714973110671">
            <text:p>37.8714973111</text:p>
          </table:table-cell>
        </table:table-row>
        <table:table-row table:style-name="ro2">
          <table:table-cell table:formula="of:=(['Raw Data'.A11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19]-MIN(['Raw Data'.B$2:'Raw Data'.B$306]))/(MAX(['Raw Data'.B$2:'Raw Data'.B$306])-MIN(['Raw Data'.B$2:'Raw Data'.B$306]))*100" office:value-type="float" office:value="64.8521887436043">
            <text:p>64.8521887436</text:p>
          </table:table-cell>
          <table:table-cell table:formula="of:=(['Raw Data'.C119]-MIN(['Raw Data'.C$2:'Raw Data'.C$306]))/(MAX(['Raw Data'.C$2:'Raw Data'.C$306])-MIN(['Raw Data'.C$2:'Raw Data'.C$306]))*100" office:value-type="float" office:value="40.1055612187111">
            <text:p>40.1055612187</text:p>
          </table:table-cell>
          <table:table-cell table:formula="of:=(['Raw Data'.D119]-MIN(['Raw Data'.D$2:'Raw Data'.D$306]))/(MAX(['Raw Data'.D$2:'Raw Data'.D$306])-MIN(['Raw Data'.D$2:'Raw Data'.D$306]))*100" office:value-type="float" office:value="34.1477949940405">
            <text:p>34.147794994</text:p>
          </table:table-cell>
          <table:table-cell table:formula="of:=(['Raw Data'.E11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19]-MIN(['Raw Data'.F$2:'Raw Data'.F$306]))/(MAX(['Raw Data'.F$2:'Raw Data'.F$306])-MIN(['Raw Data'.F$2:'Raw Data'.F$306]))*100" office:value-type="float" office:value="99.0679539079166">
            <text:p>99.0679539079</text:p>
          </table:table-cell>
          <table:table-cell table:formula="of:=(['Raw Data'.G11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19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19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19]-MIN(['Raw Data'.J$2:'Raw Data'.J$306]))/(MAX(['Raw Data'.J$2:'Raw Data'.J$306])-MIN(['Raw Data'.J$2:'Raw Data'.J$306]))*100" office:value-type="float" office:value="25.7383534547439">
            <text:p>25.7383534547</text:p>
          </table:table-cell>
          <table:table-cell table:formula="of:=(['Raw Data'.K119]-MIN(['Raw Data'.K$2:'Raw Data'.K$306]))/(MAX(['Raw Data'.K$2:'Raw Data'.K$306])-MIN(['Raw Data'.K$2:'Raw Data'.K$306]))*100" office:value-type="float" office:value="37.8171844449272">
            <text:p>37.8171844449</text:p>
          </table:table-cell>
          <table:table-cell table:formula="of:=(['Raw Data'.L119]-MIN(['Raw Data'.L$2:'Raw Data'.L$306]))/(MAX(['Raw Data'.L$2:'Raw Data'.L$306])-MIN(['Raw Data'.L$2:'Raw Data'.L$306]))*100" office:value-type="float" office:value="37.8714973110671">
            <text:p>37.8714973111</text:p>
          </table:table-cell>
        </table:table-row>
        <table:table-row table:style-name="ro2">
          <table:table-cell table:formula="of:=(['Raw Data'.A12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0]-MIN(['Raw Data'.B$2:'Raw Data'.B$306]))/(MAX(['Raw Data'.B$2:'Raw Data'.B$306])-MIN(['Raw Data'.B$2:'Raw Data'.B$306]))*100" office:value-type="float" office:value="64.8806139852189">
            <text:p>64.8806139852</text:p>
          </table:table-cell>
          <table:table-cell table:formula="of:=(['Raw Data'.C120]-MIN(['Raw Data'.C$2:'Raw Data'.C$306]))/(MAX(['Raw Data'.C$2:'Raw Data'.C$306])-MIN(['Raw Data'.C$2:'Raw Data'.C$306]))*100" office:value-type="float" office:value="40.4181674028769">
            <text:p>40.4181674029</text:p>
          </table:table-cell>
          <table:table-cell table:formula="of:=(['Raw Data'.D120]-MIN(['Raw Data'.D$2:'Raw Data'.D$306]))/(MAX(['Raw Data'.D$2:'Raw Data'.D$306])-MIN(['Raw Data'.D$2:'Raw Data'.D$306]))*100" office:value-type="float" office:value="34.1477949940405">
            <text:p>34.147794994</text:p>
          </table:table-cell>
          <table:table-cell table:formula="of:=(['Raw Data'.E12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0]-MIN(['Raw Data'.F$2:'Raw Data'.F$306]))/(MAX(['Raw Data'.F$2:'Raw Data'.F$306])-MIN(['Raw Data'.F$2:'Raw Data'.F$306]))*100" office:value-type="float" office:value="99.0679539079166">
            <text:p>99.0679539079</text:p>
          </table:table-cell>
          <table:table-cell table:formula="of:=(['Raw Data'.G12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0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0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0]-MIN(['Raw Data'.J$2:'Raw Data'.J$306]))/(MAX(['Raw Data'.J$2:'Raw Data'.J$306])-MIN(['Raw Data'.J$2:'Raw Data'.J$306]))*100" office:value-type="float" office:value="25.7383534547439">
            <text:p>25.7383534547</text:p>
          </table:table-cell>
          <table:table-cell table:formula="of:=(['Raw Data'.K120]-MIN(['Raw Data'.K$2:'Raw Data'.K$306]))/(MAX(['Raw Data'.K$2:'Raw Data'.K$306])-MIN(['Raw Data'.K$2:'Raw Data'.K$306]))*100" office:value-type="float" office:value="37.8171844449272">
            <text:p>37.8171844449</text:p>
          </table:table-cell>
          <table:table-cell table:formula="of:=(['Raw Data'.L120]-MIN(['Raw Data'.L$2:'Raw Data'.L$306]))/(MAX(['Raw Data'.L$2:'Raw Data'.L$306])-MIN(['Raw Data'.L$2:'Raw Data'.L$306]))*100" office:value-type="float" office:value="37.8714973110671">
            <text:p>37.8714973111</text:p>
          </table:table-cell>
        </table:table-row>
        <table:table-row table:style-name="ro2">
          <table:table-cell table:formula="of:=(['Raw Data'.A12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1]-MIN(['Raw Data'.B$2:'Raw Data'.B$306]))/(MAX(['Raw Data'.B$2:'Raw Data'.B$306])-MIN(['Raw Data'.B$2:'Raw Data'.B$306]))*100" office:value-type="float" office:value="64.8948266060261">
            <text:p>64.894826606</text:p>
          </table:table-cell>
          <table:table-cell table:formula="of:=(['Raw Data'.C121]-MIN(['Raw Data'.C$2:'Raw Data'.C$306]))/(MAX(['Raw Data'.C$2:'Raw Data'.C$306])-MIN(['Raw Data'.C$2:'Raw Data'.C$306]))*100" office:value-type="float" office:value="40.7307735870427">
            <text:p>40.730773587</text:p>
          </table:table-cell>
          <table:table-cell table:formula="of:=(['Raw Data'.D121]-MIN(['Raw Data'.D$2:'Raw Data'.D$306]))/(MAX(['Raw Data'.D$2:'Raw Data'.D$306])-MIN(['Raw Data'.D$2:'Raw Data'.D$306]))*100" office:value-type="float" office:value="34.207389749702">
            <text:p>34.2073897497</text:p>
          </table:table-cell>
          <table:table-cell table:formula="of:=(['Raw Data'.E12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1]-MIN(['Raw Data'.F$2:'Raw Data'.F$306]))/(MAX(['Raw Data'.F$2:'Raw Data'.F$306])-MIN(['Raw Data'.F$2:'Raw Data'.F$306]))*100" office:value-type="float" office:value="99.0616548804865">
            <text:p>99.0616548805</text:p>
          </table:table-cell>
          <table:table-cell table:formula="of:=(['Raw Data'.G12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1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1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1]-MIN(['Raw Data'.J$2:'Raw Data'.J$306]))/(MAX(['Raw Data'.J$2:'Raw Data'.J$306])-MIN(['Raw Data'.J$2:'Raw Data'.J$306]))*100" office:value-type="float" office:value="26.1714753427461">
            <text:p>26.1714753427</text:p>
          </table:table-cell>
          <table:table-cell table:formula="of:=(['Raw Data'.K121]-MIN(['Raw Data'.K$2:'Raw Data'.K$306]))/(MAX(['Raw Data'.K$2:'Raw Data'.K$306])-MIN(['Raw Data'.K$2:'Raw Data'.K$306]))*100" office:value-type="float" office:value="38.3005648490115">
            <text:p>38.300564849</text:p>
          </table:table-cell>
          <table:table-cell table:formula="of:=(['Raw Data'.L121]-MIN(['Raw Data'.L$2:'Raw Data'.L$306]))/(MAX(['Raw Data'.L$2:'Raw Data'.L$306])-MIN(['Raw Data'.L$2:'Raw Data'.L$306]))*100" office:value-type="float" office:value="38.0979337673365">
            <text:p>38.0979337673</text:p>
          </table:table-cell>
        </table:table-row>
        <table:table-row table:style-name="ro2">
          <table:table-cell table:formula="of:=(['Raw Data'.A12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2]-MIN(['Raw Data'.B$2:'Raw Data'.B$306]))/(MAX(['Raw Data'.B$2:'Raw Data'.B$306])-MIN(['Raw Data'.B$2:'Raw Data'.B$306]))*100" office:value-type="float" office:value="64.9090392268334">
            <text:p>64.9090392268</text:p>
          </table:table-cell>
          <table:table-cell table:formula="of:=(['Raw Data'.C122]-MIN(['Raw Data'.C$2:'Raw Data'.C$306]))/(MAX(['Raw Data'.C$2:'Raw Data'.C$306])-MIN(['Raw Data'.C$2:'Raw Data'.C$306]))*100" office:value-type="float" office:value="41.0438328236493">
            <text:p>41.0438328236</text:p>
          </table:table-cell>
          <table:table-cell table:formula="of:=(['Raw Data'.D122]-MIN(['Raw Data'.D$2:'Raw Data'.D$306]))/(MAX(['Raw Data'.D$2:'Raw Data'.D$306])-MIN(['Raw Data'.D$2:'Raw Data'.D$306]))*100" office:value-type="float" office:value="34.207389749702">
            <text:p>34.2073897497</text:p>
          </table:table-cell>
          <table:table-cell table:formula="of:=(['Raw Data'.E12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2]-MIN(['Raw Data'.F$2:'Raw Data'.F$306]))/(MAX(['Raw Data'.F$2:'Raw Data'.F$306])-MIN(['Raw Data'.F$2:'Raw Data'.F$306]))*100" office:value-type="float" office:value="99.0616548804865">
            <text:p>99.0616548805</text:p>
          </table:table-cell>
          <table:table-cell table:formula="of:=(['Raw Data'.G12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2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2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2]-MIN(['Raw Data'.J$2:'Raw Data'.J$306]))/(MAX(['Raw Data'.J$2:'Raw Data'.J$306])-MIN(['Raw Data'.J$2:'Raw Data'.J$306]))*100" office:value-type="float" office:value="26.1714753427461">
            <text:p>26.1714753427</text:p>
          </table:table-cell>
          <table:table-cell table:formula="of:=(['Raw Data'.K122]-MIN(['Raw Data'.K$2:'Raw Data'.K$306]))/(MAX(['Raw Data'.K$2:'Raw Data'.K$306])-MIN(['Raw Data'.K$2:'Raw Data'.K$306]))*100" office:value-type="float" office:value="38.3005648490115">
            <text:p>38.300564849</text:p>
          </table:table-cell>
          <table:table-cell table:formula="of:=(['Raw Data'.L122]-MIN(['Raw Data'.L$2:'Raw Data'.L$306]))/(MAX(['Raw Data'.L$2:'Raw Data'.L$306])-MIN(['Raw Data'.L$2:'Raw Data'.L$306]))*100" office:value-type="float" office:value="38.0979337673365">
            <text:p>38.0979337673</text:p>
          </table:table-cell>
        </table:table-row>
        <table:table-row table:style-name="ro2">
          <table:table-cell table:formula="of:=(['Raw Data'.A12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3]-MIN(['Raw Data'.B$2:'Raw Data'.B$306]))/(MAX(['Raw Data'.B$2:'Raw Data'.B$306])-MIN(['Raw Data'.B$2:'Raw Data'.B$306]))*100" office:value-type="float" office:value="65.1080159181353">
            <text:p>65.1080159181</text:p>
          </table:table-cell>
          <table:table-cell table:formula="of:=(['Raw Data'.C123]-MIN(['Raw Data'.C$2:'Raw Data'.C$306]))/(MAX(['Raw Data'.C$2:'Raw Data'.C$306])-MIN(['Raw Data'.C$2:'Raw Data'.C$306]))*100" office:value-type="float" office:value="41.3351455430966">
            <text:p>41.3351455431</text:p>
          </table:table-cell>
          <table:table-cell table:formula="of:=(['Raw Data'.D123]-MIN(['Raw Data'.D$2:'Raw Data'.D$306]))/(MAX(['Raw Data'.D$2:'Raw Data'.D$306])-MIN(['Raw Data'.D$2:'Raw Data'.D$306]))*100" office:value-type="float" office:value="36.0548271752086">
            <text:p>36.0548271752</text:p>
          </table:table-cell>
          <table:table-cell table:formula="of:=(['Raw Data'.E12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3]-MIN(['Raw Data'.F$2:'Raw Data'.F$306]))/(MAX(['Raw Data'.F$2:'Raw Data'.F$306])-MIN(['Raw Data'.F$2:'Raw Data'.F$306]))*100" office:value-type="float" office:value="99.1034384291065">
            <text:p>99.1034384291</text:p>
          </table:table-cell>
          <table:table-cell table:formula="of:=(['Raw Data'.G12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3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3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3]-MIN(['Raw Data'.J$2:'Raw Data'.J$306]))/(MAX(['Raw Data'.J$2:'Raw Data'.J$306])-MIN(['Raw Data'.J$2:'Raw Data'.J$306]))*100" office:value-type="float" office:value="26.5926608007639">
            <text:p>26.5926608008</text:p>
          </table:table-cell>
          <table:table-cell table:formula="of:=(['Raw Data'.K123]-MIN(['Raw Data'.K$2:'Raw Data'.K$306]))/(MAX(['Raw Data'.K$2:'Raw Data'.K$306])-MIN(['Raw Data'.K$2:'Raw Data'.K$306]))*100" office:value-type="float" office:value="39.2260482294156">
            <text:p>39.2260482294</text:p>
          </table:table-cell>
          <table:table-cell table:formula="of:=(['Raw Data'.L123]-MIN(['Raw Data'.L$2:'Raw Data'.L$306]))/(MAX(['Raw Data'.L$2:'Raw Data'.L$306])-MIN(['Raw Data'.L$2:'Raw Data'.L$306]))*100" office:value-type="float" office:value="40.0792527596943">
            <text:p>40.0792527597</text:p>
          </table:table-cell>
        </table:table-row>
        <table:table-row table:style-name="ro2">
          <table:table-cell table:formula="of:=(['Raw Data'.A12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4]-MIN(['Raw Data'.B$2:'Raw Data'.B$306]))/(MAX(['Raw Data'.B$2:'Raw Data'.B$306])-MIN(['Raw Data'.B$2:'Raw Data'.B$306]))*100" office:value-type="float" office:value="65.2075042637862">
            <text:p>65.2075042638</text:p>
          </table:table-cell>
          <table:table-cell table:formula="of:=(['Raw Data'.C124]-MIN(['Raw Data'.C$2:'Raw Data'.C$306]))/(MAX(['Raw Data'.C$2:'Raw Data'.C$306])-MIN(['Raw Data'.C$2:'Raw Data'.C$306]))*100" office:value-type="float" office:value="41.6441273077359">
            <text:p>41.6441273077</text:p>
          </table:table-cell>
          <table:table-cell table:formula="of:=(['Raw Data'.D124]-MIN(['Raw Data'.D$2:'Raw Data'.D$306]))/(MAX(['Raw Data'.D$2:'Raw Data'.D$306])-MIN(['Raw Data'.D$2:'Raw Data'.D$306]))*100" office:value-type="float" office:value="36.0548271752086">
            <text:p>36.0548271752</text:p>
          </table:table-cell>
          <table:table-cell table:formula="of:=(['Raw Data'.E12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4]-MIN(['Raw Data'.F$2:'Raw Data'.F$306]))/(MAX(['Raw Data'.F$2:'Raw Data'.F$306])-MIN(['Raw Data'.F$2:'Raw Data'.F$306]))*100" office:value-type="float" office:value="99.1025985587825">
            <text:p>99.1025985588</text:p>
          </table:table-cell>
          <table:table-cell table:formula="of:=(['Raw Data'.G12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4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4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4]-MIN(['Raw Data'.J$2:'Raw Data'.J$306]))/(MAX(['Raw Data'.J$2:'Raw Data'.J$306])-MIN(['Raw Data'.J$2:'Raw Data'.J$306]))*100" office:value-type="float" office:value="26.5926608007639">
            <text:p>26.5926608008</text:p>
          </table:table-cell>
          <table:table-cell table:formula="of:=(['Raw Data'.K124]-MIN(['Raw Data'.K$2:'Raw Data'.K$306]))/(MAX(['Raw Data'.K$2:'Raw Data'.K$306])-MIN(['Raw Data'.K$2:'Raw Data'.K$306]))*100" office:value-type="float" office:value="39.2260482294156">
            <text:p>39.2260482294</text:p>
          </table:table-cell>
          <table:table-cell table:formula="of:=(['Raw Data'.L124]-MIN(['Raw Data'.L$2:'Raw Data'.L$306]))/(MAX(['Raw Data'.L$2:'Raw Data'.L$306])-MIN(['Raw Data'.L$2:'Raw Data'.L$306]))*100" office:value-type="float" office:value="40.0792527596943">
            <text:p>40.0792527597</text:p>
          </table:table-cell>
        </table:table-row>
        <table:table-row table:style-name="ro2">
          <table:table-cell table:formula="of:=(['Raw Data'.A12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5]-MIN(['Raw Data'.B$2:'Raw Data'.B$306]))/(MAX(['Raw Data'.B$2:'Raw Data'.B$306])-MIN(['Raw Data'.B$2:'Raw Data'.B$306]))*100" office:value-type="float" office:value="65.2927799886299">
            <text:p>65.2927799886</text:p>
          </table:table-cell>
          <table:table-cell table:formula="of:=(['Raw Data'.C125]-MIN(['Raw Data'.C$2:'Raw Data'.C$306]))/(MAX(['Raw Data'.C$2:'Raw Data'.C$306])-MIN(['Raw Data'.C$2:'Raw Data'.C$306]))*100" office:value-type="float" office:value="41.9068977234115">
            <text:p>41.9068977234</text:p>
          </table:table-cell>
          <table:table-cell table:formula="of:=(['Raw Data'.D125]-MIN(['Raw Data'.D$2:'Raw Data'.D$306]))/(MAX(['Raw Data'.D$2:'Raw Data'.D$306])-MIN(['Raw Data'.D$2:'Raw Data'.D$306]))*100" office:value-type="float" office:value="42.7890345649583">
            <text:p>42.789034565</text:p>
          </table:table-cell>
          <table:table-cell table:formula="of:=(['Raw Data'.E12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5]-MIN(['Raw Data'.F$2:'Raw Data'.F$306]))/(MAX(['Raw Data'.F$2:'Raw Data'.F$306])-MIN(['Raw Data'.F$2:'Raw Data'.F$306]))*100" office:value-type="float" office:value="99.1126770026708">
            <text:p>99.1126770027</text:p>
          </table:table-cell>
          <table:table-cell table:formula="of:=(['Raw Data'.G12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5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5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5]-MIN(['Raw Data'.J$2:'Raw Data'.J$306]))/(MAX(['Raw Data'.J$2:'Raw Data'.J$306])-MIN(['Raw Data'.J$2:'Raw Data'.J$306]))*100" office:value-type="float" office:value="26.9268808403247">
            <text:p>26.9268808403</text:p>
          </table:table-cell>
          <table:table-cell table:formula="of:=(['Raw Data'.K125]-MIN(['Raw Data'.K$2:'Raw Data'.K$306]))/(MAX(['Raw Data'.K$2:'Raw Data'.K$306])-MIN(['Raw Data'.K$2:'Raw Data'.K$306]))*100" office:value-type="float" office:value="39.5600695198783">
            <text:p>39.5600695199</text:p>
          </table:table-cell>
          <table:table-cell table:formula="of:=(['Raw Data'.L125]-MIN(['Raw Data'.L$2:'Raw Data'.L$306]))/(MAX(['Raw Data'.L$2:'Raw Data'.L$306])-MIN(['Raw Data'.L$2:'Raw Data'.L$306]))*100" office:value-type="float" office:value="41.975658080951">
            <text:p>41.975658081</text:p>
          </table:table-cell>
        </table:table-row>
        <table:table-row table:style-name="ro2">
          <table:table-cell table:formula="of:=(['Raw Data'.A12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6]-MIN(['Raw Data'.B$2:'Raw Data'.B$306]))/(MAX(['Raw Data'.B$2:'Raw Data'.B$306])-MIN(['Raw Data'.B$2:'Raw Data'.B$306]))*100" office:value-type="float" office:value="65.3212052302445">
            <text:p>65.3212052302</text:p>
          </table:table-cell>
          <table:table-cell table:formula="of:=(['Raw Data'.C126]-MIN(['Raw Data'.C$2:'Raw Data'.C$306]))/(MAX(['Raw Data'.C$2:'Raw Data'.C$306])-MIN(['Raw Data'.C$2:'Raw Data'.C$306]))*100" office:value-type="float" office:value="42.2190508551365">
            <text:p>42.2190508551</text:p>
          </table:table-cell>
          <table:table-cell table:formula="of:=(['Raw Data'.D126]-MIN(['Raw Data'.D$2:'Raw Data'.D$306]))/(MAX(['Raw Data'.D$2:'Raw Data'.D$306])-MIN(['Raw Data'.D$2:'Raw Data'.D$306]))*100" office:value-type="float" office:value="42.7890345649583">
            <text:p>42.789034565</text:p>
          </table:table-cell>
          <table:table-cell table:formula="of:=(['Raw Data'.E12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6]-MIN(['Raw Data'.F$2:'Raw Data'.F$306]))/(MAX(['Raw Data'.F$2:'Raw Data'.F$306])-MIN(['Raw Data'.F$2:'Raw Data'.F$306]))*100" office:value-type="float" office:value="99.0958795961904">
            <text:p>99.0958795962</text:p>
          </table:table-cell>
          <table:table-cell table:formula="of:=(['Raw Data'.G12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6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6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6]-MIN(['Raw Data'.J$2:'Raw Data'.J$306]))/(MAX(['Raw Data'.J$2:'Raw Data'.J$306])-MIN(['Raw Data'.J$2:'Raw Data'.J$306]))*100" office:value-type="float" office:value="27.3190778255235">
            <text:p>27.3190778255</text:p>
          </table:table-cell>
          <table:table-cell table:formula="of:=(['Raw Data'.K126]-MIN(['Raw Data'.K$2:'Raw Data'.K$306]))/(MAX(['Raw Data'.K$2:'Raw Data'.K$306])-MIN(['Raw Data'.K$2:'Raw Data'.K$306]))*100" office:value-type="float" office:value="39.7262654790354">
            <text:p>39.726265479</text:p>
          </table:table-cell>
          <table:table-cell table:formula="of:=(['Raw Data'.L126]-MIN(['Raw Data'.L$2:'Raw Data'.L$306]))/(MAX(['Raw Data'.L$2:'Raw Data'.L$306])-MIN(['Raw Data'.L$2:'Raw Data'.L$306]))*100" office:value-type="float" office:value="42.0605717520521">
            <text:p>42.0605717521</text:p>
          </table:table-cell>
        </table:table-row>
        <table:table-row table:style-name="ro2">
          <table:table-cell table:formula="of:=(['Raw Data'.A12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7]-MIN(['Raw Data'.B$2:'Raw Data'.B$306]))/(MAX(['Raw Data'.B$2:'Raw Data'.B$306])-MIN(['Raw Data'.B$2:'Raw Data'.B$306]))*100" office:value-type="float" office:value="65.4064809550881">
            <text:p>65.4064809551</text:p>
          </table:table-cell>
          <table:table-cell table:formula="of:=(['Raw Data'.C127]-MIN(['Raw Data'.C$2:'Raw Data'.C$306]))/(MAX(['Raw Data'.C$2:'Raw Data'.C$306])-MIN(['Raw Data'.C$2:'Raw Data'.C$306]))*100" office:value-type="float" office:value="42.5262204100125">
            <text:p>42.52622041</text:p>
          </table:table-cell>
          <table:table-cell table:formula="of:=(['Raw Data'.D127]-MIN(['Raw Data'.D$2:'Raw Data'.D$306]))/(MAX(['Raw Data'.D$2:'Raw Data'.D$306])-MIN(['Raw Data'.D$2:'Raw Data'.D$306]))*100" office:value-type="float" office:value="42.7890345649583">
            <text:p>42.789034565</text:p>
          </table:table-cell>
          <table:table-cell table:formula="of:=(['Raw Data'.E12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7]-MIN(['Raw Data'.F$2:'Raw Data'.F$306]))/(MAX(['Raw Data'.F$2:'Raw Data'.F$306])-MIN(['Raw Data'.F$2:'Raw Data'.F$306]))*100" office:value-type="float" office:value="99.1046982345926">
            <text:p>99.1046982346</text:p>
          </table:table-cell>
          <table:table-cell table:formula="of:=(['Raw Data'.G12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7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7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7]-MIN(['Raw Data'.J$2:'Raw Data'.J$306]))/(MAX(['Raw Data'.J$2:'Raw Data'.J$306])-MIN(['Raw Data'.J$2:'Raw Data'.J$306]))*100" office:value-type="float" office:value="27.7726621649274">
            <text:p>27.7726621649</text:p>
          </table:table-cell>
          <table:table-cell table:formula="of:=(['Raw Data'.K127]-MIN(['Raw Data'.K$2:'Raw Data'.K$306]))/(MAX(['Raw Data'.K$2:'Raw Data'.K$306])-MIN(['Raw Data'.K$2:'Raw Data'.K$306]))*100" office:value-type="float" office:value="39.9847925266131">
            <text:p>39.9847925266</text:p>
          </table:table-cell>
          <table:table-cell table:formula="of:=(['Raw Data'.L127]-MIN(['Raw Data'.L$2:'Raw Data'.L$306]))/(MAX(['Raw Data'.L$2:'Raw Data'.L$306])-MIN(['Raw Data'.L$2:'Raw Data'.L$306]))*100" office:value-type="float" office:value="42.1454854231531">
            <text:p>42.1454854232</text:p>
          </table:table-cell>
        </table:table-row>
        <table:table-row table:style-name="ro2">
          <table:table-cell table:formula="of:=(['Raw Data'.A12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8]-MIN(['Raw Data'.B$2:'Raw Data'.B$306]))/(MAX(['Raw Data'.B$2:'Raw Data'.B$306])-MIN(['Raw Data'.B$2:'Raw Data'.B$306]))*100" office:value-type="float" office:value="65.4349061967027">
            <text:p>65.4349061967</text:p>
          </table:table-cell>
          <table:table-cell table:formula="of:=(['Raw Data'.C128]-MIN(['Raw Data'.C$2:'Raw Data'.C$306]))/(MAX(['Raw Data'.C$2:'Raw Data'.C$306])-MIN(['Raw Data'.C$2:'Raw Data'.C$306]))*100" office:value-type="float" office:value="42.8383735417375">
            <text:p>42.8383735417</text:p>
          </table:table-cell>
          <table:table-cell table:formula="of:=(['Raw Data'.D128]-MIN(['Raw Data'.D$2:'Raw Data'.D$306]))/(MAX(['Raw Data'.D$2:'Raw Data'.D$306])-MIN(['Raw Data'.D$2:'Raw Data'.D$306]))*100" office:value-type="float" office:value="42.7890345649583">
            <text:p>42.789034565</text:p>
          </table:table-cell>
          <table:table-cell table:formula="of:=(['Raw Data'.E12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8]-MIN(['Raw Data'.F$2:'Raw Data'.F$306]))/(MAX(['Raw Data'.F$2:'Raw Data'.F$306])-MIN(['Raw Data'.F$2:'Raw Data'.F$306]))*100" office:value-type="float" office:value="99.1046982345926">
            <text:p>99.1046982346</text:p>
          </table:table-cell>
          <table:table-cell table:formula="of:=(['Raw Data'.G12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8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8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8]-MIN(['Raw Data'.J$2:'Raw Data'.J$306]))/(MAX(['Raw Data'.J$2:'Raw Data'.J$306])-MIN(['Raw Data'.J$2:'Raw Data'.J$306]))*100" office:value-type="float" office:value="27.7726621649274">
            <text:p>27.7726621649</text:p>
          </table:table-cell>
          <table:table-cell table:formula="of:=(['Raw Data'.K128]-MIN(['Raw Data'.K$2:'Raw Data'.K$306]))/(MAX(['Raw Data'.K$2:'Raw Data'.K$306])-MIN(['Raw Data'.K$2:'Raw Data'.K$306]))*100" office:value-type="float" office:value="39.9847925266131">
            <text:p>39.9847925266</text:p>
          </table:table-cell>
          <table:table-cell table:formula="of:=(['Raw Data'.L128]-MIN(['Raw Data'.L$2:'Raw Data'.L$306]))/(MAX(['Raw Data'.L$2:'Raw Data'.L$306])-MIN(['Raw Data'.L$2:'Raw Data'.L$306]))*100" office:value-type="float" office:value="42.1454854231531">
            <text:p>42.1454854232</text:p>
          </table:table-cell>
        </table:table-row>
        <table:table-row table:style-name="ro2">
          <table:table-cell table:formula="of:=(['Raw Data'.A12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29]-MIN(['Raw Data'.B$2:'Raw Data'.B$306]))/(MAX(['Raw Data'.B$2:'Raw Data'.B$306])-MIN(['Raw Data'.B$2:'Raw Data'.B$306]))*100" office:value-type="float" office:value="65.4491188175099">
            <text:p>65.4491188175</text:p>
          </table:table-cell>
          <table:table-cell table:formula="of:=(['Raw Data'.C129]-MIN(['Raw Data'.C$2:'Raw Data'.C$306]))/(MAX(['Raw Data'.C$2:'Raw Data'.C$306])-MIN(['Raw Data'.C$2:'Raw Data'.C$306]))*100" office:value-type="float" office:value="43.1509797259033">
            <text:p>43.1509797259</text:p>
          </table:table-cell>
          <table:table-cell table:formula="of:=(['Raw Data'.D129]-MIN(['Raw Data'.D$2:'Raw Data'.D$306]))/(MAX(['Raw Data'.D$2:'Raw Data'.D$306])-MIN(['Raw Data'.D$2:'Raw Data'.D$306]))*100" office:value-type="float" office:value="42.7890345649583">
            <text:p>42.789034565</text:p>
          </table:table-cell>
          <table:table-cell table:formula="of:=(['Raw Data'.E12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29]-MIN(['Raw Data'.F$2:'Raw Data'.F$306]))/(MAX(['Raw Data'.F$2:'Raw Data'.F$306])-MIN(['Raw Data'.F$2:'Raw Data'.F$306]))*100" office:value-type="float" office:value="99.1030184939445">
            <text:p>99.1030184939</text:p>
          </table:table-cell>
          <table:table-cell table:formula="of:=(['Raw Data'.G12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29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29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29]-MIN(['Raw Data'.J$2:'Raw Data'.J$306]))/(MAX(['Raw Data'.J$2:'Raw Data'.J$306])-MIN(['Raw Data'.J$2:'Raw Data'.J$306]))*100" office:value-type="float" office:value="27.7726621649274">
            <text:p>27.7726621649</text:p>
          </table:table-cell>
          <table:table-cell table:formula="of:=(['Raw Data'.K129]-MIN(['Raw Data'.K$2:'Raw Data'.K$306]))/(MAX(['Raw Data'.K$2:'Raw Data'.K$306])-MIN(['Raw Data'.K$2:'Raw Data'.K$306]))*100" office:value-type="float" office:value="39.9847925266131">
            <text:p>39.9847925266</text:p>
          </table:table-cell>
          <table:table-cell table:formula="of:=(['Raw Data'.L129]-MIN(['Raw Data'.L$2:'Raw Data'.L$306]))/(MAX(['Raw Data'.L$2:'Raw Data'.L$306])-MIN(['Raw Data'.L$2:'Raw Data'.L$306]))*100" office:value-type="float" office:value="42.1454854231531">
            <text:p>42.1454854232</text:p>
          </table:table-cell>
        </table:table-row>
        <table:table-row table:style-name="ro2">
          <table:table-cell table:formula="of:=(['Raw Data'.A13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0]-MIN(['Raw Data'.B$2:'Raw Data'.B$306]))/(MAX(['Raw Data'.B$2:'Raw Data'.B$306])-MIN(['Raw Data'.B$2:'Raw Data'.B$306]))*100" office:value-type="float" office:value="65.5059693007391">
            <text:p>65.5059693007</text:p>
          </table:table-cell>
          <table:table-cell table:formula="of:=(['Raw Data'.C130]-MIN(['Raw Data'.C$2:'Raw Data'.C$306]))/(MAX(['Raw Data'.C$2:'Raw Data'.C$306])-MIN(['Raw Data'.C$2:'Raw Data'.C$306]))*100" office:value-type="float" office:value="43.4504473892853">
            <text:p>43.4504473893</text:p>
          </table:table-cell>
          <table:table-cell table:formula="of:=(['Raw Data'.D130]-MIN(['Raw Data'.D$2:'Raw Data'.D$306]))/(MAX(['Raw Data'.D$2:'Raw Data'.D$306])-MIN(['Raw Data'.D$2:'Raw Data'.D$306]))*100" office:value-type="float" office:value="44.2789034564958">
            <text:p>44.2789034565</text:p>
          </table:table-cell>
          <table:table-cell table:formula="of:=(['Raw Data'.E13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0]-MIN(['Raw Data'.F$2:'Raw Data'.F$306]))/(MAX(['Raw Data'.F$2:'Raw Data'.F$306])-MIN(['Raw Data'.F$2:'Raw Data'.F$306]))*100" office:value-type="float" office:value="99.1000789478105">
            <text:p>99.1000789478</text:p>
          </table:table-cell>
          <table:table-cell table:formula="of:=(['Raw Data'.G13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0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30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30]-MIN(['Raw Data'.J$2:'Raw Data'.J$306]))/(MAX(['Raw Data'.J$2:'Raw Data'.J$306])-MIN(['Raw Data'.J$2:'Raw Data'.J$306]))*100" office:value-type="float" office:value="28.3814200941273">
            <text:p>28.3814200941</text:p>
          </table:table-cell>
          <table:table-cell table:formula="of:=(['Raw Data'.K130]-MIN(['Raw Data'.K$2:'Raw Data'.K$306]))/(MAX(['Raw Data'.K$2:'Raw Data'.K$306])-MIN(['Raw Data'.K$2:'Raw Data'.K$306]))*100" office:value-type="float" office:value="40.5849446013469">
            <text:p>40.5849446013</text:p>
          </table:table-cell>
          <table:table-cell table:formula="of:=(['Raw Data'.L130]-MIN(['Raw Data'.L$2:'Raw Data'.L$306]))/(MAX(['Raw Data'.L$2:'Raw Data'.L$306])-MIN(['Raw Data'.L$2:'Raw Data'.L$306]))*100" office:value-type="float" office:value="43.405038211152">
            <text:p>43.4050382112</text:p>
          </table:table-cell>
        </table:table-row>
        <table:table-row table:style-name="ro2">
          <table:table-cell table:formula="of:=(['Raw Data'.A13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1]-MIN(['Raw Data'.B$2:'Raw Data'.B$306]))/(MAX(['Raw Data'.B$2:'Raw Data'.B$306])-MIN(['Raw Data'.B$2:'Raw Data'.B$306]))*100" office:value-type="float" office:value="65.5486071631609">
            <text:p>65.5486071632</text:p>
          </table:table-cell>
          <table:table-cell table:formula="of:=(['Raw Data'.C131]-MIN(['Raw Data'.C$2:'Raw Data'.C$306]))/(MAX(['Raw Data'.C$2:'Raw Data'.C$306])-MIN(['Raw Data'.C$2:'Raw Data'.C$306]))*100" office:value-type="float" office:value="43.7626005210103">
            <text:p>43.762600521</text:p>
          </table:table-cell>
          <table:table-cell table:formula="of:=(['Raw Data'.D131]-MIN(['Raw Data'.D$2:'Raw Data'.D$306]))/(MAX(['Raw Data'.D$2:'Raw Data'.D$306])-MIN(['Raw Data'.D$2:'Raw Data'.D$306]))*100" office:value-type="float" office:value="44.2789034564958">
            <text:p>44.2789034565</text:p>
          </table:table-cell>
          <table:table-cell table:formula="of:=(['Raw Data'.E13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1]-MIN(['Raw Data'.F$2:'Raw Data'.F$306]))/(MAX(['Raw Data'.F$2:'Raw Data'.F$306])-MIN(['Raw Data'.F$2:'Raw Data'.F$306]))*100" office:value-type="float" office:value="99.1000789478105">
            <text:p>99.1000789478</text:p>
          </table:table-cell>
          <table:table-cell table:formula="of:=(['Raw Data'.G13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1]-MIN(['Raw Data'.H$2:'Raw Data'.H$306]))/(MAX(['Raw Data'.H$2:'Raw Data'.H$306])-MIN(['Raw Data'.H$2:'Raw Data'.H$306]))*100" office:value-type="float" office:value="99.2337164750958">
            <text:p>99.2337164751</text:p>
          </table:table-cell>
          <table:table-cell table:formula="of:=(['Raw Data'.I131]-MIN(['Raw Data'.I$2:'Raw Data'.I$306]))/(MAX(['Raw Data'.I$2:'Raw Data'.I$306])-MIN(['Raw Data'.I$2:'Raw Data'.I$306]))*100" office:value-type="float" office:value="91.7293233082707">
            <text:p>91.7293233083</text:p>
          </table:table-cell>
          <table:table-cell table:formula="of:=(['Raw Data'.J131]-MIN(['Raw Data'.J$2:'Raw Data'.J$306]))/(MAX(['Raw Data'.J$2:'Raw Data'.J$306])-MIN(['Raw Data'.J$2:'Raw Data'.J$306]))*100" office:value-type="float" office:value="28.3865357069777">
            <text:p>28.386535707</text:p>
          </table:table-cell>
          <table:table-cell table:formula="of:=(['Raw Data'.K131]-MIN(['Raw Data'.K$2:'Raw Data'.K$306]))/(MAX(['Raw Data'.K$2:'Raw Data'.K$306])-MIN(['Raw Data'.K$2:'Raw Data'.K$306]))*100" office:value-type="float" office:value="40.5947208342385">
            <text:p>40.5947208342</text:p>
          </table:table-cell>
          <table:table-cell table:formula="of:=(['Raw Data'.L131]-MIN(['Raw Data'.L$2:'Raw Data'.L$306]))/(MAX(['Raw Data'.L$2:'Raw Data'.L$306])-MIN(['Raw Data'.L$2:'Raw Data'.L$306]))*100" office:value-type="float" office:value="43.5465609963204">
            <text:p>43.5465609963</text:p>
          </table:table-cell>
        </table:table-row>
        <table:table-row table:style-name="ro2">
          <table:table-cell table:formula="of:=(['Raw Data'.A13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2]-MIN(['Raw Data'.B$2:'Raw Data'.B$306]))/(MAX(['Raw Data'.B$2:'Raw Data'.B$306])-MIN(['Raw Data'.B$2:'Raw Data'.B$306]))*100" office:value-type="float" office:value="65.5628197839682">
            <text:p>65.562819784</text:p>
          </table:table-cell>
          <table:table-cell table:formula="of:=(['Raw Data'.C132]-MIN(['Raw Data'.C$2:'Raw Data'.C$306]))/(MAX(['Raw Data'.C$2:'Raw Data'.C$306])-MIN(['Raw Data'.C$2:'Raw Data'.C$306]))*100" office:value-type="float" office:value="44.0724883905312">
            <text:p>44.0724883905</text:p>
          </table:table-cell>
          <table:table-cell table:formula="of:=(['Raw Data'.D132]-MIN(['Raw Data'.D$2:'Raw Data'.D$306]))/(MAX(['Raw Data'.D$2:'Raw Data'.D$306])-MIN(['Raw Data'.D$2:'Raw Data'.D$306]))*100" office:value-type="float" office:value="44.8152562574493">
            <text:p>44.8152562574</text:p>
          </table:table-cell>
          <table:table-cell table:formula="of:=(['Raw Data'.E13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2]-MIN(['Raw Data'.F$2:'Raw Data'.F$306]))/(MAX(['Raw Data'.F$2:'Raw Data'.F$306])-MIN(['Raw Data'.F$2:'Raw Data'.F$306]))*100" office:value-type="float" office:value="99.1143567433188">
            <text:p>99.1143567433</text:p>
          </table:table-cell>
          <table:table-cell table:formula="of:=(['Raw Data'.G13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3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32]-MIN(['Raw Data'.J$2:'Raw Data'.J$306]))/(MAX(['Raw Data'.J$2:'Raw Data'.J$306])-MIN(['Raw Data'.J$2:'Raw Data'.J$306]))*100" office:value-type="float" office:value="28.9424323033899">
            <text:p>28.9424323034</text:p>
          </table:table-cell>
          <table:table-cell table:formula="of:=(['Raw Data'.K132]-MIN(['Raw Data'.K$2:'Raw Data'.K$306]))/(MAX(['Raw Data'.K$2:'Raw Data'.K$306])-MIN(['Raw Data'.K$2:'Raw Data'.K$306]))*100" office:value-type="float" office:value="41.4061481642407">
            <text:p>41.4061481642</text:p>
          </table:table-cell>
          <table:table-cell table:formula="of:=(['Raw Data'.L132]-MIN(['Raw Data'.L$2:'Raw Data'.L$306]))/(MAX(['Raw Data'.L$2:'Raw Data'.L$306])-MIN(['Raw Data'.L$2:'Raw Data'.L$306]))*100" office:value-type="float" office:value="43.942824794792">
            <text:p>43.9428247948</text:p>
          </table:table-cell>
        </table:table-row>
        <table:table-row table:style-name="ro2">
          <table:table-cell table:formula="of:=(['Raw Data'.A13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3]-MIN(['Raw Data'.B$2:'Raw Data'.B$306]))/(MAX(['Raw Data'.B$2:'Raw Data'.B$306])-MIN(['Raw Data'.B$2:'Raw Data'.B$306]))*100" office:value-type="float" office:value="65.5770324047754">
            <text:p>65.5770324048</text:p>
          </table:table-cell>
          <table:table-cell table:formula="of:=(['Raw Data'.C133]-MIN(['Raw Data'.C$2:'Raw Data'.C$306]))/(MAX(['Raw Data'.C$2:'Raw Data'.C$306])-MIN(['Raw Data'.C$2:'Raw Data'.C$306]))*100" office:value-type="float" office:value="44.3837354173746">
            <text:p>44.3837354174</text:p>
          </table:table-cell>
          <table:table-cell table:formula="of:=(['Raw Data'.D133]-MIN(['Raw Data'.D$2:'Raw Data'.D$306]))/(MAX(['Raw Data'.D$2:'Raw Data'.D$306])-MIN(['Raw Data'.D$2:'Raw Data'.D$306]))*100" office:value-type="float" office:value="44.8152562574493">
            <text:p>44.8152562574</text:p>
          </table:table-cell>
          <table:table-cell table:formula="of:=(['Raw Data'.E13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3]-MIN(['Raw Data'.F$2:'Raw Data'.F$306]))/(MAX(['Raw Data'.F$2:'Raw Data'.F$306])-MIN(['Raw Data'.F$2:'Raw Data'.F$306]))*100" office:value-type="float" office:value="99.12086573833">
            <text:p>99.1208657383</text:p>
          </table:table-cell>
          <table:table-cell table:formula="of:=(['Raw Data'.G13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3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33]-MIN(['Raw Data'.J$2:'Raw Data'.J$306]))/(MAX(['Raw Data'.J$2:'Raw Data'.J$306])-MIN(['Raw Data'.J$2:'Raw Data'.J$306]))*100" office:value-type="float" office:value="28.9424323033899">
            <text:p>28.9424323034</text:p>
          </table:table-cell>
          <table:table-cell table:formula="of:=(['Raw Data'.K133]-MIN(['Raw Data'.K$2:'Raw Data'.K$306]))/(MAX(['Raw Data'.K$2:'Raw Data'.K$306])-MIN(['Raw Data'.K$2:'Raw Data'.K$306]))*100" office:value-type="float" office:value="41.4061481642407">
            <text:p>41.4061481642</text:p>
          </table:table-cell>
          <table:table-cell table:formula="of:=(['Raw Data'.L133]-MIN(['Raw Data'.L$2:'Raw Data'.L$306]))/(MAX(['Raw Data'.L$2:'Raw Data'.L$306])-MIN(['Raw Data'.L$2:'Raw Data'.L$306]))*100" office:value-type="float" office:value="43.942824794792">
            <text:p>43.9428247948</text:p>
          </table:table-cell>
        </table:table-row>
        <table:table-row table:style-name="ro2">
          <table:table-cell table:formula="of:=(['Raw Data'.A13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4]-MIN(['Raw Data'.B$2:'Raw Data'.B$306]))/(MAX(['Raw Data'.B$2:'Raw Data'.B$306])-MIN(['Raw Data'.B$2:'Raw Data'.B$306]))*100" office:value-type="float" office:value="65.60545764639">
            <text:p>65.6054576464</text:p>
          </table:table-cell>
          <table:table-cell table:formula="of:=(['Raw Data'.C134]-MIN(['Raw Data'.C$2:'Raw Data'.C$306]))/(MAX(['Raw Data'.C$2:'Raw Data'.C$306])-MIN(['Raw Data'.C$2:'Raw Data'.C$306]))*100" office:value-type="float" office:value="44.6958885490996">
            <text:p>44.6958885491</text:p>
          </table:table-cell>
          <table:table-cell table:formula="of:=(['Raw Data'.D134]-MIN(['Raw Data'.D$2:'Raw Data'.D$306]))/(MAX(['Raw Data'.D$2:'Raw Data'.D$306])-MIN(['Raw Data'.D$2:'Raw Data'.D$306]))*100" office:value-type="float" office:value="44.8152562574493">
            <text:p>44.8152562574</text:p>
          </table:table-cell>
          <table:table-cell table:formula="of:=(['Raw Data'.E13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4]-MIN(['Raw Data'.F$2:'Raw Data'.F$306]))/(MAX(['Raw Data'.F$2:'Raw Data'.F$306])-MIN(['Raw Data'.F$2:'Raw Data'.F$306]))*100" office:value-type="float" office:value="99.12086573833">
            <text:p>99.1208657383</text:p>
          </table:table-cell>
          <table:table-cell table:formula="of:=(['Raw Data'.G13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3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34]-MIN(['Raw Data'.J$2:'Raw Data'.J$306]))/(MAX(['Raw Data'.J$2:'Raw Data'.J$306])-MIN(['Raw Data'.J$2:'Raw Data'.J$306]))*100" office:value-type="float" office:value="28.9424323033899">
            <text:p>28.9424323034</text:p>
          </table:table-cell>
          <table:table-cell table:formula="of:=(['Raw Data'.K134]-MIN(['Raw Data'.K$2:'Raw Data'.K$306]))/(MAX(['Raw Data'.K$2:'Raw Data'.K$306])-MIN(['Raw Data'.K$2:'Raw Data'.K$306]))*100" office:value-type="float" office:value="41.4061481642407">
            <text:p>41.4061481642</text:p>
          </table:table-cell>
          <table:table-cell table:formula="of:=(['Raw Data'.L134]-MIN(['Raw Data'.L$2:'Raw Data'.L$306]))/(MAX(['Raw Data'.L$2:'Raw Data'.L$306])-MIN(['Raw Data'.L$2:'Raw Data'.L$306]))*100" office:value-type="float" office:value="43.942824794792">
            <text:p>43.9428247948</text:p>
          </table:table-cell>
        </table:table-row>
        <table:table-row table:style-name="ro2">
          <table:table-cell table:formula="of:=(['Raw Data'.A13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5]-MIN(['Raw Data'.B$2:'Raw Data'.B$306]))/(MAX(['Raw Data'.B$2:'Raw Data'.B$306])-MIN(['Raw Data'.B$2:'Raw Data'.B$306]))*100" office:value-type="float" office:value="65.6765207504264">
            <text:p>65.6765207504</text:p>
          </table:table-cell>
          <table:table-cell table:formula="of:=(['Raw Data'.C135]-MIN(['Raw Data'.C$2:'Raw Data'.C$306]))/(MAX(['Raw Data'.C$2:'Raw Data'.C$306])-MIN(['Raw Data'.C$2:'Raw Data'.C$306]))*100" office:value-type="float" office:value="45.0021519990939">
            <text:p>45.0021519991</text:p>
          </table:table-cell>
          <table:table-cell table:formula="of:=(['Raw Data'.D135]-MIN(['Raw Data'.D$2:'Raw Data'.D$306]))/(MAX(['Raw Data'.D$2:'Raw Data'.D$306])-MIN(['Raw Data'.D$2:'Raw Data'.D$306]))*100" office:value-type="float" office:value="45.5899880810489">
            <text:p>45.589988081</text:p>
          </table:table-cell>
          <table:table-cell table:formula="of:=(['Raw Data'.E13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5]-MIN(['Raw Data'.F$2:'Raw Data'.F$306]))/(MAX(['Raw Data'.F$2:'Raw Data'.F$306])-MIN(['Raw Data'.F$2:'Raw Data'.F$306]))*100" office:value-type="float" office:value="99.1231753817211">
            <text:p>99.1231753817</text:p>
          </table:table-cell>
          <table:table-cell table:formula="of:=(['Raw Data'.G13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3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35]-MIN(['Raw Data'.J$2:'Raw Data'.J$306]))/(MAX(['Raw Data'.J$2:'Raw Data'.J$306])-MIN(['Raw Data'.J$2:'Raw Data'.J$306]))*100" office:value-type="float" office:value="29.4522883841484">
            <text:p>29.4522883841</text:p>
          </table:table-cell>
          <table:table-cell table:formula="of:=(['Raw Data'.K135]-MIN(['Raw Data'.K$2:'Raw Data'.K$306]))/(MAX(['Raw Data'.K$2:'Raw Data'.K$306])-MIN(['Raw Data'.K$2:'Raw Data'.K$306]))*100" office:value-type="float" office:value="41.8536823810558">
            <text:p>41.8536823811</text:p>
          </table:table-cell>
          <table:table-cell table:formula="of:=(['Raw Data'.L135]-MIN(['Raw Data'.L$2:'Raw Data'.L$306]))/(MAX(['Raw Data'.L$2:'Raw Data'.L$306])-MIN(['Raw Data'.L$2:'Raw Data'.L$306]))*100" office:value-type="float" office:value="44.2824794791962">
            <text:p>44.2824794792</text:p>
          </table:table-cell>
        </table:table-row>
        <table:table-row table:style-name="ro2">
          <table:table-cell table:formula="of:=(['Raw Data'.A13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6]-MIN(['Raw Data'.B$2:'Raw Data'.B$306]))/(MAX(['Raw Data'.B$2:'Raw Data'.B$306])-MIN(['Raw Data'.B$2:'Raw Data'.B$306]))*100" office:value-type="float" office:value="65.7191586128482">
            <text:p>65.7191586128</text:p>
          </table:table-cell>
          <table:table-cell table:formula="of:=(['Raw Data'.C136]-MIN(['Raw Data'.C$2:'Raw Data'.C$306]))/(MAX(['Raw Data'.C$2:'Raw Data'.C$306])-MIN(['Raw Data'.C$2:'Raw Data'.C$306]))*100" office:value-type="float" office:value="45.3120398686148">
            <text:p>45.3120398686</text:p>
          </table:table-cell>
          <table:table-cell table:formula="of:=(['Raw Data'.D136]-MIN(['Raw Data'.D$2:'Raw Data'.D$306]))/(MAX(['Raw Data'.D$2:'Raw Data'.D$306])-MIN(['Raw Data'.D$2:'Raw Data'.D$306]))*100" office:value-type="float" office:value="45.8879618593564">
            <text:p>45.8879618594</text:p>
          </table:table-cell>
          <table:table-cell table:formula="of:=(['Raw Data'.E13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6]-MIN(['Raw Data'.F$2:'Raw Data'.F$306]))/(MAX(['Raw Data'.F$2:'Raw Data'.F$306])-MIN(['Raw Data'.F$2:'Raw Data'.F$306]))*100" office:value-type="float" office:value="99.1231753817211">
            <text:p>99.1231753817</text:p>
          </table:table-cell>
          <table:table-cell table:formula="of:=(['Raw Data'.G13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3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36]-MIN(['Raw Data'.J$2:'Raw Data'.J$306]))/(MAX(['Raw Data'.J$2:'Raw Data'.J$306])-MIN(['Raw Data'.J$2:'Raw Data'.J$306]))*100" office:value-type="float" office:value="29.4744560398336">
            <text:p>29.4744560398</text:p>
          </table:table-cell>
          <table:table-cell table:formula="of:=(['Raw Data'.K136]-MIN(['Raw Data'.K$2:'Raw Data'.K$306]))/(MAX(['Raw Data'.K$2:'Raw Data'.K$306])-MIN(['Raw Data'.K$2:'Raw Data'.K$306]))*100" office:value-type="float" office:value="41.8743210949381">
            <text:p>41.8743210949</text:p>
          </table:table-cell>
          <table:table-cell table:formula="of:=(['Raw Data'.L136]-MIN(['Raw Data'.L$2:'Raw Data'.L$306]))/(MAX(['Raw Data'.L$2:'Raw Data'.L$306])-MIN(['Raw Data'.L$2:'Raw Data'.L$306]))*100" office:value-type="float" office:value="44.7353523917351">
            <text:p>44.7353523917</text:p>
          </table:table-cell>
        </table:table-row>
        <table:table-row table:style-name="ro2">
          <table:table-cell table:formula="of:=(['Raw Data'.A13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7]-MIN(['Raw Data'.B$2:'Raw Data'.B$306]))/(MAX(['Raw Data'.B$2:'Raw Data'.B$306])-MIN(['Raw Data'.B$2:'Raw Data'.B$306]))*100" office:value-type="float" office:value="65.7333712336555">
            <text:p>65.7333712337</text:p>
          </table:table-cell>
          <table:table-cell table:formula="of:=(['Raw Data'.C137]-MIN(['Raw Data'.C$2:'Raw Data'.C$306]))/(MAX(['Raw Data'.C$2:'Raw Data'.C$306])-MIN(['Raw Data'.C$2:'Raw Data'.C$306]))*100" office:value-type="float" office:value="45.6246460527806">
            <text:p>45.6246460528</text:p>
          </table:table-cell>
          <table:table-cell table:formula="of:=(['Raw Data'.D137]-MIN(['Raw Data'.D$2:'Raw Data'.D$306]))/(MAX(['Raw Data'.D$2:'Raw Data'.D$306])-MIN(['Raw Data'.D$2:'Raw Data'.D$306]))*100" office:value-type="float" office:value="45.8879618593564">
            <text:p>45.8879618594</text:p>
          </table:table-cell>
          <table:table-cell table:formula="of:=(['Raw Data'.E13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7]-MIN(['Raw Data'.F$2:'Raw Data'.F$306]))/(MAX(['Raw Data'.F$2:'Raw Data'.F$306])-MIN(['Raw Data'.F$2:'Raw Data'.F$306]))*100" office:value-type="float" office:value="99.120655770749">
            <text:p>99.1206557707</text:p>
          </table:table-cell>
          <table:table-cell table:formula="of:=(['Raw Data'.G13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3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37]-MIN(['Raw Data'.J$2:'Raw Data'.J$306]))/(MAX(['Raw Data'.J$2:'Raw Data'.J$306])-MIN(['Raw Data'.J$2:'Raw Data'.J$306]))*100" office:value-type="float" office:value="29.4744560398336">
            <text:p>29.4744560398</text:p>
          </table:table-cell>
          <table:table-cell table:formula="of:=(['Raw Data'.K137]-MIN(['Raw Data'.K$2:'Raw Data'.K$306]))/(MAX(['Raw Data'.K$2:'Raw Data'.K$306])-MIN(['Raw Data'.K$2:'Raw Data'.K$306]))*100" office:value-type="float" office:value="41.8743210949381">
            <text:p>41.8743210949</text:p>
          </table:table-cell>
          <table:table-cell table:formula="of:=(['Raw Data'.L137]-MIN(['Raw Data'.L$2:'Raw Data'.L$306]))/(MAX(['Raw Data'.L$2:'Raw Data'.L$306])-MIN(['Raw Data'.L$2:'Raw Data'.L$306]))*100" office:value-type="float" office:value="44.7353523917351">
            <text:p>44.7353523917</text:p>
          </table:table-cell>
        </table:table-row>
        <table:table-row table:style-name="ro2">
          <table:table-cell table:formula="of:=(['Raw Data'.A13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8]-MIN(['Raw Data'.B$2:'Raw Data'.B$306]))/(MAX(['Raw Data'.B$2:'Raw Data'.B$306])-MIN(['Raw Data'.B$2:'Raw Data'.B$306]))*100" office:value-type="float" office:value="65.8328595793064">
            <text:p>65.8328595793</text:p>
          </table:table-cell>
          <table:table-cell table:formula="of:=(['Raw Data'.C138]-MIN(['Raw Data'.C$2:'Raw Data'.C$306]))/(MAX(['Raw Data'.C$2:'Raw Data'.C$306])-MIN(['Raw Data'.C$2:'Raw Data'.C$306]))*100" office:value-type="float" office:value="45.9286442405709">
            <text:p>45.9286442406</text:p>
          </table:table-cell>
          <table:table-cell table:formula="of:=(['Raw Data'.D138]-MIN(['Raw Data'.D$2:'Raw Data'.D$306]))/(MAX(['Raw Data'.D$2:'Raw Data'.D$306])-MIN(['Raw Data'.D$2:'Raw Data'.D$306]))*100" office:value-type="float" office:value="46.4243146603099">
            <text:p>46.4243146603</text:p>
          </table:table-cell>
          <table:table-cell table:formula="of:=(['Raw Data'.E13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8]-MIN(['Raw Data'.F$2:'Raw Data'.F$306]))/(MAX(['Raw Data'.F$2:'Raw Data'.F$306])-MIN(['Raw Data'.F$2:'Raw Data'.F$306]))*100" office:value-type="float" office:value="99.1130969378328">
            <text:p>99.1130969378</text:p>
          </table:table-cell>
          <table:table-cell table:formula="of:=(['Raw Data'.G13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3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38]-MIN(['Raw Data'.J$2:'Raw Data'.J$306]))/(MAX(['Raw Data'.J$2:'Raw Data'.J$306])-MIN(['Raw Data'.J$2:'Raw Data'.J$306]))*100" office:value-type="float" office:value="29.9092831321192">
            <text:p>29.9092831321</text:p>
          </table:table-cell>
          <table:table-cell table:formula="of:=(['Raw Data'.K138]-MIN(['Raw Data'.K$2:'Raw Data'.K$306]))/(MAX(['Raw Data'.K$2:'Raw Data'.K$306])-MIN(['Raw Data'.K$2:'Raw Data'.K$306]))*100" office:value-type="float" office:value="42.3989789267869">
            <text:p>42.3989789268</text:p>
          </table:table-cell>
          <table:table-cell table:formula="of:=(['Raw Data'.L138]-MIN(['Raw Data'.L$2:'Raw Data'.L$306]))/(MAX(['Raw Data'.L$2:'Raw Data'.L$306])-MIN(['Raw Data'.L$2:'Raw Data'.L$306]))*100" office:value-type="float" office:value="45.1033116331729">
            <text:p>45.1033116332</text:p>
          </table:table-cell>
        </table:table-row>
        <table:table-row table:style-name="ro2">
          <table:table-cell table:formula="of:=(['Raw Data'.A13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39]-MIN(['Raw Data'.B$2:'Raw Data'.B$306]))/(MAX(['Raw Data'.B$2:'Raw Data'.B$306])-MIN(['Raw Data'.B$2:'Raw Data'.B$306]))*100" office:value-type="float" office:value="65.9039226833428">
            <text:p>65.9039226833</text:p>
          </table:table-cell>
          <table:table-cell table:formula="of:=(['Raw Data'.C139]-MIN(['Raw Data'.C$2:'Raw Data'.C$306]))/(MAX(['Raw Data'.C$2:'Raw Data'.C$306])-MIN(['Raw Data'.C$2:'Raw Data'.C$306]))*100" office:value-type="float" office:value="46.2376260052101">
            <text:p>46.2376260052</text:p>
          </table:table-cell>
          <table:table-cell table:formula="of:=(['Raw Data'.D139]-MIN(['Raw Data'.D$2:'Raw Data'.D$306]))/(MAX(['Raw Data'.D$2:'Raw Data'.D$306])-MIN(['Raw Data'.D$2:'Raw Data'.D$306]))*100" office:value-type="float" office:value="46.4243146603099">
            <text:p>46.4243146603</text:p>
          </table:table-cell>
          <table:table-cell table:formula="of:=(['Raw Data'.E13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39]-MIN(['Raw Data'.F$2:'Raw Data'.F$306]))/(MAX(['Raw Data'.F$2:'Raw Data'.F$306])-MIN(['Raw Data'.F$2:'Raw Data'.F$306]))*100" office:value-type="float" office:value="99.1049082021736">
            <text:p>99.1049082022</text:p>
          </table:table-cell>
          <table:table-cell table:formula="of:=(['Raw Data'.G13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3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3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39]-MIN(['Raw Data'.J$2:'Raw Data'.J$306]))/(MAX(['Raw Data'.J$2:'Raw Data'.J$306])-MIN(['Raw Data'.J$2:'Raw Data'.J$306]))*100" office:value-type="float" office:value="29.9092831321192">
            <text:p>29.9092831321</text:p>
          </table:table-cell>
          <table:table-cell table:formula="of:=(['Raw Data'.K139]-MIN(['Raw Data'.K$2:'Raw Data'.K$306]))/(MAX(['Raw Data'.K$2:'Raw Data'.K$306])-MIN(['Raw Data'.K$2:'Raw Data'.K$306]))*100" office:value-type="float" office:value="42.3989789267869">
            <text:p>42.3989789268</text:p>
          </table:table-cell>
          <table:table-cell table:formula="of:=(['Raw Data'.L139]-MIN(['Raw Data'.L$2:'Raw Data'.L$306]))/(MAX(['Raw Data'.L$2:'Raw Data'.L$306])-MIN(['Raw Data'.L$2:'Raw Data'.L$306]))*100" office:value-type="float" office:value="45.1033116331729">
            <text:p>45.1033116332</text:p>
          </table:table-cell>
        </table:table-row>
        <table:table-row table:style-name="ro2">
          <table:table-cell table:formula="of:=(['Raw Data'.A14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0]-MIN(['Raw Data'.B$2:'Raw Data'.B$306]))/(MAX(['Raw Data'.B$2:'Raw Data'.B$306])-MIN(['Raw Data'.B$2:'Raw Data'.B$306]))*100" office:value-type="float" office:value="65.9465605457646">
            <text:p>65.9465605458</text:p>
          </table:table-cell>
          <table:table-cell table:formula="of:=(['Raw Data'.C140]-MIN(['Raw Data'.C$2:'Raw Data'.C$306]))/(MAX(['Raw Data'.C$2:'Raw Data'.C$306])-MIN(['Raw Data'.C$2:'Raw Data'.C$306]))*100" office:value-type="float" office:value="46.5520443991392">
            <text:p>46.5520443991</text:p>
          </table:table-cell>
          <table:table-cell table:formula="of:=(['Raw Data'.D140]-MIN(['Raw Data'.D$2:'Raw Data'.D$306]))/(MAX(['Raw Data'.D$2:'Raw Data'.D$306])-MIN(['Raw Data'.D$2:'Raw Data'.D$306]))*100" office:value-type="float" office:value="46.4839094159714">
            <text:p>46.483909416</text:p>
          </table:table-cell>
          <table:table-cell table:formula="of:=(['Raw Data'.E14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0]-MIN(['Raw Data'.F$2:'Raw Data'.F$306]))/(MAX(['Raw Data'.F$2:'Raw Data'.F$306])-MIN(['Raw Data'.F$2:'Raw Data'.F$306]))*100" office:value-type="float" office:value="99.1057480724976">
            <text:p>99.1057480725</text:p>
          </table:table-cell>
          <table:table-cell table:formula="of:=(['Raw Data'.G14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0]-MIN(['Raw Data'.J$2:'Raw Data'.J$306]))/(MAX(['Raw Data'.J$2:'Raw Data'.J$306])-MIN(['Raw Data'.J$2:'Raw Data'.J$306]))*100" office:value-type="float" office:value="29.9092831321192">
            <text:p>29.9092831321</text:p>
          </table:table-cell>
          <table:table-cell table:formula="of:=(['Raw Data'.K140]-MIN(['Raw Data'.K$2:'Raw Data'.K$306]))/(MAX(['Raw Data'.K$2:'Raw Data'.K$306])-MIN(['Raw Data'.K$2:'Raw Data'.K$306]))*100" office:value-type="float" office:value="42.3989789267869">
            <text:p>42.3989789268</text:p>
          </table:table-cell>
          <table:table-cell table:formula="of:=(['Raw Data'.L140]-MIN(['Raw Data'.L$2:'Raw Data'.L$306]))/(MAX(['Raw Data'.L$2:'Raw Data'.L$306])-MIN(['Raw Data'.L$2:'Raw Data'.L$306]))*100" office:value-type="float" office:value="45.1033116331729">
            <text:p>45.1033116332</text:p>
          </table:table-cell>
        </table:table-row>
        <table:table-row table:style-name="ro2">
          <table:table-cell table:formula="of:=(['Raw Data'.A14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1]-MIN(['Raw Data'.B$2:'Raw Data'.B$306]))/(MAX(['Raw Data'.B$2:'Raw Data'.B$306])-MIN(['Raw Data'.B$2:'Raw Data'.B$306]))*100" office:value-type="float" office:value="66.1597498578738">
            <text:p>66.1597498579</text:p>
          </table:table-cell>
          <table:table-cell table:formula="of:=(['Raw Data'.C141]-MIN(['Raw Data'.C$2:'Raw Data'.C$306]))/(MAX(['Raw Data'.C$2:'Raw Data'.C$306])-MIN(['Raw Data'.C$2:'Raw Data'.C$306]))*100" office:value-type="float" office:value="46.8632914259826">
            <text:p>46.863291426</text:p>
          </table:table-cell>
          <table:table-cell table:formula="of:=(['Raw Data'.D141]-MIN(['Raw Data'.D$2:'Raw Data'.D$306]))/(MAX(['Raw Data'.D$2:'Raw Data'.D$306])-MIN(['Raw Data'.D$2:'Raw Data'.D$306]))*100" office:value-type="float" office:value="47.1990464839094">
            <text:p>47.1990464839</text:p>
          </table:table-cell>
          <table:table-cell table:formula="of:=(['Raw Data'.E14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1]-MIN(['Raw Data'.F$2:'Raw Data'.F$306]))/(MAX(['Raw Data'.F$2:'Raw Data'.F$306])-MIN(['Raw Data'.F$2:'Raw Data'.F$306]))*100" office:value-type="float" office:value="99.2161910201065">
            <text:p>99.2161910201</text:p>
          </table:table-cell>
          <table:table-cell table:formula="of:=(['Raw Data'.G14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1]-MIN(['Raw Data'.J$2:'Raw Data'.J$306]))/(MAX(['Raw Data'.J$2:'Raw Data'.J$306])-MIN(['Raw Data'.J$2:'Raw Data'.J$306]))*100" office:value-type="float" office:value="30.3679830843735">
            <text:p>30.3679830844</text:p>
          </table:table-cell>
          <table:table-cell table:formula="of:=(['Raw Data'.K141]-MIN(['Raw Data'.K$2:'Raw Data'.K$306]))/(MAX(['Raw Data'.K$2:'Raw Data'.K$306])-MIN(['Raw Data'.K$2:'Raw Data'.K$306]))*100" office:value-type="float" office:value="43.291874864219">
            <text:p>43.2918748642</text:p>
          </table:table-cell>
          <table:table-cell table:formula="of:=(['Raw Data'.L141]-MIN(['Raw Data'.L$2:'Raw Data'.L$306]))/(MAX(['Raw Data'.L$2:'Raw Data'.L$306])-MIN(['Raw Data'.L$2:'Raw Data'.L$306]))*100" office:value-type="float" office:value="46.2071893574866">
            <text:p>46.2071893575</text:p>
          </table:table-cell>
        </table:table-row>
        <table:table-row table:style-name="ro2">
          <table:table-cell table:formula="of:=(['Raw Data'.A14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2]-MIN(['Raw Data'.B$2:'Raw Data'.B$306]))/(MAX(['Raw Data'.B$2:'Raw Data'.B$306])-MIN(['Raw Data'.B$2:'Raw Data'.B$306]))*100" office:value-type="float" office:value="66.1881750994884">
            <text:p>66.1881750995</text:p>
          </table:table-cell>
          <table:table-cell table:formula="of:=(['Raw Data'.C142]-MIN(['Raw Data'.C$2:'Raw Data'.C$306]))/(MAX(['Raw Data'.C$2:'Raw Data'.C$306])-MIN(['Raw Data'.C$2:'Raw Data'.C$306]))*100" office:value-type="float" office:value="47.2175784347038">
            <text:p>47.2175784347</text:p>
          </table:table-cell>
          <table:table-cell table:formula="of:=(['Raw Data'.D142]-MIN(['Raw Data'.D$2:'Raw Data'.D$306]))/(MAX(['Raw Data'.D$2:'Raw Data'.D$306])-MIN(['Raw Data'.D$2:'Raw Data'.D$306]))*100" office:value-type="float" office:value="47.1990464839094">
            <text:p>47.1990464839</text:p>
          </table:table-cell>
          <table:table-cell table:formula="of:=(['Raw Data'.E14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2]-MIN(['Raw Data'.F$2:'Raw Data'.F$306]))/(MAX(['Raw Data'.F$2:'Raw Data'.F$306])-MIN(['Raw Data'.F$2:'Raw Data'.F$306]))*100" office:value-type="float" office:value="99.23571800514">
            <text:p>99.2357180051</text:p>
          </table:table-cell>
          <table:table-cell table:formula="of:=(['Raw Data'.G14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2]-MIN(['Raw Data'.J$2:'Raw Data'.J$306]))/(MAX(['Raw Data'.J$2:'Raw Data'.J$306])-MIN(['Raw Data'.J$2:'Raw Data'.J$306]))*100" office:value-type="float" office:value="30.3679830843735">
            <text:p>30.3679830844</text:p>
          </table:table-cell>
          <table:table-cell table:formula="of:=(['Raw Data'.K142]-MIN(['Raw Data'.K$2:'Raw Data'.K$306]))/(MAX(['Raw Data'.K$2:'Raw Data'.K$306])-MIN(['Raw Data'.K$2:'Raw Data'.K$306]))*100" office:value-type="float" office:value="43.291874864219">
            <text:p>43.2918748642</text:p>
          </table:table-cell>
          <table:table-cell table:formula="of:=(['Raw Data'.L142]-MIN(['Raw Data'.L$2:'Raw Data'.L$306]))/(MAX(['Raw Data'.L$2:'Raw Data'.L$306])-MIN(['Raw Data'.L$2:'Raw Data'.L$306]))*100" office:value-type="float" office:value="46.2071893574866">
            <text:p>46.2071893575</text:p>
          </table:table-cell>
        </table:table-row>
        <table:table-row table:style-name="ro2">
          <table:table-cell table:formula="of:=(['Raw Data'.A14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3]-MIN(['Raw Data'.B$2:'Raw Data'.B$306]))/(MAX(['Raw Data'.B$2:'Raw Data'.B$306])-MIN(['Raw Data'.B$2:'Raw Data'.B$306]))*100" office:value-type="float" office:value="66.2450255827175">
            <text:p>66.2450255827</text:p>
          </table:table-cell>
          <table:table-cell table:formula="of:=(['Raw Data'.C143]-MIN(['Raw Data'.C$2:'Raw Data'.C$306]))/(MAX(['Raw Data'.C$2:'Raw Data'.C$306])-MIN(['Raw Data'.C$2:'Raw Data'.C$306]))*100" office:value-type="float" office:value="47.5433231396534">
            <text:p>47.5433231397</text:p>
          </table:table-cell>
          <table:table-cell table:formula="of:=(['Raw Data'.D143]-MIN(['Raw Data'.D$2:'Raw Data'.D$306]))/(MAX(['Raw Data'.D$2:'Raw Data'.D$306])-MIN(['Raw Data'.D$2:'Raw Data'.D$306]))*100" office:value-type="float" office:value="50.119189511323">
            <text:p>50.1191895113</text:p>
          </table:table-cell>
          <table:table-cell table:formula="of:=(['Raw Data'.E14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3]-MIN(['Raw Data'.F$2:'Raw Data'.F$306]))/(MAX(['Raw Data'.F$2:'Raw Data'.F$306])-MIN(['Raw Data'.F$2:'Raw Data'.F$306]))*100" office:value-type="float" office:value="99.1164564191289">
            <text:p>99.1164564191</text:p>
          </table:table-cell>
          <table:table-cell table:formula="of:=(['Raw Data'.G14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3]-MIN(['Raw Data'.J$2:'Raw Data'.J$306]))/(MAX(['Raw Data'.J$2:'Raw Data'.J$306])-MIN(['Raw Data'.J$2:'Raw Data'.J$306]))*100" office:value-type="float" office:value="30.8659027351477">
            <text:p>30.8659027351</text:p>
          </table:table-cell>
          <table:table-cell table:formula="of:=(['Raw Data'.K143]-MIN(['Raw Data'.K$2:'Raw Data'.K$306]))/(MAX(['Raw Data'.K$2:'Raw Data'.K$306])-MIN(['Raw Data'.K$2:'Raw Data'.K$306]))*100" office:value-type="float" office:value="46.5641972626548">
            <text:p>46.5641972627</text:p>
          </table:table-cell>
          <table:table-cell table:formula="of:=(['Raw Data'.L143]-MIN(['Raw Data'.L$2:'Raw Data'.L$306]))/(MAX(['Raw Data'.L$2:'Raw Data'.L$306])-MIN(['Raw Data'.L$2:'Raw Data'.L$306]))*100" office:value-type="float" office:value="48.6696858194169">
            <text:p>48.6696858194</text:p>
          </table:table-cell>
        </table:table-row>
        <table:table-row table:style-name="ro2">
          <table:table-cell table:formula="of:=(['Raw Data'.A14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4]-MIN(['Raw Data'.B$2:'Raw Data'.B$306]))/(MAX(['Raw Data'.B$2:'Raw Data'.B$306])-MIN(['Raw Data'.B$2:'Raw Data'.B$306]))*100" office:value-type="float" office:value="66.3303013075611">
            <text:p>66.3303013076</text:p>
          </table:table-cell>
          <table:table-cell table:formula="of:=(['Raw Data'.C144]-MIN(['Raw Data'.C$2:'Raw Data'.C$306]))/(MAX(['Raw Data'.C$2:'Raw Data'.C$306])-MIN(['Raw Data'.C$2:'Raw Data'.C$306]))*100" office:value-type="float" office:value="47.899422358138">
            <text:p>47.8994223581</text:p>
          </table:table-cell>
          <table:table-cell table:formula="of:=(['Raw Data'.D144]-MIN(['Raw Data'.D$2:'Raw Data'.D$306]))/(MAX(['Raw Data'.D$2:'Raw Data'.D$306])-MIN(['Raw Data'.D$2:'Raw Data'.D$306]))*100" office:value-type="float" office:value="50.119189511323">
            <text:p>50.1191895113</text:p>
          </table:table-cell>
          <table:table-cell table:formula="of:=(['Raw Data'.E14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4]-MIN(['Raw Data'.F$2:'Raw Data'.F$306]))/(MAX(['Raw Data'.F$2:'Raw Data'.F$306])-MIN(['Raw Data'.F$2:'Raw Data'.F$306]))*100" office:value-type="float" office:value="99.1126770026708">
            <text:p>99.1126770027</text:p>
          </table:table-cell>
          <table:table-cell table:formula="of:=(['Raw Data'.G14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4]-MIN(['Raw Data'.J$2:'Raw Data'.J$306]))/(MAX(['Raw Data'.J$2:'Raw Data'.J$306])-MIN(['Raw Data'.J$2:'Raw Data'.J$306]))*100" office:value-type="float" office:value="31.3314235045358">
            <text:p>31.3314235045</text:p>
          </table:table-cell>
          <table:table-cell table:formula="of:=(['Raw Data'.K144]-MIN(['Raw Data'.K$2:'Raw Data'.K$306]))/(MAX(['Raw Data'.K$2:'Raw Data'.K$306])-MIN(['Raw Data'.K$2:'Raw Data'.K$306]))*100" office:value-type="float" office:value="46.9519878340213">
            <text:p>46.951987834</text:p>
          </table:table-cell>
          <table:table-cell table:formula="of:=(['Raw Data'.L144]-MIN(['Raw Data'.L$2:'Raw Data'.L$306]))/(MAX(['Raw Data'.L$2:'Raw Data'.L$306])-MIN(['Raw Data'.L$2:'Raw Data'.L$306]))*100" office:value-type="float" office:value="48.8819699971695">
            <text:p>48.8819699972</text:p>
          </table:table-cell>
        </table:table-row>
        <table:table-row table:style-name="ro2">
          <table:table-cell table:formula="of:=(['Raw Data'.A14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5]-MIN(['Raw Data'.B$2:'Raw Data'.B$306]))/(MAX(['Raw Data'.B$2:'Raw Data'.B$306])-MIN(['Raw Data'.B$2:'Raw Data'.B$306]))*100" office:value-type="float" office:value="66.3729391699829">
            <text:p>66.37293917</text:p>
          </table:table-cell>
          <table:table-cell table:formula="of:=(['Raw Data'.C145]-MIN(['Raw Data'.C$2:'Raw Data'.C$306]))/(MAX(['Raw Data'.C$2:'Raw Data'.C$306])-MIN(['Raw Data'.C$2:'Raw Data'.C$306]))*100" office:value-type="float" office:value="48.2537093668592">
            <text:p>48.2537093669</text:p>
          </table:table-cell>
          <table:table-cell table:formula="of:=(['Raw Data'.D145]-MIN(['Raw Data'.D$2:'Raw Data'.D$306]))/(MAX(['Raw Data'.D$2:'Raw Data'.D$306])-MIN(['Raw Data'.D$2:'Raw Data'.D$306]))*100" office:value-type="float" office:value="50.1787842669845">
            <text:p>50.178784267</text:p>
          </table:table-cell>
          <table:table-cell table:formula="of:=(['Raw Data'.E14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5]-MIN(['Raw Data'.F$2:'Raw Data'.F$306]))/(MAX(['Raw Data'.F$2:'Raw Data'.F$306])-MIN(['Raw Data'.F$2:'Raw Data'.F$306]))*100" office:value-type="float" office:value="99.1044882670116">
            <text:p>99.104488267</text:p>
          </table:table-cell>
          <table:table-cell table:formula="of:=(['Raw Data'.G14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5]-MIN(['Raw Data'.J$2:'Raw Data'.J$306]))/(MAX(['Raw Data'.J$2:'Raw Data'.J$306])-MIN(['Raw Data'.J$2:'Raw Data'.J$306]))*100" office:value-type="float" office:value="31.7440829411363">
            <text:p>31.7440829411</text:p>
          </table:table-cell>
          <table:table-cell table:formula="of:=(['Raw Data'.K145]-MIN(['Raw Data'.K$2:'Raw Data'.K$306]))/(MAX(['Raw Data'.K$2:'Raw Data'.K$306])-MIN(['Raw Data'.K$2:'Raw Data'.K$306]))*100" office:value-type="float" office:value="47.3951770584401">
            <text:p>47.3951770584</text:p>
          </table:table-cell>
          <table:table-cell table:formula="of:=(['Raw Data'.L145]-MIN(['Raw Data'.L$2:'Raw Data'.L$306]))/(MAX(['Raw Data'.L$2:'Raw Data'.L$306])-MIN(['Raw Data'.L$2:'Raw Data'.L$306]))*100" office:value-type="float" office:value="49.108406453439">
            <text:p>49.1084064534</text:p>
          </table:table-cell>
        </table:table-row>
        <table:table-row table:style-name="ro2">
          <table:table-cell table:formula="of:=(['Raw Data'.A14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6]-MIN(['Raw Data'.B$2:'Raw Data'.B$306]))/(MAX(['Raw Data'.B$2:'Raw Data'.B$306])-MIN(['Raw Data'.B$2:'Raw Data'.B$306]))*100" office:value-type="float" office:value="66.4155770324048">
            <text:p>66.4155770324</text:p>
          </table:table-cell>
          <table:table-cell table:formula="of:=(['Raw Data'.C146]-MIN(['Raw Data'.C$2:'Raw Data'.C$306]))/(MAX(['Raw Data'.C$2:'Raw Data'.C$306])-MIN(['Raw Data'.C$2:'Raw Data'.C$306]))*100" office:value-type="float" office:value="48.6093555329029">
            <text:p>48.6093555329</text:p>
          </table:table-cell>
          <table:table-cell table:formula="of:=(['Raw Data'.D146]-MIN(['Raw Data'.D$2:'Raw Data'.D$306]))/(MAX(['Raw Data'.D$2:'Raw Data'.D$306])-MIN(['Raw Data'.D$2:'Raw Data'.D$306]))*100" office:value-type="float" office:value="50.1787842669845">
            <text:p>50.178784267</text:p>
          </table:table-cell>
          <table:table-cell table:formula="of:=(['Raw Data'.E14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6]-MIN(['Raw Data'.F$2:'Raw Data'.F$306]))/(MAX(['Raw Data'.F$2:'Raw Data'.F$306])-MIN(['Raw Data'.F$2:'Raw Data'.F$306]))*100" office:value-type="float" office:value="99.1044882670116">
            <text:p>99.104488267</text:p>
          </table:table-cell>
          <table:table-cell table:formula="of:=(['Raw Data'.G14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6]-MIN(['Raw Data'.J$2:'Raw Data'.J$306]))/(MAX(['Raw Data'.J$2:'Raw Data'.J$306])-MIN(['Raw Data'.J$2:'Raw Data'.J$306]))*100" office:value-type="float" office:value="31.7440829411363">
            <text:p>31.7440829411</text:p>
          </table:table-cell>
          <table:table-cell table:formula="of:=(['Raw Data'.K146]-MIN(['Raw Data'.K$2:'Raw Data'.K$306]))/(MAX(['Raw Data'.K$2:'Raw Data'.K$306])-MIN(['Raw Data'.K$2:'Raw Data'.K$306]))*100" office:value-type="float" office:value="47.3951770584401">
            <text:p>47.3951770584</text:p>
          </table:table-cell>
          <table:table-cell table:formula="of:=(['Raw Data'.L146]-MIN(['Raw Data'.L$2:'Raw Data'.L$306]))/(MAX(['Raw Data'.L$2:'Raw Data'.L$306])-MIN(['Raw Data'.L$2:'Raw Data'.L$306]))*100" office:value-type="float" office:value="49.108406453439">
            <text:p>49.1084064534</text:p>
          </table:table-cell>
        </table:table-row>
        <table:table-row table:style-name="ro2">
          <table:table-cell table:formula="of:=(['Raw Data'.A14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7]-MIN(['Raw Data'.B$2:'Raw Data'.B$306]))/(MAX(['Raw Data'.B$2:'Raw Data'.B$306])-MIN(['Raw Data'.B$2:'Raw Data'.B$306]))*100" office:value-type="float" office:value="66.4155770324048">
            <text:p>66.4155770324</text:p>
          </table:table-cell>
          <table:table-cell table:formula="of:=(['Raw Data'.C147]-MIN(['Raw Data'.C$2:'Raw Data'.C$306]))/(MAX(['Raw Data'.C$2:'Raw Data'.C$306])-MIN(['Raw Data'.C$2:'Raw Data'.C$306]))*100" office:value-type="float" office:value="48.9650016989467">
            <text:p>48.9650016989</text:p>
          </table:table-cell>
          <table:table-cell table:formula="of:=(['Raw Data'.D147]-MIN(['Raw Data'.D$2:'Raw Data'.D$306]))/(MAX(['Raw Data'.D$2:'Raw Data'.D$306])-MIN(['Raw Data'.D$2:'Raw Data'.D$306]))*100" office:value-type="float" office:value="50.1787842669845">
            <text:p>50.178784267</text:p>
          </table:table-cell>
          <table:table-cell table:formula="of:=(['Raw Data'.E14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7]-MIN(['Raw Data'.F$2:'Raw Data'.F$306]))/(MAX(['Raw Data'.F$2:'Raw Data'.F$306])-MIN(['Raw Data'.F$2:'Raw Data'.F$306]))*100" office:value-type="float" office:value="99.1044882670116">
            <text:p>99.104488267</text:p>
          </table:table-cell>
          <table:table-cell table:formula="of:=(['Raw Data'.G14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7]-MIN(['Raw Data'.J$2:'Raw Data'.J$306]))/(MAX(['Raw Data'.J$2:'Raw Data'.J$306])-MIN(['Raw Data'.J$2:'Raw Data'.J$306]))*100" office:value-type="float" office:value="31.7440829411363">
            <text:p>31.7440829411</text:p>
          </table:table-cell>
          <table:table-cell table:formula="of:=(['Raw Data'.K147]-MIN(['Raw Data'.K$2:'Raw Data'.K$306]))/(MAX(['Raw Data'.K$2:'Raw Data'.K$306])-MIN(['Raw Data'.K$2:'Raw Data'.K$306]))*100" office:value-type="float" office:value="47.3951770584401">
            <text:p>47.3951770584</text:p>
          </table:table-cell>
          <table:table-cell table:formula="of:=(['Raw Data'.L147]-MIN(['Raw Data'.L$2:'Raw Data'.L$306]))/(MAX(['Raw Data'.L$2:'Raw Data'.L$306])-MIN(['Raw Data'.L$2:'Raw Data'.L$306]))*100" office:value-type="float" office:value="49.108406453439">
            <text:p>49.1084064534</text:p>
          </table:table-cell>
        </table:table-row>
        <table:table-row table:style-name="ro2">
          <table:table-cell table:formula="of:=(['Raw Data'.A14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8]-MIN(['Raw Data'.B$2:'Raw Data'.B$306]))/(MAX(['Raw Data'.B$2:'Raw Data'.B$306])-MIN(['Raw Data'.B$2:'Raw Data'.B$306]))*100" office:value-type="float" office:value="66.4866401364412">
            <text:p>66.4866401364</text:p>
          </table:table-cell>
          <table:table-cell table:formula="of:=(['Raw Data'.C148]-MIN(['Raw Data'.C$2:'Raw Data'.C$306]))/(MAX(['Raw Data'.C$2:'Raw Data'.C$306])-MIN(['Raw Data'.C$2:'Raw Data'.C$306]))*100" office:value-type="float" office:value="49.3188356552271">
            <text:p>49.3188356552</text:p>
          </table:table-cell>
          <table:table-cell table:formula="of:=(['Raw Data'.D148]-MIN(['Raw Data'.D$2:'Raw Data'.D$306]))/(MAX(['Raw Data'.D$2:'Raw Data'.D$306])-MIN(['Raw Data'.D$2:'Raw Data'.D$306]))*100" office:value-type="float" office:value="50.357568533969">
            <text:p>50.357568534</text:p>
          </table:table-cell>
          <table:table-cell table:formula="of:=(['Raw Data'.E14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8]-MIN(['Raw Data'.F$2:'Raw Data'.F$306]))/(MAX(['Raw Data'.F$2:'Raw Data'.F$306])-MIN(['Raw Data'.F$2:'Raw Data'.F$306]))*100" office:value-type="float" office:value="99.1061680076596">
            <text:p>99.1061680077</text:p>
          </table:table-cell>
          <table:table-cell table:formula="of:=(['Raw Data'.G14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8]-MIN(['Raw Data'.J$2:'Raw Data'.J$306]))/(MAX(['Raw Data'.J$2:'Raw Data'.J$306])-MIN(['Raw Data'.J$2:'Raw Data'.J$306]))*100" office:value-type="float" office:value="32.2488234090444">
            <text:p>32.248823409</text:p>
          </table:table-cell>
          <table:table-cell table:formula="of:=(['Raw Data'.K148]-MIN(['Raw Data'.K$2:'Raw Data'.K$306]))/(MAX(['Raw Data'.K$2:'Raw Data'.K$306])-MIN(['Raw Data'.K$2:'Raw Data'.K$306]))*100" office:value-type="float" office:value="48.4966326308929">
            <text:p>48.4966326309</text:p>
          </table:table-cell>
          <table:table-cell table:formula="of:=(['Raw Data'.L148]-MIN(['Raw Data'.L$2:'Raw Data'.L$306]))/(MAX(['Raw Data'.L$2:'Raw Data'.L$306])-MIN(['Raw Data'.L$2:'Raw Data'.L$306]))*100" office:value-type="float" office:value="49.7877158222474">
            <text:p>49.7877158222</text:p>
          </table:table-cell>
        </table:table-row>
        <table:table-row table:style-name="ro2">
          <table:table-cell table:formula="of:=(['Raw Data'.A14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49]-MIN(['Raw Data'.B$2:'Raw Data'.B$306]))/(MAX(['Raw Data'.B$2:'Raw Data'.B$306])-MIN(['Raw Data'.B$2:'Raw Data'.B$306]))*100" office:value-type="float" office:value="66.5577032404775">
            <text:p>66.5577032405</text:p>
          </table:table-cell>
          <table:table-cell table:formula="of:=(['Raw Data'.C149]-MIN(['Raw Data'.C$2:'Raw Data'.C$306]))/(MAX(['Raw Data'.C$2:'Raw Data'.C$306])-MIN(['Raw Data'.C$2:'Raw Data'.C$306]))*100" office:value-type="float" office:value="49.67402876883">
            <text:p>49.6740287688</text:p>
          </table:table-cell>
          <table:table-cell table:formula="of:=(['Raw Data'.D149]-MIN(['Raw Data'.D$2:'Raw Data'.D$306]))/(MAX(['Raw Data'.D$2:'Raw Data'.D$306])-MIN(['Raw Data'.D$2:'Raw Data'.D$306]))*100" office:value-type="float" office:value="50.357568533969">
            <text:p>50.357568534</text:p>
          </table:table-cell>
          <table:table-cell table:formula="of:=(['Raw Data'.E14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49]-MIN(['Raw Data'.F$2:'Raw Data'.F$306]))/(MAX(['Raw Data'.F$2:'Raw Data'.F$306])-MIN(['Raw Data'.F$2:'Raw Data'.F$306]))*100" office:value-type="float" office:value="99.1061680076596">
            <text:p>99.1061680077</text:p>
          </table:table-cell>
          <table:table-cell table:formula="of:=(['Raw Data'.G14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4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4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49]-MIN(['Raw Data'.J$2:'Raw Data'.J$306]))/(MAX(['Raw Data'.J$2:'Raw Data'.J$306])-MIN(['Raw Data'.J$2:'Raw Data'.J$306]))*100" office:value-type="float" office:value="32.2488234090444">
            <text:p>32.248823409</text:p>
          </table:table-cell>
          <table:table-cell table:formula="of:=(['Raw Data'.K149]-MIN(['Raw Data'.K$2:'Raw Data'.K$306]))/(MAX(['Raw Data'.K$2:'Raw Data'.K$306])-MIN(['Raw Data'.K$2:'Raw Data'.K$306]))*100" office:value-type="float" office:value="48.4966326308929">
            <text:p>48.4966326309</text:p>
          </table:table-cell>
          <table:table-cell table:formula="of:=(['Raw Data'.L149]-MIN(['Raw Data'.L$2:'Raw Data'.L$306]))/(MAX(['Raw Data'.L$2:'Raw Data'.L$306])-MIN(['Raw Data'.L$2:'Raw Data'.L$306]))*100" office:value-type="float" office:value="49.7877158222474">
            <text:p>49.7877158222</text:p>
          </table:table-cell>
        </table:table-row>
        <table:table-row table:style-name="ro2">
          <table:table-cell table:formula="of:=(['Raw Data'.A15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0]-MIN(['Raw Data'.B$2:'Raw Data'.B$306]))/(MAX(['Raw Data'.B$2:'Raw Data'.B$306])-MIN(['Raw Data'.B$2:'Raw Data'.B$306]))*100" office:value-type="float" office:value="66.5719158612848">
            <text:p>66.5719158613</text:p>
          </table:table-cell>
          <table:table-cell table:formula="of:=(['Raw Data'.C150]-MIN(['Raw Data'.C$2:'Raw Data'.C$306]))/(MAX(['Raw Data'.C$2:'Raw Data'.C$306])-MIN(['Raw Data'.C$2:'Raw Data'.C$306]))*100" office:value-type="float" office:value="50.0287688299921">
            <text:p>50.02876883</text:p>
          </table:table-cell>
          <table:table-cell table:formula="of:=(['Raw Data'.D150]-MIN(['Raw Data'.D$2:'Raw Data'.D$306]))/(MAX(['Raw Data'.D$2:'Raw Data'.D$306])-MIN(['Raw Data'.D$2:'Raw Data'.D$306]))*100" office:value-type="float" office:value="50.4171632896305">
            <text:p>50.4171632896</text:p>
          </table:table-cell>
          <table:table-cell table:formula="of:=(['Raw Data'.E15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0]-MIN(['Raw Data'.F$2:'Raw Data'.F$306]))/(MAX(['Raw Data'.F$2:'Raw Data'.F$306])-MIN(['Raw Data'.F$2:'Raw Data'.F$306]))*100" office:value-type="float" office:value="99.122545478978">
            <text:p>99.122545479</text:p>
          </table:table-cell>
          <table:table-cell table:formula="of:=(['Raw Data'.G15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0]-MIN(['Raw Data'.J$2:'Raw Data'.J$306]))/(MAX(['Raw Data'.J$2:'Raw Data'.J$306])-MIN(['Raw Data'.J$2:'Raw Data'.J$306]))*100" office:value-type="float" office:value="32.658072437078">
            <text:p>32.6580724371</text:p>
          </table:table-cell>
          <table:table-cell table:formula="of:=(['Raw Data'.K150]-MIN(['Raw Data'.K$2:'Raw Data'.K$306]))/(MAX(['Raw Data'.K$2:'Raw Data'.K$306])-MIN(['Raw Data'.K$2:'Raw Data'.K$306]))*100" office:value-type="float" office:value="49.455789702368">
            <text:p>49.4557897024</text:p>
          </table:table-cell>
          <table:table-cell table:formula="of:=(['Raw Data'.L150]-MIN(['Raw Data'.L$2:'Raw Data'.L$306]))/(MAX(['Raw Data'.L$2:'Raw Data'.L$306])-MIN(['Raw Data'.L$2:'Raw Data'.L$306]))*100" office:value-type="float" office:value="50.2971978488537">
            <text:p>50.2971978489</text:p>
          </table:table-cell>
        </table:table-row>
        <table:table-row table:style-name="ro2">
          <table:table-cell table:formula="of:=(['Raw Data'.A15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1]-MIN(['Raw Data'.B$2:'Raw Data'.B$306]))/(MAX(['Raw Data'.B$2:'Raw Data'.B$306])-MIN(['Raw Data'.B$2:'Raw Data'.B$306]))*100" office:value-type="float" office:value="66.6998294485503">
            <text:p>66.6998294486</text:p>
          </table:table-cell>
          <table:table-cell table:formula="of:=(['Raw Data'.C151]-MIN(['Raw Data'.C$2:'Raw Data'.C$306]))/(MAX(['Raw Data'.C$2:'Raw Data'.C$306])-MIN(['Raw Data'.C$2:'Raw Data'.C$306]))*100" office:value-type="float" office:value="50.3780722618643">
            <text:p>50.3780722619</text:p>
          </table:table-cell>
          <table:table-cell table:formula="of:=(['Raw Data'.D151]-MIN(['Raw Data'.D$2:'Raw Data'.D$306]))/(MAX(['Raw Data'.D$2:'Raw Data'.D$306])-MIN(['Raw Data'.D$2:'Raw Data'.D$306]))*100" office:value-type="float" office:value="50.4171632896305">
            <text:p>50.4171632896</text:p>
          </table:table-cell>
          <table:table-cell table:formula="of:=(['Raw Data'.E15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1]-MIN(['Raw Data'.F$2:'Raw Data'.F$306]))/(MAX(['Raw Data'.F$2:'Raw Data'.F$306])-MIN(['Raw Data'.F$2:'Raw Data'.F$306]))*100" office:value-type="float" office:value="99.120025868006">
            <text:p>99.120025868</text:p>
          </table:table-cell>
          <table:table-cell table:formula="of:=(['Raw Data'.G15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1]-MIN(['Raw Data'.J$2:'Raw Data'.J$306]))/(MAX(['Raw Data'.J$2:'Raw Data'.J$306])-MIN(['Raw Data'.J$2:'Raw Data'.J$306]))*100" office:value-type="float" office:value="32.658072437078">
            <text:p>32.6580724371</text:p>
          </table:table-cell>
          <table:table-cell table:formula="of:=(['Raw Data'.K151]-MIN(['Raw Data'.K$2:'Raw Data'.K$306]))/(MAX(['Raw Data'.K$2:'Raw Data'.K$306])-MIN(['Raw Data'.K$2:'Raw Data'.K$306]))*100" office:value-type="float" office:value="49.455789702368">
            <text:p>49.4557897024</text:p>
          </table:table-cell>
          <table:table-cell table:formula="of:=(['Raw Data'.L151]-MIN(['Raw Data'.L$2:'Raw Data'.L$306]))/(MAX(['Raw Data'.L$2:'Raw Data'.L$306])-MIN(['Raw Data'.L$2:'Raw Data'.L$306]))*100" office:value-type="float" office:value="50.2971978488537">
            <text:p>50.2971978489</text:p>
          </table:table-cell>
        </table:table-row>
        <table:table-row table:style-name="ro2">
          <table:table-cell table:formula="of:=(['Raw Data'.A15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2]-MIN(['Raw Data'.B$2:'Raw Data'.B$306]))/(MAX(['Raw Data'.B$2:'Raw Data'.B$306])-MIN(['Raw Data'.B$2:'Raw Data'.B$306]))*100" office:value-type="float" office:value="66.7140420693576">
            <text:p>66.7140420694</text:p>
          </table:table-cell>
          <table:table-cell table:formula="of:=(['Raw Data'.C152]-MIN(['Raw Data'.C$2:'Raw Data'.C$306]))/(MAX(['Raw Data'.C$2:'Raw Data'.C$306])-MIN(['Raw Data'.C$2:'Raw Data'.C$306]))*100" office:value-type="float" office:value="50.7323592705856">
            <text:p>50.7323592706</text:p>
          </table:table-cell>
          <table:table-cell table:formula="of:=(['Raw Data'.D152]-MIN(['Raw Data'.D$2:'Raw Data'.D$306]))/(MAX(['Raw Data'.D$2:'Raw Data'.D$306])-MIN(['Raw Data'.D$2:'Raw Data'.D$306]))*100" office:value-type="float" office:value="50.4171632896305">
            <text:p>50.4171632896</text:p>
          </table:table-cell>
          <table:table-cell table:formula="of:=(['Raw Data'.E15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2]-MIN(['Raw Data'.F$2:'Raw Data'.F$306]))/(MAX(['Raw Data'.F$2:'Raw Data'.F$306])-MIN(['Raw Data'.F$2:'Raw Data'.F$306]))*100" office:value-type="float" office:value="99.11876606252">
            <text:p>99.1187660625</text:p>
          </table:table-cell>
          <table:table-cell table:formula="of:=(['Raw Data'.G15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2]-MIN(['Raw Data'.J$2:'Raw Data'.J$306]))/(MAX(['Raw Data'.J$2:'Raw Data'.J$306])-MIN(['Raw Data'.J$2:'Raw Data'.J$306]))*100" office:value-type="float" office:value="33.0724370779619">
            <text:p>33.072437078</text:p>
          </table:table-cell>
          <table:table-cell table:formula="of:=(['Raw Data'.K152]-MIN(['Raw Data'.K$2:'Raw Data'.K$306]))/(MAX(['Raw Data'.K$2:'Raw Data'.K$306])-MIN(['Raw Data'.K$2:'Raw Data'.K$306]))*100" office:value-type="float" office:value="49.6958505322616">
            <text:p>49.6958505323</text:p>
          </table:table-cell>
          <table:table-cell table:formula="of:=(['Raw Data'.L152]-MIN(['Raw Data'.L$2:'Raw Data'.L$306]))/(MAX(['Raw Data'.L$2:'Raw Data'.L$306])-MIN(['Raw Data'.L$2:'Raw Data'.L$306]))*100" office:value-type="float" office:value="50.4104160769884">
            <text:p>50.410416077</text:p>
          </table:table-cell>
        </table:table-row>
        <table:table-row table:style-name="ro2">
          <table:table-cell table:formula="of:=(['Raw Data'.A15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3]-MIN(['Raw Data'.B$2:'Raw Data'.B$306]))/(MAX(['Raw Data'.B$2:'Raw Data'.B$306])-MIN(['Raw Data'.B$2:'Raw Data'.B$306]))*100" office:value-type="float" office:value="67.0267197271177">
            <text:p>67.0267197271</text:p>
          </table:table-cell>
          <table:table-cell table:formula="of:=(['Raw Data'.C153]-MIN(['Raw Data'.C$2:'Raw Data'.C$306]))/(MAX(['Raw Data'.C$2:'Raw Data'.C$306])-MIN(['Raw Data'.C$2:'Raw Data'.C$306]))*100" office:value-type="float" office:value="51.0404349303432">
            <text:p>51.0404349303</text:p>
          </table:table-cell>
          <table:table-cell table:formula="of:=(['Raw Data'.D153]-MIN(['Raw Data'.D$2:'Raw Data'.D$306]))/(MAX(['Raw Data'.D$2:'Raw Data'.D$306])-MIN(['Raw Data'.D$2:'Raw Data'.D$306]))*100" office:value-type="float" office:value="51.430274135876">
            <text:p>51.4302741359</text:p>
          </table:table-cell>
          <table:table-cell table:formula="of:=(['Raw Data'.E15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3]-MIN(['Raw Data'.F$2:'Raw Data'.F$306]))/(MAX(['Raw Data'.F$2:'Raw Data'.F$306])-MIN(['Raw Data'.F$2:'Raw Data'.F$306]))*100" office:value-type="float" office:value="99.0211311373524">
            <text:p>99.0211311374</text:p>
          </table:table-cell>
          <table:table-cell table:formula="of:=(['Raw Data'.G15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3]-MIN(['Raw Data'.J$2:'Raw Data'.J$306]))/(MAX(['Raw Data'.J$2:'Raw Data'.J$306])-MIN(['Raw Data'.J$2:'Raw Data'.J$306]))*100" office:value-type="float" office:value="34.150126185117">
            <text:p>34.1501261851</text:p>
          </table:table-cell>
          <table:table-cell table:formula="of:=(['Raw Data'.K153]-MIN(['Raw Data'.K$2:'Raw Data'.K$306]))/(MAX(['Raw Data'.K$2:'Raw Data'.K$306])-MIN(['Raw Data'.K$2:'Raw Data'.K$306]))*100" office:value-type="float" office:value="50.6321963936563">
            <text:p>50.6321963937</text:p>
          </table:table-cell>
          <table:table-cell table:formula="of:=(['Raw Data'.L153]-MIN(['Raw Data'.L$2:'Raw Data'.L$306]))/(MAX(['Raw Data'.L$2:'Raw Data'.L$306])-MIN(['Raw Data'.L$2:'Raw Data'.L$306]))*100" office:value-type="float" office:value="51.4859892442683">
            <text:p>51.4859892443</text:p>
          </table:table-cell>
        </table:table-row>
        <table:table-row table:style-name="ro2">
          <table:table-cell table:formula="of:=(['Raw Data'.A15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4]-MIN(['Raw Data'.B$2:'Raw Data'.B$306]))/(MAX(['Raw Data'.B$2:'Raw Data'.B$306])-MIN(['Raw Data'.B$2:'Raw Data'.B$306]))*100" office:value-type="float" office:value="67.4388857305287">
            <text:p>67.4388857305</text:p>
          </table:table-cell>
          <table:table-cell table:formula="of:=(['Raw Data'.C154]-MIN(['Raw Data'.C$2:'Raw Data'.C$306]))/(MAX(['Raw Data'.C$2:'Raw Data'.C$306])-MIN(['Raw Data'.C$2:'Raw Data'.C$306]))*100" office:value-type="float" office:value="51.3489636425416">
            <text:p>51.3489636425</text:p>
          </table:table-cell>
          <table:table-cell table:formula="of:=(['Raw Data'.D154]-MIN(['Raw Data'.D$2:'Raw Data'.D$306]))/(MAX(['Raw Data'.D$2:'Raw Data'.D$306])-MIN(['Raw Data'.D$2:'Raw Data'.D$306]))*100" office:value-type="float" office:value="51.430274135876">
            <text:p>51.4302741359</text:p>
          </table:table-cell>
          <table:table-cell table:formula="of:=(['Raw Data'.E15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4]-MIN(['Raw Data'.F$2:'Raw Data'.F$306]))/(MAX(['Raw Data'.F$2:'Raw Data'.F$306])-MIN(['Raw Data'.F$2:'Raw Data'.F$306]))*100" office:value-type="float" office:value="99.0918902121512">
            <text:p>99.0918902122</text:p>
          </table:table-cell>
          <table:table-cell table:formula="of:=(['Raw Data'.G15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4]-MIN(['Raw Data'.J$2:'Raw Data'.J$306]))/(MAX(['Raw Data'.J$2:'Raw Data'.J$306])-MIN(['Raw Data'.J$2:'Raw Data'.J$306]))*100" office:value-type="float" office:value="34.5508491917332">
            <text:p>34.5508491917</text:p>
          </table:table-cell>
          <table:table-cell table:formula="of:=(['Raw Data'.K154]-MIN(['Raw Data'.K$2:'Raw Data'.K$306]))/(MAX(['Raw Data'.K$2:'Raw Data'.K$306])-MIN(['Raw Data'.K$2:'Raw Data'.K$306]))*100" office:value-type="float" office:value="50.8201173147947">
            <text:p>50.8201173148</text:p>
          </table:table-cell>
          <table:table-cell table:formula="of:=(['Raw Data'.L154]-MIN(['Raw Data'.L$2:'Raw Data'.L$306]))/(MAX(['Raw Data'.L$2:'Raw Data'.L$306])-MIN(['Raw Data'.L$2:'Raw Data'.L$306]))*100" office:value-type="float" office:value="51.5709029153694">
            <text:p>51.5709029154</text:p>
          </table:table-cell>
        </table:table-row>
        <table:table-row table:style-name="ro2">
          <table:table-cell table:formula="of:=(['Raw Data'.A15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5]-MIN(['Raw Data'.B$2:'Raw Data'.B$306]))/(MAX(['Raw Data'.B$2:'Raw Data'.B$306])-MIN(['Raw Data'.B$2:'Raw Data'.B$306]))*100" office:value-type="float" office:value="67.5099488345651">
            <text:p>67.5099488346</text:p>
          </table:table-cell>
          <table:table-cell table:formula="of:=(['Raw Data'.C155]-MIN(['Raw Data'.C$2:'Raw Data'.C$306]))/(MAX(['Raw Data'.C$2:'Raw Data'.C$306])-MIN(['Raw Data'.C$2:'Raw Data'.C$306]))*100" office:value-type="float" office:value="51.6941896024465">
            <text:p>51.6941896024</text:p>
          </table:table-cell>
          <table:table-cell table:formula="of:=(['Raw Data'.D155]-MIN(['Raw Data'.D$2:'Raw Data'.D$306]))/(MAX(['Raw Data'.D$2:'Raw Data'.D$306])-MIN(['Raw Data'.D$2:'Raw Data'.D$306]))*100" office:value-type="float" office:value="51.6090584028606">
            <text:p>51.6090584029</text:p>
          </table:table-cell>
          <table:table-cell table:formula="of:=(['Raw Data'.E15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5]-MIN(['Raw Data'.F$2:'Raw Data'.F$306]))/(MAX(['Raw Data'.F$2:'Raw Data'.F$306])-MIN(['Raw Data'.F$2:'Raw Data'.F$306]))*100" office:value-type="float" office:value="99.5466799926091">
            <text:p>99.5466799926</text:p>
          </table:table-cell>
          <table:table-cell table:formula="of:=(['Raw Data'.G15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5]-MIN(['Raw Data'.J$2:'Raw Data'.J$306]))/(MAX(['Raw Data'.J$2:'Raw Data'.J$306])-MIN(['Raw Data'.J$2:'Raw Data'.J$306]))*100" office:value-type="float" office:value="35.1647227337835">
            <text:p>35.1647227338</text:p>
          </table:table-cell>
          <table:table-cell table:formula="of:=(['Raw Data'.K155]-MIN(['Raw Data'.K$2:'Raw Data'.K$306]))/(MAX(['Raw Data'.K$2:'Raw Data'.K$306])-MIN(['Raw Data'.K$2:'Raw Data'.K$306]))*100" office:value-type="float" office:value="51.8444492722138">
            <text:p>51.8444492722</text:p>
          </table:table-cell>
          <table:table-cell table:formula="of:=(['Raw Data'.L155]-MIN(['Raw Data'.L$2:'Raw Data'.L$306]))/(MAX(['Raw Data'.L$2:'Raw Data'.L$306])-MIN(['Raw Data'.L$2:'Raw Data'.L$306]))*100" office:value-type="float" office:value="51.9671667138409">
            <text:p>51.9671667138</text:p>
          </table:table-cell>
        </table:table-row>
        <table:table-row table:style-name="ro2">
          <table:table-cell table:formula="of:=(['Raw Data'.A15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6]-MIN(['Raw Data'.B$2:'Raw Data'.B$306]))/(MAX(['Raw Data'.B$2:'Raw Data'.B$306])-MIN(['Raw Data'.B$2:'Raw Data'.B$306]))*100" office:value-type="float" office:value="67.5099488345651">
            <text:p>67.5099488346</text:p>
          </table:table-cell>
          <table:table-cell table:formula="of:=(['Raw Data'.C156]-MIN(['Raw Data'.C$2:'Raw Data'.C$306]))/(MAX(['Raw Data'.C$2:'Raw Data'.C$306])-MIN(['Raw Data'.C$2:'Raw Data'.C$306]))*100" office:value-type="float" office:value="52.0448521916412">
            <text:p>52.0448521916</text:p>
          </table:table-cell>
          <table:table-cell table:formula="of:=(['Raw Data'.D156]-MIN(['Raw Data'.D$2:'Raw Data'.D$306]))/(MAX(['Raw Data'.D$2:'Raw Data'.D$306])-MIN(['Raw Data'.D$2:'Raw Data'.D$306]))*100" office:value-type="float" office:value="51.6090584028606">
            <text:p>51.6090584029</text:p>
          </table:table-cell>
          <table:table-cell table:formula="of:=(['Raw Data'.E15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6]-MIN(['Raw Data'.F$2:'Raw Data'.F$306]))/(MAX(['Raw Data'.F$2:'Raw Data'.F$306])-MIN(['Raw Data'.F$2:'Raw Data'.F$306]))*100" office:value-type="float" office:value="99.9542270673408">
            <text:p>99.9542270673</text:p>
          </table:table-cell>
          <table:table-cell table:formula="of:=(['Raw Data'.G15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6]-MIN(['Raw Data'.J$2:'Raw Data'.J$306]))/(MAX(['Raw Data'.J$2:'Raw Data'.J$306])-MIN(['Raw Data'.J$2:'Raw Data'.J$306]))*100" office:value-type="float" office:value="35.1647227337835">
            <text:p>35.1647227338</text:p>
          </table:table-cell>
          <table:table-cell table:formula="of:=(['Raw Data'.K156]-MIN(['Raw Data'.K$2:'Raw Data'.K$306]))/(MAX(['Raw Data'.K$2:'Raw Data'.K$306])-MIN(['Raw Data'.K$2:'Raw Data'.K$306]))*100" office:value-type="float" office:value="51.8444492722138">
            <text:p>51.8444492722</text:p>
          </table:table-cell>
          <table:table-cell table:formula="of:=(['Raw Data'.L156]-MIN(['Raw Data'.L$2:'Raw Data'.L$306]))/(MAX(['Raw Data'.L$2:'Raw Data'.L$306])-MIN(['Raw Data'.L$2:'Raw Data'.L$306]))*100" office:value-type="float" office:value="51.9671667138409">
            <text:p>51.9671667138</text:p>
          </table:table-cell>
        </table:table-row>
        <table:table-row table:style-name="ro2">
          <table:table-cell table:formula="of:=(['Raw Data'.A15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7]-MIN(['Raw Data'.B$2:'Raw Data'.B$306]))/(MAX(['Raw Data'.B$2:'Raw Data'.B$306])-MIN(['Raw Data'.B$2:'Raw Data'.B$306]))*100" office:value-type="float" office:value="67.5952245594088">
            <text:p>67.5952245594</text:p>
          </table:table-cell>
          <table:table-cell table:formula="of:=(['Raw Data'.C157]-MIN(['Raw Data'.C$2:'Raw Data'.C$306]))/(MAX(['Raw Data'.C$2:'Raw Data'.C$306])-MIN(['Raw Data'.C$2:'Raw Data'.C$306]))*100" office:value-type="float" office:value="52.3964208857175">
            <text:p>52.3964208857</text:p>
          </table:table-cell>
          <table:table-cell table:formula="of:=(['Raw Data'.D157]-MIN(['Raw Data'.D$2:'Raw Data'.D$306]))/(MAX(['Raw Data'.D$2:'Raw Data'.D$306])-MIN(['Raw Data'.D$2:'Raw Data'.D$306]))*100" office:value-type="float" office:value="52.2050059594756">
            <text:p>52.2050059595</text:p>
          </table:table-cell>
          <table:table-cell table:formula="of:=(['Raw Data'.E15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7]-MIN(['Raw Data'.F$2:'Raw Data'.F$306]))/(MAX(['Raw Data'.F$2:'Raw Data'.F$306])-MIN(['Raw Data'.F$2:'Raw Data'.F$306]))*100" office:value-type="float" office:value="100">
            <text:p>100</text:p>
          </table:table-cell>
          <table:table-cell table:formula="of:=(['Raw Data'.G15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7]-MIN(['Raw Data'.J$2:'Raw Data'.J$306]))/(MAX(['Raw Data'.J$2:'Raw Data'.J$306])-MIN(['Raw Data'.J$2:'Raw Data'.J$306]))*100" office:value-type="float" office:value="35.8382784257554">
            <text:p>35.8382784258</text:p>
          </table:table-cell>
          <table:table-cell table:formula="of:=(['Raw Data'.K157]-MIN(['Raw Data'.K$2:'Raw Data'.K$306]))/(MAX(['Raw Data'.K$2:'Raw Data'.K$306])-MIN(['Raw Data'.K$2:'Raw Data'.K$306]))*100" office:value-type="float" office:value="53.1370845101021">
            <text:p>53.1370845101</text:p>
          </table:table-cell>
          <table:table-cell table:formula="of:=(['Raw Data'.L157]-MIN(['Raw Data'.L$2:'Raw Data'.L$306]))/(MAX(['Raw Data'.L$2:'Raw Data'.L$306])-MIN(['Raw Data'.L$2:'Raw Data'.L$306]))*100" office:value-type="float" office:value="52.3351259552788">
            <text:p>52.3351259553</text:p>
          </table:table-cell>
        </table:table-row>
        <table:table-row table:style-name="ro2">
          <table:table-cell table:formula="of:=(['Raw Data'.A15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8]-MIN(['Raw Data'.B$2:'Raw Data'.B$306]))/(MAX(['Raw Data'.B$2:'Raw Data'.B$306])-MIN(['Raw Data'.B$2:'Raw Data'.B$306]))*100" office:value-type="float" office:value="67.6805002842524">
            <text:p>67.6805002843</text:p>
          </table:table-cell>
          <table:table-cell table:formula="of:=(['Raw Data'.C158]-MIN(['Raw Data'.C$2:'Raw Data'.C$306]))/(MAX(['Raw Data'.C$2:'Raw Data'.C$306])-MIN(['Raw Data'.C$2:'Raw Data'.C$306]))*100" office:value-type="float" office:value="52.7457243175898">
            <text:p>52.7457243176</text:p>
          </table:table-cell>
          <table:table-cell table:formula="of:=(['Raw Data'.D158]-MIN(['Raw Data'.D$2:'Raw Data'.D$306]))/(MAX(['Raw Data'.D$2:'Raw Data'.D$306])-MIN(['Raw Data'.D$2:'Raw Data'.D$306]))*100" office:value-type="float" office:value="52.5625744934446">
            <text:p>52.5625744934</text:p>
          </table:table-cell>
          <table:table-cell table:formula="of:=(['Raw Data'.E15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8]-MIN(['Raw Data'.F$2:'Raw Data'.F$306]))/(MAX(['Raw Data'.F$2:'Raw Data'.F$306])-MIN(['Raw Data'.F$2:'Raw Data'.F$306]))*100" office:value-type="float" office:value="99.8710799052626">
            <text:p>99.8710799053</text:p>
          </table:table-cell>
          <table:table-cell table:formula="of:=(['Raw Data'.G15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8]-MIN(['Raw Data'.J$2:'Raw Data'.J$306]))/(MAX(['Raw Data'.J$2:'Raw Data'.J$306])-MIN(['Raw Data'.J$2:'Raw Data'.J$306]))*100" office:value-type="float" office:value="35.930359457063">
            <text:p>35.9303594571</text:p>
          </table:table-cell>
          <table:table-cell table:formula="of:=(['Raw Data'.K158]-MIN(['Raw Data'.K$2:'Raw Data'.K$306]))/(MAX(['Raw Data'.K$2:'Raw Data'.K$306])-MIN(['Raw Data'.K$2:'Raw Data'.K$306]))*100" office:value-type="float" office:value="53.3695416033022">
            <text:p>53.3695416033</text:p>
          </table:table-cell>
          <table:table-cell table:formula="of:=(['Raw Data'.L158]-MIN(['Raw Data'.L$2:'Raw Data'.L$306]))/(MAX(['Raw Data'.L$2:'Raw Data'.L$306])-MIN(['Raw Data'.L$2:'Raw Data'.L$306]))*100" office:value-type="float" office:value="52.8729125389188">
            <text:p>52.8729125389</text:p>
          </table:table-cell>
        </table:table-row>
        <table:table-row table:style-name="ro2">
          <table:table-cell table:formula="of:=(['Raw Data'.A15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59]-MIN(['Raw Data'.B$2:'Raw Data'.B$306]))/(MAX(['Raw Data'.B$2:'Raw Data'.B$306])-MIN(['Raw Data'.B$2:'Raw Data'.B$306]))*100" office:value-type="float" office:value="67.8794769755543">
            <text:p>67.8794769756</text:p>
          </table:table-cell>
          <table:table-cell table:formula="of:=(['Raw Data'.C159]-MIN(['Raw Data'.C$2:'Raw Data'.C$306]))/(MAX(['Raw Data'.C$2:'Raw Data'.C$306])-MIN(['Raw Data'.C$2:'Raw Data'.C$306]))*100" office:value-type="float" office:value="53.0859667006456">
            <text:p>53.0859667006</text:p>
          </table:table-cell>
          <table:table-cell table:formula="of:=(['Raw Data'.D159]-MIN(['Raw Data'.D$2:'Raw Data'.D$306]))/(MAX(['Raw Data'.D$2:'Raw Data'.D$306])-MIN(['Raw Data'.D$2:'Raw Data'.D$306]))*100" office:value-type="float" office:value="52.5625744934446">
            <text:p>52.5625744934</text:p>
          </table:table-cell>
          <table:table-cell table:formula="of:=(['Raw Data'.E15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59]-MIN(['Raw Data'.F$2:'Raw Data'.F$306]))/(MAX(['Raw Data'.F$2:'Raw Data'.F$306])-MIN(['Raw Data'.F$2:'Raw Data'.F$306]))*100" office:value-type="float" office:value="99.8647808778325">
            <text:p>99.8647808778</text:p>
          </table:table-cell>
          <table:table-cell table:formula="of:=(['Raw Data'.G15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5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5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59]-MIN(['Raw Data'.J$2:'Raw Data'.J$306]))/(MAX(['Raw Data'.J$2:'Raw Data'.J$306])-MIN(['Raw Data'.J$2:'Raw Data'.J$306]))*100" office:value-type="float" office:value="35.930359457063">
            <text:p>35.9303594571</text:p>
          </table:table-cell>
          <table:table-cell table:formula="of:=(['Raw Data'.K159]-MIN(['Raw Data'.K$2:'Raw Data'.K$306]))/(MAX(['Raw Data'.K$2:'Raw Data'.K$306])-MIN(['Raw Data'.K$2:'Raw Data'.K$306]))*100" office:value-type="float" office:value="53.3695416033022">
            <text:p>53.3695416033</text:p>
          </table:table-cell>
          <table:table-cell table:formula="of:=(['Raw Data'.L159]-MIN(['Raw Data'.L$2:'Raw Data'.L$306]))/(MAX(['Raw Data'.L$2:'Raw Data'.L$306])-MIN(['Raw Data'.L$2:'Raw Data'.L$306]))*100" office:value-type="float" office:value="52.8729125389188">
            <text:p>52.8729125389</text:p>
          </table:table-cell>
        </table:table-row>
        <table:table-row table:style-name="ro2">
          <table:table-cell table:formula="of:=(['Raw Data'.A16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0]-MIN(['Raw Data'.B$2:'Raw Data'.B$306]))/(MAX(['Raw Data'.B$2:'Raw Data'.B$306])-MIN(['Raw Data'.B$2:'Raw Data'.B$306]))*100" office:value-type="float" office:value="67.9221148379761">
            <text:p>67.922114838</text:p>
          </table:table-cell>
          <table:table-cell table:formula="of:=(['Raw Data'.C160]-MIN(['Raw Data'.C$2:'Raw Data'.C$306]))/(MAX(['Raw Data'.C$2:'Raw Data'.C$306])-MIN(['Raw Data'.C$2:'Raw Data'.C$306]))*100" office:value-type="float" office:value="53.4221316117341">
            <text:p>53.4221316117</text:p>
          </table:table-cell>
          <table:table-cell table:formula="of:=(['Raw Data'.D160]-MIN(['Raw Data'.D$2:'Raw Data'.D$306]))/(MAX(['Raw Data'.D$2:'Raw Data'.D$306])-MIN(['Raw Data'.D$2:'Raw Data'.D$306]))*100" office:value-type="float" office:value="53.6948748510131">
            <text:p>53.694874851</text:p>
          </table:table-cell>
          <table:table-cell table:formula="of:=(['Raw Data'.E16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0]-MIN(['Raw Data'.F$2:'Raw Data'.F$306]))/(MAX(['Raw Data'.F$2:'Raw Data'.F$306])-MIN(['Raw Data'.F$2:'Raw Data'.F$306]))*100" office:value-type="float" office:value="99.8595316883073">
            <text:p>99.8595316883</text:p>
          </table:table-cell>
          <table:table-cell table:formula="of:=(['Raw Data'.G16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0]-MIN(['Raw Data'.J$2:'Raw Data'.J$306]))/(MAX(['Raw Data'.J$2:'Raw Data'.J$306])-MIN(['Raw Data'.J$2:'Raw Data'.J$306]))*100" office:value-type="float" office:value="36.4453311506718">
            <text:p>36.4453311507</text:p>
          </table:table-cell>
          <table:table-cell table:formula="of:=(['Raw Data'.K160]-MIN(['Raw Data'.K$2:'Raw Data'.K$306]))/(MAX(['Raw Data'.K$2:'Raw Data'.K$306])-MIN(['Raw Data'.K$2:'Raw Data'.K$306]))*100" office:value-type="float" office:value="55.3769280903758">
            <text:p>55.3769280904</text:p>
          </table:table-cell>
          <table:table-cell table:formula="of:=(['Raw Data'.L160]-MIN(['Raw Data'.L$2:'Raw Data'.L$306]))/(MAX(['Raw Data'.L$2:'Raw Data'.L$306])-MIN(['Raw Data'.L$2:'Raw Data'.L$306]))*100" office:value-type="float" office:value="53.5522219077272">
            <text:p>53.5522219077</text:p>
          </table:table-cell>
        </table:table-row>
        <table:table-row table:style-name="ro2">
          <table:table-cell table:formula="of:=(['Raw Data'.A16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1]-MIN(['Raw Data'.B$2:'Raw Data'.B$306]))/(MAX(['Raw Data'.B$2:'Raw Data'.B$306])-MIN(['Raw Data'.B$2:'Raw Data'.B$306]))*100" office:value-type="float" office:value="67.9505400795907">
            <text:p>67.9505400796</text:p>
          </table:table-cell>
          <table:table-cell table:formula="of:=(['Raw Data'.C161]-MIN(['Raw Data'.C$2:'Raw Data'.C$306]))/(MAX(['Raw Data'.C$2:'Raw Data'.C$306])-MIN(['Raw Data'.C$2:'Raw Data'.C$306]))*100" office:value-type="float" office:value="53.7764186204553">
            <text:p>53.7764186205</text:p>
          </table:table-cell>
          <table:table-cell table:formula="of:=(['Raw Data'.D161]-MIN(['Raw Data'.D$2:'Raw Data'.D$306]))/(MAX(['Raw Data'.D$2:'Raw Data'.D$306])-MIN(['Raw Data'.D$2:'Raw Data'.D$306]))*100" office:value-type="float" office:value="53.6948748510131">
            <text:p>53.694874851</text:p>
          </table:table-cell>
          <table:table-cell table:formula="of:=(['Raw Data'.E16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1]-MIN(['Raw Data'.F$2:'Raw Data'.F$306]))/(MAX(['Raw Data'.F$2:'Raw Data'.F$306])-MIN(['Raw Data'.F$2:'Raw Data'.F$306]))*100" office:value-type="float" office:value="99.8603715586313">
            <text:p>99.8603715586</text:p>
          </table:table-cell>
          <table:table-cell table:formula="of:=(['Raw Data'.G16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1]-MIN(['Raw Data'.J$2:'Raw Data'.J$306]))/(MAX(['Raw Data'.J$2:'Raw Data'.J$306])-MIN(['Raw Data'.J$2:'Raw Data'.J$306]))*100" office:value-type="float" office:value="36.4453311506718">
            <text:p>36.4453311507</text:p>
          </table:table-cell>
          <table:table-cell table:formula="of:=(['Raw Data'.K161]-MIN(['Raw Data'.K$2:'Raw Data'.K$306]))/(MAX(['Raw Data'.K$2:'Raw Data'.K$306])-MIN(['Raw Data'.K$2:'Raw Data'.K$306]))*100" office:value-type="float" office:value="55.3769280903758">
            <text:p>55.3769280904</text:p>
          </table:table-cell>
          <table:table-cell table:formula="of:=(['Raw Data'.L161]-MIN(['Raw Data'.L$2:'Raw Data'.L$306]))/(MAX(['Raw Data'.L$2:'Raw Data'.L$306])-MIN(['Raw Data'.L$2:'Raw Data'.L$306]))*100" office:value-type="float" office:value="53.5522219077272">
            <text:p>53.5522219077</text:p>
          </table:table-cell>
        </table:table-row>
        <table:table-row table:style-name="ro2">
          <table:table-cell table:formula="of:=(['Raw Data'.A16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2]-MIN(['Raw Data'.B$2:'Raw Data'.B$306]))/(MAX(['Raw Data'.B$2:'Raw Data'.B$306])-MIN(['Raw Data'.B$2:'Raw Data'.B$306]))*100" office:value-type="float" office:value="67.9789653212052">
            <text:p>67.9789653212</text:p>
          </table:table-cell>
          <table:table-cell table:formula="of:=(['Raw Data'.C162]-MIN(['Raw Data'.C$2:'Raw Data'.C$306]))/(MAX(['Raw Data'.C$2:'Raw Data'.C$306])-MIN(['Raw Data'.C$2:'Raw Data'.C$306]))*100" office:value-type="float" office:value="54.1325178389399">
            <text:p>54.1325178389</text:p>
          </table:table-cell>
          <table:table-cell table:formula="of:=(['Raw Data'.D162]-MIN(['Raw Data'.D$2:'Raw Data'.D$306]))/(MAX(['Raw Data'.D$2:'Raw Data'.D$306])-MIN(['Raw Data'.D$2:'Raw Data'.D$306]))*100" office:value-type="float" office:value="53.6948748510131">
            <text:p>53.694874851</text:p>
          </table:table-cell>
          <table:table-cell table:formula="of:=(['Raw Data'.E16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2]-MIN(['Raw Data'.F$2:'Raw Data'.F$306]))/(MAX(['Raw Data'.F$2:'Raw Data'.F$306])-MIN(['Raw Data'.F$2:'Raw Data'.F$306]))*100" office:value-type="float" office:value="99.8603715586313">
            <text:p>99.8603715586</text:p>
          </table:table-cell>
          <table:table-cell table:formula="of:=(['Raw Data'.G16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2]-MIN(['Raw Data'.J$2:'Raw Data'.J$306]))/(MAX(['Raw Data'.J$2:'Raw Data'.J$306])-MIN(['Raw Data'.J$2:'Raw Data'.J$306]))*100" office:value-type="float" office:value="36.4453311506718">
            <text:p>36.4453311507</text:p>
          </table:table-cell>
          <table:table-cell table:formula="of:=(['Raw Data'.K162]-MIN(['Raw Data'.K$2:'Raw Data'.K$306]))/(MAX(['Raw Data'.K$2:'Raw Data'.K$306])-MIN(['Raw Data'.K$2:'Raw Data'.K$306]))*100" office:value-type="float" office:value="55.3769280903758">
            <text:p>55.3769280904</text:p>
          </table:table-cell>
          <table:table-cell table:formula="of:=(['Raw Data'.L162]-MIN(['Raw Data'.L$2:'Raw Data'.L$306]))/(MAX(['Raw Data'.L$2:'Raw Data'.L$306])-MIN(['Raw Data'.L$2:'Raw Data'.L$306]))*100" office:value-type="float" office:value="53.5522219077272">
            <text:p>53.5522219077</text:p>
          </table:table-cell>
        </table:table-row>
        <table:table-row table:style-name="ro2">
          <table:table-cell table:formula="of:=(['Raw Data'.A16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3]-MIN(['Raw Data'.B$2:'Raw Data'.B$306]))/(MAX(['Raw Data'.B$2:'Raw Data'.B$306])-MIN(['Raw Data'.B$2:'Raw Data'.B$306]))*100" office:value-type="float" office:value="68.0358158044343">
            <text:p>68.0358158044</text:p>
          </table:table-cell>
          <table:table-cell table:formula="of:=(['Raw Data'.C163]-MIN(['Raw Data'.C$2:'Raw Data'.C$306]))/(MAX(['Raw Data'.C$2:'Raw Data'.C$306])-MIN(['Raw Data'.C$2:'Raw Data'.C$306]))*100" office:value-type="float" office:value="54.4822743232529">
            <text:p>54.4822743233</text:p>
          </table:table-cell>
          <table:table-cell table:formula="of:=(['Raw Data'.D163]-MIN(['Raw Data'.D$2:'Raw Data'.D$306]))/(MAX(['Raw Data'.D$2:'Raw Data'.D$306])-MIN(['Raw Data'.D$2:'Raw Data'.D$306]))*100" office:value-type="float" office:value="54.2908224076281">
            <text:p>54.2908224076</text:p>
          </table:table-cell>
          <table:table-cell table:formula="of:=(['Raw Data'.E16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3]-MIN(['Raw Data'.F$2:'Raw Data'.F$306]))/(MAX(['Raw Data'.F$2:'Raw Data'.F$306])-MIN(['Raw Data'.F$2:'Raw Data'.F$306]))*100" office:value-type="float" office:value="99.8750692893017">
            <text:p>99.8750692893</text:p>
          </table:table-cell>
          <table:table-cell table:formula="of:=(['Raw Data'.G16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3]-MIN(['Raw Data'.J$2:'Raw Data'.J$306]))/(MAX(['Raw Data'.J$2:'Raw Data'.J$306])-MIN(['Raw Data'.J$2:'Raw Data'.J$306]))*100" office:value-type="float" office:value="37.1325284769115">
            <text:p>37.1325284769</text:p>
          </table:table-cell>
          <table:table-cell table:formula="of:=(['Raw Data'.K163]-MIN(['Raw Data'.K$2:'Raw Data'.K$306]))/(MAX(['Raw Data'.K$2:'Raw Data'.K$306])-MIN(['Raw Data'.K$2:'Raw Data'.K$306]))*100" office:value-type="float" office:value="56.9606778188138">
            <text:p>56.9606778188</text:p>
          </table:table-cell>
          <table:table-cell table:formula="of:=(['Raw Data'.L163]-MIN(['Raw Data'.L$2:'Raw Data'.L$306]))/(MAX(['Raw Data'.L$2:'Raw Data'.L$306])-MIN(['Raw Data'.L$2:'Raw Data'.L$306]))*100" office:value-type="float" office:value="54.5711859609397">
            <text:p>54.5711859609</text:p>
          </table:table-cell>
        </table:table-row>
        <table:table-row table:style-name="ro2">
          <table:table-cell table:formula="of:=(['Raw Data'.A16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4]-MIN(['Raw Data'.B$2:'Raw Data'.B$306]))/(MAX(['Raw Data'.B$2:'Raw Data'.B$306])-MIN(['Raw Data'.B$2:'Raw Data'.B$306]))*100" office:value-type="float" office:value="68.1353041500853">
            <text:p>68.1353041501</text:p>
          </table:table-cell>
          <table:table-cell table:formula="of:=(['Raw Data'.C164]-MIN(['Raw Data'.C$2:'Raw Data'.C$306]))/(MAX(['Raw Data'.C$2:'Raw Data'.C$306])-MIN(['Raw Data'.C$2:'Raw Data'.C$306]))*100" office:value-type="float" office:value="54.8338430173293">
            <text:p>54.8338430173</text:p>
          </table:table-cell>
          <table:table-cell table:formula="of:=(['Raw Data'.D164]-MIN(['Raw Data'.D$2:'Raw Data'.D$306]))/(MAX(['Raw Data'.D$2:'Raw Data'.D$306])-MIN(['Raw Data'.D$2:'Raw Data'.D$306]))*100" office:value-type="float" office:value="54.2908224076281">
            <text:p>54.2908224076</text:p>
          </table:table-cell>
          <table:table-cell table:formula="of:=(['Raw Data'.E16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4]-MIN(['Raw Data'.F$2:'Raw Data'.F$306]))/(MAX(['Raw Data'.F$2:'Raw Data'.F$306])-MIN(['Raw Data'.F$2:'Raw Data'.F$306]))*100" office:value-type="float" office:value="99.8318159676146">
            <text:p>99.8318159676</text:p>
          </table:table-cell>
          <table:table-cell table:formula="of:=(['Raw Data'.G16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4]-MIN(['Raw Data'.J$2:'Raw Data'.J$306]))/(MAX(['Raw Data'.J$2:'Raw Data'.J$306])-MIN(['Raw Data'.J$2:'Raw Data'.J$306]))*100" office:value-type="float" office:value="37.1325284769115">
            <text:p>37.1325284769</text:p>
          </table:table-cell>
          <table:table-cell table:formula="of:=(['Raw Data'.K164]-MIN(['Raw Data'.K$2:'Raw Data'.K$306]))/(MAX(['Raw Data'.K$2:'Raw Data'.K$306])-MIN(['Raw Data'.K$2:'Raw Data'.K$306]))*100" office:value-type="float" office:value="56.9606778188138">
            <text:p>56.9606778188</text:p>
          </table:table-cell>
          <table:table-cell table:formula="of:=(['Raw Data'.L164]-MIN(['Raw Data'.L$2:'Raw Data'.L$306]))/(MAX(['Raw Data'.L$2:'Raw Data'.L$306])-MIN(['Raw Data'.L$2:'Raw Data'.L$306]))*100" office:value-type="float" office:value="54.5711859609397">
            <text:p>54.5711859609</text:p>
          </table:table-cell>
        </table:table-row>
        <table:table-row table:style-name="ro2">
          <table:table-cell table:formula="of:=(['Raw Data'.A16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5]-MIN(['Raw Data'.B$2:'Raw Data'.B$306]))/(MAX(['Raw Data'.B$2:'Raw Data'.B$306])-MIN(['Raw Data'.B$2:'Raw Data'.B$306]))*100" office:value-type="float" office:value="68.3342808413872">
            <text:p>68.3342808414</text:p>
          </table:table-cell>
          <table:table-cell table:formula="of:=(['Raw Data'.C165]-MIN(['Raw Data'.C$2:'Raw Data'.C$306]))/(MAX(['Raw Data'.C$2:'Raw Data'.C$306])-MIN(['Raw Data'.C$2:'Raw Data'.C$306]))*100" office:value-type="float" office:value="55.1514327783441">
            <text:p>55.1514327783</text:p>
          </table:table-cell>
          <table:table-cell table:formula="of:=(['Raw Data'.D165]-MIN(['Raw Data'.D$2:'Raw Data'.D$306]))/(MAX(['Raw Data'.D$2:'Raw Data'.D$306])-MIN(['Raw Data'.D$2:'Raw Data'.D$306]))*100" office:value-type="float" office:value="54.3504171632896">
            <text:p>54.3504171633</text:p>
          </table:table-cell>
          <table:table-cell table:formula="of:=(['Raw Data'.E16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5]-MIN(['Raw Data'.F$2:'Raw Data'.F$306]))/(MAX(['Raw Data'.F$2:'Raw Data'.F$306])-MIN(['Raw Data'.F$2:'Raw Data'.F$306]))*100" office:value-type="float" office:value="99.7383803940672">
            <text:p>99.7383803941</text:p>
          </table:table-cell>
          <table:table-cell table:formula="of:=(['Raw Data'.G16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5]-MIN(['Raw Data'.J$2:'Raw Data'.J$306]))/(MAX(['Raw Data'.J$2:'Raw Data'.J$306])-MIN(['Raw Data'.J$2:'Raw Data'.J$306]))*100" office:value-type="float" office:value="37.6867198690403">
            <text:p>37.686719869</text:p>
          </table:table-cell>
          <table:table-cell table:formula="of:=(['Raw Data'.K165]-MIN(['Raw Data'.K$2:'Raw Data'.K$306]))/(MAX(['Raw Data'.K$2:'Raw Data'.K$306])-MIN(['Raw Data'.K$2:'Raw Data'.K$306]))*100" office:value-type="float" office:value="57.6450141212253">
            <text:p>57.6450141212</text:p>
          </table:table-cell>
          <table:table-cell table:formula="of:=(['Raw Data'.L165]-MIN(['Raw Data'.L$2:'Raw Data'.L$306]))/(MAX(['Raw Data'.L$2:'Raw Data'.L$306])-MIN(['Raw Data'.L$2:'Raw Data'.L$306]))*100" office:value-type="float" office:value="54.8259269742429">
            <text:p>54.8259269742</text:p>
          </table:table-cell>
        </table:table-row>
        <table:table-row table:style-name="ro2">
          <table:table-cell table:formula="of:=(['Raw Data'.A16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6]-MIN(['Raw Data'.B$2:'Raw Data'.B$306]))/(MAX(['Raw Data'.B$2:'Raw Data'.B$306])-MIN(['Raw Data'.B$2:'Raw Data'.B$306]))*100" office:value-type="float" office:value="68.5616827743036">
            <text:p>68.5616827743</text:p>
          </table:table-cell>
          <table:table-cell table:formula="of:=(['Raw Data'.C166]-MIN(['Raw Data'.C$2:'Raw Data'.C$306]))/(MAX(['Raw Data'.C$2:'Raw Data'.C$306])-MIN(['Raw Data'.C$2:'Raw Data'.C$306]))*100" office:value-type="float" office:value="55.4690225393589">
            <text:p>55.4690225394</text:p>
          </table:table-cell>
          <table:table-cell table:formula="of:=(['Raw Data'.D166]-MIN(['Raw Data'.D$2:'Raw Data'.D$306]))/(MAX(['Raw Data'.D$2:'Raw Data'.D$306])-MIN(['Raw Data'.D$2:'Raw Data'.D$306]))*100" office:value-type="float" office:value="54.4100119189511">
            <text:p>54.410011919</text:p>
          </table:table-cell>
          <table:table-cell table:formula="of:=(['Raw Data'.E16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6]-MIN(['Raw Data'.F$2:'Raw Data'.F$306]))/(MAX(['Raw Data'.F$2:'Raw Data'.F$306])-MIN(['Raw Data'.F$2:'Raw Data'.F$306]))*100" office:value-type="float" office:value="99.5634773990896">
            <text:p>99.5634773991</text:p>
          </table:table-cell>
          <table:table-cell table:formula="of:=(['Raw Data'.G16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6]-MIN(['Raw Data'.J$2:'Raw Data'.J$306]))/(MAX(['Raw Data'.J$2:'Raw Data'.J$306])-MIN(['Raw Data'.J$2:'Raw Data'.J$306]))*100" office:value-type="float" office:value="38.2630789168542">
            <text:p>38.2630789169</text:p>
          </table:table-cell>
          <table:table-cell table:formula="of:=(['Raw Data'.K166]-MIN(['Raw Data'.K$2:'Raw Data'.K$306]))/(MAX(['Raw Data'.K$2:'Raw Data'.K$306])-MIN(['Raw Data'.K$2:'Raw Data'.K$306]))*100" office:value-type="float" office:value="57.7525526830328">
            <text:p>57.752552683</text:p>
          </table:table-cell>
          <table:table-cell table:formula="of:=(['Raw Data'.L166]-MIN(['Raw Data'.L$2:'Raw Data'.L$306]))/(MAX(['Raw Data'.L$2:'Raw Data'.L$306])-MIN(['Raw Data'.L$2:'Raw Data'.L$306]))*100" office:value-type="float" office:value="54.9391452023776">
            <text:p>54.9391452024</text:p>
          </table:table-cell>
        </table:table-row>
        <table:table-row table:style-name="ro2">
          <table:table-cell table:formula="of:=(['Raw Data'.A16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7]-MIN(['Raw Data'.B$2:'Raw Data'.B$306]))/(MAX(['Raw Data'.B$2:'Raw Data'.B$306])-MIN(['Raw Data'.B$2:'Raw Data'.B$306]))*100" office:value-type="float" office:value="68.888573052871">
            <text:p>68.8885730529</text:p>
          </table:table-cell>
          <table:table-cell table:formula="of:=(['Raw Data'.C167]-MIN(['Raw Data'.C$2:'Raw Data'.C$306]))/(MAX(['Raw Data'.C$2:'Raw Data'.C$306])-MIN(['Raw Data'.C$2:'Raw Data'.C$306]))*100" office:value-type="float" office:value="55.7816287235247">
            <text:p>55.7816287235</text:p>
          </table:table-cell>
          <table:table-cell table:formula="of:=(['Raw Data'.D167]-MIN(['Raw Data'.D$2:'Raw Data'.D$306]))/(MAX(['Raw Data'.D$2:'Raw Data'.D$306])-MIN(['Raw Data'.D$2:'Raw Data'.D$306]))*100" office:value-type="float" office:value="54.4100119189511">
            <text:p>54.410011919</text:p>
          </table:table-cell>
          <table:table-cell table:formula="of:=(['Raw Data'.E16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7]-MIN(['Raw Data'.F$2:'Raw Data'.F$306]))/(MAX(['Raw Data'.F$2:'Raw Data'.F$306])-MIN(['Raw Data'.F$2:'Raw Data'.F$306]))*100" office:value-type="float" office:value="99.3591789427712">
            <text:p>99.3591789428</text:p>
          </table:table-cell>
          <table:table-cell table:formula="of:=(['Raw Data'.G16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7]-MIN(['Raw Data'.J$2:'Raw Data'.J$306]))/(MAX(['Raw Data'.J$2:'Raw Data'.J$306])-MIN(['Raw Data'.J$2:'Raw Data'.J$306]))*100" office:value-type="float" office:value="38.2630789168542">
            <text:p>38.2630789169</text:p>
          </table:table-cell>
          <table:table-cell table:formula="of:=(['Raw Data'.K167]-MIN(['Raw Data'.K$2:'Raw Data'.K$306]))/(MAX(['Raw Data'.K$2:'Raw Data'.K$306])-MIN(['Raw Data'.K$2:'Raw Data'.K$306]))*100" office:value-type="float" office:value="57.7525526830328">
            <text:p>57.752552683</text:p>
          </table:table-cell>
          <table:table-cell table:formula="of:=(['Raw Data'.L167]-MIN(['Raw Data'.L$2:'Raw Data'.L$306]))/(MAX(['Raw Data'.L$2:'Raw Data'.L$306])-MIN(['Raw Data'.L$2:'Raw Data'.L$306]))*100" office:value-type="float" office:value="54.9391452023776">
            <text:p>54.9391452024</text:p>
          </table:table-cell>
        </table:table-row>
        <table:table-row table:style-name="ro2">
          <table:table-cell table:formula="of:=(['Raw Data'.A16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8]-MIN(['Raw Data'.B$2:'Raw Data'.B$306]))/(MAX(['Raw Data'.B$2:'Raw Data'.B$306])-MIN(['Raw Data'.B$2:'Raw Data'.B$306]))*100" office:value-type="float" office:value="69.2581011938601">
            <text:p>69.2581011939</text:p>
          </table:table-cell>
          <table:table-cell table:formula="of:=(['Raw Data'.C168]-MIN(['Raw Data'.C$2:'Raw Data'.C$306]))/(MAX(['Raw Data'.C$2:'Raw Data'.C$306])-MIN(['Raw Data'.C$2:'Raw Data'.C$306]))*100" office:value-type="float" office:value="56.0901574357232">
            <text:p>56.0901574357</text:p>
          </table:table-cell>
          <table:table-cell table:formula="of:=(['Raw Data'.D168]-MIN(['Raw Data'.D$2:'Raw Data'.D$306]))/(MAX(['Raw Data'.D$2:'Raw Data'.D$306])-MIN(['Raw Data'.D$2:'Raw Data'.D$306]))*100" office:value-type="float" office:value="55.0059594755661">
            <text:p>55.0059594756</text:p>
          </table:table-cell>
          <table:table-cell table:formula="of:=(['Raw Data'.E16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8]-MIN(['Raw Data'.F$2:'Raw Data'.F$306]))/(MAX(['Raw Data'.F$2:'Raw Data'.F$306])-MIN(['Raw Data'.F$2:'Raw Data'.F$306]))*100" office:value-type="float" office:value="99.2628038230897">
            <text:p>99.2628038231</text:p>
          </table:table-cell>
          <table:table-cell table:formula="of:=(['Raw Data'.G16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8]-MIN(['Raw Data'.J$2:'Raw Data'.J$306]))/(MAX(['Raw Data'.J$2:'Raw Data'.J$306])-MIN(['Raw Data'.J$2:'Raw Data'.J$306]))*100" office:value-type="float" office:value="38.9161721574245">
            <text:p>38.9161721574</text:p>
          </table:table-cell>
          <table:table-cell table:formula="of:=(['Raw Data'.K168]-MIN(['Raw Data'.K$2:'Raw Data'.K$306]))/(MAX(['Raw Data'.K$2:'Raw Data'.K$306])-MIN(['Raw Data'.K$2:'Raw Data'.K$306]))*100" office:value-type="float" office:value="58.0175972192049">
            <text:p>58.0175972192</text:p>
          </table:table-cell>
          <table:table-cell table:formula="of:=(['Raw Data'.L168]-MIN(['Raw Data'.L$2:'Raw Data'.L$306]))/(MAX(['Raw Data'.L$2:'Raw Data'.L$306])-MIN(['Raw Data'.L$2:'Raw Data'.L$306]))*100" office:value-type="float" office:value="55.7882819133881">
            <text:p>55.7882819134</text:p>
          </table:table-cell>
        </table:table-row>
        <table:table-row table:style-name="ro2">
          <table:table-cell table:formula="of:=(['Raw Data'.A16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69]-MIN(['Raw Data'.B$2:'Raw Data'.B$306]))/(MAX(['Raw Data'.B$2:'Raw Data'.B$306])-MIN(['Raw Data'.B$2:'Raw Data'.B$306]))*100" office:value-type="float" office:value="69.5423536100057">
            <text:p>69.54235361</text:p>
          </table:table-cell>
          <table:table-cell table:formula="of:=(['Raw Data'.C169]-MIN(['Raw Data'.C$2:'Raw Data'.C$306]))/(MAX(['Raw Data'.C$2:'Raw Data'.C$306])-MIN(['Raw Data'.C$2:'Raw Data'.C$306]))*100" office:value-type="float" office:value="56.4063880394156">
            <text:p>56.4063880394</text:p>
          </table:table-cell>
          <table:table-cell table:formula="of:=(['Raw Data'.D169]-MIN(['Raw Data'.D$2:'Raw Data'.D$306]))/(MAX(['Raw Data'.D$2:'Raw Data'.D$306])-MIN(['Raw Data'.D$2:'Raw Data'.D$306]))*100" office:value-type="float" office:value="55.0059594755661">
            <text:p>55.0059594756</text:p>
          </table:table-cell>
          <table:table-cell table:formula="of:=(['Raw Data'.E16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69]-MIN(['Raw Data'.F$2:'Raw Data'.F$306]))/(MAX(['Raw Data'.F$2:'Raw Data'.F$306])-MIN(['Raw Data'.F$2:'Raw Data'.F$306]))*100" office:value-type="float" office:value="99.16054961114">
            <text:p>99.1605496111</text:p>
          </table:table-cell>
          <table:table-cell table:formula="of:=(['Raw Data'.G16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6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6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69]-MIN(['Raw Data'.J$2:'Raw Data'.J$306]))/(MAX(['Raw Data'.J$2:'Raw Data'.J$306])-MIN(['Raw Data'.J$2:'Raw Data'.J$306]))*100" office:value-type="float" office:value="39.5505081508765">
            <text:p>39.5505081509</text:p>
          </table:table-cell>
          <table:table-cell table:formula="of:=(['Raw Data'.K169]-MIN(['Raw Data'.K$2:'Raw Data'.K$306]))/(MAX(['Raw Data'.K$2:'Raw Data'.K$306])-MIN(['Raw Data'.K$2:'Raw Data'.K$306]))*100" office:value-type="float" office:value="58.2848142515751">
            <text:p>58.2848142516</text:p>
          </table:table-cell>
          <table:table-cell table:formula="of:=(['Raw Data'.L169]-MIN(['Raw Data'.L$2:'Raw Data'.L$306]))/(MAX(['Raw Data'.L$2:'Raw Data'.L$306])-MIN(['Raw Data'.L$2:'Raw Data'.L$306]))*100" office:value-type="float" office:value="55.9015001415228">
            <text:p>55.9015001415</text:p>
          </table:table-cell>
        </table:table-row>
        <table:table-row table:style-name="ro2">
          <table:table-cell table:formula="of:=(['Raw Data'.A17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0]-MIN(['Raw Data'.B$2:'Raw Data'.B$306]))/(MAX(['Raw Data'.B$2:'Raw Data'.B$306])-MIN(['Raw Data'.B$2:'Raw Data'.B$306]))*100" office:value-type="float" office:value="69.9403069926094">
            <text:p>69.9403069926</text:p>
          </table:table-cell>
          <table:table-cell table:formula="of:=(['Raw Data'.C170]-MIN(['Raw Data'.C$2:'Raw Data'.C$306]))/(MAX(['Raw Data'.C$2:'Raw Data'.C$306])-MIN(['Raw Data'.C$2:'Raw Data'.C$306]))*100" office:value-type="float" office:value="56.7217125382263">
            <text:p>56.7217125382</text:p>
          </table:table-cell>
          <table:table-cell table:formula="of:=(['Raw Data'.D170]-MIN(['Raw Data'.D$2:'Raw Data'.D$306]))/(MAX(['Raw Data'.D$2:'Raw Data'.D$306])-MIN(['Raw Data'.D$2:'Raw Data'.D$306]))*100" office:value-type="float" office:value="55.1847437425507">
            <text:p>55.1847437426</text:p>
          </table:table-cell>
          <table:table-cell table:formula="of:=(['Raw Data'.E17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0]-MIN(['Raw Data'.F$2:'Raw Data'.F$306]))/(MAX(['Raw Data'.F$2:'Raw Data'.F$306])-MIN(['Raw Data'.F$2:'Raw Data'.F$306]))*100" office:value-type="float" office:value="98.8550467807771">
            <text:p>98.8550467808</text:p>
          </table:table-cell>
          <table:table-cell table:formula="of:=(['Raw Data'.G17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0]-MIN(['Raw Data'.J$2:'Raw Data'.J$306]))/(MAX(['Raw Data'.J$2:'Raw Data'.J$306])-MIN(['Raw Data'.J$2:'Raw Data'.J$306]))*100" office:value-type="float" office:value="40.2223586385649">
            <text:p>40.2223586386</text:p>
          </table:table-cell>
          <table:table-cell table:formula="of:=(['Raw Data'.K170]-MIN(['Raw Data'.K$2:'Raw Data'.K$306]))/(MAX(['Raw Data'.K$2:'Raw Data'.K$306])-MIN(['Raw Data'.K$2:'Raw Data'.K$306]))*100" office:value-type="float" office:value="58.5900499674126">
            <text:p>58.5900499674</text:p>
          </table:table-cell>
          <table:table-cell table:formula="of:=(['Raw Data'.L170]-MIN(['Raw Data'.L$2:'Raw Data'.L$306]))/(MAX(['Raw Data'.L$2:'Raw Data'.L$306])-MIN(['Raw Data'.L$2:'Raw Data'.L$306]))*100" office:value-type="float" office:value="56.0147183696575">
            <text:p>56.0147183697</text:p>
          </table:table-cell>
        </table:table-row>
        <table:table-row table:style-name="ro2">
          <table:table-cell table:formula="of:=(['Raw Data'.A17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1]-MIN(['Raw Data'.B$2:'Raw Data'.B$306]))/(MAX(['Raw Data'.B$2:'Raw Data'.B$306])-MIN(['Raw Data'.B$2:'Raw Data'.B$306]))*100" office:value-type="float" office:value="70.3240477544059">
            <text:p>70.3240477544</text:p>
          </table:table-cell>
          <table:table-cell table:formula="of:=(['Raw Data'.C171]-MIN(['Raw Data'.C$2:'Raw Data'.C$306]))/(MAX(['Raw Data'.C$2:'Raw Data'.C$306])-MIN(['Raw Data'.C$2:'Raw Data'.C$306]))*100" office:value-type="float" office:value="57.0338656699513">
            <text:p>57.03386567</text:p>
          </table:table-cell>
          <table:table-cell table:formula="of:=(['Raw Data'.D171]-MIN(['Raw Data'.D$2:'Raw Data'.D$306]))/(MAX(['Raw Data'.D$2:'Raw Data'.D$306])-MIN(['Raw Data'.D$2:'Raw Data'.D$306]))*100" office:value-type="float" office:value="55.1847437425507">
            <text:p>55.1847437426</text:p>
          </table:table-cell>
          <table:table-cell table:formula="of:=(['Raw Data'.E17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1]-MIN(['Raw Data'.F$2:'Raw Data'.F$306]))/(MAX(['Raw Data'.F$2:'Raw Data'.F$306])-MIN(['Raw Data'.F$2:'Raw Data'.F$306]))*100" office:value-type="float" office:value="98.7630809802966">
            <text:p>98.7630809803</text:p>
          </table:table-cell>
          <table:table-cell table:formula="of:=(['Raw Data'.G17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1]-MIN(['Raw Data'.J$2:'Raw Data'.J$306]))/(MAX(['Raw Data'.J$2:'Raw Data'.J$306])-MIN(['Raw Data'.J$2:'Raw Data'.J$306]))*100" office:value-type="float" office:value="40.2223586385649">
            <text:p>40.2223586386</text:p>
          </table:table-cell>
          <table:table-cell table:formula="of:=(['Raw Data'.K171]-MIN(['Raw Data'.K$2:'Raw Data'.K$306]))/(MAX(['Raw Data'.K$2:'Raw Data'.K$306])-MIN(['Raw Data'.K$2:'Raw Data'.K$306]))*100" office:value-type="float" office:value="58.5900499674126">
            <text:p>58.5900499674</text:p>
          </table:table-cell>
          <table:table-cell table:formula="of:=(['Raw Data'.L171]-MIN(['Raw Data'.L$2:'Raw Data'.L$306]))/(MAX(['Raw Data'.L$2:'Raw Data'.L$306])-MIN(['Raw Data'.L$2:'Raw Data'.L$306]))*100" office:value-type="float" office:value="56.0147183696575">
            <text:p>56.0147183697</text:p>
          </table:table-cell>
        </table:table-row>
        <table:table-row table:style-name="ro2">
          <table:table-cell table:formula="of:=(['Raw Data'.A17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2]-MIN(['Raw Data'.B$2:'Raw Data'.B$306]))/(MAX(['Raw Data'.B$2:'Raw Data'.B$306])-MIN(['Raw Data'.B$2:'Raw Data'.B$306]))*100" office:value-type="float" office:value="70.6935758953951">
            <text:p>70.6935758954</text:p>
          </table:table-cell>
          <table:table-cell table:formula="of:=(['Raw Data'.C172]-MIN(['Raw Data'.C$2:'Raw Data'.C$306]))/(MAX(['Raw Data'.C$2:'Raw Data'.C$306])-MIN(['Raw Data'.C$2:'Raw Data'.C$306]))*100" office:value-type="float" office:value="57.3496432212029">
            <text:p>57.3496432212</text:p>
          </table:table-cell>
          <table:table-cell table:formula="of:=(['Raw Data'.D172]-MIN(['Raw Data'.D$2:'Raw Data'.D$306]))/(MAX(['Raw Data'.D$2:'Raw Data'.D$306])-MIN(['Raw Data'.D$2:'Raw Data'.D$306]))*100" office:value-type="float" office:value="55.1847437425507">
            <text:p>55.1847437426</text:p>
          </table:table-cell>
          <table:table-cell table:formula="of:=(['Raw Data'.E17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2]-MIN(['Raw Data'.F$2:'Raw Data'.F$306]))/(MAX(['Raw Data'.F$2:'Raw Data'.F$306])-MIN(['Raw Data'.F$2:'Raw Data'.F$306]))*100" office:value-type="float" office:value="98.5906975962911">
            <text:p>98.5906975963</text:p>
          </table:table-cell>
          <table:table-cell table:formula="of:=(['Raw Data'.G17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2]-MIN(['Raw Data'.J$2:'Raw Data'.J$306]))/(MAX(['Raw Data'.J$2:'Raw Data'.J$306])-MIN(['Raw Data'.J$2:'Raw Data'.J$306]))*100" office:value-type="float" office:value="40.8754518791351">
            <text:p>40.8754518791</text:p>
          </table:table-cell>
          <table:table-cell table:formula="of:=(['Raw Data'.K172]-MIN(['Raw Data'.K$2:'Raw Data'.K$306]))/(MAX(['Raw Data'.K$2:'Raw Data'.K$306])-MIN(['Raw Data'.K$2:'Raw Data'.K$306]))*100" office:value-type="float" office:value="58.8757332174669">
            <text:p>58.8757332175</text:p>
          </table:table-cell>
          <table:table-cell table:formula="of:=(['Raw Data'.L172]-MIN(['Raw Data'.L$2:'Raw Data'.L$306]))/(MAX(['Raw Data'.L$2:'Raw Data'.L$306])-MIN(['Raw Data'.L$2:'Raw Data'.L$306]))*100" office:value-type="float" office:value="56.1279365977923">
            <text:p>56.1279365978</text:p>
          </table:table-cell>
        </table:table-row>
        <table:table-row table:style-name="ro2">
          <table:table-cell table:formula="of:=(['Raw Data'.A17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3]-MIN(['Raw Data'.B$2:'Raw Data'.B$306]))/(MAX(['Raw Data'.B$2:'Raw Data'.B$306])-MIN(['Raw Data'.B$2:'Raw Data'.B$306]))*100" office:value-type="float" office:value="71.0062535531552">
            <text:p>71.0062535532</text:p>
          </table:table-cell>
          <table:table-cell table:formula="of:=(['Raw Data'.C173]-MIN(['Raw Data'.C$2:'Raw Data'.C$306]))/(MAX(['Raw Data'.C$2:'Raw Data'.C$306])-MIN(['Raw Data'.C$2:'Raw Data'.C$306]))*100" office:value-type="float" office:value="57.6599841431646">
            <text:p>57.6599841432</text:p>
          </table:table-cell>
          <table:table-cell table:formula="of:=(['Raw Data'.D173]-MIN(['Raw Data'.D$2:'Raw Data'.D$306]))/(MAX(['Raw Data'.D$2:'Raw Data'.D$306])-MIN(['Raw Data'.D$2:'Raw Data'.D$306]))*100" office:value-type="float" office:value="56.1978545887962">
            <text:p>56.1978545888</text:p>
          </table:table-cell>
          <table:table-cell table:formula="of:=(['Raw Data'.E17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3]-MIN(['Raw Data'.F$2:'Raw Data'.F$306]))/(MAX(['Raw Data'.F$2:'Raw Data'.F$306])-MIN(['Raw Data'.F$2:'Raw Data'.F$306]))*100" office:value-type="float" office:value="98.472275880604">
            <text:p>98.4722758806</text:p>
          </table:table-cell>
          <table:table-cell table:formula="of:=(['Raw Data'.G17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3]-MIN(['Raw Data'.J$2:'Raw Data'.J$306]))/(MAX(['Raw Data'.J$2:'Raw Data'.J$306])-MIN(['Raw Data'.J$2:'Raw Data'.J$306]))*100" office:value-type="float" office:value="41.7297592251552">
            <text:p>41.7297592252</text:p>
          </table:table-cell>
          <table:table-cell table:formula="of:=(['Raw Data'.K173]-MIN(['Raw Data'.K$2:'Raw Data'.K$306]))/(MAX(['Raw Data'.K$2:'Raw Data'.K$306])-MIN(['Raw Data'.K$2:'Raw Data'.K$306]))*100" office:value-type="float" office:value="59.6556593525961">
            <text:p>59.6556593526</text:p>
          </table:table-cell>
          <table:table-cell table:formula="of:=(['Raw Data'.L173]-MIN(['Raw Data'.L$2:'Raw Data'.L$306]))/(MAX(['Raw Data'.L$2:'Raw Data'.L$306])-MIN(['Raw Data'.L$2:'Raw Data'.L$306]))*100" office:value-type="float" office:value="57.0619869799038">
            <text:p>57.0619869799</text:p>
          </table:table-cell>
        </table:table-row>
        <table:table-row table:style-name="ro2">
          <table:table-cell table:formula="of:=(['Raw Data'.A17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4]-MIN(['Raw Data'.B$2:'Raw Data'.B$306]))/(MAX(['Raw Data'.B$2:'Raw Data'.B$306])-MIN(['Raw Data'.B$2:'Raw Data'.B$306]))*100" office:value-type="float" office:value="71.3899943149517">
            <text:p>71.389994315</text:p>
          </table:table-cell>
          <table:table-cell table:formula="of:=(['Raw Data'.C174]-MIN(['Raw Data'.C$2:'Raw Data'.C$306]))/(MAX(['Raw Data'.C$2:'Raw Data'.C$306])-MIN(['Raw Data'.C$2:'Raw Data'.C$306]))*100" office:value-type="float" office:value="57.973496432212">
            <text:p>57.9734964322</text:p>
          </table:table-cell>
          <table:table-cell table:formula="of:=(['Raw Data'.D174]-MIN(['Raw Data'.D$2:'Raw Data'.D$306]))/(MAX(['Raw Data'.D$2:'Raw Data'.D$306])-MIN(['Raw Data'.D$2:'Raw Data'.D$306]))*100" office:value-type="float" office:value="56.6746126340882">
            <text:p>56.6746126341</text:p>
          </table:table-cell>
          <table:table-cell table:formula="of:=(['Raw Data'.E17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4]-MIN(['Raw Data'.F$2:'Raw Data'.F$306]))/(MAX(['Raw Data'.F$2:'Raw Data'.F$306])-MIN(['Raw Data'.F$2:'Raw Data'.F$306]))*100" office:value-type="float" office:value="98.4504392521795">
            <text:p>98.4504392522</text:p>
          </table:table-cell>
          <table:table-cell table:formula="of:=(['Raw Data'.G17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4]-MIN(['Raw Data'.J$2:'Raw Data'.J$306]))/(MAX(['Raw Data'.J$2:'Raw Data'.J$306])-MIN(['Raw Data'.J$2:'Raw Data'.J$306]))*100" office:value-type="float" office:value="42.2634881658823">
            <text:p>42.2634881659</text:p>
          </table:table-cell>
          <table:table-cell table:formula="of:=(['Raw Data'.K174]-MIN(['Raw Data'.K$2:'Raw Data'.K$306]))/(MAX(['Raw Data'.K$2:'Raw Data'.K$306])-MIN(['Raw Data'.K$2:'Raw Data'.K$306]))*100" office:value-type="float" office:value="60.0282424505757">
            <text:p>60.0282424506</text:p>
          </table:table-cell>
          <table:table-cell table:formula="of:=(['Raw Data'.L174]-MIN(['Raw Data'.L$2:'Raw Data'.L$306]))/(MAX(['Raw Data'.L$2:'Raw Data'.L$306])-MIN(['Raw Data'.L$2:'Raw Data'.L$306]))*100" office:value-type="float" office:value="57.401641664308">
            <text:p>57.4016416643</text:p>
          </table:table-cell>
        </table:table-row>
        <table:table-row table:style-name="ro2">
          <table:table-cell table:formula="of:=(['Raw Data'.A17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5]-MIN(['Raw Data'.B$2:'Raw Data'.B$306]))/(MAX(['Raw Data'.B$2:'Raw Data'.B$306])-MIN(['Raw Data'.B$2:'Raw Data'.B$306]))*100" office:value-type="float" office:value="71.7168845935191">
            <text:p>71.7168845935</text:p>
          </table:table-cell>
          <table:table-cell table:formula="of:=(['Raw Data'.C175]-MIN(['Raw Data'.C$2:'Raw Data'.C$306]))/(MAX(['Raw Data'.C$2:'Raw Data'.C$306])-MIN(['Raw Data'.C$2:'Raw Data'.C$306]))*100" office:value-type="float" office:value="58.2892739834636">
            <text:p>58.2892739835</text:p>
          </table:table-cell>
          <table:table-cell table:formula="of:=(['Raw Data'.D175]-MIN(['Raw Data'.D$2:'Raw Data'.D$306]))/(MAX(['Raw Data'.D$2:'Raw Data'.D$306])-MIN(['Raw Data'.D$2:'Raw Data'.D$306]))*100" office:value-type="float" office:value="56.7342073897497">
            <text:p>56.7342073897</text:p>
          </table:table-cell>
          <table:table-cell table:formula="of:=(['Raw Data'.E17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5]-MIN(['Raw Data'.F$2:'Raw Data'.F$306]))/(MAX(['Raw Data'.F$2:'Raw Data'.F$306])-MIN(['Raw Data'.F$2:'Raw Data'.F$306]))*100" office:value-type="float" office:value="98.3376866611795">
            <text:p>98.3376866612</text:p>
          </table:table-cell>
          <table:table-cell table:formula="of:=(['Raw Data'.G17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5]-MIN(['Raw Data'.J$2:'Raw Data'.J$306]))/(MAX(['Raw Data'.J$2:'Raw Data'.J$306])-MIN(['Raw Data'.J$2:'Raw Data'.J$306]))*100" office:value-type="float" office:value="43.0564081576973">
            <text:p>43.0564081577</text:p>
          </table:table-cell>
          <table:table-cell table:formula="of:=(['Raw Data'.K175]-MIN(['Raw Data'.K$2:'Raw Data'.K$306]))/(MAX(['Raw Data'.K$2:'Raw Data'.K$306])-MIN(['Raw Data'.K$2:'Raw Data'.K$306]))*100" office:value-type="float" office:value="60.6126439278731">
            <text:p>60.6126439279</text:p>
          </table:table-cell>
          <table:table-cell table:formula="of:=(['Raw Data'.L175]-MIN(['Raw Data'.L$2:'Raw Data'.L$306]))/(MAX(['Raw Data'.L$2:'Raw Data'.L$306])-MIN(['Raw Data'.L$2:'Raw Data'.L$306]))*100" office:value-type="float" office:value="57.6846872346448">
            <text:p>57.6846872346</text:p>
          </table:table-cell>
        </table:table-row>
        <table:table-row table:style-name="ro2">
          <table:table-cell table:formula="of:=(['Raw Data'.A17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6]-MIN(['Raw Data'.B$2:'Raw Data'.B$306]))/(MAX(['Raw Data'.B$2:'Raw Data'.B$306])-MIN(['Raw Data'.B$2:'Raw Data'.B$306]))*100" office:value-type="float" office:value="72.0153496304719">
            <text:p>72.0153496305</text:p>
          </table:table-cell>
          <table:table-cell table:formula="of:=(['Raw Data'.C176]-MIN(['Raw Data'.C$2:'Raw Data'.C$306]))/(MAX(['Raw Data'.C$2:'Raw Data'.C$306])-MIN(['Raw Data'.C$2:'Raw Data'.C$306]))*100" office:value-type="float" office:value="58.6068637444784">
            <text:p>58.6068637445</text:p>
          </table:table-cell>
          <table:table-cell table:formula="of:=(['Raw Data'.D176]-MIN(['Raw Data'.D$2:'Raw Data'.D$306]))/(MAX(['Raw Data'.D$2:'Raw Data'.D$306])-MIN(['Raw Data'.D$2:'Raw Data'.D$306]))*100" office:value-type="float" office:value="57.1513706793802">
            <text:p>57.1513706794</text:p>
          </table:table-cell>
          <table:table-cell table:formula="of:=(['Raw Data'.E17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6]-MIN(['Raw Data'.F$2:'Raw Data'.F$306]))/(MAX(['Raw Data'.F$2:'Raw Data'.F$306])-MIN(['Raw Data'.F$2:'Raw Data'.F$306]))*100" office:value-type="float" office:value="98.1327583021182">
            <text:p>98.1327583021</text:p>
          </table:table-cell>
          <table:table-cell table:formula="of:=(['Raw Data'.G17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6]-MIN(['Raw Data'.J$2:'Raw Data'.J$306]))/(MAX(['Raw Data'.J$2:'Raw Data'.J$306])-MIN(['Raw Data'.J$2:'Raw Data'.J$306]))*100" office:value-type="float" office:value="43.7129118068345">
            <text:p>43.7129118068</text:p>
          </table:table-cell>
          <table:table-cell table:formula="of:=(['Raw Data'.K176]-MIN(['Raw Data'.K$2:'Raw Data'.K$306]))/(MAX(['Raw Data'.K$2:'Raw Data'.K$306])-MIN(['Raw Data'.K$2:'Raw Data'.K$306]))*100" office:value-type="float" office:value="61.1655442102976">
            <text:p>61.1655442103</text:p>
          </table:table-cell>
          <table:table-cell table:formula="of:=(['Raw Data'.L176]-MIN(['Raw Data'.L$2:'Raw Data'.L$306]))/(MAX(['Raw Data'.L$2:'Raw Data'.L$306])-MIN(['Raw Data'.L$2:'Raw Data'.L$306]))*100" office:value-type="float" office:value="57.8545145768469">
            <text:p>57.8545145768</text:p>
          </table:table-cell>
        </table:table-row>
        <table:table-row table:style-name="ro2">
          <table:table-cell table:formula="of:=(['Raw Data'.A17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7]-MIN(['Raw Data'.B$2:'Raw Data'.B$306]))/(MAX(['Raw Data'.B$2:'Raw Data'.B$306])-MIN(['Raw Data'.B$2:'Raw Data'.B$306]))*100" office:value-type="float" office:value="72.328027288232">
            <text:p>72.3280272882</text:p>
          </table:table-cell>
          <table:table-cell table:formula="of:=(['Raw Data'.C177]-MIN(['Raw Data'.C$2:'Raw Data'.C$306]))/(MAX(['Raw Data'.C$2:'Raw Data'.C$306])-MIN(['Raw Data'.C$2:'Raw Data'.C$306]))*100" office:value-type="float" office:value="58.9262657152565">
            <text:p>58.9262657153</text:p>
          </table:table-cell>
          <table:table-cell table:formula="of:=(['Raw Data'.D177]-MIN(['Raw Data'.D$2:'Raw Data'.D$306]))/(MAX(['Raw Data'.D$2:'Raw Data'.D$306])-MIN(['Raw Data'.D$2:'Raw Data'.D$306]))*100" office:value-type="float" office:value="57.1513706793802">
            <text:p>57.1513706794</text:p>
          </table:table-cell>
          <table:table-cell table:formula="of:=(['Raw Data'.E17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7]-MIN(['Raw Data'.F$2:'Raw Data'.F$306]))/(MAX(['Raw Data'.F$2:'Raw Data'.F$306])-MIN(['Raw Data'.F$2:'Raw Data'.F$306]))*100" office:value-type="float" office:value="97.6055297062134">
            <text:p>97.6055297062</text:p>
          </table:table-cell>
          <table:table-cell table:formula="of:=(['Raw Data'.G17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7]-MIN(['Raw Data'.J$2:'Raw Data'.J$306]))/(MAX(['Raw Data'.J$2:'Raw Data'.J$306])-MIN(['Raw Data'.J$2:'Raw Data'.J$306]))*100" office:value-type="float" office:value="43.7129118068345">
            <text:p>43.7129118068</text:p>
          </table:table-cell>
          <table:table-cell table:formula="of:=(['Raw Data'.K177]-MIN(['Raw Data'.K$2:'Raw Data'.K$306]))/(MAX(['Raw Data'.K$2:'Raw Data'.K$306])-MIN(['Raw Data'.K$2:'Raw Data'.K$306]))*100" office:value-type="float" office:value="61.1655442102976">
            <text:p>61.1655442103</text:p>
          </table:table-cell>
          <table:table-cell table:formula="of:=(['Raw Data'.L177]-MIN(['Raw Data'.L$2:'Raw Data'.L$306]))/(MAX(['Raw Data'.L$2:'Raw Data'.L$306])-MIN(['Raw Data'.L$2:'Raw Data'.L$306]))*100" office:value-type="float" office:value="57.8545145768469">
            <text:p>57.8545145768</text:p>
          </table:table-cell>
        </table:table-row>
        <table:table-row table:style-name="ro2">
          <table:table-cell table:formula="of:=(['Raw Data'.A17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8]-MIN(['Raw Data'.B$2:'Raw Data'.B$306]))/(MAX(['Raw Data'.B$2:'Raw Data'.B$306])-MIN(['Raw Data'.B$2:'Raw Data'.B$306]))*100" office:value-type="float" office:value="72.5270039795338">
            <text:p>72.5270039795</text:p>
          </table:table-cell>
          <table:table-cell table:formula="of:=(['Raw Data'.C178]-MIN(['Raw Data'.C$2:'Raw Data'.C$306]))/(MAX(['Raw Data'.C$2:'Raw Data'.C$306])-MIN(['Raw Data'.C$2:'Raw Data'.C$306]))*100" office:value-type="float" office:value="59.2415902140673">
            <text:p>59.2415902141</text:p>
          </table:table-cell>
          <table:table-cell table:formula="of:=(['Raw Data'.D178]-MIN(['Raw Data'.D$2:'Raw Data'.D$306]))/(MAX(['Raw Data'.D$2:'Raw Data'.D$306])-MIN(['Raw Data'.D$2:'Raw Data'.D$306]))*100" office:value-type="float" office:value="57.5685339690107">
            <text:p>57.568533969</text:p>
          </table:table-cell>
          <table:table-cell table:formula="of:=(['Raw Data'.E17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8]-MIN(['Raw Data'.F$2:'Raw Data'.F$306]))/(MAX(['Raw Data'.F$2:'Raw Data'.F$306])-MIN(['Raw Data'.F$2:'Raw Data'.F$306]))*100" office:value-type="float" office:value="97.4482639880403">
            <text:p>97.448263988</text:p>
          </table:table-cell>
          <table:table-cell table:formula="of:=(['Raw Data'.G17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8]-MIN(['Raw Data'.J$2:'Raw Data'.J$306]))/(MAX(['Raw Data'.J$2:'Raw Data'.J$306])-MIN(['Raw Data'.J$2:'Raw Data'.J$306]))*100" office:value-type="float" office:value="44.3677102516882">
            <text:p>44.3677102517</text:p>
          </table:table-cell>
          <table:table-cell table:formula="of:=(['Raw Data'.K178]-MIN(['Raw Data'.K$2:'Raw Data'.K$306]))/(MAX(['Raw Data'.K$2:'Raw Data'.K$306])-MIN(['Raw Data'.K$2:'Raw Data'.K$306]))*100" office:value-type="float" office:value="61.4599174451445">
            <text:p>61.4599174451</text:p>
          </table:table-cell>
          <table:table-cell table:formula="of:=(['Raw Data'.L178]-MIN(['Raw Data'.L$2:'Raw Data'.L$306]))/(MAX(['Raw Data'.L$2:'Raw Data'.L$306])-MIN(['Raw Data'.L$2:'Raw Data'.L$306]))*100" office:value-type="float" office:value="58.6753467308237">
            <text:p>58.6753467308</text:p>
          </table:table-cell>
        </table:table-row>
        <table:table-row table:style-name="ro2">
          <table:table-cell table:formula="of:=(['Raw Data'.A17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79]-MIN(['Raw Data'.B$2:'Raw Data'.B$306]))/(MAX(['Raw Data'.B$2:'Raw Data'.B$306])-MIN(['Raw Data'.B$2:'Raw Data'.B$306]))*100" office:value-type="float" office:value="72.8538942581012">
            <text:p>72.8538942581</text:p>
          </table:table-cell>
          <table:table-cell table:formula="of:=(['Raw Data'.C179]-MIN(['Raw Data'.C$2:'Raw Data'.C$306]))/(MAX(['Raw Data'.C$2:'Raw Data'.C$306])-MIN(['Raw Data'.C$2:'Raw Data'.C$306]))*100" office:value-type="float" office:value="59.5596330275229">
            <text:p>59.5596330275</text:p>
          </table:table-cell>
          <table:table-cell table:formula="of:=(['Raw Data'.D179]-MIN(['Raw Data'.D$2:'Raw Data'.D$306]))/(MAX(['Raw Data'.D$2:'Raw Data'.D$306])-MIN(['Raw Data'.D$2:'Raw Data'.D$306]))*100" office:value-type="float" office:value="57.5685339690107">
            <text:p>57.568533969</text:p>
          </table:table-cell>
          <table:table-cell table:formula="of:=(['Raw Data'.E17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79]-MIN(['Raw Data'.F$2:'Raw Data'.F$306]))/(MAX(['Raw Data'.F$2:'Raw Data'.F$306])-MIN(['Raw Data'.F$2:'Raw Data'.F$306]))*100" office:value-type="float" office:value="97.3470596139956">
            <text:p>97.347059614</text:p>
          </table:table-cell>
          <table:table-cell table:formula="of:=(['Raw Data'.G17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7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7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79]-MIN(['Raw Data'.J$2:'Raw Data'.J$306]))/(MAX(['Raw Data'.J$2:'Raw Data'.J$306])-MIN(['Raw Data'.J$2:'Raw Data'.J$306]))*100" office:value-type="float" office:value="44.9270172566674">
            <text:p>44.9270172567</text:p>
          </table:table-cell>
          <table:table-cell table:formula="of:=(['Raw Data'.K179]-MIN(['Raw Data'.K$2:'Raw Data'.K$306]))/(MAX(['Raw Data'.K$2:'Raw Data'.K$306])-MIN(['Raw Data'.K$2:'Raw Data'.K$306]))*100" office:value-type="float" office:value="61.583749728438">
            <text:p>61.5837497284</text:p>
          </table:table-cell>
          <table:table-cell table:formula="of:=(['Raw Data'.L179]-MIN(['Raw Data'.L$2:'Raw Data'.L$306]))/(MAX(['Raw Data'.L$2:'Raw Data'.L$306])-MIN(['Raw Data'.L$2:'Raw Data'.L$306]))*100" office:value-type="float" office:value="58.7602604019247">
            <text:p>58.7602604019</text:p>
          </table:table-cell>
        </table:table-row>
        <table:table-row table:style-name="ro2">
          <table:table-cell table:formula="of:=(['Raw Data'.A18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0]-MIN(['Raw Data'.B$2:'Raw Data'.B$306]))/(MAX(['Raw Data'.B$2:'Raw Data'.B$306])-MIN(['Raw Data'.B$2:'Raw Data'.B$306]))*100" office:value-type="float" office:value="73.1665719158613">
            <text:p>73.1665719159</text:p>
          </table:table-cell>
          <table:table-cell table:formula="of:=(['Raw Data'.C180]-MIN(['Raw Data'.C$2:'Raw Data'.C$306]))/(MAX(['Raw Data'.C$2:'Raw Data'.C$306])-MIN(['Raw Data'.C$2:'Raw Data'.C$306]))*100" office:value-type="float" office:value="59.876769736097">
            <text:p>59.8767697361</text:p>
          </table:table-cell>
          <table:table-cell table:formula="of:=(['Raw Data'.D180]-MIN(['Raw Data'.D$2:'Raw Data'.D$306]))/(MAX(['Raw Data'.D$2:'Raw Data'.D$306])-MIN(['Raw Data'.D$2:'Raw Data'.D$306]))*100" office:value-type="float" office:value="57.6877234803337">
            <text:p>57.6877234803</text:p>
          </table:table-cell>
          <table:table-cell table:formula="of:=(['Raw Data'.E18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0]-MIN(['Raw Data'.F$2:'Raw Data'.F$306]))/(MAX(['Raw Data'.F$2:'Raw Data'.F$306])-MIN(['Raw Data'.F$2:'Raw Data'.F$306]))*100" office:value-type="float" office:value="97.2653822249845">
            <text:p>97.265382225</text:p>
          </table:table-cell>
          <table:table-cell table:formula="of:=(['Raw Data'.G18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0]-MIN(['Raw Data'.J$2:'Raw Data'.J$306]))/(MAX(['Raw Data'.J$2:'Raw Data'.J$306])-MIN(['Raw Data'.J$2:'Raw Data'.J$306]))*100" office:value-type="float" office:value="45.5767000886706">
            <text:p>45.5767000887</text:p>
          </table:table-cell>
          <table:table-cell table:formula="of:=(['Raw Data'.K180]-MIN(['Raw Data'.K$2:'Raw Data'.K$306]))/(MAX(['Raw Data'.K$2:'Raw Data'.K$306])-MIN(['Raw Data'.K$2:'Raw Data'.K$306]))*100" office:value-type="float" office:value="61.7086682598305">
            <text:p>61.7086682598</text:p>
          </table:table-cell>
          <table:table-cell table:formula="of:=(['Raw Data'.L180]-MIN(['Raw Data'.L$2:'Raw Data'.L$306]))/(MAX(['Raw Data'.L$2:'Raw Data'.L$306])-MIN(['Raw Data'.L$2:'Raw Data'.L$306]))*100" office:value-type="float" office:value="58.8734786300594">
            <text:p>58.8734786301</text:p>
          </table:table-cell>
        </table:table-row>
        <table:table-row table:style-name="ro2">
          <table:table-cell table:formula="of:=(['Raw Data'.A18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1]-MIN(['Raw Data'.B$2:'Raw Data'.B$306]))/(MAX(['Raw Data'.B$2:'Raw Data'.B$306])-MIN(['Raw Data'.B$2:'Raw Data'.B$306]))*100" office:value-type="float" office:value="73.4934621944286">
            <text:p>73.4934621944</text:p>
          </table:table-cell>
          <table:table-cell table:formula="of:=(['Raw Data'.C181]-MIN(['Raw Data'.C$2:'Raw Data'.C$306]))/(MAX(['Raw Data'.C$2:'Raw Data'.C$306])-MIN(['Raw Data'.C$2:'Raw Data'.C$306]))*100" office:value-type="float" office:value="60.1961717068751">
            <text:p>60.1961717069</text:p>
          </table:table-cell>
          <table:table-cell table:formula="of:=(['Raw Data'.D181]-MIN(['Raw Data'.D$2:'Raw Data'.D$306]))/(MAX(['Raw Data'.D$2:'Raw Data'.D$306])-MIN(['Raw Data'.D$2:'Raw Data'.D$306]))*100" office:value-type="float" office:value="57.7473182359952">
            <text:p>57.747318236</text:p>
          </table:table-cell>
          <table:table-cell table:formula="of:=(['Raw Data'.E18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1]-MIN(['Raw Data'.F$2:'Raw Data'.F$306]))/(MAX(['Raw Data'.F$2:'Raw Data'.F$306])-MIN(['Raw Data'.F$2:'Raw Data'.F$306]))*100" office:value-type="float" office:value="97.1215544319957">
            <text:p>97.121554432</text:p>
          </table:table-cell>
          <table:table-cell table:formula="of:=(['Raw Data'.G18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1]-MIN(['Raw Data'.J$2:'Raw Data'.J$306]))/(MAX(['Raw Data'.J$2:'Raw Data'.J$306])-MIN(['Raw Data'.J$2:'Raw Data'.J$306]))*100" office:value-type="float" office:value="46.2280881249574">
            <text:p>46.228088125</text:p>
          </table:table-cell>
          <table:table-cell table:formula="of:=(['Raw Data'.K181]-MIN(['Raw Data'.K$2:'Raw Data'.K$306]))/(MAX(['Raw Data'.K$2:'Raw Data'.K$306])-MIN(['Raw Data'.K$2:'Raw Data'.K$306]))*100" office:value-type="float" office:value="61.9194003910493">
            <text:p>61.919400391</text:p>
          </table:table-cell>
          <table:table-cell table:formula="of:=(['Raw Data'.L181]-MIN(['Raw Data'.L$2:'Raw Data'.L$306]))/(MAX(['Raw Data'.L$2:'Raw Data'.L$306])-MIN(['Raw Data'.L$2:'Raw Data'.L$306]))*100" office:value-type="float" office:value="58.9866968581942">
            <text:p>58.9866968582</text:p>
          </table:table-cell>
        </table:table-row>
        <table:table-row table:style-name="ro2">
          <table:table-cell table:formula="of:=(['Raw Data'.A18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2]-MIN(['Raw Data'.B$2:'Raw Data'.B$306]))/(MAX(['Raw Data'.B$2:'Raw Data'.B$306])-MIN(['Raw Data'.B$2:'Raw Data'.B$306]))*100" office:value-type="float" office:value="73.7492893689596">
            <text:p>73.749289369</text:p>
          </table:table-cell>
          <table:table-cell table:formula="of:=(['Raw Data'.C182]-MIN(['Raw Data'.C$2:'Raw Data'.C$306]))/(MAX(['Raw Data'.C$2:'Raw Data'.C$306])-MIN(['Raw Data'.C$2:'Raw Data'.C$306]))*100" office:value-type="float" office:value="60.5151206252124">
            <text:p>60.5151206252</text:p>
          </table:table-cell>
          <table:table-cell table:formula="of:=(['Raw Data'.D182]-MIN(['Raw Data'.D$2:'Raw Data'.D$306]))/(MAX(['Raw Data'.D$2:'Raw Data'.D$306])-MIN(['Raw Data'.D$2:'Raw Data'.D$306]))*100" office:value-type="float" office:value="57.8665077473182">
            <text:p>57.8665077473</text:p>
          </table:table-cell>
          <table:table-cell table:formula="of:=(['Raw Data'.E18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2]-MIN(['Raw Data'.F$2:'Raw Data'.F$306]))/(MAX(['Raw Data'.F$2:'Raw Data'.F$306])-MIN(['Raw Data'.F$2:'Raw Data'.F$306]))*100" office:value-type="float" office:value="97.0304285018393">
            <text:p>97.0304285018</text:p>
          </table:table-cell>
          <table:table-cell table:formula="of:=(['Raw Data'.G18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2]-MIN(['Raw Data'.J$2:'Raw Data'.J$306]))/(MAX(['Raw Data'.J$2:'Raw Data'.J$306])-MIN(['Raw Data'.J$2:'Raw Data'.J$306]))*100" office:value-type="float" office:value="46.7771639042357">
            <text:p>46.7771639042</text:p>
          </table:table-cell>
          <table:table-cell table:formula="of:=(['Raw Data'.K182]-MIN(['Raw Data'.K$2:'Raw Data'.K$306]))/(MAX(['Raw Data'.K$2:'Raw Data'.K$306])-MIN(['Raw Data'.K$2:'Raw Data'.K$306]))*100" office:value-type="float" office:value="62.1594612209429">
            <text:p>62.1594612209</text:p>
          </table:table-cell>
          <table:table-cell table:formula="of:=(['Raw Data'.L182]-MIN(['Raw Data'.L$2:'Raw Data'.L$306]))/(MAX(['Raw Data'.L$2:'Raw Data'.L$306])-MIN(['Raw Data'.L$2:'Raw Data'.L$306]))*100" office:value-type="float" office:value="59.0999150863289">
            <text:p>59.0999150863</text:p>
          </table:table-cell>
        </table:table-row>
        <table:table-row table:style-name="ro2">
          <table:table-cell table:formula="of:=(['Raw Data'.A18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3]-MIN(['Raw Data'.B$2:'Raw Data'.B$306]))/(MAX(['Raw Data'.B$2:'Raw Data'.B$306])-MIN(['Raw Data'.B$2:'Raw Data'.B$306]))*100" office:value-type="float" office:value="74.0477544059124">
            <text:p>74.0477544059</text:p>
          </table:table-cell>
          <table:table-cell table:formula="of:=(['Raw Data'.C183]-MIN(['Raw Data'.C$2:'Raw Data'.C$306]))/(MAX(['Raw Data'.C$2:'Raw Data'.C$306])-MIN(['Raw Data'.C$2:'Raw Data'.C$306]))*100" office:value-type="float" office:value="60.828179861819">
            <text:p>60.8281798618</text:p>
          </table:table-cell>
          <table:table-cell table:formula="of:=(['Raw Data'.D183]-MIN(['Raw Data'.D$2:'Raw Data'.D$306]))/(MAX(['Raw Data'.D$2:'Raw Data'.D$306])-MIN(['Raw Data'.D$2:'Raw Data'.D$306]))*100" office:value-type="float" office:value="58.4624553039333">
            <text:p>58.4624553039</text:p>
          </table:table-cell>
          <table:table-cell table:formula="of:=(['Raw Data'.E18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3]-MIN(['Raw Data'.F$2:'Raw Data'.F$306]))/(MAX(['Raw Data'.F$2:'Raw Data'.F$306])-MIN(['Raw Data'.F$2:'Raw Data'.F$306]))*100" office:value-type="float" office:value="96.8742126215712">
            <text:p>96.8742126216</text:p>
          </table:table-cell>
          <table:table-cell table:formula="of:=(['Raw Data'.G18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3]-MIN(['Raw Data'.J$2:'Raw Data'.J$306]))/(MAX(['Raw Data'.J$2:'Raw Data'.J$306])-MIN(['Raw Data'.J$2:'Raw Data'.J$306]))*100" office:value-type="float" office:value="46.8300252370234">
            <text:p>46.830025237</text:p>
          </table:table-cell>
          <table:table-cell table:formula="of:=(['Raw Data'.K183]-MIN(['Raw Data'.K$2:'Raw Data'.K$306]))/(MAX(['Raw Data'.K$2:'Raw Data'.K$306])-MIN(['Raw Data'.K$2:'Raw Data'.K$306]))*100" office:value-type="float" office:value="62.1931349120139">
            <text:p>62.193134912</text:p>
          </table:table-cell>
          <table:table-cell table:formula="of:=(['Raw Data'.L183]-MIN(['Raw Data'.L$2:'Raw Data'.L$306]))/(MAX(['Raw Data'.L$2:'Raw Data'.L$306])-MIN(['Raw Data'.L$2:'Raw Data'.L$306]))*100" office:value-type="float" office:value="59.9773563543731">
            <text:p>59.9773563544</text:p>
          </table:table-cell>
        </table:table-row>
        <table:table-row table:style-name="ro2">
          <table:table-cell table:formula="of:=(['Raw Data'.A18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4]-MIN(['Raw Data'.B$2:'Raw Data'.B$306]))/(MAX(['Raw Data'.B$2:'Raw Data'.B$306])-MIN(['Raw Data'.B$2:'Raw Data'.B$306]))*100" office:value-type="float" office:value="74.4314951677089">
            <text:p>74.4314951677</text:p>
          </table:table-cell>
          <table:table-cell table:formula="of:=(['Raw Data'.C184]-MIN(['Raw Data'.C$2:'Raw Data'.C$306]))/(MAX(['Raw Data'.C$2:'Raw Data'.C$306])-MIN(['Raw Data'.C$2:'Raw Data'.C$306]))*100" office:value-type="float" office:value="61.145316570393">
            <text:p>61.1453165704</text:p>
          </table:table-cell>
          <table:table-cell table:formula="of:=(['Raw Data'.D184]-MIN(['Raw Data'.D$2:'Raw Data'.D$306]))/(MAX(['Raw Data'.D$2:'Raw Data'.D$306])-MIN(['Raw Data'.D$2:'Raw Data'.D$306]))*100" office:value-type="float" office:value="58.5816448152563">
            <text:p>58.5816448153</text:p>
          </table:table-cell>
          <table:table-cell table:formula="of:=(['Raw Data'.E18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4]-MIN(['Raw Data'.F$2:'Raw Data'.F$306]))/(MAX(['Raw Data'.F$2:'Raw Data'.F$306])-MIN(['Raw Data'.F$2:'Raw Data'.F$306]))*100" office:value-type="float" office:value="96.7541111652361">
            <text:p>96.7541111652</text:p>
          </table:table-cell>
          <table:table-cell table:formula="of:=(['Raw Data'.G18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4]-MIN(['Raw Data'.J$2:'Raw Data'.J$306]))/(MAX(['Raw Data'.J$2:'Raw Data'.J$306])-MIN(['Raw Data'.J$2:'Raw Data'.J$306]))*100" office:value-type="float" office:value="47.4814132733101">
            <text:p>47.4814132733</text:p>
          </table:table-cell>
          <table:table-cell table:formula="of:=(['Raw Data'.K184]-MIN(['Raw Data'.K$2:'Raw Data'.K$306]))/(MAX(['Raw Data'.K$2:'Raw Data'.K$306])-MIN(['Raw Data'.K$2:'Raw Data'.K$306]))*100" office:value-type="float" office:value="62.4625244405822">
            <text:p>62.4625244406</text:p>
          </table:table-cell>
          <table:table-cell table:formula="of:=(['Raw Data'.L184]-MIN(['Raw Data'.L$2:'Raw Data'.L$306]))/(MAX(['Raw Data'.L$2:'Raw Data'.L$306])-MIN(['Raw Data'.L$2:'Raw Data'.L$306]))*100" office:value-type="float" office:value="60.0905745825078">
            <text:p>60.0905745825</text:p>
          </table:table-cell>
        </table:table-row>
        <table:table-row table:style-name="ro2">
          <table:table-cell table:formula="of:=(['Raw Data'.A18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5]-MIN(['Raw Data'.B$2:'Raw Data'.B$306]))/(MAX(['Raw Data'.B$2:'Raw Data'.B$306])-MIN(['Raw Data'.B$2:'Raw Data'.B$306]))*100" office:value-type="float" office:value="74.6731097214326">
            <text:p>74.6731097214</text:p>
          </table:table-cell>
          <table:table-cell table:formula="of:=(['Raw Data'.C185]-MIN(['Raw Data'.C$2:'Raw Data'.C$306]))/(MAX(['Raw Data'.C$2:'Raw Data'.C$306])-MIN(['Raw Data'.C$2:'Raw Data'.C$306]))*100" office:value-type="float" office:value="61.4624532789671">
            <text:p>61.462453279</text:p>
          </table:table-cell>
          <table:table-cell table:formula="of:=(['Raw Data'.D185]-MIN(['Raw Data'.D$2:'Raw Data'.D$306]))/(MAX(['Raw Data'.D$2:'Raw Data'.D$306])-MIN(['Raw Data'.D$2:'Raw Data'.D$306]))*100" office:value-type="float" office:value="58.5816448152563">
            <text:p>58.5816448153</text:p>
          </table:table-cell>
          <table:table-cell table:formula="of:=(['Raw Data'.E18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5]-MIN(['Raw Data'.F$2:'Raw Data'.F$306]))/(MAX(['Raw Data'.F$2:'Raw Data'.F$306])-MIN(['Raw Data'.F$2:'Raw Data'.F$306]))*100" office:value-type="float" office:value="96.6457678934373">
            <text:p>96.6457678934</text:p>
          </table:table-cell>
          <table:table-cell table:formula="of:=(['Raw Data'.G18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5]-MIN(['Raw Data'.J$2:'Raw Data'.J$306]))/(MAX(['Raw Data'.J$2:'Raw Data'.J$306])-MIN(['Raw Data'.J$2:'Raw Data'.J$306]))*100" office:value-type="float" office:value="48.2112407066367">
            <text:p>48.2112407066</text:p>
          </table:table-cell>
          <table:table-cell table:formula="of:=(['Raw Data'.K185]-MIN(['Raw Data'.K$2:'Raw Data'.K$306]))/(MAX(['Raw Data'.K$2:'Raw Data'.K$306])-MIN(['Raw Data'.K$2:'Raw Data'.K$306]))*100" office:value-type="float" office:value="62.6222029111449">
            <text:p>62.6222029111</text:p>
          </table:table-cell>
          <table:table-cell table:formula="of:=(['Raw Data'.L185]-MIN(['Raw Data'.L$2:'Raw Data'.L$306]))/(MAX(['Raw Data'.L$2:'Raw Data'.L$306])-MIN(['Raw Data'.L$2:'Raw Data'.L$306]))*100" office:value-type="float" office:value="60.2037928106425">
            <text:p>60.2037928106</text:p>
          </table:table-cell>
        </table:table-row>
        <table:table-row table:style-name="ro2">
          <table:table-cell table:formula="of:=(['Raw Data'.A18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6]-MIN(['Raw Data'.B$2:'Raw Data'.B$306]))/(MAX(['Raw Data'.B$2:'Raw Data'.B$306])-MIN(['Raw Data'.B$2:'Raw Data'.B$306]))*100" office:value-type="float" office:value="74.9147242751563">
            <text:p>74.9147242752</text:p>
          </table:table-cell>
          <table:table-cell table:formula="of:=(['Raw Data'.C186]-MIN(['Raw Data'.C$2:'Raw Data'.C$306]))/(MAX(['Raw Data'.C$2:'Raw Data'.C$306])-MIN(['Raw Data'.C$2:'Raw Data'.C$306]))*100" office:value-type="float" office:value="61.7791369351002">
            <text:p>61.7791369351</text:p>
          </table:table-cell>
          <table:table-cell table:formula="of:=(['Raw Data'.D186]-MIN(['Raw Data'.D$2:'Raw Data'.D$306]))/(MAX(['Raw Data'.D$2:'Raw Data'.D$306])-MIN(['Raw Data'.D$2:'Raw Data'.D$306]))*100" office:value-type="float" office:value="58.6412395709178">
            <text:p>58.6412395709</text:p>
          </table:table-cell>
          <table:table-cell table:formula="of:=(['Raw Data'.E18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6]-MIN(['Raw Data'.F$2:'Raw Data'.F$306]))/(MAX(['Raw Data'.F$2:'Raw Data'.F$306])-MIN(['Raw Data'.F$2:'Raw Data'.F$306]))*100" office:value-type="float" office:value="96.5231468261301">
            <text:p>96.5231468261</text:p>
          </table:table-cell>
          <table:table-cell table:formula="of:=(['Raw Data'.G18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6]-MIN(['Raw Data'.J$2:'Raw Data'.J$306]))/(MAX(['Raw Data'.J$2:'Raw Data'.J$306])-MIN(['Raw Data'.J$2:'Raw Data'.J$306]))*100" office:value-type="float" office:value="48.8387558829548">
            <text:p>48.838755883</text:p>
          </table:table-cell>
          <table:table-cell table:formula="of:=(['Raw Data'.K186]-MIN(['Raw Data'.K$2:'Raw Data'.K$306]))/(MAX(['Raw Data'.K$2:'Raw Data'.K$306])-MIN(['Raw Data'.K$2:'Raw Data'.K$306]))*100" office:value-type="float" office:value="62.8752987182273">
            <text:p>62.8752987182</text:p>
          </table:table-cell>
          <table:table-cell table:formula="of:=(['Raw Data'.L186]-MIN(['Raw Data'.L$2:'Raw Data'.L$306]))/(MAX(['Raw Data'.L$2:'Raw Data'.L$306])-MIN(['Raw Data'.L$2:'Raw Data'.L$306]))*100" office:value-type="float" office:value="60.3170110387772">
            <text:p>60.3170110388</text:p>
          </table:table-cell>
        </table:table-row>
        <table:table-row table:style-name="ro2">
          <table:table-cell table:formula="of:=(['Raw Data'.A18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7]-MIN(['Raw Data'.B$2:'Raw Data'.B$306]))/(MAX(['Raw Data'.B$2:'Raw Data'.B$306])-MIN(['Raw Data'.B$2:'Raw Data'.B$306]))*100" office:value-type="float" office:value="75.3268902785674">
            <text:p>75.3268902786</text:p>
          </table:table-cell>
          <table:table-cell table:formula="of:=(['Raw Data'.C187]-MIN(['Raw Data'.C$2:'Raw Data'.C$306]))/(MAX(['Raw Data'.C$2:'Raw Data'.C$306])-MIN(['Raw Data'.C$2:'Raw Data'.C$306]))*100" office:value-type="float" office:value="62.0926492241477">
            <text:p>62.0926492241</text:p>
          </table:table-cell>
          <table:table-cell table:formula="of:=(['Raw Data'.D187]-MIN(['Raw Data'.D$2:'Raw Data'.D$306]))/(MAX(['Raw Data'.D$2:'Raw Data'.D$306])-MIN(['Raw Data'.D$2:'Raw Data'.D$306]))*100" office:value-type="float" office:value="58.9988081048868">
            <text:p>58.9988081049</text:p>
          </table:table-cell>
          <table:table-cell table:formula="of:=(['Raw Data'.E18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7]-MIN(['Raw Data'.F$2:'Raw Data'.F$306]))/(MAX(['Raw Data'.F$2:'Raw Data'.F$306])-MIN(['Raw Data'.F$2:'Raw Data'.F$306]))*100" office:value-type="float" office:value="96.4366401827558">
            <text:p>96.4366401828</text:p>
          </table:table-cell>
          <table:table-cell table:formula="of:=(['Raw Data'.G18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7]-MIN(['Raw Data'.J$2:'Raw Data'.J$306]))/(MAX(['Raw Data'.J$2:'Raw Data'.J$306])-MIN(['Raw Data'.J$2:'Raw Data'.J$306]))*100" office:value-type="float" office:value="49.5634677034309">
            <text:p>49.5634677034</text:p>
          </table:table-cell>
          <table:table-cell table:formula="of:=(['Raw Data'.K187]-MIN(['Raw Data'.K$2:'Raw Data'.K$306]))/(MAX(['Raw Data'.K$2:'Raw Data'.K$306])-MIN(['Raw Data'.K$2:'Raw Data'.K$306]))*100" office:value-type="float" office:value="63.5259613295677">
            <text:p>63.5259613296</text:p>
          </table:table-cell>
          <table:table-cell table:formula="of:=(['Raw Data'.L187]-MIN(['Raw Data'.L$2:'Raw Data'.L$306]))/(MAX(['Raw Data'.L$2:'Raw Data'.L$306])-MIN(['Raw Data'.L$2:'Raw Data'.L$306]))*100" office:value-type="float" office:value="60.6566657231814">
            <text:p>60.6566657232</text:p>
          </table:table-cell>
        </table:table-row>
        <table:table-row table:style-name="ro2">
          <table:table-cell table:formula="of:=(['Raw Data'.A18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8]-MIN(['Raw Data'.B$2:'Raw Data'.B$306]))/(MAX(['Raw Data'.B$2:'Raw Data'.B$306])-MIN(['Raw Data'.B$2:'Raw Data'.B$306]))*100" office:value-type="float" office:value="75.6253553155202">
            <text:p>75.6253553155</text:p>
          </table:table-cell>
          <table:table-cell table:formula="of:=(['Raw Data'.C188]-MIN(['Raw Data'.C$2:'Raw Data'.C$306]))/(MAX(['Raw Data'.C$2:'Raw Data'.C$306])-MIN(['Raw Data'.C$2:'Raw Data'.C$306]))*100" office:value-type="float" office:value="62.4038962509911">
            <text:p>62.403896251</text:p>
          </table:table-cell>
          <table:table-cell table:formula="of:=(['Raw Data'.D188]-MIN(['Raw Data'.D$2:'Raw Data'.D$306]))/(MAX(['Raw Data'.D$2:'Raw Data'.D$306])-MIN(['Raw Data'.D$2:'Raw Data'.D$306]))*100" office:value-type="float" office:value="59.7735399284863">
            <text:p>59.7735399285</text:p>
          </table:table-cell>
          <table:table-cell table:formula="of:=(['Raw Data'.E18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8]-MIN(['Raw Data'.F$2:'Raw Data'.F$306]))/(MAX(['Raw Data'.F$2:'Raw Data'.F$306])-MIN(['Raw Data'.F$2:'Raw Data'.F$306]))*100" office:value-type="float" office:value="96.3205281104598">
            <text:p>96.3205281105</text:p>
          </table:table-cell>
          <table:table-cell table:formula="of:=(['Raw Data'.G18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8]-MIN(['Raw Data'.J$2:'Raw Data'.J$306]))/(MAX(['Raw Data'.J$2:'Raw Data'.J$306])-MIN(['Raw Data'.J$2:'Raw Data'.J$306]))*100" office:value-type="float" office:value="50.3393356524112">
            <text:p>50.3393356524</text:p>
          </table:table-cell>
          <table:table-cell table:formula="of:=(['Raw Data'.K188]-MIN(['Raw Data'.K$2:'Raw Data'.K$306]))/(MAX(['Raw Data'.K$2:'Raw Data'.K$306])-MIN(['Raw Data'.K$2:'Raw Data'.K$306]))*100" office:value-type="float" office:value="64.4851184010428">
            <text:p>64.485118401</text:p>
          </table:table-cell>
          <table:table-cell table:formula="of:=(['Raw Data'.L188]-MIN(['Raw Data'.L$2:'Raw Data'.L$306]))/(MAX(['Raw Data'.L$2:'Raw Data'.L$306])-MIN(['Raw Data'.L$2:'Raw Data'.L$306]))*100" office:value-type="float" office:value="61.6190206623266">
            <text:p>61.6190206623</text:p>
          </table:table-cell>
        </table:table-row>
        <table:table-row table:style-name="ro2">
          <table:table-cell table:formula="of:=(['Raw Data'.A18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89]-MIN(['Raw Data'.B$2:'Raw Data'.B$306]))/(MAX(['Raw Data'.B$2:'Raw Data'.B$306])-MIN(['Raw Data'.B$2:'Raw Data'.B$306]))*100" office:value-type="float" office:value="75.9380329732803">
            <text:p>75.9380329733</text:p>
          </table:table-cell>
          <table:table-cell table:formula="of:=(['Raw Data'.C189]-MIN(['Raw Data'.C$2:'Raw Data'.C$306]))/(MAX(['Raw Data'.C$2:'Raw Data'.C$306])-MIN(['Raw Data'.C$2:'Raw Data'.C$306]))*100" office:value-type="float" office:value="62.7165024351569">
            <text:p>62.7165024352</text:p>
          </table:table-cell>
          <table:table-cell table:formula="of:=(['Raw Data'.D189]-MIN(['Raw Data'.D$2:'Raw Data'.D$306]))/(MAX(['Raw Data'.D$2:'Raw Data'.D$306])-MIN(['Raw Data'.D$2:'Raw Data'.D$306]))*100" office:value-type="float" office:value="60.3694874851013">
            <text:p>60.3694874851</text:p>
          </table:table-cell>
          <table:table-cell table:formula="of:=(['Raw Data'.E18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89]-MIN(['Raw Data'.F$2:'Raw Data'.F$306]))/(MAX(['Raw Data'.F$2:'Raw Data'.F$306])-MIN(['Raw Data'.F$2:'Raw Data'.F$306]))*100" office:value-type="float" office:value="95.3708447415719">
            <text:p>95.3708447416</text:p>
          </table:table-cell>
          <table:table-cell table:formula="of:=(['Raw Data'.G18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8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8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89]-MIN(['Raw Data'.J$2:'Raw Data'.J$306]))/(MAX(['Raw Data'.J$2:'Raw Data'.J$306])-MIN(['Raw Data'.J$2:'Raw Data'.J$306]))*100" office:value-type="float" office:value="51.0367642043517">
            <text:p>51.0367642044</text:p>
          </table:table-cell>
          <table:table-cell table:formula="of:=(['Raw Data'.K189]-MIN(['Raw Data'.K$2:'Raw Data'.K$306]))/(MAX(['Raw Data'.K$2:'Raw Data'.K$306])-MIN(['Raw Data'.K$2:'Raw Data'.K$306]))*100" office:value-type="float" office:value="65.3193569411254">
            <text:p>65.3193569411</text:p>
          </table:table-cell>
          <table:table-cell table:formula="of:=(['Raw Data'.L189]-MIN(['Raw Data'.L$2:'Raw Data'.L$306]))/(MAX(['Raw Data'.L$2:'Raw Data'.L$306])-MIN(['Raw Data'.L$2:'Raw Data'.L$306]))*100" office:value-type="float" office:value="62.0718935748656">
            <text:p>62.0718935749</text:p>
          </table:table-cell>
        </table:table-row>
        <table:table-row table:style-name="ro2">
          <table:table-cell table:formula="of:=(['Raw Data'.A19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0]-MIN(['Raw Data'.B$2:'Raw Data'.B$306]))/(MAX(['Raw Data'.B$2:'Raw Data'.B$306])-MIN(['Raw Data'.B$2:'Raw Data'.B$306]))*100" office:value-type="float" office:value="76.2507106310404">
            <text:p>76.250710631</text:p>
          </table:table-cell>
          <table:table-cell table:formula="of:=(['Raw Data'.C190]-MIN(['Raw Data'.C$2:'Raw Data'.C$306]))/(MAX(['Raw Data'.C$2:'Raw Data'.C$306])-MIN(['Raw Data'.C$2:'Raw Data'.C$306]))*100" office:value-type="float" office:value="63.0340921961717">
            <text:p>63.0340921962</text:p>
          </table:table-cell>
          <table:table-cell table:formula="of:=(['Raw Data'.D190]-MIN(['Raw Data'.D$2:'Raw Data'.D$306]))/(MAX(['Raw Data'.D$2:'Raw Data'.D$306])-MIN(['Raw Data'.D$2:'Raw Data'.D$306]))*100" office:value-type="float" office:value="60.3694874851013">
            <text:p>60.3694874851</text:p>
          </table:table-cell>
          <table:table-cell table:formula="of:=(['Raw Data'.E19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0]-MIN(['Raw Data'.F$2:'Raw Data'.F$306]))/(MAX(['Raw Data'.F$2:'Raw Data'.F$306])-MIN(['Raw Data'.F$2:'Raw Data'.F$306]))*100" office:value-type="float" office:value="95.2440243226446">
            <text:p>95.2440243226</text:p>
          </table:table-cell>
          <table:table-cell table:formula="of:=(['Raw Data'.G19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0]-MIN(['Raw Data'.J$2:'Raw Data'.J$306]))/(MAX(['Raw Data'.J$2:'Raw Data'.J$306])-MIN(['Raw Data'.J$2:'Raw Data'.J$306]))*100" office:value-type="float" office:value="51.6045972307482">
            <text:p>51.6045972307</text:p>
          </table:table-cell>
          <table:table-cell table:formula="of:=(['Raw Data'.K190]-MIN(['Raw Data'.K$2:'Raw Data'.K$306]))/(MAX(['Raw Data'.K$2:'Raw Data'.K$306])-MIN(['Raw Data'.K$2:'Raw Data'.K$306]))*100" office:value-type="float" office:value="65.4442754725179">
            <text:p>65.4442754725</text:p>
          </table:table-cell>
          <table:table-cell table:formula="of:=(['Raw Data'.L190]-MIN(['Raw Data'.L$2:'Raw Data'.L$306]))/(MAX(['Raw Data'.L$2:'Raw Data'.L$306])-MIN(['Raw Data'.L$2:'Raw Data'.L$306]))*100" office:value-type="float" office:value="62.1568072459666">
            <text:p>62.156807246</text:p>
          </table:table-cell>
        </table:table-row>
        <table:table-row table:style-name="ro2">
          <table:table-cell table:formula="of:=(['Raw Data'.A19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1]-MIN(['Raw Data'.B$2:'Raw Data'.B$306]))/(MAX(['Raw Data'.B$2:'Raw Data'.B$306])-MIN(['Raw Data'.B$2:'Raw Data'.B$306]))*100" office:value-type="float" office:value="76.5776009096077">
            <text:p>76.5776009096</text:p>
          </table:table-cell>
          <table:table-cell table:formula="of:=(['Raw Data'.C191]-MIN(['Raw Data'.C$2:'Raw Data'.C$306]))/(MAX(['Raw Data'.C$2:'Raw Data'.C$306])-MIN(['Raw Data'.C$2:'Raw Data'.C$306]))*100" office:value-type="float" office:value="63.3489636425416">
            <text:p>63.3489636425</text:p>
          </table:table-cell>
          <table:table-cell table:formula="of:=(['Raw Data'.D191]-MIN(['Raw Data'.D$2:'Raw Data'.D$306]))/(MAX(['Raw Data'.D$2:'Raw Data'.D$306])-MIN(['Raw Data'.D$2:'Raw Data'.D$306]))*100" office:value-type="float" office:value="60.4290822407628">
            <text:p>60.4290822408</text:p>
          </table:table-cell>
          <table:table-cell table:formula="of:=(['Raw Data'.E19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1]-MIN(['Raw Data'.F$2:'Raw Data'.F$306]))/(MAX(['Raw Data'.F$2:'Raw Data'.F$306])-MIN(['Raw Data'.F$2:'Raw Data'.F$306]))*100" office:value-type="float" office:value="95.1310617640636">
            <text:p>95.1310617641</text:p>
          </table:table-cell>
          <table:table-cell table:formula="of:=(['Raw Data'.G19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1]-MIN(['Raw Data'.J$2:'Raw Data'.J$306]))/(MAX(['Raw Data'.J$2:'Raw Data'.J$306])-MIN(['Raw Data'.J$2:'Raw Data'.J$306]))*100" office:value-type="float" office:value="52.0206670759157">
            <text:p>52.0206670759</text:p>
          </table:table-cell>
          <table:table-cell table:formula="of:=(['Raw Data'.K191]-MIN(['Raw Data'.K$2:'Raw Data'.K$306]))/(MAX(['Raw Data'.K$2:'Raw Data'.K$306])-MIN(['Raw Data'.K$2:'Raw Data'.K$306]))*100" office:value-type="float" office:value="65.5833152291983">
            <text:p>65.5833152292</text:p>
          </table:table-cell>
          <table:table-cell table:formula="of:=(['Raw Data'.L191]-MIN(['Raw Data'.L$2:'Raw Data'.L$306]))/(MAX(['Raw Data'.L$2:'Raw Data'.L$306])-MIN(['Raw Data'.L$2:'Raw Data'.L$306]))*100" office:value-type="float" office:value="62.2417209170676">
            <text:p>62.2417209171</text:p>
          </table:table-cell>
        </table:table-row>
        <table:table-row table:style-name="ro2">
          <table:table-cell table:formula="of:=(['Raw Data'.A19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2]-MIN(['Raw Data'.B$2:'Raw Data'.B$306]))/(MAX(['Raw Data'.B$2:'Raw Data'.B$306])-MIN(['Raw Data'.B$2:'Raw Data'.B$306]))*100" office:value-type="float" office:value="76.847640704946">
            <text:p>76.8476407049</text:p>
          </table:table-cell>
          <table:table-cell table:formula="of:=(['Raw Data'.C192]-MIN(['Raw Data'.C$2:'Raw Data'.C$306]))/(MAX(['Raw Data'.C$2:'Raw Data'.C$306])-MIN(['Raw Data'.C$2:'Raw Data'.C$306]))*100" office:value-type="float" office:value="63.6615698267074">
            <text:p>63.6615698267</text:p>
          </table:table-cell>
          <table:table-cell table:formula="of:=(['Raw Data'.D192]-MIN(['Raw Data'.D$2:'Raw Data'.D$306]))/(MAX(['Raw Data'.D$2:'Raw Data'.D$306])-MIN(['Raw Data'.D$2:'Raw Data'.D$306]))*100" office:value-type="float" office:value="60.4886769964243">
            <text:p>60.4886769964</text:p>
          </table:table-cell>
          <table:table-cell table:formula="of:=(['Raw Data'.E19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2]-MIN(['Raw Data'.F$2:'Raw Data'.F$306]))/(MAX(['Raw Data'.F$2:'Raw Data'.F$306])-MIN(['Raw Data'.F$2:'Raw Data'.F$306]))*100" office:value-type="float" office:value="95.0506441805385">
            <text:p>95.0506441805</text:p>
          </table:table-cell>
          <table:table-cell table:formula="of:=(['Raw Data'.G19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2]-MIN(['Raw Data'.J$2:'Raw Data'.J$306]))/(MAX(['Raw Data'.J$2:'Raw Data'.J$306])-MIN(['Raw Data'.J$2:'Raw Data'.J$306]))*100" office:value-type="float" office:value="52.6498874565173">
            <text:p>52.6498874565</text:p>
          </table:table-cell>
          <table:table-cell table:formula="of:=(['Raw Data'.K192]-MIN(['Raw Data'.K$2:'Raw Data'.K$306]))/(MAX(['Raw Data'.K$2:'Raw Data'.K$306])-MIN(['Raw Data'.K$2:'Raw Data'.K$306]))*100" office:value-type="float" office:value="65.8103410819031">
            <text:p>65.8103410819</text:p>
          </table:table-cell>
          <table:table-cell table:formula="of:=(['Raw Data'.L192]-MIN(['Raw Data'.L$2:'Raw Data'.L$306]))/(MAX(['Raw Data'.L$2:'Raw Data'.L$306])-MIN(['Raw Data'.L$2:'Raw Data'.L$306]))*100" office:value-type="float" office:value="62.3549391452024">
            <text:p>62.3549391452</text:p>
          </table:table-cell>
        </table:table-row>
        <table:table-row table:style-name="ro2">
          <table:table-cell table:formula="of:=(['Raw Data'.A19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3]-MIN(['Raw Data'.B$2:'Raw Data'.B$306]))/(MAX(['Raw Data'.B$2:'Raw Data'.B$306])-MIN(['Raw Data'.B$2:'Raw Data'.B$306]))*100" office:value-type="float" office:value="77.1176805002843">
            <text:p>77.1176805003</text:p>
          </table:table-cell>
          <table:table-cell table:formula="of:=(['Raw Data'.C193]-MIN(['Raw Data'.C$2:'Raw Data'.C$306]))/(MAX(['Raw Data'.C$2:'Raw Data'.C$306])-MIN(['Raw Data'.C$2:'Raw Data'.C$306]))*100" office:value-type="float" office:value="63.977347377959">
            <text:p>63.977347378</text:p>
          </table:table-cell>
          <table:table-cell table:formula="of:=(['Raw Data'.D193]-MIN(['Raw Data'.D$2:'Raw Data'.D$306]))/(MAX(['Raw Data'.D$2:'Raw Data'.D$306])-MIN(['Raw Data'.D$2:'Raw Data'.D$306]))*100" office:value-type="float" office:value="60.7270560190703">
            <text:p>60.7270560191</text:p>
          </table:table-cell>
          <table:table-cell table:formula="of:=(['Raw Data'.E19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3]-MIN(['Raw Data'.F$2:'Raw Data'.F$306]))/(MAX(['Raw Data'.F$2:'Raw Data'.F$306])-MIN(['Raw Data'.F$2:'Raw Data'.F$306]))*100" office:value-type="float" office:value="94.8954781381755">
            <text:p>94.8954781382</text:p>
          </table:table-cell>
          <table:table-cell table:formula="of:=(['Raw Data'.G19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3]-MIN(['Raw Data'.J$2:'Raw Data'.J$306]))/(MAX(['Raw Data'.J$2:'Raw Data'.J$306])-MIN(['Raw Data'.J$2:'Raw Data'.J$306]))*100" office:value-type="float" office:value="53.3234431484892">
            <text:p>53.3234431485</text:p>
          </table:table-cell>
          <table:table-cell table:formula="of:=(['Raw Data'.K193]-MIN(['Raw Data'.K$2:'Raw Data'.K$306]))/(MAX(['Raw Data'.K$2:'Raw Data'.K$306])-MIN(['Raw Data'.K$2:'Raw Data'.K$306]))*100" office:value-type="float" office:value="66.1264392787313">
            <text:p>66.1264392787</text:p>
          </table:table-cell>
          <table:table-cell table:formula="of:=(['Raw Data'.L193]-MIN(['Raw Data'.L$2:'Raw Data'.L$306]))/(MAX(['Raw Data'.L$2:'Raw Data'.L$306])-MIN(['Raw Data'.L$2:'Raw Data'.L$306]))*100" office:value-type="float" office:value="63.0342485140108">
            <text:p>63.034248514</text:p>
          </table:table-cell>
        </table:table-row>
        <table:table-row table:style-name="ro2">
          <table:table-cell table:formula="of:=(['Raw Data'.A19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4]-MIN(['Raw Data'.B$2:'Raw Data'.B$306]))/(MAX(['Raw Data'.B$2:'Raw Data'.B$306])-MIN(['Raw Data'.B$2:'Raw Data'.B$306]))*100" office:value-type="float" office:value="77.359295054008">
            <text:p>77.359295054</text:p>
          </table:table-cell>
          <table:table-cell table:formula="of:=(['Raw Data'.C194]-MIN(['Raw Data'.C$2:'Raw Data'.C$306]))/(MAX(['Raw Data'.C$2:'Raw Data'.C$306])-MIN(['Raw Data'.C$2:'Raw Data'.C$306]))*100" office:value-type="float" office:value="64.2926718767697">
            <text:p>64.2926718768</text:p>
          </table:table-cell>
          <table:table-cell table:formula="of:=(['Raw Data'.D194]-MIN(['Raw Data'.D$2:'Raw Data'.D$306]))/(MAX(['Raw Data'.D$2:'Raw Data'.D$306])-MIN(['Raw Data'.D$2:'Raw Data'.D$306]))*100" office:value-type="float" office:value="60.9058402860548">
            <text:p>60.9058402861</text:p>
          </table:table-cell>
          <table:table-cell table:formula="of:=(['Raw Data'.E19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4]-MIN(['Raw Data'.F$2:'Raw Data'.F$306]))/(MAX(['Raw Data'.F$2:'Raw Data'.F$306])-MIN(['Raw Data'.F$2:'Raw Data'.F$306]))*100" office:value-type="float" office:value="94.7913342179967">
            <text:p>94.791334218</text:p>
          </table:table-cell>
          <table:table-cell table:formula="of:=(['Raw Data'.G19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4]-MIN(['Raw Data'.J$2:'Raw Data'.J$306]))/(MAX(['Raw Data'.J$2:'Raw Data'.J$306])-MIN(['Raw Data'.J$2:'Raw Data'.J$306]))*100" office:value-type="float" office:value="53.3763044812769">
            <text:p>53.3763044813</text:p>
          </table:table-cell>
          <table:table-cell table:formula="of:=(['Raw Data'.K194]-MIN(['Raw Data'.K$2:'Raw Data'.K$306]))/(MAX(['Raw Data'.K$2:'Raw Data'.K$306])-MIN(['Raw Data'.K$2:'Raw Data'.K$306]))*100" office:value-type="float" office:value="66.1264392787313">
            <text:p>66.1264392787</text:p>
          </table:table-cell>
          <table:table-cell table:formula="of:=(['Raw Data'.L194]-MIN(['Raw Data'.L$2:'Raw Data'.L$306]))/(MAX(['Raw Data'.L$2:'Raw Data'.L$306])-MIN(['Raw Data'.L$2:'Raw Data'.L$306]))*100" office:value-type="float" office:value="63.4305123124823">
            <text:p>63.4305123125</text:p>
          </table:table-cell>
        </table:table-row>
        <table:table-row table:style-name="ro2">
          <table:table-cell table:formula="of:=(['Raw Data'.A19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5]-MIN(['Raw Data'.B$2:'Raw Data'.B$306]))/(MAX(['Raw Data'.B$2:'Raw Data'.B$306])-MIN(['Raw Data'.B$2:'Raw Data'.B$306]))*100" office:value-type="float" office:value="77.6719727117681">
            <text:p>77.6719727118</text:p>
          </table:table-cell>
          <table:table-cell table:formula="of:=(['Raw Data'.C195]-MIN(['Raw Data'.C$2:'Raw Data'.C$306]))/(MAX(['Raw Data'.C$2:'Raw Data'.C$306])-MIN(['Raw Data'.C$2:'Raw Data'.C$306]))*100" office:value-type="float" office:value="64.6093555329029">
            <text:p>64.6093555329</text:p>
          </table:table-cell>
          <table:table-cell table:formula="of:=(['Raw Data'.D195]-MIN(['Raw Data'.D$2:'Raw Data'.D$306]))/(MAX(['Raw Data'.D$2:'Raw Data'.D$306])-MIN(['Raw Data'.D$2:'Raw Data'.D$306]))*100" office:value-type="float" office:value="61.0846245530393">
            <text:p>61.084624553</text:p>
          </table:table-cell>
          <table:table-cell table:formula="of:=(['Raw Data'.E19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5]-MIN(['Raw Data'.F$2:'Raw Data'.F$306]))/(MAX(['Raw Data'.F$2:'Raw Data'.F$306])-MIN(['Raw Data'.F$2:'Raw Data'.F$306]))*100" office:value-type="float" office:value="94.6628340584214">
            <text:p>94.6628340584</text:p>
          </table:table-cell>
          <table:table-cell table:formula="of:=(['Raw Data'.G19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5]-MIN(['Raw Data'.J$2:'Raw Data'.J$306]))/(MAX(['Raw Data'.J$2:'Raw Data'.J$306])-MIN(['Raw Data'.J$2:'Raw Data'.J$306]))*100" office:value-type="float" office:value="54.0276925175636">
            <text:p>54.0276925176</text:p>
          </table:table-cell>
          <table:table-cell table:formula="of:=(['Raw Data'.K195]-MIN(['Raw Data'.K$2:'Raw Data'.K$306]))/(MAX(['Raw Data'.K$2:'Raw Data'.K$306])-MIN(['Raw Data'.K$2:'Raw Data'.K$306]))*100" office:value-type="float" office:value="66.468607429937">
            <text:p>66.4686074299</text:p>
          </table:table-cell>
          <table:table-cell table:formula="of:=(['Raw Data'.L195]-MIN(['Raw Data'.L$2:'Raw Data'.L$306]))/(MAX(['Raw Data'.L$2:'Raw Data'.L$306])-MIN(['Raw Data'.L$2:'Raw Data'.L$306]))*100" office:value-type="float" office:value="63.6569487687518">
            <text:p>63.6569487688</text:p>
          </table:table-cell>
        </table:table-row>
        <table:table-row table:style-name="ro2">
          <table:table-cell table:formula="of:=(['Raw Data'.A19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6]-MIN(['Raw Data'.B$2:'Raw Data'.B$306]))/(MAX(['Raw Data'.B$2:'Raw Data'.B$306])-MIN(['Raw Data'.B$2:'Raw Data'.B$306]))*100" office:value-type="float" office:value="77.9704377487209">
            <text:p>77.9704377487</text:p>
          </table:table-cell>
          <table:table-cell table:formula="of:=(['Raw Data'.C196]-MIN(['Raw Data'.C$2:'Raw Data'.C$306]))/(MAX(['Raw Data'.C$2:'Raw Data'.C$306])-MIN(['Raw Data'.C$2:'Raw Data'.C$306]))*100" office:value-type="float" office:value="64.9233208743912">
            <text:p>64.9233208744</text:p>
          </table:table-cell>
          <table:table-cell table:formula="of:=(['Raw Data'.D196]-MIN(['Raw Data'.D$2:'Raw Data'.D$306]))/(MAX(['Raw Data'.D$2:'Raw Data'.D$306])-MIN(['Raw Data'.D$2:'Raw Data'.D$306]))*100" office:value-type="float" office:value="61.0846245530393">
            <text:p>61.084624553</text:p>
          </table:table-cell>
          <table:table-cell table:formula="of:=(['Raw Data'.E19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6]-MIN(['Raw Data'.F$2:'Raw Data'.F$306]))/(MAX(['Raw Data'.F$2:'Raw Data'.F$306])-MIN(['Raw Data'.F$2:'Raw Data'.F$306]))*100" office:value-type="float" office:value="94.5505014025834">
            <text:p>94.5505014026</text:p>
          </table:table-cell>
          <table:table-cell table:formula="of:=(['Raw Data'.G19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6]-MIN(['Raw Data'.J$2:'Raw Data'.J$306]))/(MAX(['Raw Data'.J$2:'Raw Data'.J$306])-MIN(['Raw Data'.J$2:'Raw Data'.J$306]))*100" office:value-type="float" office:value="54.6688493281495">
            <text:p>54.6688493281</text:p>
          </table:table-cell>
          <table:table-cell table:formula="of:=(['Raw Data'.K196]-MIN(['Raw Data'.K$2:'Raw Data'.K$306]))/(MAX(['Raw Data'.K$2:'Raw Data'.K$306])-MIN(['Raw Data'.K$2:'Raw Data'.K$306]))*100" office:value-type="float" office:value="66.699978275038">
            <text:p>66.699978275</text:p>
          </table:table-cell>
          <table:table-cell table:formula="of:=(['Raw Data'.L196]-MIN(['Raw Data'.L$2:'Raw Data'.L$306]))/(MAX(['Raw Data'.L$2:'Raw Data'.L$306])-MIN(['Raw Data'.L$2:'Raw Data'.L$306]))*100" office:value-type="float" office:value="63.7701669968865">
            <text:p>63.7701669969</text:p>
          </table:table-cell>
        </table:table-row>
        <table:table-row table:style-name="ro2">
          <table:table-cell table:formula="of:=(['Raw Data'.A19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7]-MIN(['Raw Data'.B$2:'Raw Data'.B$306]))/(MAX(['Raw Data'.B$2:'Raw Data'.B$306])-MIN(['Raw Data'.B$2:'Raw Data'.B$306]))*100" office:value-type="float" office:value="78.2262649232519">
            <text:p>78.2262649233</text:p>
          </table:table-cell>
          <table:table-cell table:formula="of:=(['Raw Data'.C197]-MIN(['Raw Data'.C$2:'Raw Data'.C$306]))/(MAX(['Raw Data'.C$2:'Raw Data'.C$306])-MIN(['Raw Data'.C$2:'Raw Data'.C$306]))*100" office:value-type="float" office:value="65.2422697927285">
            <text:p>65.2422697927</text:p>
          </table:table-cell>
          <table:table-cell table:formula="of:=(['Raw Data'.D197]-MIN(['Raw Data'.D$2:'Raw Data'.D$306]))/(MAX(['Raw Data'.D$2:'Raw Data'.D$306])-MIN(['Raw Data'.D$2:'Raw Data'.D$306]))*100" office:value-type="float" office:value="61.2038140643623">
            <text:p>61.2038140644</text:p>
          </table:table-cell>
          <table:table-cell table:formula="of:=(['Raw Data'.E19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7]-MIN(['Raw Data'.F$2:'Raw Data'.F$306]))/(MAX(['Raw Data'.F$2:'Raw Data'.F$306])-MIN(['Raw Data'.F$2:'Raw Data'.F$306]))*100" office:value-type="float" office:value="94.3959652629634">
            <text:p>94.395965263</text:p>
          </table:table-cell>
          <table:table-cell table:formula="of:=(['Raw Data'.G19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7]-MIN(['Raw Data'.J$2:'Raw Data'.J$306]))/(MAX(['Raw Data'.J$2:'Raw Data'.J$306])-MIN(['Raw Data'.J$2:'Raw Data'.J$306]))*100" office:value-type="float" office:value="55.1394857103881">
            <text:p>55.1394857104</text:p>
          </table:table-cell>
          <table:table-cell table:formula="of:=(['Raw Data'.K197]-MIN(['Raw Data'.K$2:'Raw Data'.K$306]))/(MAX(['Raw Data'.K$2:'Raw Data'.K$306])-MIN(['Raw Data'.K$2:'Raw Data'.K$306]))*100" office:value-type="float" office:value="66.9096241581577">
            <text:p>66.9096241582</text:p>
          </table:table-cell>
          <table:table-cell table:formula="of:=(['Raw Data'.L197]-MIN(['Raw Data'.L$2:'Raw Data'.L$306]))/(MAX(['Raw Data'.L$2:'Raw Data'.L$306])-MIN(['Raw Data'.L$2:'Raw Data'.L$306]))*100" office:value-type="float" office:value="63.8833852250212">
            <text:p>63.883385225</text:p>
          </table:table-cell>
        </table:table-row>
        <table:table-row table:style-name="ro2">
          <table:table-cell table:formula="of:=(['Raw Data'.A19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8]-MIN(['Raw Data'.B$2:'Raw Data'.B$306]))/(MAX(['Raw Data'.B$2:'Raw Data'.B$306])-MIN(['Raw Data'.B$2:'Raw Data'.B$306]))*100" office:value-type="float" office:value="78.5247299602047">
            <text:p>78.5247299602</text:p>
          </table:table-cell>
          <table:table-cell table:formula="of:=(['Raw Data'.C198]-MIN(['Raw Data'.C$2:'Raw Data'.C$306]))/(MAX(['Raw Data'.C$2:'Raw Data'.C$306])-MIN(['Raw Data'.C$2:'Raw Data'.C$306]))*100" office:value-type="float" office:value="65.5598595537434">
            <text:p>65.5598595537</text:p>
          </table:table-cell>
          <table:table-cell table:formula="of:=(['Raw Data'.D198]-MIN(['Raw Data'.D$2:'Raw Data'.D$306]))/(MAX(['Raw Data'.D$2:'Raw Data'.D$306])-MIN(['Raw Data'.D$2:'Raw Data'.D$306]))*100" office:value-type="float" office:value="61.2038140643623">
            <text:p>61.2038140644</text:p>
          </table:table-cell>
          <table:table-cell table:formula="of:=(['Raw Data'.E19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8]-MIN(['Raw Data'.F$2:'Raw Data'.F$306]))/(MAX(['Raw Data'.F$2:'Raw Data'.F$306])-MIN(['Raw Data'.F$2:'Raw Data'.F$306]))*100" office:value-type="float" office:value="94.2918213427847">
            <text:p>94.2918213428</text:p>
          </table:table-cell>
          <table:table-cell table:formula="of:=(['Raw Data'.G19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8]-MIN(['Raw Data'.J$2:'Raw Data'.J$306]))/(MAX(['Raw Data'.J$2:'Raw Data'.J$306])-MIN(['Raw Data'.J$2:'Raw Data'.J$306]))*100" office:value-type="float" office:value="55.1394857103881">
            <text:p>55.1394857104</text:p>
          </table:table-cell>
          <table:table-cell table:formula="of:=(['Raw Data'.K198]-MIN(['Raw Data'.K$2:'Raw Data'.K$306]))/(MAX(['Raw Data'.K$2:'Raw Data'.K$306])-MIN(['Raw Data'.K$2:'Raw Data'.K$306]))*100" office:value-type="float" office:value="66.9096241581577">
            <text:p>66.9096241582</text:p>
          </table:table-cell>
          <table:table-cell table:formula="of:=(['Raw Data'.L198]-MIN(['Raw Data'.L$2:'Raw Data'.L$306]))/(MAX(['Raw Data'.L$2:'Raw Data'.L$306])-MIN(['Raw Data'.L$2:'Raw Data'.L$306]))*100" office:value-type="float" office:value="63.8833852250212">
            <text:p>63.883385225</text:p>
          </table:table-cell>
        </table:table-row>
        <table:table-row table:style-name="ro2">
          <table:table-cell table:formula="of:=(['Raw Data'.A19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199]-MIN(['Raw Data'.B$2:'Raw Data'.B$306]))/(MAX(['Raw Data'.B$2:'Raw Data'.B$306])-MIN(['Raw Data'.B$2:'Raw Data'.B$306]))*100" office:value-type="float" office:value="78.7663445139284">
            <text:p>78.7663445139</text:p>
          </table:table-cell>
          <table:table-cell table:formula="of:=(['Raw Data'.C199]-MIN(['Raw Data'.C$2:'Raw Data'.C$306]))/(MAX(['Raw Data'.C$2:'Raw Data'.C$306])-MIN(['Raw Data'.C$2:'Raw Data'.C$306]))*100" office:value-type="float" office:value="65.8774493147582">
            <text:p>65.8774493148</text:p>
          </table:table-cell>
          <table:table-cell table:formula="of:=(['Raw Data'.D199]-MIN(['Raw Data'.D$2:'Raw Data'.D$306]))/(MAX(['Raw Data'.D$2:'Raw Data'.D$306])-MIN(['Raw Data'.D$2:'Raw Data'.D$306]))*100" office:value-type="float" office:value="61.4421930870084">
            <text:p>61.442193087</text:p>
          </table:table-cell>
          <table:table-cell table:formula="of:=(['Raw Data'.E19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199]-MIN(['Raw Data'.F$2:'Raw Data'.F$306]))/(MAX(['Raw Data'.F$2:'Raw Data'.F$306])-MIN(['Raw Data'.F$2:'Raw Data'.F$306]))*100" office:value-type="float" office:value="94.1784388490417">
            <text:p>94.178438849</text:p>
          </table:table-cell>
          <table:table-cell table:formula="of:=(['Raw Data'.G19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19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19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199]-MIN(['Raw Data'.J$2:'Raw Data'.J$306]))/(MAX(['Raw Data'.J$2:'Raw Data'.J$306])-MIN(['Raw Data'.J$2:'Raw Data'.J$306]))*100" office:value-type="float" office:value="55.8181570152104">
            <text:p>55.8181570152</text:p>
          </table:table-cell>
          <table:table-cell table:formula="of:=(['Raw Data'.K199]-MIN(['Raw Data'.K$2:'Raw Data'.K$306]))/(MAX(['Raw Data'.K$2:'Raw Data'.K$306])-MIN(['Raw Data'.K$2:'Raw Data'.K$306]))*100" office:value-type="float" office:value="67.2061698892027">
            <text:p>67.2061698892</text:p>
          </table:table-cell>
          <table:table-cell table:formula="of:=(['Raw Data'.L199]-MIN(['Raw Data'.L$2:'Raw Data'.L$306]))/(MAX(['Raw Data'.L$2:'Raw Data'.L$306])-MIN(['Raw Data'.L$2:'Raw Data'.L$306]))*100" office:value-type="float" office:value="64.2230399094254">
            <text:p>64.2230399094</text:p>
          </table:table-cell>
        </table:table-row>
        <table:table-row table:style-name="ro2">
          <table:table-cell table:formula="of:=(['Raw Data'.A20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0]-MIN(['Raw Data'.B$2:'Raw Data'.B$306]))/(MAX(['Raw Data'.B$2:'Raw Data'.B$306])-MIN(['Raw Data'.B$2:'Raw Data'.B$306]))*100" office:value-type="float" office:value="79.1358726549176">
            <text:p>79.1358726549</text:p>
          </table:table-cell>
          <table:table-cell table:formula="of:=(['Raw Data'.C200]-MIN(['Raw Data'.C$2:'Raw Data'.C$306]))/(MAX(['Raw Data'.C$2:'Raw Data'.C$306])-MIN(['Raw Data'.C$2:'Raw Data'.C$306]))*100" office:value-type="float" office:value="66.1914146562465">
            <text:p>66.1914146562</text:p>
          </table:table-cell>
          <table:table-cell table:formula="of:=(['Raw Data'.D200]-MIN(['Raw Data'.D$2:'Raw Data'.D$306]))/(MAX(['Raw Data'.D$2:'Raw Data'.D$306])-MIN(['Raw Data'.D$2:'Raw Data'.D$306]))*100" office:value-type="float" office:value="61.6805721096543">
            <text:p>61.6805721097</text:p>
          </table:table-cell>
          <table:table-cell table:formula="of:=(['Raw Data'.E20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0]-MIN(['Raw Data'.F$2:'Raw Data'.F$306]))/(MAX(['Raw Data'.F$2:'Raw Data'.F$306])-MIN(['Raw Data'.F$2:'Raw Data'.F$306]))*100" office:value-type="float" office:value="94.036500764282">
            <text:p>94.0365007643</text:p>
          </table:table-cell>
          <table:table-cell table:formula="of:=(['Raw Data'.G20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0]-MIN(['Raw Data'.J$2:'Raw Data'.J$306]))/(MAX(['Raw Data'.J$2:'Raw Data'.J$306])-MIN(['Raw Data'.J$2:'Raw Data'.J$306]))*100" office:value-type="float" office:value="56.4712502557807">
            <text:p>56.4712502558</text:p>
          </table:table-cell>
          <table:table-cell table:formula="of:=(['Raw Data'.K200]-MIN(['Raw Data'.K$2:'Raw Data'.K$306]))/(MAX(['Raw Data'.K$2:'Raw Data'.K$306])-MIN(['Raw Data'.K$2:'Raw Data'.K$306]))*100" office:value-type="float" office:value="67.4147295242233">
            <text:p>67.4147295242</text:p>
          </table:table-cell>
          <table:table-cell table:formula="of:=(['Raw Data'.L200]-MIN(['Raw Data'.L$2:'Raw Data'.L$306]))/(MAX(['Raw Data'.L$2:'Raw Data'.L$306])-MIN(['Raw Data'.L$2:'Raw Data'.L$306]))*100" office:value-type="float" office:value="64.3645626945938">
            <text:p>64.3645626946</text:p>
          </table:table-cell>
        </table:table-row>
        <table:table-row table:style-name="ro2">
          <table:table-cell table:formula="of:=(['Raw Data'.A20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1]-MIN(['Raw Data'.B$2:'Raw Data'.B$306]))/(MAX(['Raw Data'.B$2:'Raw Data'.B$306])-MIN(['Raw Data'.B$2:'Raw Data'.B$306]))*100" office:value-type="float" office:value="79.6048891415577">
            <text:p>79.6048891416</text:p>
          </table:table-cell>
          <table:table-cell table:formula="of:=(['Raw Data'.C201]-MIN(['Raw Data'.C$2:'Raw Data'.C$306]))/(MAX(['Raw Data'.C$2:'Raw Data'.C$306])-MIN(['Raw Data'.C$2:'Raw Data'.C$306]))*100" office:value-type="float" office:value="66.5044738928531">
            <text:p>66.5044738929</text:p>
          </table:table-cell>
          <table:table-cell table:formula="of:=(['Raw Data'.D201]-MIN(['Raw Data'.D$2:'Raw Data'.D$306]))/(MAX(['Raw Data'.D$2:'Raw Data'.D$306])-MIN(['Raw Data'.D$2:'Raw Data'.D$306]))*100" office:value-type="float" office:value="61.7997616209774">
            <text:p>61.799761621</text:p>
          </table:table-cell>
          <table:table-cell table:formula="of:=(['Raw Data'.E20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1]-MIN(['Raw Data'.F$2:'Raw Data'.F$306]))/(MAX(['Raw Data'.F$2:'Raw Data'.F$306])-MIN(['Raw Data'.F$2:'Raw Data'.F$306]))*100" office:value-type="float" office:value="93.9325668116843">
            <text:p>93.9325668117</text:p>
          </table:table-cell>
          <table:table-cell table:formula="of:=(['Raw Data'.G20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1]-MIN(['Raw Data'.J$2:'Raw Data'.J$306]))/(MAX(['Raw Data'.J$2:'Raw Data'.J$306])-MIN(['Raw Data'.J$2:'Raw Data'.J$306]))*100" office:value-type="float" office:value="56.9759907236887">
            <text:p>56.9759907237</text:p>
          </table:table-cell>
          <table:table-cell table:formula="of:=(['Raw Data'.K201]-MIN(['Raw Data'.K$2:'Raw Data'.K$306]))/(MAX(['Raw Data'.K$2:'Raw Data'.K$306])-MIN(['Raw Data'.K$2:'Raw Data'.K$306]))*100" office:value-type="float" office:value="67.5809254833804">
            <text:p>67.5809254834</text:p>
          </table:table-cell>
          <table:table-cell table:formula="of:=(['Raw Data'.L201]-MIN(['Raw Data'.L$2:'Raw Data'.L$306]))/(MAX(['Raw Data'.L$2:'Raw Data'.L$306])-MIN(['Raw Data'.L$2:'Raw Data'.L$306]))*100" office:value-type="float" office:value="64.4494763656949">
            <text:p>64.4494763657</text:p>
          </table:table-cell>
        </table:table-row>
        <table:table-row table:style-name="ro2">
          <table:table-cell table:formula="of:=(['Raw Data'.A20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2]-MIN(['Raw Data'.B$2:'Raw Data'.B$306]))/(MAX(['Raw Data'.B$2:'Raw Data'.B$306])-MIN(['Raw Data'.B$2:'Raw Data'.B$306]))*100" office:value-type="float" office:value="79.874928936896">
            <text:p>79.8749289369</text:p>
          </table:table-cell>
          <table:table-cell table:formula="of:=(['Raw Data'.C202]-MIN(['Raw Data'.C$2:'Raw Data'.C$306]))/(MAX(['Raw Data'.C$2:'Raw Data'.C$306])-MIN(['Raw Data'.C$2:'Raw Data'.C$306]))*100" office:value-type="float" office:value="66.8225167063088">
            <text:p>66.8225167063</text:p>
          </table:table-cell>
          <table:table-cell table:formula="of:=(['Raw Data'.D202]-MIN(['Raw Data'.D$2:'Raw Data'.D$306]))/(MAX(['Raw Data'.D$2:'Raw Data'.D$306])-MIN(['Raw Data'.D$2:'Raw Data'.D$306]))*100" office:value-type="float" office:value="61.7997616209774">
            <text:p>61.799761621</text:p>
          </table:table-cell>
          <table:table-cell table:formula="of:=(['Raw Data'.E20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2]-MIN(['Raw Data'.F$2:'Raw Data'.F$306]))/(MAX(['Raw Data'.F$2:'Raw Data'.F$306])-MIN(['Raw Data'.F$2:'Raw Data'.F$306]))*100" office:value-type="float" office:value="93.8189743503603">
            <text:p>93.8189743504</text:p>
          </table:table-cell>
          <table:table-cell table:formula="of:=(['Raw Data'.G20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2]-MIN(['Raw Data'.J$2:'Raw Data'.J$306]))/(MAX(['Raw Data'.J$2:'Raw Data'.J$306])-MIN(['Raw Data'.J$2:'Raw Data'.J$306]))*100" office:value-type="float" office:value="57.6205579428416">
            <text:p>57.6205579428</text:p>
          </table:table-cell>
          <table:table-cell table:formula="of:=(['Raw Data'.K202]-MIN(['Raw Data'.K$2:'Raw Data'.K$306]))/(MAX(['Raw Data'.K$2:'Raw Data'.K$306])-MIN(['Raw Data'.K$2:'Raw Data'.K$306]))*100" office:value-type="float" office:value="67.705844014773">
            <text:p>67.7058440148</text:p>
          </table:table-cell>
          <table:table-cell table:formula="of:=(['Raw Data'.L202]-MIN(['Raw Data'.L$2:'Raw Data'.L$306]))/(MAX(['Raw Data'.L$2:'Raw Data'.L$306])-MIN(['Raw Data'.L$2:'Raw Data'.L$306]))*100" office:value-type="float" office:value="64.5626945938296">
            <text:p>64.5626945938</text:p>
          </table:table-cell>
        </table:table-row>
        <table:table-row table:style-name="ro2">
          <table:table-cell table:formula="of:=(['Raw Data'.A20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3]-MIN(['Raw Data'.B$2:'Raw Data'.B$306]))/(MAX(['Raw Data'.B$2:'Raw Data'.B$306])-MIN(['Raw Data'.B$2:'Raw Data'.B$306]))*100" office:value-type="float" office:value="80.2302444570779">
            <text:p>80.2302444571</text:p>
          </table:table-cell>
          <table:table-cell table:formula="of:=(['Raw Data'.C203]-MIN(['Raw Data'.C$2:'Raw Data'.C$306]))/(MAX(['Raw Data'.C$2:'Raw Data'.C$306])-MIN(['Raw Data'.C$2:'Raw Data'.C$306]))*100" office:value-type="float" office:value="67.1373881526787">
            <text:p>67.1373881527</text:p>
          </table:table-cell>
          <table:table-cell table:formula="of:=(['Raw Data'.D203]-MIN(['Raw Data'.D$2:'Raw Data'.D$306]))/(MAX(['Raw Data'.D$2:'Raw Data'.D$306])-MIN(['Raw Data'.D$2:'Raw Data'.D$306]))*100" office:value-type="float" office:value="62.2765196662694">
            <text:p>62.2765196663</text:p>
          </table:table-cell>
          <table:table-cell table:formula="of:=(['Raw Data'.E20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3]-MIN(['Raw Data'.F$2:'Raw Data'.F$306]))/(MAX(['Raw Data'.F$2:'Raw Data'.F$306])-MIN(['Raw Data'.F$2:'Raw Data'.F$306]))*100" office:value-type="float" office:value="93.7154603329246">
            <text:p>93.7154603329</text:p>
          </table:table-cell>
          <table:table-cell table:formula="of:=(['Raw Data'.G20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3]-MIN(['Raw Data'.J$2:'Raw Data'.J$306]))/(MAX(['Raw Data'.J$2:'Raw Data'.J$306])-MIN(['Raw Data'.J$2:'Raw Data'.J$306]))*100" office:value-type="float" office:value="58.2122638292067">
            <text:p>58.2122638292</text:p>
          </table:table-cell>
          <table:table-cell table:formula="of:=(['Raw Data'.K203]-MIN(['Raw Data'.K$2:'Raw Data'.K$306]))/(MAX(['Raw Data'.K$2:'Raw Data'.K$306])-MIN(['Raw Data'.K$2:'Raw Data'.K$306]))*100" office:value-type="float" office:value="67.9632848142516">
            <text:p>67.9632848143</text:p>
          </table:table-cell>
          <table:table-cell table:formula="of:=(['Raw Data'.L203]-MIN(['Raw Data'.L$2:'Raw Data'.L$306]))/(MAX(['Raw Data'.L$2:'Raw Data'.L$306])-MIN(['Raw Data'.L$2:'Raw Data'.L$306]))*100" office:value-type="float" office:value="65.5250495329748">
            <text:p>65.525049533</text:p>
          </table:table-cell>
        </table:table-row>
        <table:table-row table:style-name="ro2">
          <table:table-cell table:formula="of:=(['Raw Data'.A20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4]-MIN(['Raw Data'.B$2:'Raw Data'.B$306]))/(MAX(['Raw Data'.B$2:'Raw Data'.B$306])-MIN(['Raw Data'.B$2:'Raw Data'.B$306]))*100" office:value-type="float" office:value="80.4718590108016">
            <text:p>80.4718590108</text:p>
          </table:table-cell>
          <table:table-cell table:formula="of:=(['Raw Data'.C204]-MIN(['Raw Data'.C$2:'Raw Data'.C$306]))/(MAX(['Raw Data'.C$2:'Raw Data'.C$306])-MIN(['Raw Data'.C$2:'Raw Data'.C$306]))*100" office:value-type="float" office:value="67.4567901234568">
            <text:p>67.4567901235</text:p>
          </table:table-cell>
          <table:table-cell table:formula="of:=(['Raw Data'.D204]-MIN(['Raw Data'.D$2:'Raw Data'.D$306]))/(MAX(['Raw Data'.D$2:'Raw Data'.D$306])-MIN(['Raw Data'.D$2:'Raw Data'.D$306]))*100" office:value-type="float" office:value="62.2765196662694">
            <text:p>62.2765196663</text:p>
          </table:table-cell>
          <table:table-cell table:formula="of:=(['Raw Data'.E20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4]-MIN(['Raw Data'.F$2:'Raw Data'.F$306]))/(MAX(['Raw Data'.F$2:'Raw Data'.F$306])-MIN(['Raw Data'.F$2:'Raw Data'.F$306]))*100" office:value-type="float" office:value="93.6064871583828">
            <text:p>93.6064871584</text:p>
          </table:table-cell>
          <table:table-cell table:formula="of:=(['Raw Data'.G20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4]-MIN(['Raw Data'.J$2:'Raw Data'.J$306]))/(MAX(['Raw Data'.J$2:'Raw Data'.J$306])-MIN(['Raw Data'.J$2:'Raw Data'.J$306]))*100" office:value-type="float" office:value="58.2122638292067">
            <text:p>58.2122638292</text:p>
          </table:table-cell>
          <table:table-cell table:formula="of:=(['Raw Data'.K204]-MIN(['Raw Data'.K$2:'Raw Data'.K$306]))/(MAX(['Raw Data'.K$2:'Raw Data'.K$306])-MIN(['Raw Data'.K$2:'Raw Data'.K$306]))*100" office:value-type="float" office:value="67.9632848142516">
            <text:p>67.9632848143</text:p>
          </table:table-cell>
          <table:table-cell table:formula="of:=(['Raw Data'.L204]-MIN(['Raw Data'.L$2:'Raw Data'.L$306]))/(MAX(['Raw Data'.L$2:'Raw Data'.L$306])-MIN(['Raw Data'.L$2:'Raw Data'.L$306]))*100" office:value-type="float" office:value="65.5250495329748">
            <text:p>65.525049533</text:p>
          </table:table-cell>
        </table:table-row>
        <table:table-row table:style-name="ro2">
          <table:table-cell table:formula="of:=(['Raw Data'.A20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5]-MIN(['Raw Data'.B$2:'Raw Data'.B$306]))/(MAX(['Raw Data'.B$2:'Raw Data'.B$306])-MIN(['Raw Data'.B$2:'Raw Data'.B$306]))*100" office:value-type="float" office:value="80.7418988061399">
            <text:p>80.7418988061</text:p>
          </table:table-cell>
          <table:table-cell table:formula="of:=(['Raw Data'.C205]-MIN(['Raw Data'.C$2:'Raw Data'.C$306]))/(MAX(['Raw Data'.C$2:'Raw Data'.C$306])-MIN(['Raw Data'.C$2:'Raw Data'.C$306]))*100" office:value-type="float" office:value="67.7757390417941">
            <text:p>67.7757390418</text:p>
          </table:table-cell>
          <table:table-cell table:formula="of:=(['Raw Data'.D205]-MIN(['Raw Data'.D$2:'Raw Data'.D$306]))/(MAX(['Raw Data'.D$2:'Raw Data'.D$306])-MIN(['Raw Data'.D$2:'Raw Data'.D$306]))*100" office:value-type="float" office:value="62.3957091775924">
            <text:p>62.3957091776</text:p>
          </table:table-cell>
          <table:table-cell table:formula="of:=(['Raw Data'.E20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5]-MIN(['Raw Data'.F$2:'Raw Data'.F$306]))/(MAX(['Raw Data'.F$2:'Raw Data'.F$306])-MIN(['Raw Data'.F$2:'Raw Data'.F$306]))*100" office:value-type="float" office:value="93.4815564476845">
            <text:p>93.4815564477</text:p>
          </table:table-cell>
          <table:table-cell table:formula="of:=(['Raw Data'.G20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5]-MIN(['Raw Data'.J$2:'Raw Data'.J$306]))/(MAX(['Raw Data'.J$2:'Raw Data'.J$306])-MIN(['Raw Data'.J$2:'Raw Data'.J$306]))*100" office:value-type="float" office:value="58.7476979742173">
            <text:p>58.7476979742</text:p>
          </table:table-cell>
          <table:table-cell table:formula="of:=(['Raw Data'.K205]-MIN(['Raw Data'.K$2:'Raw Data'.K$306]))/(MAX(['Raw Data'.K$2:'Raw Data'.K$306])-MIN(['Raw Data'.K$2:'Raw Data'.K$306]))*100" office:value-type="float" office:value="68.1892244188573">
            <text:p>68.1892244189</text:p>
          </table:table-cell>
          <table:table-cell table:formula="of:=(['Raw Data'.L205]-MIN(['Raw Data'.L$2:'Raw Data'.L$306]))/(MAX(['Raw Data'.L$2:'Raw Data'.L$306])-MIN(['Raw Data'.L$2:'Raw Data'.L$306]))*100" office:value-type="float" office:value="65.6382677611095">
            <text:p>65.6382677611</text:p>
          </table:table-cell>
        </table:table-row>
        <table:table-row table:style-name="ro2">
          <table:table-cell table:formula="of:=(['Raw Data'.A20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6]-MIN(['Raw Data'.B$2:'Raw Data'.B$306]))/(MAX(['Raw Data'.B$2:'Raw Data'.B$306])-MIN(['Raw Data'.B$2:'Raw Data'.B$306]))*100" office:value-type="float" office:value="81.1824900511654">
            <text:p>81.1824900512</text:p>
          </table:table-cell>
          <table:table-cell table:formula="of:=(['Raw Data'.C206]-MIN(['Raw Data'.C$2:'Raw Data'.C$306]))/(MAX(['Raw Data'.C$2:'Raw Data'.C$306])-MIN(['Raw Data'.C$2:'Raw Data'.C$306]))*100" office:value-type="float" office:value="68.0942349076906">
            <text:p>68.0942349077</text:p>
          </table:table-cell>
          <table:table-cell table:formula="of:=(['Raw Data'.D206]-MIN(['Raw Data'.D$2:'Raw Data'.D$306]))/(MAX(['Raw Data'.D$2:'Raw Data'.D$306])-MIN(['Raw Data'.D$2:'Raw Data'.D$306]))*100" office:value-type="float" office:value="62.4553039332539">
            <text:p>62.4553039333</text:p>
          </table:table-cell>
          <table:table-cell table:formula="of:=(['Raw Data'.E20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6]-MIN(['Raw Data'.F$2:'Raw Data'.F$306]))/(MAX(['Raw Data'.F$2:'Raw Data'.F$306])-MIN(['Raw Data'.F$2:'Raw Data'.F$306]))*100" office:value-type="float" office:value="93.3522164177851">
            <text:p>93.3522164178</text:p>
          </table:table-cell>
          <table:table-cell table:formula="of:=(['Raw Data'.G20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6]-MIN(['Raw Data'.J$2:'Raw Data'.J$306]))/(MAX(['Raw Data'.J$2:'Raw Data'.J$306])-MIN(['Raw Data'.J$2:'Raw Data'.J$306]))*100" office:value-type="float" office:value="59.2319759907237">
            <text:p>59.2319759907</text:p>
          </table:table-cell>
          <table:table-cell table:formula="of:=(['Raw Data'.K206]-MIN(['Raw Data'.K$2:'Raw Data'.K$306]))/(MAX(['Raw Data'.K$2:'Raw Data'.K$306])-MIN(['Raw Data'.K$2:'Raw Data'.K$306]))*100" office:value-type="float" office:value="68.3586791223115">
            <text:p>68.3586791223</text:p>
          </table:table-cell>
          <table:table-cell table:formula="of:=(['Raw Data'.L206]-MIN(['Raw Data'.L$2:'Raw Data'.L$306]))/(MAX(['Raw Data'.L$2:'Raw Data'.L$306])-MIN(['Raw Data'.L$2:'Raw Data'.L$306]))*100" office:value-type="float" office:value="65.7514859892443">
            <text:p>65.7514859892</text:p>
          </table:table-cell>
        </table:table-row>
        <table:table-row table:style-name="ro2">
          <table:table-cell table:formula="of:=(['Raw Data'.A20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7]-MIN(['Raw Data'.B$2:'Raw Data'.B$306]))/(MAX(['Raw Data'.B$2:'Raw Data'.B$306])-MIN(['Raw Data'.B$2:'Raw Data'.B$306]))*100" office:value-type="float" office:value="81.4098919840819">
            <text:p>81.4098919841</text:p>
          </table:table-cell>
          <table:table-cell table:formula="of:=(['Raw Data'.C207]-MIN(['Raw Data'.C$2:'Raw Data'.C$306]))/(MAX(['Raw Data'.C$2:'Raw Data'.C$306])-MIN(['Raw Data'.C$2:'Raw Data'.C$306]))*100" office:value-type="float" office:value="68.4118246687054">
            <text:p>68.4118246687</text:p>
          </table:table-cell>
          <table:table-cell table:formula="of:=(['Raw Data'.D207]-MIN(['Raw Data'.D$2:'Raw Data'.D$306]))/(MAX(['Raw Data'.D$2:'Raw Data'.D$306])-MIN(['Raw Data'.D$2:'Raw Data'.D$306]))*100" office:value-type="float" office:value="62.6340882002384">
            <text:p>62.6340882002</text:p>
          </table:table-cell>
          <table:table-cell table:formula="of:=(['Raw Data'.E20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7]-MIN(['Raw Data'.F$2:'Raw Data'.F$306]))/(MAX(['Raw Data'.F$2:'Raw Data'.F$306])-MIN(['Raw Data'.F$2:'Raw Data'.F$306]))*100" office:value-type="float" office:value="93.2421934053382">
            <text:p>93.2421934053</text:p>
          </table:table-cell>
          <table:table-cell table:formula="of:=(['Raw Data'.G20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7]-MIN(['Raw Data'.J$2:'Raw Data'.J$306]))/(MAX(['Raw Data'.J$2:'Raw Data'.J$306])-MIN(['Raw Data'.J$2:'Raw Data'.J$306]))*100" office:value-type="float" office:value="59.8680171884592">
            <text:p>59.8680171885</text:p>
          </table:table-cell>
          <table:table-cell table:formula="of:=(['Raw Data'.K207]-MIN(['Raw Data'.K$2:'Raw Data'.K$306]))/(MAX(['Raw Data'.K$2:'Raw Data'.K$306])-MIN(['Raw Data'.K$2:'Raw Data'.K$306]))*100" office:value-type="float" office:value="68.613947425592">
            <text:p>68.6139474256</text:p>
          </table:table-cell>
          <table:table-cell table:formula="of:=(['Raw Data'.L207]-MIN(['Raw Data'.L$2:'Raw Data'.L$306]))/(MAX(['Raw Data'.L$2:'Raw Data'.L$306])-MIN(['Raw Data'.L$2:'Raw Data'.L$306]))*100" office:value-type="float" office:value="65.864704217379">
            <text:p>65.8647042174</text:p>
          </table:table-cell>
        </table:table-row>
        <table:table-row table:style-name="ro2">
          <table:table-cell table:formula="of:=(['Raw Data'.A20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8]-MIN(['Raw Data'.B$2:'Raw Data'.B$306]))/(MAX(['Raw Data'.B$2:'Raw Data'.B$306])-MIN(['Raw Data'.B$2:'Raw Data'.B$306]))*100" office:value-type="float" office:value="81.6941444002274">
            <text:p>81.6941444002</text:p>
          </table:table-cell>
          <table:table-cell table:formula="of:=(['Raw Data'.C208]-MIN(['Raw Data'.C$2:'Raw Data'.C$306]))/(MAX(['Raw Data'.C$2:'Raw Data'.C$306])-MIN(['Raw Data'.C$2:'Raw Data'.C$306]))*100" office:value-type="float" office:value="68.7194472760222">
            <text:p>68.719447276</text:p>
          </table:table-cell>
          <table:table-cell table:formula="of:=(['Raw Data'.D208]-MIN(['Raw Data'.D$2:'Raw Data'.D$306]))/(MAX(['Raw Data'.D$2:'Raw Data'.D$306])-MIN(['Raw Data'.D$2:'Raw Data'.D$306]))*100" office:value-type="float" office:value="63.2300357568534">
            <text:p>63.2300357569</text:p>
          </table:table-cell>
          <table:table-cell table:formula="of:=(['Raw Data'.E20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8]-MIN(['Raw Data'.F$2:'Raw Data'.F$306]))/(MAX(['Raw Data'.F$2:'Raw Data'.F$306])-MIN(['Raw Data'.F$2:'Raw Data'.F$306]))*100" office:value-type="float" office:value="93.1298607495003">
            <text:p>93.1298607495</text:p>
          </table:table-cell>
          <table:table-cell table:formula="of:=(['Raw Data'.G20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8]-MIN(['Raw Data'.J$2:'Raw Data'.J$306]))/(MAX(['Raw Data'.J$2:'Raw Data'.J$306])-MIN(['Raw Data'.J$2:'Raw Data'.J$306]))*100" office:value-type="float" office:value="60.5398676761476">
            <text:p>60.5398676761</text:p>
          </table:table-cell>
          <table:table-cell table:formula="of:=(['Raw Data'.K208]-MIN(['Raw Data'.K$2:'Raw Data'.K$306]))/(MAX(['Raw Data'.K$2:'Raw Data'.K$306])-MIN(['Raw Data'.K$2:'Raw Data'.K$306]))*100" office:value-type="float" office:value="68.8724744731697">
            <text:p>68.8724744732</text:p>
          </table:table-cell>
          <table:table-cell table:formula="of:=(['Raw Data'.L208]-MIN(['Raw Data'.L$2:'Raw Data'.L$306]))/(MAX(['Raw Data'.L$2:'Raw Data'.L$306])-MIN(['Raw Data'.L$2:'Raw Data'.L$306]))*100" office:value-type="float" office:value="66.48740447212">
            <text:p>66.4874044721</text:p>
          </table:table-cell>
        </table:table-row>
        <table:table-row table:style-name="ro2">
          <table:table-cell table:formula="of:=(['Raw Data'.A20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09]-MIN(['Raw Data'.B$2:'Raw Data'.B$306]))/(MAX(['Raw Data'.B$2:'Raw Data'.B$306])-MIN(['Raw Data'.B$2:'Raw Data'.B$306]))*100" office:value-type="float" office:value="82.1205230244457">
            <text:p>82.1205230244</text:p>
          </table:table-cell>
          <table:table-cell table:formula="of:=(['Raw Data'.C209]-MIN(['Raw Data'.C$2:'Raw Data'.C$306]))/(MAX(['Raw Data'.C$2:'Raw Data'.C$306])-MIN(['Raw Data'.C$2:'Raw Data'.C$306]))*100" office:value-type="float" office:value="69.0302412504247">
            <text:p>69.0302412504</text:p>
          </table:table-cell>
          <table:table-cell table:formula="of:=(['Raw Data'.D209]-MIN(['Raw Data'.D$2:'Raw Data'.D$306]))/(MAX(['Raw Data'.D$2:'Raw Data'.D$306])-MIN(['Raw Data'.D$2:'Raw Data'.D$306]))*100" office:value-type="float" office:value="63.4088200238379">
            <text:p>63.4088200238</text:p>
          </table:table-cell>
          <table:table-cell table:formula="of:=(['Raw Data'.E20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09]-MIN(['Raw Data'.F$2:'Raw Data'.F$306]))/(MAX(['Raw Data'.F$2:'Raw Data'.F$306])-MIN(['Raw Data'.F$2:'Raw Data'.F$306]))*100" office:value-type="float" office:value="93.0315959215897">
            <text:p>93.0315959216</text:p>
          </table:table-cell>
          <table:table-cell table:formula="of:=(['Raw Data'.G20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0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0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09]-MIN(['Raw Data'.J$2:'Raw Data'.J$306]))/(MAX(['Raw Data'.J$2:'Raw Data'.J$306])-MIN(['Raw Data'.J$2:'Raw Data'.J$306]))*100" office:value-type="float" office:value="60.9968624241184">
            <text:p>60.9968624241</text:p>
          </table:table-cell>
          <table:table-cell table:formula="of:=(['Raw Data'.K209]-MIN(['Raw Data'.K$2:'Raw Data'.K$306]))/(MAX(['Raw Data'.K$2:'Raw Data'.K$306])-MIN(['Raw Data'.K$2:'Raw Data'.K$306]))*100" office:value-type="float" office:value="69.0332391918314">
            <text:p>69.0332391918</text:p>
          </table:table-cell>
          <table:table-cell table:formula="of:=(['Raw Data'.L209]-MIN(['Raw Data'.L$2:'Raw Data'.L$306]))/(MAX(['Raw Data'.L$2:'Raw Data'.L$306])-MIN(['Raw Data'.L$2:'Raw Data'.L$306]))*100" office:value-type="float" office:value="66.5723181432211">
            <text:p>66.5723181432</text:p>
          </table:table-cell>
        </table:table-row>
        <table:table-row table:style-name="ro2">
          <table:table-cell table:formula="of:=(['Raw Data'.A21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0]-MIN(['Raw Data'.B$2:'Raw Data'.B$306]))/(MAX(['Raw Data'.B$2:'Raw Data'.B$306])-MIN(['Raw Data'.B$2:'Raw Data'.B$306]))*100" office:value-type="float" office:value="82.4616259238204">
            <text:p>82.4616259238</text:p>
          </table:table-cell>
          <table:table-cell table:formula="of:=(['Raw Data'.C210]-MIN(['Raw Data'.C$2:'Raw Data'.C$306]))/(MAX(['Raw Data'.C$2:'Raw Data'.C$306])-MIN(['Raw Data'.C$2:'Raw Data'.C$306]))*100" office:value-type="float" office:value="69.349190168762">
            <text:p>69.3491901688</text:p>
          </table:table-cell>
          <table:table-cell table:formula="of:=(['Raw Data'.D210]-MIN(['Raw Data'.D$2:'Raw Data'.D$306]))/(MAX(['Raw Data'.D$2:'Raw Data'.D$306])-MIN(['Raw Data'.D$2:'Raw Data'.D$306]))*100" office:value-type="float" office:value="63.4684147794994">
            <text:p>63.4684147795</text:p>
          </table:table-cell>
          <table:table-cell table:formula="of:=(['Raw Data'.E21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0]-MIN(['Raw Data'.F$2:'Raw Data'.F$306]))/(MAX(['Raw Data'.F$2:'Raw Data'.F$306])-MIN(['Raw Data'.F$2:'Raw Data'.F$306]))*100" office:value-type="float" office:value="92.927871936573">
            <text:p>92.9278719366</text:p>
          </table:table-cell>
          <table:table-cell table:formula="of:=(['Raw Data'.G21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0]-MIN(['Raw Data'.J$2:'Raw Data'.J$306]))/(MAX(['Raw Data'.J$2:'Raw Data'.J$306])-MIN(['Raw Data'.J$2:'Raw Data'.J$306]))*100" office:value-type="float" office:value="61.4606779892231">
            <text:p>61.4606779892</text:p>
          </table:table-cell>
          <table:table-cell table:formula="of:=(['Raw Data'.K210]-MIN(['Raw Data'.K$2:'Raw Data'.K$306]))/(MAX(['Raw Data'.K$2:'Raw Data'.K$306])-MIN(['Raw Data'.K$2:'Raw Data'.K$306]))*100" office:value-type="float" office:value="69.1505539865305">
            <text:p>69.1505539865</text:p>
          </table:table-cell>
          <table:table-cell table:formula="of:=(['Raw Data'.L210]-MIN(['Raw Data'.L$2:'Raw Data'.L$306]))/(MAX(['Raw Data'.L$2:'Raw Data'.L$306])-MIN(['Raw Data'.L$2:'Raw Data'.L$306]))*100" office:value-type="float" office:value="66.6572318143221">
            <text:p>66.6572318143</text:p>
          </table:table-cell>
        </table:table-row>
        <table:table-row table:style-name="ro2">
          <table:table-cell table:formula="of:=(['Raw Data'.A21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1]-MIN(['Raw Data'.B$2:'Raw Data'.B$306]))/(MAX(['Raw Data'.B$2:'Raw Data'.B$306])-MIN(['Raw Data'.B$2:'Raw Data'.B$306]))*100" office:value-type="float" office:value="82.7600909607732">
            <text:p>82.7600909608</text:p>
          </table:table-cell>
          <table:table-cell table:formula="of:=(['Raw Data'.C211]-MIN(['Raw Data'.C$2:'Raw Data'.C$306]))/(MAX(['Raw Data'.C$2:'Raw Data'.C$306])-MIN(['Raw Data'.C$2:'Raw Data'.C$306]))*100" office:value-type="float" office:value="69.6681390870993">
            <text:p>69.6681390871</text:p>
          </table:table-cell>
          <table:table-cell table:formula="of:=(['Raw Data'.D211]-MIN(['Raw Data'.D$2:'Raw Data'.D$306]))/(MAX(['Raw Data'.D$2:'Raw Data'.D$306])-MIN(['Raw Data'.D$2:'Raw Data'.D$306]))*100" office:value-type="float" office:value="63.5280095351609">
            <text:p>63.5280095352</text:p>
          </table:table-cell>
          <table:table-cell table:formula="of:=(['Raw Data'.E21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1]-MIN(['Raw Data'.F$2:'Raw Data'.F$306]))/(MAX(['Raw Data'.F$2:'Raw Data'.F$306])-MIN(['Raw Data'.F$2:'Raw Data'.F$306]))*100" office:value-type="float" office:value="92.811129961534">
            <text:p>92.8111299615</text:p>
          </table:table-cell>
          <table:table-cell table:formula="of:=(['Raw Data'.G21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1]-MIN(['Raw Data'.J$2:'Raw Data'.J$306]))/(MAX(['Raw Data'.J$2:'Raw Data'.J$306])-MIN(['Raw Data'.J$2:'Raw Data'.J$306]))*100" office:value-type="float" office:value="62.0711411227065">
            <text:p>62.0711411227</text:p>
          </table:table-cell>
          <table:table-cell table:formula="of:=(['Raw Data'.K211]-MIN(['Raw Data'.K$2:'Raw Data'.K$306]))/(MAX(['Raw Data'.K$2:'Raw Data'.K$306])-MIN(['Raw Data'.K$2:'Raw Data'.K$306]))*100" office:value-type="float" office:value="69.4210297631979">
            <text:p>69.4210297632</text:p>
          </table:table-cell>
          <table:table-cell table:formula="of:=(['Raw Data'.L211]-MIN(['Raw Data'.L$2:'Raw Data'.L$306]))/(MAX(['Raw Data'.L$2:'Raw Data'.L$306])-MIN(['Raw Data'.L$2:'Raw Data'.L$306]))*100" office:value-type="float" office:value="66.7704500424568">
            <text:p>66.7704500425</text:p>
          </table:table-cell>
        </table:table-row>
        <table:table-row table:style-name="ro2">
          <table:table-cell table:formula="of:=(['Raw Data'.A21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2]-MIN(['Raw Data'.B$2:'Raw Data'.B$306]))/(MAX(['Raw Data'.B$2:'Raw Data'.B$306])-MIN(['Raw Data'.B$2:'Raw Data'.B$306]))*100" office:value-type="float" office:value="83.058555997726">
            <text:p>83.0585559977</text:p>
          </table:table-cell>
          <table:table-cell table:formula="of:=(['Raw Data'.C212]-MIN(['Raw Data'.C$2:'Raw Data'.C$306]))/(MAX(['Raw Data'.C$2:'Raw Data'.C$306])-MIN(['Raw Data'.C$2:'Raw Data'.C$306]))*100" office:value-type="float" office:value="69.986181900555">
            <text:p>69.9861819006</text:p>
          </table:table-cell>
          <table:table-cell table:formula="of:=(['Raw Data'.D212]-MIN(['Raw Data'.D$2:'Raw Data'.D$306]))/(MAX(['Raw Data'.D$2:'Raw Data'.D$306])-MIN(['Raw Data'.D$2:'Raw Data'.D$306]))*100" office:value-type="float" office:value="63.5280095351609">
            <text:p>63.5280095352</text:p>
          </table:table-cell>
          <table:table-cell table:formula="of:=(['Raw Data'.E21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2]-MIN(['Raw Data'.F$2:'Raw Data'.F$306]))/(MAX(['Raw Data'.F$2:'Raw Data'.F$306])-MIN(['Raw Data'.F$2:'Raw Data'.F$306]))*100" office:value-type="float" office:value="92.6683520064502">
            <text:p>92.6683520065</text:p>
          </table:table-cell>
          <table:table-cell table:formula="of:=(['Raw Data'.G21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2]-MIN(['Raw Data'.J$2:'Raw Data'.J$306]))/(MAX(['Raw Data'.J$2:'Raw Data'.J$306])-MIN(['Raw Data'.J$2:'Raw Data'.J$306]))*100" office:value-type="float" office:value="62.0711411227065">
            <text:p>62.0711411227</text:p>
          </table:table-cell>
          <table:table-cell table:formula="of:=(['Raw Data'.K212]-MIN(['Raw Data'.K$2:'Raw Data'.K$306]))/(MAX(['Raw Data'.K$2:'Raw Data'.K$306])-MIN(['Raw Data'.K$2:'Raw Data'.K$306]))*100" office:value-type="float" office:value="69.4210297631979">
            <text:p>69.4210297632</text:p>
          </table:table-cell>
          <table:table-cell table:formula="of:=(['Raw Data'.L212]-MIN(['Raw Data'.L$2:'Raw Data'.L$306]))/(MAX(['Raw Data'.L$2:'Raw Data'.L$306])-MIN(['Raw Data'.L$2:'Raw Data'.L$306]))*100" office:value-type="float" office:value="66.7704500424568">
            <text:p>66.7704500425</text:p>
          </table:table-cell>
        </table:table-row>
        <table:table-row table:style-name="ro2">
          <table:table-cell table:formula="of:=(['Raw Data'.A21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3]-MIN(['Raw Data'.B$2:'Raw Data'.B$306]))/(MAX(['Raw Data'.B$2:'Raw Data'.B$306])-MIN(['Raw Data'.B$2:'Raw Data'.B$306]))*100" office:value-type="float" office:value="83.3285957930642">
            <text:p>83.3285957931</text:p>
          </table:table-cell>
          <table:table-cell table:formula="of:=(['Raw Data'.C213]-MIN(['Raw Data'.C$2:'Raw Data'.C$306]))/(MAX(['Raw Data'.C$2:'Raw Data'.C$306])-MIN(['Raw Data'.C$2:'Raw Data'.C$306]))*100" office:value-type="float" office:value="70.2879148261411">
            <text:p>70.2879148261</text:p>
          </table:table-cell>
          <table:table-cell table:formula="of:=(['Raw Data'.D213]-MIN(['Raw Data'.D$2:'Raw Data'.D$306]))/(MAX(['Raw Data'.D$2:'Raw Data'.D$306])-MIN(['Raw Data'.D$2:'Raw Data'.D$306]))*100" office:value-type="float" office:value="65.8522050059595">
            <text:p>65.852205006</text:p>
          </table:table-cell>
          <table:table-cell table:formula="of:=(['Raw Data'.E21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3]-MIN(['Raw Data'.F$2:'Raw Data'.F$306]))/(MAX(['Raw Data'.F$2:'Raw Data'.F$306])-MIN(['Raw Data'.F$2:'Raw Data'.F$306]))*100" office:value-type="float" office:value="92.5209547645843">
            <text:p>92.5209547646</text:p>
          </table:table-cell>
          <table:table-cell table:formula="of:=(['Raw Data'.G21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3]-MIN(['Raw Data'.J$2:'Raw Data'.J$306]))/(MAX(['Raw Data'.J$2:'Raw Data'.J$306])-MIN(['Raw Data'.J$2:'Raw Data'.J$306]))*100" office:value-type="float" office:value="62.6219221062683">
            <text:p>62.6219221063</text:p>
          </table:table-cell>
          <table:table-cell table:formula="of:=(['Raw Data'.K213]-MIN(['Raw Data'.K$2:'Raw Data'.K$306]))/(MAX(['Raw Data'.K$2:'Raw Data'.K$306])-MIN(['Raw Data'.K$2:'Raw Data'.K$306]))*100" office:value-type="float" office:value="71.3491201390398">
            <text:p>71.349120139</text:p>
          </table:table-cell>
          <table:table-cell table:formula="of:=(['Raw Data'.L213]-MIN(['Raw Data'.L$2:'Raw Data'.L$306]))/(MAX(['Raw Data'.L$2:'Raw Data'.L$306])-MIN(['Raw Data'.L$2:'Raw Data'.L$306]))*100" office:value-type="float" office:value="67.6761958675347">
            <text:p>67.6761958675</text:p>
          </table:table-cell>
        </table:table-row>
        <table:table-row table:style-name="ro2">
          <table:table-cell table:formula="of:=(['Raw Data'.A21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4]-MIN(['Raw Data'.B$2:'Raw Data'.B$306]))/(MAX(['Raw Data'.B$2:'Raw Data'.B$306])-MIN(['Raw Data'.B$2:'Raw Data'.B$306]))*100" office:value-type="float" office:value="83.6839113132462">
            <text:p>83.6839113132</text:p>
          </table:table-cell>
          <table:table-cell table:formula="of:=(['Raw Data'.C214]-MIN(['Raw Data'.C$2:'Raw Data'.C$306]))/(MAX(['Raw Data'.C$2:'Raw Data'.C$306])-MIN(['Raw Data'.C$2:'Raw Data'.C$306]))*100" office:value-type="float" office:value="70.6018801676294">
            <text:p>70.6018801676</text:p>
          </table:table-cell>
          <table:table-cell table:formula="of:=(['Raw Data'.D214]-MIN(['Raw Data'.D$2:'Raw Data'.D$306]))/(MAX(['Raw Data'.D$2:'Raw Data'.D$306])-MIN(['Raw Data'.D$2:'Raw Data'.D$306]))*100" office:value-type="float" office:value="66.0905840286055">
            <text:p>66.0905840286</text:p>
          </table:table-cell>
          <table:table-cell table:formula="of:=(['Raw Data'.E21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4]-MIN(['Raw Data'.F$2:'Raw Data'.F$306]))/(MAX(['Raw Data'.F$2:'Raw Data'.F$306])-MIN(['Raw Data'.F$2:'Raw Data'.F$306]))*100" office:value-type="float" office:value="92.4182806174727">
            <text:p>92.4182806175</text:p>
          </table:table-cell>
          <table:table-cell table:formula="of:=(['Raw Data'.G21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4]-MIN(['Raw Data'.J$2:'Raw Data'.J$306]))/(MAX(['Raw Data'.J$2:'Raw Data'.J$306])-MIN(['Raw Data'.J$2:'Raw Data'.J$306]))*100" office:value-type="float" office:value="63.4455357751859">
            <text:p>63.4455357752</text:p>
          </table:table-cell>
          <table:table-cell table:formula="of:=(['Raw Data'.K214]-MIN(['Raw Data'.K$2:'Raw Data'.K$306]))/(MAX(['Raw Data'.K$2:'Raw Data'.K$306])-MIN(['Raw Data'.K$2:'Raw Data'.K$306]))*100" office:value-type="float" office:value="71.5424723006735">
            <text:p>71.5424723007</text:p>
          </table:table-cell>
          <table:table-cell table:formula="of:=(['Raw Data'.L214]-MIN(['Raw Data'.L$2:'Raw Data'.L$306]))/(MAX(['Raw Data'.L$2:'Raw Data'.L$306])-MIN(['Raw Data'.L$2:'Raw Data'.L$306]))*100" office:value-type="float" office:value="67.9875459949052">
            <text:p>67.9875459949</text:p>
          </table:table-cell>
        </table:table-row>
        <table:table-row table:style-name="ro2">
          <table:table-cell table:formula="of:=(['Raw Data'.A21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5]-MIN(['Raw Data'.B$2:'Raw Data'.B$306]))/(MAX(['Raw Data'.B$2:'Raw Data'.B$306])-MIN(['Raw Data'.B$2:'Raw Data'.B$306]))*100" office:value-type="float" office:value="84.0960773166572">
            <text:p>84.0960773167</text:p>
          </table:table-cell>
          <table:table-cell table:formula="of:=(['Raw Data'.C215]-MIN(['Raw Data'.C$2:'Raw Data'.C$306]))/(MAX(['Raw Data'.C$2:'Raw Data'.C$306])-MIN(['Raw Data'.C$2:'Raw Data'.C$306]))*100" office:value-type="float" office:value="70.9158455091177">
            <text:p>70.9158455091</text:p>
          </table:table-cell>
          <table:table-cell table:formula="of:=(['Raw Data'.D215]-MIN(['Raw Data'.D$2:'Raw Data'.D$306]))/(MAX(['Raw Data'.D$2:'Raw Data'.D$306])-MIN(['Raw Data'.D$2:'Raw Data'.D$306]))*100" office:value-type="float" office:value="66.150178784267">
            <text:p>66.1501787843</text:p>
          </table:table-cell>
          <table:table-cell table:formula="of:=(['Raw Data'.E21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5]-MIN(['Raw Data'.F$2:'Raw Data'.F$306]))/(MAX(['Raw Data'.F$2:'Raw Data'.F$306])-MIN(['Raw Data'.F$2:'Raw Data'.F$306]))*100" office:value-type="float" office:value="90.5756051265685">
            <text:p>90.5756051266</text:p>
          </table:table-cell>
          <table:table-cell table:formula="of:=(['Raw Data'.G21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5]-MIN(['Raw Data'.J$2:'Raw Data'.J$306]))/(MAX(['Raw Data'.J$2:'Raw Data'.J$306])-MIN(['Raw Data'.J$2:'Raw Data'.J$306]))*100" office:value-type="float" office:value="64.0304208444172">
            <text:p>64.0304208444</text:p>
          </table:table-cell>
          <table:table-cell table:formula="of:=(['Raw Data'.K215]-MIN(['Raw Data'.K$2:'Raw Data'.K$306]))/(MAX(['Raw Data'.K$2:'Raw Data'.K$306])-MIN(['Raw Data'.K$2:'Raw Data'.K$306]))*100" office:value-type="float" office:value="71.6880295459483">
            <text:p>71.6880295459</text:p>
          </table:table-cell>
          <table:table-cell table:formula="of:=(['Raw Data'.L215]-MIN(['Raw Data'.L$2:'Raw Data'.L$306]))/(MAX(['Raw Data'.L$2:'Raw Data'.L$306])-MIN(['Raw Data'.L$2:'Raw Data'.L$306]))*100" office:value-type="float" office:value="68.0724596660062">
            <text:p>68.072459666</text:p>
          </table:table-cell>
        </table:table-row>
        <table:table-row table:style-name="ro2">
          <table:table-cell table:formula="of:=(['Raw Data'.A21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6]-MIN(['Raw Data'.B$2:'Raw Data'.B$306]))/(MAX(['Raw Data'.B$2:'Raw Data'.B$306])-MIN(['Raw Data'.B$2:'Raw Data'.B$306]))*100" office:value-type="float" office:value="84.4798180784537">
            <text:p>84.4798180785</text:p>
          </table:table-cell>
          <table:table-cell table:formula="of:=(['Raw Data'.C216]-MIN(['Raw Data'.C$2:'Raw Data'.C$306]))/(MAX(['Raw Data'.C$2:'Raw Data'.C$306])-MIN(['Raw Data'.C$2:'Raw Data'.C$306]))*100" office:value-type="float" office:value="71.2289047457243">
            <text:p>71.2289047457</text:p>
          </table:table-cell>
          <table:table-cell table:formula="of:=(['Raw Data'.D216]-MIN(['Raw Data'.D$2:'Raw Data'.D$306]))/(MAX(['Raw Data'.D$2:'Raw Data'.D$306])-MIN(['Raw Data'.D$2:'Raw Data'.D$306]))*100" office:value-type="float" office:value="66.26936829559">
            <text:p>66.2693682956</text:p>
          </table:table-cell>
          <table:table-cell table:formula="of:=(['Raw Data'.E21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6]-MIN(['Raw Data'.F$2:'Raw Data'.F$306]))/(MAX(['Raw Data'.F$2:'Raw Data'.F$306])-MIN(['Raw Data'.F$2:'Raw Data'.F$306]))*100" office:value-type="float" office:value="90.5100952412947">
            <text:p>90.5100952413</text:p>
          </table:table-cell>
          <table:table-cell table:formula="of:=(['Raw Data'.G21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6]-MIN(['Raw Data'.J$2:'Raw Data'.J$306]))/(MAX(['Raw Data'.J$2:'Raw Data'.J$306])-MIN(['Raw Data'.J$2:'Raw Data'.J$306]))*100" office:value-type="float" office:value="64.5249300866244">
            <text:p>64.5249300866</text:p>
          </table:table-cell>
          <table:table-cell table:formula="of:=(['Raw Data'.K216]-MIN(['Raw Data'.K$2:'Raw Data'.K$306]))/(MAX(['Raw Data'.K$2:'Raw Data'.K$306])-MIN(['Raw Data'.K$2:'Raw Data'.K$306]))*100" office:value-type="float" office:value="71.8770367151858">
            <text:p>71.8770367152</text:p>
          </table:table-cell>
          <table:table-cell table:formula="of:=(['Raw Data'.L216]-MIN(['Raw Data'.L$2:'Raw Data'.L$306]))/(MAX(['Raw Data'.L$2:'Raw Data'.L$306])-MIN(['Raw Data'.L$2:'Raw Data'.L$306]))*100" office:value-type="float" office:value="68.185677894141">
            <text:p>68.1856778941</text:p>
          </table:table-cell>
        </table:table-row>
        <table:table-row table:style-name="ro2">
          <table:table-cell table:formula="of:=(['Raw Data'.A21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7]-MIN(['Raw Data'.B$2:'Raw Data'.B$306]))/(MAX(['Raw Data'.B$2:'Raw Data'.B$306])-MIN(['Raw Data'.B$2:'Raw Data'.B$306]))*100" office:value-type="float" office:value="84.806708357021">
            <text:p>84.806708357</text:p>
          </table:table-cell>
          <table:table-cell table:formula="of:=(['Raw Data'.C217]-MIN(['Raw Data'.C$2:'Raw Data'.C$306]))/(MAX(['Raw Data'.C$2:'Raw Data'.C$306])-MIN(['Raw Data'.C$2:'Raw Data'.C$306]))*100" office:value-type="float" office:value="71.5437761920942">
            <text:p>71.5437761921</text:p>
          </table:table-cell>
          <table:table-cell table:formula="of:=(['Raw Data'.D217]-MIN(['Raw Data'.D$2:'Raw Data'.D$306]))/(MAX(['Raw Data'.D$2:'Raw Data'.D$306])-MIN(['Raw Data'.D$2:'Raw Data'.D$306]))*100" office:value-type="float" office:value="66.26936829559">
            <text:p>66.2693682956</text:p>
          </table:table-cell>
          <table:table-cell table:formula="of:=(['Raw Data'.E21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7]-MIN(['Raw Data'.F$2:'Raw Data'.F$306]))/(MAX(['Raw Data'.F$2:'Raw Data'.F$306])-MIN(['Raw Data'.F$2:'Raw Data'.F$306]))*100" office:value-type="float" office:value="90.403011774982">
            <text:p>90.403011775</text:p>
          </table:table-cell>
          <table:table-cell table:formula="of:=(['Raw Data'.G21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7]-MIN(['Raw Data'.J$2:'Raw Data'.J$306]))/(MAX(['Raw Data'.J$2:'Raw Data'.J$306])-MIN(['Raw Data'.J$2:'Raw Data'.J$306]))*100" office:value-type="float" office:value="64.5249300866244">
            <text:p>64.5249300866</text:p>
          </table:table-cell>
          <table:table-cell table:formula="of:=(['Raw Data'.K217]-MIN(['Raw Data'.K$2:'Raw Data'.K$306]))/(MAX(['Raw Data'.K$2:'Raw Data'.K$306])-MIN(['Raw Data'.K$2:'Raw Data'.K$306]))*100" office:value-type="float" office:value="71.8770367151858">
            <text:p>71.8770367152</text:p>
          </table:table-cell>
          <table:table-cell table:formula="of:=(['Raw Data'.L217]-MIN(['Raw Data'.L$2:'Raw Data'.L$306]))/(MAX(['Raw Data'.L$2:'Raw Data'.L$306])-MIN(['Raw Data'.L$2:'Raw Data'.L$306]))*100" office:value-type="float" office:value="68.185677894141">
            <text:p>68.1856778941</text:p>
          </table:table-cell>
        </table:table-row>
        <table:table-row table:style-name="ro2">
          <table:table-cell table:formula="of:=(['Raw Data'.A21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8]-MIN(['Raw Data'.B$2:'Raw Data'.B$306]))/(MAX(['Raw Data'.B$2:'Raw Data'.B$306])-MIN(['Raw Data'.B$2:'Raw Data'.B$306]))*100" office:value-type="float" office:value="85.0909607731666">
            <text:p>85.0909607732</text:p>
          </table:table-cell>
          <table:table-cell table:formula="of:=(['Raw Data'.C218]-MIN(['Raw Data'.C$2:'Raw Data'.C$306]))/(MAX(['Raw Data'.C$2:'Raw Data'.C$306])-MIN(['Raw Data'.C$2:'Raw Data'.C$306]))*100" office:value-type="float" office:value="71.8346358591007">
            <text:p>71.8346358591</text:p>
          </table:table-cell>
          <table:table-cell table:formula="of:=(['Raw Data'.D218]-MIN(['Raw Data'.D$2:'Raw Data'.D$306]))/(MAX(['Raw Data'.D$2:'Raw Data'.D$306])-MIN(['Raw Data'.D$2:'Raw Data'.D$306]))*100" office:value-type="float" office:value="69.5470798569726">
            <text:p>69.547079857</text:p>
          </table:table-cell>
          <table:table-cell table:formula="of:=(['Raw Data'.E21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8]-MIN(['Raw Data'.F$2:'Raw Data'.F$306]))/(MAX(['Raw Data'.F$2:'Raw Data'.F$306])-MIN(['Raw Data'.F$2:'Raw Data'.F$306]))*100" office:value-type="float" office:value="90.2472158298759">
            <text:p>90.2472158299</text:p>
          </table:table-cell>
          <table:table-cell table:formula="of:=(['Raw Data'.G21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8]-MIN(['Raw Data'.J$2:'Raw Data'.J$306]))/(MAX(['Raw Data'.J$2:'Raw Data'.J$306])-MIN(['Raw Data'.J$2:'Raw Data'.J$306]))*100" office:value-type="float" office:value="66.0391514903485">
            <text:p>66.0391514903</text:p>
          </table:table-cell>
          <table:table-cell table:formula="of:=(['Raw Data'.K218]-MIN(['Raw Data'.K$2:'Raw Data'.K$306]))/(MAX(['Raw Data'.K$2:'Raw Data'.K$306])-MIN(['Raw Data'.K$2:'Raw Data'.K$306]))*100" office:value-type="float" office:value="72.7840538779057">
            <text:p>72.7840538779</text:p>
          </table:table-cell>
          <table:table-cell table:formula="of:=(['Raw Data'.L218]-MIN(['Raw Data'.L$2:'Raw Data'.L$306]))/(MAX(['Raw Data'.L$2:'Raw Data'.L$306])-MIN(['Raw Data'.L$2:'Raw Data'.L$306]))*100" office:value-type="float" office:value="70.676478913105">
            <text:p>70.6764789131</text:p>
          </table:table-cell>
        </table:table-row>
        <table:table-row table:style-name="ro2">
          <table:table-cell table:formula="of:=(['Raw Data'.A21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19]-MIN(['Raw Data'.B$2:'Raw Data'.B$306]))/(MAX(['Raw Data'.B$2:'Raw Data'.B$306])-MIN(['Raw Data'.B$2:'Raw Data'.B$306]))*100" office:value-type="float" office:value="85.4320636725412">
            <text:p>85.4320636725</text:p>
          </table:table-cell>
          <table:table-cell table:formula="of:=(['Raw Data'.C219]-MIN(['Raw Data'.C$2:'Raw Data'.C$306]))/(MAX(['Raw Data'.C$2:'Raw Data'.C$306])-MIN(['Raw Data'.C$2:'Raw Data'.C$306]))*100" office:value-type="float" office:value="72.1517725676747">
            <text:p>72.1517725677</text:p>
          </table:table-cell>
          <table:table-cell table:formula="of:=(['Raw Data'.D219]-MIN(['Raw Data'.D$2:'Raw Data'.D$306]))/(MAX(['Raw Data'.D$2:'Raw Data'.D$306])-MIN(['Raw Data'.D$2:'Raw Data'.D$306]))*100" office:value-type="float" office:value="69.7258641239571">
            <text:p>69.725864124</text:p>
          </table:table-cell>
          <table:table-cell table:formula="of:=(['Raw Data'.E21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19]-MIN(['Raw Data'.F$2:'Raw Data'.F$306]))/(MAX(['Raw Data'.F$2:'Raw Data'.F$306])-MIN(['Raw Data'.F$2:'Raw Data'.F$306]))*100" office:value-type="float" office:value="90.175616884753">
            <text:p>90.1756168848</text:p>
          </table:table-cell>
          <table:table-cell table:formula="of:=(['Raw Data'.G21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1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1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19]-MIN(['Raw Data'.J$2:'Raw Data'.J$306]))/(MAX(['Raw Data'.J$2:'Raw Data'.J$306])-MIN(['Raw Data'.J$2:'Raw Data'.J$306]))*100" office:value-type="float" office:value="66.5831116567765">
            <text:p>66.5831116568</text:p>
          </table:table-cell>
          <table:table-cell table:formula="of:=(['Raw Data'.K219]-MIN(['Raw Data'.K$2:'Raw Data'.K$306]))/(MAX(['Raw Data'.K$2:'Raw Data'.K$306])-MIN(['Raw Data'.K$2:'Raw Data'.K$306]))*100" office:value-type="float" office:value="73.06973712796">
            <text:p>73.069737128</text:p>
          </table:table-cell>
          <table:table-cell table:formula="of:=(['Raw Data'.L219]-MIN(['Raw Data'.L$2:'Raw Data'.L$306]))/(MAX(['Raw Data'.L$2:'Raw Data'.L$306])-MIN(['Raw Data'.L$2:'Raw Data'.L$306]))*100" office:value-type="float" office:value="70.7896971412397">
            <text:p>70.7896971412</text:p>
          </table:table-cell>
        </table:table-row>
        <table:table-row table:style-name="ro2">
          <table:table-cell table:formula="of:=(['Raw Data'.A22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0]-MIN(['Raw Data'.B$2:'Raw Data'.B$306]))/(MAX(['Raw Data'.B$2:'Raw Data'.B$306])-MIN(['Raw Data'.B$2:'Raw Data'.B$306]))*100" office:value-type="float" office:value="85.7447413303013">
            <text:p>85.7447413303</text:p>
          </table:table-cell>
          <table:table-cell table:formula="of:=(['Raw Data'.C220]-MIN(['Raw Data'.C$2:'Raw Data'.C$306]))/(MAX(['Raw Data'.C$2:'Raw Data'.C$306])-MIN(['Raw Data'.C$2:'Raw Data'.C$306]))*100" office:value-type="float" office:value="72.4598482274323">
            <text:p>72.4598482274</text:p>
          </table:table-cell>
          <table:table-cell table:formula="of:=(['Raw Data'.D220]-MIN(['Raw Data'.D$2:'Raw Data'.D$306]))/(MAX(['Raw Data'.D$2:'Raw Data'.D$306])-MIN(['Raw Data'.D$2:'Raw Data'.D$306]))*100" office:value-type="float" office:value="69.7854588796186">
            <text:p>69.7854588796</text:p>
          </table:table-cell>
          <table:table-cell table:formula="of:=(['Raw Data'.E22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0]-MIN(['Raw Data'.F$2:'Raw Data'.F$306]))/(MAX(['Raw Data'.F$2:'Raw Data'.F$306])-MIN(['Raw Data'.F$2:'Raw Data'.F$306]))*100" office:value-type="float" office:value="90.0391379570994">
            <text:p>90.0391379571</text:p>
          </table:table-cell>
          <table:table-cell table:formula="of:=(['Raw Data'.G22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0]-MIN(['Raw Data'.J$2:'Raw Data'.J$306]))/(MAX(['Raw Data'.J$2:'Raw Data'.J$306])-MIN(['Raw Data'.J$2:'Raw Data'.J$306]))*100" office:value-type="float" office:value="67.1151353932201">
            <text:p>67.1151353932</text:p>
          </table:table-cell>
          <table:table-cell table:formula="of:=(['Raw Data'.K220]-MIN(['Raw Data'.K$2:'Raw Data'.K$306]))/(MAX(['Raw Data'.K$2:'Raw Data'.K$306])-MIN(['Raw Data'.K$2:'Raw Data'.K$306]))*100" office:value-type="float" office:value="73.233760590919">
            <text:p>73.2337605909</text:p>
          </table:table-cell>
          <table:table-cell table:formula="of:=(['Raw Data'.L220]-MIN(['Raw Data'.L$2:'Raw Data'.L$306]))/(MAX(['Raw Data'.L$2:'Raw Data'.L$306])-MIN(['Raw Data'.L$2:'Raw Data'.L$306]))*100" office:value-type="float" office:value="70.8746108123408">
            <text:p>70.8746108123</text:p>
          </table:table-cell>
        </table:table-row>
        <table:table-row table:style-name="ro2">
          <table:table-cell table:formula="of:=(['Raw Data'.A22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1]-MIN(['Raw Data'.B$2:'Raw Data'.B$306]))/(MAX(['Raw Data'.B$2:'Raw Data'.B$306])-MIN(['Raw Data'.B$2:'Raw Data'.B$306]))*100" office:value-type="float" office:value="86.0289937464468">
            <text:p>86.0289937464</text:p>
          </table:table-cell>
          <table:table-cell table:formula="of:=(['Raw Data'.C221]-MIN(['Raw Data'.C$2:'Raw Data'.C$306]))/(MAX(['Raw Data'.C$2:'Raw Data'.C$306])-MIN(['Raw Data'.C$2:'Raw Data'.C$306]))*100" office:value-type="float" office:value="72.7765318835655">
            <text:p>72.7765318836</text:p>
          </table:table-cell>
          <table:table-cell table:formula="of:=(['Raw Data'.D221]-MIN(['Raw Data'.D$2:'Raw Data'.D$306]))/(MAX(['Raw Data'.D$2:'Raw Data'.D$306])-MIN(['Raw Data'.D$2:'Raw Data'.D$306]))*100" office:value-type="float" office:value="69.9046483909416">
            <text:p>69.9046483909</text:p>
          </table:table-cell>
          <table:table-cell table:formula="of:=(['Raw Data'.E22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1]-MIN(['Raw Data'.F$2:'Raw Data'.F$306]))/(MAX(['Raw Data'.F$2:'Raw Data'.F$306])-MIN(['Raw Data'.F$2:'Raw Data'.F$306]))*100" office:value-type="float" office:value="89.9320544907866">
            <text:p>89.9320544908</text:p>
          </table:table-cell>
          <table:table-cell table:formula="of:=(['Raw Data'.G22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1]-MIN(['Raw Data'.J$2:'Raw Data'.J$306]))/(MAX(['Raw Data'.J$2:'Raw Data'.J$306])-MIN(['Raw Data'.J$2:'Raw Data'.J$306]))*100" office:value-type="float" office:value="67.7801650637746">
            <text:p>67.7801650638</text:p>
          </table:table-cell>
          <table:table-cell table:formula="of:=(['Raw Data'.K221]-MIN(['Raw Data'.K$2:'Raw Data'.K$306]))/(MAX(['Raw Data'.K$2:'Raw Data'.K$306])-MIN(['Raw Data'.K$2:'Raw Data'.K$306]))*100" office:value-type="float" office:value="73.4640451879209">
            <text:p>73.4640451879</text:p>
          </table:table-cell>
          <table:table-cell table:formula="of:=(['Raw Data'.L221]-MIN(['Raw Data'.L$2:'Raw Data'.L$306]))/(MAX(['Raw Data'.L$2:'Raw Data'.L$306])-MIN(['Raw Data'.L$2:'Raw Data'.L$306]))*100" office:value-type="float" office:value="71.0161335975092">
            <text:p>71.0161335975</text:p>
          </table:table-cell>
        </table:table-row>
        <table:table-row table:style-name="ro2">
          <table:table-cell table:formula="of:=(['Raw Data'.A22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2]-MIN(['Raw Data'.B$2:'Raw Data'.B$306]))/(MAX(['Raw Data'.B$2:'Raw Data'.B$306])-MIN(['Raw Data'.B$2:'Raw Data'.B$306]))*100" office:value-type="float" office:value="86.3700966458215">
            <text:p>86.3700966458</text:p>
          </table:table-cell>
          <table:table-cell table:formula="of:=(['Raw Data'.C222]-MIN(['Raw Data'.C$2:'Raw Data'.C$306]))/(MAX(['Raw Data'.C$2:'Raw Data'.C$306])-MIN(['Raw Data'.C$2:'Raw Data'.C$306]))*100" office:value-type="float" office:value="73.0945746970212">
            <text:p>73.094574697</text:p>
          </table:table-cell>
          <table:table-cell table:formula="of:=(['Raw Data'.D222]-MIN(['Raw Data'.D$2:'Raw Data'.D$306]))/(MAX(['Raw Data'.D$2:'Raw Data'.D$306])-MIN(['Raw Data'.D$2:'Raw Data'.D$306]))*100" office:value-type="float" office:value="69.9642431466031">
            <text:p>69.9642431466</text:p>
          </table:table-cell>
          <table:table-cell table:formula="of:=(['Raw Data'.E22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2]-MIN(['Raw Data'.F$2:'Raw Data'.F$306]))/(MAX(['Raw Data'.F$2:'Raw Data'.F$306])-MIN(['Raw Data'.F$2:'Raw Data'.F$306]))*100" office:value-type="float" office:value="89.8258108947978">
            <text:p>89.8258108948</text:p>
          </table:table-cell>
          <table:table-cell table:formula="of:=(['Raw Data'.G22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2]-MIN(['Raw Data'.J$2:'Raw Data'.J$306]))/(MAX(['Raw Data'.J$2:'Raw Data'.J$306])-MIN(['Raw Data'.J$2:'Raw Data'.J$306]))*100" office:value-type="float" office:value="68.5014664756838">
            <text:p>68.5014664757</text:p>
          </table:table-cell>
          <table:table-cell table:formula="of:=(['Raw Data'.K222]-MIN(['Raw Data'.K$2:'Raw Data'.K$306]))/(MAX(['Raw Data'.K$2:'Raw Data'.K$306])-MIN(['Raw Data'.K$2:'Raw Data'.K$306]))*100" office:value-type="float" office:value="73.5846187269172">
            <text:p>73.5846187269</text:p>
          </table:table-cell>
          <table:table-cell table:formula="of:=(['Raw Data'.L222]-MIN(['Raw Data'.L$2:'Raw Data'.L$306]))/(MAX(['Raw Data'.L$2:'Raw Data'.L$306])-MIN(['Raw Data'.L$2:'Raw Data'.L$306]))*100" office:value-type="float" office:value="71.1576563826776">
            <text:p>71.1576563827</text:p>
          </table:table-cell>
        </table:table-row>
        <table:table-row table:style-name="ro2">
          <table:table-cell table:formula="of:=(['Raw Data'.A22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3]-MIN(['Raw Data'.B$2:'Raw Data'.B$306]))/(MAX(['Raw Data'.B$2:'Raw Data'.B$306])-MIN(['Raw Data'.B$2:'Raw Data'.B$306]))*100" office:value-type="float" office:value="86.6827743035816">
            <text:p>86.6827743036</text:p>
          </table:table-cell>
          <table:table-cell table:formula="of:=(['Raw Data'.C223]-MIN(['Raw Data'.C$2:'Raw Data'.C$306]))/(MAX(['Raw Data'.C$2:'Raw Data'.C$306])-MIN(['Raw Data'.C$2:'Raw Data'.C$306]))*100" office:value-type="float" office:value="73.4103522482727">
            <text:p>73.4103522483</text:p>
          </table:table-cell>
          <table:table-cell table:formula="of:=(['Raw Data'.D223]-MIN(['Raw Data'.D$2:'Raw Data'.D$306]))/(MAX(['Raw Data'.D$2:'Raw Data'.D$306])-MIN(['Raw Data'.D$2:'Raw Data'.D$306]))*100" office:value-type="float" office:value="70.3814064362336">
            <text:p>70.3814064362</text:p>
          </table:table-cell>
          <table:table-cell table:formula="of:=(['Raw Data'.E22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3]-MIN(['Raw Data'.F$2:'Raw Data'.F$306]))/(MAX(['Raw Data'.F$2:'Raw Data'.F$306])-MIN(['Raw Data'.F$2:'Raw Data'.F$306]))*100" office:value-type="float" office:value="89.6288613038147">
            <text:p>89.6288613038</text:p>
          </table:table-cell>
          <table:table-cell table:formula="of:=(['Raw Data'.G22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3]-MIN(['Raw Data'.J$2:'Raw Data'.J$306]))/(MAX(['Raw Data'.J$2:'Raw Data'.J$306])-MIN(['Raw Data'.J$2:'Raw Data'.J$306]))*100" office:value-type="float" office:value="69.1272764477184">
            <text:p>69.1272764477</text:p>
          </table:table-cell>
          <table:table-cell table:formula="of:=(['Raw Data'.K223]-MIN(['Raw Data'.K$2:'Raw Data'.K$306]))/(MAX(['Raw Data'.K$2:'Raw Data'.K$306])-MIN(['Raw Data'.K$2:'Raw Data'.K$306]))*100" office:value-type="float" office:value="73.7888333695416">
            <text:p>73.7888333695</text:p>
          </table:table-cell>
          <table:table-cell table:formula="of:=(['Raw Data'.L223]-MIN(['Raw Data'.L$2:'Raw Data'.L$306]))/(MAX(['Raw Data'.L$2:'Raw Data'.L$306])-MIN(['Raw Data'.L$2:'Raw Data'.L$306]))*100" office:value-type="float" office:value="71.8086611944523">
            <text:p>71.8086611945</text:p>
          </table:table-cell>
        </table:table-row>
        <table:table-row table:style-name="ro2">
          <table:table-cell table:formula="of:=(['Raw Data'.A22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4]-MIN(['Raw Data'.B$2:'Raw Data'.B$306]))/(MAX(['Raw Data'.B$2:'Raw Data'.B$306])-MIN(['Raw Data'.B$2:'Raw Data'.B$306]))*100" office:value-type="float" office:value="87.0665150653781">
            <text:p>87.0665150654</text:p>
          </table:table-cell>
          <table:table-cell table:formula="of:=(['Raw Data'.C224]-MIN(['Raw Data'.C$2:'Raw Data'.C$306]))/(MAX(['Raw Data'.C$2:'Raw Data'.C$306])-MIN(['Raw Data'.C$2:'Raw Data'.C$306]))*100" office:value-type="float" office:value="73.7229584324386">
            <text:p>73.7229584324</text:p>
          </table:table-cell>
          <table:table-cell table:formula="of:=(['Raw Data'.D224]-MIN(['Raw Data'.D$2:'Raw Data'.D$306]))/(MAX(['Raw Data'.D$2:'Raw Data'.D$306])-MIN(['Raw Data'.D$2:'Raw Data'.D$306]))*100" office:value-type="float" office:value="70.3814064362336">
            <text:p>70.3814064362</text:p>
          </table:table-cell>
          <table:table-cell table:formula="of:=(['Raw Data'.E22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4]-MIN(['Raw Data'.F$2:'Raw Data'.F$306]))/(MAX(['Raw Data'.F$2:'Raw Data'.F$306])-MIN(['Raw Data'.F$2:'Raw Data'.F$306]))*100" office:value-type="float" office:value="89.563771353703">
            <text:p>89.5637713537</text:p>
          </table:table-cell>
          <table:table-cell table:formula="of:=(['Raw Data'.G22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4]-MIN(['Raw Data'.J$2:'Raw Data'.J$306]))/(MAX(['Raw Data'.J$2:'Raw Data'.J$306])-MIN(['Raw Data'.J$2:'Raw Data'.J$306]))*100" office:value-type="float" office:value="69.1272764477184">
            <text:p>69.1272764477</text:p>
          </table:table-cell>
          <table:table-cell table:formula="of:=(['Raw Data'.K224]-MIN(['Raw Data'.K$2:'Raw Data'.K$306]))/(MAX(['Raw Data'.K$2:'Raw Data'.K$306])-MIN(['Raw Data'.K$2:'Raw Data'.K$306]))*100" office:value-type="float" office:value="73.7888333695416">
            <text:p>73.7888333695</text:p>
          </table:table-cell>
          <table:table-cell table:formula="of:=(['Raw Data'.L224]-MIN(['Raw Data'.L$2:'Raw Data'.L$306]))/(MAX(['Raw Data'.L$2:'Raw Data'.L$306])-MIN(['Raw Data'.L$2:'Raw Data'.L$306]))*100" office:value-type="float" office:value="71.8086611944523">
            <text:p>71.8086611945</text:p>
          </table:table-cell>
        </table:table-row>
        <table:table-row table:style-name="ro2">
          <table:table-cell table:formula="of:=(['Raw Data'.A22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5]-MIN(['Raw Data'.B$2:'Raw Data'.B$306]))/(MAX(['Raw Data'.B$2:'Raw Data'.B$306])-MIN(['Raw Data'.B$2:'Raw Data'.B$306]))*100" office:value-type="float" office:value="87.4076179647527">
            <text:p>87.4076179648</text:p>
          </table:table-cell>
          <table:table-cell table:formula="of:=(['Raw Data'.C225]-MIN(['Raw Data'.C$2:'Raw Data'.C$306]))/(MAX(['Raw Data'.C$2:'Raw Data'.C$306])-MIN(['Raw Data'.C$2:'Raw Data'.C$306]))*100" office:value-type="float" office:value="74.0391890361309">
            <text:p>74.0391890361</text:p>
          </table:table-cell>
          <table:table-cell table:formula="of:=(['Raw Data'.D225]-MIN(['Raw Data'.D$2:'Raw Data'.D$306]))/(MAX(['Raw Data'.D$2:'Raw Data'.D$306])-MIN(['Raw Data'.D$2:'Raw Data'.D$306]))*100" office:value-type="float" office:value="70.6197854588796">
            <text:p>70.6197854589</text:p>
          </table:table-cell>
          <table:table-cell table:formula="of:=(['Raw Data'.E22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5]-MIN(['Raw Data'.F$2:'Raw Data'.F$306]))/(MAX(['Raw Data'.F$2:'Raw Data'.F$306])-MIN(['Raw Data'.F$2:'Raw Data'.F$306]))*100" office:value-type="float" office:value="89.3941175482506">
            <text:p>89.3941175483</text:p>
          </table:table-cell>
          <table:table-cell table:formula="of:=(['Raw Data'.G22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5]-MIN(['Raw Data'.J$2:'Raw Data'.J$306]))/(MAX(['Raw Data'.J$2:'Raw Data'.J$306])-MIN(['Raw Data'.J$2:'Raw Data'.J$306]))*100" office:value-type="float" office:value="70.0395607393766">
            <text:p>70.0395607394</text:p>
          </table:table-cell>
          <table:table-cell table:formula="of:=(['Raw Data'.K225]-MIN(['Raw Data'.K$2:'Raw Data'.K$306]))/(MAX(['Raw Data'.K$2:'Raw Data'.K$306])-MIN(['Raw Data'.K$2:'Raw Data'.K$306]))*100" office:value-type="float" office:value="74.2548338040408">
            <text:p>74.254833804</text:p>
          </table:table-cell>
          <table:table-cell table:formula="of:=(['Raw Data'.L225]-MIN(['Raw Data'.L$2:'Raw Data'.L$306]))/(MAX(['Raw Data'.L$2:'Raw Data'.L$306])-MIN(['Raw Data'.L$2:'Raw Data'.L$306]))*100" office:value-type="float" office:value="72.0634022077554">
            <text:p>72.0634022078</text:p>
          </table:table-cell>
        </table:table-row>
        <table:table-row table:style-name="ro2">
          <table:table-cell table:formula="of:=(['Raw Data'.A22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6]-MIN(['Raw Data'.B$2:'Raw Data'.B$306]))/(MAX(['Raw Data'.B$2:'Raw Data'.B$306])-MIN(['Raw Data'.B$2:'Raw Data'.B$306]))*100" office:value-type="float" office:value="87.8482092097783">
            <text:p>87.8482092098</text:p>
          </table:table-cell>
          <table:table-cell table:formula="of:=(['Raw Data'.C226]-MIN(['Raw Data'.C$2:'Raw Data'.C$306]))/(MAX(['Raw Data'.C$2:'Raw Data'.C$306])-MIN(['Raw Data'.C$2:'Raw Data'.C$306]))*100" office:value-type="float" office:value="74.3499830105335">
            <text:p>74.3499830105</text:p>
          </table:table-cell>
          <table:table-cell table:formula="of:=(['Raw Data'.D226]-MIN(['Raw Data'.D$2:'Raw Data'.D$306]))/(MAX(['Raw Data'.D$2:'Raw Data'.D$306])-MIN(['Raw Data'.D$2:'Raw Data'.D$306]))*100" office:value-type="float" office:value="70.6793802145411">
            <text:p>70.6793802145</text:p>
          </table:table-cell>
          <table:table-cell table:formula="of:=(['Raw Data'.E22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6]-MIN(['Raw Data'.F$2:'Raw Data'.F$306]))/(MAX(['Raw Data'.F$2:'Raw Data'.F$306])-MIN(['Raw Data'.F$2:'Raw Data'.F$306]))*100" office:value-type="float" office:value="89.3277677926528">
            <text:p>89.3277677927</text:p>
          </table:table-cell>
          <table:table-cell table:formula="of:=(['Raw Data'.G22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6]-MIN(['Raw Data'.J$2:'Raw Data'.J$306]))/(MAX(['Raw Data'.J$2:'Raw Data'.J$306])-MIN(['Raw Data'.J$2:'Raw Data'.J$306]))*100" office:value-type="float" office:value="70.3345610804174">
            <text:p>70.3345610804</text:p>
          </table:table-cell>
          <table:table-cell table:formula="of:=(['Raw Data'.K226]-MIN(['Raw Data'.K$2:'Raw Data'.K$306]))/(MAX(['Raw Data'.K$2:'Raw Data'.K$306])-MIN(['Raw Data'.K$2:'Raw Data'.K$306]))*100" office:value-type="float" office:value="74.389528568325">
            <text:p>74.3895285683</text:p>
          </table:table-cell>
          <table:table-cell table:formula="of:=(['Raw Data'.L226]-MIN(['Raw Data'.L$2:'Raw Data'.L$306]))/(MAX(['Raw Data'.L$2:'Raw Data'.L$306])-MIN(['Raw Data'.L$2:'Raw Data'.L$306]))*100" office:value-type="float" office:value="72.1200113218228">
            <text:p>72.1200113218</text:p>
          </table:table-cell>
        </table:table-row>
        <table:table-row table:style-name="ro2">
          <table:table-cell table:formula="of:=(['Raw Data'.A22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7]-MIN(['Raw Data'.B$2:'Raw Data'.B$306]))/(MAX(['Raw Data'.B$2:'Raw Data'.B$306])-MIN(['Raw Data'.B$2:'Raw Data'.B$306]))*100" office:value-type="float" office:value="88.0045480386583">
            <text:p>88.0045480387</text:p>
          </table:table-cell>
          <table:table-cell table:formula="of:=(['Raw Data'.C227]-MIN(['Raw Data'.C$2:'Raw Data'.C$306]))/(MAX(['Raw Data'.C$2:'Raw Data'.C$306])-MIN(['Raw Data'.C$2:'Raw Data'.C$306]))*100" office:value-type="float" office:value="74.6566995129686">
            <text:p>74.656699513</text:p>
          </table:table-cell>
          <table:table-cell table:formula="of:=(['Raw Data'.D227]-MIN(['Raw Data'.D$2:'Raw Data'.D$306]))/(MAX(['Raw Data'.D$2:'Raw Data'.D$306])-MIN(['Raw Data'.D$2:'Raw Data'.D$306]))*100" office:value-type="float" office:value="70.7985697258641">
            <text:p>70.7985697259</text:p>
          </table:table-cell>
          <table:table-cell table:formula="of:=(['Raw Data'.E22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7]-MIN(['Raw Data'.F$2:'Raw Data'.F$306]))/(MAX(['Raw Data'.F$2:'Raw Data'.F$306])-MIN(['Raw Data'.F$2:'Raw Data'.F$306]))*100" office:value-type="float" office:value="89.2473502091277">
            <text:p>89.2473502091</text:p>
          </table:table-cell>
          <table:table-cell table:formula="of:=(['Raw Data'.G22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7]-MIN(['Raw Data'.J$2:'Raw Data'.J$306]))/(MAX(['Raw Data'.J$2:'Raw Data'.J$306])-MIN(['Raw Data'.J$2:'Raw Data'.J$306]))*100" office:value-type="float" office:value="71.0848509651456">
            <text:p>71.0848509651</text:p>
          </table:table-cell>
          <table:table-cell table:formula="of:=(['Raw Data'.K227]-MIN(['Raw Data'.K$2:'Raw Data'.K$306]))/(MAX(['Raw Data'.K$2:'Raw Data'.K$306])-MIN(['Raw Data'.K$2:'Raw Data'.K$306]))*100" office:value-type="float" office:value="75.0282424505757">
            <text:p>75.0282424506</text:p>
          </table:table-cell>
          <table:table-cell table:formula="of:=(['Raw Data'.L227]-MIN(['Raw Data'.L$2:'Raw Data'.L$306]))/(MAX(['Raw Data'.L$2:'Raw Data'.L$306])-MIN(['Raw Data'.L$2:'Raw Data'.L$306]))*100" office:value-type="float" office:value="72.4879705632607">
            <text:p>72.4879705633</text:p>
          </table:table-cell>
        </table:table-row>
        <table:table-row table:style-name="ro2">
          <table:table-cell table:formula="of:=(['Raw Data'.A22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8]-MIN(['Raw Data'.B$2:'Raw Data'.B$306]))/(MAX(['Raw Data'.B$2:'Raw Data'.B$306])-MIN(['Raw Data'.B$2:'Raw Data'.B$306]))*100" office:value-type="float" office:value="88.0613985218874">
            <text:p>88.0613985219</text:p>
          </table:table-cell>
          <table:table-cell table:formula="of:=(['Raw Data'.C228]-MIN(['Raw Data'.C$2:'Raw Data'.C$306]))/(MAX(['Raw Data'.C$2:'Raw Data'.C$306])-MIN(['Raw Data'.C$2:'Raw Data'.C$306]))*100" office:value-type="float" office:value="74.9634160154038">
            <text:p>74.9634160154</text:p>
          </table:table-cell>
          <table:table-cell table:formula="of:=(['Raw Data'.D228]-MIN(['Raw Data'.D$2:'Raw Data'.D$306]))/(MAX(['Raw Data'.D$2:'Raw Data'.D$306])-MIN(['Raw Data'.D$2:'Raw Data'.D$306]))*100" office:value-type="float" office:value="71.7520858164482">
            <text:p>71.7520858164</text:p>
          </table:table-cell>
          <table:table-cell table:formula="of:=(['Raw Data'.E22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8]-MIN(['Raw Data'.F$2:'Raw Data'.F$306]))/(MAX(['Raw Data'.F$2:'Raw Data'.F$306])-MIN(['Raw Data'.F$2:'Raw Data'.F$306]))*100" office:value-type="float" office:value="89.2460904036417">
            <text:p>89.2460904036</text:p>
          </table:table-cell>
          <table:table-cell table:formula="of:=(['Raw Data'.G22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8]-MIN(['Raw Data'.J$2:'Raw Data'.J$306]))/(MAX(['Raw Data'.J$2:'Raw Data'.J$306])-MIN(['Raw Data'.J$2:'Raw Data'.J$306]))*100" office:value-type="float" office:value="71.6748516472273">
            <text:p>71.6748516472</text:p>
          </table:table-cell>
          <table:table-cell table:formula="of:=(['Raw Data'.K228]-MIN(['Raw Data'.K$2:'Raw Data'.K$306]))/(MAX(['Raw Data'.K$2:'Raw Data'.K$306])-MIN(['Raw Data'.K$2:'Raw Data'.K$306]))*100" office:value-type="float" office:value="75.6626113404302">
            <text:p>75.6626113404</text:p>
          </table:table-cell>
          <table:table-cell table:formula="of:=(['Raw Data'.L228]-MIN(['Raw Data'.L$2:'Raw Data'.L$306]))/(MAX(['Raw Data'.L$2:'Raw Data'.L$306])-MIN(['Raw Data'.L$2:'Raw Data'.L$306]))*100" office:value-type="float" office:value="73.3937163883385">
            <text:p>73.3937163883</text:p>
          </table:table-cell>
        </table:table-row>
        <table:table-row table:style-name="ro2">
          <table:table-cell table:formula="of:=(['Raw Data'.A22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29]-MIN(['Raw Data'.B$2:'Raw Data'.B$306]))/(MAX(['Raw Data'.B$2:'Raw Data'.B$306])-MIN(['Raw Data'.B$2:'Raw Data'.B$306]))*100" office:value-type="float" office:value="88.1182490051165">
            <text:p>88.1182490051</text:p>
          </table:table-cell>
          <table:table-cell table:formula="of:=(['Raw Data'.C229]-MIN(['Raw Data'.C$2:'Raw Data'.C$306]))/(MAX(['Raw Data'.C$2:'Raw Data'.C$306])-MIN(['Raw Data'.C$2:'Raw Data'.C$306]))*100" office:value-type="float" office:value="75.275116094688">
            <text:p>75.2751160947</text:p>
          </table:table-cell>
          <table:table-cell table:formula="of:=(['Raw Data'.D229]-MIN(['Raw Data'.D$2:'Raw Data'.D$306]))/(MAX(['Raw Data'.D$2:'Raw Data'.D$306])-MIN(['Raw Data'.D$2:'Raw Data'.D$306]))*100" office:value-type="float" office:value="71.7520858164482">
            <text:p>71.7520858164</text:p>
          </table:table-cell>
          <table:table-cell table:formula="of:=(['Raw Data'.E22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29]-MIN(['Raw Data'.F$2:'Raw Data'.F$306]))/(MAX(['Raw Data'.F$2:'Raw Data'.F$306])-MIN(['Raw Data'.F$2:'Raw Data'.F$306]))*100" office:value-type="float" office:value="89.2372717652394">
            <text:p>89.2372717652</text:p>
          </table:table-cell>
          <table:table-cell table:formula="of:=(['Raw Data'.G22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2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2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29]-MIN(['Raw Data'.J$2:'Raw Data'.J$306]))/(MAX(['Raw Data'.J$2:'Raw Data'.J$306])-MIN(['Raw Data'.J$2:'Raw Data'.J$306]))*100" office:value-type="float" office:value="71.6748516472273">
            <text:p>71.6748516472</text:p>
          </table:table-cell>
          <table:table-cell table:formula="of:=(['Raw Data'.K229]-MIN(['Raw Data'.K$2:'Raw Data'.K$306]))/(MAX(['Raw Data'.K$2:'Raw Data'.K$306])-MIN(['Raw Data'.K$2:'Raw Data'.K$306]))*100" office:value-type="float" office:value="75.6626113404302">
            <text:p>75.6626113404</text:p>
          </table:table-cell>
          <table:table-cell table:formula="of:=(['Raw Data'.L229]-MIN(['Raw Data'.L$2:'Raw Data'.L$306]))/(MAX(['Raw Data'.L$2:'Raw Data'.L$306])-MIN(['Raw Data'.L$2:'Raw Data'.L$306]))*100" office:value-type="float" office:value="73.3937163883385">
            <text:p>73.3937163883</text:p>
          </table:table-cell>
        </table:table-row>
        <table:table-row table:style-name="ro2">
          <table:table-cell table:formula="of:=(['Raw Data'.A23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0]-MIN(['Raw Data'.B$2:'Raw Data'.B$306]))/(MAX(['Raw Data'.B$2:'Raw Data'.B$306])-MIN(['Raw Data'.B$2:'Raw Data'.B$306]))*100" office:value-type="float" office:value="88.4167140420694">
            <text:p>88.4167140421</text:p>
          </table:table-cell>
          <table:table-cell table:formula="of:=(['Raw Data'.C230]-MIN(['Raw Data'.C$2:'Raw Data'.C$306]))/(MAX(['Raw Data'.C$2:'Raw Data'.C$306])-MIN(['Raw Data'.C$2:'Raw Data'.C$306]))*100" office:value-type="float" office:value="75.5736776531884">
            <text:p>75.5736776532</text:p>
          </table:table-cell>
          <table:table-cell table:formula="of:=(['Raw Data'.D230]-MIN(['Raw Data'.D$2:'Raw Data'.D$306]))/(MAX(['Raw Data'.D$2:'Raw Data'.D$306])-MIN(['Raw Data'.D$2:'Raw Data'.D$306]))*100" office:value-type="float" office:value="72.4672228843862">
            <text:p>72.4672228844</text:p>
          </table:table-cell>
          <table:table-cell table:formula="of:=(['Raw Data'.E23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0]-MIN(['Raw Data'.F$2:'Raw Data'.F$306]))/(MAX(['Raw Data'.F$2:'Raw Data'.F$306])-MIN(['Raw Data'.F$2:'Raw Data'.F$306]))*100" office:value-type="float" office:value="89.0060974585524">
            <text:p>89.0060974586</text:p>
          </table:table-cell>
          <table:table-cell table:formula="of:=(['Raw Data'.G23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0]-MIN(['Raw Data'.J$2:'Raw Data'.J$306]))/(MAX(['Raw Data'.J$2:'Raw Data'.J$306])-MIN(['Raw Data'.J$2:'Raw Data'.J$306]))*100" office:value-type="float" office:value="72.4200259191051">
            <text:p>72.4200259191</text:p>
          </table:table-cell>
          <table:table-cell table:formula="of:=(['Raw Data'.K230]-MIN(['Raw Data'.K$2:'Raw Data'.K$306]))/(MAX(['Raw Data'.K$2:'Raw Data'.K$306])-MIN(['Raw Data'.K$2:'Raw Data'.K$306]))*100" office:value-type="float" office:value="76.6424071257875">
            <text:p>76.6424071258</text:p>
          </table:table-cell>
          <table:table-cell table:formula="of:=(['Raw Data'.L230]-MIN(['Raw Data'.L$2:'Raw Data'.L$306]))/(MAX(['Raw Data'.L$2:'Raw Data'.L$306])-MIN(['Raw Data'.L$2:'Raw Data'.L$306]))*100" office:value-type="float" office:value="73.9315029719785">
            <text:p>73.931502972</text:p>
          </table:table-cell>
        </table:table-row>
        <table:table-row table:style-name="ro2">
          <table:table-cell table:formula="of:=(['Raw Data'.A23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1]-MIN(['Raw Data'.B$2:'Raw Data'.B$306]))/(MAX(['Raw Data'.B$2:'Raw Data'.B$306])-MIN(['Raw Data'.B$2:'Raw Data'.B$306]))*100" office:value-type="float" office:value="88.757816941444">
            <text:p>88.7578169414</text:p>
          </table:table-cell>
          <table:table-cell table:formula="of:=(['Raw Data'.C231]-MIN(['Raw Data'.C$2:'Raw Data'.C$306]))/(MAX(['Raw Data'.C$2:'Raw Data'.C$306])-MIN(['Raw Data'.C$2:'Raw Data'.C$306]))*100" office:value-type="float" office:value="75.841431645713">
            <text:p>75.8414316457</text:p>
          </table:table-cell>
          <table:table-cell table:formula="of:=(['Raw Data'.D231]-MIN(['Raw Data'.D$2:'Raw Data'.D$306]))/(MAX(['Raw Data'.D$2:'Raw Data'.D$306])-MIN(['Raw Data'.D$2:'Raw Data'.D$306]))*100" office:value-type="float" office:value="78.1883194278903">
            <text:p>78.1883194279</text:p>
          </table:table-cell>
          <table:table-cell table:formula="of:=(['Raw Data'.E23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1]-MIN(['Raw Data'.F$2:'Raw Data'.F$306]))/(MAX(['Raw Data'.F$2:'Raw Data'.F$306])-MIN(['Raw Data'.F$2:'Raw Data'.F$306]))*100" office:value-type="float" office:value="89.0886147178876">
            <text:p>89.0886147179</text:p>
          </table:table-cell>
          <table:table-cell table:formula="of:=(['Raw Data'.G23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1]-MIN(['Raw Data'.J$2:'Raw Data'.J$306]))/(MAX(['Raw Data'.J$2:'Raw Data'.J$306])-MIN(['Raw Data'.J$2:'Raw Data'.J$306]))*100" office:value-type="float" office:value="76.8876611418048">
            <text:p>76.8876611418</text:p>
          </table:table-cell>
          <table:table-cell table:formula="of:=(['Raw Data'.K231]-MIN(['Raw Data'.K$2:'Raw Data'.K$306]))/(MAX(['Raw Data'.K$2:'Raw Data'.K$306])-MIN(['Raw Data'.K$2:'Raw Data'.K$306]))*100" office:value-type="float" office:value="77.3886595698458">
            <text:p>77.3886595698</text:p>
          </table:table-cell>
          <table:table-cell table:formula="of:=(['Raw Data'.L231]-MIN(['Raw Data'.L$2:'Raw Data'.L$306]))/(MAX(['Raw Data'.L$2:'Raw Data'.L$306])-MIN(['Raw Data'.L$2:'Raw Data'.L$306]))*100" office:value-type="float" office:value="74.780639682989">
            <text:p>74.780639683</text:p>
          </table:table-cell>
        </table:table-row>
        <table:table-row table:style-name="ro2">
          <table:table-cell table:formula="of:=(['Raw Data'.A23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2]-MIN(['Raw Data'.B$2:'Raw Data'.B$306]))/(MAX(['Raw Data'.B$2:'Raw Data'.B$306])-MIN(['Raw Data'.B$2:'Raw Data'.B$306]))*100" office:value-type="float" office:value="89.0420693575895">
            <text:p>89.0420693576</text:p>
          </table:table-cell>
          <table:table-cell table:formula="of:=(['Raw Data'.C232]-MIN(['Raw Data'.C$2:'Raw Data'.C$306]))/(MAX(['Raw Data'.C$2:'Raw Data'.C$306])-MIN(['Raw Data'.C$2:'Raw Data'.C$306]))*100" office:value-type="float" office:value="76.1440706761808">
            <text:p>76.1440706762</text:p>
          </table:table-cell>
          <table:table-cell table:formula="of:=(['Raw Data'.D232]-MIN(['Raw Data'.D$2:'Raw Data'.D$306]))/(MAX(['Raw Data'.D$2:'Raw Data'.D$306])-MIN(['Raw Data'.D$2:'Raw Data'.D$306]))*100" office:value-type="float" office:value="78.3671036948749">
            <text:p>78.3671036949</text:p>
          </table:table-cell>
          <table:table-cell table:formula="of:=(['Raw Data'.E23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2]-MIN(['Raw Data'.F$2:'Raw Data'.F$306]))/(MAX(['Raw Data'.F$2:'Raw Data'.F$306])-MIN(['Raw Data'.F$2:'Raw Data'.F$306]))*100" office:value-type="float" office:value="89.0172257403457">
            <text:p>89.0172257403</text:p>
          </table:table-cell>
          <table:table-cell table:formula="of:=(['Raw Data'.G23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2]-MIN(['Raw Data'.J$2:'Raw Data'.J$306]))/(MAX(['Raw Data'.J$2:'Raw Data'.J$306])-MIN(['Raw Data'.J$2:'Raw Data'.J$306]))*100" office:value-type="float" office:value="77.5219971352568">
            <text:p>77.5219971353</text:p>
          </table:table-cell>
          <table:table-cell table:formula="of:=(['Raw Data'.K232]-MIN(['Raw Data'.K$2:'Raw Data'.K$306]))/(MAX(['Raw Data'.K$2:'Raw Data'.K$306])-MIN(['Raw Data'.K$2:'Raw Data'.K$306]))*100" office:value-type="float" office:value="77.6439278731262">
            <text:p>77.6439278731</text:p>
          </table:table-cell>
          <table:table-cell table:formula="of:=(['Raw Data'.L232]-MIN(['Raw Data'.L$2:'Raw Data'.L$306]))/(MAX(['Raw Data'.L$2:'Raw Data'.L$306])-MIN(['Raw Data'.L$2:'Raw Data'.L$306]))*100" office:value-type="float" office:value="74.9221624681574">
            <text:p>74.9221624682</text:p>
          </table:table-cell>
        </table:table-row>
        <table:table-row table:style-name="ro2">
          <table:table-cell table:formula="of:=(['Raw Data'.A23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3]-MIN(['Raw Data'.B$2:'Raw Data'.B$306]))/(MAX(['Raw Data'.B$2:'Raw Data'.B$306])-MIN(['Raw Data'.B$2:'Raw Data'.B$306]))*100" office:value-type="float" office:value="89.1273450824332">
            <text:p>89.1273450824</text:p>
          </table:table-cell>
          <table:table-cell table:formula="of:=(['Raw Data'.C233]-MIN(['Raw Data'.C$2:'Raw Data'.C$306]))/(MAX(['Raw Data'.C$2:'Raw Data'.C$306])-MIN(['Raw Data'.C$2:'Raw Data'.C$306]))*100" office:value-type="float" office:value="76.45305244082">
            <text:p>76.4530524408</text:p>
          </table:table-cell>
          <table:table-cell table:formula="of:=(['Raw Data'.D233]-MIN(['Raw Data'.D$2:'Raw Data'.D$306]))/(MAX(['Raw Data'.D$2:'Raw Data'.D$306])-MIN(['Raw Data'.D$2:'Raw Data'.D$306]))*100" office:value-type="float" office:value="78.7246722288439">
            <text:p>78.7246722288</text:p>
          </table:table-cell>
          <table:table-cell table:formula="of:=(['Raw Data'.E23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3]-MIN(['Raw Data'.F$2:'Raw Data'.F$306]))/(MAX(['Raw Data'.F$2:'Raw Data'.F$306])-MIN(['Raw Data'.F$2:'Raw Data'.F$306]))*100" office:value-type="float" office:value="89.0029479448373">
            <text:p>89.0029479448</text:p>
          </table:table-cell>
          <table:table-cell table:formula="of:=(['Raw Data'.G23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3]-MIN(['Raw Data'.J$2:'Raw Data'.J$306]))/(MAX(['Raw Data'.J$2:'Raw Data'.J$306])-MIN(['Raw Data'.J$2:'Raw Data'.J$306]))*100" office:value-type="float" office:value="77.5970261237296">
            <text:p>77.5970261237</text:p>
          </table:table-cell>
          <table:table-cell table:formula="of:=(['Raw Data'.K233]-MIN(['Raw Data'.K$2:'Raw Data'.K$306]))/(MAX(['Raw Data'.K$2:'Raw Data'.K$306])-MIN(['Raw Data'.K$2:'Raw Data'.K$306]))*100" office:value-type="float" office:value="77.6678253313057">
            <text:p>77.6678253313</text:p>
          </table:table-cell>
          <table:table-cell table:formula="of:=(['Raw Data'.L233]-MIN(['Raw Data'.L$2:'Raw Data'.L$306]))/(MAX(['Raw Data'.L$2:'Raw Data'.L$306])-MIN(['Raw Data'.L$2:'Raw Data'.L$306]))*100" office:value-type="float" office:value="75.5448627228984">
            <text:p>75.5448627229</text:p>
          </table:table-cell>
        </table:table-row>
        <table:table-row table:style-name="ro2">
          <table:table-cell table:formula="of:=(['Raw Data'.A23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4]-MIN(['Raw Data'.B$2:'Raw Data'.B$306]))/(MAX(['Raw Data'.B$2:'Raw Data'.B$306])-MIN(['Raw Data'.B$2:'Raw Data'.B$306]))*100" office:value-type="float" office:value="89.3973848777715">
            <text:p>89.3973848778</text:p>
          </table:table-cell>
          <table:table-cell table:formula="of:=(['Raw Data'.C234]-MIN(['Raw Data'.C$2:'Raw Data'.C$306]))/(MAX(['Raw Data'.C$2:'Raw Data'.C$306])-MIN(['Raw Data'.C$2:'Raw Data'.C$306]))*100" office:value-type="float" office:value="76.7665647298675">
            <text:p>76.7665647299</text:p>
          </table:table-cell>
          <table:table-cell table:formula="of:=(['Raw Data'.D234]-MIN(['Raw Data'.D$2:'Raw Data'.D$306]))/(MAX(['Raw Data'.D$2:'Raw Data'.D$306])-MIN(['Raw Data'.D$2:'Raw Data'.D$306]))*100" office:value-type="float" office:value="78.7842669845054">
            <text:p>78.7842669845</text:p>
          </table:table-cell>
          <table:table-cell table:formula="of:=(['Raw Data'.E23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4]-MIN(['Raw Data'.F$2:'Raw Data'.F$306]))/(MAX(['Raw Data'.F$2:'Raw Data'.F$306])-MIN(['Raw Data'.F$2:'Raw Data'.F$306]))*100" office:value-type="float" office:value="88.9748122889826">
            <text:p>88.974812289</text:p>
          </table:table-cell>
          <table:table-cell table:formula="of:=(['Raw Data'.G23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4]-MIN(['Raw Data'.J$2:'Raw Data'.J$306]))/(MAX(['Raw Data'.J$2:'Raw Data'.J$306])-MIN(['Raw Data'.J$2:'Raw Data'.J$306]))*100" office:value-type="float" office:value="78.1648591501262">
            <text:p>78.1648591501</text:p>
          </table:table-cell>
          <table:table-cell table:formula="of:=(['Raw Data'.K234]-MIN(['Raw Data'.K$2:'Raw Data'.K$306]))/(MAX(['Raw Data'.K$2:'Raw Data'.K$306])-MIN(['Raw Data'.K$2:'Raw Data'.K$306]))*100" office:value-type="float" office:value="78.9973930045622">
            <text:p>78.9973930046</text:p>
          </table:table-cell>
          <table:table-cell table:formula="of:=(['Raw Data'.L234]-MIN(['Raw Data'.L$2:'Raw Data'.L$306]))/(MAX(['Raw Data'.L$2:'Raw Data'.L$306])-MIN(['Raw Data'.L$2:'Raw Data'.L$306]))*100" office:value-type="float" office:value="76.0543447495047">
            <text:p>76.0543447495</text:p>
          </table:table-cell>
        </table:table-row>
        <table:table-row table:style-name="ro2">
          <table:table-cell table:formula="of:=(['Raw Data'.A23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5]-MIN(['Raw Data'.B$2:'Raw Data'.B$306]))/(MAX(['Raw Data'.B$2:'Raw Data'.B$306])-MIN(['Raw Data'.B$2:'Raw Data'.B$306]))*100" office:value-type="float" office:value="89.6674246731097">
            <text:p>89.6674246731</text:p>
          </table:table-cell>
          <table:table-cell table:formula="of:=(['Raw Data'.C235]-MIN(['Raw Data'.C$2:'Raw Data'.C$306]))/(MAX(['Raw Data'.C$2:'Raw Data'.C$306])-MIN(['Raw Data'.C$2:'Raw Data'.C$306]))*100" office:value-type="float" office:value="77.07735870427">
            <text:p>77.0773587043</text:p>
          </table:table-cell>
          <table:table-cell table:formula="of:=(['Raw Data'.D235]-MIN(['Raw Data'.D$2:'Raw Data'.D$306]))/(MAX(['Raw Data'.D$2:'Raw Data'.D$306])-MIN(['Raw Data'.D$2:'Raw Data'.D$306]))*100" office:value-type="float" office:value="78.7842669845054">
            <text:p>78.7842669845</text:p>
          </table:table-cell>
          <table:table-cell table:formula="of:=(['Raw Data'.E23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5]-MIN(['Raw Data'.F$2:'Raw Data'.F$306]))/(MAX(['Raw Data'.F$2:'Raw Data'.F$306])-MIN(['Raw Data'.F$2:'Raw Data'.F$306]))*100" office:value-type="float" office:value="88.9057329548318">
            <text:p>88.9057329548</text:p>
          </table:table-cell>
          <table:table-cell table:formula="of:=(['Raw Data'.G23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5]-MIN(['Raw Data'.J$2:'Raw Data'.J$306]))/(MAX(['Raw Data'.J$2:'Raw Data'.J$306])-MIN(['Raw Data'.J$2:'Raw Data'.J$306]))*100" office:value-type="float" office:value="78.1648591501262">
            <text:p>78.1648591501</text:p>
          </table:table-cell>
          <table:table-cell table:formula="of:=(['Raw Data'.K235]-MIN(['Raw Data'.K$2:'Raw Data'.K$306]))/(MAX(['Raw Data'.K$2:'Raw Data'.K$306])-MIN(['Raw Data'.K$2:'Raw Data'.K$306]))*100" office:value-type="float" office:value="78.9973930045622">
            <text:p>78.9973930046</text:p>
          </table:table-cell>
          <table:table-cell table:formula="of:=(['Raw Data'.L235]-MIN(['Raw Data'.L$2:'Raw Data'.L$306]))/(MAX(['Raw Data'.L$2:'Raw Data'.L$306])-MIN(['Raw Data'.L$2:'Raw Data'.L$306]))*100" office:value-type="float" office:value="76.0543447495047">
            <text:p>76.0543447495</text:p>
          </table:table-cell>
        </table:table-row>
        <table:table-row table:style-name="ro2">
          <table:table-cell table:formula="of:=(['Raw Data'.A23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6]-MIN(['Raw Data'.B$2:'Raw Data'.B$306]))/(MAX(['Raw Data'.B$2:'Raw Data'.B$306])-MIN(['Raw Data'.B$2:'Raw Data'.B$306]))*100" office:value-type="float" office:value="89.8095508811825">
            <text:p>89.8095508812</text:p>
          </table:table-cell>
          <table:table-cell table:formula="of:=(['Raw Data'.C236]-MIN(['Raw Data'.C$2:'Raw Data'.C$306]))/(MAX(['Raw Data'.C$2:'Raw Data'.C$306])-MIN(['Raw Data'.C$2:'Raw Data'.C$306]))*100" office:value-type="float" office:value="77.3867935213501">
            <text:p>77.3867935214</text:p>
          </table:table-cell>
          <table:table-cell table:formula="of:=(['Raw Data'.D236]-MIN(['Raw Data'.D$2:'Raw Data'.D$306]))/(MAX(['Raw Data'.D$2:'Raw Data'.D$306])-MIN(['Raw Data'.D$2:'Raw Data'.D$306]))*100" office:value-type="float" office:value="79.5589988081049">
            <text:p>79.5589988081</text:p>
          </table:table-cell>
          <table:table-cell table:formula="of:=(['Raw Data'.E23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6]-MIN(['Raw Data'.F$2:'Raw Data'.F$306]))/(MAX(['Raw Data'.F$2:'Raw Data'.F$306])-MIN(['Raw Data'.F$2:'Raw Data'.F$306]))*100" office:value-type="float" office:value="88.8356037827759">
            <text:p>88.8356037828</text:p>
          </table:table-cell>
          <table:table-cell table:formula="of:=(['Raw Data'.G23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6]-MIN(['Raw Data'.J$2:'Raw Data'.J$306]))/(MAX(['Raw Data'.J$2:'Raw Data'.J$306])-MIN(['Raw Data'.J$2:'Raw Data'.J$306]))*100" office:value-type="float" office:value="78.7736170793261">
            <text:p>78.7736170793</text:p>
          </table:table-cell>
          <table:table-cell table:formula="of:=(['Raw Data'.K236]-MIN(['Raw Data'.K$2:'Raw Data'.K$306]))/(MAX(['Raw Data'.K$2:'Raw Data'.K$306])-MIN(['Raw Data'.K$2:'Raw Data'.K$306]))*100" office:value-type="float" office:value="79.7903541168803">
            <text:p>79.7903541169</text:p>
          </table:table-cell>
          <table:table-cell table:formula="of:=(['Raw Data'.L236]-MIN(['Raw Data'.L$2:'Raw Data'.L$306]))/(MAX(['Raw Data'.L$2:'Raw Data'.L$306])-MIN(['Raw Data'.L$2:'Raw Data'.L$306]))*100" office:value-type="float" office:value="76.4789131050099">
            <text:p>76.478913105</text:p>
          </table:table-cell>
        </table:table-row>
        <table:table-row table:style-name="ro2">
          <table:table-cell table:formula="of:=(['Raw Data'.A23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7]-MIN(['Raw Data'.B$2:'Raw Data'.B$306]))/(MAX(['Raw Data'.B$2:'Raw Data'.B$306])-MIN(['Raw Data'.B$2:'Raw Data'.B$306]))*100" office:value-type="float" office:value="90.193291642979">
            <text:p>90.193291643</text:p>
          </table:table-cell>
          <table:table-cell table:formula="of:=(['Raw Data'.C237]-MIN(['Raw Data'.C$2:'Raw Data'.C$306]))/(MAX(['Raw Data'.C$2:'Raw Data'.C$306])-MIN(['Raw Data'.C$2:'Raw Data'.C$306]))*100" office:value-type="float" office:value="77.7039302299241">
            <text:p>77.7039302299</text:p>
          </table:table-cell>
          <table:table-cell table:formula="of:=(['Raw Data'.D237]-MIN(['Raw Data'.D$2:'Raw Data'.D$306]))/(MAX(['Raw Data'.D$2:'Raw Data'.D$306])-MIN(['Raw Data'.D$2:'Raw Data'.D$306]))*100" office:value-type="float" office:value="79.5589988081049">
            <text:p>79.5589988081</text:p>
          </table:table-cell>
          <table:table-cell table:formula="of:=(['Raw Data'.E23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7]-MIN(['Raw Data'.F$2:'Raw Data'.F$306]))/(MAX(['Raw Data'.F$2:'Raw Data'.F$306])-MIN(['Raw Data'.F$2:'Raw Data'.F$306]))*100" office:value-type="float" office:value="88.7566559723179">
            <text:p>88.7566559723</text:p>
          </table:table-cell>
          <table:table-cell table:formula="of:=(['Raw Data'.G23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7]-MIN(['Raw Data'.J$2:'Raw Data'.J$306]))/(MAX(['Raw Data'.J$2:'Raw Data'.J$306])-MIN(['Raw Data'.J$2:'Raw Data'.J$306]))*100" office:value-type="float" office:value="78.7736170793261">
            <text:p>78.7736170793</text:p>
          </table:table-cell>
          <table:table-cell table:formula="of:=(['Raw Data'.K237]-MIN(['Raw Data'.K$2:'Raw Data'.K$306]))/(MAX(['Raw Data'.K$2:'Raw Data'.K$306])-MIN(['Raw Data'.K$2:'Raw Data'.K$306]))*100" office:value-type="float" office:value="79.7903541168803">
            <text:p>79.7903541169</text:p>
          </table:table-cell>
          <table:table-cell table:formula="of:=(['Raw Data'.L237]-MIN(['Raw Data'.L$2:'Raw Data'.L$306]))/(MAX(['Raw Data'.L$2:'Raw Data'.L$306])-MIN(['Raw Data'.L$2:'Raw Data'.L$306]))*100" office:value-type="float" office:value="76.4789131050099">
            <text:p>76.478913105</text:p>
          </table:table-cell>
        </table:table-row>
        <table:table-row table:style-name="ro2">
          <table:table-cell table:formula="of:=(['Raw Data'.A23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8]-MIN(['Raw Data'.B$2:'Raw Data'.B$306]))/(MAX(['Raw Data'.B$2:'Raw Data'.B$306])-MIN(['Raw Data'.B$2:'Raw Data'.B$306]))*100" office:value-type="float" office:value="90.3354178510517">
            <text:p>90.3354178511</text:p>
          </table:table-cell>
          <table:table-cell table:formula="of:=(['Raw Data'.C238]-MIN(['Raw Data'.C$2:'Raw Data'.C$306]))/(MAX(['Raw Data'.C$2:'Raw Data'.C$306])-MIN(['Raw Data'.C$2:'Raw Data'.C$306]))*100" office:value-type="float" office:value="78.0070223128327">
            <text:p>78.0070223128</text:p>
          </table:table-cell>
          <table:table-cell table:formula="of:=(['Raw Data'.D238]-MIN(['Raw Data'.D$2:'Raw Data'.D$306]))/(MAX(['Raw Data'.D$2:'Raw Data'.D$306])-MIN(['Raw Data'.D$2:'Raw Data'.D$306]))*100" office:value-type="float" office:value="80.6912991656734">
            <text:p>80.6912991657</text:p>
          </table:table-cell>
          <table:table-cell table:formula="of:=(['Raw Data'.E23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8]-MIN(['Raw Data'.F$2:'Raw Data'.F$306]))/(MAX(['Raw Data'.F$2:'Raw Data'.F$306])-MIN(['Raw Data'.F$2:'Raw Data'.F$306]))*100" office:value-type="float" office:value="88.7035341743235">
            <text:p>88.7035341743</text:p>
          </table:table-cell>
          <table:table-cell table:formula="of:=(['Raw Data'.G23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8]-MIN(['Raw Data'.J$2:'Raw Data'.J$306]))/(MAX(['Raw Data'.J$2:'Raw Data'.J$306])-MIN(['Raw Data'.J$2:'Raw Data'.J$306]))*100" office:value-type="float" office:value="79.418184298479">
            <text:p>79.4181842985</text:p>
          </table:table-cell>
          <table:table-cell table:formula="of:=(['Raw Data'.K238]-MIN(['Raw Data'.K$2:'Raw Data'.K$306]))/(MAX(['Raw Data'.K$2:'Raw Data'.K$306])-MIN(['Raw Data'.K$2:'Raw Data'.K$306]))*100" office:value-type="float" office:value="80.1846621768412">
            <text:p>80.1846621768</text:p>
          </table:table-cell>
          <table:table-cell table:formula="of:=(['Raw Data'.L238]-MIN(['Raw Data'.L$2:'Raw Data'.L$306]))/(MAX(['Raw Data'.L$2:'Raw Data'.L$306])-MIN(['Raw Data'.L$2:'Raw Data'.L$306]))*100" office:value-type="float" office:value="77.8658363996604">
            <text:p>77.8658363997</text:p>
          </table:table-cell>
        </table:table-row>
        <table:table-row table:style-name="ro2">
          <table:table-cell table:formula="of:=(['Raw Data'.A23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39]-MIN(['Raw Data'.B$2:'Raw Data'.B$306]))/(MAX(['Raw Data'.B$2:'Raw Data'.B$306])-MIN(['Raw Data'.B$2:'Raw Data'.B$306]))*100" office:value-type="float" office:value="90.5628197839682">
            <text:p>90.562819784</text:p>
          </table:table-cell>
          <table:table-cell table:formula="of:=(['Raw Data'.C239]-MIN(['Raw Data'.C$2:'Raw Data'.C$306]))/(MAX(['Raw Data'.C$2:'Raw Data'.C$306])-MIN(['Raw Data'.C$2:'Raw Data'.C$306]))*100" office:value-type="float" office:value="78.3241590214067">
            <text:p>78.3241590214</text:p>
          </table:table-cell>
          <table:table-cell table:formula="of:=(['Raw Data'.D239]-MIN(['Raw Data'.D$2:'Raw Data'.D$306]))/(MAX(['Raw Data'.D$2:'Raw Data'.D$306])-MIN(['Raw Data'.D$2:'Raw Data'.D$306]))*100" office:value-type="float" office:value="80.8104886769964">
            <text:p>80.810488677</text:p>
          </table:table-cell>
          <table:table-cell table:formula="of:=(['Raw Data'.E23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39]-MIN(['Raw Data'.F$2:'Raw Data'.F$306]))/(MAX(['Raw Data'.F$2:'Raw Data'.F$306])-MIN(['Raw Data'.F$2:'Raw Data'.F$306]))*100" office:value-type="float" office:value="88.5683150521559">
            <text:p>88.5683150522</text:p>
          </table:table-cell>
          <table:table-cell table:formula="of:=(['Raw Data'.G23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3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3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39]-MIN(['Raw Data'.J$2:'Raw Data'.J$306]))/(MAX(['Raw Data'.J$2:'Raw Data'.J$306])-MIN(['Raw Data'.J$2:'Raw Data'.J$306]))*100" office:value-type="float" office:value="80.0559307004979">
            <text:p>80.0559307005</text:p>
          </table:table-cell>
          <table:table-cell table:formula="of:=(['Raw Data'.K239]-MIN(['Raw Data'.K$2:'Raw Data'.K$306]))/(MAX(['Raw Data'.K$2:'Raw Data'.K$306])-MIN(['Raw Data'.K$2:'Raw Data'.K$306]))*100" office:value-type="float" office:value="80.5985227025853">
            <text:p>80.5985227026</text:p>
          </table:table-cell>
          <table:table-cell table:formula="of:=(['Raw Data'.L239]-MIN(['Raw Data'.L$2:'Raw Data'.L$306]))/(MAX(['Raw Data'.L$2:'Raw Data'.L$306])-MIN(['Raw Data'.L$2:'Raw Data'.L$306]))*100" office:value-type="float" office:value="78.1205774129635">
            <text:p>78.120577413</text:p>
          </table:table-cell>
        </table:table-row>
        <table:table-row table:style-name="ro2">
          <table:table-cell table:formula="of:=(['Raw Data'.A24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0]-MIN(['Raw Data'.B$2:'Raw Data'.B$306]))/(MAX(['Raw Data'.B$2:'Raw Data'.B$306])-MIN(['Raw Data'.B$2:'Raw Data'.B$306]))*100" office:value-type="float" office:value="90.8754974417283">
            <text:p>90.8754974417</text:p>
          </table:table-cell>
          <table:table-cell table:formula="of:=(['Raw Data'.C240]-MIN(['Raw Data'.C$2:'Raw Data'.C$306]))/(MAX(['Raw Data'.C$2:'Raw Data'.C$306])-MIN(['Raw Data'.C$2:'Raw Data'.C$306]))*100" office:value-type="float" office:value="78.6403896250991">
            <text:p>78.6403896251</text:p>
          </table:table-cell>
          <table:table-cell table:formula="of:=(['Raw Data'.D240]-MIN(['Raw Data'.D$2:'Raw Data'.D$306]))/(MAX(['Raw Data'.D$2:'Raw Data'.D$306])-MIN(['Raw Data'.D$2:'Raw Data'.D$306]))*100" office:value-type="float" office:value="80.9296781883194">
            <text:p>80.9296781883</text:p>
          </table:table-cell>
          <table:table-cell table:formula="of:=(['Raw Data'.E24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0]-MIN(['Raw Data'.F$2:'Raw Data'.F$306]))/(MAX(['Raw Data'.F$2:'Raw Data'.F$306])-MIN(['Raw Data'.F$2:'Raw Data'.F$306]))*100" office:value-type="float" office:value="88.4627013589102">
            <text:p>88.4627013589</text:p>
          </table:table-cell>
          <table:table-cell table:formula="of:=(['Raw Data'.G24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0]-MIN(['Raw Data'.J$2:'Raw Data'.J$306]))/(MAX(['Raw Data'.J$2:'Raw Data'.J$306])-MIN(['Raw Data'.J$2:'Raw Data'.J$306]))*100" office:value-type="float" office:value="80.5112202441853">
            <text:p>80.5112202442</text:p>
          </table:table-cell>
          <table:table-cell table:formula="of:=(['Raw Data'.K240]-MIN(['Raw Data'.K$2:'Raw Data'.K$306]))/(MAX(['Raw Data'.K$2:'Raw Data'.K$306])-MIN(['Raw Data'.K$2:'Raw Data'.K$306]))*100" office:value-type="float" office:value="80.8114273300022">
            <text:p>80.81142733</text:p>
          </table:table-cell>
          <table:table-cell table:formula="of:=(['Raw Data'.L240]-MIN(['Raw Data'.L$2:'Raw Data'.L$306]))/(MAX(['Raw Data'.L$2:'Raw Data'.L$306])-MIN(['Raw Data'.L$2:'Raw Data'.L$306]))*100" office:value-type="float" office:value="78.2337956410982">
            <text:p>78.2337956411</text:p>
          </table:table-cell>
        </table:table-row>
        <table:table-row table:style-name="ro2">
          <table:table-cell table:formula="of:=(['Raw Data'.A24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1]-MIN(['Raw Data'.B$2:'Raw Data'.B$306]))/(MAX(['Raw Data'.B$2:'Raw Data'.B$306])-MIN(['Raw Data'.B$2:'Raw Data'.B$306]))*100" office:value-type="float" office:value="91.117111995452">
            <text:p>91.1171119955</text:p>
          </table:table-cell>
          <table:table-cell table:formula="of:=(['Raw Data'.C241]-MIN(['Raw Data'.C$2:'Raw Data'.C$306]))/(MAX(['Raw Data'.C$2:'Raw Data'.C$306])-MIN(['Raw Data'.C$2:'Raw Data'.C$306]))*100" office:value-type="float" office:value="78.9588854909956">
            <text:p>78.958885491</text:p>
          </table:table-cell>
          <table:table-cell table:formula="of:=(['Raw Data'.D241]-MIN(['Raw Data'.D$2:'Raw Data'.D$306]))/(MAX(['Raw Data'.D$2:'Raw Data'.D$306])-MIN(['Raw Data'.D$2:'Raw Data'.D$306]))*100" office:value-type="float" office:value="80.9296781883194">
            <text:p>80.9296781883</text:p>
          </table:table-cell>
          <table:table-cell table:formula="of:=(['Raw Data'.E24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1]-MIN(['Raw Data'.F$2:'Raw Data'.F$306]))/(MAX(['Raw Data'.F$2:'Raw Data'.F$306])-MIN(['Raw Data'.F$2:'Raw Data'.F$306]))*100" office:value-type="float" office:value="88.416298523508">
            <text:p>88.4162985235</text:p>
          </table:table-cell>
          <table:table-cell table:formula="of:=(['Raw Data'.G24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1]-MIN(['Raw Data'.J$2:'Raw Data'.J$306]))/(MAX(['Raw Data'.J$2:'Raw Data'.J$306])-MIN(['Raw Data'.J$2:'Raw Data'.J$306]))*100" office:value-type="float" office:value="80.5112202441853">
            <text:p>80.5112202442</text:p>
          </table:table-cell>
          <table:table-cell table:formula="of:=(['Raw Data'.K241]-MIN(['Raw Data'.K$2:'Raw Data'.K$306]))/(MAX(['Raw Data'.K$2:'Raw Data'.K$306])-MIN(['Raw Data'.K$2:'Raw Data'.K$306]))*100" office:value-type="float" office:value="80.8114273300022">
            <text:p>80.81142733</text:p>
          </table:table-cell>
          <table:table-cell table:formula="of:=(['Raw Data'.L241]-MIN(['Raw Data'.L$2:'Raw Data'.L$306]))/(MAX(['Raw Data'.L$2:'Raw Data'.L$306])-MIN(['Raw Data'.L$2:'Raw Data'.L$306]))*100" office:value-type="float" office:value="78.2337956410982">
            <text:p>78.2337956411</text:p>
          </table:table-cell>
        </table:table-row>
        <table:table-row table:style-name="ro2">
          <table:table-cell table:formula="of:=(['Raw Data'.A24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2]-MIN(['Raw Data'.B$2:'Raw Data'.B$306]))/(MAX(['Raw Data'.B$2:'Raw Data'.B$306])-MIN(['Raw Data'.B$2:'Raw Data'.B$306]))*100" office:value-type="float" office:value="91.4013644115975">
            <text:p>91.4013644116</text:p>
          </table:table-cell>
          <table:table-cell table:formula="of:=(['Raw Data'.C242]-MIN(['Raw Data'.C$2:'Raw Data'.C$306]))/(MAX(['Raw Data'.C$2:'Raw Data'.C$306])-MIN(['Raw Data'.C$2:'Raw Data'.C$306]))*100" office:value-type="float" office:value="79.2746630422471">
            <text:p>79.2746630422</text:p>
          </table:table-cell>
          <table:table-cell table:formula="of:=(['Raw Data'.D242]-MIN(['Raw Data'.D$2:'Raw Data'.D$306]))/(MAX(['Raw Data'.D$2:'Raw Data'.D$306])-MIN(['Raw Data'.D$2:'Raw Data'.D$306]))*100" office:value-type="float" office:value="81.2872467222885">
            <text:p>81.2872467223</text:p>
          </table:table-cell>
          <table:table-cell table:formula="of:=(['Raw Data'.E24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2]-MIN(['Raw Data'.F$2:'Raw Data'.F$306]))/(MAX(['Raw Data'.F$2:'Raw Data'.F$306])-MIN(['Raw Data'.F$2:'Raw Data'.F$306]))*100" office:value-type="float" office:value="88.2703710547091">
            <text:p>88.2703710547</text:p>
          </table:table-cell>
          <table:table-cell table:formula="of:=(['Raw Data'.G24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2]-MIN(['Raw Data'.J$2:'Raw Data'.J$306]))/(MAX(['Raw Data'.J$2:'Raw Data'.J$306])-MIN(['Raw Data'.J$2:'Raw Data'.J$306]))*100" office:value-type="float" office:value="81.1677238933224">
            <text:p>81.1677238933</text:p>
          </table:table-cell>
          <table:table-cell table:formula="of:=(['Raw Data'.K242]-MIN(['Raw Data'.K$2:'Raw Data'.K$306]))/(MAX(['Raw Data'.K$2:'Raw Data'.K$306])-MIN(['Raw Data'.K$2:'Raw Data'.K$306]))*100" office:value-type="float" office:value="81.0178144688247">
            <text:p>81.0178144688</text:p>
          </table:table-cell>
          <table:table-cell table:formula="of:=(['Raw Data'.L242]-MIN(['Raw Data'.L$2:'Raw Data'.L$306]))/(MAX(['Raw Data'.L$2:'Raw Data'.L$306])-MIN(['Raw Data'.L$2:'Raw Data'.L$306]))*100" office:value-type="float" office:value="78.6866685536371">
            <text:p>78.6866685536</text:p>
          </table:table-cell>
        </table:table-row>
        <table:table-row table:style-name="ro2">
          <table:table-cell table:formula="of:=(['Raw Data'.A24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3]-MIN(['Raw Data'.B$2:'Raw Data'.B$306]))/(MAX(['Raw Data'.B$2:'Raw Data'.B$306])-MIN(['Raw Data'.B$2:'Raw Data'.B$306]))*100" office:value-type="float" office:value="91.7424673109722">
            <text:p>91.742467311</text:p>
          </table:table-cell>
          <table:table-cell table:formula="of:=(['Raw Data'.C243]-MIN(['Raw Data'.C$2:'Raw Data'.C$306]))/(MAX(['Raw Data'.C$2:'Raw Data'.C$306])-MIN(['Raw Data'.C$2:'Raw Data'.C$306]))*100" office:value-type="float" office:value="79.5936119605844">
            <text:p>79.5936119606</text:p>
          </table:table-cell>
          <table:table-cell table:formula="of:=(['Raw Data'.D243]-MIN(['Raw Data'.D$2:'Raw Data'.D$306]))/(MAX(['Raw Data'.D$2:'Raw Data'.D$306])-MIN(['Raw Data'.D$2:'Raw Data'.D$306]))*100" office:value-type="float" office:value="81.4660309892729">
            <text:p>81.4660309893</text:p>
          </table:table-cell>
          <table:table-cell table:formula="of:=(['Raw Data'.E24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3]-MIN(['Raw Data'.F$2:'Raw Data'.F$306]))/(MAX(['Raw Data'.F$2:'Raw Data'.F$306])-MIN(['Raw Data'.F$2:'Raw Data'.F$306]))*100" office:value-type="float" office:value="88.1269631968824">
            <text:p>88.1269631969</text:p>
          </table:table-cell>
          <table:table-cell table:formula="of:=(['Raw Data'.G24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3]-MIN(['Raw Data'.J$2:'Raw Data'.J$306]))/(MAX(['Raw Data'.J$2:'Raw Data'.J$306])-MIN(['Raw Data'.J$2:'Raw Data'.J$306]))*100" office:value-type="float" office:value="81.8071754996248">
            <text:p>81.8071754996</text:p>
          </table:table-cell>
          <table:table-cell table:formula="of:=(['Raw Data'.K243]-MIN(['Raw Data'.K$2:'Raw Data'.K$306]))/(MAX(['Raw Data'.K$2:'Raw Data'.K$306])-MIN(['Raw Data'.K$2:'Raw Data'.K$306]))*100" office:value-type="float" office:value="81.320877688464">
            <text:p>81.3208776885</text:p>
          </table:table-cell>
          <table:table-cell table:formula="of:=(['Raw Data'.L243]-MIN(['Raw Data'.L$2:'Raw Data'.L$306]))/(MAX(['Raw Data'.L$2:'Raw Data'.L$306])-MIN(['Raw Data'.L$2:'Raw Data'.L$306]))*100" office:value-type="float" office:value="78.9414095669403">
            <text:p>78.9414095669</text:p>
          </table:table-cell>
        </table:table-row>
        <table:table-row table:style-name="ro2">
          <table:table-cell table:formula="of:=(['Raw Data'.A24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4]-MIN(['Raw Data'.B$2:'Raw Data'.B$306]))/(MAX(['Raw Data'.B$2:'Raw Data'.B$306])-MIN(['Raw Data'.B$2:'Raw Data'.B$306]))*100" office:value-type="float" office:value="91.9982944855031">
            <text:p>91.9982944855</text:p>
          </table:table-cell>
          <table:table-cell table:formula="of:=(['Raw Data'.C244]-MIN(['Raw Data'.C$2:'Raw Data'.C$306]))/(MAX(['Raw Data'.C$2:'Raw Data'.C$306])-MIN(['Raw Data'.C$2:'Raw Data'.C$306]))*100" office:value-type="float" office:value="79.9130139313626">
            <text:p>79.9130139314</text:p>
          </table:table-cell>
          <table:table-cell table:formula="of:=(['Raw Data'.D244]-MIN(['Raw Data'.D$2:'Raw Data'.D$306]))/(MAX(['Raw Data'.D$2:'Raw Data'.D$306])-MIN(['Raw Data'.D$2:'Raw Data'.D$306]))*100" office:value-type="float" office:value="81.6448152562575">
            <text:p>81.6448152563</text:p>
          </table:table-cell>
          <table:table-cell table:formula="of:=(['Raw Data'.E24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4]-MIN(['Raw Data'.F$2:'Raw Data'.F$306]))/(MAX(['Raw Data'.F$2:'Raw Data'.F$306])-MIN(['Raw Data'.F$2:'Raw Data'.F$306]))*100" office:value-type="float" office:value="88.0394067156031">
            <text:p>88.0394067156</text:p>
          </table:table-cell>
          <table:table-cell table:formula="of:=(['Raw Data'.G24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4]-MIN(['Raw Data'.J$2:'Raw Data'.J$306]))/(MAX(['Raw Data'.J$2:'Raw Data'.J$306])-MIN(['Raw Data'.J$2:'Raw Data'.J$306]))*100" office:value-type="float" office:value="82.3596616874702">
            <text:p>82.3596616875</text:p>
          </table:table-cell>
          <table:table-cell table:formula="of:=(['Raw Data'.K244]-MIN(['Raw Data'.K$2:'Raw Data'.K$306]))/(MAX(['Raw Data'.K$2:'Raw Data'.K$306])-MIN(['Raw Data'.K$2:'Raw Data'.K$306]))*100" office:value-type="float" office:value="81.6228546600043">
            <text:p>81.62285466</text:p>
          </table:table-cell>
          <table:table-cell table:formula="of:=(['Raw Data'.L244]-MIN(['Raw Data'.L$2:'Raw Data'.L$306]))/(MAX(['Raw Data'.L$2:'Raw Data'.L$306])-MIN(['Raw Data'.L$2:'Raw Data'.L$306]))*100" office:value-type="float" office:value="79.054627795075">
            <text:p>79.0546277951</text:p>
          </table:table-cell>
        </table:table-row>
        <table:table-row table:style-name="ro2">
          <table:table-cell table:formula="of:=(['Raw Data'.A24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5]-MIN(['Raw Data'.B$2:'Raw Data'.B$306]))/(MAX(['Raw Data'.B$2:'Raw Data'.B$306])-MIN(['Raw Data'.B$2:'Raw Data'.B$306]))*100" office:value-type="float" office:value="92.2683342808414">
            <text:p>92.2683342808</text:p>
          </table:table-cell>
          <table:table-cell table:formula="of:=(['Raw Data'.C245]-MIN(['Raw Data'.C$2:'Raw Data'.C$306]))/(MAX(['Raw Data'.C$2:'Raw Data'.C$306])-MIN(['Raw Data'.C$2:'Raw Data'.C$306]))*100" office:value-type="float" office:value="80.22652622041">
            <text:p>80.2265262204</text:p>
          </table:table-cell>
          <table:table-cell table:formula="of:=(['Raw Data'.D245]-MIN(['Raw Data'.D$2:'Raw Data'.D$306]))/(MAX(['Raw Data'.D$2:'Raw Data'.D$306])-MIN(['Raw Data'.D$2:'Raw Data'.D$306]))*100" office:value-type="float" office:value="82.300357568534">
            <text:p>82.3003575685</text:p>
          </table:table-cell>
          <table:table-cell table:formula="of:=(['Raw Data'.E24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5]-MIN(['Raw Data'.F$2:'Raw Data'.F$306]))/(MAX(['Raw Data'.F$2:'Raw Data'.F$306])-MIN(['Raw Data'.F$2:'Raw Data'.F$306]))*100" office:value-type="float" office:value="87.9684376732233">
            <text:p>87.9684376732</text:p>
          </table:table-cell>
          <table:table-cell table:formula="of:=(['Raw Data'.G24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5]-MIN(['Raw Data'.J$2:'Raw Data'.J$306]))/(MAX(['Raw Data'.J$2:'Raw Data'.J$306])-MIN(['Raw Data'.J$2:'Raw Data'.J$306]))*100" office:value-type="float" office:value="83.1235932064661">
            <text:p>83.1235932065</text:p>
          </table:table-cell>
          <table:table-cell table:formula="of:=(['Raw Data'.K245]-MIN(['Raw Data'.K$2:'Raw Data'.K$306]))/(MAX(['Raw Data'.K$2:'Raw Data'.K$306])-MIN(['Raw Data'.K$2:'Raw Data'.K$306]))*100" office:value-type="float" office:value="81.9313491201391">
            <text:p>81.9313491201</text:p>
          </table:table-cell>
          <table:table-cell table:formula="of:=(['Raw Data'.L245]-MIN(['Raw Data'.L$2:'Raw Data'.L$306]))/(MAX(['Raw Data'.L$2:'Raw Data'.L$306])-MIN(['Raw Data'.L$2:'Raw Data'.L$306]))*100" office:value-type="float" office:value="80.4698556467591">
            <text:p>80.4698556468</text:p>
          </table:table-cell>
        </table:table-row>
        <table:table-row table:style-name="ro2">
          <table:table-cell table:formula="of:=(['Raw Data'.A24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6]-MIN(['Raw Data'.B$2:'Raw Data'.B$306]))/(MAX(['Raw Data'.B$2:'Raw Data'.B$306])-MIN(['Raw Data'.B$2:'Raw Data'.B$306]))*100" office:value-type="float" office:value="92.5810119386015">
            <text:p>92.5810119386</text:p>
          </table:table-cell>
          <table:table-cell table:formula="of:=(['Raw Data'.C246]-MIN(['Raw Data'.C$2:'Raw Data'.C$306]))/(MAX(['Raw Data'.C$2:'Raw Data'.C$306])-MIN(['Raw Data'.C$2:'Raw Data'.C$306]))*100" office:value-type="float" office:value="80.5441159814249">
            <text:p>80.5441159814</text:p>
          </table:table-cell>
          <table:table-cell table:formula="of:=(['Raw Data'.D246]-MIN(['Raw Data'.D$2:'Raw Data'.D$306]))/(MAX(['Raw Data'.D$2:'Raw Data'.D$306])-MIN(['Raw Data'.D$2:'Raw Data'.D$306]))*100" office:value-type="float" office:value="82.300357568534">
            <text:p>82.3003575685</text:p>
          </table:table-cell>
          <table:table-cell table:formula="of:=(['Raw Data'.E24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6]-MIN(['Raw Data'.F$2:'Raw Data'.F$306]))/(MAX(['Raw Data'.F$2:'Raw Data'.F$306])-MIN(['Raw Data'.F$2:'Raw Data'.F$306]))*100" office:value-type="float" office:value="87.844766768011">
            <text:p>87.844766768</text:p>
          </table:table-cell>
          <table:table-cell table:formula="of:=(['Raw Data'.G24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6]-MIN(['Raw Data'.J$2:'Raw Data'.J$306]))/(MAX(['Raw Data'.J$2:'Raw Data'.J$306])-MIN(['Raw Data'.J$2:'Raw Data'.J$306]))*100" office:value-type="float" office:value="83.1235932064661">
            <text:p>83.1235932065</text:p>
          </table:table-cell>
          <table:table-cell table:formula="of:=(['Raw Data'.K246]-MIN(['Raw Data'.K$2:'Raw Data'.K$306]))/(MAX(['Raw Data'.K$2:'Raw Data'.K$306])-MIN(['Raw Data'.K$2:'Raw Data'.K$306]))*100" office:value-type="float" office:value="81.9313491201391">
            <text:p>81.9313491201</text:p>
          </table:table-cell>
          <table:table-cell table:formula="of:=(['Raw Data'.L246]-MIN(['Raw Data'.L$2:'Raw Data'.L$306]))/(MAX(['Raw Data'.L$2:'Raw Data'.L$306])-MIN(['Raw Data'.L$2:'Raw Data'.L$306]))*100" office:value-type="float" office:value="80.4698556467591">
            <text:p>80.4698556468</text:p>
          </table:table-cell>
        </table:table-row>
        <table:table-row table:style-name="ro2">
          <table:table-cell table:formula="of:=(['Raw Data'.A24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7]-MIN(['Raw Data'.B$2:'Raw Data'.B$306]))/(MAX(['Raw Data'.B$2:'Raw Data'.B$306])-MIN(['Raw Data'.B$2:'Raw Data'.B$306]))*100" office:value-type="float" office:value="92.8368391131325">
            <text:p>92.8368391131</text:p>
          </table:table-cell>
          <table:table-cell table:formula="of:=(['Raw Data'.C247]-MIN(['Raw Data'.C$2:'Raw Data'.C$306]))/(MAX(['Raw Data'.C$2:'Raw Data'.C$306])-MIN(['Raw Data'.C$2:'Raw Data'.C$306]))*100" office:value-type="float" office:value="80.860799637558">
            <text:p>80.8607996376</text:p>
          </table:table-cell>
          <table:table-cell table:formula="of:=(['Raw Data'.D247]-MIN(['Raw Data'.D$2:'Raw Data'.D$306]))/(MAX(['Raw Data'.D$2:'Raw Data'.D$306])-MIN(['Raw Data'.D$2:'Raw Data'.D$306]))*100" office:value-type="float" office:value="82.7175208581645">
            <text:p>82.7175208582</text:p>
          </table:table-cell>
          <table:table-cell table:formula="of:=(['Raw Data'.E24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7]-MIN(['Raw Data'.F$2:'Raw Data'.F$306]))/(MAX(['Raw Data'.F$2:'Raw Data'.F$306])-MIN(['Raw Data'.F$2:'Raw Data'.F$306]))*100" office:value-type="float" office:value="87.729494566039">
            <text:p>87.729494566</text:p>
          </table:table-cell>
          <table:table-cell table:formula="of:=(['Raw Data'.G24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7]-MIN(['Raw Data'.J$2:'Raw Data'.J$306]))/(MAX(['Raw Data'.J$2:'Raw Data'.J$306])-MIN(['Raw Data'.J$2:'Raw Data'.J$306]))*100" office:value-type="float" office:value="84.0972648523293">
            <text:p>84.0972648523</text:p>
          </table:table-cell>
          <table:table-cell table:formula="of:=(['Raw Data'.K247]-MIN(['Raw Data'.K$2:'Raw Data'.K$306]))/(MAX(['Raw Data'.K$2:'Raw Data'.K$306])-MIN(['Raw Data'.K$2:'Raw Data'.K$306]))*100" office:value-type="float" office:value="82.2474473169672">
            <text:p>82.247447317</text:p>
          </table:table-cell>
          <table:table-cell table:formula="of:=(['Raw Data'.L247]-MIN(['Raw Data'.L$2:'Raw Data'.L$306]))/(MAX(['Raw Data'.L$2:'Raw Data'.L$306])-MIN(['Raw Data'.L$2:'Raw Data'.L$306]))*100" office:value-type="float" office:value="80.8661194452307">
            <text:p>80.8661194452</text:p>
          </table:table-cell>
        </table:table-row>
        <table:table-row table:style-name="ro2">
          <table:table-cell table:formula="of:=(['Raw Data'.A24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8]-MIN(['Raw Data'.B$2:'Raw Data'.B$306]))/(MAX(['Raw Data'.B$2:'Raw Data'.B$306])-MIN(['Raw Data'.B$2:'Raw Data'.B$306]))*100" office:value-type="float" office:value="93.1495167708925">
            <text:p>93.1495167709</text:p>
          </table:table-cell>
          <table:table-cell table:formula="of:=(['Raw Data'.C248]-MIN(['Raw Data'.C$2:'Raw Data'.C$306]))/(MAX(['Raw Data'.C$2:'Raw Data'.C$306])-MIN(['Raw Data'.C$2:'Raw Data'.C$306]))*100" office:value-type="float" office:value="81.172952769283">
            <text:p>81.1729527693</text:p>
          </table:table-cell>
          <table:table-cell table:formula="of:=(['Raw Data'.D248]-MIN(['Raw Data'.D$2:'Raw Data'.D$306]))/(MAX(['Raw Data'.D$2:'Raw Data'.D$306])-MIN(['Raw Data'.D$2:'Raw Data'.D$306]))*100" office:value-type="float" office:value="82.7175208581645">
            <text:p>82.7175208582</text:p>
          </table:table-cell>
          <table:table-cell table:formula="of:=(['Raw Data'.E24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8]-MIN(['Raw Data'.F$2:'Raw Data'.F$306]))/(MAX(['Raw Data'.F$2:'Raw Data'.F$306])-MIN(['Raw Data'.F$2:'Raw Data'.F$306]))*100" office:value-type="float" office:value="87.6835116657988">
            <text:p>87.6835116658</text:p>
          </table:table-cell>
          <table:table-cell table:formula="of:=(['Raw Data'.G24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8]-MIN(['Raw Data'.J$2:'Raw Data'.J$306]))/(MAX(['Raw Data'.J$2:'Raw Data'.J$306])-MIN(['Raw Data'.J$2:'Raw Data'.J$306]))*100" office:value-type="float" office:value="84.7162540072301">
            <text:p>84.7162540072</text:p>
          </table:table-cell>
          <table:table-cell table:formula="of:=(['Raw Data'.K248]-MIN(['Raw Data'.K$2:'Raw Data'.K$306]))/(MAX(['Raw Data'.K$2:'Raw Data'.K$306])-MIN(['Raw Data'.K$2:'Raw Data'.K$306]))*100" office:value-type="float" office:value="82.4277645014121">
            <text:p>82.4277645014</text:p>
          </table:table-cell>
          <table:table-cell table:formula="of:=(['Raw Data'.L248]-MIN(['Raw Data'.L$2:'Raw Data'.L$306]))/(MAX(['Raw Data'.L$2:'Raw Data'.L$306])-MIN(['Raw Data'.L$2:'Raw Data'.L$306]))*100" office:value-type="float" office:value="80.9793376733654">
            <text:p>80.9793376734</text:p>
          </table:table-cell>
        </table:table-row>
        <table:table-row table:style-name="ro2">
          <table:table-cell table:formula="of:=(['Raw Data'.A24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49]-MIN(['Raw Data'.B$2:'Raw Data'.B$306]))/(MAX(['Raw Data'.B$2:'Raw Data'.B$306])-MIN(['Raw Data'.B$2:'Raw Data'.B$306]))*100" office:value-type="float" office:value="93.5474701534963">
            <text:p>93.5474701535</text:p>
          </table:table-cell>
          <table:table-cell table:formula="of:=(['Raw Data'.C249]-MIN(['Raw Data'.C$2:'Raw Data'.C$306]))/(MAX(['Raw Data'.C$2:'Raw Data'.C$306])-MIN(['Raw Data'.C$2:'Raw Data'.C$306]))*100" office:value-type="float" office:value="81.4905425302979">
            <text:p>81.4905425303</text:p>
          </table:table-cell>
          <table:table-cell table:formula="of:=(['Raw Data'.D249]-MIN(['Raw Data'.D$2:'Raw Data'.D$306]))/(MAX(['Raw Data'.D$2:'Raw Data'.D$306])-MIN(['Raw Data'.D$2:'Raw Data'.D$306]))*100" office:value-type="float" office:value="82.7175208581645">
            <text:p>82.7175208582</text:p>
          </table:table-cell>
          <table:table-cell table:formula="of:=(['Raw Data'.E24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49]-MIN(['Raw Data'.F$2:'Raw Data'.F$306]))/(MAX(['Raw Data'.F$2:'Raw Data'.F$306])-MIN(['Raw Data'.F$2:'Raw Data'.F$306]))*100" office:value-type="float" office:value="87.5560613441285">
            <text:p>87.5560613441</text:p>
          </table:table-cell>
          <table:table-cell table:formula="of:=(['Raw Data'.G24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4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4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49]-MIN(['Raw Data'.J$2:'Raw Data'.J$306]))/(MAX(['Raw Data'.J$2:'Raw Data'.J$306])-MIN(['Raw Data'.J$2:'Raw Data'.J$306]))*100" office:value-type="float" office:value="85.1903007980356">
            <text:p>85.190300798</text:p>
          </table:table-cell>
          <table:table-cell table:formula="of:=(['Raw Data'.K249]-MIN(['Raw Data'.K$2:'Raw Data'.K$306]))/(MAX(['Raw Data'.K$2:'Raw Data'.K$306])-MIN(['Raw Data'.K$2:'Raw Data'.K$306]))*100" office:value-type="float" office:value="82.5038018683467">
            <text:p>82.5038018683</text:p>
          </table:table-cell>
          <table:table-cell table:formula="of:=(['Raw Data'.L249]-MIN(['Raw Data'.L$2:'Raw Data'.L$306]))/(MAX(['Raw Data'.L$2:'Raw Data'.L$306])-MIN(['Raw Data'.L$2:'Raw Data'.L$306]))*100" office:value-type="float" office:value="81.0642513444665">
            <text:p>81.0642513445</text:p>
          </table:table-cell>
        </table:table-row>
        <table:table-row table:style-name="ro2">
          <table:table-cell table:formula="of:=(['Raw Data'.A25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0]-MIN(['Raw Data'.B$2:'Raw Data'.B$306]))/(MAX(['Raw Data'.B$2:'Raw Data'.B$306])-MIN(['Raw Data'.B$2:'Raw Data'.B$306]))*100" office:value-type="float" office:value="93.8032973280273">
            <text:p>93.803297328</text:p>
          </table:table-cell>
          <table:table-cell table:formula="of:=(['Raw Data'.C250]-MIN(['Raw Data'.C$2:'Raw Data'.C$306]))/(MAX(['Raw Data'.C$2:'Raw Data'.C$306])-MIN(['Raw Data'.C$2:'Raw Data'.C$306]))*100" office:value-type="float" office:value="81.8063200815494">
            <text:p>81.8063200815</text:p>
          </table:table-cell>
          <table:table-cell table:formula="of:=(['Raw Data'.D250]-MIN(['Raw Data'.D$2:'Raw Data'.D$306]))/(MAX(['Raw Data'.D$2:'Raw Data'.D$306])-MIN(['Raw Data'.D$2:'Raw Data'.D$306]))*100" office:value-type="float" office:value="83.3134684147795">
            <text:p>83.3134684148</text:p>
          </table:table-cell>
          <table:table-cell table:formula="of:=(['Raw Data'.E25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0]-MIN(['Raw Data'.F$2:'Raw Data'.F$306]))/(MAX(['Raw Data'.F$2:'Raw Data'.F$306])-MIN(['Raw Data'.F$2:'Raw Data'.F$306]))*100" office:value-type="float" office:value="87.4391094015084">
            <text:p>87.4391094015</text:p>
          </table:table-cell>
          <table:table-cell table:formula="of:=(['Raw Data'.G25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0]-MIN(['Raw Data'.J$2:'Raw Data'.J$306]))/(MAX(['Raw Data'.J$2:'Raw Data'.J$306])-MIN(['Raw Data'.J$2:'Raw Data'.J$306]))*100" office:value-type="float" office:value="85.9644635427324">
            <text:p>85.9644635427</text:p>
          </table:table-cell>
          <table:table-cell table:formula="of:=(['Raw Data'.K250]-MIN(['Raw Data'.K$2:'Raw Data'.K$306]))/(MAX(['Raw Data'.K$2:'Raw Data'.K$306])-MIN(['Raw Data'.K$2:'Raw Data'.K$306]))*100" office:value-type="float" office:value="82.8524875081469">
            <text:p>82.8524875081</text:p>
          </table:table-cell>
          <table:table-cell table:formula="of:=(['Raw Data'.L250]-MIN(['Raw Data'.L$2:'Raw Data'.L$306]))/(MAX(['Raw Data'.L$2:'Raw Data'.L$306])-MIN(['Raw Data'.L$2:'Raw Data'.L$306]))*100" office:value-type="float" office:value="81.998301726578">
            <text:p>81.9983017266</text:p>
          </table:table-cell>
        </table:table-row>
        <table:table-row table:style-name="ro2">
          <table:table-cell table:formula="of:=(['Raw Data'.A25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1]-MIN(['Raw Data'.B$2:'Raw Data'.B$306]))/(MAX(['Raw Data'.B$2:'Raw Data'.B$306])-MIN(['Raw Data'.B$2:'Raw Data'.B$306]))*100" office:value-type="float" office:value="94.1301876065947">
            <text:p>94.1301876066</text:p>
          </table:table-cell>
          <table:table-cell table:formula="of:=(['Raw Data'.C251]-MIN(['Raw Data'.C$2:'Raw Data'.C$306]))/(MAX(['Raw Data'.C$2:'Raw Data'.C$306])-MIN(['Raw Data'.C$2:'Raw Data'.C$306]))*100" office:value-type="float" office:value="82.117114055952">
            <text:p>82.117114056</text:p>
          </table:table-cell>
          <table:table-cell table:formula="of:=(['Raw Data'.D251]-MIN(['Raw Data'.D$2:'Raw Data'.D$306]))/(MAX(['Raw Data'.D$2:'Raw Data'.D$306])-MIN(['Raw Data'.D$2:'Raw Data'.D$306]))*100" office:value-type="float" office:value="83.373063170441">
            <text:p>83.3730631704</text:p>
          </table:table-cell>
          <table:table-cell table:formula="of:=(['Raw Data'.E25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1]-MIN(['Raw Data'.F$2:'Raw Data'.F$306]))/(MAX(['Raw Data'.F$2:'Raw Data'.F$306])-MIN(['Raw Data'.F$2:'Raw Data'.F$306]))*100" office:value-type="float" office:value="87.3654107805755">
            <text:p>87.3654107806</text:p>
          </table:table-cell>
          <table:table-cell table:formula="of:=(['Raw Data'.G25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1]-MIN(['Raw Data'.J$2:'Raw Data'.J$306]))/(MAX(['Raw Data'.J$2:'Raw Data'.J$306])-MIN(['Raw Data'.J$2:'Raw Data'.J$306]))*100" office:value-type="float" office:value="86.4930768706091">
            <text:p>86.4930768706</text:p>
          </table:table-cell>
          <table:table-cell table:formula="of:=(['Raw Data'.K251]-MIN(['Raw Data'.K$2:'Raw Data'.K$306]))/(MAX(['Raw Data'.K$2:'Raw Data'.K$306])-MIN(['Raw Data'.K$2:'Raw Data'.K$306]))*100" office:value-type="float" office:value="83.1370845101021">
            <text:p>83.1370845101</text:p>
          </table:table-cell>
          <table:table-cell table:formula="of:=(['Raw Data'.L251]-MIN(['Raw Data'.L$2:'Raw Data'.L$306]))/(MAX(['Raw Data'.L$2:'Raw Data'.L$306])-MIN(['Raw Data'.L$2:'Raw Data'.L$306]))*100" office:value-type="float" office:value="82.1115199547127">
            <text:p>82.1115199547</text:p>
          </table:table-cell>
        </table:table-row>
        <table:table-row table:style-name="ro2">
          <table:table-cell table:formula="of:=(['Raw Data'.A25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2]-MIN(['Raw Data'.B$2:'Raw Data'.B$306]))/(MAX(['Raw Data'.B$2:'Raw Data'.B$306])-MIN(['Raw Data'.B$2:'Raw Data'.B$306]))*100" office:value-type="float" office:value="94.201250710631">
            <text:p>94.2012507106</text:p>
          </table:table-cell>
          <table:table-cell table:formula="of:=(['Raw Data'.C252]-MIN(['Raw Data'.C$2:'Raw Data'.C$306]))/(MAX(['Raw Data'.C$2:'Raw Data'.C$306])-MIN(['Raw Data'.C$2:'Raw Data'.C$306]))*100" office:value-type="float" office:value="82.4301732925586">
            <text:p>82.4301732926</text:p>
          </table:table-cell>
          <table:table-cell table:formula="of:=(['Raw Data'.D252]-MIN(['Raw Data'.D$2:'Raw Data'.D$306]))/(MAX(['Raw Data'.D$2:'Raw Data'.D$306])-MIN(['Raw Data'.D$2:'Raw Data'.D$306]))*100" office:value-type="float" office:value="83.373063170441">
            <text:p>83.3730631704</text:p>
          </table:table-cell>
          <table:table-cell table:formula="of:=(['Raw Data'.E25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2]-MIN(['Raw Data'.F$2:'Raw Data'.F$306]))/(MAX(['Raw Data'.F$2:'Raw Data'.F$306])-MIN(['Raw Data'.F$2:'Raw Data'.F$306]))*100" office:value-type="float" office:value="87.3540725312012">
            <text:p>87.3540725312</text:p>
          </table:table-cell>
          <table:table-cell table:formula="of:=(['Raw Data'.G25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2]-MIN(['Raw Data'.J$2:'Raw Data'.J$306]))/(MAX(['Raw Data'.J$2:'Raw Data'.J$306])-MIN(['Raw Data'.J$2:'Raw Data'.J$306]))*100" office:value-type="float" office:value="86.4930768706091">
            <text:p>86.4930768706</text:p>
          </table:table-cell>
          <table:table-cell table:formula="of:=(['Raw Data'.K252]-MIN(['Raw Data'.K$2:'Raw Data'.K$306]))/(MAX(['Raw Data'.K$2:'Raw Data'.K$306])-MIN(['Raw Data'.K$2:'Raw Data'.K$306]))*100" office:value-type="float" office:value="83.1370845101021">
            <text:p>83.1370845101</text:p>
          </table:table-cell>
          <table:table-cell table:formula="of:=(['Raw Data'.L252]-MIN(['Raw Data'.L$2:'Raw Data'.L$306]))/(MAX(['Raw Data'.L$2:'Raw Data'.L$306])-MIN(['Raw Data'.L$2:'Raw Data'.L$306]))*100" office:value-type="float" office:value="82.1115199547127">
            <text:p>82.1115199547</text:p>
          </table:table-cell>
        </table:table-row>
        <table:table-row table:style-name="ro2">
          <table:table-cell table:formula="of:=(['Raw Data'.A25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3]-MIN(['Raw Data'.B$2:'Raw Data'.B$306]))/(MAX(['Raw Data'.B$2:'Raw Data'.B$306])-MIN(['Raw Data'.B$2:'Raw Data'.B$306]))*100" office:value-type="float" office:value="94.2581011938601">
            <text:p>94.2581011939</text:p>
          </table:table-cell>
          <table:table-cell table:formula="of:=(['Raw Data'.C253]-MIN(['Raw Data'.C$2:'Raw Data'.C$306]))/(MAX(['Raw Data'.C$2:'Raw Data'.C$306])-MIN(['Raw Data'.C$2:'Raw Data'.C$306]))*100" office:value-type="float" office:value="82.7427794767244">
            <text:p>82.7427794767</text:p>
          </table:table-cell>
          <table:table-cell table:formula="of:=(['Raw Data'.D253]-MIN(['Raw Data'.D$2:'Raw Data'.D$306]))/(MAX(['Raw Data'.D$2:'Raw Data'.D$306])-MIN(['Raw Data'.D$2:'Raw Data'.D$306]))*100" office:value-type="float" office:value="83.373063170441">
            <text:p>83.3730631704</text:p>
          </table:table-cell>
          <table:table-cell table:formula="of:=(['Raw Data'.E25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3]-MIN(['Raw Data'.F$2:'Raw Data'.F$306]))/(MAX(['Raw Data'.F$2:'Raw Data'.F$306])-MIN(['Raw Data'.F$2:'Raw Data'.F$306]))*100" office:value-type="float" office:value="87.3402146708548">
            <text:p>87.3402146709</text:p>
          </table:table-cell>
          <table:table-cell table:formula="of:=(['Raw Data'.G25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3]-MIN(['Raw Data'.J$2:'Raw Data'.J$306]))/(MAX(['Raw Data'.J$2:'Raw Data'.J$306])-MIN(['Raw Data'.J$2:'Raw Data'.J$306]))*100" office:value-type="float" office:value="86.4930768706091">
            <text:p>86.4930768706</text:p>
          </table:table-cell>
          <table:table-cell table:formula="of:=(['Raw Data'.K253]-MIN(['Raw Data'.K$2:'Raw Data'.K$306]))/(MAX(['Raw Data'.K$2:'Raw Data'.K$306])-MIN(['Raw Data'.K$2:'Raw Data'.K$306]))*100" office:value-type="float" office:value="83.1370845101021">
            <text:p>83.1370845101</text:p>
          </table:table-cell>
          <table:table-cell table:formula="of:=(['Raw Data'.L253]-MIN(['Raw Data'.L$2:'Raw Data'.L$306]))/(MAX(['Raw Data'.L$2:'Raw Data'.L$306])-MIN(['Raw Data'.L$2:'Raw Data'.L$306]))*100" office:value-type="float" office:value="82.1115199547127">
            <text:p>82.1115199547</text:p>
          </table:table-cell>
        </table:table-row>
        <table:table-row table:style-name="ro2">
          <table:table-cell table:formula="of:=(['Raw Data'.A25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4]-MIN(['Raw Data'.B$2:'Raw Data'.B$306]))/(MAX(['Raw Data'.B$2:'Raw Data'.B$306])-MIN(['Raw Data'.B$2:'Raw Data'.B$306]))*100" office:value-type="float" office:value="94.3718021603184">
            <text:p>94.3718021603</text:p>
          </table:table-cell>
          <table:table-cell table:formula="of:=(['Raw Data'.C254]-MIN(['Raw Data'.C$2:'Raw Data'.C$306]))/(MAX(['Raw Data'.C$2:'Raw Data'.C$306])-MIN(['Raw Data'.C$2:'Raw Data'.C$306]))*100" office:value-type="float" office:value="83.0540265035678">
            <text:p>83.0540265036</text:p>
          </table:table-cell>
          <table:table-cell table:formula="of:=(['Raw Data'.D254]-MIN(['Raw Data'.D$2:'Raw Data'.D$306]))/(MAX(['Raw Data'.D$2:'Raw Data'.D$306])-MIN(['Raw Data'.D$2:'Raw Data'.D$306]))*100" office:value-type="float" office:value="83.9094159713945">
            <text:p>83.9094159714</text:p>
          </table:table-cell>
          <table:table-cell table:formula="of:=(['Raw Data'.E25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4]-MIN(['Raw Data'.F$2:'Raw Data'.F$306]))/(MAX(['Raw Data'.F$2:'Raw Data'.F$306])-MIN(['Raw Data'.F$2:'Raw Data'.F$306]))*100" office:value-type="float" office:value="87.3154384962962">
            <text:p>87.3154384963</text:p>
          </table:table-cell>
          <table:table-cell table:formula="of:=(['Raw Data'.G25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4]-MIN(['Raw Data'.J$2:'Raw Data'.J$306]))/(MAX(['Raw Data'.J$2:'Raw Data'.J$306])-MIN(['Raw Data'.J$2:'Raw Data'.J$306]))*100" office:value-type="float" office:value="87.1069504126594">
            <text:p>87.1069504127</text:p>
          </table:table-cell>
          <table:table-cell table:formula="of:=(['Raw Data'.K254]-MIN(['Raw Data'.K$2:'Raw Data'.K$306]))/(MAX(['Raw Data'.K$2:'Raw Data'.K$306])-MIN(['Raw Data'.K$2:'Raw Data'.K$306]))*100" office:value-type="float" office:value="83.8844232022594">
            <text:p>83.8844232023</text:p>
          </table:table-cell>
          <table:table-cell table:formula="of:=(['Raw Data'.L254]-MIN(['Raw Data'.L$2:'Raw Data'.L$306]))/(MAX(['Raw Data'.L$2:'Raw Data'.L$306])-MIN(['Raw Data'.L$2:'Raw Data'.L$306]))*100" office:value-type="float" office:value="82.621001981319">
            <text:p>82.6210019813</text:p>
          </table:table-cell>
        </table:table-row>
        <table:table-row table:style-name="ro2">
          <table:table-cell table:formula="of:=(['Raw Data'.A25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5]-MIN(['Raw Data'.B$2:'Raw Data'.B$306]))/(MAX(['Raw Data'.B$2:'Raw Data'.B$306])-MIN(['Raw Data'.B$2:'Raw Data'.B$306]))*100" office:value-type="float" office:value="94.4002274019329">
            <text:p>94.4002274019</text:p>
          </table:table-cell>
          <table:table-cell table:formula="of:=(['Raw Data'.C255]-MIN(['Raw Data'.C$2:'Raw Data'.C$306]))/(MAX(['Raw Data'.C$2:'Raw Data'.C$306])-MIN(['Raw Data'.C$2:'Raw Data'.C$306]))*100" office:value-type="float" office:value="83.3634613206479">
            <text:p>83.3634613206</text:p>
          </table:table-cell>
          <table:table-cell table:formula="of:=(['Raw Data'.D255]-MIN(['Raw Data'.D$2:'Raw Data'.D$306]))/(MAX(['Raw Data'.D$2:'Raw Data'.D$306])-MIN(['Raw Data'.D$2:'Raw Data'.D$306]))*100" office:value-type="float" office:value="84.326579261025">
            <text:p>84.326579261</text:p>
          </table:table-cell>
          <table:table-cell table:formula="of:=(['Raw Data'.E25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5]-MIN(['Raw Data'.F$2:'Raw Data'.F$306]))/(MAX(['Raw Data'.F$2:'Raw Data'.F$306])-MIN(['Raw Data'.F$2:'Raw Data'.F$306]))*100" office:value-type="float" office:value="87.2894025162515">
            <text:p>87.2894025163</text:p>
          </table:table-cell>
          <table:table-cell table:formula="of:=(['Raw Data'.G25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5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5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5]-MIN(['Raw Data'.J$2:'Raw Data'.J$306]))/(MAX(['Raw Data'.J$2:'Raw Data'.J$306])-MIN(['Raw Data'.J$2:'Raw Data'.J$306]))*100" office:value-type="float" office:value="87.1444649068959">
            <text:p>87.1444649069</text:p>
          </table:table-cell>
          <table:table-cell table:formula="of:=(['Raw Data'.K255]-MIN(['Raw Data'.K$2:'Raw Data'.K$306]))/(MAX(['Raw Data'.K$2:'Raw Data'.K$306])-MIN(['Raw Data'.K$2:'Raw Data'.K$306]))*100" office:value-type="float" office:value="83.9083206604388">
            <text:p>83.9083206604</text:p>
          </table:table-cell>
          <table:table-cell table:formula="of:=(['Raw Data'.L255]-MIN(['Raw Data'.L$2:'Raw Data'.L$306]))/(MAX(['Raw Data'.L$2:'Raw Data'.L$306])-MIN(['Raw Data'.L$2:'Raw Data'.L$306]))*100" office:value-type="float" office:value="83.24370223606">
            <text:p>83.2437022361</text:p>
          </table:table-cell>
        </table:table-row>
        <table:table-row table:style-name="ro2">
          <table:table-cell table:formula="of:=(['Raw Data'.A25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6]-MIN(['Raw Data'.B$2:'Raw Data'.B$306]))/(MAX(['Raw Data'.B$2:'Raw Data'.B$306])-MIN(['Raw Data'.B$2:'Raw Data'.B$306]))*100" office:value-type="float" office:value="94.7839681637294">
            <text:p>94.7839681637</text:p>
          </table:table-cell>
          <table:table-cell table:formula="of:=(['Raw Data'.C256]-MIN(['Raw Data'.C$2:'Raw Data'.C$306]))/(MAX(['Raw Data'.C$2:'Raw Data'.C$306])-MIN(['Raw Data'.C$2:'Raw Data'.C$306]))*100" office:value-type="float" office:value="83.6679125608789">
            <text:p>83.6679125609</text:p>
          </table:table-cell>
          <table:table-cell table:formula="of:=(['Raw Data'.D256]-MIN(['Raw Data'.D$2:'Raw Data'.D$306]))/(MAX(['Raw Data'.D$2:'Raw Data'.D$306])-MIN(['Raw Data'.D$2:'Raw Data'.D$306]))*100" office:value-type="float" office:value="85.3992848629321">
            <text:p>85.3992848629</text:p>
          </table:table-cell>
          <table:table-cell table:formula="of:=(['Raw Data'.E25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6]-MIN(['Raw Data'.F$2:'Raw Data'.F$306]))/(MAX(['Raw Data'.F$2:'Raw Data'.F$306])-MIN(['Raw Data'.F$2:'Raw Data'.F$306]))*100" office:value-type="float" office:value="87.2629466010448">
            <text:p>87.262946601</text:p>
          </table:table-cell>
          <table:table-cell table:formula="of:=(['Raw Data'.G25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6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6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6]-MIN(['Raw Data'.J$2:'Raw Data'.J$306]))/(MAX(['Raw Data'.J$2:'Raw Data'.J$306])-MIN(['Raw Data'.J$2:'Raw Data'.J$306]))*100" office:value-type="float" office:value="88.3005934110907">
            <text:p>88.3005934111</text:p>
          </table:table-cell>
          <table:table-cell table:formula="of:=(['Raw Data'.K256]-MIN(['Raw Data'.K$2:'Raw Data'.K$306]))/(MAX(['Raw Data'.K$2:'Raw Data'.K$306])-MIN(['Raw Data'.K$2:'Raw Data'.K$306]))*100" office:value-type="float" office:value="85.181403432544">
            <text:p>85.1814034325</text:p>
          </table:table-cell>
          <table:table-cell table:formula="of:=(['Raw Data'.L256]-MIN(['Raw Data'.L$2:'Raw Data'.L$306]))/(MAX(['Raw Data'.L$2:'Raw Data'.L$306])-MIN(['Raw Data'.L$2:'Raw Data'.L$306]))*100" office:value-type="float" office:value="83.8380979337673">
            <text:p>83.8380979338</text:p>
          </table:table-cell>
        </table:table-row>
        <table:table-row table:style-name="ro2">
          <table:table-cell table:formula="of:=(['Raw Data'.A25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7]-MIN(['Raw Data'.B$2:'Raw Data'.B$306]))/(MAX(['Raw Data'.B$2:'Raw Data'.B$306])-MIN(['Raw Data'.B$2:'Raw Data'.B$306]))*100" office:value-type="float" office:value="95.1534963047186">
            <text:p>95.1534963047</text:p>
          </table:table-cell>
          <table:table-cell table:formula="of:=(['Raw Data'.C257]-MIN(['Raw Data'.C$2:'Raw Data'.C$306]))/(MAX(['Raw Data'.C$2:'Raw Data'.C$306])-MIN(['Raw Data'.C$2:'Raw Data'.C$306]))*100" office:value-type="float" office:value="83.9827840072488">
            <text:p>83.9827840072</text:p>
          </table:table-cell>
          <table:table-cell table:formula="of:=(['Raw Data'.D257]-MIN(['Raw Data'.D$2:'Raw Data'.D$306]))/(MAX(['Raw Data'.D$2:'Raw Data'.D$306])-MIN(['Raw Data'.D$2:'Raw Data'.D$306]))*100" office:value-type="float" office:value="85.5780691299166">
            <text:p>85.5780691299</text:p>
          </table:table-cell>
          <table:table-cell table:formula="of:=(['Raw Data'.E25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7]-MIN(['Raw Data'.F$2:'Raw Data'.F$306]))/(MAX(['Raw Data'.F$2:'Raw Data'.F$306])-MIN(['Raw Data'.F$2:'Raw Data'.F$306]))*100" office:value-type="float" office:value="87.1323467656594">
            <text:p>87.1323467657</text:p>
          </table:table-cell>
          <table:table-cell table:formula="of:=(['Raw Data'.G25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7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7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7]-MIN(['Raw Data'.J$2:'Raw Data'.J$306]))/(MAX(['Raw Data'.J$2:'Raw Data'.J$306])-MIN(['Raw Data'.J$2:'Raw Data'.J$306]))*100" office:value-type="float" office:value="88.8837732760385">
            <text:p>88.883773276</text:p>
          </table:table-cell>
          <table:table-cell table:formula="of:=(['Raw Data'.K257]-MIN(['Raw Data'.K$2:'Raw Data'.K$306]))/(MAX(['Raw Data'.K$2:'Raw Data'.K$306])-MIN(['Raw Data'.K$2:'Raw Data'.K$306]))*100" office:value-type="float" office:value="85.3856180751684">
            <text:p>85.3856180752</text:p>
          </table:table-cell>
          <table:table-cell table:formula="of:=(['Raw Data'.L257]-MIN(['Raw Data'.L$2:'Raw Data'.L$306]))/(MAX(['Raw Data'.L$2:'Raw Data'.L$306])-MIN(['Raw Data'.L$2:'Raw Data'.L$306]))*100" office:value-type="float" office:value="83.9796207189358">
            <text:p>83.9796207189</text:p>
          </table:table-cell>
        </table:table-row>
        <table:table-row table:style-name="ro2">
          <table:table-cell table:formula="of:=(['Raw Data'.A25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8]-MIN(['Raw Data'.B$2:'Raw Data'.B$306]))/(MAX(['Raw Data'.B$2:'Raw Data'.B$306])-MIN(['Raw Data'.B$2:'Raw Data'.B$306]))*100" office:value-type="float" office:value="95.4661739624787">
            <text:p>95.4661739625</text:p>
          </table:table-cell>
          <table:table-cell table:formula="of:=(['Raw Data'.C258]-MIN(['Raw Data'.C$2:'Raw Data'.C$306]))/(MAX(['Raw Data'.C$2:'Raw Data'.C$306])-MIN(['Raw Data'.C$2:'Raw Data'.C$306]))*100" office:value-type="float" office:value="84.302185978027">
            <text:p>84.302185978</text:p>
          </table:table-cell>
          <table:table-cell table:formula="of:=(['Raw Data'.D258]-MIN(['Raw Data'.D$2:'Raw Data'.D$306]))/(MAX(['Raw Data'.D$2:'Raw Data'.D$306])-MIN(['Raw Data'.D$2:'Raw Data'.D$306]))*100" office:value-type="float" office:value="85.7568533969011">
            <text:p>85.7568533969</text:p>
          </table:table-cell>
          <table:table-cell table:formula="of:=(['Raw Data'.E25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8]-MIN(['Raw Data'.F$2:'Raw Data'.F$306]))/(MAX(['Raw Data'.F$2:'Raw Data'.F$306])-MIN(['Raw Data'.F$2:'Raw Data'.F$306]))*100" office:value-type="float" office:value="86.9761308853913">
            <text:p>86.9761308854</text:p>
          </table:table-cell>
          <table:table-cell table:formula="of:=(['Raw Data'.G25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8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8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8]-MIN(['Raw Data'.J$2:'Raw Data'.J$306]))/(MAX(['Raw Data'.J$2:'Raw Data'.J$306])-MIN(['Raw Data'.J$2:'Raw Data'.J$306]))*100" office:value-type="float" office:value="89.4754791624037">
            <text:p>89.4754791624</text:p>
          </table:table-cell>
          <table:table-cell table:formula="of:=(['Raw Data'.K258]-MIN(['Raw Data'.K$2:'Raw Data'.K$306]))/(MAX(['Raw Data'.K$2:'Raw Data'.K$306])-MIN(['Raw Data'.K$2:'Raw Data'.K$306]))*100" office:value-type="float" office:value="85.5333478166413">
            <text:p>85.5333478166</text:p>
          </table:table-cell>
          <table:table-cell table:formula="of:=(['Raw Data'.L258]-MIN(['Raw Data'.L$2:'Raw Data'.L$306]))/(MAX(['Raw Data'.L$2:'Raw Data'.L$306])-MIN(['Raw Data'.L$2:'Raw Data'.L$306]))*100" office:value-type="float" office:value="84.0928389470705">
            <text:p>84.0928389471</text:p>
          </table:table-cell>
        </table:table-row>
        <table:table-row table:style-name="ro2">
          <table:table-cell table:formula="of:=(['Raw Data'.A25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59]-MIN(['Raw Data'.B$2:'Raw Data'.B$306]))/(MAX(['Raw Data'.B$2:'Raw Data'.B$306])-MIN(['Raw Data'.B$2:'Raw Data'.B$306]))*100" office:value-type="float" office:value="95.7788516202388">
            <text:p>95.7788516202</text:p>
          </table:table-cell>
          <table:table-cell table:formula="of:=(['Raw Data'.C259]-MIN(['Raw Data'.C$2:'Raw Data'.C$306]))/(MAX(['Raw Data'.C$2:'Raw Data'.C$306])-MIN(['Raw Data'.C$2:'Raw Data'.C$306]))*100" office:value-type="float" office:value="84.6202287914826">
            <text:p>84.6202287915</text:p>
          </table:table-cell>
          <table:table-cell table:formula="of:=(['Raw Data'.D259]-MIN(['Raw Data'.D$2:'Raw Data'.D$306]))/(MAX(['Raw Data'.D$2:'Raw Data'.D$306])-MIN(['Raw Data'.D$2:'Raw Data'.D$306]))*100" office:value-type="float" office:value="85.8164481525626">
            <text:p>85.8164481526</text:p>
          </table:table-cell>
          <table:table-cell table:formula="of:=(['Raw Data'.E25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59]-MIN(['Raw Data'.F$2:'Raw Data'.F$306]))/(MAX(['Raw Data'.F$2:'Raw Data'.F$306])-MIN(['Raw Data'.F$2:'Raw Data'.F$306]))*100" office:value-type="float" office:value="86.9045319402684">
            <text:p>86.9045319403</text:p>
          </table:table-cell>
          <table:table-cell table:formula="of:=(['Raw Data'.G25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59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59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59]-MIN(['Raw Data'.J$2:'Raw Data'.J$306]))/(MAX(['Raw Data'.J$2:'Raw Data'.J$306])-MIN(['Raw Data'.J$2:'Raw Data'.J$306]))*100" office:value-type="float" office:value="90.0177341245481">
            <text:p>90.0177341245</text:p>
          </table:table-cell>
          <table:table-cell table:formula="of:=(['Raw Data'.K259]-MIN(['Raw Data'.K$2:'Raw Data'.K$306]))/(MAX(['Raw Data'.K$2:'Raw Data'.K$306])-MIN(['Raw Data'.K$2:'Raw Data'.K$306]))*100" office:value-type="float" office:value="85.6582663480339">
            <text:p>85.658266348</text:p>
          </table:table-cell>
          <table:table-cell table:formula="of:=(['Raw Data'.L259]-MIN(['Raw Data'.L$2:'Raw Data'.L$306]))/(MAX(['Raw Data'.L$2:'Raw Data'.L$306])-MIN(['Raw Data'.L$2:'Raw Data'.L$306]))*100" office:value-type="float" office:value="84.2060571752052">
            <text:p>84.2060571752</text:p>
          </table:table-cell>
        </table:table-row>
        <table:table-row table:style-name="ro2">
          <table:table-cell table:formula="of:=(['Raw Data'.A26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0]-MIN(['Raw Data'.B$2:'Raw Data'.B$306]))/(MAX(['Raw Data'.B$2:'Raw Data'.B$306])-MIN(['Raw Data'.B$2:'Raw Data'.B$306]))*100" office:value-type="float" office:value="96.0204661739625">
            <text:p>96.020466174</text:p>
          </table:table-cell>
          <table:table-cell table:formula="of:=(['Raw Data'.C260]-MIN(['Raw Data'.C$2:'Raw Data'.C$306]))/(MAX(['Raw Data'.C$2:'Raw Data'.C$306])-MIN(['Raw Data'.C$2:'Raw Data'.C$306]))*100" office:value-type="float" office:value="84.9278513987994">
            <text:p>84.9278513988</text:p>
          </table:table-cell>
          <table:table-cell table:formula="of:=(['Raw Data'.D260]-MIN(['Raw Data'.D$2:'Raw Data'.D$306]))/(MAX(['Raw Data'.D$2:'Raw Data'.D$306])-MIN(['Raw Data'.D$2:'Raw Data'.D$306]))*100" office:value-type="float" office:value="87.1275327771156">
            <text:p>87.1275327771</text:p>
          </table:table-cell>
          <table:table-cell table:formula="of:=(['Raw Data'.E26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0]-MIN(['Raw Data'.F$2:'Raw Data'.F$306]))/(MAX(['Raw Data'.F$2:'Raw Data'.F$306])-MIN(['Raw Data'.F$2:'Raw Data'.F$306]))*100" office:value-type="float" office:value="86.737397745788">
            <text:p>86.7373977458</text:p>
          </table:table-cell>
          <table:table-cell table:formula="of:=(['Raw Data'.G26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0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60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60]-MIN(['Raw Data'.J$2:'Raw Data'.J$306]))/(MAX(['Raw Data'.J$2:'Raw Data'.J$306])-MIN(['Raw Data'.J$2:'Raw Data'.J$306]))*100" office:value-type="float" office:value="90.7714344178433">
            <text:p>90.7714344178</text:p>
          </table:table-cell>
          <table:table-cell table:formula="of:=(['Raw Data'.K260]-MIN(['Raw Data'.K$2:'Raw Data'.K$306]))/(MAX(['Raw Data'.K$2:'Raw Data'.K$306])-MIN(['Raw Data'.K$2:'Raw Data'.K$306]))*100" office:value-type="float" office:value="86.245383445579">
            <text:p>86.2453834456</text:p>
          </table:table-cell>
          <table:table-cell table:formula="of:=(['Raw Data'.L260]-MIN(['Raw Data'.L$2:'Raw Data'.L$306]))/(MAX(['Raw Data'.L$2:'Raw Data'.L$306])-MIN(['Raw Data'.L$2:'Raw Data'.L$306]))*100" office:value-type="float" office:value="86.003396546844">
            <text:p>86.0033965468</text:p>
          </table:table-cell>
        </table:table-row>
        <table:table-row table:style-name="ro2">
          <table:table-cell table:formula="of:=(['Raw Data'.A26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1]-MIN(['Raw Data'.B$2:'Raw Data'.B$306]))/(MAX(['Raw Data'.B$2:'Raw Data'.B$306])-MIN(['Raw Data'.B$2:'Raw Data'.B$306]))*100" office:value-type="float" office:value="96.2905059693007">
            <text:p>96.2905059693</text:p>
          </table:table-cell>
          <table:table-cell table:formula="of:=(['Raw Data'.C261]-MIN(['Raw Data'.C$2:'Raw Data'.C$306]))/(MAX(['Raw Data'.C$2:'Raw Data'.C$306])-MIN(['Raw Data'.C$2:'Raw Data'.C$306]))*100" office:value-type="float" office:value="85.2404575829652">
            <text:p>85.240457583</text:p>
          </table:table-cell>
          <table:table-cell table:formula="of:=(['Raw Data'.D261]-MIN(['Raw Data'.D$2:'Raw Data'.D$306]))/(MAX(['Raw Data'.D$2:'Raw Data'.D$306])-MIN(['Raw Data'.D$2:'Raw Data'.D$306]))*100" office:value-type="float" office:value="87.3063170441001">
            <text:p>87.3063170441</text:p>
          </table:table-cell>
          <table:table-cell table:formula="of:=(['Raw Data'.E26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1]-MIN(['Raw Data'.F$2:'Raw Data'.F$306]))/(MAX(['Raw Data'.F$2:'Raw Data'.F$306])-MIN(['Raw Data'.F$2:'Raw Data'.F$306]))*100" office:value-type="float" office:value="86.6143567433188">
            <text:p>86.6143567433</text:p>
          </table:table-cell>
          <table:table-cell table:formula="of:=(['Raw Data'.G26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1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61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61]-MIN(['Raw Data'.J$2:'Raw Data'.J$306]))/(MAX(['Raw Data'.J$2:'Raw Data'.J$306])-MIN(['Raw Data'.J$2:'Raw Data'.J$306]))*100" office:value-type="float" office:value="91.3153945842712">
            <text:p>91.3153945843</text:p>
          </table:table-cell>
          <table:table-cell table:formula="of:=(['Raw Data'.K261]-MIN(['Raw Data'.K$2:'Raw Data'.K$306]))/(MAX(['Raw Data'.K$2:'Raw Data'.K$306])-MIN(['Raw Data'.K$2:'Raw Data'.K$306]))*100" office:value-type="float" office:value="86.4506843363024">
            <text:p>86.4506843363</text:p>
          </table:table-cell>
          <table:table-cell table:formula="of:=(['Raw Data'.L261]-MIN(['Raw Data'.L$2:'Raw Data'.L$306]))/(MAX(['Raw Data'.L$2:'Raw Data'.L$306])-MIN(['Raw Data'.L$2:'Raw Data'.L$306]))*100" office:value-type="float" office:value="86.1166147749788">
            <text:p>86.116614775</text:p>
          </table:table-cell>
        </table:table-row>
        <table:table-row table:style-name="ro2">
          <table:table-cell table:formula="of:=(['Raw Data'.A26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2]-MIN(['Raw Data'.B$2:'Raw Data'.B$306]))/(MAX(['Raw Data'.B$2:'Raw Data'.B$306])-MIN(['Raw Data'.B$2:'Raw Data'.B$306]))*100" office:value-type="float" office:value="96.3189312109153">
            <text:p>96.3189312109</text:p>
          </table:table-cell>
          <table:table-cell table:formula="of:=(['Raw Data'.C262]-MIN(['Raw Data'.C$2:'Raw Data'.C$306]))/(MAX(['Raw Data'.C$2:'Raw Data'.C$306])-MIN(['Raw Data'.C$2:'Raw Data'.C$306]))*100" office:value-type="float" office:value="85.5530637671311">
            <text:p>85.5530637671</text:p>
          </table:table-cell>
          <table:table-cell table:formula="of:=(['Raw Data'.D262]-MIN(['Raw Data'.D$2:'Raw Data'.D$306]))/(MAX(['Raw Data'.D$2:'Raw Data'.D$306])-MIN(['Raw Data'.D$2:'Raw Data'.D$306]))*100" office:value-type="float" office:value="87.3063170441001">
            <text:p>87.3063170441</text:p>
          </table:table-cell>
          <table:table-cell table:formula="of:=(['Raw Data'.E26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2]-MIN(['Raw Data'.F$2:'Raw Data'.F$306]))/(MAX(['Raw Data'.F$2:'Raw Data'.F$306])-MIN(['Raw Data'.F$2:'Raw Data'.F$306]))*100" office:value-type="float" office:value="86.6072178455647">
            <text:p>86.6072178456</text:p>
          </table:table-cell>
          <table:table-cell table:formula="of:=(['Raw Data'.G26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2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62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62]-MIN(['Raw Data'.J$2:'Raw Data'.J$306]))/(MAX(['Raw Data'.J$2:'Raw Data'.J$306])-MIN(['Raw Data'.J$2:'Raw Data'.J$306]))*100" office:value-type="float" office:value="91.3153945842712">
            <text:p>91.3153945843</text:p>
          </table:table-cell>
          <table:table-cell table:formula="of:=(['Raw Data'.K262]-MIN(['Raw Data'.K$2:'Raw Data'.K$306]))/(MAX(['Raw Data'.K$2:'Raw Data'.K$306])-MIN(['Raw Data'.K$2:'Raw Data'.K$306]))*100" office:value-type="float" office:value="86.4506843363024">
            <text:p>86.4506843363</text:p>
          </table:table-cell>
          <table:table-cell table:formula="of:=(['Raw Data'.L262]-MIN(['Raw Data'.L$2:'Raw Data'.L$306]))/(MAX(['Raw Data'.L$2:'Raw Data'.L$306])-MIN(['Raw Data'.L$2:'Raw Data'.L$306]))*100" office:value-type="float" office:value="86.1166147749788">
            <text:p>86.116614775</text:p>
          </table:table-cell>
        </table:table-row>
        <table:table-row table:style-name="ro2">
          <table:table-cell table:formula="of:=(['Raw Data'.A26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3]-MIN(['Raw Data'.B$2:'Raw Data'.B$306]))/(MAX(['Raw Data'.B$2:'Raw Data'.B$306])-MIN(['Raw Data'.B$2:'Raw Data'.B$306]))*100" office:value-type="float" office:value="96.4184195565662">
            <text:p>96.4184195566</text:p>
          </table:table-cell>
          <table:table-cell table:formula="of:=(['Raw Data'.C263]-MIN(['Raw Data'.C$2:'Raw Data'.C$306]))/(MAX(['Raw Data'.C$2:'Raw Data'.C$306])-MIN(['Raw Data'.C$2:'Raw Data'.C$306]))*100" office:value-type="float" office:value="85.8584211122438">
            <text:p>85.8584211122</text:p>
          </table:table-cell>
          <table:table-cell table:formula="of:=(['Raw Data'.D263]-MIN(['Raw Data'.D$2:'Raw Data'.D$306]))/(MAX(['Raw Data'.D$2:'Raw Data'.D$306])-MIN(['Raw Data'.D$2:'Raw Data'.D$306]))*100" office:value-type="float" office:value="88.3194278903457">
            <text:p>88.3194278903</text:p>
          </table:table-cell>
          <table:table-cell table:formula="of:=(['Raw Data'.E26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3]-MIN(['Raw Data'.F$2:'Raw Data'.F$306]))/(MAX(['Raw Data'.F$2:'Raw Data'.F$306])-MIN(['Raw Data'.F$2:'Raw Data'.F$306]))*100" office:value-type="float" office:value="86.5950397258663">
            <text:p>86.5950397259</text:p>
          </table:table-cell>
          <table:table-cell table:formula="of:=(['Raw Data'.G26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3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63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63]-MIN(['Raw Data'.J$2:'Raw Data'.J$306]))/(MAX(['Raw Data'.J$2:'Raw Data'.J$306])-MIN(['Raw Data'.J$2:'Raw Data'.J$306]))*100" office:value-type="float" office:value="91.8644703635496">
            <text:p>91.8644703635</text:p>
          </table:table-cell>
          <table:table-cell table:formula="of:=(['Raw Data'.K263]-MIN(['Raw Data'.K$2:'Raw Data'.K$306]))/(MAX(['Raw Data'.K$2:'Raw Data'.K$306])-MIN(['Raw Data'.K$2:'Raw Data'.K$306]))*100" office:value-type="float" office:value="87.144253747556">
            <text:p>87.1442537476</text:p>
          </table:table-cell>
          <table:table-cell table:formula="of:=(['Raw Data'.L263]-MIN(['Raw Data'.L$2:'Raw Data'.L$306]))/(MAX(['Raw Data'.L$2:'Raw Data'.L$306])-MIN(['Raw Data'.L$2:'Raw Data'.L$306]))*100" office:value-type="float" office:value="88.0837814888197">
            <text:p>88.0837814888</text:p>
          </table:table-cell>
        </table:table-row>
        <table:table-row table:style-name="ro2">
          <table:table-cell table:formula="of:=(['Raw Data'.A26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4]-MIN(['Raw Data'.B$2:'Raw Data'.B$306]))/(MAX(['Raw Data'.B$2:'Raw Data'.B$306])-MIN(['Raw Data'.B$2:'Raw Data'.B$306]))*100" office:value-type="float" office:value="96.560545764639">
            <text:p>96.5605457646</text:p>
          </table:table-cell>
          <table:table-cell table:formula="of:=(['Raw Data'.C264]-MIN(['Raw Data'.C$2:'Raw Data'.C$306]))/(MAX(['Raw Data'.C$2:'Raw Data'.C$306])-MIN(['Raw Data'.C$2:'Raw Data'.C$306]))*100" office:value-type="float" office:value="86.1687620342055">
            <text:p>86.1687620342</text:p>
          </table:table-cell>
          <table:table-cell table:formula="of:=(['Raw Data'.D264]-MIN(['Raw Data'.D$2:'Raw Data'.D$306]))/(MAX(['Raw Data'.D$2:'Raw Data'.D$306])-MIN(['Raw Data'.D$2:'Raw Data'.D$306]))*100" office:value-type="float" office:value="88.3194278903457">
            <text:p>88.3194278903</text:p>
          </table:table-cell>
          <table:table-cell table:formula="of:=(['Raw Data'.E26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4]-MIN(['Raw Data'.F$2:'Raw Data'.F$306]))/(MAX(['Raw Data'.F$2:'Raw Data'.F$306])-MIN(['Raw Data'.F$2:'Raw Data'.F$306]))*100" office:value-type="float" office:value="86.5876908605311">
            <text:p>86.5876908605</text:p>
          </table:table-cell>
          <table:table-cell table:formula="of:=(['Raw Data'.G26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4]-MIN(['Raw Data'.H$2:'Raw Data'.H$306]))/(MAX(['Raw Data'.H$2:'Raw Data'.H$306])-MIN(['Raw Data'.H$2:'Raw Data'.H$306]))*100" office:value-type="float" office:value="99.6168582375479">
            <text:p>99.6168582375</text:p>
          </table:table-cell>
          <table:table-cell table:formula="of:=(['Raw Data'.I264]-MIN(['Raw Data'.I$2:'Raw Data'.I$306]))/(MAX(['Raw Data'.I$2:'Raw Data'.I$306])-MIN(['Raw Data'.I$2:'Raw Data'.I$306]))*100" office:value-type="float" office:value="93.2330827067669">
            <text:p>93.2330827068</text:p>
          </table:table-cell>
          <table:table-cell table:formula="of:=(['Raw Data'.J264]-MIN(['Raw Data'.J$2:'Raw Data'.J$306]))/(MAX(['Raw Data'.J$2:'Raw Data'.J$306])-MIN(['Raw Data'.J$2:'Raw Data'.J$306]))*100" office:value-type="float" office:value="91.8644703635496">
            <text:p>91.8644703635</text:p>
          </table:table-cell>
          <table:table-cell table:formula="of:=(['Raw Data'.K264]-MIN(['Raw Data'.K$2:'Raw Data'.K$306]))/(MAX(['Raw Data'.K$2:'Raw Data'.K$306])-MIN(['Raw Data'.K$2:'Raw Data'.K$306]))*100" office:value-type="float" office:value="87.144253747556">
            <text:p>87.1442537476</text:p>
          </table:table-cell>
          <table:table-cell table:formula="of:=(['Raw Data'.L264]-MIN(['Raw Data'.L$2:'Raw Data'.L$306]))/(MAX(['Raw Data'.L$2:'Raw Data'.L$306])-MIN(['Raw Data'.L$2:'Raw Data'.L$306]))*100" office:value-type="float" office:value="88.0837814888197">
            <text:p>88.0837814888</text:p>
          </table:table-cell>
        </table:table-row>
        <table:table-row table:style-name="ro2">
          <table:table-cell table:formula="of:=(['Raw Data'.A26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5]-MIN(['Raw Data'.B$2:'Raw Data'.B$306]))/(MAX(['Raw Data'.B$2:'Raw Data'.B$306])-MIN(['Raw Data'.B$2:'Raw Data'.B$306]))*100" office:value-type="float" office:value="96.6458214894827">
            <text:p>96.6458214895</text:p>
          </table:table-cell>
          <table:table-cell table:formula="of:=(['Raw Data'.C265]-MIN(['Raw Data'.C$2:'Raw Data'.C$306]))/(MAX(['Raw Data'.C$2:'Raw Data'.C$306])-MIN(['Raw Data'.C$2:'Raw Data'.C$306]))*100" office:value-type="float" office:value="86.4777437988447">
            <text:p>86.4777437988</text:p>
          </table:table-cell>
          <table:table-cell table:formula="of:=(['Raw Data'.D265]-MIN(['Raw Data'.D$2:'Raw Data'.D$306]))/(MAX(['Raw Data'.D$2:'Raw Data'.D$306])-MIN(['Raw Data'.D$2:'Raw Data'.D$306]))*100" office:value-type="float" office:value="88.5578069129917">
            <text:p>88.557806913</text:p>
          </table:table-cell>
          <table:table-cell table:formula="of:=(['Raw Data'.E26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5]-MIN(['Raw Data'.F$2:'Raw Data'.F$306]))/(MAX(['Raw Data'.F$2:'Raw Data'.F$306])-MIN(['Raw Data'.F$2:'Raw Data'.F$306]))*100" office:value-type="float" office:value="86.5561957233803">
            <text:p>86.5561957234</text:p>
          </table:table-cell>
          <table:table-cell table:formula="of:=(['Raw Data'.G26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5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65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65]-MIN(['Raw Data'.J$2:'Raw Data'.J$306]))/(MAX(['Raw Data'.J$2:'Raw Data'.J$306])-MIN(['Raw Data'.J$2:'Raw Data'.J$306]))*100" office:value-type="float" office:value="92.3572744014733">
            <text:p>92.3572744015</text:p>
          </table:table-cell>
          <table:table-cell table:formula="of:=(['Raw Data'.K265]-MIN(['Raw Data'.K$2:'Raw Data'.K$306]))/(MAX(['Raw Data'.K$2:'Raw Data'.K$306])-MIN(['Raw Data'.K$2:'Raw Data'.K$306]))*100" office:value-type="float" office:value="87.4831631544645">
            <text:p>87.4831631545</text:p>
          </table:table-cell>
          <table:table-cell table:formula="of:=(['Raw Data'.L265]-MIN(['Raw Data'.L$2:'Raw Data'.L$306]))/(MAX(['Raw Data'.L$2:'Raw Data'.L$306])-MIN(['Raw Data'.L$2:'Raw Data'.L$306]))*100" office:value-type="float" office:value="88.5083498443249">
            <text:p>88.5083498443</text:p>
          </table:table-cell>
        </table:table-row>
        <table:table-row table:style-name="ro2">
          <table:table-cell table:formula="of:=(['Raw Data'.A26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6]-MIN(['Raw Data'.B$2:'Raw Data'.B$306]))/(MAX(['Raw Data'.B$2:'Raw Data'.B$306])-MIN(['Raw Data'.B$2:'Raw Data'.B$306]))*100" office:value-type="float" office:value="96.7026719727118">
            <text:p>96.7026719727</text:p>
          </table:table-cell>
          <table:table-cell table:formula="of:=(['Raw Data'.C266]-MIN(['Raw Data'.C$2:'Raw Data'.C$306]))/(MAX(['Raw Data'.C$2:'Raw Data'.C$306])-MIN(['Raw Data'.C$2:'Raw Data'.C$306]))*100" office:value-type="float" office:value="86.7898969305697">
            <text:p>86.7898969306</text:p>
          </table:table-cell>
          <table:table-cell table:formula="of:=(['Raw Data'.D266]-MIN(['Raw Data'.D$2:'Raw Data'.D$306]))/(MAX(['Raw Data'.D$2:'Raw Data'.D$306])-MIN(['Raw Data'.D$2:'Raw Data'.D$306]))*100" office:value-type="float" office:value="88.5578069129917">
            <text:p>88.557806913</text:p>
          </table:table-cell>
          <table:table-cell table:formula="of:=(['Raw Data'.E26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6]-MIN(['Raw Data'.F$2:'Raw Data'.F$306]))/(MAX(['Raw Data'.F$2:'Raw Data'.F$306])-MIN(['Raw Data'.F$2:'Raw Data'.F$306]))*100" office:value-type="float" office:value="86.543177733358">
            <text:p>86.5431777334</text:p>
          </table:table-cell>
          <table:table-cell table:formula="of:=(['Raw Data'.G26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6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66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66]-MIN(['Raw Data'.J$2:'Raw Data'.J$306]))/(MAX(['Raw Data'.J$2:'Raw Data'.J$306])-MIN(['Raw Data'.J$2:'Raw Data'.J$306]))*100" office:value-type="float" office:value="92.3572744014733">
            <text:p>92.3572744015</text:p>
          </table:table-cell>
          <table:table-cell table:formula="of:=(['Raw Data'.K266]-MIN(['Raw Data'.K$2:'Raw Data'.K$306]))/(MAX(['Raw Data'.K$2:'Raw Data'.K$306])-MIN(['Raw Data'.K$2:'Raw Data'.K$306]))*100" office:value-type="float" office:value="87.4831631544645">
            <text:p>87.4831631545</text:p>
          </table:table-cell>
          <table:table-cell table:formula="of:=(['Raw Data'.L266]-MIN(['Raw Data'.L$2:'Raw Data'.L$306]))/(MAX(['Raw Data'.L$2:'Raw Data'.L$306])-MIN(['Raw Data'.L$2:'Raw Data'.L$306]))*100" office:value-type="float" office:value="88.5083498443249">
            <text:p>88.5083498443</text:p>
          </table:table-cell>
        </table:table-row>
        <table:table-row table:style-name="ro2">
          <table:table-cell table:formula="of:=(['Raw Data'.A26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7]-MIN(['Raw Data'.B$2:'Raw Data'.B$306]))/(MAX(['Raw Data'.B$2:'Raw Data'.B$306])-MIN(['Raw Data'.B$2:'Raw Data'.B$306]))*100" office:value-type="float" office:value="96.8874360432064">
            <text:p>96.8874360432</text:p>
          </table:table-cell>
          <table:table-cell table:formula="of:=(['Raw Data'.C267]-MIN(['Raw Data'.C$2:'Raw Data'.C$306]))/(MAX(['Raw Data'.C$2:'Raw Data'.C$306])-MIN(['Raw Data'.C$2:'Raw Data'.C$306]))*100" office:value-type="float" office:value="87.0975195378865">
            <text:p>87.0975195379</text:p>
          </table:table-cell>
          <table:table-cell table:formula="of:=(['Raw Data'.D267]-MIN(['Raw Data'.D$2:'Raw Data'.D$306]))/(MAX(['Raw Data'.D$2:'Raw Data'.D$306])-MIN(['Raw Data'.D$2:'Raw Data'.D$306]))*100" office:value-type="float" office:value="89.3921334922527">
            <text:p>89.3921334923</text:p>
          </table:table-cell>
          <table:table-cell table:formula="of:=(['Raw Data'.E26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7]-MIN(['Raw Data'.F$2:'Raw Data'.F$306]))/(MAX(['Raw Data'.F$2:'Raw Data'.F$306])-MIN(['Raw Data'.F$2:'Raw Data'.F$306]))*100" office:value-type="float" office:value="86.5286899702686">
            <text:p>86.5286899703</text:p>
          </table:table-cell>
          <table:table-cell table:formula="of:=(['Raw Data'.G26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7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67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67]-MIN(['Raw Data'.J$2:'Raw Data'.J$306]))/(MAX(['Raw Data'.J$2:'Raw Data'.J$306])-MIN(['Raw Data'.J$2:'Raw Data'.J$306]))*100" office:value-type="float" office:value="93.0393561148626">
            <text:p>93.0393561149</text:p>
          </table:table-cell>
          <table:table-cell table:formula="of:=(['Raw Data'.K267]-MIN(['Raw Data'.K$2:'Raw Data'.K$306]))/(MAX(['Raw Data'.K$2:'Raw Data'.K$306])-MIN(['Raw Data'.K$2:'Raw Data'.K$306]))*100" office:value-type="float" office:value="88.1740169454703">
            <text:p>88.1740169455</text:p>
          </table:table-cell>
          <table:table-cell table:formula="of:=(['Raw Data'.L267]-MIN(['Raw Data'.L$2:'Raw Data'.L$306]))/(MAX(['Raw Data'.L$2:'Raw Data'.L$306])-MIN(['Raw Data'.L$2:'Raw Data'.L$306]))*100" office:value-type="float" office:value="88.9329181998302">
            <text:p>88.9329181998</text:p>
          </table:table-cell>
        </table:table-row>
        <table:table-row table:style-name="ro2">
          <table:table-cell table:formula="of:=(['Raw Data'.A26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8]-MIN(['Raw Data'.B$2:'Raw Data'.B$306]))/(MAX(['Raw Data'.B$2:'Raw Data'.B$306])-MIN(['Raw Data'.B$2:'Raw Data'.B$306]))*100" office:value-type="float" office:value="97.1716884593519">
            <text:p>97.1716884594</text:p>
          </table:table-cell>
          <table:table-cell table:formula="of:=(['Raw Data'.C268]-MIN(['Raw Data'.C$2:'Raw Data'.C$306]))/(MAX(['Raw Data'.C$2:'Raw Data'.C$306])-MIN(['Raw Data'.C$2:'Raw Data'.C$306]))*100" office:value-type="float" office:value="87.4101257220523">
            <text:p>87.4101257221</text:p>
          </table:table-cell>
          <table:table-cell table:formula="of:=(['Raw Data'.D268]-MIN(['Raw Data'.D$2:'Raw Data'.D$306]))/(MAX(['Raw Data'.D$2:'Raw Data'.D$306])-MIN(['Raw Data'.D$2:'Raw Data'.D$306]))*100" office:value-type="float" office:value="89.7497020262217">
            <text:p>89.7497020262</text:p>
          </table:table-cell>
          <table:table-cell table:formula="of:=(['Raw Data'.E26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8]-MIN(['Raw Data'.F$2:'Raw Data'.F$306]))/(MAX(['Raw Data'.F$2:'Raw Data'.F$306])-MIN(['Raw Data'.F$2:'Raw Data'.F$306]))*100" office:value-type="float" office:value="86.4619202795089">
            <text:p>86.4619202795</text:p>
          </table:table-cell>
          <table:table-cell table:formula="of:=(['Raw Data'.G26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8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68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68]-MIN(['Raw Data'.J$2:'Raw Data'.J$306]))/(MAX(['Raw Data'.J$2:'Raw Data'.J$306])-MIN(['Raw Data'.J$2:'Raw Data'.J$306]))*100" office:value-type="float" office:value="93.1024486733511">
            <text:p>93.1024486734</text:p>
          </table:table-cell>
          <table:table-cell table:formula="of:=(['Raw Data'.K268]-MIN(['Raw Data'.K$2:'Raw Data'.K$306]))/(MAX(['Raw Data'.K$2:'Raw Data'.K$306])-MIN(['Raw Data'.K$2:'Raw Data'.K$306]))*100" office:value-type="float" office:value="88.2022593960461">
            <text:p>88.202259396</text:p>
          </table:table-cell>
          <table:table-cell table:formula="of:=(['Raw Data'.L268]-MIN(['Raw Data'.L$2:'Raw Data'.L$306]))/(MAX(['Raw Data'.L$2:'Raw Data'.L$306])-MIN(['Raw Data'.L$2:'Raw Data'.L$306]))*100" office:value-type="float" office:value="89.6688366827059">
            <text:p>89.6688366827</text:p>
          </table:table-cell>
        </table:table-row>
        <table:table-row table:style-name="ro2">
          <table:table-cell table:formula="of:=(['Raw Data'.A26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69]-MIN(['Raw Data'.B$2:'Raw Data'.B$306]))/(MAX(['Raw Data'.B$2:'Raw Data'.B$306])-MIN(['Raw Data'.B$2:'Raw Data'.B$306]))*100" office:value-type="float" office:value="97.2853894258101">
            <text:p>97.2853894258</text:p>
          </table:table-cell>
          <table:table-cell table:formula="of:=(['Raw Data'.C269]-MIN(['Raw Data'.C$2:'Raw Data'.C$306]))/(MAX(['Raw Data'.C$2:'Raw Data'.C$306])-MIN(['Raw Data'.C$2:'Raw Data'.C$306]))*100" office:value-type="float" office:value="87.7114055951977">
            <text:p>87.7114055952</text:p>
          </table:table-cell>
          <table:table-cell table:formula="of:=(['Raw Data'.D269]-MIN(['Raw Data'.D$2:'Raw Data'.D$306]))/(MAX(['Raw Data'.D$2:'Raw Data'.D$306])-MIN(['Raw Data'.D$2:'Raw Data'.D$306]))*100" office:value-type="float" office:value="90.8820023837902">
            <text:p>90.8820023838</text:p>
          </table:table-cell>
          <table:table-cell table:formula="of:=(['Raw Data'.E26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69]-MIN(['Raw Data'.F$2:'Raw Data'.F$306]))/(MAX(['Raw Data'.F$2:'Raw Data'.F$306])-MIN(['Raw Data'.F$2:'Raw Data'.F$306]))*100" office:value-type="float" office:value="86.4279055313859">
            <text:p>86.4279055314</text:p>
          </table:table-cell>
          <table:table-cell table:formula="of:=(['Raw Data'.G26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69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69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69]-MIN(['Raw Data'.J$2:'Raw Data'.J$306]))/(MAX(['Raw Data'.J$2:'Raw Data'.J$306])-MIN(['Raw Data'.J$2:'Raw Data'.J$306]))*100" office:value-type="float" office:value="93.869790600914">
            <text:p>93.8697906009</text:p>
          </table:table-cell>
          <table:table-cell table:formula="of:=(['Raw Data'.K269]-MIN(['Raw Data'.K$2:'Raw Data'.K$306]))/(MAX(['Raw Data'.K$2:'Raw Data'.K$306])-MIN(['Raw Data'.K$2:'Raw Data'.K$306]))*100" office:value-type="float" office:value="89.2961112318053">
            <text:p>89.2961112318</text:p>
          </table:table-cell>
          <table:table-cell table:formula="of:=(['Raw Data'.L269]-MIN(['Raw Data'.L$2:'Raw Data'.L$306]))/(MAX(['Raw Data'.L$2:'Raw Data'.L$306])-MIN(['Raw Data'.L$2:'Raw Data'.L$306]))*100" office:value-type="float" office:value="90.1500141522785">
            <text:p>90.1500141523</text:p>
          </table:table-cell>
        </table:table-row>
        <table:table-row table:style-name="ro2">
          <table:table-cell table:formula="of:=(['Raw Data'.A27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0]-MIN(['Raw Data'.B$2:'Raw Data'.B$306]))/(MAX(['Raw Data'.B$2:'Raw Data'.B$306])-MIN(['Raw Data'.B$2:'Raw Data'.B$306]))*100" office:value-type="float" office:value="97.4133030130756">
            <text:p>97.4133030131</text:p>
          </table:table-cell>
          <table:table-cell table:formula="of:=(['Raw Data'.C270]-MIN(['Raw Data'.C$2:'Raw Data'.C$306]))/(MAX(['Raw Data'.C$2:'Raw Data'.C$306])-MIN(['Raw Data'.C$2:'Raw Data'.C$306]))*100" office:value-type="float" office:value="88.0552723977801">
            <text:p>88.0552723978</text:p>
          </table:table-cell>
          <table:table-cell table:formula="of:=(['Raw Data'.D270]-MIN(['Raw Data'.D$2:'Raw Data'.D$306]))/(MAX(['Raw Data'.D$2:'Raw Data'.D$306])-MIN(['Raw Data'.D$2:'Raw Data'.D$306]))*100" office:value-type="float" office:value="90.8820023837902">
            <text:p>90.8820023838</text:p>
          </table:table-cell>
          <table:table-cell table:formula="of:=(['Raw Data'.E27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0]-MIN(['Raw Data'.F$2:'Raw Data'.F$306]))/(MAX(['Raw Data'.F$2:'Raw Data'.F$306])-MIN(['Raw Data'.F$2:'Raw Data'.F$306]))*100" office:value-type="float" office:value="97.2002922748728">
            <text:p>97.2002922749</text:p>
          </table:table-cell>
          <table:table-cell table:formula="of:=(['Raw Data'.G27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0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0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0]-MIN(['Raw Data'.J$2:'Raw Data'.J$306]))/(MAX(['Raw Data'.J$2:'Raw Data'.J$306])-MIN(['Raw Data'.J$2:'Raw Data'.J$306]))*100" office:value-type="float" office:value="93.8749062137644">
            <text:p>93.8749062138</text:p>
          </table:table-cell>
          <table:table-cell table:formula="of:=(['Raw Data'.K270]-MIN(['Raw Data'.K$2:'Raw Data'.K$306]))/(MAX(['Raw Data'.K$2:'Raw Data'.K$306])-MIN(['Raw Data'.K$2:'Raw Data'.K$306]))*100" office:value-type="float" office:value="89.2961112318053">
            <text:p>89.2961112318</text:p>
          </table:table-cell>
          <table:table-cell table:formula="of:=(['Raw Data'.L270]-MIN(['Raw Data'.L$2:'Raw Data'.L$306]))/(MAX(['Raw Data'.L$2:'Raw Data'.L$306])-MIN(['Raw Data'.L$2:'Raw Data'.L$306]))*100" office:value-type="float" office:value="90.1500141522785">
            <text:p>90.1500141523</text:p>
          </table:table-cell>
        </table:table-row>
        <table:table-row table:style-name="ro2">
          <table:table-cell table:formula="of:=(['Raw Data'.A27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1]-MIN(['Raw Data'.B$2:'Raw Data'.B$306]))/(MAX(['Raw Data'.B$2:'Raw Data'.B$306])-MIN(['Raw Data'.B$2:'Raw Data'.B$306]))*100" office:value-type="float" office:value="97.4275156338829">
            <text:p>97.4275156339</text:p>
          </table:table-cell>
          <table:table-cell table:formula="of:=(['Raw Data'.C271]-MIN(['Raw Data'.C$2:'Raw Data'.C$306]))/(MAX(['Raw Data'.C$2:'Raw Data'.C$306])-MIN(['Raw Data'.C$2:'Raw Data'.C$306]))*100" office:value-type="float" office:value="88.4118246687054">
            <text:p>88.4118246687</text:p>
          </table:table-cell>
          <table:table-cell table:formula="of:=(['Raw Data'.D271]-MIN(['Raw Data'.D$2:'Raw Data'.D$306]))/(MAX(['Raw Data'.D$2:'Raw Data'.D$306])-MIN(['Raw Data'.D$2:'Raw Data'.D$306]))*100" office:value-type="float" office:value="90.8820023837902">
            <text:p>90.8820023838</text:p>
          </table:table-cell>
          <table:table-cell table:formula="of:=(['Raw Data'.E27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1]-MIN(['Raw Data'.F$2:'Raw Data'.F$306]))/(MAX(['Raw Data'.F$2:'Raw Data'.F$306])-MIN(['Raw Data'.F$2:'Raw Data'.F$306]))*100" office:value-type="float" office:value="97.2068012698839">
            <text:p>97.2068012699</text:p>
          </table:table-cell>
          <table:table-cell table:formula="of:=(['Raw Data'.G27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1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1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1]-MIN(['Raw Data'.J$2:'Raw Data'.J$306]))/(MAX(['Raw Data'.J$2:'Raw Data'.J$306])-MIN(['Raw Data'.J$2:'Raw Data'.J$306]))*100" office:value-type="float" office:value="93.8749062137644">
            <text:p>93.8749062138</text:p>
          </table:table-cell>
          <table:table-cell table:formula="of:=(['Raw Data'.K271]-MIN(['Raw Data'.K$2:'Raw Data'.K$306]))/(MAX(['Raw Data'.K$2:'Raw Data'.K$306])-MIN(['Raw Data'.K$2:'Raw Data'.K$306]))*100" office:value-type="float" office:value="89.2961112318053">
            <text:p>89.2961112318</text:p>
          </table:table-cell>
          <table:table-cell table:formula="of:=(['Raw Data'.L271]-MIN(['Raw Data'.L$2:'Raw Data'.L$306]))/(MAX(['Raw Data'.L$2:'Raw Data'.L$306])-MIN(['Raw Data'.L$2:'Raw Data'.L$306]))*100" office:value-type="float" office:value="90.1500141522785">
            <text:p>90.1500141523</text:p>
          </table:table-cell>
        </table:table-row>
        <table:table-row table:style-name="ro2">
          <table:table-cell table:formula="of:=(['Raw Data'.A27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2]-MIN(['Raw Data'.B$2:'Raw Data'.B$306]))/(MAX(['Raw Data'.B$2:'Raw Data'.B$306])-MIN(['Raw Data'.B$2:'Raw Data'.B$306]))*100" office:value-type="float" office:value="97.4701534963047">
            <text:p>97.4701534963</text:p>
          </table:table-cell>
          <table:table-cell table:formula="of:=(['Raw Data'.C272]-MIN(['Raw Data'.C$2:'Raw Data'.C$306]))/(MAX(['Raw Data'.C$2:'Raw Data'.C$306])-MIN(['Raw Data'.C$2:'Raw Data'.C$306]))*100" office:value-type="float" office:value="88.7597689432552">
            <text:p>88.7597689433</text:p>
          </table:table-cell>
          <table:table-cell table:formula="of:=(['Raw Data'.D272]-MIN(['Raw Data'.D$2:'Raw Data'.D$306]))/(MAX(['Raw Data'.D$2:'Raw Data'.D$306])-MIN(['Raw Data'.D$2:'Raw Data'.D$306]))*100" office:value-type="float" office:value="91.4183551847437">
            <text:p>91.4183551847</text:p>
          </table:table-cell>
          <table:table-cell table:formula="of:=(['Raw Data'.E27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2]-MIN(['Raw Data'.F$2:'Raw Data'.F$306]))/(MAX(['Raw Data'.F$2:'Raw Data'.F$306])-MIN(['Raw Data'.F$2:'Raw Data'.F$306]))*100" office:value-type="float" office:value="97.2068012698839">
            <text:p>97.2068012699</text:p>
          </table:table-cell>
          <table:table-cell table:formula="of:=(['Raw Data'.G27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2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2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2]-MIN(['Raw Data'.J$2:'Raw Data'.J$306]))/(MAX(['Raw Data'.J$2:'Raw Data'.J$306])-MIN(['Raw Data'.J$2:'Raw Data'.J$306]))*100" office:value-type="float" office:value="93.9397039765364">
            <text:p>93.9397039765</text:p>
          </table:table-cell>
          <table:table-cell table:formula="of:=(['Raw Data'.K272]-MIN(['Raw Data'.K$2:'Raw Data'.K$306]))/(MAX(['Raw Data'.K$2:'Raw Data'.K$306])-MIN(['Raw Data'.K$2:'Raw Data'.K$306]))*100" office:value-type="float" office:value="89.2971974799044">
            <text:p>89.2971974799</text:p>
          </table:table-cell>
          <table:table-cell table:formula="of:=(['Raw Data'.L272]-MIN(['Raw Data'.L$2:'Raw Data'.L$306]))/(MAX(['Raw Data'.L$2:'Raw Data'.L$306])-MIN(['Raw Data'.L$2:'Raw Data'.L$306]))*100" office:value-type="float" office:value="90.7727144070195">
            <text:p>90.772714407</text:p>
          </table:table-cell>
        </table:table-row>
        <table:table-row table:style-name="ro2">
          <table:table-cell table:formula="of:=(['Raw Data'.A27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3]-MIN(['Raw Data'.B$2:'Raw Data'.B$306]))/(MAX(['Raw Data'.B$2:'Raw Data'.B$306])-MIN(['Raw Data'.B$2:'Raw Data'.B$306]))*100" office:value-type="float" office:value="97.5696418419557">
            <text:p>97.569641842</text:p>
          </table:table-cell>
          <table:table-cell table:formula="of:=(['Raw Data'.C273]-MIN(['Raw Data'.C$2:'Raw Data'.C$306]))/(MAX(['Raw Data'.C$2:'Raw Data'.C$306])-MIN(['Raw Data'.C$2:'Raw Data'.C$306]))*100" office:value-type="float" office:value="89.1072601653641">
            <text:p>89.1072601654</text:p>
          </table:table-cell>
          <table:table-cell table:formula="of:=(['Raw Data'.D273]-MIN(['Raw Data'.D$2:'Raw Data'.D$306]))/(MAX(['Raw Data'.D$2:'Raw Data'.D$306])-MIN(['Raw Data'.D$2:'Raw Data'.D$306]))*100" office:value-type="float" office:value="92.2526817640048">
            <text:p>92.252681764</text:p>
          </table:table-cell>
          <table:table-cell table:formula="of:=(['Raw Data'.E27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3]-MIN(['Raw Data'.F$2:'Raw Data'.F$306]))/(MAX(['Raw Data'.F$2:'Raw Data'.F$306])-MIN(['Raw Data'.F$2:'Raw Data'.F$306]))*100" office:value-type="float" office:value="97.2055414643979">
            <text:p>97.2055414644</text:p>
          </table:table-cell>
          <table:table-cell table:formula="of:=(['Raw Data'.G27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3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3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3]-MIN(['Raw Data'.J$2:'Raw Data'.J$306]))/(MAX(['Raw Data'.J$2:'Raw Data'.J$306])-MIN(['Raw Data'.J$2:'Raw Data'.J$306]))*100" office:value-type="float" office:value="94.5331150671851">
            <text:p>94.5331150672</text:p>
          </table:table-cell>
          <table:table-cell table:formula="of:=(['Raw Data'.K273]-MIN(['Raw Data'.K$2:'Raw Data'.K$306]))/(MAX(['Raw Data'.K$2:'Raw Data'.K$306])-MIN(['Raw Data'.K$2:'Raw Data'.K$306]))*100" office:value-type="float" office:value="90.1140560504019">
            <text:p>90.1140560504</text:p>
          </table:table-cell>
          <table:table-cell table:formula="of:=(['Raw Data'.L273]-MIN(['Raw Data'.L$2:'Raw Data'.L$306]))/(MAX(['Raw Data'.L$2:'Raw Data'.L$306])-MIN(['Raw Data'.L$2:'Raw Data'.L$306]))*100" office:value-type="float" office:value="91.4520237758279">
            <text:p>91.4520237758</text:p>
          </table:table-cell>
        </table:table-row>
        <table:table-row table:style-name="ro2">
          <table:table-cell table:formula="of:=(['Raw Data'.A27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4]-MIN(['Raw Data'.B$2:'Raw Data'.B$306]))/(MAX(['Raw Data'.B$2:'Raw Data'.B$306])-MIN(['Raw Data'.B$2:'Raw Data'.B$306]))*100" office:value-type="float" office:value="97.6122797043775">
            <text:p>97.6122797044</text:p>
          </table:table-cell>
          <table:table-cell table:formula="of:=(['Raw Data'.C274]-MIN(['Raw Data'.C$2:'Raw Data'.C$306]))/(MAX(['Raw Data'.C$2:'Raw Data'.C$306])-MIN(['Raw Data'.C$2:'Raw Data'.C$306]))*100" office:value-type="float" office:value="89.4529391777098">
            <text:p>89.4529391777</text:p>
          </table:table-cell>
          <table:table-cell table:formula="of:=(['Raw Data'.D274]-MIN(['Raw Data'.D$2:'Raw Data'.D$306]))/(MAX(['Raw Data'.D$2:'Raw Data'.D$306])-MIN(['Raw Data'.D$2:'Raw Data'.D$306]))*100" office:value-type="float" office:value="92.7890345649583">
            <text:p>92.789034565</text:p>
          </table:table-cell>
          <table:table-cell table:formula="of:=(['Raw Data'.E27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4]-MIN(['Raw Data'.F$2:'Raw Data'.F$306]))/(MAX(['Raw Data'.F$2:'Raw Data'.F$306])-MIN(['Raw Data'.F$2:'Raw Data'.F$306]))*100" office:value-type="float" office:value="97.0489056489678">
            <text:p>97.048905649</text:p>
          </table:table-cell>
          <table:table-cell table:formula="of:=(['Raw Data'.G27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4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4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4]-MIN(['Raw Data'.J$2:'Raw Data'.J$306]))/(MAX(['Raw Data'.J$2:'Raw Data'.J$306])-MIN(['Raw Data'.J$2:'Raw Data'.J$306]))*100" office:value-type="float" office:value="94.630311711343">
            <text:p>94.6303117113</text:p>
          </table:table-cell>
          <table:table-cell table:formula="of:=(['Raw Data'.K274]-MIN(['Raw Data'.K$2:'Raw Data'.K$306]))/(MAX(['Raw Data'.K$2:'Raw Data'.K$306])-MIN(['Raw Data'.K$2:'Raw Data'.K$306]))*100" office:value-type="float" office:value="90.1412122528786">
            <text:p>90.1412122529</text:p>
          </table:table-cell>
          <table:table-cell table:formula="of:=(['Raw Data'.L274]-MIN(['Raw Data'.L$2:'Raw Data'.L$306]))/(MAX(['Raw Data'.L$2:'Raw Data'.L$306])-MIN(['Raw Data'.L$2:'Raw Data'.L$306]))*100" office:value-type="float" office:value="92.15963770167">
            <text:p>92.1596377017</text:p>
          </table:table-cell>
        </table:table-row>
        <table:table-row table:style-name="ro2">
          <table:table-cell table:formula="of:=(['Raw Data'.A27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5]-MIN(['Raw Data'.B$2:'Raw Data'.B$306]))/(MAX(['Raw Data'.B$2:'Raw Data'.B$306])-MIN(['Raw Data'.B$2:'Raw Data'.B$306]))*100" office:value-type="float" office:value="97.640704945992">
            <text:p>97.640704946</text:p>
          </table:table-cell>
          <table:table-cell table:formula="of:=(['Raw Data'.C275]-MIN(['Raw Data'.C$2:'Raw Data'.C$306]))/(MAX(['Raw Data'.C$2:'Raw Data'.C$306])-MIN(['Raw Data'.C$2:'Raw Data'.C$306]))*100" office:value-type="float" office:value="89.8072261864311">
            <text:p>89.8072261864</text:p>
          </table:table-cell>
          <table:table-cell table:formula="of:=(['Raw Data'.D275]-MIN(['Raw Data'.D$2:'Raw Data'.D$306]))/(MAX(['Raw Data'.D$2:'Raw Data'.D$306])-MIN(['Raw Data'.D$2:'Raw Data'.D$306]))*100" office:value-type="float" office:value="92.7890345649583">
            <text:p>92.789034565</text:p>
          </table:table-cell>
          <table:table-cell table:formula="of:=(['Raw Data'.E27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5]-MIN(['Raw Data'.F$2:'Raw Data'.F$306]))/(MAX(['Raw Data'.F$2:'Raw Data'.F$306])-MIN(['Raw Data'.F$2:'Raw Data'.F$306]))*100" office:value-type="float" office:value="97.0419767187946">
            <text:p>97.0419767188</text:p>
          </table:table-cell>
          <table:table-cell table:formula="of:=(['Raw Data'.G27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5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5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5]-MIN(['Raw Data'.J$2:'Raw Data'.J$306]))/(MAX(['Raw Data'.J$2:'Raw Data'.J$306])-MIN(['Raw Data'.J$2:'Raw Data'.J$306]))*100" office:value-type="float" office:value="94.630311711343">
            <text:p>94.6303117113</text:p>
          </table:table-cell>
          <table:table-cell table:formula="of:=(['Raw Data'.K275]-MIN(['Raw Data'.K$2:'Raw Data'.K$306]))/(MAX(['Raw Data'.K$2:'Raw Data'.K$306])-MIN(['Raw Data'.K$2:'Raw Data'.K$306]))*100" office:value-type="float" office:value="90.1412122528786">
            <text:p>90.1412122529</text:p>
          </table:table-cell>
          <table:table-cell table:formula="of:=(['Raw Data'.L275]-MIN(['Raw Data'.L$2:'Raw Data'.L$306]))/(MAX(['Raw Data'.L$2:'Raw Data'.L$306])-MIN(['Raw Data'.L$2:'Raw Data'.L$306]))*100" office:value-type="float" office:value="92.15963770167">
            <text:p>92.1596377017</text:p>
          </table:table-cell>
        </table:table-row>
        <table:table-row table:style-name="ro2">
          <table:table-cell table:formula="of:=(['Raw Data'.A27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6]-MIN(['Raw Data'.B$2:'Raw Data'.B$306]))/(MAX(['Raw Data'.B$2:'Raw Data'.B$306])-MIN(['Raw Data'.B$2:'Raw Data'.B$306]))*100" office:value-type="float" office:value="97.6549175667993">
            <text:p>97.6549175668</text:p>
          </table:table-cell>
          <table:table-cell table:formula="of:=(['Raw Data'.C276]-MIN(['Raw Data'.C$2:'Raw Data'.C$306]))/(MAX(['Raw Data'.C$2:'Raw Data'.C$306])-MIN(['Raw Data'.C$2:'Raw Data'.C$306]))*100" office:value-type="float" office:value="90.1583418280666">
            <text:p>90.1583418281</text:p>
          </table:table-cell>
          <table:table-cell table:formula="of:=(['Raw Data'.D276]-MIN(['Raw Data'.D$2:'Raw Data'.D$306]))/(MAX(['Raw Data'.D$2:'Raw Data'.D$306])-MIN(['Raw Data'.D$2:'Raw Data'.D$306]))*100" office:value-type="float" office:value="93.3253873659118">
            <text:p>93.3253873659</text:p>
          </table:table-cell>
          <table:table-cell table:formula="of:=(['Raw Data'.E27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6]-MIN(['Raw Data'.F$2:'Raw Data'.F$306]))/(MAX(['Raw Data'.F$2:'Raw Data'.F$306])-MIN(['Raw Data'.F$2:'Raw Data'.F$306]))*100" office:value-type="float" office:value="97.0402969781466">
            <text:p>97.0402969781</text:p>
          </table:table-cell>
          <table:table-cell table:formula="of:=(['Raw Data'.G27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6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6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6]-MIN(['Raw Data'.J$2:'Raw Data'.J$306]))/(MAX(['Raw Data'.J$2:'Raw Data'.J$306])-MIN(['Raw Data'.J$2:'Raw Data'.J$306]))*100" office:value-type="float" office:value="95.1572198349362">
            <text:p>95.1572198349</text:p>
          </table:table-cell>
          <table:table-cell table:formula="of:=(['Raw Data'.K276]-MIN(['Raw Data'.K$2:'Raw Data'.K$306]))/(MAX(['Raw Data'.K$2:'Raw Data'.K$306])-MIN(['Raw Data'.K$2:'Raw Data'.K$306]))*100" office:value-type="float" office:value="91.41864001738">
            <text:p>91.4186400174</text:p>
          </table:table-cell>
          <table:table-cell table:formula="of:=(['Raw Data'.L276]-MIN(['Raw Data'.L$2:'Raw Data'.L$306]))/(MAX(['Raw Data'.L$2:'Raw Data'.L$306])-MIN(['Raw Data'.L$2:'Raw Data'.L$306]))*100" office:value-type="float" office:value="92.5559015001415">
            <text:p>92.5559015001</text:p>
          </table:table-cell>
        </table:table-row>
        <table:table-row table:style-name="ro2">
          <table:table-cell table:formula="of:=(['Raw Data'.A27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7]-MIN(['Raw Data'.B$2:'Raw Data'.B$306]))/(MAX(['Raw Data'.B$2:'Raw Data'.B$306])-MIN(['Raw Data'.B$2:'Raw Data'.B$306]))*100" office:value-type="float" office:value="97.7259806708357">
            <text:p>97.7259806708</text:p>
          </table:table-cell>
          <table:table-cell table:formula="of:=(['Raw Data'.C277]-MIN(['Raw Data'.C$2:'Raw Data'.C$306]))/(MAX(['Raw Data'.C$2:'Raw Data'.C$306])-MIN(['Raw Data'.C$2:'Raw Data'.C$306]))*100" office:value-type="float" office:value="90.5139879941103">
            <text:p>90.5139879941</text:p>
          </table:table-cell>
          <table:table-cell table:formula="of:=(['Raw Data'.D277]-MIN(['Raw Data'.D$2:'Raw Data'.D$306]))/(MAX(['Raw Data'.D$2:'Raw Data'.D$306])-MIN(['Raw Data'.D$2:'Raw Data'.D$306]))*100" office:value-type="float" office:value="93.3253873659118">
            <text:p>93.3253873659</text:p>
          </table:table-cell>
          <table:table-cell table:formula="of:=(['Raw Data'.E27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7]-MIN(['Raw Data'.F$2:'Raw Data'.F$306]))/(MAX(['Raw Data'.F$2:'Raw Data'.F$306])-MIN(['Raw Data'.F$2:'Raw Data'.F$306]))*100" office:value-type="float" office:value="97.0369374968505">
            <text:p>97.0369374969</text:p>
          </table:table-cell>
          <table:table-cell table:formula="of:=(['Raw Data'.G27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7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7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7]-MIN(['Raw Data'.J$2:'Raw Data'.J$306]))/(MAX(['Raw Data'.J$2:'Raw Data'.J$306])-MIN(['Raw Data'.J$2:'Raw Data'.J$306]))*100" office:value-type="float" office:value="95.1572198349362">
            <text:p>95.1572198349</text:p>
          </table:table-cell>
          <table:table-cell table:formula="of:=(['Raw Data'.K277]-MIN(['Raw Data'.K$2:'Raw Data'.K$306]))/(MAX(['Raw Data'.K$2:'Raw Data'.K$306])-MIN(['Raw Data'.K$2:'Raw Data'.K$306]))*100" office:value-type="float" office:value="91.41864001738">
            <text:p>91.4186400174</text:p>
          </table:table-cell>
          <table:table-cell table:formula="of:=(['Raw Data'.L277]-MIN(['Raw Data'.L$2:'Raw Data'.L$306]))/(MAX(['Raw Data'.L$2:'Raw Data'.L$306])-MIN(['Raw Data'.L$2:'Raw Data'.L$306]))*100" office:value-type="float" office:value="92.5559015001415">
            <text:p>92.5559015001</text:p>
          </table:table-cell>
        </table:table-row>
        <table:table-row table:style-name="ro2">
          <table:table-cell table:formula="of:=(['Raw Data'.A27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8]-MIN(['Raw Data'.B$2:'Raw Data'.B$306]))/(MAX(['Raw Data'.B$2:'Raw Data'.B$306])-MIN(['Raw Data'.B$2:'Raw Data'.B$306]))*100" office:value-type="float" office:value="97.7259806708357">
            <text:p>97.7259806708</text:p>
          </table:table-cell>
          <table:table-cell table:formula="of:=(['Raw Data'.C278]-MIN(['Raw Data'.C$2:'Raw Data'.C$306]))/(MAX(['Raw Data'.C$2:'Raw Data'.C$306])-MIN(['Raw Data'.C$2:'Raw Data'.C$306]))*100" office:value-type="float" office:value="90.8687280552724">
            <text:p>90.8687280553</text:p>
          </table:table-cell>
          <table:table-cell table:formula="of:=(['Raw Data'.D278]-MIN(['Raw Data'.D$2:'Raw Data'.D$306]))/(MAX(['Raw Data'.D$2:'Raw Data'.D$306])-MIN(['Raw Data'.D$2:'Raw Data'.D$306]))*100" office:value-type="float" office:value="93.3253873659118">
            <text:p>93.3253873659</text:p>
          </table:table-cell>
          <table:table-cell table:formula="of:=(['Raw Data'.E27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8]-MIN(['Raw Data'.F$2:'Raw Data'.F$306]))/(MAX(['Raw Data'.F$2:'Raw Data'.F$306])-MIN(['Raw Data'.F$2:'Raw Data'.F$306]))*100" office:value-type="float" office:value="97.0386172374985">
            <text:p>97.0386172375</text:p>
          </table:table-cell>
          <table:table-cell table:formula="of:=(['Raw Data'.G27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8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8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8]-MIN(['Raw Data'.J$2:'Raw Data'.J$306]))/(MAX(['Raw Data'.J$2:'Raw Data'.J$306])-MIN(['Raw Data'.J$2:'Raw Data'.J$306]))*100" office:value-type="float" office:value="95.1572198349362">
            <text:p>95.1572198349</text:p>
          </table:table-cell>
          <table:table-cell table:formula="of:=(['Raw Data'.K278]-MIN(['Raw Data'.K$2:'Raw Data'.K$306]))/(MAX(['Raw Data'.K$2:'Raw Data'.K$306])-MIN(['Raw Data'.K$2:'Raw Data'.K$306]))*100" office:value-type="float" office:value="91.41864001738">
            <text:p>91.4186400174</text:p>
          </table:table-cell>
          <table:table-cell table:formula="of:=(['Raw Data'.L278]-MIN(['Raw Data'.L$2:'Raw Data'.L$306]))/(MAX(['Raw Data'.L$2:'Raw Data'.L$306])-MIN(['Raw Data'.L$2:'Raw Data'.L$306]))*100" office:value-type="float" office:value="92.5559015001415">
            <text:p>92.5559015001</text:p>
          </table:table-cell>
        </table:table-row>
        <table:table-row table:style-name="ro2">
          <table:table-cell table:formula="of:=(['Raw Data'.A27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79]-MIN(['Raw Data'.B$2:'Raw Data'.B$306]))/(MAX(['Raw Data'.B$2:'Raw Data'.B$306])-MIN(['Raw Data'.B$2:'Raw Data'.B$306]))*100" office:value-type="float" office:value="97.7686185332575">
            <text:p>97.7686185333</text:p>
          </table:table-cell>
          <table:table-cell table:formula="of:=(['Raw Data'.C279]-MIN(['Raw Data'.C$2:'Raw Data'.C$306]))/(MAX(['Raw Data'.C$2:'Raw Data'.C$306])-MIN(['Raw Data'.C$2:'Raw Data'.C$306]))*100" office:value-type="float" office:value="91.2193906444671">
            <text:p>91.2193906445</text:p>
          </table:table-cell>
          <table:table-cell table:formula="of:=(['Raw Data'.D279]-MIN(['Raw Data'.D$2:'Raw Data'.D$306]))/(MAX(['Raw Data'.D$2:'Raw Data'.D$306])-MIN(['Raw Data'.D$2:'Raw Data'.D$306]))*100" office:value-type="float" office:value="93.6829558998808">
            <text:p>93.6829558999</text:p>
          </table:table-cell>
          <table:table-cell table:formula="of:=(['Raw Data'.E27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79]-MIN(['Raw Data'.F$2:'Raw Data'.F$306]))/(MAX(['Raw Data'.F$2:'Raw Data'.F$306])-MIN(['Raw Data'.F$2:'Raw Data'.F$306]))*100" office:value-type="float" office:value="97.0386172374985">
            <text:p>97.0386172375</text:p>
          </table:table-cell>
          <table:table-cell table:formula="of:=(['Raw Data'.G27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79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79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79]-MIN(['Raw Data'.J$2:'Raw Data'.J$306]))/(MAX(['Raw Data'.J$2:'Raw Data'.J$306])-MIN(['Raw Data'.J$2:'Raw Data'.J$306]))*100" office:value-type="float" office:value="95.2441852533934">
            <text:p>95.2441852534</text:p>
          </table:table-cell>
          <table:table-cell table:formula="of:=(['Raw Data'.K279]-MIN(['Raw Data'.K$2:'Raw Data'.K$306]))/(MAX(['Raw Data'.K$2:'Raw Data'.K$306])-MIN(['Raw Data'.K$2:'Raw Data'.K$306]))*100" office:value-type="float" office:value="91.4381924831632">
            <text:p>91.4381924832</text:p>
          </table:table-cell>
          <table:table-cell table:formula="of:=(['Raw Data'.L279]-MIN(['Raw Data'.L$2:'Raw Data'.L$306]))/(MAX(['Raw Data'.L$2:'Raw Data'.L$306])-MIN(['Raw Data'.L$2:'Raw Data'.L$306]))*100" office:value-type="float" office:value="93.0653835267478">
            <text:p>93.0653835267</text:p>
          </table:table-cell>
        </table:table-row>
        <table:table-row table:style-name="ro2">
          <table:table-cell table:formula="of:=(['Raw Data'.A28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0]-MIN(['Raw Data'.B$2:'Raw Data'.B$306]))/(MAX(['Raw Data'.B$2:'Raw Data'.B$306])-MIN(['Raw Data'.B$2:'Raw Data'.B$306]))*100" office:value-type="float" office:value="97.8681068789085">
            <text:p>97.8681068789</text:p>
          </table:table-cell>
          <table:table-cell table:formula="of:=(['Raw Data'.C280]-MIN(['Raw Data'.C$2:'Raw Data'.C$306]))/(MAX(['Raw Data'.C$2:'Raw Data'.C$306])-MIN(['Raw Data'.C$2:'Raw Data'.C$306]))*100" office:value-type="float" office:value="91.5591799750821">
            <text:p>91.5591799751</text:p>
          </table:table-cell>
          <table:table-cell table:formula="of:=(['Raw Data'.D280]-MIN(['Raw Data'.D$2:'Raw Data'.D$306]))/(MAX(['Raw Data'.D$2:'Raw Data'.D$306])-MIN(['Raw Data'.D$2:'Raw Data'.D$306]))*100" office:value-type="float" office:value="94.2789034564958">
            <text:p>94.2789034565</text:p>
          </table:table-cell>
          <table:table-cell table:formula="of:=(['Raw Data'.E28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0]-MIN(['Raw Data'.F$2:'Raw Data'.F$306]))/(MAX(['Raw Data'.F$2:'Raw Data'.F$306])-MIN(['Raw Data'.F$2:'Raw Data'.F$306]))*100" office:value-type="float" office:value="97.0589840928561">
            <text:p>97.0589840929</text:p>
          </table:table-cell>
          <table:table-cell table:formula="of:=(['Raw Data'.G28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0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0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0]-MIN(['Raw Data'.J$2:'Raw Data'.J$306]))/(MAX(['Raw Data'.J$2:'Raw Data'.J$306])-MIN(['Raw Data'.J$2:'Raw Data'.J$306]))*100" office:value-type="float" office:value="95.8563535911602">
            <text:p>95.8563535912</text:p>
          </table:table-cell>
          <table:table-cell table:formula="of:=(['Raw Data'.K280]-MIN(['Raw Data'.K$2:'Raw Data'.K$306]))/(MAX(['Raw Data'.K$2:'Raw Data'.K$306])-MIN(['Raw Data'.K$2:'Raw Data'.K$306]))*100" office:value-type="float" office:value="92.3452096458831">
            <text:p>92.3452096459</text:p>
          </table:table-cell>
          <table:table-cell table:formula="of:=(['Raw Data'.L280]-MIN(['Raw Data'.L$2:'Raw Data'.L$306]))/(MAX(['Raw Data'.L$2:'Raw Data'.L$306])-MIN(['Raw Data'.L$2:'Raw Data'.L$306]))*100" office:value-type="float" office:value="93.6031701103878">
            <text:p>93.6031701104</text:p>
          </table:table-cell>
        </table:table-row>
        <table:table-row table:style-name="ro2">
          <table:table-cell table:formula="of:=(['Raw Data'.A28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1]-MIN(['Raw Data'.B$2:'Raw Data'.B$306]))/(MAX(['Raw Data'.B$2:'Raw Data'.B$306])-MIN(['Raw Data'.B$2:'Raw Data'.B$306]))*100" office:value-type="float" office:value="97.8823194997158">
            <text:p>97.8823194997</text:p>
          </table:table-cell>
          <table:table-cell table:formula="of:=(['Raw Data'.C281]-MIN(['Raw Data'.C$2:'Raw Data'.C$306]))/(MAX(['Raw Data'.C$2:'Raw Data'.C$306])-MIN(['Raw Data'.C$2:'Raw Data'.C$306]))*100" office:value-type="float" office:value="91.909389511836">
            <text:p>91.9093895118</text:p>
          </table:table-cell>
          <table:table-cell table:formula="of:=(['Raw Data'.D281]-MIN(['Raw Data'.D$2:'Raw Data'.D$306]))/(MAX(['Raw Data'.D$2:'Raw Data'.D$306])-MIN(['Raw Data'.D$2:'Raw Data'.D$306]))*100" office:value-type="float" office:value="94.2789034564958">
            <text:p>94.2789034565</text:p>
          </table:table-cell>
          <table:table-cell table:formula="of:=(['Raw Data'.E28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1]-MIN(['Raw Data'.F$2:'Raw Data'.F$306]))/(MAX(['Raw Data'.F$2:'Raw Data'.F$306])-MIN(['Raw Data'.F$2:'Raw Data'.F$306]))*100" office:value-type="float" office:value="96.8481766415266">
            <text:p>96.8481766415</text:p>
          </table:table-cell>
          <table:table-cell table:formula="of:=(['Raw Data'.G28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1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1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1]-MIN(['Raw Data'.J$2:'Raw Data'.J$306]))/(MAX(['Raw Data'.J$2:'Raw Data'.J$306])-MIN(['Raw Data'.J$2:'Raw Data'.J$306]))*100" office:value-type="float" office:value="95.8563535911602">
            <text:p>95.8563535912</text:p>
          </table:table-cell>
          <table:table-cell table:formula="of:=(['Raw Data'.K281]-MIN(['Raw Data'.K$2:'Raw Data'.K$306]))/(MAX(['Raw Data'.K$2:'Raw Data'.K$306])-MIN(['Raw Data'.K$2:'Raw Data'.K$306]))*100" office:value-type="float" office:value="92.3452096458831">
            <text:p>92.3452096459</text:p>
          </table:table-cell>
          <table:table-cell table:formula="of:=(['Raw Data'.L281]-MIN(['Raw Data'.L$2:'Raw Data'.L$306]))/(MAX(['Raw Data'.L$2:'Raw Data'.L$306])-MIN(['Raw Data'.L$2:'Raw Data'.L$306]))*100" office:value-type="float" office:value="93.6031701103878">
            <text:p>93.6031701104</text:p>
          </table:table-cell>
        </table:table-row>
        <table:table-row table:style-name="ro2">
          <table:table-cell table:formula="of:=(['Raw Data'.A28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2]-MIN(['Raw Data'.B$2:'Raw Data'.B$306]))/(MAX(['Raw Data'.B$2:'Raw Data'.B$306])-MIN(['Raw Data'.B$2:'Raw Data'.B$306]))*100" office:value-type="float" office:value="97.9391699829449">
            <text:p>97.9391699829</text:p>
          </table:table-cell>
          <table:table-cell table:formula="of:=(['Raw Data'.C282]-MIN(['Raw Data'.C$2:'Raw Data'.C$306]))/(MAX(['Raw Data'.C$2:'Raw Data'.C$306])-MIN(['Raw Data'.C$2:'Raw Data'.C$306]))*100" office:value-type="float" office:value="92.2346811643448">
            <text:p>92.2346811643</text:p>
          </table:table-cell>
          <table:table-cell table:formula="of:=(['Raw Data'.D282]-MIN(['Raw Data'.D$2:'Raw Data'.D$306]))/(MAX(['Raw Data'.D$2:'Raw Data'.D$306])-MIN(['Raw Data'.D$2:'Raw Data'.D$306]))*100" office:value-type="float" office:value="94.2789034564958">
            <text:p>94.2789034565</text:p>
          </table:table-cell>
          <table:table-cell table:formula="of:=(['Raw Data'.E28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2]-MIN(['Raw Data'.F$2:'Raw Data'.F$306]))/(MAX(['Raw Data'.F$2:'Raw Data'.F$306])-MIN(['Raw Data'.F$2:'Raw Data'.F$306]))*100" office:value-type="float" office:value="93.0599415450255">
            <text:p>93.059941545</text:p>
          </table:table-cell>
          <table:table-cell table:formula="of:=(['Raw Data'.G28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2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2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2]-MIN(['Raw Data'.J$2:'Raw Data'.J$306]))/(MAX(['Raw Data'.J$2:'Raw Data'.J$306])-MIN(['Raw Data'.J$2:'Raw Data'.J$306]))*100" office:value-type="float" office:value="95.8563535911602">
            <text:p>95.8563535912</text:p>
          </table:table-cell>
          <table:table-cell table:formula="of:=(['Raw Data'.K282]-MIN(['Raw Data'.K$2:'Raw Data'.K$306]))/(MAX(['Raw Data'.K$2:'Raw Data'.K$306])-MIN(['Raw Data'.K$2:'Raw Data'.K$306]))*100" office:value-type="float" office:value="92.3452096458831">
            <text:p>92.3452096459</text:p>
          </table:table-cell>
          <table:table-cell table:formula="of:=(['Raw Data'.L282]-MIN(['Raw Data'.L$2:'Raw Data'.L$306]))/(MAX(['Raw Data'.L$2:'Raw Data'.L$306])-MIN(['Raw Data'.L$2:'Raw Data'.L$306]))*100" office:value-type="float" office:value="93.6031701103878">
            <text:p>93.6031701104</text:p>
          </table:table-cell>
        </table:table-row>
        <table:table-row table:style-name="ro2">
          <table:table-cell table:formula="of:=(['Raw Data'.A28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3]-MIN(['Raw Data'.B$2:'Raw Data'.B$306]))/(MAX(['Raw Data'.B$2:'Raw Data'.B$306])-MIN(['Raw Data'.B$2:'Raw Data'.B$306]))*100" office:value-type="float" office:value="98.0386583285958">
            <text:p>98.0386583286</text:p>
          </table:table-cell>
          <table:table-cell table:formula="of:=(['Raw Data'.C283]-MIN(['Raw Data'.C$2:'Raw Data'.C$306]))/(MAX(['Raw Data'.C$2:'Raw Data'.C$306])-MIN(['Raw Data'.C$2:'Raw Data'.C$306]))*100" office:value-type="float" office:value="92.5413976667799">
            <text:p>92.5413976668</text:p>
          </table:table-cell>
          <table:table-cell table:formula="of:=(['Raw Data'.D283]-MIN(['Raw Data'.D$2:'Raw Data'.D$306]))/(MAX(['Raw Data'.D$2:'Raw Data'.D$306])-MIN(['Raw Data'.D$2:'Raw Data'.D$306]))*100" office:value-type="float" office:value="94.2789034564958">
            <text:p>94.2789034565</text:p>
          </table:table-cell>
          <table:table-cell table:formula="of:=(['Raw Data'.E28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3]-MIN(['Raw Data'.F$2:'Raw Data'.F$306]))/(MAX(['Raw Data'.F$2:'Raw Data'.F$306])-MIN(['Raw Data'.F$2:'Raw Data'.F$306]))*100" office:value-type="float" office:value="86.7978684091176">
            <text:p>86.7978684091</text:p>
          </table:table-cell>
          <table:table-cell table:formula="of:=(['Raw Data'.G28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3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3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3]-MIN(['Raw Data'.J$2:'Raw Data'.J$306]))/(MAX(['Raw Data'.J$2:'Raw Data'.J$306])-MIN(['Raw Data'.J$2:'Raw Data'.J$306]))*100" office:value-type="float" office:value="95.8563535911602">
            <text:p>95.8563535912</text:p>
          </table:table-cell>
          <table:table-cell table:formula="of:=(['Raw Data'.K283]-MIN(['Raw Data'.K$2:'Raw Data'.K$306]))/(MAX(['Raw Data'.K$2:'Raw Data'.K$306])-MIN(['Raw Data'.K$2:'Raw Data'.K$306]))*100" office:value-type="float" office:value="92.3452096458831">
            <text:p>92.3452096459</text:p>
          </table:table-cell>
          <table:table-cell table:formula="of:=(['Raw Data'.L283]-MIN(['Raw Data'.L$2:'Raw Data'.L$306]))/(MAX(['Raw Data'.L$2:'Raw Data'.L$306])-MIN(['Raw Data'.L$2:'Raw Data'.L$306]))*100" office:value-type="float" office:value="93.6031701103878">
            <text:p>93.6031701104</text:p>
          </table:table-cell>
        </table:table-row>
        <table:table-row table:style-name="ro2">
          <table:table-cell table:formula="of:=(['Raw Data'.A28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4]-MIN(['Raw Data'.B$2:'Raw Data'.B$306]))/(MAX(['Raw Data'.B$2:'Raw Data'.B$306])-MIN(['Raw Data'.B$2:'Raw Data'.B$306]))*100" office:value-type="float" office:value="98.1949971574758">
            <text:p>98.1949971575</text:p>
          </table:table-cell>
          <table:table-cell table:formula="of:=(['Raw Data'.C284]-MIN(['Raw Data'.C$2:'Raw Data'.C$306]))/(MAX(['Raw Data'.C$2:'Raw Data'.C$306])-MIN(['Raw Data'.C$2:'Raw Data'.C$306]))*100" office:value-type="float" office:value="92.8476611167743">
            <text:p>92.8476611168</text:p>
          </table:table-cell>
          <table:table-cell table:formula="of:=(['Raw Data'.D284]-MIN(['Raw Data'.D$2:'Raw Data'.D$306]))/(MAX(['Raw Data'.D$2:'Raw Data'.D$306])-MIN(['Raw Data'.D$2:'Raw Data'.D$306]))*100" office:value-type="float" office:value="95.1132300357569">
            <text:p>95.1132300358</text:p>
          </table:table-cell>
          <table:table-cell table:formula="of:=(['Raw Data'.E28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4]-MIN(['Raw Data'.F$2:'Raw Data'.F$306]))/(MAX(['Raw Data'.F$2:'Raw Data'.F$306])-MIN(['Raw Data'.F$2:'Raw Data'.F$306]))*100" office:value-type="float" office:value="78.9217744780206">
            <text:p>78.921774478</text:p>
          </table:table-cell>
          <table:table-cell table:formula="of:=(['Raw Data'.G28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4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4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4]-MIN(['Raw Data'.J$2:'Raw Data'.J$306]))/(MAX(['Raw Data'.J$2:'Raw Data'.J$306])-MIN(['Raw Data'.J$2:'Raw Data'.J$306]))*100" office:value-type="float" office:value="96.4310074346907">
            <text:p>96.4310074347</text:p>
          </table:table-cell>
          <table:table-cell table:formula="of:=(['Raw Data'.K284]-MIN(['Raw Data'.K$2:'Raw Data'.K$306]))/(MAX(['Raw Data'.K$2:'Raw Data'.K$306])-MIN(['Raw Data'.K$2:'Raw Data'.K$306]))*100" office:value-type="float" office:value="93.4553552031284">
            <text:p>93.4553552031</text:p>
          </table:table-cell>
          <table:table-cell table:formula="of:=(['Raw Data'.L284]-MIN(['Raw Data'.L$2:'Raw Data'.L$306]))/(MAX(['Raw Data'.L$2:'Raw Data'.L$306])-MIN(['Raw Data'.L$2:'Raw Data'.L$306]))*100" office:value-type="float" office:value="94.7353523917351">
            <text:p>94.7353523917</text:p>
          </table:table-cell>
        </table:table-row>
        <table:table-row table:style-name="ro2">
          <table:table-cell table:formula="of:=(['Raw Data'.A28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5]-MIN(['Raw Data'.B$2:'Raw Data'.B$306]))/(MAX(['Raw Data'.B$2:'Raw Data'.B$306])-MIN(['Raw Data'.B$2:'Raw Data'.B$306]))*100" office:value-type="float" office:value="98.2802728823195">
            <text:p>98.2802728823</text:p>
          </table:table-cell>
          <table:table-cell table:formula="of:=(['Raw Data'.C285]-MIN(['Raw Data'.C$2:'Raw Data'.C$306]))/(MAX(['Raw Data'.C$2:'Raw Data'.C$306])-MIN(['Raw Data'.C$2:'Raw Data'.C$306]))*100" office:value-type="float" office:value="93.1598142484993">
            <text:p>93.1598142485</text:p>
          </table:table-cell>
          <table:table-cell table:formula="of:=(['Raw Data'.D285]-MIN(['Raw Data'.D$2:'Raw Data'.D$306]))/(MAX(['Raw Data'.D$2:'Raw Data'.D$306])-MIN(['Raw Data'.D$2:'Raw Data'.D$306]))*100" office:value-type="float" office:value="95.1132300357569">
            <text:p>95.1132300358</text:p>
          </table:table-cell>
          <table:table-cell table:formula="of:=(['Raw Data'.E28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5]-MIN(['Raw Data'.F$2:'Raw Data'.F$306]))/(MAX(['Raw Data'.F$2:'Raw Data'.F$306])-MIN(['Raw Data'.F$2:'Raw Data'.F$306]))*100" office:value-type="float" office:value="74.1706280550283">
            <text:p>74.170628055</text:p>
          </table:table-cell>
          <table:table-cell table:formula="of:=(['Raw Data'.G28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5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5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5]-MIN(['Raw Data'.J$2:'Raw Data'.J$306]))/(MAX(['Raw Data'.J$2:'Raw Data'.J$306])-MIN(['Raw Data'.J$2:'Raw Data'.J$306]))*100" office:value-type="float" office:value="96.4310074346907">
            <text:p>96.4310074347</text:p>
          </table:table-cell>
          <table:table-cell table:formula="of:=(['Raw Data'.K285]-MIN(['Raw Data'.K$2:'Raw Data'.K$306]))/(MAX(['Raw Data'.K$2:'Raw Data'.K$306])-MIN(['Raw Data'.K$2:'Raw Data'.K$306]))*100" office:value-type="float" office:value="93.4553552031284">
            <text:p>93.4553552031</text:p>
          </table:table-cell>
          <table:table-cell table:formula="of:=(['Raw Data'.L285]-MIN(['Raw Data'.L$2:'Raw Data'.L$306]))/(MAX(['Raw Data'.L$2:'Raw Data'.L$306])-MIN(['Raw Data'.L$2:'Raw Data'.L$306]))*100" office:value-type="float" office:value="94.7353523917351">
            <text:p>94.7353523917</text:p>
          </table:table-cell>
        </table:table-row>
        <table:table-row table:style-name="ro2">
          <table:table-cell table:formula="of:=(['Raw Data'.A28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6]-MIN(['Raw Data'.B$2:'Raw Data'.B$306]))/(MAX(['Raw Data'.B$2:'Raw Data'.B$306])-MIN(['Raw Data'.B$2:'Raw Data'.B$306]))*100" office:value-type="float" office:value="98.4792495736214">
            <text:p>98.4792495736</text:p>
          </table:table-cell>
          <table:table-cell table:formula="of:=(['Raw Data'.C286]-MIN(['Raw Data'.C$2:'Raw Data'.C$306]))/(MAX(['Raw Data'.C$2:'Raw Data'.C$306])-MIN(['Raw Data'.C$2:'Raw Data'.C$306]))*100" office:value-type="float" office:value="93.4733265375467">
            <text:p>93.4733265375</text:p>
          </table:table-cell>
          <table:table-cell table:formula="of:=(['Raw Data'.D286]-MIN(['Raw Data'.D$2:'Raw Data'.D$306]))/(MAX(['Raw Data'.D$2:'Raw Data'.D$306])-MIN(['Raw Data'.D$2:'Raw Data'.D$306]))*100" office:value-type="float" office:value="95.1132300357569">
            <text:p>95.1132300358</text:p>
          </table:table-cell>
          <table:table-cell table:formula="of:=(['Raw Data'.E28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6]-MIN(['Raw Data'.F$2:'Raw Data'.F$306]))/(MAX(['Raw Data'.F$2:'Raw Data'.F$306])-MIN(['Raw Data'.F$2:'Raw Data'.F$306]))*100" office:value-type="float" office:value="63.150899501117">
            <text:p>63.1508995011</text:p>
          </table:table-cell>
          <table:table-cell table:formula="of:=(['Raw Data'.G28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6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6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6]-MIN(['Raw Data'.J$2:'Raw Data'.J$306]))/(MAX(['Raw Data'.J$2:'Raw Data'.J$306])-MIN(['Raw Data'.J$2:'Raw Data'.J$306]))*100" office:value-type="float" office:value="96.4310074346907">
            <text:p>96.4310074347</text:p>
          </table:table-cell>
          <table:table-cell table:formula="of:=(['Raw Data'.K286]-MIN(['Raw Data'.K$2:'Raw Data'.K$306]))/(MAX(['Raw Data'.K$2:'Raw Data'.K$306])-MIN(['Raw Data'.K$2:'Raw Data'.K$306]))*100" office:value-type="float" office:value="93.4553552031284">
            <text:p>93.4553552031</text:p>
          </table:table-cell>
          <table:table-cell table:formula="of:=(['Raw Data'.L286]-MIN(['Raw Data'.L$2:'Raw Data'.L$306]))/(MAX(['Raw Data'.L$2:'Raw Data'.L$306])-MIN(['Raw Data'.L$2:'Raw Data'.L$306]))*100" office:value-type="float" office:value="94.7353523917351">
            <text:p>94.7353523917</text:p>
          </table:table-cell>
        </table:table-row>
        <table:table-row table:style-name="ro2">
          <table:table-cell table:formula="of:=(['Raw Data'.A28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7]-MIN(['Raw Data'.B$2:'Raw Data'.B$306]))/(MAX(['Raw Data'.B$2:'Raw Data'.B$306])-MIN(['Raw Data'.B$2:'Raw Data'.B$306]))*100" office:value-type="float" office:value="98.5218874360432">
            <text:p>98.521887436</text:p>
          </table:table-cell>
          <table:table-cell table:formula="of:=(['Raw Data'.C287]-MIN(['Raw Data'.C$2:'Raw Data'.C$306]))/(MAX(['Raw Data'.C$2:'Raw Data'.C$306])-MIN(['Raw Data'.C$2:'Raw Data'.C$306]))*100" office:value-type="float" office:value="93.7859327217126">
            <text:p>93.7859327217</text:p>
          </table:table-cell>
          <table:table-cell table:formula="of:=(['Raw Data'.D287]-MIN(['Raw Data'.D$2:'Raw Data'.D$306]))/(MAX(['Raw Data'.D$2:'Raw Data'.D$306])-MIN(['Raw Data'.D$2:'Raw Data'.D$306]))*100" office:value-type="float" office:value="95.1132300357569">
            <text:p>95.1132300358</text:p>
          </table:table-cell>
          <table:table-cell table:formula="of:=(['Raw Data'.E28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7]-MIN(['Raw Data'.F$2:'Raw Data'.F$306]))/(MAX(['Raw Data'.F$2:'Raw Data'.F$306])-MIN(['Raw Data'.F$2:'Raw Data'.F$306]))*100" office:value-type="float" office:value="58.4253691230074">
            <text:p>58.425369123</text:p>
          </table:table-cell>
          <table:table-cell table:formula="of:=(['Raw Data'.G28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7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7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7]-MIN(['Raw Data'.J$2:'Raw Data'.J$306]))/(MAX(['Raw Data'.J$2:'Raw Data'.J$306])-MIN(['Raw Data'.J$2:'Raw Data'.J$306]))*100" office:value-type="float" office:value="96.4310074346907">
            <text:p>96.4310074347</text:p>
          </table:table-cell>
          <table:table-cell table:formula="of:=(['Raw Data'.K287]-MIN(['Raw Data'.K$2:'Raw Data'.K$306]))/(MAX(['Raw Data'.K$2:'Raw Data'.K$306])-MIN(['Raw Data'.K$2:'Raw Data'.K$306]))*100" office:value-type="float" office:value="93.4553552031284">
            <text:p>93.4553552031</text:p>
          </table:table-cell>
          <table:table-cell table:formula="of:=(['Raw Data'.L287]-MIN(['Raw Data'.L$2:'Raw Data'.L$306]))/(MAX(['Raw Data'.L$2:'Raw Data'.L$306])-MIN(['Raw Data'.L$2:'Raw Data'.L$306]))*100" office:value-type="float" office:value="94.7353523917351">
            <text:p>94.7353523917</text:p>
          </table:table-cell>
        </table:table-row>
        <table:table-row table:style-name="ro2">
          <table:table-cell table:formula="of:=(['Raw Data'.A28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8]-MIN(['Raw Data'.B$2:'Raw Data'.B$306]))/(MAX(['Raw Data'.B$2:'Raw Data'.B$306])-MIN(['Raw Data'.B$2:'Raw Data'.B$306]))*100" office:value-type="float" office:value="98.5929505400796">
            <text:p>98.5929505401</text:p>
          </table:table-cell>
          <table:table-cell table:formula="of:=(['Raw Data'.C288]-MIN(['Raw Data'.C$2:'Raw Data'.C$306]))/(MAX(['Raw Data'.C$2:'Raw Data'.C$306])-MIN(['Raw Data'.C$2:'Raw Data'.C$306]))*100" office:value-type="float" office:value="94.0989919583192">
            <text:p>94.0989919583</text:p>
          </table:table-cell>
          <table:table-cell table:formula="of:=(['Raw Data'.D288]-MIN(['Raw Data'.D$2:'Raw Data'.D$306]))/(MAX(['Raw Data'.D$2:'Raw Data'.D$306])-MIN(['Raw Data'.D$2:'Raw Data'.D$306]))*100" office:value-type="float" office:value="95.1132300357569">
            <text:p>95.1132300358</text:p>
          </table:table-cell>
          <table:table-cell table:formula="of:=(['Raw Data'.E28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8]-MIN(['Raw Data'.F$2:'Raw Data'.F$306]))/(MAX(['Raw Data'.F$2:'Raw Data'.F$306])-MIN(['Raw Data'.F$2:'Raw Data'.F$306]))*100" office:value-type="float" office:value="53.706347739909">
            <text:p>53.7063477399</text:p>
          </table:table-cell>
          <table:table-cell table:formula="of:=(['Raw Data'.G28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8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8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8]-MIN(['Raw Data'.J$2:'Raw Data'.J$306]))/(MAX(['Raw Data'.J$2:'Raw Data'.J$306])-MIN(['Raw Data'.J$2:'Raw Data'.J$306]))*100" office:value-type="float" office:value="96.4310074346907">
            <text:p>96.4310074347</text:p>
          </table:table-cell>
          <table:table-cell table:formula="of:=(['Raw Data'.K288]-MIN(['Raw Data'.K$2:'Raw Data'.K$306]))/(MAX(['Raw Data'.K$2:'Raw Data'.K$306])-MIN(['Raw Data'.K$2:'Raw Data'.K$306]))*100" office:value-type="float" office:value="93.4553552031284">
            <text:p>93.4553552031</text:p>
          </table:table-cell>
          <table:table-cell table:formula="of:=(['Raw Data'.L288]-MIN(['Raw Data'.L$2:'Raw Data'.L$306]))/(MAX(['Raw Data'.L$2:'Raw Data'.L$306])-MIN(['Raw Data'.L$2:'Raw Data'.L$306]))*100" office:value-type="float" office:value="94.7353523917351">
            <text:p>94.7353523917</text:p>
          </table:table-cell>
        </table:table-row>
        <table:table-row table:style-name="ro2">
          <table:table-cell table:formula="of:=(['Raw Data'.A28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89]-MIN(['Raw Data'.B$2:'Raw Data'.B$306]))/(MAX(['Raw Data'.B$2:'Raw Data'.B$306])-MIN(['Raw Data'.B$2:'Raw Data'.B$306]))*100" office:value-type="float" office:value="98.6924388857305">
            <text:p>98.6924388857</text:p>
          </table:table-cell>
          <table:table-cell table:formula="of:=(['Raw Data'.C289]-MIN(['Raw Data'.C$2:'Raw Data'.C$306]))/(MAX(['Raw Data'.C$2:'Raw Data'.C$306])-MIN(['Raw Data'.C$2:'Raw Data'.C$306]))*100" office:value-type="float" office:value="94.3975535168196">
            <text:p>94.3975535168</text:p>
          </table:table-cell>
          <table:table-cell table:formula="of:=(['Raw Data'.D289]-MIN(['Raw Data'.D$2:'Raw Data'.D$306]))/(MAX(['Raw Data'.D$2:'Raw Data'.D$306])-MIN(['Raw Data'.D$2:'Raw Data'.D$306]))*100" office:value-type="float" office:value="96.4243146603099">
            <text:p>96.4243146603</text:p>
          </table:table-cell>
          <table:table-cell table:formula="of:=(['Raw Data'.E28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89]-MIN(['Raw Data'.F$2:'Raw Data'.F$306]))/(MAX(['Raw Data'.F$2:'Raw Data'.F$306])-MIN(['Raw Data'.F$2:'Raw Data'.F$306]))*100" office:value-type="float" office:value="48.9703189827491">
            <text:p>48.9703189827</text:p>
          </table:table-cell>
          <table:table-cell table:formula="of:=(['Raw Data'.G28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89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89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89]-MIN(['Raw Data'.J$2:'Raw Data'.J$306]))/(MAX(['Raw Data'.J$2:'Raw Data'.J$306])-MIN(['Raw Data'.J$2:'Raw Data'.J$306]))*100" office:value-type="float" office:value="97.0312393424732">
            <text:p>97.0312393425</text:p>
          </table:table-cell>
          <table:table-cell table:formula="of:=(['Raw Data'.K289]-MIN(['Raw Data'.K$2:'Raw Data'.K$306]))/(MAX(['Raw Data'.K$2:'Raw Data'.K$306])-MIN(['Raw Data'.K$2:'Raw Data'.K$306]))*100" office:value-type="float" office:value="94.8446665218336">
            <text:p>94.8446665218</text:p>
          </table:table-cell>
          <table:table-cell table:formula="of:=(['Raw Data'.L289]-MIN(['Raw Data'.L$2:'Raw Data'.L$306]))/(MAX(['Raw Data'.L$2:'Raw Data'.L$306])-MIN(['Raw Data'.L$2:'Raw Data'.L$306]))*100" office:value-type="float" office:value="95.9524483441834">
            <text:p>95.9524483442</text:p>
          </table:table-cell>
        </table:table-row>
        <table:table-row table:style-name="ro2">
          <table:table-cell table:formula="of:=(['Raw Data'.A29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0]-MIN(['Raw Data'.B$2:'Raw Data'.B$306]))/(MAX(['Raw Data'.B$2:'Raw Data'.B$306])-MIN(['Raw Data'.B$2:'Raw Data'.B$306]))*100" office:value-type="float" office:value="98.9766913018761">
            <text:p>98.9766913019</text:p>
          </table:table-cell>
          <table:table-cell table:formula="of:=(['Raw Data'.C290]-MIN(['Raw Data'.C$2:'Raw Data'.C$306]))/(MAX(['Raw Data'.C$2:'Raw Data'.C$306])-MIN(['Raw Data'.C$2:'Raw Data'.C$306]))*100" office:value-type="float" office:value="94.7092535961037">
            <text:p>94.7092535961</text:p>
          </table:table-cell>
          <table:table-cell table:formula="of:=(['Raw Data'.D290]-MIN(['Raw Data'.D$2:'Raw Data'.D$306]))/(MAX(['Raw Data'.D$2:'Raw Data'.D$306])-MIN(['Raw Data'.D$2:'Raw Data'.D$306]))*100" office:value-type="float" office:value="96.4243146603099">
            <text:p>96.4243146603</text:p>
          </table:table-cell>
          <table:table-cell table:formula="of:=(['Raw Data'.E29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0]-MIN(['Raw Data'.F$2:'Raw Data'.F$306]))/(MAX(['Raw Data'.F$2:'Raw Data'.F$306])-MIN(['Raw Data'.F$2:'Raw Data'.F$306]))*100" office:value-type="float" office:value="31.6393848789747">
            <text:p>31.639384879</text:p>
          </table:table-cell>
          <table:table-cell table:formula="of:=(['Raw Data'.G29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0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0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0]-MIN(['Raw Data'.J$2:'Raw Data'.J$306]))/(MAX(['Raw Data'.J$2:'Raw Data'.J$306])-MIN(['Raw Data'.J$2:'Raw Data'.J$306]))*100" office:value-type="float" office:value="97.0312393424732">
            <text:p>97.0312393425</text:p>
          </table:table-cell>
          <table:table-cell table:formula="of:=(['Raw Data'.K290]-MIN(['Raw Data'.K$2:'Raw Data'.K$306]))/(MAX(['Raw Data'.K$2:'Raw Data'.K$306])-MIN(['Raw Data'.K$2:'Raw Data'.K$306]))*100" office:value-type="float" office:value="94.8446665218336">
            <text:p>94.8446665218</text:p>
          </table:table-cell>
          <table:table-cell table:formula="of:=(['Raw Data'.L290]-MIN(['Raw Data'.L$2:'Raw Data'.L$306]))/(MAX(['Raw Data'.L$2:'Raw Data'.L$306])-MIN(['Raw Data'.L$2:'Raw Data'.L$306]))*100" office:value-type="float" office:value="95.9524483441834">
            <text:p>95.9524483442</text:p>
          </table:table-cell>
        </table:table-row>
        <table:table-row table:style-name="ro2">
          <table:table-cell table:formula="of:=(['Raw Data'.A29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1]-MIN(['Raw Data'.B$2:'Raw Data'.B$306]))/(MAX(['Raw Data'.B$2:'Raw Data'.B$306])-MIN(['Raw Data'.B$2:'Raw Data'.B$306]))*100" office:value-type="float" office:value="99.0193291642979">
            <text:p>99.0193291643</text:p>
          </table:table-cell>
          <table:table-cell table:formula="of:=(['Raw Data'.C291]-MIN(['Raw Data'.C$2:'Raw Data'.C$306]))/(MAX(['Raw Data'.C$2:'Raw Data'.C$306])-MIN(['Raw Data'.C$2:'Raw Data'.C$306]))*100" office:value-type="float" office:value="95.0218597802696">
            <text:p>95.0218597803</text:p>
          </table:table-cell>
          <table:table-cell table:formula="of:=(['Raw Data'.D291]-MIN(['Raw Data'.D$2:'Raw Data'.D$306]))/(MAX(['Raw Data'.D$2:'Raw Data'.D$306])-MIN(['Raw Data'.D$2:'Raw Data'.D$306]))*100" office:value-type="float" office:value="96.4243146603099">
            <text:p>96.4243146603</text:p>
          </table:table-cell>
          <table:table-cell table:formula="of:=(['Raw Data'.E29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1]-MIN(['Raw Data'.F$2:'Raw Data'.F$306]))/(MAX(['Raw Data'.F$2:'Raw Data'.F$306])-MIN(['Raw Data'.F$2:'Raw Data'.F$306]))*100" office:value-type="float" office:value="26.9203634958762">
            <text:p>26.9203634959</text:p>
          </table:table-cell>
          <table:table-cell table:formula="of:=(['Raw Data'.G29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1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1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1]-MIN(['Raw Data'.J$2:'Raw Data'.J$306]))/(MAX(['Raw Data'.J$2:'Raw Data'.J$306])-MIN(['Raw Data'.J$2:'Raw Data'.J$306]))*100" office:value-type="float" office:value="97.0312393424732">
            <text:p>97.0312393425</text:p>
          </table:table-cell>
          <table:table-cell table:formula="of:=(['Raw Data'.K291]-MIN(['Raw Data'.K$2:'Raw Data'.K$306]))/(MAX(['Raw Data'.K$2:'Raw Data'.K$306])-MIN(['Raw Data'.K$2:'Raw Data'.K$306]))*100" office:value-type="float" office:value="94.8446665218336">
            <text:p>94.8446665218</text:p>
          </table:table-cell>
          <table:table-cell table:formula="of:=(['Raw Data'.L291]-MIN(['Raw Data'.L$2:'Raw Data'.L$306]))/(MAX(['Raw Data'.L$2:'Raw Data'.L$306])-MIN(['Raw Data'.L$2:'Raw Data'.L$306]))*100" office:value-type="float" office:value="95.9524483441834">
            <text:p>95.9524483442</text:p>
          </table:table-cell>
        </table:table-row>
        <table:table-row table:style-name="ro2">
          <table:table-cell table:formula="of:=(['Raw Data'.A29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2]-MIN(['Raw Data'.B$2:'Raw Data'.B$306]))/(MAX(['Raw Data'.B$2:'Raw Data'.B$306])-MIN(['Raw Data'.B$2:'Raw Data'.B$306]))*100" office:value-type="float" office:value="99.0619670267197">
            <text:p>99.0619670267</text:p>
          </table:table-cell>
          <table:table-cell table:formula="of:=(['Raw Data'.C292]-MIN(['Raw Data'.C$2:'Raw Data'.C$306]))/(MAX(['Raw Data'.C$2:'Raw Data'.C$306])-MIN(['Raw Data'.C$2:'Raw Data'.C$306]))*100" office:value-type="float" office:value="95.3335598595537">
            <text:p>95.3335598596</text:p>
          </table:table-cell>
          <table:table-cell table:formula="of:=(['Raw Data'.D292]-MIN(['Raw Data'.D$2:'Raw Data'.D$306]))/(MAX(['Raw Data'.D$2:'Raw Data'.D$306])-MIN(['Raw Data'.D$2:'Raw Data'.D$306]))*100" office:value-type="float" office:value="96.6030989272944">
            <text:p>96.6030989273</text:p>
          </table:table-cell>
          <table:table-cell table:formula="of:=(['Raw Data'.E29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2]-MIN(['Raw Data'.F$2:'Raw Data'.F$306]))/(MAX(['Raw Data'.F$2:'Raw Data'.F$306])-MIN(['Raw Data'.F$2:'Raw Data'.F$306]))*100" office:value-type="float" office:value="22.1501100230124">
            <text:p>22.150110023</text:p>
          </table:table-cell>
          <table:table-cell table:formula="of:=(['Raw Data'.G29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2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2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2]-MIN(['Raw Data'.J$2:'Raw Data'.J$306]))/(MAX(['Raw Data'.J$2:'Raw Data'.J$306])-MIN(['Raw Data'.J$2:'Raw Data'.J$306]))*100" office:value-type="float" office:value="97.5376850146648">
            <text:p>97.5376850147</text:p>
          </table:table-cell>
          <table:table-cell table:formula="of:=(['Raw Data'.K292]-MIN(['Raw Data'.K$2:'Raw Data'.K$306]))/(MAX(['Raw Data'.K$2:'Raw Data'.K$306])-MIN(['Raw Data'.K$2:'Raw Data'.K$306]))*100" office:value-type="float" office:value="96.2513578101238">
            <text:p>96.2513578101</text:p>
          </table:table-cell>
          <table:table-cell table:formula="of:=(['Raw Data'.L292]-MIN(['Raw Data'.L$2:'Raw Data'.L$306]))/(MAX(['Raw Data'.L$2:'Raw Data'.L$306])-MIN(['Raw Data'.L$2:'Raw Data'.L$306]))*100" office:value-type="float" office:value="96.4619303707897">
            <text:p>96.4619303708</text:p>
          </table:table-cell>
        </table:table-row>
        <table:table-row table:style-name="ro2">
          <table:table-cell table:formula="of:=(['Raw Data'.A29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3]-MIN(['Raw Data'.B$2:'Raw Data'.B$306]))/(MAX(['Raw Data'.B$2:'Raw Data'.B$306])-MIN(['Raw Data'.B$2:'Raw Data'.B$306]))*100" office:value-type="float" office:value="99.1614553723707">
            <text:p>99.1614553724</text:p>
          </table:table-cell>
          <table:table-cell table:formula="of:=(['Raw Data'.C293]-MIN(['Raw Data'.C$2:'Raw Data'.C$306]))/(MAX(['Raw Data'.C$2:'Raw Data'.C$306])-MIN(['Raw Data'.C$2:'Raw Data'.C$306]))*100" office:value-type="float" office:value="95.6443538339563">
            <text:p>95.644353834</text:p>
          </table:table-cell>
          <table:table-cell table:formula="of:=(['Raw Data'.D293]-MIN(['Raw Data'.D$2:'Raw Data'.D$306]))/(MAX(['Raw Data'.D$2:'Raw Data'.D$306])-MIN(['Raw Data'.D$2:'Raw Data'.D$306]))*100" office:value-type="float" office:value="96.6030989272944">
            <text:p>96.6030989273</text:p>
          </table:table-cell>
          <table:table-cell table:formula="of:=(['Raw Data'.E29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3]-MIN(['Raw Data'.F$2:'Raw Data'.F$306]))/(MAX(['Raw Data'.F$2:'Raw Data'.F$306])-MIN(['Raw Data'.F$2:'Raw Data'.F$306]))*100" office:value-type="float" office:value="17.3985436648581">
            <text:p>17.3985436649</text:p>
          </table:table-cell>
          <table:table-cell table:formula="of:=(['Raw Data'.G29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3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3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3]-MIN(['Raw Data'.J$2:'Raw Data'.J$306]))/(MAX(['Raw Data'.J$2:'Raw Data'.J$306])-MIN(['Raw Data'.J$2:'Raw Data'.J$306]))*100" office:value-type="float" office:value="97.5376850146648">
            <text:p>97.5376850147</text:p>
          </table:table-cell>
          <table:table-cell table:formula="of:=(['Raw Data'.K293]-MIN(['Raw Data'.K$2:'Raw Data'.K$306]))/(MAX(['Raw Data'.K$2:'Raw Data'.K$306])-MIN(['Raw Data'.K$2:'Raw Data'.K$306]))*100" office:value-type="float" office:value="96.2513578101238">
            <text:p>96.2513578101</text:p>
          </table:table-cell>
          <table:table-cell table:formula="of:=(['Raw Data'.L293]-MIN(['Raw Data'.L$2:'Raw Data'.L$306]))/(MAX(['Raw Data'.L$2:'Raw Data'.L$306])-MIN(['Raw Data'.L$2:'Raw Data'.L$306]))*100" office:value-type="float" office:value="96.4619303707897">
            <text:p>96.4619303708</text:p>
          </table:table-cell>
        </table:table-row>
        <table:table-row table:style-name="ro2">
          <table:table-cell table:formula="of:=(['Raw Data'.A29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4]-MIN(['Raw Data'.B$2:'Raw Data'.B$306]))/(MAX(['Raw Data'.B$2:'Raw Data'.B$306])-MIN(['Raw Data'.B$2:'Raw Data'.B$306]))*100" office:value-type="float" office:value="99.2183058555998">
            <text:p>99.2183058556</text:p>
          </table:table-cell>
          <table:table-cell table:formula="of:=(['Raw Data'.C294]-MIN(['Raw Data'.C$2:'Raw Data'.C$306]))/(MAX(['Raw Data'.C$2:'Raw Data'.C$306])-MIN(['Raw Data'.C$2:'Raw Data'.C$306]))*100" office:value-type="float" office:value="95.9537886510364">
            <text:p>95.953788651</text:p>
          </table:table-cell>
          <table:table-cell table:formula="of:=(['Raw Data'.D294]-MIN(['Raw Data'.D$2:'Raw Data'.D$306]))/(MAX(['Raw Data'.D$2:'Raw Data'.D$306])-MIN(['Raw Data'.D$2:'Raw Data'.D$306]))*100" office:value-type="float" office:value="97.0202622169249">
            <text:p>97.0202622169</text:p>
          </table:table-cell>
          <table:table-cell table:formula="of:=(['Raw Data'.E29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4]-MIN(['Raw Data'.F$2:'Raw Data'.F$306]))/(MAX(['Raw Data'.F$2:'Raw Data'.F$306])-MIN(['Raw Data'.F$2:'Raw Data'.F$306]))*100" office:value-type="float" office:value="12.6404683116927">
            <text:p>12.6404683117</text:p>
          </table:table-cell>
          <table:table-cell table:formula="of:=(['Raw Data'.G29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4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4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4]-MIN(['Raw Data'.J$2:'Raw Data'.J$306]))/(MAX(['Raw Data'.J$2:'Raw Data'.J$306])-MIN(['Raw Data'.J$2:'Raw Data'.J$306]))*100" office:value-type="float" office:value="97.5700838960507">
            <text:p>97.5700838961</text:p>
          </table:table-cell>
          <table:table-cell table:formula="of:=(['Raw Data'.K294]-MIN(['Raw Data'.K$2:'Raw Data'.K$306]))/(MAX(['Raw Data'.K$2:'Raw Data'.K$306])-MIN(['Raw Data'.K$2:'Raw Data'.K$306]))*100" office:value-type="float" office:value="96.270910275907">
            <text:p>96.2709102759</text:p>
          </table:table-cell>
          <table:table-cell table:formula="of:=(['Raw Data'.L294]-MIN(['Raw Data'.L$2:'Raw Data'.L$306]))/(MAX(['Raw Data'.L$2:'Raw Data'.L$306])-MIN(['Raw Data'.L$2:'Raw Data'.L$306]))*100" office:value-type="float" office:value="96.971412397396">
            <text:p>96.9714123974</text:p>
          </table:table-cell>
        </table:table-row>
        <table:table-row table:style-name="ro2">
          <table:table-cell table:formula="of:=(['Raw Data'.A29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5]-MIN(['Raw Data'.B$2:'Raw Data'.B$306]))/(MAX(['Raw Data'.B$2:'Raw Data'.B$306])-MIN(['Raw Data'.B$2:'Raw Data'.B$306]))*100" office:value-type="float" office:value="99.3035815804434">
            <text:p>99.3035815804</text:p>
          </table:table-cell>
          <table:table-cell table:formula="of:=(['Raw Data'.C295]-MIN(['Raw Data'.C$2:'Raw Data'.C$306]))/(MAX(['Raw Data'.C$2:'Raw Data'.C$306])-MIN(['Raw Data'.C$2:'Raw Data'.C$306]))*100" office:value-type="float" office:value="96.2663948352022">
            <text:p>96.2663948352</text:p>
          </table:table-cell>
          <table:table-cell table:formula="of:=(['Raw Data'.D295]-MIN(['Raw Data'.D$2:'Raw Data'.D$306]))/(MAX(['Raw Data'.D$2:'Raw Data'.D$306])-MIN(['Raw Data'.D$2:'Raw Data'.D$306]))*100" office:value-type="float" office:value="97.0202622169249">
            <text:p>97.0202622169</text:p>
          </table:table-cell>
          <table:table-cell table:formula="of:=(['Raw Data'.E29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5]-MIN(['Raw Data'.F$2:'Raw Data'.F$306]))/(MAX(['Raw Data'.F$2:'Raw Data'.F$306])-MIN(['Raw Data'.F$2:'Raw Data'.F$306]))*100" office:value-type="float" office:value="7.87588396351603">
            <text:p>7.8758839635</text:p>
          </table:table-cell>
          <table:table-cell table:formula="of:=(['Raw Data'.G29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5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5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5]-MIN(['Raw Data'.J$2:'Raw Data'.J$306]))/(MAX(['Raw Data'.J$2:'Raw Data'.J$306])-MIN(['Raw Data'.J$2:'Raw Data'.J$306]))*100" office:value-type="float" office:value="97.5700838960507">
            <text:p>97.5700838961</text:p>
          </table:table-cell>
          <table:table-cell table:formula="of:=(['Raw Data'.K295]-MIN(['Raw Data'.K$2:'Raw Data'.K$306]))/(MAX(['Raw Data'.K$2:'Raw Data'.K$306])-MIN(['Raw Data'.K$2:'Raw Data'.K$306]))*100" office:value-type="float" office:value="96.270910275907">
            <text:p>96.2709102759</text:p>
          </table:table-cell>
          <table:table-cell table:formula="of:=(['Raw Data'.L295]-MIN(['Raw Data'.L$2:'Raw Data'.L$306]))/(MAX(['Raw Data'.L$2:'Raw Data'.L$306])-MIN(['Raw Data'.L$2:'Raw Data'.L$306]))*100" office:value-type="float" office:value="96.971412397396">
            <text:p>96.9714123974</text:p>
          </table:table-cell>
        </table:table-row>
        <table:table-row table:style-name="ro2">
          <table:table-cell table:formula="of:=(['Raw Data'.A29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6]-MIN(['Raw Data'.B$2:'Raw Data'.B$306]))/(MAX(['Raw Data'.B$2:'Raw Data'.B$306])-MIN(['Raw Data'.B$2:'Raw Data'.B$306]))*100" office:value-type="float" office:value="99.4172825469017">
            <text:p>99.4172825469</text:p>
          </table:table-cell>
          <table:table-cell table:formula="of:=(['Raw Data'.C296]-MIN(['Raw Data'.C$2:'Raw Data'.C$306]))/(MAX(['Raw Data'.C$2:'Raw Data'.C$306])-MIN(['Raw Data'.C$2:'Raw Data'.C$306]))*100" office:value-type="float" office:value="96.5608789217352">
            <text:p>96.5608789217</text:p>
          </table:table-cell>
          <table:table-cell table:formula="of:=(['Raw Data'.D296]-MIN(['Raw Data'.D$2:'Raw Data'.D$306]))/(MAX(['Raw Data'.D$2:'Raw Data'.D$306])-MIN(['Raw Data'.D$2:'Raw Data'.D$306]))*100" office:value-type="float" office:value="98.7485101311085">
            <text:p>98.7485101311</text:p>
          </table:table-cell>
          <table:table-cell table:formula="of:=(['Raw Data'.E29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6]-MIN(['Raw Data'.F$2:'Raw Data'.F$306]))/(MAX(['Raw Data'.F$2:'Raw Data'.F$306])-MIN(['Raw Data'.F$2:'Raw Data'.F$306]))*100" office:value-type="float" office:value="3.16253170510473">
            <text:p>3.1625317051</text:p>
          </table:table-cell>
          <table:table-cell table:formula="of:=(['Raw Data'.G29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6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6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6]-MIN(['Raw Data'.J$2:'Raw Data'.J$306]))/(MAX(['Raw Data'.J$2:'Raw Data'.J$306])-MIN(['Raw Data'.J$2:'Raw Data'.J$306]))*100" office:value-type="float" office:value="97.9605756769661">
            <text:p>97.960575677</text:p>
          </table:table-cell>
          <table:table-cell table:formula="of:=(['Raw Data'.K296]-MIN(['Raw Data'.K$2:'Raw Data'.K$306]))/(MAX(['Raw Data'.K$2:'Raw Data'.K$306])-MIN(['Raw Data'.K$2:'Raw Data'.K$306]))*100" office:value-type="float" office:value="97.0410601781447">
            <text:p>97.0410601781</text:p>
          </table:table-cell>
          <table:table-cell table:formula="of:=(['Raw Data'.L296]-MIN(['Raw Data'.L$2:'Raw Data'.L$306]))/(MAX(['Raw Data'.L$2:'Raw Data'.L$306])-MIN(['Raw Data'.L$2:'Raw Data'.L$306]))*100" office:value-type="float" office:value="97.7073308802717">
            <text:p>97.7073308803</text:p>
          </table:table-cell>
        </table:table-row>
        <table:table-row table:style-name="ro2">
          <table:table-cell table:formula="of:=(['Raw Data'.A297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7]-MIN(['Raw Data'.B$2:'Raw Data'.B$306]))/(MAX(['Raw Data'.B$2:'Raw Data'.B$306])-MIN(['Raw Data'.B$2:'Raw Data'.B$306]))*100" office:value-type="float" office:value="99.5594087549744">
            <text:p>99.559408755</text:p>
          </table:table-cell>
          <table:table-cell table:formula="of:=(['Raw Data'.C297]-MIN(['Raw Data'.C$2:'Raw Data'.C$306]))/(MAX(['Raw Data'.C$2:'Raw Data'.C$306])-MIN(['Raw Data'.C$2:'Raw Data'.C$306]))*100" office:value-type="float" office:value="96.8648771095254">
            <text:p>96.8648771095</text:p>
          </table:table-cell>
          <table:table-cell table:formula="of:=(['Raw Data'.D297]-MIN(['Raw Data'.D$2:'Raw Data'.D$306]))/(MAX(['Raw Data'.D$2:'Raw Data'.D$306])-MIN(['Raw Data'.D$2:'Raw Data'.D$306]))*100" office:value-type="float" office:value="98.7485101311085">
            <text:p>98.7485101311</text:p>
          </table:table-cell>
          <table:table-cell table:formula="of:=(['Raw Data'.E297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7]-MIN(['Raw Data'.F$2:'Raw Data'.F$306]))/(MAX(['Raw Data'.F$2:'Raw Data'.F$306])-MIN(['Raw Data'.F$2:'Raw Data'.F$306]))*100" office:value-type="float" office:value="0">
            <text:p>0</text:p>
          </table:table-cell>
          <table:table-cell table:formula="of:=(['Raw Data'.G297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7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7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7]-MIN(['Raw Data'.J$2:'Raw Data'.J$306]))/(MAX(['Raw Data'.J$2:'Raw Data'.J$306])-MIN(['Raw Data'.J$2:'Raw Data'.J$306]))*100" office:value-type="float" office:value="97.9605756769661">
            <text:p>97.960575677</text:p>
          </table:table-cell>
          <table:table-cell table:formula="of:=(['Raw Data'.K297]-MIN(['Raw Data'.K$2:'Raw Data'.K$306]))/(MAX(['Raw Data'.K$2:'Raw Data'.K$306])-MIN(['Raw Data'.K$2:'Raw Data'.K$306]))*100" office:value-type="float" office:value="97.0410601781447">
            <text:p>97.0410601781</text:p>
          </table:table-cell>
          <table:table-cell table:formula="of:=(['Raw Data'.L297]-MIN(['Raw Data'.L$2:'Raw Data'.L$306]))/(MAX(['Raw Data'.L$2:'Raw Data'.L$306])-MIN(['Raw Data'.L$2:'Raw Data'.L$306]))*100" office:value-type="float" office:value="97.7073308802717">
            <text:p>97.7073308803</text:p>
          </table:table-cell>
        </table:table-row>
        <table:table-row table:style-name="ro2">
          <table:table-cell table:formula="of:=(['Raw Data'.A298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8]-MIN(['Raw Data'.B$2:'Raw Data'.B$306]))/(MAX(['Raw Data'.B$2:'Raw Data'.B$306])-MIN(['Raw Data'.B$2:'Raw Data'.B$306]))*100" office:value-type="float" office:value="99.6873223422399">
            <text:p>99.6873223422</text:p>
          </table:table-cell>
          <table:table-cell table:formula="of:=(['Raw Data'.C298]-MIN(['Raw Data'.C$2:'Raw Data'.C$306]))/(MAX(['Raw Data'.C$2:'Raw Data'.C$306])-MIN(['Raw Data'.C$2:'Raw Data'.C$306]))*100" office:value-type="float" office:value="97.1788424510137">
            <text:p>97.178842451</text:p>
          </table:table-cell>
          <table:table-cell table:formula="of:=(['Raw Data'.D298]-MIN(['Raw Data'.D$2:'Raw Data'.D$306]))/(MAX(['Raw Data'.D$2:'Raw Data'.D$306])-MIN(['Raw Data'.D$2:'Raw Data'.D$306]))*100" office:value-type="float" office:value="98.7485101311085">
            <text:p>98.7485101311</text:p>
          </table:table-cell>
          <table:table-cell table:formula="of:=(['Raw Data'.E298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8]-MIN(['Raw Data'.F$2:'Raw Data'.F$306]))/(MAX(['Raw Data'.F$2:'Raw Data'.F$306])-MIN(['Raw Data'.F$2:'Raw Data'.F$306]))*100" office:value-type="float" office:value="97.0365175616885">
            <text:p>97.0365175617</text:p>
          </table:table-cell>
          <table:table-cell table:formula="of:=(['Raw Data'.G298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8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8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8]-MIN(['Raw Data'.J$2:'Raw Data'.J$306]))/(MAX(['Raw Data'.J$2:'Raw Data'.J$306])-MIN(['Raw Data'.J$2:'Raw Data'.J$306]))*100" office:value-type="float" office:value="97.9605756769661">
            <text:p>97.960575677</text:p>
          </table:table-cell>
          <table:table-cell table:formula="of:=(['Raw Data'.K298]-MIN(['Raw Data'.K$2:'Raw Data'.K$306]))/(MAX(['Raw Data'.K$2:'Raw Data'.K$306])-MIN(['Raw Data'.K$2:'Raw Data'.K$306]))*100" office:value-type="float" office:value="97.0410601781447">
            <text:p>97.0410601781</text:p>
          </table:table-cell>
          <table:table-cell table:formula="of:=(['Raw Data'.L298]-MIN(['Raw Data'.L$2:'Raw Data'.L$306]))/(MAX(['Raw Data'.L$2:'Raw Data'.L$306])-MIN(['Raw Data'.L$2:'Raw Data'.L$306]))*100" office:value-type="float" office:value="97.7073308802717">
            <text:p>97.7073308803</text:p>
          </table:table-cell>
        </table:table-row>
        <table:table-row table:style-name="ro2">
          <table:table-cell table:formula="of:=(['Raw Data'.A299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299]-MIN(['Raw Data'.B$2:'Raw Data'.B$306]))/(MAX(['Raw Data'.B$2:'Raw Data'.B$306])-MIN(['Raw Data'.B$2:'Raw Data'.B$306]))*100" office:value-type="float" office:value="99.7299602046617">
            <text:p>99.7299602047</text:p>
          </table:table-cell>
          <table:table-cell table:formula="of:=(['Raw Data'.C299]-MIN(['Raw Data'.C$2:'Raw Data'.C$306]))/(MAX(['Raw Data'.C$2:'Raw Data'.C$306])-MIN(['Raw Data'.C$2:'Raw Data'.C$306]))*100" office:value-type="float" office:value="97.5299580926492">
            <text:p>97.5299580926</text:p>
          </table:table-cell>
          <table:table-cell table:formula="of:=(['Raw Data'.D299]-MIN(['Raw Data'.D$2:'Raw Data'.D$306]))/(MAX(['Raw Data'.D$2:'Raw Data'.D$306])-MIN(['Raw Data'.D$2:'Raw Data'.D$306]))*100" office:value-type="float" office:value="99.165673420739">
            <text:p>99.1656734207</text:p>
          </table:table-cell>
          <table:table-cell table:formula="of:=(['Raw Data'.E299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299]-MIN(['Raw Data'.F$2:'Raw Data'.F$306]))/(MAX(['Raw Data'.F$2:'Raw Data'.F$306])-MIN(['Raw Data'.F$2:'Raw Data'.F$306]))*100" office:value-type="float" office:value="97.056884417046">
            <text:p>97.056884417</text:p>
          </table:table-cell>
          <table:table-cell table:formula="of:=(['Raw Data'.G299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299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299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299]-MIN(['Raw Data'.J$2:'Raw Data'.J$306]))/(MAX(['Raw Data'.J$2:'Raw Data'.J$306])-MIN(['Raw Data'.J$2:'Raw Data'.J$306]))*100" office:value-type="float" office:value="98.2248823409045">
            <text:p>98.2248823409</text:p>
          </table:table-cell>
          <table:table-cell table:formula="of:=(['Raw Data'.K299]-MIN(['Raw Data'.K$2:'Raw Data'.K$306]))/(MAX(['Raw Data'.K$2:'Raw Data'.K$306])-MIN(['Raw Data'.K$2:'Raw Data'.K$306]))*100" office:value-type="float" office:value="97.0910275907017">
            <text:p>97.0910275907</text:p>
          </table:table-cell>
          <table:table-cell table:formula="of:=(['Raw Data'.L299]-MIN(['Raw Data'.L$2:'Raw Data'.L$306]))/(MAX(['Raw Data'.L$2:'Raw Data'.L$306])-MIN(['Raw Data'.L$2:'Raw Data'.L$306]))*100" office:value-type="float" office:value="98.2734220209454">
            <text:p>98.2734220209</text:p>
          </table:table-cell>
        </table:table-row>
        <table:table-row table:style-name="ro2">
          <table:table-cell table:formula="of:=(['Raw Data'.A300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00]-MIN(['Raw Data'.B$2:'Raw Data'.B$306]))/(MAX(['Raw Data'.B$2:'Raw Data'.B$306])-MIN(['Raw Data'.B$2:'Raw Data'.B$306]))*100" office:value-type="float" office:value="99.7583854462763">
            <text:p>99.7583854463</text:p>
          </table:table-cell>
          <table:table-cell table:formula="of:=(['Raw Data'.C300]-MIN(['Raw Data'.C$2:'Raw Data'.C$306]))/(MAX(['Raw Data'.C$2:'Raw Data'.C$306])-MIN(['Raw Data'.C$2:'Raw Data'.C$306]))*100" office:value-type="float" office:value="97.8869634160154">
            <text:p>97.886963416</text:p>
          </table:table-cell>
          <table:table-cell table:formula="of:=(['Raw Data'.D300]-MIN(['Raw Data'.D$2:'Raw Data'.D$306]))/(MAX(['Raw Data'.D$2:'Raw Data'.D$306])-MIN(['Raw Data'.D$2:'Raw Data'.D$306]))*100" office:value-type="float" office:value="99.165673420739">
            <text:p>99.1656734207</text:p>
          </table:table-cell>
          <table:table-cell table:formula="of:=(['Raw Data'.E300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00]-MIN(['Raw Data'.F$2:'Raw Data'.F$306]))/(MAX(['Raw Data'.F$2:'Raw Data'.F$306])-MIN(['Raw Data'.F$2:'Raw Data'.F$306]))*100" office:value-type="float" office:value="97.056884417046">
            <text:p>97.056884417</text:p>
          </table:table-cell>
          <table:table-cell table:formula="of:=(['Raw Data'.G300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00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300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300]-MIN(['Raw Data'.J$2:'Raw Data'.J$306]))/(MAX(['Raw Data'.J$2:'Raw Data'.J$306])-MIN(['Raw Data'.J$2:'Raw Data'.J$306]))*100" office:value-type="float" office:value="98.2248823409045">
            <text:p>98.2248823409</text:p>
          </table:table-cell>
          <table:table-cell table:formula="of:=(['Raw Data'.K300]-MIN(['Raw Data'.K$2:'Raw Data'.K$306]))/(MAX(['Raw Data'.K$2:'Raw Data'.K$306])-MIN(['Raw Data'.K$2:'Raw Data'.K$306]))*100" office:value-type="float" office:value="97.0910275907017">
            <text:p>97.0910275907</text:p>
          </table:table-cell>
          <table:table-cell table:formula="of:=(['Raw Data'.L300]-MIN(['Raw Data'.L$2:'Raw Data'.L$306]))/(MAX(['Raw Data'.L$2:'Raw Data'.L$306])-MIN(['Raw Data'.L$2:'Raw Data'.L$306]))*100" office:value-type="float" office:value="98.2734220209454">
            <text:p>98.2734220209</text:p>
          </table:table-cell>
        </table:table-row>
        <table:table-row table:style-name="ro2">
          <table:table-cell table:formula="of:=(['Raw Data'.A301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01]-MIN(['Raw Data'.B$2:'Raw Data'.B$306]))/(MAX(['Raw Data'.B$2:'Raw Data'.B$306])-MIN(['Raw Data'.B$2:'Raw Data'.B$306]))*100" office:value-type="float" office:value="99.7725980670836">
            <text:p>99.7725980671</text:p>
          </table:table-cell>
          <table:table-cell table:formula="of:=(['Raw Data'.C301]-MIN(['Raw Data'.C$2:'Raw Data'.C$306]))/(MAX(['Raw Data'.C$2:'Raw Data'.C$306])-MIN(['Raw Data'.C$2:'Raw Data'.C$306]))*100" office:value-type="float" office:value="98.2389851625326">
            <text:p>98.2389851625</text:p>
          </table:table-cell>
          <table:table-cell table:formula="of:=(['Raw Data'.D301]-MIN(['Raw Data'.D$2:'Raw Data'.D$306]))/(MAX(['Raw Data'.D$2:'Raw Data'.D$306])-MIN(['Raw Data'.D$2:'Raw Data'.D$306]))*100" office:value-type="float" office:value="99.3444576877235">
            <text:p>99.3444576877</text:p>
          </table:table-cell>
          <table:table-cell table:formula="of:=(['Raw Data'.E301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01]-MIN(['Raw Data'.F$2:'Raw Data'.F$306]))/(MAX(['Raw Data'.F$2:'Raw Data'.F$306])-MIN(['Raw Data'.F$2:'Raw Data'.F$306]))*100" office:value-type="float" office:value="97.0535249357499">
            <text:p>97.0535249358</text:p>
          </table:table-cell>
          <table:table-cell table:formula="of:=(['Raw Data'.G301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01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301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301]-MIN(['Raw Data'.J$2:'Raw Data'.J$306]))/(MAX(['Raw Data'.J$2:'Raw Data'.J$306])-MIN(['Raw Data'.J$2:'Raw Data'.J$306]))*100" office:value-type="float" office:value="98.7944205715845">
            <text:p>98.7944205716</text:p>
          </table:table-cell>
          <table:table-cell table:formula="of:=(['Raw Data'.K301]-MIN(['Raw Data'.K$2:'Raw Data'.K$306]))/(MAX(['Raw Data'.K$2:'Raw Data'.K$306])-MIN(['Raw Data'.K$2:'Raw Data'.K$306]))*100" office:value-type="float" office:value="98.4195090158592">
            <text:p>98.4195090159</text:p>
          </table:table-cell>
          <table:table-cell table:formula="of:=(['Raw Data'.L301]-MIN(['Raw Data'.L$2:'Raw Data'.L$306]))/(MAX(['Raw Data'.L$2:'Raw Data'.L$306])-MIN(['Raw Data'.L$2:'Raw Data'.L$306]))*100" office:value-type="float" office:value="98.754599490518">
            <text:p>98.7545994905</text:p>
          </table:table-cell>
        </table:table-row>
        <table:table-row table:style-name="ro2">
          <table:table-cell table:formula="of:=(['Raw Data'.A302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02]-MIN(['Raw Data'.B$2:'Raw Data'.B$306]))/(MAX(['Raw Data'.B$2:'Raw Data'.B$306])-MIN(['Raw Data'.B$2:'Raw Data'.B$306]))*100" office:value-type="float" office:value="99.8010233086981">
            <text:p>99.8010233087</text:p>
          </table:table-cell>
          <table:table-cell table:formula="of:=(['Raw Data'.C302]-MIN(['Raw Data'.C$2:'Raw Data'.C$306]))/(MAX(['Raw Data'.C$2:'Raw Data'.C$306])-MIN(['Raw Data'.C$2:'Raw Data'.C$306]))*100" office:value-type="float" office:value="98.5905538566089">
            <text:p>98.5905538566</text:p>
          </table:table-cell>
          <table:table-cell table:formula="of:=(['Raw Data'.D302]-MIN(['Raw Data'.D$2:'Raw Data'.D$306]))/(MAX(['Raw Data'.D$2:'Raw Data'.D$306])-MIN(['Raw Data'.D$2:'Raw Data'.D$306]))*100" office:value-type="float" office:value="99.8212157330155">
            <text:p>99.821215733</text:p>
          </table:table-cell>
          <table:table-cell table:formula="of:=(['Raw Data'.E302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02]-MIN(['Raw Data'.F$2:'Raw Data'.F$306]))/(MAX(['Raw Data'.F$2:'Raw Data'.F$306])-MIN(['Raw Data'.F$2:'Raw Data'.F$306]))*100" office:value-type="float" office:value="97.056884417046">
            <text:p>97.056884417</text:p>
          </table:table-cell>
          <table:table-cell table:formula="of:=(['Raw Data'.G302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02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302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302]-MIN(['Raw Data'.J$2:'Raw Data'.J$306]))/(MAX(['Raw Data'.J$2:'Raw Data'.J$306])-MIN(['Raw Data'.J$2:'Raw Data'.J$306]))*100" office:value-type="float" office:value="98.8438714958052">
            <text:p>98.8438714958</text:p>
          </table:table-cell>
          <table:table-cell table:formula="of:=(['Raw Data'.K302]-MIN(['Raw Data'.K$2:'Raw Data'.K$306]))/(MAX(['Raw Data'.K$2:'Raw Data'.K$306])-MIN(['Raw Data'.K$2:'Raw Data'.K$306]))*100" office:value-type="float" office:value="98.4401477297415">
            <text:p>98.4401477297</text:p>
          </table:table-cell>
          <table:table-cell table:formula="of:=(['Raw Data'.L302]-MIN(['Raw Data'.L$2:'Raw Data'.L$306]))/(MAX(['Raw Data'.L$2:'Raw Data'.L$306])-MIN(['Raw Data'.L$2:'Raw Data'.L$306]))*100" office:value-type="float" office:value="99.2923860741579">
            <text:p>99.2923860742</text:p>
          </table:table-cell>
        </table:table-row>
        <table:table-row table:style-name="ro2">
          <table:table-cell table:formula="of:=(['Raw Data'.A303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03]-MIN(['Raw Data'.B$2:'Raw Data'.B$306]))/(MAX(['Raw Data'.B$2:'Raw Data'.B$306])-MIN(['Raw Data'.B$2:'Raw Data'.B$306]))*100" office:value-type="float" office:value="99.84366117112">
            <text:p>99.8436611711</text:p>
          </table:table-cell>
          <table:table-cell table:formula="of:=(['Raw Data'.C303]-MIN(['Raw Data'.C$2:'Raw Data'.C$306]))/(MAX(['Raw Data'.C$2:'Raw Data'.C$306])-MIN(['Raw Data'.C$2:'Raw Data'.C$306]))*100" office:value-type="float" office:value="98.9466530750934">
            <text:p>98.9466530751</text:p>
          </table:table-cell>
          <table:table-cell table:formula="of:=(['Raw Data'.D303]-MIN(['Raw Data'.D$2:'Raw Data'.D$306]))/(MAX(['Raw Data'.D$2:'Raw Data'.D$306])-MIN(['Raw Data'.D$2:'Raw Data'.D$306]))*100" office:value-type="float" office:value="99.8212157330155">
            <text:p>99.821215733</text:p>
          </table:table-cell>
          <table:table-cell table:formula="of:=(['Raw Data'.E303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03]-MIN(['Raw Data'.F$2:'Raw Data'.F$306]))/(MAX(['Raw Data'.F$2:'Raw Data'.F$306])-MIN(['Raw Data'.F$2:'Raw Data'.F$306]))*100" office:value-type="float" office:value="97.056884417046">
            <text:p>97.056884417</text:p>
          </table:table-cell>
          <table:table-cell table:formula="of:=(['Raw Data'.G303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03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303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303]-MIN(['Raw Data'.J$2:'Raw Data'.J$306]))/(MAX(['Raw Data'.J$2:'Raw Data'.J$306])-MIN(['Raw Data'.J$2:'Raw Data'.J$306]))*100" office:value-type="float" office:value="98.8438714958052">
            <text:p>98.8438714958</text:p>
          </table:table-cell>
          <table:table-cell table:formula="of:=(['Raw Data'.K303]-MIN(['Raw Data'.K$2:'Raw Data'.K$306]))/(MAX(['Raw Data'.K$2:'Raw Data'.K$306])-MIN(['Raw Data'.K$2:'Raw Data'.K$306]))*100" office:value-type="float" office:value="98.4401477297415">
            <text:p>98.4401477297</text:p>
          </table:table-cell>
          <table:table-cell table:formula="of:=(['Raw Data'.L303]-MIN(['Raw Data'.L$2:'Raw Data'.L$306]))/(MAX(['Raw Data'.L$2:'Raw Data'.L$306])-MIN(['Raw Data'.L$2:'Raw Data'.L$306]))*100" office:value-type="float" office:value="99.2923860741579">
            <text:p>99.2923860742</text:p>
          </table:table-cell>
        </table:table-row>
        <table:table-row table:style-name="ro2">
          <table:table-cell table:formula="of:=(['Raw Data'.A304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04]-MIN(['Raw Data'.B$2:'Raw Data'.B$306]))/(MAX(['Raw Data'.B$2:'Raw Data'.B$306])-MIN(['Raw Data'.B$2:'Raw Data'.B$306]))*100" office:value-type="float" office:value="99.8862990335418">
            <text:p>99.8862990335</text:p>
          </table:table-cell>
          <table:table-cell table:formula="of:=(['Raw Data'.C304]-MIN(['Raw Data'.C$2:'Raw Data'.C$306]))/(MAX(['Raw Data'.C$2:'Raw Data'.C$306])-MIN(['Raw Data'.C$2:'Raw Data'.C$306]))*100" office:value-type="float" office:value="99.3018461886964">
            <text:p>99.3018461887</text:p>
          </table:table-cell>
          <table:table-cell table:formula="of:=(['Raw Data'.D304]-MIN(['Raw Data'.D$2:'Raw Data'.D$306]))/(MAX(['Raw Data'.D$2:'Raw Data'.D$306])-MIN(['Raw Data'.D$2:'Raw Data'.D$306]))*100" office:value-type="float" office:value="99.9404052443385">
            <text:p>99.9404052443</text:p>
          </table:table-cell>
          <table:table-cell table:formula="of:=(['Raw Data'.E304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04]-MIN(['Raw Data'.F$2:'Raw Data'.F$306]))/(MAX(['Raw Data'.F$2:'Raw Data'.F$306])-MIN(['Raw Data'.F$2:'Raw Data'.F$306]))*100" office:value-type="float" office:value="97.0686426015823">
            <text:p>97.0686426016</text:p>
          </table:table-cell>
          <table:table-cell table:formula="of:=(['Raw Data'.G304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04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304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304]-MIN(['Raw Data'.J$2:'Raw Data'.J$306]))/(MAX(['Raw Data'.J$2:'Raw Data'.J$306])-MIN(['Raw Data'.J$2:'Raw Data'.J$306]))*100" office:value-type="float" office:value="99.4526294250051">
            <text:p>99.452629425</text:p>
          </table:table-cell>
          <table:table-cell table:formula="of:=(['Raw Data'.K304]-MIN(['Raw Data'.K$2:'Raw Data'.K$306]))/(MAX(['Raw Data'.K$2:'Raw Data'.K$306])-MIN(['Raw Data'.K$2:'Raw Data'.K$306]))*100" office:value-type="float" office:value="99.3493373886596">
            <text:p>99.3493373887</text:p>
          </table:table-cell>
          <table:table-cell table:formula="of:=(['Raw Data'.L304]-MIN(['Raw Data'.L$2:'Raw Data'.L$306]))/(MAX(['Raw Data'.L$2:'Raw Data'.L$306])-MIN(['Raw Data'.L$2:'Raw Data'.L$306]))*100" office:value-type="float" office:value="99.6037362015285">
            <text:p>99.6037362015</text:p>
          </table:table-cell>
        </table:table-row>
        <table:table-row table:style-name="ro2">
          <table:table-cell table:formula="of:=(['Raw Data'.A305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05]-MIN(['Raw Data'.B$2:'Raw Data'.B$306]))/(MAX(['Raw Data'.B$2:'Raw Data'.B$306])-MIN(['Raw Data'.B$2:'Raw Data'.B$306]))*100" office:value-type="float" office:value="99.9431495167709">
            <text:p>99.9431495168</text:p>
          </table:table-cell>
          <table:table-cell table:formula="of:=(['Raw Data'.C305]-MIN(['Raw Data'.C$2:'Raw Data'.C$306]))/(MAX(['Raw Data'.C$2:'Raw Data'.C$306])-MIN(['Raw Data'.C$2:'Raw Data'.C$306]))*100" office:value-type="float" office:value="99.6516026730094">
            <text:p>99.651602673</text:p>
          </table:table-cell>
          <table:table-cell table:formula="of:=(['Raw Data'.D305]-MIN(['Raw Data'.D$2:'Raw Data'.D$306]))/(MAX(['Raw Data'.D$2:'Raw Data'.D$306])-MIN(['Raw Data'.D$2:'Raw Data'.D$306]))*100" office:value-type="float" office:value="99.9404052443385">
            <text:p>99.9404052443</text:p>
          </table:table-cell>
          <table:table-cell table:formula="of:=(['Raw Data'.E305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05]-MIN(['Raw Data'.F$2:'Raw Data'.F$306]))/(MAX(['Raw Data'.F$2:'Raw Data'.F$306])-MIN(['Raw Data'.F$2:'Raw Data'.F$306]))*100" office:value-type="float" office:value="97.0686426015823">
            <text:p>97.0686426016</text:p>
          </table:table-cell>
          <table:table-cell table:formula="of:=(['Raw Data'.G305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05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305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305]-MIN(['Raw Data'.J$2:'Raw Data'.J$306]))/(MAX(['Raw Data'.J$2:'Raw Data'.J$306])-MIN(['Raw Data'.J$2:'Raw Data'.J$306]))*100" office:value-type="float" office:value="99.4526294250051">
            <text:p>99.452629425</text:p>
          </table:table-cell>
          <table:table-cell table:formula="of:=(['Raw Data'.K305]-MIN(['Raw Data'.K$2:'Raw Data'.K$306]))/(MAX(['Raw Data'.K$2:'Raw Data'.K$306])-MIN(['Raw Data'.K$2:'Raw Data'.K$306]))*100" office:value-type="float" office:value="99.3493373886596">
            <text:p>99.3493373887</text:p>
          </table:table-cell>
          <table:table-cell table:formula="of:=(['Raw Data'.L305]-MIN(['Raw Data'.L$2:'Raw Data'.L$306]))/(MAX(['Raw Data'.L$2:'Raw Data'.L$306])-MIN(['Raw Data'.L$2:'Raw Data'.L$306]))*100" office:value-type="float" office:value="99.6037362015285">
            <text:p>99.6037362015</text:p>
          </table:table-cell>
        </table:table-row>
        <table:table-row table:style-name="ro2">
          <table:table-cell table:formula="of:=(['Raw Data'.A306]-MIN(['Raw Data'.A$2:'Raw Data'.A$306]))/(MAX(['Raw Data'.A$2:'Raw Data'.A$306])-MIN(['Raw Data'.A$2:'Raw Data'.A$306]))*100" office:value-type="float" office:value="0">
            <text:p>#DIV/0!</text:p>
          </table:table-cell>
          <table:table-cell table:formula="of:=(['Raw Data'.B306]-MIN(['Raw Data'.B$2:'Raw Data'.B$306]))/(MAX(['Raw Data'.B$2:'Raw Data'.B$306])-MIN(['Raw Data'.B$2:'Raw Data'.B$306]))*100" office:value-type="float" office:value="100">
            <text:p>100</text:p>
          </table:table-cell>
          <table:table-cell table:formula="of:=(['Raw Data'.C306]-MIN(['Raw Data'.C$2:'Raw Data'.C$306]))/(MAX(['Raw Data'.C$2:'Raw Data'.C$306])-MIN(['Raw Data'.C$2:'Raw Data'.C$306]))*100" office:value-type="float" office:value="100">
            <text:p>100</text:p>
          </table:table-cell>
          <table:table-cell table:formula="of:=(['Raw Data'.D306]-MIN(['Raw Data'.D$2:'Raw Data'.D$306]))/(MAX(['Raw Data'.D$2:'Raw Data'.D$306])-MIN(['Raw Data'.D$2:'Raw Data'.D$306]))*100" office:value-type="float" office:value="100">
            <text:p>100</text:p>
          </table:table-cell>
          <table:table-cell table:formula="of:=(['Raw Data'.E306]-MIN(['Raw Data'.E$2:'Raw Data'.E$306]))/(MAX(['Raw Data'.E$2:'Raw Data'.E$306])-MIN(['Raw Data'.E$2:'Raw Data'.E$306]))*100" office:value-type="float" office:value="0">
            <text:p>#DIV/0!</text:p>
          </table:table-cell>
          <table:table-cell table:formula="of:=(['Raw Data'.F306]-MIN(['Raw Data'.F$2:'Raw Data'.F$306]))/(MAX(['Raw Data'.F$2:'Raw Data'.F$306])-MIN(['Raw Data'.F$2:'Raw Data'.F$306]))*100" office:value-type="float" office:value="97.0587741252751">
            <text:p>97.0587741253</text:p>
          </table:table-cell>
          <table:table-cell table:formula="of:=(['Raw Data'.G306]-MIN(['Raw Data'.G$2:'Raw Data'.G$306]))/(MAX(['Raw Data'.G$2:'Raw Data'.G$306])-MIN(['Raw Data'.G$2:'Raw Data'.G$306]))*100" office:value-type="float" office:value="0">
            <text:p>#DIV/0!</text:p>
          </table:table-cell>
          <table:table-cell table:formula="of:=(['Raw Data'.H306]-MIN(['Raw Data'.H$2:'Raw Data'.H$306]))/(MAX(['Raw Data'.H$2:'Raw Data'.H$306])-MIN(['Raw Data'.H$2:'Raw Data'.H$306]))*100" office:value-type="float" office:value="100">
            <text:p>100</text:p>
          </table:table-cell>
          <table:table-cell table:formula="of:=(['Raw Data'.I306]-MIN(['Raw Data'.I$2:'Raw Data'.I$306]))/(MAX(['Raw Data'.I$2:'Raw Data'.I$306])-MIN(['Raw Data'.I$2:'Raw Data'.I$306]))*100" office:value-type="float" office:value="100">
            <text:p>100</text:p>
          </table:table-cell>
          <table:table-cell table:formula="of:=(['Raw Data'.J306]-MIN(['Raw Data'.J$2:'Raw Data'.J$306]))/(MAX(['Raw Data'.J$2:'Raw Data'.J$306])-MIN(['Raw Data'.J$2:'Raw Data'.J$306]))*100" office:value-type="float" office:value="100">
            <text:p>100</text:p>
          </table:table-cell>
          <table:table-cell table:formula="of:=(['Raw Data'.K306]-MIN(['Raw Data'.K$2:'Raw Data'.K$306]))/(MAX(['Raw Data'.K$2:'Raw Data'.K$306])-MIN(['Raw Data'.K$2:'Raw Data'.K$306]))*100" office:value-type="float" office:value="100">
            <text:p>100</text:p>
          </table:table-cell>
          <table:table-cell table:formula="of:=(['Raw Data'.L306]-MIN(['Raw Data'.L$2:'Raw Data'.L$306]))/(MAX(['Raw Data'.L$2:'Raw Data'.L$306])-MIN(['Raw Data'.L$2:'Raw Data'.L$306]))*100" office:value-type="float" office:value="100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4T15:32:41</dc:date>
    <dc:creator>Ricky Cook</dc:creator>
    <meta:generator>LibreOffice/3.6$Linux_x86 LibreOffice_project/360m1$Build-2</meta:generator>
    <meta:editing-duration>P0D</meta:editing-duration>
    <meta:editing-cycles>1</meta:editing-cycles>
    <meta:document-statistic meta:table-count="2" meta:cell-count="73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09cm" svg:height="9.005cm" xlink:href=".." xlink:type="simple" chart:class="chart:line" chart:style-name="ch1">
        <chart:legend chart:legend-position="end" svg:x="20.427cm" svg:y="3.207cm" style:legend-expansion="high" chart:style-name="ch2"/>
        <chart:plot-area chart:style-name="ch3" table:cell-range-address="Graphs.A1:Graphs.E306" chart:data-source-has-labels="row" svg:x="1.469cm" svg:y="0.013cm" svg:width="18.038cm" svg:height="7.83cm">
          <chartooo:coordinate-region svg:x="2.276cm" svg:y="0.212cm" svg:width="17.178cm" svg:height="6.586cm"/>
          <chart:axis chart:dimension="x" chart:name="primary-x" chart:style-name="ch4">
            <chart:title svg:x="9.796cm" svg:y="8.023cm" chart:style-name="ch5">
              <text:p>Seconds</text:p>
            </chart:title>
          </chart:axis>
          <chart:axis chart:dimension="y" chart:name="primary-y" chart:style-name="ch4">
            <chart:title svg:x="0.451cm" svg:y="4.779cm" chart:style-name="ch6">
              <text:p>% Min/Max</text:p>
            </chart:title>
            <chart:grid chart:style-name="ch7" chart:class="major"/>
          </chart:axis>
          <chart:series chart:style-name="ch8" chart:values-cell-range-address="Graphs.A2:Graphs.A306" chart:label-cell-address="Graphs.A1:Graphs.A1" chart:class="chart:line">
            <chart:data-point chart:repeated="305"/>
          </chart:series>
          <chart:series chart:style-name="ch9" chart:values-cell-range-address="Graphs.B2:Graphs.B306" chart:label-cell-address="Graphs.B1:Graphs.B1" chart:class="chart:line">
            <chart:data-point chart:repeated="305"/>
          </chart:series>
          <chart:series chart:style-name="ch10" chart:values-cell-range-address="Graphs.C2:Graphs.C306" chart:label-cell-address="Graphs.C1:Graphs.C1" chart:class="chart:line">
            <chart:data-point chart:repeated="305"/>
          </chart:series>
          <chart:series chart:style-name="ch11" chart:values-cell-range-address="Graphs.D2:Graphs.D306" chart:label-cell-address="Graphs.D1:Graphs.D1" chart:class="chart:line">
            <chart:data-point chart:repeated="305"/>
          </chart:series>
          <chart:series chart:style-name="ch12" chart:values-cell-range-address="Graphs.E2:Graphs.E306" chart:label-cell-address="Graphs.E1:Graphs.E1" chart:class="chart:line">
            <chart:data-point chart:repeated="30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  <draw:g>
                  <svg:desc>Graphs.A1:Graphs.A1</svg:desc>
                </draw:g>
              </table:table-cell>
              <table:table-cell office:value-type="string">
                <text:p>nice</text:p>
                <draw:g>
                  <svg:desc>Graphs.B1:Graphs.B1</svg:desc>
                </draw:g>
              </table:table-cell>
              <table:table-cell office:value-type="string">
                <text:p>system</text:p>
                <draw:g>
                  <svg:desc>Graphs.C1:Graphs.C1</svg:desc>
                </draw:g>
              </table:table-cell>
              <table:table-cell office:value-type="string">
                <text:p>idle</text:p>
                <draw:g>
                  <svg:desc>Graphs.D1:Graphs.D1</svg:desc>
                </draw:g>
              </table:table-cell>
              <table:table-cell office:value-type="string">
                <text:p>iowait</text:p>
                <draw:g>
                  <svg:desc>Graphs.E1:Graph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s.A2:Graphs.A306</svg:desc>
                </draw:g>
              </table:table-cell>
              <table:table-cell office:value-type="float" office:value="0">
                <text:p>0</text:p>
                <draw:g>
                  <svg:desc>Graphs.B2:Graphs.B306</svg:desc>
                </draw:g>
              </table:table-cell>
              <table:table-cell office:value-type="float" office:value="0">
                <text:p>0</text:p>
                <draw:g>
                  <svg:desc>Graphs.C2:Graphs.C306</svg:desc>
                </draw:g>
              </table:table-cell>
              <table:table-cell office:value-type="float" office:value="0">
                <text:p>0</text:p>
                <draw:g>
                  <svg:desc>Graphs.D2:Graphs.D306</svg:desc>
                </draw:g>
              </table:table-cell>
              <table:table-cell office:value-type="float" office:value="NaN">
                <text:p>NaN</text:p>
                <draw:g>
                  <svg:desc>Graphs.E2:Graphs.E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426378624218306">
                <text:p>0.0426378624218306</text:p>
              </table:table-cell>
              <table:table-cell office:value-type="float" office:value="0.351115641635519">
                <text:p>0.351115641635519</text:p>
              </table:table-cell>
              <table:table-cell office:value-type="float" office:value="0.417163289630513">
                <text:p>0.41716328963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710631040363843">
                <text:p>0.0710631040363843</text:p>
              </table:table-cell>
              <table:table-cell office:value-type="float" office:value="0.707667912560879">
                <text:p>0.707667912560879</text:p>
              </table:table-cell>
              <table:table-cell office:value-type="float" office:value="0.417163289630513">
                <text:p>0.41716328963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142126208072769">
                <text:p>0.142126208072769</text:p>
              </table:table-cell>
              <table:table-cell office:value-type="float" office:value="1.05833050175558">
                <text:p>1.05833050175558</text:p>
              </table:table-cell>
              <table:table-cell office:value-type="float" office:value="0.774731823599523">
                <text:p>0.77473182359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355315520181921">
                <text:p>0.355315520181921</text:p>
              </table:table-cell>
              <table:table-cell office:value-type="float" office:value="1.4003850945747">
                <text:p>1.4003850945747</text:p>
              </table:table-cell>
              <table:table-cell office:value-type="float" office:value="0.953516090584028">
                <text:p>0.95351609058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469016486640136">
                <text:p>0.469016486640136</text:p>
              </table:table-cell>
              <table:table-cell office:value-type="float" office:value="1.7510476837694">
                <text:p>1.7510476837694</text:p>
              </table:table-cell>
              <table:table-cell office:value-type="float" office:value="0.953516090584028">
                <text:p>0.95351609058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72484366117112">
                <text:p>0.72484366117112</text:p>
              </table:table-cell>
              <table:table-cell office:value-type="float" office:value="2.09083701438441">
                <text:p>2.09083701438441</text:p>
              </table:table-cell>
              <table:table-cell office:value-type="float" office:value="1.31108462455304">
                <text:p>1.31108462455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795906765207504">
                <text:p>0.795906765207504</text:p>
              </table:table-cell>
              <table:table-cell office:value-type="float" office:value="2.44421791822403">
                <text:p>2.44421791822403</text:p>
              </table:table-cell>
              <table:table-cell office:value-type="float" office:value="1.54946364719905">
                <text:p>1.54946364719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824332006822058">
                <text:p>0.824332006822058</text:p>
              </table:table-cell>
              <table:table-cell office:value-type="float" office:value="2.79895797938611">
                <text:p>2.79895797938611</text:p>
              </table:table-cell>
              <table:table-cell office:value-type="float" office:value="1.54946364719905">
                <text:p>1.54946364719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923820352472996">
                <text:p>0.923820352472996</text:p>
              </table:table-cell>
              <table:table-cell office:value-type="float" office:value="3.15188583078491">
                <text:p>3.15188583078491</text:p>
              </table:table-cell>
              <table:table-cell office:value-type="float" office:value="1.72824791418355">
                <text:p>1.72824791418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980670835702103">
                <text:p>0.980670835702103</text:p>
              </table:table-cell>
              <table:table-cell office:value-type="float" office:value="3.50571978706535">
                <text:p>3.50571978706535</text:p>
              </table:table-cell>
              <table:table-cell office:value-type="float" office:value="1.72824791418355">
                <text:p>1.72824791418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08015918135304">
                <text:p>1.08015918135304</text:p>
              </table:table-cell>
              <table:table-cell office:value-type="float" office:value="3.85411711405595">
                <text:p>3.85411711405595</text:p>
              </table:table-cell>
              <table:table-cell office:value-type="float" office:value="2.68176400476758">
                <text:p>2.68176400476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.20807276861853">
                <text:p>1.20807276861853</text:p>
              </table:table-cell>
              <table:table-cell office:value-type="float" office:value="4.20387359836901">
                <text:p>4.20387359836901</text:p>
              </table:table-cell>
              <table:table-cell office:value-type="float" office:value="2.68176400476758">
                <text:p>2.68176400476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.3501989766913">
                <text:p>1.3501989766913</text:p>
              </table:table-cell>
              <table:table-cell office:value-type="float" office:value="4.55181787291879">
                <text:p>4.55181787291879</text:p>
              </table:table-cell>
              <table:table-cell office:value-type="float" office:value="3.69487485101311">
                <text:p>3.6948748510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.40704945992041">
                <text:p>1.40704945992041</text:p>
              </table:table-cell>
              <table:table-cell office:value-type="float" office:value="4.90565182919923">
                <text:p>4.90565182919923</text:p>
              </table:table-cell>
              <table:table-cell office:value-type="float" office:value="3.69487485101311">
                <text:p>3.6948748510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.43547470153496">
                <text:p>1.43547470153496</text:p>
              </table:table-cell>
              <table:table-cell office:value-type="float" office:value="5.26175104768377">
                <text:p>5.26175104768377</text:p>
              </table:table-cell>
              <table:table-cell office:value-type="float" office:value="3.69487485101311">
                <text:p>3.6948748510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.44968732234224">
                <text:p>1.44968732234224</text:p>
              </table:table-cell>
              <table:table-cell office:value-type="float" office:value="5.61241363687847">
                <text:p>5.61241363687847</text:p>
              </table:table-cell>
              <table:table-cell office:value-type="float" office:value="4.11203814064362">
                <text:p>4.11203814064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.69130187606595">
                <text:p>1.69130187606595</text:p>
              </table:table-cell>
              <table:table-cell office:value-type="float" office:value="5.96126401630989">
                <text:p>5.96126401630989</text:p>
              </table:table-cell>
              <table:table-cell office:value-type="float" office:value="4.11203814064362">
                <text:p>4.11203814064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.70551449687322">
                <text:p>1.70551449687322</text:p>
              </table:table-cell>
              <table:table-cell office:value-type="float" office:value="6.31555102503115">
                <text:p>6.31555102503115</text:p>
              </table:table-cell>
              <table:table-cell office:value-type="float" office:value="4.17163289630513">
                <text:p>4.1716328963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.73393973848778">
                <text:p>1.73393973848778</text:p>
              </table:table-cell>
              <table:table-cell office:value-type="float" office:value="6.67165024351569">
                <text:p>6.67165024351569</text:p>
              </table:table-cell>
              <table:table-cell office:value-type="float" office:value="4.17163289630513">
                <text:p>4.1716328963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.80500284252416">
                <text:p>1.80500284252416</text:p>
              </table:table-cell>
              <table:table-cell office:value-type="float" office:value="7.02185978026957">
                <text:p>7.02185978026957</text:p>
              </table:table-cell>
              <table:table-cell office:value-type="float" office:value="4.17163289630513">
                <text:p>4.1716328963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.96134167140421">
                <text:p>1.96134167140421</text:p>
              </table:table-cell>
              <table:table-cell office:value-type="float" office:value="7.36753879261525">
                <text:p>7.36753879261525</text:p>
              </table:table-cell>
              <table:table-cell office:value-type="float" office:value="5.06555423122765">
                <text:p>5.0655542312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.00397953382604">
                <text:p>2.00397953382604</text:p>
              </table:table-cell>
              <table:table-cell office:value-type="float" office:value="7.71910748669158">
                <text:p>7.71910748669158</text:p>
              </table:table-cell>
              <table:table-cell office:value-type="float" office:value="5.48271752085816">
                <text:p>5.48271752085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.04661739624787">
                <text:p>2.04661739624787</text:p>
              </table:table-cell>
              <table:table-cell office:value-type="float" office:value="8.07475365273531">
                <text:p>8.07475365273531</text:p>
              </table:table-cell>
              <table:table-cell office:value-type="float" office:value="5.48271752085816">
                <text:p>5.48271752085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.10346787947698">
                <text:p>2.10346787947698</text:p>
              </table:table-cell>
              <table:table-cell office:value-type="float" office:value="8.43085287121984">
                <text:p>8.43085287121984</text:p>
              </table:table-cell>
              <table:table-cell office:value-type="float" office:value="5.48271752085816">
                <text:p>5.48271752085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.13189312109153">
                <text:p>2.13189312109153</text:p>
              </table:table-cell>
              <table:table-cell office:value-type="float" office:value="8.76339336278174">
                <text:p>8.76339336278174</text:p>
              </table:table-cell>
              <table:table-cell office:value-type="float" office:value="8.64123957091776">
                <text:p>8.6412395709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.16031836270608">
                <text:p>2.16031836270608</text:p>
              </table:table-cell>
              <table:table-cell office:value-type="float" office:value="9.11858647638464">
                <text:p>9.11858647638464</text:p>
              </table:table-cell>
              <table:table-cell office:value-type="float" office:value="8.64123957091776">
                <text:p>8.6412395709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.23138146674247">
                <text:p>2.23138146674247</text:p>
              </table:table-cell>
              <table:table-cell office:value-type="float" office:value="9.46245327896704">
                <text:p>9.46245327896704</text:p>
              </table:table-cell>
              <table:table-cell office:value-type="float" office:value="9.05840286054827">
                <text:p>9.05840286054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.30244457077885">
                <text:p>2.30244457077885</text:p>
              </table:table-cell>
              <table:table-cell office:value-type="float" office:value="9.80858534375354">
                <text:p>9.80858534375354</text:p>
              </table:table-cell>
              <table:table-cell office:value-type="float" office:value="9.17759237187128">
                <text:p>9.17759237187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.35929505400796">
                <text:p>2.35929505400796</text:p>
              </table:table-cell>
              <table:table-cell office:value-type="float" office:value="10.1633254049156">
                <text:p>10.1633254049156</text:p>
              </table:table-cell>
              <table:table-cell office:value-type="float" office:value="9.35637663885578">
                <text:p>9.35637663885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.37350767481524">
                <text:p>2.37350767481524</text:p>
              </table:table-cell>
              <table:table-cell office:value-type="float" office:value="10.5167063087552">
                <text:p>10.5167063087552</text:p>
              </table:table-cell>
              <table:table-cell office:value-type="float" office:value="9.77353992848629">
                <text:p>9.7735399284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.43035815804434">
                <text:p>2.43035815804434</text:p>
              </table:table-cell>
              <table:table-cell office:value-type="float" office:value="10.8651036357458">
                <text:p>10.8651036357458</text:p>
              </table:table-cell>
              <table:table-cell office:value-type="float" office:value="10.7866507747318">
                <text:p>10.7866507747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.44457077885162">
                <text:p>2.44457077885162</text:p>
              </table:table-cell>
              <table:table-cell office:value-type="float" office:value="11.2198436969079">
                <text:p>11.2198436969079</text:p>
              </table:table-cell>
              <table:table-cell office:value-type="float" office:value="10.7866507747318">
                <text:p>10.7866507747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.50142126208073">
                <text:p>2.50142126208073</text:p>
              </table:table-cell>
              <table:table-cell office:value-type="float" office:value="11.5759429153925">
                <text:p>11.5759429153925</text:p>
              </table:table-cell>
              <table:table-cell office:value-type="float" office:value="10.7866507747318">
                <text:p>10.7866507747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.54405912450256">
                <text:p>2.54405912450256</text:p>
              </table:table-cell>
              <table:table-cell office:value-type="float" office:value="11.9311360289954">
                <text:p>11.9311360289954</text:p>
              </table:table-cell>
              <table:table-cell office:value-type="float" office:value="10.7866507747318">
                <text:p>10.7866507747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55827174530984">
                <text:p>2.55827174530984</text:p>
              </table:table-cell>
              <table:table-cell office:value-type="float" office:value="12.2867821950391">
                <text:p>12.2867821950391</text:p>
              </table:table-cell>
              <table:table-cell office:value-type="float" office:value="10.7866507747318">
                <text:p>10.7866507747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77146105741899">
                <text:p>2.77146105741899</text:p>
              </table:table-cell>
              <table:table-cell office:value-type="float" office:value="12.6274776305357">
                <text:p>12.6274776305357</text:p>
              </table:table-cell>
              <table:table-cell office:value-type="float" office:value="11.2634088200238">
                <text:p>11.2634088200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.81409891984082">
                <text:p>2.81409891984082</text:p>
              </table:table-cell>
              <table:table-cell office:value-type="float" office:value="12.9785932721713">
                <text:p>12.9785932721713</text:p>
              </table:table-cell>
              <table:table-cell office:value-type="float" office:value="11.8593563766389">
                <text:p>11.8593563766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.84252416145537">
                <text:p>2.84252416145537</text:p>
              </table:table-cell>
              <table:table-cell office:value-type="float" office:value="13.3247253369578">
                <text:p>13.3247253369578</text:p>
              </table:table-cell>
              <table:table-cell office:value-type="float" office:value="11.8593563766389">
                <text:p>11.8593563766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.22626492325185">
                <text:p>3.22626492325185</text:p>
              </table:table-cell>
              <table:table-cell office:value-type="float" office:value="13.6527353041115">
                <text:p>13.6527353041115</text:p>
              </table:table-cell>
              <table:table-cell office:value-type="float" office:value="12.2765196662694">
                <text:p>12.2765196662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.36839113132462">
                <text:p>3.36839113132462</text:p>
              </table:table-cell>
              <table:table-cell office:value-type="float" office:value="14.0052101030694">
                <text:p>14.0052101030694</text:p>
              </table:table-cell>
              <table:table-cell office:value-type="float" office:value="12.2765196662694">
                <text:p>12.2765196662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.53894258101194">
                <text:p>3.53894258101194</text:p>
              </table:table-cell>
              <table:table-cell office:value-type="float" office:value="14.3517952202967">
                <text:p>14.3517952202967</text:p>
              </table:table-cell>
              <table:table-cell office:value-type="float" office:value="12.6936829558999">
                <text:p>12.6936829558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.56736782262649">
                <text:p>3.56736782262649</text:p>
              </table:table-cell>
              <table:table-cell office:value-type="float" office:value="14.7069883338996">
                <text:p>14.7069883338996</text:p>
              </table:table-cell>
              <table:table-cell office:value-type="float" office:value="12.6936829558999">
                <text:p>12.6936829558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.59579306424105">
                <text:p>3.59579306424105</text:p>
              </table:table-cell>
              <table:table-cell office:value-type="float" office:value="15.0621814475025">
                <text:p>15.0621814475025</text:p>
              </table:table-cell>
              <table:table-cell office:value-type="float" office:value="12.6936829558999">
                <text:p>12.6936829558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3.72370665150654">
                <text:p>3.72370665150654</text:p>
              </table:table-cell>
              <table:table-cell office:value-type="float" office:value="15.4123909842564">
                <text:p>15.4123909842564</text:p>
              </table:table-cell>
              <table:table-cell office:value-type="float" office:value="12.8128724672229">
                <text:p>12.8128724672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3.76634451392837">
                <text:p>3.76634451392837</text:p>
              </table:table-cell>
              <table:table-cell office:value-type="float" office:value="15.7644127307736">
                <text:p>15.7644127307736</text:p>
              </table:table-cell>
              <table:table-cell office:value-type="float" office:value="12.9916567342074">
                <text:p>12.991656734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3.97953382603752">
                <text:p>3.97953382603752</text:p>
              </table:table-cell>
              <table:table-cell office:value-type="float" office:value="16.1069203760335">
                <text:p>16.1069203760335</text:p>
              </table:table-cell>
              <table:table-cell office:value-type="float" office:value="13.8855780691299">
                <text:p>13.885578069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.02217168845935">
                <text:p>4.02217168845935</text:p>
              </table:table-cell>
              <table:table-cell office:value-type="float" office:value="16.4616604371956">
                <text:p>16.4616604371956</text:p>
              </table:table-cell>
              <table:table-cell office:value-type="float" office:value="13.8855780691299">
                <text:p>13.885578069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.06480955088118">
                <text:p>4.06480955088118</text:p>
              </table:table-cell>
              <table:table-cell office:value-type="float" office:value="16.8164004983577">
                <text:p>16.8164004983577</text:p>
              </table:table-cell>
              <table:table-cell office:value-type="float" office:value="13.8855780691299">
                <text:p>13.885578069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.13587265491757">
                <text:p>4.13587265491757</text:p>
              </table:table-cell>
              <table:table-cell office:value-type="float" office:value="17.1688752973157">
                <text:p>17.1688752973157</text:p>
              </table:table-cell>
              <table:table-cell office:value-type="float" office:value="13.9451728247914">
                <text:p>13.9451728247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4.29221148379761">
                <text:p>4.29221148379761</text:p>
              </table:table-cell>
              <table:table-cell office:value-type="float" office:value="17.5172726243063">
                <text:p>17.5172726243063</text:p>
              </table:table-cell>
              <table:table-cell office:value-type="float" office:value="13.9451728247914">
                <text:p>13.9451728247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.44855031267766">
                <text:p>4.44855031267766</text:p>
              </table:table-cell>
              <table:table-cell office:value-type="float" office:value="17.8674821610601">
                <text:p>17.8674821610601</text:p>
              </table:table-cell>
              <table:table-cell office:value-type="float" office:value="14.5411203814064">
                <text:p>14.541120381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.50540079590677">
                <text:p>4.50540079590677</text:p>
              </table:table-cell>
              <table:table-cell office:value-type="float" office:value="18.2163325404916">
                <text:p>18.2163325404916</text:p>
              </table:table-cell>
              <table:table-cell office:value-type="float" office:value="14.6603098927294">
                <text:p>14.6603098927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.59067652075043">
                <text:p>4.59067652075043</text:p>
              </table:table-cell>
              <table:table-cell office:value-type="float" office:value="18.5724317589761">
                <text:p>18.5724317589761</text:p>
              </table:table-cell>
              <table:table-cell office:value-type="float" office:value="14.6603098927294">
                <text:p>14.6603098927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.63331438317226">
                <text:p>4.63331438317226</text:p>
              </table:table-cell>
              <table:table-cell office:value-type="float" office:value="18.9217351908483">
                <text:p>18.9217351908483</text:p>
              </table:table-cell>
              <table:table-cell office:value-type="float" office:value="15.1370679380215">
                <text:p>15.1370679380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4.70437748720864">
                <text:p>4.70437748720864</text:p>
              </table:table-cell>
              <table:table-cell office:value-type="float" office:value="19.2769283044512">
                <text:p>19.2769283044512</text:p>
              </table:table-cell>
              <table:table-cell office:value-type="float" office:value="15.196662693683">
                <text:p>15.196662693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.74701534963047">
                <text:p>4.74701534963047</text:p>
              </table:table-cell>
              <table:table-cell office:value-type="float" office:value="19.6284969985276">
                <text:p>19.6284969985276</text:p>
              </table:table-cell>
              <table:table-cell office:value-type="float" office:value="15.673420738975">
                <text:p>15.673420738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.7896532120523">
                <text:p>4.7896532120523</text:p>
              </table:table-cell>
              <table:table-cell office:value-type="float" office:value="19.9836901121305">
                <text:p>19.9836901121305</text:p>
              </table:table-cell>
              <table:table-cell office:value-type="float" office:value="15.673420738975">
                <text:p>15.673420738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.83229107447413">
                <text:p>4.83229107447413</text:p>
              </table:table-cell>
              <table:table-cell office:value-type="float" office:value="20.3366179635293">
                <text:p>20.3366179635293</text:p>
              </table:table-cell>
              <table:table-cell office:value-type="float" office:value="16.030989272944">
                <text:p>16.03098927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.87492893689596">
                <text:p>4.87492893689596</text:p>
              </table:table-cell>
              <table:table-cell office:value-type="float" office:value="20.6931702344546">
                <text:p>20.6931702344546</text:p>
              </table:table-cell>
              <table:table-cell office:value-type="float" office:value="16.030989272944">
                <text:p>16.03098927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4.93177942012507">
                <text:p>4.93177942012507</text:p>
              </table:table-cell>
              <table:table-cell office:value-type="float" office:value="21.0429267187677">
                <text:p>21.0429267187677</text:p>
              </table:table-cell>
              <table:table-cell office:value-type="float" office:value="16.030989272944">
                <text:p>16.03098927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4.9744172825469">
                <text:p>4.9744172825469</text:p>
              </table:table-cell>
              <table:table-cell office:value-type="float" office:value="21.3922301506399">
                <text:p>21.3922301506399</text:p>
              </table:table-cell>
              <table:table-cell office:value-type="float" office:value="16.9249106078665">
                <text:p>16.9249106078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5.04548038658329">
                <text:p>5.04548038658329</text:p>
              </table:table-cell>
              <table:table-cell office:value-type="float" office:value="21.7478763166837">
                <text:p>21.7478763166837</text:p>
              </table:table-cell>
              <table:table-cell office:value-type="float" office:value="16.9249106078665">
                <text:p>16.9249106078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5.10233086981239">
                <text:p>5.10233086981239</text:p>
              </table:table-cell>
              <table:table-cell office:value-type="float" office:value="22.1039755351682">
                <text:p>22.1039755351682</text:p>
              </table:table-cell>
              <table:table-cell office:value-type="float" office:value="16.9249106078665">
                <text:p>16.9249106078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5.17339397384878">
                <text:p>5.17339397384878</text:p>
              </table:table-cell>
              <table:table-cell office:value-type="float" office:value="22.4559972816854">
                <text:p>22.4559972816854</text:p>
              </table:table-cell>
              <table:table-cell office:value-type="float" office:value="17.222884386174">
                <text:p>17.222884386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5.23024445707789">
                <text:p>5.23024445707789</text:p>
              </table:table-cell>
              <table:table-cell office:value-type="float" office:value="22.8125495526107">
                <text:p>22.8125495526107</text:p>
              </table:table-cell>
              <table:table-cell office:value-type="float" office:value="17.222884386174">
                <text:p>17.222884386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5.32973280272882">
                <text:p>5.32973280272882</text:p>
              </table:table-cell>
              <table:table-cell office:value-type="float" office:value="23.1663835088912">
                <text:p>23.1663835088912</text:p>
              </table:table-cell>
              <table:table-cell office:value-type="float" office:value="17.4016686531585">
                <text:p>17.4016686531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5.45764638999431">
                <text:p>5.45764638999431</text:p>
              </table:table-cell>
              <table:table-cell office:value-type="float" office:value="23.5206705176124">
                <text:p>23.5206705176124</text:p>
              </table:table-cell>
              <table:table-cell office:value-type="float" office:value="17.4016686531585">
                <text:p>17.4016686531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5.68504832291074">
                <text:p>5.68504832291074</text:p>
              </table:table-cell>
              <table:table-cell office:value-type="float" office:value="23.8636312153132">
                <text:p>23.8636312153132</text:p>
              </table:table-cell>
              <table:table-cell office:value-type="float" office:value="17.4016686531585">
                <text:p>17.4016686531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5.82717453098351">
                <text:p>5.82717453098351</text:p>
              </table:table-cell>
              <table:table-cell office:value-type="float" office:value="24.2179182240344">
                <text:p>24.2179182240344</text:p>
              </table:table-cell>
              <table:table-cell office:value-type="float" office:value="17.4016686531585">
                <text:p>17.4016686531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5.96930073905628">
                <text:p>5.96930073905628</text:p>
              </table:table-cell>
              <table:table-cell office:value-type="float" office:value="24.5681277607883">
                <text:p>24.5681277607883</text:p>
              </table:table-cell>
              <table:table-cell office:value-type="float" office:value="18.176400476758">
                <text:p>18.176400476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6.0830017055145">
                <text:p>6.0830017055145</text:p>
              </table:table-cell>
              <table:table-cell office:value-type="float" office:value="24.9215086646279">
                <text:p>24.9215086646279</text:p>
              </table:table-cell>
              <table:table-cell office:value-type="float" office:value="18.4743742550656">
                <text:p>18.474374255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6.16827743035816">
                <text:p>6.16827743035816</text:p>
              </table:table-cell>
              <table:table-cell office:value-type="float" office:value="25.2771548306716">
                <text:p>25.2771548306716</text:p>
              </table:table-cell>
              <table:table-cell office:value-type="float" office:value="18.4743742550656">
                <text:p>18.474374255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6.33882888004548">
                <text:p>6.33882888004548</text:p>
              </table:table-cell>
              <table:table-cell office:value-type="float" office:value="25.6296296296296">
                <text:p>25.6296296296296</text:p>
              </table:table-cell>
              <table:table-cell office:value-type="float" office:value="18.8319427890346">
                <text:p>18.8319427890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6.46674246731097">
                <text:p>6.46674246731097</text:p>
              </table:table-cell>
              <table:table-cell office:value-type="float" office:value="25.9857288481142">
                <text:p>25.9857288481142</text:p>
              </table:table-cell>
              <table:table-cell office:value-type="float" office:value="18.8319427890346">
                <text:p>18.8319427890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6.93575895395111">
                <text:p>6.93575895395111</text:p>
              </table:table-cell>
              <table:table-cell office:value-type="float" office:value="26.3413750141579">
                <text:p>26.3413750141579</text:p>
              </table:table-cell>
              <table:table-cell office:value-type="float" office:value="18.9511323003576">
                <text:p>18.9511323003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.56111426947129">
                <text:p>7.56111426947129</text:p>
              </table:table-cell>
              <table:table-cell office:value-type="float" office:value="26.6902253935893">
                <text:p>26.6902253935893</text:p>
              </table:table-cell>
              <table:table-cell office:value-type="float" office:value="19.3087008343266">
                <text:p>19.3087008343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9.03922683342808">
                <text:p>9.03922683342808</text:p>
              </table:table-cell>
              <table:table-cell office:value-type="float" office:value="27.0431532449881">
                <text:p>27.0431532449881</text:p>
              </table:table-cell>
              <table:table-cell office:value-type="float" office:value="19.3087008343266">
                <text:p>19.3087008343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10.6452529846504">
                <text:p>10.6452529846504</text:p>
              </table:table-cell>
              <table:table-cell office:value-type="float" office:value="27.3978933061502">
                <text:p>27.3978933061502</text:p>
              </table:table-cell>
              <table:table-cell office:value-type="float" office:value="19.3682955899881">
                <text:p>19.368295589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2.2512791358727">
                <text:p>12.2512791358727</text:p>
              </table:table-cell>
              <table:table-cell office:value-type="float" office:value="27.7530864197531">
                <text:p>27.7530864197531</text:p>
              </table:table-cell>
              <table:table-cell office:value-type="float" office:value="19.3682955899881">
                <text:p>19.368295589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3.8146674246731">
                <text:p>13.8146674246731</text:p>
              </table:table-cell>
              <table:table-cell office:value-type="float" office:value="28.1078264809152">
                <text:p>28.1078264809152</text:p>
              </table:table-cell>
              <table:table-cell office:value-type="float" office:value="19.3682955899881">
                <text:p>19.368295589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5.9039226833428">
                <text:p>15.9039226833428</text:p>
              </table:table-cell>
              <table:table-cell office:value-type="float" office:value="28.4575829652282">
                <text:p>28.4575829652282</text:p>
              </table:table-cell>
              <table:table-cell office:value-type="float" office:value="20.0834326579261">
                <text:p>20.0834326579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8.6753837407618">
                <text:p>18.6753837407618</text:p>
              </table:table-cell>
              <table:table-cell office:value-type="float" office:value="28.8123230263903">
                <text:p>28.8123230263903</text:p>
              </table:table-cell>
              <table:table-cell office:value-type="float" office:value="20.2026221692491">
                <text:p>20.2026221692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1.6173962478681">
                <text:p>21.6173962478681</text:p>
              </table:table-cell>
              <table:table-cell office:value-type="float" office:value="29.1670630875524">
                <text:p>29.1670630875524</text:p>
              </table:table-cell>
              <table:table-cell office:value-type="float" office:value="20.2026221692491">
                <text:p>20.2026221692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4.9715747583854">
                <text:p>24.9715747583854</text:p>
              </table:table-cell>
              <table:table-cell office:value-type="float" office:value="29.5190848340695">
                <text:p>29.5190848340695</text:p>
              </table:table-cell>
              <table:table-cell office:value-type="float" office:value="20.2026221692491">
                <text:p>20.2026221692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8.2262649232518">
                <text:p>28.2262649232518</text:p>
              </table:table-cell>
              <table:table-cell office:value-type="float" office:value="29.8702004757051">
                <text:p>29.8702004757051</text:p>
              </table:table-cell>
              <table:table-cell office:value-type="float" office:value="20.4410011918951">
                <text:p>20.4410011918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31.7083570210347">
                <text:p>31.7083570210347</text:p>
              </table:table-cell>
              <table:table-cell office:value-type="float" office:value="30.212708120965">
                <text:p>30.212708120965</text:p>
              </table:table-cell>
              <table:table-cell office:value-type="float" office:value="20.8581644815256">
                <text:p>20.8581644815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35.318362706083">
                <text:p>35.318362706083</text:p>
              </table:table-cell>
              <table:table-cell office:value-type="float" office:value="30.5611054479556">
                <text:p>30.5611054479556</text:p>
              </table:table-cell>
              <table:table-cell office:value-type="float" office:value="21.3945172824791">
                <text:p>21.394517282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38.9710062535532">
                <text:p>38.9710062535532</text:p>
              </table:table-cell>
              <table:table-cell office:value-type="float" office:value="30.9090497225054">
                <text:p>30.9090497225054</text:p>
              </table:table-cell>
              <table:table-cell office:value-type="float" office:value="21.3945172824791">
                <text:p>21.394517282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42.2399090392268">
                <text:p>42.2399090392268</text:p>
              </table:table-cell>
              <table:table-cell office:value-type="float" office:value="31.2420432665081">
                <text:p>31.2420432665081</text:p>
              </table:table-cell>
              <table:table-cell office:value-type="float" office:value="21.3945172824791">
                <text:p>21.394517282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45.636725412166">
                <text:p>45.636725412166</text:p>
              </table:table-cell>
              <table:table-cell office:value-type="float" office:value="31.5890814361762">
                <text:p>31.5890814361762</text:p>
              </table:table-cell>
              <table:table-cell office:value-type="float" office:value="21.5137067938021">
                <text:p>21.5137067938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49.6304718590108">
                <text:p>49.6304718590108</text:p>
              </table:table-cell>
              <table:table-cell office:value-type="float" office:value="31.9379318156077">
                <text:p>31.9379318156077</text:p>
              </table:table-cell>
              <table:table-cell office:value-type="float" office:value="21.9308700834327">
                <text:p>21.9308700834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52.7288231949972">
                <text:p>52.7288231949972</text:p>
              </table:table-cell>
              <table:table-cell office:value-type="float" office:value="32.2899535621248">
                <text:p>32.2899535621248</text:p>
              </table:table-cell>
              <table:table-cell office:value-type="float" office:value="21.9308700834327">
                <text:p>21.9308700834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55.3013075611143">
                <text:p>55.3013075611143</text:p>
              </table:table-cell>
              <table:table-cell office:value-type="float" office:value="32.6410692037603">
                <text:p>32.6410692037603</text:p>
              </table:table-cell>
              <table:table-cell office:value-type="float" office:value="21.9308700834327">
                <text:p>21.9308700834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57.546901648664">
                <text:p>57.546901648664</text:p>
              </table:table-cell>
              <table:table-cell office:value-type="float" office:value="32.9763280099672">
                <text:p>32.9763280099672</text:p>
              </table:table-cell>
              <table:table-cell office:value-type="float" office:value="23.7783075089392">
                <text:p>23.778307508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59.1813530415009">
                <text:p>59.1813530415009</text:p>
              </table:table-cell>
              <table:table-cell office:value-type="float" office:value="33.3319741760109">
                <text:p>33.3319741760109</text:p>
              </table:table-cell>
              <table:table-cell office:value-type="float" office:value="23.7783075089392">
                <text:p>23.778307508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60.1335986355884">
                <text:p>60.1335986355884</text:p>
              </table:table-cell>
              <table:table-cell office:value-type="float" office:value="33.6767470834749">
                <text:p>33.6767470834749</text:p>
              </table:table-cell>
              <table:table-cell office:value-type="float" office:value="24.3146603098927">
                <text:p>24.3146603098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60.3610005685048">
                <text:p>60.3610005685048</text:p>
              </table:table-cell>
              <table:table-cell office:value-type="float" office:value="33.9848227432325">
                <text:p>33.9848227432325</text:p>
              </table:table-cell>
              <table:table-cell office:value-type="float" office:value="25.0297973778308">
                <text:p>25.0297973778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60.7021034678795">
                <text:p>60.7021034678795</text:p>
              </table:table-cell>
              <table:table-cell office:value-type="float" office:value="34.2879148261411">
                <text:p>34.2879148261411</text:p>
              </table:table-cell>
              <table:table-cell office:value-type="float" office:value="25.0297973778308">
                <text:p>25.0297973778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60.9437180216032">
                <text:p>60.9437180216032</text:p>
              </table:table-cell>
              <table:table-cell office:value-type="float" office:value="34.6005210103069">
                <text:p>34.6005210103069</text:p>
              </table:table-cell>
              <table:table-cell office:value-type="float" office:value="25.1489868891538">
                <text:p>25.148986889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61.2137578169414">
                <text:p>61.2137578169414</text:p>
              </table:table-cell>
              <table:table-cell office:value-type="float" office:value="34.9131271944728">
                <text:p>34.9131271944728</text:p>
              </table:table-cell>
              <table:table-cell office:value-type="float" office:value="25.1489868891538">
                <text:p>25.148986889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61.4411597498579">
                <text:p>61.4411597498579</text:p>
              </table:table-cell>
              <table:table-cell office:value-type="float" office:value="35.2162192773814">
                <text:p>35.2162192773814</text:p>
              </table:table-cell>
              <table:table-cell office:value-type="float" office:value="25.5065554231228">
                <text:p>25.506555423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62.3507674815236">
                <text:p>62.3507674815236</text:p>
              </table:table-cell>
              <table:table-cell office:value-type="float" office:value="35.524294937139">
                <text:p>35.524294937139</text:p>
              </table:table-cell>
              <table:table-cell office:value-type="float" office:value="25.5065554231228">
                <text:p>25.506555423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63.601478112564">
                <text:p>63.601478112564</text:p>
              </table:table-cell>
              <table:table-cell office:value-type="float" office:value="35.8124362895005">
                <text:p>35.8124362895005</text:p>
              </table:table-cell>
              <table:table-cell office:value-type="float" office:value="26.0429082240763">
                <text:p>26.042908224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63.7436043206367">
                <text:p>63.7436043206367</text:p>
              </table:table-cell>
              <table:table-cell office:value-type="float" office:value="36.1223241590214">
                <text:p>36.1223241590214</text:p>
              </table:table-cell>
              <table:table-cell office:value-type="float" office:value="26.2812872467223">
                <text:p>26.2812872467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63.8288800454804">
                <text:p>63.8288800454804</text:p>
              </table:table-cell>
              <table:table-cell office:value-type="float" office:value="36.4340242383056">
                <text:p>36.4340242383056</text:p>
              </table:table-cell>
              <table:table-cell office:value-type="float" office:value="26.2812872467223">
                <text:p>26.2812872467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64.0704945992041">
                <text:p>64.0704945992041</text:p>
              </table:table-cell>
              <table:table-cell office:value-type="float" office:value="36.7353041114509">
                <text:p>36.7353041114509</text:p>
              </table:table-cell>
              <table:table-cell office:value-type="float" office:value="26.7580452920143">
                <text:p>26.7580452920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64.2126208072769">
                <text:p>64.2126208072769</text:p>
              </table:table-cell>
              <table:table-cell office:value-type="float" office:value="37.039755351682">
                <text:p>37.039755351682</text:p>
              </table:table-cell>
              <table:table-cell office:value-type="float" office:value="27.4731823599523">
                <text:p>27.473182359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64.2268334280841">
                <text:p>64.2268334280841</text:p>
              </table:table-cell>
              <table:table-cell office:value-type="float" office:value="37.354173745611">
                <text:p>37.354173745611</text:p>
              </table:table-cell>
              <table:table-cell office:value-type="float" office:value="27.4731823599523">
                <text:p>27.473182359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64.3831722569642">
                <text:p>64.3831722569642</text:p>
              </table:table-cell>
              <table:table-cell office:value-type="float" office:value="37.6599841431646">
                <text:p>37.6599841431646</text:p>
              </table:table-cell>
              <table:table-cell office:value-type="float" office:value="27.4731823599523">
                <text:p>27.473182359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64.425810119386">
                <text:p>64.425810119386</text:p>
              </table:table-cell>
              <table:table-cell office:value-type="float" office:value="37.9721372748896">
                <text:p>37.9721372748896</text:p>
              </table:table-cell>
              <table:table-cell office:value-type="float" office:value="27.4731823599523">
                <text:p>27.473182359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64.5110858442297">
                <text:p>64.5110858442297</text:p>
              </table:table-cell>
              <table:table-cell office:value-type="float" office:value="38.2462340015857">
                <text:p>38.2462340015857</text:p>
              </table:table-cell>
              <table:table-cell office:value-type="float" office:value="32.53873659118">
                <text:p>32.5387365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64.5537237066515">
                <text:p>64.5537237066515</text:p>
              </table:table-cell>
              <table:table-cell office:value-type="float" office:value="38.560199343074">
                <text:p>38.560199343074</text:p>
              </table:table-cell>
              <table:table-cell office:value-type="float" office:value="32.53873659118">
                <text:p>32.5387365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64.6247868106879">
                <text:p>64.6247868106879</text:p>
              </table:table-cell>
              <table:table-cell office:value-type="float" office:value="38.8718994223581">
                <text:p>38.8718994223581</text:p>
              </table:table-cell>
              <table:table-cell office:value-type="float" office:value="32.53873659118">
                <text:p>32.5387365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64.6958499147243">
                <text:p>64.6958499147243</text:p>
              </table:table-cell>
              <table:table-cell office:value-type="float" office:value="39.181787291879">
                <text:p>39.181787291879</text:p>
              </table:table-cell>
              <table:table-cell office:value-type="float" office:value="33.0750893921335">
                <text:p>33.075089392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64.7384877771461">
                <text:p>64.7384877771461</text:p>
              </table:table-cell>
              <table:table-cell office:value-type="float" office:value="39.4943934760449">
                <text:p>39.4943934760449</text:p>
              </table:table-cell>
              <table:table-cell office:value-type="float" office:value="33.0750893921335">
                <text:p>33.075089392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64.8095508811825">
                <text:p>64.8095508811825</text:p>
              </table:table-cell>
              <table:table-cell office:value-type="float" office:value="39.7988447162759">
                <text:p>39.7988447162759</text:p>
              </table:table-cell>
              <table:table-cell office:value-type="float" office:value="34.1477949940405">
                <text:p>34.1477949940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64.8521887436043">
                <text:p>64.8521887436043</text:p>
              </table:table-cell>
              <table:table-cell office:value-type="float" office:value="40.1055612187111">
                <text:p>40.1055612187111</text:p>
              </table:table-cell>
              <table:table-cell office:value-type="float" office:value="34.1477949940405">
                <text:p>34.1477949940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64.8806139852189">
                <text:p>64.8806139852189</text:p>
              </table:table-cell>
              <table:table-cell office:value-type="float" office:value="40.4181674028769">
                <text:p>40.4181674028769</text:p>
              </table:table-cell>
              <table:table-cell office:value-type="float" office:value="34.1477949940405">
                <text:p>34.1477949940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4.8948266060261">
                <text:p>64.8948266060261</text:p>
              </table:table-cell>
              <table:table-cell office:value-type="float" office:value="40.7307735870427">
                <text:p>40.7307735870427</text:p>
              </table:table-cell>
              <table:table-cell office:value-type="float" office:value="34.207389749702">
                <text:p>34.207389749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64.9090392268334">
                <text:p>64.9090392268334</text:p>
              </table:table-cell>
              <table:table-cell office:value-type="float" office:value="41.0438328236493">
                <text:p>41.0438328236493</text:p>
              </table:table-cell>
              <table:table-cell office:value-type="float" office:value="34.207389749702">
                <text:p>34.207389749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65.1080159181353">
                <text:p>65.1080159181353</text:p>
              </table:table-cell>
              <table:table-cell office:value-type="float" office:value="41.3351455430966">
                <text:p>41.3351455430966</text:p>
              </table:table-cell>
              <table:table-cell office:value-type="float" office:value="36.0548271752086">
                <text:p>36.054827175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65.2075042637862">
                <text:p>65.2075042637862</text:p>
              </table:table-cell>
              <table:table-cell office:value-type="float" office:value="41.6441273077359">
                <text:p>41.6441273077359</text:p>
              </table:table-cell>
              <table:table-cell office:value-type="float" office:value="36.0548271752086">
                <text:p>36.054827175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65.2927799886299">
                <text:p>65.2927799886299</text:p>
              </table:table-cell>
              <table:table-cell office:value-type="float" office:value="41.9068977234115">
                <text:p>41.9068977234115</text:p>
              </table:table-cell>
              <table:table-cell office:value-type="float" office:value="42.7890345649583">
                <text:p>42.7890345649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65.3212052302445">
                <text:p>65.3212052302445</text:p>
              </table:table-cell>
              <table:table-cell office:value-type="float" office:value="42.2190508551365">
                <text:p>42.2190508551365</text:p>
              </table:table-cell>
              <table:table-cell office:value-type="float" office:value="42.7890345649583">
                <text:p>42.7890345649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65.4064809550881">
                <text:p>65.4064809550881</text:p>
              </table:table-cell>
              <table:table-cell office:value-type="float" office:value="42.5262204100125">
                <text:p>42.5262204100125</text:p>
              </table:table-cell>
              <table:table-cell office:value-type="float" office:value="42.7890345649583">
                <text:p>42.7890345649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65.4349061967027">
                <text:p>65.4349061967027</text:p>
              </table:table-cell>
              <table:table-cell office:value-type="float" office:value="42.8383735417375">
                <text:p>42.8383735417375</text:p>
              </table:table-cell>
              <table:table-cell office:value-type="float" office:value="42.7890345649583">
                <text:p>42.7890345649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65.4491188175099">
                <text:p>65.4491188175099</text:p>
              </table:table-cell>
              <table:table-cell office:value-type="float" office:value="43.1509797259033">
                <text:p>43.1509797259033</text:p>
              </table:table-cell>
              <table:table-cell office:value-type="float" office:value="42.7890345649583">
                <text:p>42.7890345649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65.5059693007391">
                <text:p>65.5059693007391</text:p>
              </table:table-cell>
              <table:table-cell office:value-type="float" office:value="43.4504473892853">
                <text:p>43.4504473892853</text:p>
              </table:table-cell>
              <table:table-cell office:value-type="float" office:value="44.2789034564958">
                <text:p>44.278903456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65.5486071631609">
                <text:p>65.5486071631609</text:p>
              </table:table-cell>
              <table:table-cell office:value-type="float" office:value="43.7626005210103">
                <text:p>43.7626005210103</text:p>
              </table:table-cell>
              <table:table-cell office:value-type="float" office:value="44.2789034564958">
                <text:p>44.278903456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65.5628197839682">
                <text:p>65.5628197839682</text:p>
              </table:table-cell>
              <table:table-cell office:value-type="float" office:value="44.0724883905312">
                <text:p>44.0724883905312</text:p>
              </table:table-cell>
              <table:table-cell office:value-type="float" office:value="44.8152562574493">
                <text:p>44.815256257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65.5770324047754">
                <text:p>65.5770324047754</text:p>
              </table:table-cell>
              <table:table-cell office:value-type="float" office:value="44.3837354173746">
                <text:p>44.3837354173746</text:p>
              </table:table-cell>
              <table:table-cell office:value-type="float" office:value="44.8152562574493">
                <text:p>44.815256257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65.60545764639">
                <text:p>65.60545764639</text:p>
              </table:table-cell>
              <table:table-cell office:value-type="float" office:value="44.6958885490996">
                <text:p>44.6958885490996</text:p>
              </table:table-cell>
              <table:table-cell office:value-type="float" office:value="44.8152562574493">
                <text:p>44.815256257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65.6765207504264">
                <text:p>65.6765207504264</text:p>
              </table:table-cell>
              <table:table-cell office:value-type="float" office:value="45.0021519990939">
                <text:p>45.0021519990939</text:p>
              </table:table-cell>
              <table:table-cell office:value-type="float" office:value="45.5899880810489">
                <text:p>45.5899880810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65.7191586128482">
                <text:p>65.7191586128482</text:p>
              </table:table-cell>
              <table:table-cell office:value-type="float" office:value="45.3120398686148">
                <text:p>45.3120398686148</text:p>
              </table:table-cell>
              <table:table-cell office:value-type="float" office:value="45.8879618593564">
                <text:p>45.887961859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65.7333712336555">
                <text:p>65.7333712336555</text:p>
              </table:table-cell>
              <table:table-cell office:value-type="float" office:value="45.6246460527806">
                <text:p>45.6246460527806</text:p>
              </table:table-cell>
              <table:table-cell office:value-type="float" office:value="45.8879618593564">
                <text:p>45.887961859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65.8328595793064">
                <text:p>65.8328595793064</text:p>
              </table:table-cell>
              <table:table-cell office:value-type="float" office:value="45.9286442405709">
                <text:p>45.9286442405709</text:p>
              </table:table-cell>
              <table:table-cell office:value-type="float" office:value="46.4243146603099">
                <text:p>46.424314660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65.9039226833428">
                <text:p>65.9039226833428</text:p>
              </table:table-cell>
              <table:table-cell office:value-type="float" office:value="46.2376260052101">
                <text:p>46.2376260052101</text:p>
              </table:table-cell>
              <table:table-cell office:value-type="float" office:value="46.4243146603099">
                <text:p>46.424314660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65.9465605457646">
                <text:p>65.9465605457646</text:p>
              </table:table-cell>
              <table:table-cell office:value-type="float" office:value="46.5520443991392">
                <text:p>46.5520443991392</text:p>
              </table:table-cell>
              <table:table-cell office:value-type="float" office:value="46.4839094159714">
                <text:p>46.4839094159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66.1597498578738">
                <text:p>66.1597498578738</text:p>
              </table:table-cell>
              <table:table-cell office:value-type="float" office:value="46.8632914259826">
                <text:p>46.8632914259826</text:p>
              </table:table-cell>
              <table:table-cell office:value-type="float" office:value="47.1990464839094">
                <text:p>47.1990464839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66.1881750994884">
                <text:p>66.1881750994884</text:p>
              </table:table-cell>
              <table:table-cell office:value-type="float" office:value="47.2175784347038">
                <text:p>47.2175784347038</text:p>
              </table:table-cell>
              <table:table-cell office:value-type="float" office:value="47.1990464839094">
                <text:p>47.1990464839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66.2450255827175">
                <text:p>66.2450255827175</text:p>
              </table:table-cell>
              <table:table-cell office:value-type="float" office:value="47.5433231396534">
                <text:p>47.5433231396534</text:p>
              </table:table-cell>
              <table:table-cell office:value-type="float" office:value="50.119189511323">
                <text:p>50.1191895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66.3303013075611">
                <text:p>66.3303013075611</text:p>
              </table:table-cell>
              <table:table-cell office:value-type="float" office:value="47.899422358138">
                <text:p>47.899422358138</text:p>
              </table:table-cell>
              <table:table-cell office:value-type="float" office:value="50.119189511323">
                <text:p>50.1191895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66.3729391699829">
                <text:p>66.3729391699829</text:p>
              </table:table-cell>
              <table:table-cell office:value-type="float" office:value="48.2537093668592">
                <text:p>48.2537093668592</text:p>
              </table:table-cell>
              <table:table-cell office:value-type="float" office:value="50.1787842669845">
                <text:p>50.178784266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66.4155770324048">
                <text:p>66.4155770324048</text:p>
              </table:table-cell>
              <table:table-cell office:value-type="float" office:value="48.6093555329029">
                <text:p>48.6093555329029</text:p>
              </table:table-cell>
              <table:table-cell office:value-type="float" office:value="50.1787842669845">
                <text:p>50.178784266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66.4155770324048">
                <text:p>66.4155770324048</text:p>
              </table:table-cell>
              <table:table-cell office:value-type="float" office:value="48.9650016989467">
                <text:p>48.9650016989467</text:p>
              </table:table-cell>
              <table:table-cell office:value-type="float" office:value="50.1787842669845">
                <text:p>50.178784266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66.4866401364412">
                <text:p>66.4866401364412</text:p>
              </table:table-cell>
              <table:table-cell office:value-type="float" office:value="49.3188356552271">
                <text:p>49.3188356552271</text:p>
              </table:table-cell>
              <table:table-cell office:value-type="float" office:value="50.357568533969">
                <text:p>50.35756853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66.5577032404775">
                <text:p>66.5577032404775</text:p>
              </table:table-cell>
              <table:table-cell office:value-type="float" office:value="49.67402876883">
                <text:p>49.67402876883</text:p>
              </table:table-cell>
              <table:table-cell office:value-type="float" office:value="50.357568533969">
                <text:p>50.35756853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66.5719158612848">
                <text:p>66.5719158612848</text:p>
              </table:table-cell>
              <table:table-cell office:value-type="float" office:value="50.0287688299921">
                <text:p>50.0287688299921</text:p>
              </table:table-cell>
              <table:table-cell office:value-type="float" office:value="50.4171632896305">
                <text:p>50.4171632896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66.6998294485503">
                <text:p>66.6998294485503</text:p>
              </table:table-cell>
              <table:table-cell office:value-type="float" office:value="50.3780722618643">
                <text:p>50.3780722618643</text:p>
              </table:table-cell>
              <table:table-cell office:value-type="float" office:value="50.4171632896305">
                <text:p>50.4171632896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66.7140420693576">
                <text:p>66.7140420693576</text:p>
              </table:table-cell>
              <table:table-cell office:value-type="float" office:value="50.7323592705856">
                <text:p>50.7323592705856</text:p>
              </table:table-cell>
              <table:table-cell office:value-type="float" office:value="50.4171632896305">
                <text:p>50.4171632896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67.0267197271177">
                <text:p>67.0267197271177</text:p>
              </table:table-cell>
              <table:table-cell office:value-type="float" office:value="51.0404349303432">
                <text:p>51.0404349303432</text:p>
              </table:table-cell>
              <table:table-cell office:value-type="float" office:value="51.430274135876">
                <text:p>51.430274135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67.4388857305287">
                <text:p>67.4388857305287</text:p>
              </table:table-cell>
              <table:table-cell office:value-type="float" office:value="51.3489636425416">
                <text:p>51.3489636425416</text:p>
              </table:table-cell>
              <table:table-cell office:value-type="float" office:value="51.430274135876">
                <text:p>51.430274135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67.5099488345651">
                <text:p>67.5099488345651</text:p>
              </table:table-cell>
              <table:table-cell office:value-type="float" office:value="51.6941896024465">
                <text:p>51.6941896024465</text:p>
              </table:table-cell>
              <table:table-cell office:value-type="float" office:value="51.6090584028606">
                <text:p>51.6090584028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67.5099488345651">
                <text:p>67.5099488345651</text:p>
              </table:table-cell>
              <table:table-cell office:value-type="float" office:value="52.0448521916412">
                <text:p>52.0448521916412</text:p>
              </table:table-cell>
              <table:table-cell office:value-type="float" office:value="51.6090584028606">
                <text:p>51.6090584028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67.5952245594088">
                <text:p>67.5952245594088</text:p>
              </table:table-cell>
              <table:table-cell office:value-type="float" office:value="52.3964208857175">
                <text:p>52.3964208857175</text:p>
              </table:table-cell>
              <table:table-cell office:value-type="float" office:value="52.2050059594756">
                <text:p>52.2050059594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67.6805002842524">
                <text:p>67.6805002842524</text:p>
              </table:table-cell>
              <table:table-cell office:value-type="float" office:value="52.7457243175898">
                <text:p>52.7457243175898</text:p>
              </table:table-cell>
              <table:table-cell office:value-type="float" office:value="52.5625744934446">
                <text:p>52.5625744934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67.8794769755543">
                <text:p>67.8794769755543</text:p>
              </table:table-cell>
              <table:table-cell office:value-type="float" office:value="53.0859667006456">
                <text:p>53.0859667006456</text:p>
              </table:table-cell>
              <table:table-cell office:value-type="float" office:value="52.5625744934446">
                <text:p>52.5625744934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67.9221148379761">
                <text:p>67.9221148379761</text:p>
              </table:table-cell>
              <table:table-cell office:value-type="float" office:value="53.4221316117341">
                <text:p>53.4221316117341</text:p>
              </table:table-cell>
              <table:table-cell office:value-type="float" office:value="53.6948748510131">
                <text:p>53.6948748510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67.9505400795907">
                <text:p>67.9505400795907</text:p>
              </table:table-cell>
              <table:table-cell office:value-type="float" office:value="53.7764186204553">
                <text:p>53.7764186204553</text:p>
              </table:table-cell>
              <table:table-cell office:value-type="float" office:value="53.6948748510131">
                <text:p>53.6948748510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67.9789653212052">
                <text:p>67.9789653212052</text:p>
              </table:table-cell>
              <table:table-cell office:value-type="float" office:value="54.1325178389399">
                <text:p>54.1325178389399</text:p>
              </table:table-cell>
              <table:table-cell office:value-type="float" office:value="53.6948748510131">
                <text:p>53.6948748510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68.0358158044343">
                <text:p>68.0358158044343</text:p>
              </table:table-cell>
              <table:table-cell office:value-type="float" office:value="54.4822743232529">
                <text:p>54.4822743232529</text:p>
              </table:table-cell>
              <table:table-cell office:value-type="float" office:value="54.2908224076281">
                <text:p>54.290822407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68.1353041500853">
                <text:p>68.1353041500853</text:p>
              </table:table-cell>
              <table:table-cell office:value-type="float" office:value="54.8338430173293">
                <text:p>54.8338430173293</text:p>
              </table:table-cell>
              <table:table-cell office:value-type="float" office:value="54.2908224076281">
                <text:p>54.290822407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68.3342808413872">
                <text:p>68.3342808413872</text:p>
              </table:table-cell>
              <table:table-cell office:value-type="float" office:value="55.1514327783441">
                <text:p>55.1514327783441</text:p>
              </table:table-cell>
              <table:table-cell office:value-type="float" office:value="54.3504171632896">
                <text:p>54.350417163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68.5616827743036">
                <text:p>68.5616827743036</text:p>
              </table:table-cell>
              <table:table-cell office:value-type="float" office:value="55.4690225393589">
                <text:p>55.4690225393589</text:p>
              </table:table-cell>
              <table:table-cell office:value-type="float" office:value="54.4100119189511">
                <text:p>54.410011918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68.888573052871">
                <text:p>68.888573052871</text:p>
              </table:table-cell>
              <table:table-cell office:value-type="float" office:value="55.7816287235247">
                <text:p>55.7816287235247</text:p>
              </table:table-cell>
              <table:table-cell office:value-type="float" office:value="54.4100119189511">
                <text:p>54.410011918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69.2581011938601">
                <text:p>69.2581011938601</text:p>
              </table:table-cell>
              <table:table-cell office:value-type="float" office:value="56.0901574357232">
                <text:p>56.0901574357232</text:p>
              </table:table-cell>
              <table:table-cell office:value-type="float" office:value="55.0059594755661">
                <text:p>55.005959475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69.5423536100057">
                <text:p>69.5423536100057</text:p>
              </table:table-cell>
              <table:table-cell office:value-type="float" office:value="56.4063880394156">
                <text:p>56.4063880394156</text:p>
              </table:table-cell>
              <table:table-cell office:value-type="float" office:value="55.0059594755661">
                <text:p>55.005959475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69.9403069926094">
                <text:p>69.9403069926094</text:p>
              </table:table-cell>
              <table:table-cell office:value-type="float" office:value="56.7217125382263">
                <text:p>56.7217125382263</text:p>
              </table:table-cell>
              <table:table-cell office:value-type="float" office:value="55.1847437425507">
                <text:p>55.1847437425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70.3240477544059">
                <text:p>70.3240477544059</text:p>
              </table:table-cell>
              <table:table-cell office:value-type="float" office:value="57.0338656699513">
                <text:p>57.0338656699513</text:p>
              </table:table-cell>
              <table:table-cell office:value-type="float" office:value="55.1847437425507">
                <text:p>55.1847437425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70.6935758953951">
                <text:p>70.6935758953951</text:p>
              </table:table-cell>
              <table:table-cell office:value-type="float" office:value="57.3496432212029">
                <text:p>57.3496432212029</text:p>
              </table:table-cell>
              <table:table-cell office:value-type="float" office:value="55.1847437425507">
                <text:p>55.1847437425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71.0062535531552">
                <text:p>71.0062535531552</text:p>
              </table:table-cell>
              <table:table-cell office:value-type="float" office:value="57.6599841431646">
                <text:p>57.6599841431646</text:p>
              </table:table-cell>
              <table:table-cell office:value-type="float" office:value="56.1978545887962">
                <text:p>56.1978545887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71.3899943149517">
                <text:p>71.3899943149517</text:p>
              </table:table-cell>
              <table:table-cell office:value-type="float" office:value="57.973496432212">
                <text:p>57.973496432212</text:p>
              </table:table-cell>
              <table:table-cell office:value-type="float" office:value="56.6746126340882">
                <text:p>56.6746126340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71.7168845935191">
                <text:p>71.7168845935191</text:p>
              </table:table-cell>
              <table:table-cell office:value-type="float" office:value="58.2892739834636">
                <text:p>58.2892739834636</text:p>
              </table:table-cell>
              <table:table-cell office:value-type="float" office:value="56.7342073897497">
                <text:p>56.7342073897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72.0153496304719">
                <text:p>72.0153496304719</text:p>
              </table:table-cell>
              <table:table-cell office:value-type="float" office:value="58.6068637444784">
                <text:p>58.6068637444784</text:p>
              </table:table-cell>
              <table:table-cell office:value-type="float" office:value="57.1513706793802">
                <text:p>57.151370679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72.328027288232">
                <text:p>72.328027288232</text:p>
              </table:table-cell>
              <table:table-cell office:value-type="float" office:value="58.9262657152565">
                <text:p>58.9262657152565</text:p>
              </table:table-cell>
              <table:table-cell office:value-type="float" office:value="57.1513706793802">
                <text:p>57.151370679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72.5270039795338">
                <text:p>72.5270039795338</text:p>
              </table:table-cell>
              <table:table-cell office:value-type="float" office:value="59.2415902140673">
                <text:p>59.2415902140673</text:p>
              </table:table-cell>
              <table:table-cell office:value-type="float" office:value="57.5685339690107">
                <text:p>57.5685339690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72.8538942581012">
                <text:p>72.8538942581012</text:p>
              </table:table-cell>
              <table:table-cell office:value-type="float" office:value="59.5596330275229">
                <text:p>59.5596330275229</text:p>
              </table:table-cell>
              <table:table-cell office:value-type="float" office:value="57.5685339690107">
                <text:p>57.5685339690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73.1665719158613">
                <text:p>73.1665719158613</text:p>
              </table:table-cell>
              <table:table-cell office:value-type="float" office:value="59.876769736097">
                <text:p>59.876769736097</text:p>
              </table:table-cell>
              <table:table-cell office:value-type="float" office:value="57.6877234803337">
                <text:p>57.6877234803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73.4934621944286">
                <text:p>73.4934621944286</text:p>
              </table:table-cell>
              <table:table-cell office:value-type="float" office:value="60.1961717068751">
                <text:p>60.1961717068751</text:p>
              </table:table-cell>
              <table:table-cell office:value-type="float" office:value="57.7473182359952">
                <text:p>57.747318235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73.7492893689596">
                <text:p>73.7492893689596</text:p>
              </table:table-cell>
              <table:table-cell office:value-type="float" office:value="60.5151206252124">
                <text:p>60.5151206252124</text:p>
              </table:table-cell>
              <table:table-cell office:value-type="float" office:value="57.8665077473182">
                <text:p>57.8665077473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74.0477544059124">
                <text:p>74.0477544059124</text:p>
              </table:table-cell>
              <table:table-cell office:value-type="float" office:value="60.828179861819">
                <text:p>60.828179861819</text:p>
              </table:table-cell>
              <table:table-cell office:value-type="float" office:value="58.4624553039333">
                <text:p>58.462455303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74.4314951677089">
                <text:p>74.4314951677089</text:p>
              </table:table-cell>
              <table:table-cell office:value-type="float" office:value="61.145316570393">
                <text:p>61.145316570393</text:p>
              </table:table-cell>
              <table:table-cell office:value-type="float" office:value="58.5816448152563">
                <text:p>58.5816448152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74.6731097214326">
                <text:p>74.6731097214326</text:p>
              </table:table-cell>
              <table:table-cell office:value-type="float" office:value="61.4624532789671">
                <text:p>61.4624532789671</text:p>
              </table:table-cell>
              <table:table-cell office:value-type="float" office:value="58.5816448152563">
                <text:p>58.5816448152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74.9147242751563">
                <text:p>74.9147242751563</text:p>
              </table:table-cell>
              <table:table-cell office:value-type="float" office:value="61.7791369351002">
                <text:p>61.7791369351002</text:p>
              </table:table-cell>
              <table:table-cell office:value-type="float" office:value="58.6412395709178">
                <text:p>58.6412395709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75.3268902785674">
                <text:p>75.3268902785674</text:p>
              </table:table-cell>
              <table:table-cell office:value-type="float" office:value="62.0926492241477">
                <text:p>62.0926492241477</text:p>
              </table:table-cell>
              <table:table-cell office:value-type="float" office:value="58.9988081048868">
                <text:p>58.998808104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75.6253553155202">
                <text:p>75.6253553155202</text:p>
              </table:table-cell>
              <table:table-cell office:value-type="float" office:value="62.4038962509911">
                <text:p>62.4038962509911</text:p>
              </table:table-cell>
              <table:table-cell office:value-type="float" office:value="59.7735399284863">
                <text:p>59.773539928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75.9380329732803">
                <text:p>75.9380329732803</text:p>
              </table:table-cell>
              <table:table-cell office:value-type="float" office:value="62.7165024351569">
                <text:p>62.7165024351569</text:p>
              </table:table-cell>
              <table:table-cell office:value-type="float" office:value="60.3694874851013">
                <text:p>60.369487485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76.2507106310404">
                <text:p>76.2507106310404</text:p>
              </table:table-cell>
              <table:table-cell office:value-type="float" office:value="63.0340921961717">
                <text:p>63.0340921961717</text:p>
              </table:table-cell>
              <table:table-cell office:value-type="float" office:value="60.3694874851013">
                <text:p>60.369487485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76.5776009096077">
                <text:p>76.5776009096077</text:p>
              </table:table-cell>
              <table:table-cell office:value-type="float" office:value="63.3489636425416">
                <text:p>63.3489636425416</text:p>
              </table:table-cell>
              <table:table-cell office:value-type="float" office:value="60.4290822407628">
                <text:p>60.4290822407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76.847640704946">
                <text:p>76.847640704946</text:p>
              </table:table-cell>
              <table:table-cell office:value-type="float" office:value="63.6615698267074">
                <text:p>63.6615698267074</text:p>
              </table:table-cell>
              <table:table-cell office:value-type="float" office:value="60.4886769964243">
                <text:p>60.4886769964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77.1176805002843">
                <text:p>77.1176805002843</text:p>
              </table:table-cell>
              <table:table-cell office:value-type="float" office:value="63.977347377959">
                <text:p>63.977347377959</text:p>
              </table:table-cell>
              <table:table-cell office:value-type="float" office:value="60.7270560190703">
                <text:p>60.7270560190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77.359295054008">
                <text:p>77.359295054008</text:p>
              </table:table-cell>
              <table:table-cell office:value-type="float" office:value="64.2926718767697">
                <text:p>64.2926718767697</text:p>
              </table:table-cell>
              <table:table-cell office:value-type="float" office:value="60.9058402860548">
                <text:p>60.9058402860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77.6719727117681">
                <text:p>77.6719727117681</text:p>
              </table:table-cell>
              <table:table-cell office:value-type="float" office:value="64.6093555329029">
                <text:p>64.6093555329029</text:p>
              </table:table-cell>
              <table:table-cell office:value-type="float" office:value="61.0846245530393">
                <text:p>61.084624553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77.9704377487209">
                <text:p>77.9704377487209</text:p>
              </table:table-cell>
              <table:table-cell office:value-type="float" office:value="64.9233208743912">
                <text:p>64.9233208743912</text:p>
              </table:table-cell>
              <table:table-cell office:value-type="float" office:value="61.0846245530393">
                <text:p>61.084624553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78.2262649232519">
                <text:p>78.2262649232519</text:p>
              </table:table-cell>
              <table:table-cell office:value-type="float" office:value="65.2422697927285">
                <text:p>65.2422697927285</text:p>
              </table:table-cell>
              <table:table-cell office:value-type="float" office:value="61.2038140643623">
                <text:p>61.203814064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78.5247299602047">
                <text:p>78.5247299602047</text:p>
              </table:table-cell>
              <table:table-cell office:value-type="float" office:value="65.5598595537434">
                <text:p>65.5598595537434</text:p>
              </table:table-cell>
              <table:table-cell office:value-type="float" office:value="61.2038140643623">
                <text:p>61.203814064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78.7663445139284">
                <text:p>78.7663445139284</text:p>
              </table:table-cell>
              <table:table-cell office:value-type="float" office:value="65.8774493147582">
                <text:p>65.8774493147582</text:p>
              </table:table-cell>
              <table:table-cell office:value-type="float" office:value="61.4421930870084">
                <text:p>61.4421930870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79.1358726549176">
                <text:p>79.1358726549176</text:p>
              </table:table-cell>
              <table:table-cell office:value-type="float" office:value="66.1914146562465">
                <text:p>66.1914146562465</text:p>
              </table:table-cell>
              <table:table-cell office:value-type="float" office:value="61.6805721096543">
                <text:p>61.6805721096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79.6048891415577">
                <text:p>79.6048891415577</text:p>
              </table:table-cell>
              <table:table-cell office:value-type="float" office:value="66.5044738928531">
                <text:p>66.5044738928531</text:p>
              </table:table-cell>
              <table:table-cell office:value-type="float" office:value="61.7997616209774">
                <text:p>61.7997616209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79.874928936896">
                <text:p>79.874928936896</text:p>
              </table:table-cell>
              <table:table-cell office:value-type="float" office:value="66.8225167063088">
                <text:p>66.8225167063088</text:p>
              </table:table-cell>
              <table:table-cell office:value-type="float" office:value="61.7997616209774">
                <text:p>61.7997616209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80.2302444570779">
                <text:p>80.2302444570779</text:p>
              </table:table-cell>
              <table:table-cell office:value-type="float" office:value="67.1373881526787">
                <text:p>67.1373881526787</text:p>
              </table:table-cell>
              <table:table-cell office:value-type="float" office:value="62.2765196662694">
                <text:p>62.2765196662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80.4718590108016">
                <text:p>80.4718590108016</text:p>
              </table:table-cell>
              <table:table-cell office:value-type="float" office:value="67.4567901234568">
                <text:p>67.4567901234568</text:p>
              </table:table-cell>
              <table:table-cell office:value-type="float" office:value="62.2765196662694">
                <text:p>62.2765196662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80.7418988061399">
                <text:p>80.7418988061399</text:p>
              </table:table-cell>
              <table:table-cell office:value-type="float" office:value="67.7757390417941">
                <text:p>67.7757390417941</text:p>
              </table:table-cell>
              <table:table-cell office:value-type="float" office:value="62.3957091775924">
                <text:p>62.3957091775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81.1824900511654">
                <text:p>81.1824900511654</text:p>
              </table:table-cell>
              <table:table-cell office:value-type="float" office:value="68.0942349076906">
                <text:p>68.0942349076906</text:p>
              </table:table-cell>
              <table:table-cell office:value-type="float" office:value="62.4553039332539">
                <text:p>62.4553039332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81.4098919840819">
                <text:p>81.4098919840819</text:p>
              </table:table-cell>
              <table:table-cell office:value-type="float" office:value="68.4118246687054">
                <text:p>68.4118246687054</text:p>
              </table:table-cell>
              <table:table-cell office:value-type="float" office:value="62.6340882002384">
                <text:p>62.634088200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81.6941444002274">
                <text:p>81.6941444002274</text:p>
              </table:table-cell>
              <table:table-cell office:value-type="float" office:value="68.7194472760222">
                <text:p>68.7194472760222</text:p>
              </table:table-cell>
              <table:table-cell office:value-type="float" office:value="63.2300357568534">
                <text:p>63.2300357568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82.1205230244457">
                <text:p>82.1205230244457</text:p>
              </table:table-cell>
              <table:table-cell office:value-type="float" office:value="69.0302412504247">
                <text:p>69.0302412504247</text:p>
              </table:table-cell>
              <table:table-cell office:value-type="float" office:value="63.4088200238379">
                <text:p>63.4088200238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82.4616259238204">
                <text:p>82.4616259238204</text:p>
              </table:table-cell>
              <table:table-cell office:value-type="float" office:value="69.349190168762">
                <text:p>69.349190168762</text:p>
              </table:table-cell>
              <table:table-cell office:value-type="float" office:value="63.4684147794994">
                <text:p>63.4684147794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82.7600909607732">
                <text:p>82.7600909607732</text:p>
              </table:table-cell>
              <table:table-cell office:value-type="float" office:value="69.6681390870993">
                <text:p>69.6681390870993</text:p>
              </table:table-cell>
              <table:table-cell office:value-type="float" office:value="63.5280095351609">
                <text:p>63.528009535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83.058555997726">
                <text:p>83.058555997726</text:p>
              </table:table-cell>
              <table:table-cell office:value-type="float" office:value="69.986181900555">
                <text:p>69.986181900555</text:p>
              </table:table-cell>
              <table:table-cell office:value-type="float" office:value="63.5280095351609">
                <text:p>63.528009535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83.3285957930642">
                <text:p>83.3285957930642</text:p>
              </table:table-cell>
              <table:table-cell office:value-type="float" office:value="70.2879148261411">
                <text:p>70.2879148261411</text:p>
              </table:table-cell>
              <table:table-cell office:value-type="float" office:value="65.8522050059595">
                <text:p>65.8522050059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83.6839113132462">
                <text:p>83.6839113132462</text:p>
              </table:table-cell>
              <table:table-cell office:value-type="float" office:value="70.6018801676294">
                <text:p>70.6018801676294</text:p>
              </table:table-cell>
              <table:table-cell office:value-type="float" office:value="66.0905840286055">
                <text:p>66.0905840286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84.0960773166572">
                <text:p>84.0960773166572</text:p>
              </table:table-cell>
              <table:table-cell office:value-type="float" office:value="70.9158455091177">
                <text:p>70.9158455091177</text:p>
              </table:table-cell>
              <table:table-cell office:value-type="float" office:value="66.150178784267">
                <text:p>66.150178784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84.4798180784537">
                <text:p>84.4798180784537</text:p>
              </table:table-cell>
              <table:table-cell office:value-type="float" office:value="71.2289047457243">
                <text:p>71.2289047457243</text:p>
              </table:table-cell>
              <table:table-cell office:value-type="float" office:value="66.26936829559">
                <text:p>66.26936829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84.806708357021">
                <text:p>84.806708357021</text:p>
              </table:table-cell>
              <table:table-cell office:value-type="float" office:value="71.5437761920942">
                <text:p>71.5437761920942</text:p>
              </table:table-cell>
              <table:table-cell office:value-type="float" office:value="66.26936829559">
                <text:p>66.26936829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85.0909607731666">
                <text:p>85.0909607731666</text:p>
              </table:table-cell>
              <table:table-cell office:value-type="float" office:value="71.8346358591007">
                <text:p>71.8346358591007</text:p>
              </table:table-cell>
              <table:table-cell office:value-type="float" office:value="69.5470798569726">
                <text:p>69.547079856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85.4320636725412">
                <text:p>85.4320636725412</text:p>
              </table:table-cell>
              <table:table-cell office:value-type="float" office:value="72.1517725676747">
                <text:p>72.1517725676747</text:p>
              </table:table-cell>
              <table:table-cell office:value-type="float" office:value="69.7258641239571">
                <text:p>69.7258641239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85.7447413303013">
                <text:p>85.7447413303013</text:p>
              </table:table-cell>
              <table:table-cell office:value-type="float" office:value="72.4598482274323">
                <text:p>72.4598482274323</text:p>
              </table:table-cell>
              <table:table-cell office:value-type="float" office:value="69.7854588796186">
                <text:p>69.7854588796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86.0289937464468">
                <text:p>86.0289937464468</text:p>
              </table:table-cell>
              <table:table-cell office:value-type="float" office:value="72.7765318835655">
                <text:p>72.7765318835655</text:p>
              </table:table-cell>
              <table:table-cell office:value-type="float" office:value="69.9046483909416">
                <text:p>69.9046483909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86.3700966458215">
                <text:p>86.3700966458215</text:p>
              </table:table-cell>
              <table:table-cell office:value-type="float" office:value="73.0945746970212">
                <text:p>73.0945746970212</text:p>
              </table:table-cell>
              <table:table-cell office:value-type="float" office:value="69.9642431466031">
                <text:p>69.9642431466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86.6827743035816">
                <text:p>86.6827743035816</text:p>
              </table:table-cell>
              <table:table-cell office:value-type="float" office:value="73.4103522482727">
                <text:p>73.4103522482727</text:p>
              </table:table-cell>
              <table:table-cell office:value-type="float" office:value="70.3814064362336">
                <text:p>70.3814064362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87.0665150653781">
                <text:p>87.0665150653781</text:p>
              </table:table-cell>
              <table:table-cell office:value-type="float" office:value="73.7229584324386">
                <text:p>73.7229584324386</text:p>
              </table:table-cell>
              <table:table-cell office:value-type="float" office:value="70.3814064362336">
                <text:p>70.3814064362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87.4076179647527">
                <text:p>87.4076179647527</text:p>
              </table:table-cell>
              <table:table-cell office:value-type="float" office:value="74.0391890361309">
                <text:p>74.0391890361309</text:p>
              </table:table-cell>
              <table:table-cell office:value-type="float" office:value="70.6197854588796">
                <text:p>70.6197854588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87.8482092097783">
                <text:p>87.8482092097783</text:p>
              </table:table-cell>
              <table:table-cell office:value-type="float" office:value="74.3499830105335">
                <text:p>74.3499830105335</text:p>
              </table:table-cell>
              <table:table-cell office:value-type="float" office:value="70.6793802145411">
                <text:p>70.6793802145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88.0045480386583">
                <text:p>88.0045480386583</text:p>
              </table:table-cell>
              <table:table-cell office:value-type="float" office:value="74.6566995129686">
                <text:p>74.6566995129686</text:p>
              </table:table-cell>
              <table:table-cell office:value-type="float" office:value="70.7985697258641">
                <text:p>70.7985697258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88.0613985218874">
                <text:p>88.0613985218874</text:p>
              </table:table-cell>
              <table:table-cell office:value-type="float" office:value="74.9634160154038">
                <text:p>74.9634160154038</text:p>
              </table:table-cell>
              <table:table-cell office:value-type="float" office:value="71.7520858164482">
                <text:p>71.752085816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88.1182490051165">
                <text:p>88.1182490051165</text:p>
              </table:table-cell>
              <table:table-cell office:value-type="float" office:value="75.275116094688">
                <text:p>75.275116094688</text:p>
              </table:table-cell>
              <table:table-cell office:value-type="float" office:value="71.7520858164482">
                <text:p>71.752085816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88.4167140420694">
                <text:p>88.4167140420694</text:p>
              </table:table-cell>
              <table:table-cell office:value-type="float" office:value="75.5736776531884">
                <text:p>75.5736776531884</text:p>
              </table:table-cell>
              <table:table-cell office:value-type="float" office:value="72.4672228843862">
                <text:p>72.4672228843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88.757816941444">
                <text:p>88.757816941444</text:p>
              </table:table-cell>
              <table:table-cell office:value-type="float" office:value="75.841431645713">
                <text:p>75.841431645713</text:p>
              </table:table-cell>
              <table:table-cell office:value-type="float" office:value="78.1883194278903">
                <text:p>78.1883194278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89.0420693575895">
                <text:p>89.0420693575895</text:p>
              </table:table-cell>
              <table:table-cell office:value-type="float" office:value="76.1440706761808">
                <text:p>76.1440706761808</text:p>
              </table:table-cell>
              <table:table-cell office:value-type="float" office:value="78.3671036948749">
                <text:p>78.3671036948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89.1273450824332">
                <text:p>89.1273450824332</text:p>
              </table:table-cell>
              <table:table-cell office:value-type="float" office:value="76.45305244082">
                <text:p>76.45305244082</text:p>
              </table:table-cell>
              <table:table-cell office:value-type="float" office:value="78.7246722288439">
                <text:p>78.724672228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89.3973848777715">
                <text:p>89.3973848777715</text:p>
              </table:table-cell>
              <table:table-cell office:value-type="float" office:value="76.7665647298675">
                <text:p>76.7665647298675</text:p>
              </table:table-cell>
              <table:table-cell office:value-type="float" office:value="78.7842669845054">
                <text:p>78.7842669845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89.6674246731097">
                <text:p>89.6674246731097</text:p>
              </table:table-cell>
              <table:table-cell office:value-type="float" office:value="77.07735870427">
                <text:p>77.07735870427</text:p>
              </table:table-cell>
              <table:table-cell office:value-type="float" office:value="78.7842669845054">
                <text:p>78.7842669845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89.8095508811825">
                <text:p>89.8095508811825</text:p>
              </table:table-cell>
              <table:table-cell office:value-type="float" office:value="77.3867935213501">
                <text:p>77.3867935213501</text:p>
              </table:table-cell>
              <table:table-cell office:value-type="float" office:value="79.5589988081049">
                <text:p>79.558998808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90.193291642979">
                <text:p>90.193291642979</text:p>
              </table:table-cell>
              <table:table-cell office:value-type="float" office:value="77.7039302299241">
                <text:p>77.7039302299241</text:p>
              </table:table-cell>
              <table:table-cell office:value-type="float" office:value="79.5589988081049">
                <text:p>79.558998808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90.3354178510517">
                <text:p>90.3354178510517</text:p>
              </table:table-cell>
              <table:table-cell office:value-type="float" office:value="78.0070223128327">
                <text:p>78.0070223128327</text:p>
              </table:table-cell>
              <table:table-cell office:value-type="float" office:value="80.6912991656734">
                <text:p>80.6912991656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90.5628197839682">
                <text:p>90.5628197839682</text:p>
              </table:table-cell>
              <table:table-cell office:value-type="float" office:value="78.3241590214067">
                <text:p>78.3241590214067</text:p>
              </table:table-cell>
              <table:table-cell office:value-type="float" office:value="80.8104886769964">
                <text:p>80.810488676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90.8754974417283">
                <text:p>90.8754974417283</text:p>
              </table:table-cell>
              <table:table-cell office:value-type="float" office:value="78.6403896250991">
                <text:p>78.6403896250991</text:p>
              </table:table-cell>
              <table:table-cell office:value-type="float" office:value="80.9296781883194">
                <text:p>80.929678188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91.117111995452">
                <text:p>91.117111995452</text:p>
              </table:table-cell>
              <table:table-cell office:value-type="float" office:value="78.9588854909956">
                <text:p>78.9588854909956</text:p>
              </table:table-cell>
              <table:table-cell office:value-type="float" office:value="80.9296781883194">
                <text:p>80.929678188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91.4013644115975">
                <text:p>91.4013644115975</text:p>
              </table:table-cell>
              <table:table-cell office:value-type="float" office:value="79.2746630422471">
                <text:p>79.2746630422471</text:p>
              </table:table-cell>
              <table:table-cell office:value-type="float" office:value="81.2872467222885">
                <text:p>81.2872467222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91.7424673109722">
                <text:p>91.7424673109722</text:p>
              </table:table-cell>
              <table:table-cell office:value-type="float" office:value="79.5936119605844">
                <text:p>79.5936119605844</text:p>
              </table:table-cell>
              <table:table-cell office:value-type="float" office:value="81.4660309892729">
                <text:p>81.4660309892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91.9982944855031">
                <text:p>91.9982944855031</text:p>
              </table:table-cell>
              <table:table-cell office:value-type="float" office:value="79.9130139313626">
                <text:p>79.9130139313626</text:p>
              </table:table-cell>
              <table:table-cell office:value-type="float" office:value="81.6448152562575">
                <text:p>81.6448152562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92.2683342808414">
                <text:p>92.2683342808414</text:p>
              </table:table-cell>
              <table:table-cell office:value-type="float" office:value="80.22652622041">
                <text:p>80.22652622041</text:p>
              </table:table-cell>
              <table:table-cell office:value-type="float" office:value="82.300357568534">
                <text:p>82.300357568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92.5810119386015">
                <text:p>92.5810119386015</text:p>
              </table:table-cell>
              <table:table-cell office:value-type="float" office:value="80.5441159814249">
                <text:p>80.5441159814249</text:p>
              </table:table-cell>
              <table:table-cell office:value-type="float" office:value="82.300357568534">
                <text:p>82.300357568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92.8368391131325">
                <text:p>92.8368391131325</text:p>
              </table:table-cell>
              <table:table-cell office:value-type="float" office:value="80.860799637558">
                <text:p>80.860799637558</text:p>
              </table:table-cell>
              <table:table-cell office:value-type="float" office:value="82.7175208581645">
                <text:p>82.717520858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93.1495167708925">
                <text:p>93.1495167708925</text:p>
              </table:table-cell>
              <table:table-cell office:value-type="float" office:value="81.172952769283">
                <text:p>81.172952769283</text:p>
              </table:table-cell>
              <table:table-cell office:value-type="float" office:value="82.7175208581645">
                <text:p>82.717520858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93.5474701534963">
                <text:p>93.5474701534963</text:p>
              </table:table-cell>
              <table:table-cell office:value-type="float" office:value="81.4905425302979">
                <text:p>81.4905425302979</text:p>
              </table:table-cell>
              <table:table-cell office:value-type="float" office:value="82.7175208581645">
                <text:p>82.717520858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93.8032973280273">
                <text:p>93.8032973280273</text:p>
              </table:table-cell>
              <table:table-cell office:value-type="float" office:value="81.8063200815494">
                <text:p>81.8063200815494</text:p>
              </table:table-cell>
              <table:table-cell office:value-type="float" office:value="83.3134684147795">
                <text:p>83.3134684147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94.1301876065947">
                <text:p>94.1301876065947</text:p>
              </table:table-cell>
              <table:table-cell office:value-type="float" office:value="82.117114055952">
                <text:p>82.117114055952</text:p>
              </table:table-cell>
              <table:table-cell office:value-type="float" office:value="83.373063170441">
                <text:p>83.373063170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94.201250710631">
                <text:p>94.201250710631</text:p>
              </table:table-cell>
              <table:table-cell office:value-type="float" office:value="82.4301732925586">
                <text:p>82.4301732925586</text:p>
              </table:table-cell>
              <table:table-cell office:value-type="float" office:value="83.373063170441">
                <text:p>83.373063170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94.2581011938601">
                <text:p>94.2581011938601</text:p>
              </table:table-cell>
              <table:table-cell office:value-type="float" office:value="82.7427794767244">
                <text:p>82.7427794767244</text:p>
              </table:table-cell>
              <table:table-cell office:value-type="float" office:value="83.373063170441">
                <text:p>83.373063170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94.3718021603184">
                <text:p>94.3718021603184</text:p>
              </table:table-cell>
              <table:table-cell office:value-type="float" office:value="83.0540265035678">
                <text:p>83.0540265035678</text:p>
              </table:table-cell>
              <table:table-cell office:value-type="float" office:value="83.9094159713945">
                <text:p>83.909415971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94.4002274019329">
                <text:p>94.4002274019329</text:p>
              </table:table-cell>
              <table:table-cell office:value-type="float" office:value="83.3634613206479">
                <text:p>83.3634613206479</text:p>
              </table:table-cell>
              <table:table-cell office:value-type="float" office:value="84.326579261025">
                <text:p>84.32657926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94.7839681637294">
                <text:p>94.7839681637294</text:p>
              </table:table-cell>
              <table:table-cell office:value-type="float" office:value="83.6679125608789">
                <text:p>83.6679125608789</text:p>
              </table:table-cell>
              <table:table-cell office:value-type="float" office:value="85.3992848629321">
                <text:p>85.3992848629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95.1534963047186">
                <text:p>95.1534963047186</text:p>
              </table:table-cell>
              <table:table-cell office:value-type="float" office:value="83.9827840072488">
                <text:p>83.9827840072488</text:p>
              </table:table-cell>
              <table:table-cell office:value-type="float" office:value="85.5780691299166">
                <text:p>85.5780691299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95.4661739624787">
                <text:p>95.4661739624787</text:p>
              </table:table-cell>
              <table:table-cell office:value-type="float" office:value="84.302185978027">
                <text:p>84.302185978027</text:p>
              </table:table-cell>
              <table:table-cell office:value-type="float" office:value="85.7568533969011">
                <text:p>85.7568533969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95.7788516202388">
                <text:p>95.7788516202388</text:p>
              </table:table-cell>
              <table:table-cell office:value-type="float" office:value="84.6202287914826">
                <text:p>84.6202287914826</text:p>
              </table:table-cell>
              <table:table-cell office:value-type="float" office:value="85.8164481525626">
                <text:p>85.8164481525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96.0204661739625">
                <text:p>96.0204661739625</text:p>
              </table:table-cell>
              <table:table-cell office:value-type="float" office:value="84.9278513987994">
                <text:p>84.9278513987994</text:p>
              </table:table-cell>
              <table:table-cell office:value-type="float" office:value="87.1275327771156">
                <text:p>87.127532777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96.2905059693007">
                <text:p>96.2905059693007</text:p>
              </table:table-cell>
              <table:table-cell office:value-type="float" office:value="85.2404575829652">
                <text:p>85.2404575829652</text:p>
              </table:table-cell>
              <table:table-cell office:value-type="float" office:value="87.3063170441001">
                <text:p>87.306317044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96.3189312109153">
                <text:p>96.3189312109153</text:p>
              </table:table-cell>
              <table:table-cell office:value-type="float" office:value="85.5530637671311">
                <text:p>85.5530637671311</text:p>
              </table:table-cell>
              <table:table-cell office:value-type="float" office:value="87.3063170441001">
                <text:p>87.306317044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96.4184195565662">
                <text:p>96.4184195565662</text:p>
              </table:table-cell>
              <table:table-cell office:value-type="float" office:value="85.8584211122438">
                <text:p>85.8584211122438</text:p>
              </table:table-cell>
              <table:table-cell office:value-type="float" office:value="88.3194278903457">
                <text:p>88.319427890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96.560545764639">
                <text:p>96.560545764639</text:p>
              </table:table-cell>
              <table:table-cell office:value-type="float" office:value="86.1687620342055">
                <text:p>86.1687620342055</text:p>
              </table:table-cell>
              <table:table-cell office:value-type="float" office:value="88.3194278903457">
                <text:p>88.319427890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96.6458214894827">
                <text:p>96.6458214894827</text:p>
              </table:table-cell>
              <table:table-cell office:value-type="float" office:value="86.4777437988447">
                <text:p>86.4777437988447</text:p>
              </table:table-cell>
              <table:table-cell office:value-type="float" office:value="88.5578069129917">
                <text:p>88.5578069129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96.7026719727118">
                <text:p>96.7026719727118</text:p>
              </table:table-cell>
              <table:table-cell office:value-type="float" office:value="86.7898969305697">
                <text:p>86.7898969305697</text:p>
              </table:table-cell>
              <table:table-cell office:value-type="float" office:value="88.5578069129917">
                <text:p>88.5578069129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96.8874360432064">
                <text:p>96.8874360432064</text:p>
              </table:table-cell>
              <table:table-cell office:value-type="float" office:value="87.0975195378865">
                <text:p>87.0975195378865</text:p>
              </table:table-cell>
              <table:table-cell office:value-type="float" office:value="89.3921334922527">
                <text:p>89.3921334922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97.1716884593519">
                <text:p>97.1716884593519</text:p>
              </table:table-cell>
              <table:table-cell office:value-type="float" office:value="87.4101257220523">
                <text:p>87.4101257220523</text:p>
              </table:table-cell>
              <table:table-cell office:value-type="float" office:value="89.7497020262217">
                <text:p>89.749702026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97.2853894258101">
                <text:p>97.2853894258101</text:p>
              </table:table-cell>
              <table:table-cell office:value-type="float" office:value="87.7114055951977">
                <text:p>87.7114055951977</text:p>
              </table:table-cell>
              <table:table-cell office:value-type="float" office:value="90.8820023837902">
                <text:p>90.8820023837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97.4133030130756">
                <text:p>97.4133030130756</text:p>
              </table:table-cell>
              <table:table-cell office:value-type="float" office:value="88.0552723977801">
                <text:p>88.0552723977801</text:p>
              </table:table-cell>
              <table:table-cell office:value-type="float" office:value="90.8820023837902">
                <text:p>90.8820023837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97.4275156338829">
                <text:p>97.4275156338829</text:p>
              </table:table-cell>
              <table:table-cell office:value-type="float" office:value="88.4118246687054">
                <text:p>88.4118246687054</text:p>
              </table:table-cell>
              <table:table-cell office:value-type="float" office:value="90.8820023837902">
                <text:p>90.8820023837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97.4701534963047">
                <text:p>97.4701534963047</text:p>
              </table:table-cell>
              <table:table-cell office:value-type="float" office:value="88.7597689432552">
                <text:p>88.7597689432552</text:p>
              </table:table-cell>
              <table:table-cell office:value-type="float" office:value="91.4183551847437">
                <text:p>91.4183551847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97.5696418419557">
                <text:p>97.5696418419557</text:p>
              </table:table-cell>
              <table:table-cell office:value-type="float" office:value="89.1072601653641">
                <text:p>89.1072601653641</text:p>
              </table:table-cell>
              <table:table-cell office:value-type="float" office:value="92.2526817640048">
                <text:p>92.252681764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97.6122797043775">
                <text:p>97.6122797043775</text:p>
              </table:table-cell>
              <table:table-cell office:value-type="float" office:value="89.4529391777098">
                <text:p>89.4529391777098</text:p>
              </table:table-cell>
              <table:table-cell office:value-type="float" office:value="92.7890345649583">
                <text:p>92.7890345649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97.640704945992">
                <text:p>97.640704945992</text:p>
              </table:table-cell>
              <table:table-cell office:value-type="float" office:value="89.8072261864311">
                <text:p>89.8072261864311</text:p>
              </table:table-cell>
              <table:table-cell office:value-type="float" office:value="92.7890345649583">
                <text:p>92.7890345649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97.6549175667993">
                <text:p>97.6549175667993</text:p>
              </table:table-cell>
              <table:table-cell office:value-type="float" office:value="90.1583418280666">
                <text:p>90.1583418280666</text:p>
              </table:table-cell>
              <table:table-cell office:value-type="float" office:value="93.3253873659118">
                <text:p>93.325387365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97.7259806708357">
                <text:p>97.7259806708357</text:p>
              </table:table-cell>
              <table:table-cell office:value-type="float" office:value="90.5139879941103">
                <text:p>90.5139879941103</text:p>
              </table:table-cell>
              <table:table-cell office:value-type="float" office:value="93.3253873659118">
                <text:p>93.325387365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97.7259806708357">
                <text:p>97.7259806708357</text:p>
              </table:table-cell>
              <table:table-cell office:value-type="float" office:value="90.8687280552724">
                <text:p>90.8687280552724</text:p>
              </table:table-cell>
              <table:table-cell office:value-type="float" office:value="93.3253873659118">
                <text:p>93.325387365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97.7686185332575">
                <text:p>97.7686185332575</text:p>
              </table:table-cell>
              <table:table-cell office:value-type="float" office:value="91.2193906444671">
                <text:p>91.2193906444671</text:p>
              </table:table-cell>
              <table:table-cell office:value-type="float" office:value="93.6829558998808">
                <text:p>93.6829558998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97.8681068789085">
                <text:p>97.8681068789085</text:p>
              </table:table-cell>
              <table:table-cell office:value-type="float" office:value="91.5591799750821">
                <text:p>91.5591799750821</text:p>
              </table:table-cell>
              <table:table-cell office:value-type="float" office:value="94.2789034564958">
                <text:p>94.278903456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97.8823194997158">
                <text:p>97.8823194997158</text:p>
              </table:table-cell>
              <table:table-cell office:value-type="float" office:value="91.909389511836">
                <text:p>91.909389511836</text:p>
              </table:table-cell>
              <table:table-cell office:value-type="float" office:value="94.2789034564958">
                <text:p>94.278903456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97.9391699829449">
                <text:p>97.9391699829449</text:p>
              </table:table-cell>
              <table:table-cell office:value-type="float" office:value="92.2346811643448">
                <text:p>92.2346811643448</text:p>
              </table:table-cell>
              <table:table-cell office:value-type="float" office:value="94.2789034564958">
                <text:p>94.278903456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98.0386583285958">
                <text:p>98.0386583285958</text:p>
              </table:table-cell>
              <table:table-cell office:value-type="float" office:value="92.5413976667799">
                <text:p>92.5413976667799</text:p>
              </table:table-cell>
              <table:table-cell office:value-type="float" office:value="94.2789034564958">
                <text:p>94.278903456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98.1949971574758">
                <text:p>98.1949971574758</text:p>
              </table:table-cell>
              <table:table-cell office:value-type="float" office:value="92.8476611167743">
                <text:p>92.8476611167743</text:p>
              </table:table-cell>
              <table:table-cell office:value-type="float" office:value="95.1132300357569">
                <text:p>95.113230035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98.2802728823195">
                <text:p>98.2802728823195</text:p>
              </table:table-cell>
              <table:table-cell office:value-type="float" office:value="93.1598142484993">
                <text:p>93.1598142484993</text:p>
              </table:table-cell>
              <table:table-cell office:value-type="float" office:value="95.1132300357569">
                <text:p>95.113230035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98.4792495736214">
                <text:p>98.4792495736214</text:p>
              </table:table-cell>
              <table:table-cell office:value-type="float" office:value="93.4733265375467">
                <text:p>93.4733265375467</text:p>
              </table:table-cell>
              <table:table-cell office:value-type="float" office:value="95.1132300357569">
                <text:p>95.113230035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98.5218874360432">
                <text:p>98.5218874360432</text:p>
              </table:table-cell>
              <table:table-cell office:value-type="float" office:value="93.7859327217126">
                <text:p>93.7859327217126</text:p>
              </table:table-cell>
              <table:table-cell office:value-type="float" office:value="95.1132300357569">
                <text:p>95.113230035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98.5929505400796">
                <text:p>98.5929505400796</text:p>
              </table:table-cell>
              <table:table-cell office:value-type="float" office:value="94.0989919583192">
                <text:p>94.0989919583192</text:p>
              </table:table-cell>
              <table:table-cell office:value-type="float" office:value="95.1132300357569">
                <text:p>95.113230035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98.6924388857305">
                <text:p>98.6924388857305</text:p>
              </table:table-cell>
              <table:table-cell office:value-type="float" office:value="94.3975535168196">
                <text:p>94.3975535168196</text:p>
              </table:table-cell>
              <table:table-cell office:value-type="float" office:value="96.4243146603099">
                <text:p>96.424314660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98.9766913018761">
                <text:p>98.9766913018761</text:p>
              </table:table-cell>
              <table:table-cell office:value-type="float" office:value="94.7092535961037">
                <text:p>94.7092535961037</text:p>
              </table:table-cell>
              <table:table-cell office:value-type="float" office:value="96.4243146603099">
                <text:p>96.424314660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99.0193291642979">
                <text:p>99.0193291642979</text:p>
              </table:table-cell>
              <table:table-cell office:value-type="float" office:value="95.0218597802696">
                <text:p>95.0218597802696</text:p>
              </table:table-cell>
              <table:table-cell office:value-type="float" office:value="96.4243146603099">
                <text:p>96.424314660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99.0619670267197">
                <text:p>99.0619670267197</text:p>
              </table:table-cell>
              <table:table-cell office:value-type="float" office:value="95.3335598595537">
                <text:p>95.3335598595537</text:p>
              </table:table-cell>
              <table:table-cell office:value-type="float" office:value="96.6030989272944">
                <text:p>96.603098927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99.1614553723707">
                <text:p>99.1614553723707</text:p>
              </table:table-cell>
              <table:table-cell office:value-type="float" office:value="95.6443538339563">
                <text:p>95.6443538339563</text:p>
              </table:table-cell>
              <table:table-cell office:value-type="float" office:value="96.6030989272944">
                <text:p>96.603098927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99.2183058555998">
                <text:p>99.2183058555998</text:p>
              </table:table-cell>
              <table:table-cell office:value-type="float" office:value="95.9537886510364">
                <text:p>95.9537886510364</text:p>
              </table:table-cell>
              <table:table-cell office:value-type="float" office:value="97.0202622169249">
                <text:p>97.0202622169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99.3035815804434">
                <text:p>99.3035815804434</text:p>
              </table:table-cell>
              <table:table-cell office:value-type="float" office:value="96.2663948352022">
                <text:p>96.2663948352022</text:p>
              </table:table-cell>
              <table:table-cell office:value-type="float" office:value="97.0202622169249">
                <text:p>97.0202622169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99.4172825469017">
                <text:p>99.4172825469017</text:p>
              </table:table-cell>
              <table:table-cell office:value-type="float" office:value="96.5608789217352">
                <text:p>96.5608789217352</text:p>
              </table:table-cell>
              <table:table-cell office:value-type="float" office:value="98.7485101311085">
                <text:p>98.748510131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99.5594087549744">
                <text:p>99.5594087549744</text:p>
              </table:table-cell>
              <table:table-cell office:value-type="float" office:value="96.8648771095254">
                <text:p>96.8648771095254</text:p>
              </table:table-cell>
              <table:table-cell office:value-type="float" office:value="98.7485101311085">
                <text:p>98.748510131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99.6873223422399">
                <text:p>99.6873223422399</text:p>
              </table:table-cell>
              <table:table-cell office:value-type="float" office:value="97.1788424510137">
                <text:p>97.1788424510137</text:p>
              </table:table-cell>
              <table:table-cell office:value-type="float" office:value="98.7485101311085">
                <text:p>98.748510131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99.7299602046617">
                <text:p>99.7299602046617</text:p>
              </table:table-cell>
              <table:table-cell office:value-type="float" office:value="97.5299580926492">
                <text:p>97.5299580926492</text:p>
              </table:table-cell>
              <table:table-cell office:value-type="float" office:value="99.165673420739">
                <text:p>99.165673420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99.7583854462763">
                <text:p>99.7583854462763</text:p>
              </table:table-cell>
              <table:table-cell office:value-type="float" office:value="97.8869634160154">
                <text:p>97.8869634160154</text:p>
              </table:table-cell>
              <table:table-cell office:value-type="float" office:value="99.165673420739">
                <text:p>99.165673420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99.7725980670836">
                <text:p>99.7725980670836</text:p>
              </table:table-cell>
              <table:table-cell office:value-type="float" office:value="98.2389851625326">
                <text:p>98.2389851625326</text:p>
              </table:table-cell>
              <table:table-cell office:value-type="float" office:value="99.3444576877235">
                <text:p>99.3444576877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99.8010233086981">
                <text:p>99.8010233086981</text:p>
              </table:table-cell>
              <table:table-cell office:value-type="float" office:value="98.5905538566089">
                <text:p>98.5905538566089</text:p>
              </table:table-cell>
              <table:table-cell office:value-type="float" office:value="99.8212157330155">
                <text:p>99.8212157330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99.84366117112">
                <text:p>99.84366117112</text:p>
              </table:table-cell>
              <table:table-cell office:value-type="float" office:value="98.9466530750934">
                <text:p>98.9466530750934</text:p>
              </table:table-cell>
              <table:table-cell office:value-type="float" office:value="99.8212157330155">
                <text:p>99.8212157330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99.8862990335418">
                <text:p>99.8862990335418</text:p>
              </table:table-cell>
              <table:table-cell office:value-type="float" office:value="99.3018461886964">
                <text:p>99.3018461886964</text:p>
              </table:table-cell>
              <table:table-cell office:value-type="float" office:value="99.9404052443385">
                <text:p>99.9404052443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99.9431495167709">
                <text:p>99.9431495167709</text:p>
              </table:table-cell>
              <table:table-cell office:value-type="float" office:value="99.6516026730094">
                <text:p>99.6516026730094</text:p>
              </table:table-cell>
              <table:table-cell office:value-type="float" office:value="99.9404052443385">
                <text:p>99.9404052443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22cm" svg:height="9.006cm" xlink:href=".." xlink:type="simple" chart:class="chart:line" chart:style-name="ch1">
        <chart:legend chart:legend-position="end" svg:x="20.416cm" svg:y="3.955cm" style:legend-expansion="high" chart:style-name="ch2"/>
        <chart:plot-area chart:style-name="ch3" table:cell-range-address="Graphs.F1:Graphs.G306" chart:data-source-has-labels="row" svg:x="1.491cm" svg:y="-0.068cm" svg:width="17.962cm" svg:height="7.909cm">
          <chartooo:coordinate-region svg:x="2.298cm" svg:y="0.131cm" svg:width="17.101cm" svg:height="6.665cm"/>
          <chart:axis chart:dimension="x" chart:name="primary-x" chart:style-name="ch4">
            <chart:title svg:x="9.78cm" svg:y="8.021cm" chart:style-name="ch5">
              <text:p>Seconds</text:p>
            </chart:title>
          </chart:axis>
          <chart:axis chart:dimension="y" chart:name="primary-y" chart:style-name="ch4">
            <chart:title svg:x="0.465cm" svg:y="4.737cm" chart:style-name="ch6">
              <text:p>% Min/Max</text:p>
            </chart:title>
            <chart:grid chart:style-name="ch7" chart:class="major"/>
          </chart:axis>
          <chart:series chart:style-name="ch8" chart:values-cell-range-address="Graphs.F2:Graphs.F306" chart:label-cell-address="Graphs.F1:Graphs.F1" chart:class="chart:line">
            <chart:data-point chart:repeated="305"/>
          </chart:series>
          <chart:series chart:style-name="ch9" chart:values-cell-range-address="Graphs.G2:Graphs.G306" chart:label-cell-address="Graphs.G1:Graphs.G1" chart:class="chart:line">
            <chart:data-point chart:repeated="3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_mem</text:p>
                <draw:g>
                  <svg:desc>Graphs.F1:Graphs.F1</svg:desc>
                </draw:g>
              </table:table-cell>
              <table:table-cell office:value-type="string">
                <text:p>free_swap</text:p>
                <draw:g>
                  <svg:desc>Graphs.G1:Graph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4532444190617">
                <text:p>99.4532444190617</text:p>
                <draw:g>
                  <svg:desc>Graphs.F2:Graphs.F306</svg:desc>
                </draw:g>
              </table:table-cell>
              <table:table-cell office:value-type="float" office:value="NaN">
                <text:p>NaN</text:p>
                <draw:g>
                  <svg:desc>Graphs.G2:Graphs.G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521945811567">
                <text:p>99.452194581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4475752943746">
                <text:p>99.4475752943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4389666235533">
                <text:p>99.4389666235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496749701846">
                <text:p>99.4496749701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4488350998606">
                <text:p>99.4488350998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4486251322796">
                <text:p>99.448625132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4204894764249">
                <text:p>99.4204894764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426998471436">
                <text:p>99.42699847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4347672719332">
                <text:p>99.434767271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4347672719332">
                <text:p>99.434767271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4324576285421">
                <text:p>99.432457628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4324576285421">
                <text:p>99.432457628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4349772395142">
                <text:p>99.4349772395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4349772395142">
                <text:p>99.4349772395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4349772395142">
                <text:p>99.4349772395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4307778878941">
                <text:p>99.4307778878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4290981472461">
                <text:p>99.4290981472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.426368568693">
                <text:p>99.426368568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4393865587153">
                <text:p>99.4393865587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4389666235533">
                <text:p>99.4389666235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4448457158215">
                <text:p>99.444845715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318277257991">
                <text:p>99.4318277257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4400164614583">
                <text:p>99.440016461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4400164614583">
                <text:p>99.440016461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4368669477433">
                <text:p>99.4368669477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4433759427544">
                <text:p>99.4433759427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9195068281457">
                <text:p>98.919506828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466052441503">
                <text:p>99.466052441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46332286295">
                <text:p>99.46332286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4591235113299">
                <text:p>99.4591235113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4507248080896">
                <text:p>99.450724808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4507248080896">
                <text:p>99.450724808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4503048729276">
                <text:p>99.4503048729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4456855861455">
                <text:p>99.445685586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4532444190617">
                <text:p>99.4532444190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4406463642014">
                <text:p>99.440646364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4477852619556">
                <text:p>99.447785261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4538743218047">
                <text:p>99.4538743218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4700418255421">
                <text:p>99.470041825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4671022794081">
                <text:p>99.467102279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4477852619556">
                <text:p>99.447785261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4526145163187">
                <text:p>99.4526145163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4568138679388">
                <text:p>99.4568138679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4576537382628">
                <text:p>99.457653738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4608032519779">
                <text:p>99.4608032519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4752910150673">
                <text:p>99.4752910150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4700418255421">
                <text:p>99.470041825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4700418255421">
                <text:p>99.470041825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4887289402516">
                <text:p>99.4887289402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4692019552181">
                <text:p>99.469201955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4429560075924">
                <text:p>99.4429560075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465842473922">
                <text:p>99.46584247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.465842473922">
                <text:p>99.46584247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.4807501721734">
                <text:p>99.480750172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4171299951288">
                <text:p>99.417129995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4723514689332">
                <text:p>99.472351468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.4723514689332">
                <text:p>99.472351468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.4704617607041">
                <text:p>99.4704617607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.4704617607041">
                <text:p>99.4704617607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.4704617607041">
                <text:p>99.4704617607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.4776006584583">
                <text:p>99.477600658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.4776006584583">
                <text:p>99.477600658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4776006584583">
                <text:p>99.477600658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.4576537382628">
                <text:p>99.457653738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.4629029277879">
                <text:p>99.4629029277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.4612231871399">
                <text:p>99.461223187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.4629029277879">
                <text:p>99.4629029277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.4624829926259">
                <text:p>99.4624829926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.4486251322796">
                <text:p>99.448625132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4624829926259">
                <text:p>99.4624829926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4542942569667">
                <text:p>99.4542942569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.4542942569667">
                <text:p>99.4542942569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.466052441503">
                <text:p>99.466052441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.4725614365142">
                <text:p>99.4725614365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.462692960207">
                <text:p>99.462692960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.465002603598">
                <text:p>99.46500260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.465002603598">
                <text:p>99.46500260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.465002603598">
                <text:p>99.46500260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.4700418255421">
                <text:p>99.470041825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.4616431223019">
                <text:p>99.461643122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4517746459947">
                <text:p>99.4517746459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.4618530898829">
                <text:p>99.4618530898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4618530898829">
                <text:p>99.4618530898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.4622730250449">
                <text:p>99.4622730250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4584936085868">
                <text:p>99.458493608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.4593334789109">
                <text:p>99.4593334789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4532444190617">
                <text:p>99.4532444190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.4511447432516">
                <text:p>99.4511447432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.4511447432516">
                <text:p>99.4511447432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4608032519779">
                <text:p>99.4608032519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4605932843969">
                <text:p>99.460593284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.463112895369">
                <text:p>99.46311289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.4521945811567">
                <text:p>99.452194581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.2808610350562">
                <text:p>99.2808610350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2808610350562">
                <text:p>99.2808610350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.2808610350562">
                <text:p>99.2808610350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2831706784473">
                <text:p>99.2831706784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2436967732182">
                <text:p>99.243696773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2388675188551">
                <text:p>99.2388675188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2453765138663">
                <text:p>99.2453765138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236977810626">
                <text:p>99.23697781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237397745788">
                <text:p>99.237397745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1040683318496">
                <text:p>99.104068331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1177162246149">
                <text:p>99.1177162246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1164564191289">
                <text:p>99.116456419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.0902104715032">
                <text:p>99.0902104715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.0671140375926">
                <text:p>99.067114037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.0679539079166">
                <text:p>99.0679539079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.0866410226261">
                <text:p>99.0866410226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.083701476492">
                <text:p>99.083701476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.0801320276149">
                <text:p>99.0801320276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.0736230326038">
                <text:p>99.073623032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0671140375926">
                <text:p>99.067114037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.0797120924529">
                <text:p>99.079712092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.0723632271177">
                <text:p>99.072363227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.0679539079166">
                <text:p>99.0679539079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.0679539079166">
                <text:p>99.0679539079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.0679539079166">
                <text:p>99.0679539079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.0616548804865">
                <text:p>99.061654880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.0616548804865">
                <text:p>99.061654880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.1034384291065">
                <text:p>99.103438429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.1025985587825">
                <text:p>99.1025985587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.1126770026708">
                <text:p>99.112677002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0958795961904">
                <text:p>99.095879596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1046982345926">
                <text:p>99.104698234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.1046982345926">
                <text:p>99.104698234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.1030184939445">
                <text:p>99.1030184939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.1000789478105">
                <text:p>99.1000789478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.1000789478105">
                <text:p>99.1000789478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.1143567433188">
                <text:p>99.114356743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12086573833">
                <text:p>99.1208657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12086573833">
                <text:p>99.1208657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.1231753817211">
                <text:p>99.1231753817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.1231753817211">
                <text:p>99.1231753817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.120655770749">
                <text:p>99.120655770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.1130969378328">
                <text:p>99.1130969378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.1049082021736">
                <text:p>99.1049082021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1057480724976">
                <text:p>99.105748072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2161910201065">
                <text:p>99.216191020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.23571800514">
                <text:p>99.23571800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.1164564191289">
                <text:p>99.116456419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.1126770026708">
                <text:p>99.112677002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1044882670116">
                <text:p>99.1044882670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.1044882670116">
                <text:p>99.1044882670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.1044882670116">
                <text:p>99.1044882670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1061680076596">
                <text:p>99.1061680076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.1061680076596">
                <text:p>99.1061680076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.122545478978">
                <text:p>99.122545478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.120025868006">
                <text:p>99.120025868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.11876606252">
                <text:p>99.11876606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0211311373524">
                <text:p>99.0211311373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.0918902121512">
                <text:p>99.091890212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.5466799926091">
                <text:p>99.5466799926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.9542270673408">
                <text:p>99.954227067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.8710799052626">
                <text:p>99.8710799052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.8647808778325">
                <text:p>99.864780877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.8595316883073">
                <text:p>99.8595316883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.8603715586313">
                <text:p>99.8603715586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.8603715586313">
                <text:p>99.8603715586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.8750692893017">
                <text:p>99.8750692893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.8318159676146">
                <text:p>99.8318159676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.7383803940672">
                <text:p>99.738380394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5634773990896">
                <text:p>99.563477399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.3591789427712">
                <text:p>99.3591789427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.2628038230897">
                <text:p>99.2628038230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.16054961114">
                <text:p>99.1605496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.8550467807771">
                <text:p>98.8550467807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8.7630809802966">
                <text:p>98.7630809802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5906975962911">
                <text:p>98.5906975962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472275880604">
                <text:p>98.472275880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4504392521795">
                <text:p>98.4504392521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3376866611795">
                <text:p>98.3376866611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.1327583021182">
                <text:p>98.132758302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.6055297062134">
                <text:p>97.605529706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.4482639880403">
                <text:p>97.4482639880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.3470596139956">
                <text:p>97.3470596139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.2653822249845">
                <text:p>97.265382224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.1215544319957">
                <text:p>97.1215544319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.0304285018393">
                <text:p>97.0304285018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8742126215712">
                <text:p>96.874212621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.7541111652361">
                <text:p>96.7541111652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.6457678934373">
                <text:p>96.6457678934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6.5231468261301">
                <text:p>96.523146826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.4366401827558">
                <text:p>96.4366401827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6.3205281104598">
                <text:p>96.3205281104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.3708447415719">
                <text:p>95.3708447415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.2440243226446">
                <text:p>95.2440243226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.1310617640636">
                <text:p>95.1310617640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.0506441805385">
                <text:p>95.050644180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.8954781381755">
                <text:p>94.895478138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.7913342179967">
                <text:p>94.7913342179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4.6628340584214">
                <text:p>94.6628340584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.5505014025834">
                <text:p>94.5505014025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4.3959652629634">
                <text:p>94.3959652629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.2918213427847">
                <text:p>94.2918213427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4.1784388490417">
                <text:p>94.1784388490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.036500764282">
                <text:p>94.036500764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3.9325668116843">
                <text:p>93.9325668116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3.8189743503603">
                <text:p>93.818974350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3.7154603329246">
                <text:p>93.7154603329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3.6064871583828">
                <text:p>93.6064871583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3.4815564476845">
                <text:p>93.4815564476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3.3522164177851">
                <text:p>93.352216417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.2421934053382">
                <text:p>93.2421934053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3.1298607495003">
                <text:p>93.129860749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3.0315959215897">
                <text:p>93.0315959215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2.927871936573">
                <text:p>92.92787193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2.811129961534">
                <text:p>92.81112996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2.6683520064502">
                <text:p>92.668352006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2.5209547645843">
                <text:p>92.5209547645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.4182806174727">
                <text:p>92.4182806174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.5756051265685">
                <text:p>90.575605126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.5100952412947">
                <text:p>90.5100952412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0.403011774982">
                <text:p>90.403011774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0.2472158298759">
                <text:p>90.247215829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.175616884753">
                <text:p>90.175616884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.0391379570994">
                <text:p>90.0391379570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.9320544907866">
                <text:p>89.9320544907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.8258108947978">
                <text:p>89.8258108947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.6288613038147">
                <text:p>89.628861303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.563771353703">
                <text:p>89.56377135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.3941175482506">
                <text:p>89.3941175482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.3277677926528">
                <text:p>89.327767792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.2473502091277">
                <text:p>89.247350209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9.2460904036417">
                <text:p>89.2460904036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9.2372717652394">
                <text:p>89.237271765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.0060974585524">
                <text:p>89.0060974585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.0886147178876">
                <text:p>89.0886147178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.0172257403457">
                <text:p>89.017225740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.0029479448373">
                <text:p>89.0029479448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8.9748122889826">
                <text:p>88.974812288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8.9057329548318">
                <text:p>88.9057329548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8.8356037827759">
                <text:p>88.8356037827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8.7566559723179">
                <text:p>88.7566559723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8.7035341743235">
                <text:p>88.7035341743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.5683150521559">
                <text:p>88.5683150521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.4627013589102">
                <text:p>88.4627013589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.416298523508">
                <text:p>88.416298523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.2703710547091">
                <text:p>88.2703710547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.1269631968824">
                <text:p>88.126963196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.0394067156031">
                <text:p>88.0394067156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.9684376732233">
                <text:p>87.9684376732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.844766768011">
                <text:p>87.844766768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.729494566039">
                <text:p>87.729494566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.6835116657988">
                <text:p>87.6835116657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.5560613441285">
                <text:p>87.556061344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7.4391094015084">
                <text:p>87.4391094015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.3654107805755">
                <text:p>87.3654107805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.3540725312012">
                <text:p>87.354072531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7.3402146708548">
                <text:p>87.3402146708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7.3154384962962">
                <text:p>87.315438496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7.2894025162515">
                <text:p>87.2894025162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7.2629466010448">
                <text:p>87.262946601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7.1323467656594">
                <text:p>87.1323467656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6.9761308853913">
                <text:p>86.9761308853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6.9045319402684">
                <text:p>86.904531940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.737397745788">
                <text:p>86.737397745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6.6143567433188">
                <text:p>86.614356743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6.6072178455647">
                <text:p>86.607217845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6.5950397258663">
                <text:p>86.5950397258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6.5876908605311">
                <text:p>86.587690860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.5561957233803">
                <text:p>86.556195723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6.543177733358">
                <text:p>86.543177733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6.5286899702686">
                <text:p>86.528689970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.4619202795089">
                <text:p>86.461920279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.4279055313859">
                <text:p>86.427905531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7.2002922748728">
                <text:p>97.200292274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7.2068012698839">
                <text:p>97.2068012698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.2068012698839">
                <text:p>97.2068012698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.2055414643979">
                <text:p>97.205541464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.0489056489678">
                <text:p>97.0489056489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7.0419767187946">
                <text:p>97.041976718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7.0402969781466">
                <text:p>97.040296978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7.0369374968505">
                <text:p>97.0369374968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7.0386172374985">
                <text:p>97.0386172374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.0386172374985">
                <text:p>97.0386172374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.0589840928561">
                <text:p>97.0589840928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.8481766415266">
                <text:p>96.8481766415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3.0599415450255">
                <text:p>93.0599415450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.7978684091176">
                <text:p>86.797868409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.9217744780206">
                <text:p>78.921774478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.1706280550283">
                <text:p>74.1706280550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3.150899501117">
                <text:p>63.15089950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.4253691230074">
                <text:p>58.425369123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.706347739909">
                <text:p>53.706347739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.9703189827491">
                <text:p>48.9703189827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.6393848789747">
                <text:p>31.6393848789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9203634958762">
                <text:p>26.9203634958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.1501100230124">
                <text:p>22.1501100230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.3985436648581">
                <text:p>17.3985436648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.6404683116927">
                <text:p>12.6404683116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87588396351603">
                <text:p>7.87588396351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16253170510473">
                <text:p>3.1625317051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7.0365175616885">
                <text:p>97.0365175616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7.056884417046">
                <text:p>97.056884417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7.056884417046">
                <text:p>97.056884417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.0535249357499">
                <text:p>97.0535249357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7.056884417046">
                <text:p>97.056884417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7.056884417046">
                <text:p>97.056884417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7.0686426015823">
                <text:p>97.068642601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.0686426015823">
                <text:p>97.068642601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.0587741252751">
                <text:p>97.058774125275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62cm" svg:height="9.006cm" xlink:href=".." xlink:type="simple" chart:class="chart:line" chart:style-name="ch1">
        <chart:legend chart:legend-position="end" svg:x="20.381cm" svg:y="3.208cm" style:legend-expansion="high" chart:style-name="ch2"/>
        <chart:plot-area chart:style-name="ch3" table:cell-range-address="Graphs.H1:Graphs.L306" chart:data-source-has-labels="row" svg:x="1.485cm" svg:y="-0.068cm" svg:width="17.941cm" svg:height="7.911cm">
          <chartooo:coordinate-region svg:x="2.292cm" svg:y="0.131cm" svg:width="17.079cm" svg:height="6.667cm"/>
          <chart:axis chart:dimension="x" chart:name="primary-x" chart:style-name="ch4">
            <chart:title svg:x="9.763cm" svg:y="8.023cm" chart:style-name="ch5">
              <text:p>Seconds</text:p>
            </chart:title>
          </chart:axis>
          <chart:axis chart:dimension="y" chart:name="primary-y" chart:style-name="ch4">
            <chart:title svg:x="0.45cm" svg:y="4.738cm" chart:style-name="ch6">
              <text:p>% Min/Max</text:p>
            </chart:title>
            <chart:grid chart:style-name="ch7" chart:class="major"/>
          </chart:axis>
          <chart:series chart:style-name="ch8" chart:values-cell-range-address="Graphs.H2:Graphs.H306" chart:label-cell-address="Graphs.H1:Graphs.H1" chart:class="chart:line">
            <chart:data-point chart:repeated="305"/>
          </chart:series>
          <chart:series chart:style-name="ch9" chart:values-cell-range-address="Graphs.I2:Graphs.I306" chart:label-cell-address="Graphs.I1:Graphs.I1" chart:class="chart:line">
            <chart:data-point chart:repeated="305"/>
          </chart:series>
          <chart:series chart:style-name="ch10" chart:values-cell-range-address="Graphs.J2:Graphs.J306" chart:label-cell-address="Graphs.J1:Graphs.J1" chart:class="chart:line">
            <chart:data-point chart:repeated="305"/>
          </chart:series>
          <chart:series chart:style-name="ch11" chart:values-cell-range-address="Graphs.K2:Graphs.K306" chart:label-cell-address="Graphs.K1:Graphs.K1" chart:class="chart:line">
            <chart:data-point chart:repeated="305"/>
          </chart:series>
          <chart:series chart:style-name="ch12" chart:values-cell-range-address="Graphs.L2:Graphs.L306" chart:label-cell-address="Graphs.L1:Graphs.L1" chart:class="chart:line">
            <chart:data-point chart:repeated="30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_sectors</text:p>
                <draw:g>
                  <svg:desc>Graphs.H1:Graphs.H1</svg:desc>
                </draw:g>
              </table:table-cell>
              <table:table-cell office:value-type="string">
                <text:p>read_millis</text:p>
                <draw:g>
                  <svg:desc>Graphs.I1:Graphs.I1</svg:desc>
                </draw:g>
              </table:table-cell>
              <table:table-cell office:value-type="string">
                <text:p>write_sectors</text:p>
                <draw:g>
                  <svg:desc>Graphs.J1:Graphs.J1</svg:desc>
                </draw:g>
              </table:table-cell>
              <table:table-cell office:value-type="string">
                <text:p>write_millis</text:p>
                <draw:g>
                  <svg:desc>Graphs.K1:Graphs.K1</svg:desc>
                </draw:g>
              </table:table-cell>
              <table:table-cell office:value-type="string">
                <text:p>total_millis</text:p>
                <draw:g>
                  <svg:desc>Graphs.L1:Graph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s.H2:Graphs.H306</svg:desc>
                </draw:g>
              </table:table-cell>
              <table:table-cell office:value-type="float" office:value="0">
                <text:p>0</text:p>
                <draw:g>
                  <svg:desc>Graphs.I2:Graphs.I306</svg:desc>
                </draw:g>
              </table:table-cell>
              <table:table-cell office:value-type="float" office:value="0">
                <text:p>0</text:p>
                <draw:g>
                  <svg:desc>Graphs.J2:Graphs.J306</svg:desc>
                </draw:g>
              </table:table-cell>
              <table:table-cell office:value-type="float" office:value="0">
                <text:p>0</text:p>
                <draw:g>
                  <svg:desc>Graphs.K2:Graphs.K306</svg:desc>
                </draw:g>
              </table:table-cell>
              <table:table-cell office:value-type="float" office:value="0">
                <text:p>0</text:p>
                <draw:g>
                  <svg:desc>Graphs.L2:Graphs.L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0549757860992">
                <text:p>0.540549757860992</text:p>
              </table:table-cell>
              <table:table-cell office:value-type="float" office:value="0.230284597001955">
                <text:p>0.230284597001955</text:p>
              </table:table-cell>
              <table:table-cell office:value-type="float" office:value="0.537786583639966">
                <text:p>0.537786583639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95232248823409">
                <text:p>0.895232248823409</text:p>
              </table:table-cell>
              <table:table-cell office:value-type="float" office:value="0.385618075168368">
                <text:p>0.385618075168368</text:p>
              </table:table-cell>
              <table:table-cell office:value-type="float" office:value="0.594395697707331">
                <text:p>0.594395697707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170247595662">
                <text:p>1.4170247595662</text:p>
              </table:table-cell>
              <table:table-cell office:value-type="float" office:value="0.967847056267651">
                <text:p>0.967847056267651</text:p>
              </table:table-cell>
              <table:table-cell office:value-type="float" office:value="0.877441268044155">
                <text:p>0.877441268044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1774776618239">
                <text:p>1.81774776618239</text:p>
              </table:table-cell>
              <table:table-cell office:value-type="float" office:value="1.39582880729959">
                <text:p>1.39582880729959</text:p>
              </table:table-cell>
              <table:table-cell office:value-type="float" office:value="1.04726861024625">
                <text:p>1.04726861024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1774776618239">
                <text:p>1.81774776618239</text:p>
              </table:table-cell>
              <table:table-cell office:value-type="float" office:value="1.39582880729959">
                <text:p>1.39582880729959</text:p>
              </table:table-cell>
              <table:table-cell office:value-type="float" office:value="1.04726861024625">
                <text:p>1.04726861024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5867266898574">
                <text:p>1.85867266898574</text:p>
              </table:table-cell>
              <table:table-cell office:value-type="float" office:value="1.41212252878557">
                <text:p>1.41212252878557</text:p>
              </table:table-cell>
              <table:table-cell office:value-type="float" office:value="1.47183696575149">
                <text:p>1.47183696575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7364436259464">
                <text:p>2.37364436259464</text:p>
              </table:table-cell>
              <table:table-cell office:value-type="float" office:value="2.08342385400826">
                <text:p>2.08342385400826</text:p>
              </table:table-cell>
              <table:table-cell office:value-type="float" office:value="1.83979620718936">
                <text:p>1.839796207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7364436259464">
                <text:p>2.37364436259464</text:p>
              </table:table-cell>
              <table:table-cell office:value-type="float" office:value="2.08342385400826">
                <text:p>2.08342385400826</text:p>
              </table:table-cell>
              <table:table-cell office:value-type="float" office:value="1.83979620718936">
                <text:p>1.83979620718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573153263761">
                <text:p>2.7573153263761</text:p>
              </table:table-cell>
              <table:table-cell office:value-type="float" office:value="2.4158157723224">
                <text:p>2.4158157723224</text:p>
              </table:table-cell>
              <table:table-cell office:value-type="float" office:value="2.17945089159355">
                <text:p>2.17945089159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573153263761">
                <text:p>2.7573153263761</text:p>
              </table:table-cell>
              <table:table-cell office:value-type="float" office:value="2.4158157723224">
                <text:p>2.4158157723224</text:p>
              </table:table-cell>
              <table:table-cell office:value-type="float" office:value="2.17945089159355">
                <text:p>2.17945089159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6485915012618">
                <text:p>3.16485915012618</text:p>
              </table:table-cell>
              <table:table-cell office:value-type="float" office:value="2.65479035411688">
                <text:p>2.65479035411688</text:p>
              </table:table-cell>
              <table:table-cell office:value-type="float" office:value="3.39654684404189">
                <text:p>3.39654684404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6485915012618">
                <text:p>3.16485915012618</text:p>
              </table:table-cell>
              <table:table-cell office:value-type="float" office:value="2.65479035411688">
                <text:p>2.65479035411688</text:p>
              </table:table-cell>
              <table:table-cell office:value-type="float" office:value="3.39654684404189">
                <text:p>3.39654684404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4572675806562">
                <text:p>3.64572675806562</text:p>
              </table:table-cell>
              <table:table-cell office:value-type="float" office:value="3.04475342168151">
                <text:p>3.04475342168151</text:p>
              </table:table-cell>
              <table:table-cell office:value-type="float" office:value="3.96263798471554">
                <text:p>3.962637984715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4572675806562">
                <text:p>3.64572675806562</text:p>
              </table:table-cell>
              <table:table-cell office:value-type="float" office:value="3.04475342168151">
                <text:p>3.04475342168151</text:p>
              </table:table-cell>
              <table:table-cell office:value-type="float" office:value="3.96263798471554">
                <text:p>3.96263798471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4572675806562">
                <text:p>3.64572675806562</text:p>
              </table:table-cell>
              <table:table-cell office:value-type="float" office:value="3.04475342168151">
                <text:p>3.04475342168151</text:p>
              </table:table-cell>
              <table:table-cell office:value-type="float" office:value="3.96263798471554">
                <text:p>3.96263798471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6009139894959">
                <text:p>4.06009139894959</text:p>
              </table:table-cell>
              <table:table-cell office:value-type="float" office:value="3.67803606343689">
                <text:p>3.67803606343689</text:p>
              </table:table-cell>
              <table:table-cell office:value-type="float" office:value="4.55703368242287">
                <text:p>4.55703368242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6009139894959">
                <text:p>4.06009139894959</text:p>
              </table:table-cell>
              <table:table-cell office:value-type="float" office:value="3.67803606343689">
                <text:p>3.67803606343689</text:p>
              </table:table-cell>
              <table:table-cell office:value-type="float" office:value="4.55703368242287">
                <text:p>4.55703368242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6763522269968">
                <text:p>4.46763522269968</text:p>
              </table:table-cell>
              <table:table-cell office:value-type="float" office:value="4.37323484683902">
                <text:p>4.37323484683902</text:p>
              </table:table-cell>
              <table:table-cell office:value-type="float" office:value="4.89668836682706">
                <text:p>4.89668836682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6763522269968">
                <text:p>4.46763522269968</text:p>
              </table:table-cell>
              <table:table-cell office:value-type="float" office:value="4.37323484683902">
                <text:p>4.37323484683902</text:p>
              </table:table-cell>
              <table:table-cell office:value-type="float" office:value="4.89668836682706">
                <text:p>4.89668836682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6763522269968">
                <text:p>4.46763522269968</text:p>
              </table:table-cell>
              <table:table-cell office:value-type="float" office:value="4.37323484683902">
                <text:p>4.37323484683902</text:p>
              </table:table-cell>
              <table:table-cell office:value-type="float" office:value="4.89668836682706">
                <text:p>4.89668836682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4520837596344">
                <text:p>5.24520837596344</text:p>
              </table:table-cell>
              <table:table-cell office:value-type="float" office:value="4.73984358027373">
                <text:p>4.73984358027373</text:p>
              </table:table-cell>
              <table:table-cell office:value-type="float" office:value="6.09963204075856">
                <text:p>6.099632040758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6359047813928">
                <text:p>5.76359047813928</text:p>
              </table:table-cell>
              <table:table-cell office:value-type="float" office:value="6.05420378014339">
                <text:p>6.05420378014339</text:p>
              </table:table-cell>
              <table:table-cell office:value-type="float" office:value="6.75063685253326">
                <text:p>6.750636852533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6359047813928">
                <text:p>5.76359047813928</text:p>
              </table:table-cell>
              <table:table-cell office:value-type="float" office:value="6.05420378014339">
                <text:p>6.05420378014339</text:p>
              </table:table-cell>
              <table:table-cell office:value-type="float" office:value="6.75063685253326">
                <text:p>6.75063685253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6359047813928">
                <text:p>5.76359047813928</text:p>
              </table:table-cell>
              <table:table-cell office:value-type="float" office:value="6.05420378014339">
                <text:p>6.05420378014339</text:p>
              </table:table-cell>
              <table:table-cell office:value-type="float" office:value="6.75063685253326">
                <text:p>6.750636852533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1035400040925">
                <text:p>6.21035400040925</text:p>
              </table:table-cell>
              <table:table-cell office:value-type="float" office:value="8.74103845318271">
                <text:p>8.74103845318271</text:p>
              </table:table-cell>
              <table:table-cell office:value-type="float" office:value="8.42060571752052">
                <text:p>8.42060571752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6.34847554737057">
                <text:p>6.34847554737057</text:p>
              </table:table-cell>
              <table:table-cell office:value-type="float" office:value="8.75950467086683">
                <text:p>8.75950467086683</text:p>
              </table:table-cell>
              <table:table-cell office:value-type="float" office:value="8.47721483158789">
                <text:p>8.47721483158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6.81229111247527">
                <text:p>6.81229111247527</text:p>
              </table:table-cell>
              <table:table-cell office:value-type="float" office:value="9.34390614816424">
                <text:p>9.34390614816424</text:p>
              </table:table-cell>
              <table:table-cell office:value-type="float" office:value="8.84517407302576">
                <text:p>8.84517407302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7.29315872041471">
                <text:p>7.29315872041471</text:p>
              </table:table-cell>
              <table:table-cell office:value-type="float" office:value="9.73386921572887">
                <text:p>9.73386921572887</text:p>
              </table:table-cell>
              <table:table-cell office:value-type="float" office:value="9.07161052929522">
                <text:p>9.07161052929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7.75015346838551">
                <text:p>7.75015346838551</text:p>
              </table:table-cell>
              <table:table-cell office:value-type="float" office:value="10.263958288073">
                <text:p>10.263958288073</text:p>
              </table:table-cell>
              <table:table-cell office:value-type="float" office:value="9.35465609963204">
                <text:p>9.35465609963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7.8081304140236">
                <text:p>7.8081304140236</text:p>
              </table:table-cell>
              <table:table-cell office:value-type="float" office:value="10.2813382576581">
                <text:p>10.2813382576581</text:p>
              </table:table-cell>
              <table:table-cell office:value-type="float" office:value="9.80752901217096">
                <text:p>9.80752901217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8.31287088193166">
                <text:p>8.31287088193166</text:p>
              </table:table-cell>
              <table:table-cell office:value-type="float" office:value="10.9102759070172">
                <text:p>10.9102759070172</text:p>
              </table:table-cell>
              <table:table-cell office:value-type="float" office:value="10.7132748372488">
                <text:p>10.7132748372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8.31287088193166">
                <text:p>8.31287088193166</text:p>
              </table:table-cell>
              <table:table-cell office:value-type="float" office:value="10.9102759070172">
                <text:p>10.9102759070172</text:p>
              </table:table-cell>
              <table:table-cell office:value-type="float" office:value="10.7132748372488">
                <text:p>10.71327483724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8.63344928722461">
                <text:p>8.63344928722461</text:p>
              </table:table-cell>
              <table:table-cell office:value-type="float" office:value="11.1894416684771">
                <text:p>11.1894416684771</text:p>
              </table:table-cell>
              <table:table-cell office:value-type="float" office:value="10.9397112935183">
                <text:p>10.9397112935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8.63344928722461">
                <text:p>8.63344928722461</text:p>
              </table:table-cell>
              <table:table-cell office:value-type="float" office:value="11.1894416684771">
                <text:p>11.1894416684771</text:p>
              </table:table-cell>
              <table:table-cell office:value-type="float" office:value="10.9397112935183">
                <text:p>10.93971129351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8.63344928722461">
                <text:p>8.63344928722461</text:p>
              </table:table-cell>
              <table:table-cell office:value-type="float" office:value="11.1894416684771">
                <text:p>11.1894416684771</text:p>
              </table:table-cell>
              <table:table-cell office:value-type="float" office:value="10.9397112935183">
                <text:p>10.9397112935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8.67607939431144">
                <text:p>8.67607939431144</text:p>
              </table:table-cell>
              <table:table-cell office:value-type="float" office:value="11.2100803823593">
                <text:p>11.2100803823593</text:p>
              </table:table-cell>
              <table:table-cell office:value-type="float" office:value="11.4774978771582">
                <text:p>11.477497877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9.12625332514835">
                <text:p>9.12625332514835</text:p>
              </table:table-cell>
              <table:table-cell office:value-type="float" office:value="11.7010645231371">
                <text:p>11.7010645231371</text:p>
              </table:table-cell>
              <table:table-cell office:value-type="float" office:value="11.8454571185961">
                <text:p>11.8454571185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9.12625332514835">
                <text:p>9.12625332514835</text:p>
              </table:table-cell>
              <table:table-cell office:value-type="float" office:value="11.7010645231371">
                <text:p>11.7010645231371</text:p>
              </table:table-cell>
              <table:table-cell office:value-type="float" office:value="11.8454571185961">
                <text:p>11.8454571185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9.63610940590683">
                <text:p>9.63610940590683</text:p>
              </table:table-cell>
              <table:table-cell office:value-type="float" office:value="11.8661742341951">
                <text:p>11.8661742341951</text:p>
              </table:table-cell>
              <table:table-cell office:value-type="float" office:value="12.1851118030003">
                <text:p>12.1851118030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9.63610940590683">
                <text:p>9.63610940590683</text:p>
              </table:table-cell>
              <table:table-cell office:value-type="float" office:value="11.8661742341951">
                <text:p>11.8661742341951</text:p>
              </table:table-cell>
              <table:table-cell office:value-type="float" office:value="12.1851118030003">
                <text:p>12.1851118030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0.0879885410272">
                <text:p>10.0879885410272</text:p>
              </table:table-cell>
              <table:table-cell office:value-type="float" office:value="12.6135129263524">
                <text:p>12.6135129263524</text:p>
              </table:table-cell>
              <table:table-cell office:value-type="float" office:value="13.0342485140108">
                <text:p>13.0342485140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0.1220926266967">
                <text:p>10.1220926266967</text:p>
              </table:table-cell>
              <table:table-cell office:value-type="float" office:value="12.7514664349337">
                <text:p>12.7514664349337</text:p>
              </table:table-cell>
              <table:table-cell office:value-type="float" office:value="13.0625530710444">
                <text:p>13.062553071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0.1220926266967">
                <text:p>10.1220926266967</text:p>
              </table:table-cell>
              <table:table-cell office:value-type="float" office:value="12.7514664349337">
                <text:p>12.7514664349337</text:p>
              </table:table-cell>
              <table:table-cell office:value-type="float" office:value="13.0625530710444">
                <text:p>13.0625530710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0.5432780847146">
                <text:p>10.5432780847146</text:p>
              </table:table-cell>
              <table:table-cell office:value-type="float" office:value="13.2815555072779">
                <text:p>13.2815555072779</text:p>
              </table:table-cell>
              <table:table-cell office:value-type="float" office:value="13.3455986413813">
                <text:p>13.3455986413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1.0122092626697">
                <text:p>11.0122092626697</text:p>
              </table:table-cell>
              <table:table-cell office:value-type="float" office:value="13.7703671518575">
                <text:p>13.7703671518575</text:p>
              </table:table-cell>
              <table:table-cell office:value-type="float" office:value="13.543730540617">
                <text:p>13.543730540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1.5681058590819">
                <text:p>11.5681058590819</text:p>
              </table:table-cell>
              <table:table-cell office:value-type="float" office:value="14.2591787964371">
                <text:p>14.2591787964371</text:p>
              </table:table-cell>
              <table:table-cell office:value-type="float" office:value="14.3079535805265">
                <text:p>14.30795358052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1.5681058590819">
                <text:p>11.5681058590819</text:p>
              </table:table-cell>
              <table:table-cell office:value-type="float" office:value="14.2591787964371">
                <text:p>14.2591787964371</text:p>
              </table:table-cell>
              <table:table-cell office:value-type="float" office:value="14.3079535805265">
                <text:p>14.30795358052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1.5681058590819">
                <text:p>11.5681058590819</text:p>
              </table:table-cell>
              <table:table-cell office:value-type="float" office:value="14.2591787964371">
                <text:p>14.2591787964371</text:p>
              </table:table-cell>
              <table:table-cell office:value-type="float" office:value="14.3079535805265">
                <text:p>14.3079535805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2.0336266284701">
                <text:p>12.0336266284701</text:p>
              </table:table-cell>
              <table:table-cell office:value-type="float" office:value="14.9565500760374">
                <text:p>14.9565500760374</text:p>
              </table:table-cell>
              <table:table-cell office:value-type="float" office:value="14.7325219360317">
                <text:p>14.7325219360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2.0336266284701">
                <text:p>12.0336266284701</text:p>
              </table:table-cell>
              <table:table-cell office:value-type="float" office:value="14.9565500760374">
                <text:p>14.9565500760374</text:p>
              </table:table-cell>
              <table:table-cell office:value-type="float" office:value="14.7325219360317">
                <text:p>14.73252193603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2.4207080008185">
                <text:p>12.4207080008185</text:p>
              </table:table-cell>
              <table:table-cell office:value-type="float" office:value="15.1303497718879">
                <text:p>15.1303497718879</text:p>
              </table:table-cell>
              <table:table-cell office:value-type="float" office:value="15.4967449759411">
                <text:p>15.4967449759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2.5417775049451">
                <text:p>12.5417775049451</text:p>
              </table:table-cell>
              <table:table-cell office:value-type="float" office:value="15.8798609602433">
                <text:p>15.8798609602433</text:p>
              </table:table-cell>
              <table:table-cell office:value-type="float" office:value="15.8080951033116">
                <text:p>15.8080951033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2.5417775049451">
                <text:p>12.5417775049451</text:p>
              </table:table-cell>
              <table:table-cell office:value-type="float" office:value="15.8798609602433">
                <text:p>15.8798609602433</text:p>
              </table:table-cell>
              <table:table-cell office:value-type="float" office:value="15.8080951033116">
                <text:p>15.8080951033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3.0959688970739">
                <text:p>13.0959688970739</text:p>
              </table:table-cell>
              <table:table-cell office:value-type="float" office:value="16.8009993482511">
                <text:p>16.8009993482511</text:p>
              </table:table-cell>
              <table:table-cell office:value-type="float" office:value="16.2043589017832">
                <text:p>16.2043589017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3.1556510469954">
                <text:p>13.1556510469954</text:p>
              </table:table-cell>
              <table:table-cell office:value-type="float" office:value="16.8020855963502">
                <text:p>16.8020855963502</text:p>
              </table:table-cell>
              <table:table-cell office:value-type="float" office:value="16.2326634588169">
                <text:p>16.23266345881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3.6501602892026">
                <text:p>13.6501602892026</text:p>
              </table:table-cell>
              <table:table-cell office:value-type="float" office:value="17.1431674994569">
                <text:p>17.1431674994569</text:p>
              </table:table-cell>
              <table:table-cell office:value-type="float" office:value="16.8270591565242">
                <text:p>16.82705915652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3.6501602892026">
                <text:p>13.6501602892026</text:p>
              </table:table-cell>
              <table:table-cell office:value-type="float" office:value="17.1431674994569">
                <text:p>17.1431674994569</text:p>
              </table:table-cell>
              <table:table-cell office:value-type="float" office:value="16.8270591565242">
                <text:p>16.82705915652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4.0372416615511">
                <text:p>14.0372416615511</text:p>
              </table:table-cell>
              <table:table-cell office:value-type="float" office:value="17.9361286117749">
                <text:p>17.9361286117749</text:p>
              </table:table-cell>
              <table:table-cell office:value-type="float" office:value="17.2516275120294">
                <text:p>17.2516275120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4.0372416615511">
                <text:p>14.0372416615511</text:p>
              </table:table-cell>
              <table:table-cell office:value-type="float" office:value="17.9361286117749">
                <text:p>17.9361286117749</text:p>
              </table:table-cell>
              <table:table-cell office:value-type="float" office:value="17.2516275120294">
                <text:p>17.2516275120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4.0372416615511">
                <text:p>14.0372416615511</text:p>
              </table:table-cell>
              <table:table-cell office:value-type="float" office:value="17.9361286117749">
                <text:p>17.9361286117749</text:p>
              </table:table-cell>
              <table:table-cell office:value-type="float" office:value="17.2516275120294">
                <text:p>17.2516275120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4.5215196780574">
                <text:p>14.5215196780574</text:p>
              </table:table-cell>
              <table:table-cell office:value-type="float" office:value="18.432543993048">
                <text:p>18.432543993048</text:p>
              </table:table-cell>
              <table:table-cell office:value-type="float" office:value="18.5819416926125">
                <text:p>18.5819416926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4.5215196780574">
                <text:p>14.5215196780574</text:p>
              </table:table-cell>
              <table:table-cell office:value-type="float" office:value="18.432543993048">
                <text:p>18.432543993048</text:p>
              </table:table-cell>
              <table:table-cell office:value-type="float" office:value="18.5819416926125">
                <text:p>18.5819416926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4.5215196780574">
                <text:p>14.5215196780574</text:p>
              </table:table-cell>
              <table:table-cell office:value-type="float" office:value="18.432543993048">
                <text:p>18.432543993048</text:p>
              </table:table-cell>
              <table:table-cell office:value-type="float" office:value="18.5819416926125">
                <text:p>18.5819416926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5.085942295887">
                <text:p>15.085942295887</text:p>
              </table:table-cell>
              <table:table-cell office:value-type="float" office:value="19.3439061481642">
                <text:p>19.3439061481642</text:p>
              </table:table-cell>
              <table:table-cell office:value-type="float" office:value="19.0914237192188">
                <text:p>19.0914237192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5.085942295887">
                <text:p>15.085942295887</text:p>
              </table:table-cell>
              <table:table-cell office:value-type="float" office:value="19.3439061481642">
                <text:p>19.3439061481642</text:p>
              </table:table-cell>
              <table:table-cell office:value-type="float" office:value="19.0914237192188">
                <text:p>19.0914237192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5.4559716254007">
                <text:p>15.4559716254007</text:p>
              </table:table-cell>
              <table:table-cell office:value-type="float" office:value="19.7273517271345">
                <text:p>19.7273517271345</text:p>
              </table:table-cell>
              <table:table-cell office:value-type="float" office:value="19.7141239739598">
                <text:p>19.7141239739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5.8260009549144">
                <text:p>15.8260009549144</text:p>
              </table:table-cell>
              <table:table-cell office:value-type="float" office:value="20.1759721920487">
                <text:p>20.1759721920487</text:p>
              </table:table-cell>
              <table:table-cell office:value-type="float" office:value="19.9971695442966">
                <text:p>19.9971695442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5.8260009549144">
                <text:p>15.8260009549144</text:p>
              </table:table-cell>
              <table:table-cell office:value-type="float" office:value="20.1759721920487">
                <text:p>20.1759721920487</text:p>
              </table:table-cell>
              <table:table-cell office:value-type="float" office:value="19.9971695442966">
                <text:p>19.9971695442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5.8260009549144">
                <text:p>15.8260009549144</text:p>
              </table:table-cell>
              <table:table-cell office:value-type="float" office:value="20.1759721920487">
                <text:p>20.1759721920487</text:p>
              </table:table-cell>
              <table:table-cell office:value-type="float" office:value="19.9971695442966">
                <text:p>19.99716954429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6.3102789714208">
                <text:p>16.3102789714208</text:p>
              </table:table-cell>
              <table:table-cell office:value-type="float" office:value="21.2502715620248">
                <text:p>21.2502715620248</text:p>
              </table:table-cell>
              <table:table-cell office:value-type="float" office:value="20.3934333427682">
                <text:p>20.3934333427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6.3460882613737">
                <text:p>16.3460882613737</text:p>
              </table:table-cell>
              <table:table-cell office:value-type="float" office:value="21.2654790354117">
                <text:p>21.2654790354117</text:p>
              </table:table-cell>
              <table:table-cell office:value-type="float" office:value="20.7896971412397">
                <text:p>20.7896971412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6.3460882613737">
                <text:p>16.3460882613737</text:p>
              </table:table-cell>
              <table:table-cell office:value-type="float" office:value="21.2654790354117">
                <text:p>21.2654790354117</text:p>
              </table:table-cell>
              <table:table-cell office:value-type="float" office:value="20.7896971412397">
                <text:p>20.7896971412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6.7280540208717">
                <text:p>16.7280540208717</text:p>
              </table:table-cell>
              <table:table-cell office:value-type="float" office:value="21.6163371714099">
                <text:p>21.6163371714099</text:p>
              </table:table-cell>
              <table:table-cell office:value-type="float" office:value="21.0727427115766">
                <text:p>21.0727427115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6.7280540208717">
                <text:p>16.7280540208717</text:p>
              </table:table-cell>
              <table:table-cell office:value-type="float" office:value="21.6163371714099">
                <text:p>21.6163371714099</text:p>
              </table:table-cell>
              <table:table-cell office:value-type="float" office:value="21.0727427115766">
                <text:p>21.0727427115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7.1287770274879">
                <text:p>17.1287770274879</text:p>
              </table:table-cell>
              <table:table-cell office:value-type="float" office:value="22.1670649576363">
                <text:p>22.1670649576363</text:p>
              </table:table-cell>
              <table:table-cell office:value-type="float" office:value="21.3840928389471">
                <text:p>21.3840928389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7.1577655003069">
                <text:p>17.1577655003069</text:p>
              </table:table-cell>
              <table:table-cell office:value-type="float" office:value="22.1844449272214">
                <text:p>22.1844449272214</text:p>
              </table:table-cell>
              <table:table-cell office:value-type="float" office:value="21.836965751486">
                <text:p>21.836965751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7.1577655003069">
                <text:p>17.1577655003069</text:p>
              </table:table-cell>
              <table:table-cell office:value-type="float" office:value="22.1844449272214">
                <text:p>22.1844449272214</text:p>
              </table:table-cell>
              <table:table-cell office:value-type="float" office:value="21.836965751486">
                <text:p>21.8369657514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7.6062342268604">
                <text:p>17.6062342268604</text:p>
              </table:table-cell>
              <table:table-cell office:value-type="float" office:value="22.624375407343">
                <text:p>22.624375407343</text:p>
              </table:table-cell>
              <table:table-cell office:value-type="float" office:value="22.0634022077554">
                <text:p>22.06340220775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7.6062342268604">
                <text:p>17.6062342268604</text:p>
              </table:table-cell>
              <table:table-cell office:value-type="float" office:value="22.624375407343">
                <text:p>22.624375407343</text:p>
              </table:table-cell>
              <table:table-cell office:value-type="float" office:value="22.0634022077554">
                <text:p>22.0634022077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8.0018416206262">
                <text:p>18.0018416206262</text:p>
              </table:table-cell>
              <table:table-cell office:value-type="float" office:value="22.9600260699544">
                <text:p>22.9600260699544</text:p>
              </table:table-cell>
              <table:table-cell office:value-type="float" office:value="22.3181432210586">
                <text:p>22.3181432210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8.5321601527863">
                <text:p>18.5321601527863</text:p>
              </table:table-cell>
              <table:table-cell office:value-type="float" office:value="23.7752552683033">
                <text:p>23.7752552683033</text:p>
              </table:table-cell>
              <table:table-cell office:value-type="float" office:value="23.4078686668554">
                <text:p>23.4078686668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8.9175363208512">
                <text:p>18.9175363208512</text:p>
              </table:table-cell>
              <table:table-cell office:value-type="float" office:value="24.1163371714099">
                <text:p>24.1163371714099</text:p>
              </table:table-cell>
              <table:table-cell office:value-type="float" office:value="23.6343051231248">
                <text:p>23.6343051231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8.9175363208512">
                <text:p>18.9175363208512</text:p>
              </table:table-cell>
              <table:table-cell office:value-type="float" office:value="24.1163371714099">
                <text:p>24.1163371714099</text:p>
              </table:table-cell>
              <table:table-cell office:value-type="float" office:value="23.6343051231248">
                <text:p>23.6343051231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8.9175363208512">
                <text:p>18.9175363208512</text:p>
              </table:table-cell>
              <table:table-cell office:value-type="float" office:value="24.1163371714099">
                <text:p>24.1163371714099</text:p>
              </table:table-cell>
              <table:table-cell office:value-type="float" office:value="23.6343051231248">
                <text:p>23.63430512312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9.3489530045699">
                <text:p>19.3489530045699</text:p>
              </table:table-cell>
              <table:table-cell office:value-type="float" office:value="24.6431674994569">
                <text:p>24.6431674994569</text:p>
              </table:table-cell>
              <table:table-cell office:value-type="float" office:value="23.9456552504953">
                <text:p>23.94565525049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9.4120455630585">
                <text:p>19.4120455630585</text:p>
              </table:table-cell>
              <table:table-cell office:value-type="float" office:value="24.6638062133391">
                <text:p>24.6638062133391</text:p>
              </table:table-cell>
              <table:table-cell office:value-type="float" office:value="24.4834418341353">
                <text:p>24.4834418341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9.8468726553441">
                <text:p>19.8468726553441</text:p>
              </table:table-cell>
              <table:table-cell office:value-type="float" office:value="26.1552248533565">
                <text:p>26.1552248533565</text:p>
              </table:table-cell>
              <table:table-cell office:value-type="float" office:value="25.2476648740447">
                <text:p>25.24766487404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9.8468726553441">
                <text:p>19.8468726553441</text:p>
              </table:table-cell>
              <table:table-cell office:value-type="float" office:value="26.1552248533565">
                <text:p>26.1552248533565</text:p>
              </table:table-cell>
              <table:table-cell office:value-type="float" office:value="25.2476648740447">
                <text:p>25.2476648740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19.8468726553441">
                <text:p>19.8468726553441</text:p>
              </table:table-cell>
              <table:table-cell office:value-type="float" office:value="26.1552248533565">
                <text:p>26.1552248533565</text:p>
              </table:table-cell>
              <table:table-cell office:value-type="float" office:value="25.2476648740447">
                <text:p>25.24766487404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20.2953413818976">
                <text:p>20.2953413818976</text:p>
              </table:table-cell>
              <table:table-cell office:value-type="float" office:value="27.1328481425158">
                <text:p>27.1328481425158</text:p>
              </table:table-cell>
              <table:table-cell office:value-type="float" office:value="25.67223322955">
                <text:p>25.672233229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20.3362662847009">
                <text:p>20.3362662847009</text:p>
              </table:table-cell>
              <table:table-cell office:value-type="float" office:value="27.153486856398">
                <text:p>27.153486856398</text:p>
              </table:table-cell>
              <table:table-cell office:value-type="float" office:value="26.2100198131899">
                <text:p>26.2100198131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20.3362662847009">
                <text:p>20.3362662847009</text:p>
              </table:table-cell>
              <table:table-cell office:value-type="float" office:value="27.153486856398">
                <text:p>27.153486856398</text:p>
              </table:table-cell>
              <table:table-cell office:value-type="float" office:value="26.2100198131899">
                <text:p>26.21001981318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3141762452107">
                <text:p>0.383141762452107</text:p>
              </table:table-cell>
              <table:table-cell office:value-type="float" office:value="1.50375939849624">
                <text:p>1.50375939849624</text:p>
              </table:table-cell>
              <table:table-cell office:value-type="float" office:value="20.7591569470022">
                <text:p>20.7591569470022</text:p>
              </table:table-cell>
              <table:table-cell office:value-type="float" office:value="28.0170540951553">
                <text:p>28.0170540951553</text:p>
              </table:table-cell>
              <table:table-cell office:value-type="float" office:value="26.6062836116615">
                <text:p>26.6062836116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.0114942528736">
                <text:p>77.011494252873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0.7591569470022">
                <text:p>20.7591569470022</text:p>
              </table:table-cell>
              <table:table-cell office:value-type="float" office:value="28.0170540951553">
                <text:p>28.0170540951553</text:p>
              </table:table-cell>
              <table:table-cell office:value-type="float" office:value="28.8989527313898">
                <text:p>28.8989527313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.0114942528736">
                <text:p>77.011494252873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0.7591569470022">
                <text:p>20.7591569470022</text:p>
              </table:table-cell>
              <table:table-cell office:value-type="float" office:value="28.0170540951553">
                <text:p>28.0170540951553</text:p>
              </table:table-cell>
              <table:table-cell office:value-type="float" office:value="28.8989527313898">
                <text:p>28.8989527313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.0114942528736">
                <text:p>77.011494252873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0.8307755269081">
                <text:p>20.8307755269081</text:p>
              </table:table-cell>
              <table:table-cell office:value-type="float" office:value="28.0431240495329">
                <text:p>28.0431240495329</text:p>
              </table:table-cell>
              <table:table-cell office:value-type="float" office:value="29.5782621001981">
                <text:p>29.5782621001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0114942528736">
                <text:p>77.011494252873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1.2962962962963">
                <text:p>21.2962962962963</text:p>
              </table:table-cell>
              <table:table-cell office:value-type="float" office:value="30.1352378883337">
                <text:p>30.1352378883337</text:p>
              </table:table-cell>
              <table:table-cell office:value-type="float" office:value="30.3424851401076">
                <text:p>30.3424851401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.0114942528736">
                <text:p>77.011494252873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1.2962962962963">
                <text:p>21.2962962962963</text:p>
              </table:table-cell>
              <table:table-cell office:value-type="float" office:value="30.1352378883337">
                <text:p>30.1352378883337</text:p>
              </table:table-cell>
              <table:table-cell office:value-type="float" office:value="30.3424851401076">
                <text:p>30.3424851401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.0114942528736">
                <text:p>77.011494252873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1.7549962485506">
                <text:p>21.7549962485506</text:p>
              </table:table-cell>
              <table:table-cell office:value-type="float" office:value="31.1226374103845">
                <text:p>31.1226374103845</text:p>
              </table:table-cell>
              <table:table-cell office:value-type="float" office:value="30.8236626096802">
                <text:p>30.82366260968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7.0114942528736">
                <text:p>77.011494252873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1.7549962485506">
                <text:p>21.7549962485506</text:p>
              </table:table-cell>
              <table:table-cell office:value-type="float" office:value="31.1226374103845">
                <text:p>31.1226374103845</text:p>
              </table:table-cell>
              <table:table-cell office:value-type="float" office:value="30.8236626096802">
                <text:p>30.82366260968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.0114942528736">
                <text:p>77.011494252873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2.1693608894346">
                <text:p>22.1693608894346</text:p>
              </table:table-cell>
              <table:table-cell office:value-type="float" office:value="31.6766239409081">
                <text:p>31.6766239409081</text:p>
              </table:table-cell>
              <table:table-cell office:value-type="float" office:value="31.729408434758">
                <text:p>31.729408434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.0114942528736">
                <text:p>77.0114942528736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22.1693608894346">
                <text:p>22.1693608894346</text:p>
              </table:table-cell>
              <table:table-cell office:value-type="float" office:value="31.6766239409081">
                <text:p>31.6766239409081</text:p>
              </table:table-cell>
              <table:table-cell office:value-type="float" office:value="31.729408434758">
                <text:p>31.729408434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.5900383141763">
                <text:p>86.5900383141763</text:p>
              </table:table-cell>
              <table:table-cell office:value-type="float" office:value="86.4661654135338">
                <text:p>86.4661654135338</text:p>
              </table:table-cell>
              <table:table-cell office:value-type="float" office:value="22.1693608894346">
                <text:p>22.1693608894346</text:p>
              </table:table-cell>
              <table:table-cell office:value-type="float" office:value="31.6766239409081">
                <text:p>31.6766239409081</text:p>
              </table:table-cell>
              <table:table-cell office:value-type="float" office:value="32.2954995754316">
                <text:p>32.29549957543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2.6723961530591">
                <text:p>22.6723961530591</text:p>
              </table:table-cell>
              <table:table-cell office:value-type="float" office:value="32.352270258527">
                <text:p>32.352270258527</text:p>
              </table:table-cell>
              <table:table-cell office:value-type="float" office:value="32.8332861590716">
                <text:p>32.83328615907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2.6723961530591">
                <text:p>22.6723961530591</text:p>
              </table:table-cell>
              <table:table-cell office:value-type="float" office:value="32.352270258527">
                <text:p>32.352270258527</text:p>
              </table:table-cell>
              <table:table-cell office:value-type="float" office:value="32.8332861590716">
                <text:p>32.83328615907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3.2368187708888">
                <text:p>23.2368187708888</text:p>
              </table:table-cell>
              <table:table-cell office:value-type="float" office:value="32.5608298935477">
                <text:p>32.5608298935477</text:p>
              </table:table-cell>
              <table:table-cell office:value-type="float" office:value="33.3427681856779">
                <text:p>33.3427681856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3.7893049587341">
                <text:p>23.7893049587341</text:p>
              </table:table-cell>
              <table:table-cell office:value-type="float" office:value="34.1967195307408">
                <text:p>34.1967195307408</text:p>
              </table:table-cell>
              <table:table-cell office:value-type="float" office:value="34.1069912255873">
                <text:p>34.10699122558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3.7893049587341">
                <text:p>23.7893049587341</text:p>
              </table:table-cell>
              <table:table-cell office:value-type="float" office:value="34.1967195307408">
                <text:p>34.1967195307408</text:p>
              </table:table-cell>
              <table:table-cell office:value-type="float" office:value="34.1069912255873">
                <text:p>34.1069912255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4.1610394925312">
                <text:p>24.1610394925312</text:p>
              </table:table-cell>
              <table:table-cell office:value-type="float" office:value="34.3455355203128">
                <text:p>34.3455355203128</text:p>
              </table:table-cell>
              <table:table-cell office:value-type="float" office:value="34.1636003396547">
                <text:p>34.16360033965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4.1610394925312">
                <text:p>24.1610394925312</text:p>
              </table:table-cell>
              <table:table-cell office:value-type="float" office:value="34.3455355203128">
                <text:p>34.3455355203128</text:p>
              </table:table-cell>
              <table:table-cell office:value-type="float" office:value="34.1636003396547">
                <text:p>34.16360033965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4.6316758747698">
                <text:p>24.6316758747698</text:p>
              </table:table-cell>
              <table:table-cell office:value-type="float" office:value="36.7624375407343">
                <text:p>36.7624375407343</text:p>
              </table:table-cell>
              <table:table-cell office:value-type="float" office:value="36.5694876875177">
                <text:p>36.56948768751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4.6316758747698">
                <text:p>24.6316758747698</text:p>
              </table:table-cell>
              <table:table-cell office:value-type="float" office:value="36.7624375407343">
                <text:p>36.7624375407343</text:p>
              </table:table-cell>
              <table:table-cell office:value-type="float" office:value="36.5694876875177">
                <text:p>36.56948768751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4.7595661960303">
                <text:p>24.7595661960303</text:p>
              </table:table-cell>
              <table:table-cell office:value-type="float" office:value="36.7624375407343">
                <text:p>36.7624375407343</text:p>
              </table:table-cell>
              <table:table-cell office:value-type="float" office:value="36.5694876875177">
                <text:p>36.56948768751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5.2080349225837">
                <text:p>25.2080349225837</text:p>
              </table:table-cell>
              <table:table-cell office:value-type="float" office:value="37.2262654790354">
                <text:p>37.2262654790354</text:p>
              </table:table-cell>
              <table:table-cell office:value-type="float" office:value="36.8808378148882">
                <text:p>36.88083781488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5.2080349225837">
                <text:p>25.2080349225837</text:p>
              </table:table-cell>
              <table:table-cell office:value-type="float" office:value="37.2262654790354">
                <text:p>37.2262654790354</text:p>
              </table:table-cell>
              <table:table-cell office:value-type="float" office:value="36.8808378148882">
                <text:p>36.8808378148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5.7383534547439">
                <text:p>25.7383534547439</text:p>
              </table:table-cell>
              <table:table-cell office:value-type="float" office:value="37.8171844449272">
                <text:p>37.8171844449272</text:p>
              </table:table-cell>
              <table:table-cell office:value-type="float" office:value="37.8714973110671">
                <text:p>37.87149731106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5.7383534547439">
                <text:p>25.7383534547439</text:p>
              </table:table-cell>
              <table:table-cell office:value-type="float" office:value="37.8171844449272">
                <text:p>37.8171844449272</text:p>
              </table:table-cell>
              <table:table-cell office:value-type="float" office:value="37.8714973110671">
                <text:p>37.8714973110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5.7383534547439">
                <text:p>25.7383534547439</text:p>
              </table:table-cell>
              <table:table-cell office:value-type="float" office:value="37.8171844449272">
                <text:p>37.8171844449272</text:p>
              </table:table-cell>
              <table:table-cell office:value-type="float" office:value="37.8714973110671">
                <text:p>37.8714973110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6.1714753427461">
                <text:p>26.1714753427461</text:p>
              </table:table-cell>
              <table:table-cell office:value-type="float" office:value="38.3005648490115">
                <text:p>38.3005648490115</text:p>
              </table:table-cell>
              <table:table-cell office:value-type="float" office:value="38.0979337673365">
                <text:p>38.09793376733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6.1714753427461">
                <text:p>26.1714753427461</text:p>
              </table:table-cell>
              <table:table-cell office:value-type="float" office:value="38.3005648490115">
                <text:p>38.3005648490115</text:p>
              </table:table-cell>
              <table:table-cell office:value-type="float" office:value="38.0979337673365">
                <text:p>38.09793376733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6.5926608007639">
                <text:p>26.5926608007639</text:p>
              </table:table-cell>
              <table:table-cell office:value-type="float" office:value="39.2260482294156">
                <text:p>39.2260482294156</text:p>
              </table:table-cell>
              <table:table-cell office:value-type="float" office:value="40.0792527596943">
                <text:p>40.07925275969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6.5926608007639">
                <text:p>26.5926608007639</text:p>
              </table:table-cell>
              <table:table-cell office:value-type="float" office:value="39.2260482294156">
                <text:p>39.2260482294156</text:p>
              </table:table-cell>
              <table:table-cell office:value-type="float" office:value="40.0792527596943">
                <text:p>40.07925275969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6.9268808403247">
                <text:p>26.9268808403247</text:p>
              </table:table-cell>
              <table:table-cell office:value-type="float" office:value="39.5600695198783">
                <text:p>39.5600695198783</text:p>
              </table:table-cell>
              <table:table-cell office:value-type="float" office:value="41.975658080951">
                <text:p>41.975658080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7.3190778255235">
                <text:p>27.3190778255235</text:p>
              </table:table-cell>
              <table:table-cell office:value-type="float" office:value="39.7262654790354">
                <text:p>39.7262654790354</text:p>
              </table:table-cell>
              <table:table-cell office:value-type="float" office:value="42.0605717520521">
                <text:p>42.06057175205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7.7726621649274">
                <text:p>27.7726621649274</text:p>
              </table:table-cell>
              <table:table-cell office:value-type="float" office:value="39.9847925266131">
                <text:p>39.9847925266131</text:p>
              </table:table-cell>
              <table:table-cell office:value-type="float" office:value="42.1454854231531">
                <text:p>42.14548542315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7.7726621649274">
                <text:p>27.7726621649274</text:p>
              </table:table-cell>
              <table:table-cell office:value-type="float" office:value="39.9847925266131">
                <text:p>39.9847925266131</text:p>
              </table:table-cell>
              <table:table-cell office:value-type="float" office:value="42.1454854231531">
                <text:p>42.14548542315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7.7726621649274">
                <text:p>27.7726621649274</text:p>
              </table:table-cell>
              <table:table-cell office:value-type="float" office:value="39.9847925266131">
                <text:p>39.9847925266131</text:p>
              </table:table-cell>
              <table:table-cell office:value-type="float" office:value="42.1454854231531">
                <text:p>42.14548542315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8.3814200941273">
                <text:p>28.3814200941273</text:p>
              </table:table-cell>
              <table:table-cell office:value-type="float" office:value="40.5849446013469">
                <text:p>40.5849446013469</text:p>
              </table:table-cell>
              <table:table-cell office:value-type="float" office:value="43.405038211152">
                <text:p>43.4050382111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.2337164750958">
                <text:p>99.2337164750958</text:p>
              </table:table-cell>
              <table:table-cell office:value-type="float" office:value="91.7293233082707">
                <text:p>91.7293233082707</text:p>
              </table:table-cell>
              <table:table-cell office:value-type="float" office:value="28.3865357069777">
                <text:p>28.3865357069777</text:p>
              </table:table-cell>
              <table:table-cell office:value-type="float" office:value="40.5947208342385">
                <text:p>40.5947208342385</text:p>
              </table:table-cell>
              <table:table-cell office:value-type="float" office:value="43.5465609963204">
                <text:p>43.54656099632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28.9424323033899">
                <text:p>28.9424323033899</text:p>
              </table:table-cell>
              <table:table-cell office:value-type="float" office:value="41.4061481642407">
                <text:p>41.4061481642407</text:p>
              </table:table-cell>
              <table:table-cell office:value-type="float" office:value="43.942824794792">
                <text:p>43.9428247947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28.9424323033899">
                <text:p>28.9424323033899</text:p>
              </table:table-cell>
              <table:table-cell office:value-type="float" office:value="41.4061481642407">
                <text:p>41.4061481642407</text:p>
              </table:table-cell>
              <table:table-cell office:value-type="float" office:value="43.942824794792">
                <text:p>43.942824794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28.9424323033899">
                <text:p>28.9424323033899</text:p>
              </table:table-cell>
              <table:table-cell office:value-type="float" office:value="41.4061481642407">
                <text:p>41.4061481642407</text:p>
              </table:table-cell>
              <table:table-cell office:value-type="float" office:value="43.942824794792">
                <text:p>43.9428247947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29.4522883841484">
                <text:p>29.4522883841484</text:p>
              </table:table-cell>
              <table:table-cell office:value-type="float" office:value="41.8536823810558">
                <text:p>41.8536823810558</text:p>
              </table:table-cell>
              <table:table-cell office:value-type="float" office:value="44.2824794791962">
                <text:p>44.2824794791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29.4744560398336">
                <text:p>29.4744560398336</text:p>
              </table:table-cell>
              <table:table-cell office:value-type="float" office:value="41.8743210949381">
                <text:p>41.8743210949381</text:p>
              </table:table-cell>
              <table:table-cell office:value-type="float" office:value="44.7353523917351">
                <text:p>44.73535239173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29.4744560398336">
                <text:p>29.4744560398336</text:p>
              </table:table-cell>
              <table:table-cell office:value-type="float" office:value="41.8743210949381">
                <text:p>41.8743210949381</text:p>
              </table:table-cell>
              <table:table-cell office:value-type="float" office:value="44.7353523917351">
                <text:p>44.73535239173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29.9092831321192">
                <text:p>29.9092831321192</text:p>
              </table:table-cell>
              <table:table-cell office:value-type="float" office:value="42.3989789267869">
                <text:p>42.3989789267869</text:p>
              </table:table-cell>
              <table:table-cell office:value-type="float" office:value="45.1033116331729">
                <text:p>45.10331163317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29.9092831321192">
                <text:p>29.9092831321192</text:p>
              </table:table-cell>
              <table:table-cell office:value-type="float" office:value="42.3989789267869">
                <text:p>42.3989789267869</text:p>
              </table:table-cell>
              <table:table-cell office:value-type="float" office:value="45.1033116331729">
                <text:p>45.10331163317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29.9092831321192">
                <text:p>29.9092831321192</text:p>
              </table:table-cell>
              <table:table-cell office:value-type="float" office:value="42.3989789267869">
                <text:p>42.3989789267869</text:p>
              </table:table-cell>
              <table:table-cell office:value-type="float" office:value="45.1033116331729">
                <text:p>45.10331163317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0.3679830843735">
                <text:p>30.3679830843735</text:p>
              </table:table-cell>
              <table:table-cell office:value-type="float" office:value="43.291874864219">
                <text:p>43.291874864219</text:p>
              </table:table-cell>
              <table:table-cell office:value-type="float" office:value="46.2071893574866">
                <text:p>46.20718935748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0.3679830843735">
                <text:p>30.3679830843735</text:p>
              </table:table-cell>
              <table:table-cell office:value-type="float" office:value="43.291874864219">
                <text:p>43.291874864219</text:p>
              </table:table-cell>
              <table:table-cell office:value-type="float" office:value="46.2071893574866">
                <text:p>46.20718935748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0.8659027351477">
                <text:p>30.8659027351477</text:p>
              </table:table-cell>
              <table:table-cell office:value-type="float" office:value="46.5641972626548">
                <text:p>46.5641972626548</text:p>
              </table:table-cell>
              <table:table-cell office:value-type="float" office:value="48.6696858194169">
                <text:p>48.6696858194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1.3314235045358">
                <text:p>31.3314235045358</text:p>
              </table:table-cell>
              <table:table-cell office:value-type="float" office:value="46.9519878340213">
                <text:p>46.9519878340213</text:p>
              </table:table-cell>
              <table:table-cell office:value-type="float" office:value="48.8819699971695">
                <text:p>48.88196999716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1.7440829411363">
                <text:p>31.7440829411363</text:p>
              </table:table-cell>
              <table:table-cell office:value-type="float" office:value="47.3951770584401">
                <text:p>47.3951770584401</text:p>
              </table:table-cell>
              <table:table-cell office:value-type="float" office:value="49.108406453439">
                <text:p>49.1084064534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1.7440829411363">
                <text:p>31.7440829411363</text:p>
              </table:table-cell>
              <table:table-cell office:value-type="float" office:value="47.3951770584401">
                <text:p>47.3951770584401</text:p>
              </table:table-cell>
              <table:table-cell office:value-type="float" office:value="49.108406453439">
                <text:p>49.1084064534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1.7440829411363">
                <text:p>31.7440829411363</text:p>
              </table:table-cell>
              <table:table-cell office:value-type="float" office:value="47.3951770584401">
                <text:p>47.3951770584401</text:p>
              </table:table-cell>
              <table:table-cell office:value-type="float" office:value="49.108406453439">
                <text:p>49.1084064534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2.2488234090444">
                <text:p>32.2488234090444</text:p>
              </table:table-cell>
              <table:table-cell office:value-type="float" office:value="48.4966326308929">
                <text:p>48.4966326308929</text:p>
              </table:table-cell>
              <table:table-cell office:value-type="float" office:value="49.7877158222474">
                <text:p>49.78771582224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2.2488234090444">
                <text:p>32.2488234090444</text:p>
              </table:table-cell>
              <table:table-cell office:value-type="float" office:value="48.4966326308929">
                <text:p>48.4966326308929</text:p>
              </table:table-cell>
              <table:table-cell office:value-type="float" office:value="49.7877158222474">
                <text:p>49.78771582224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2.658072437078">
                <text:p>32.658072437078</text:p>
              </table:table-cell>
              <table:table-cell office:value-type="float" office:value="49.455789702368">
                <text:p>49.455789702368</text:p>
              </table:table-cell>
              <table:table-cell office:value-type="float" office:value="50.2971978488537">
                <text:p>50.29719784885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2.658072437078">
                <text:p>32.658072437078</text:p>
              </table:table-cell>
              <table:table-cell office:value-type="float" office:value="49.455789702368">
                <text:p>49.455789702368</text:p>
              </table:table-cell>
              <table:table-cell office:value-type="float" office:value="50.2971978488537">
                <text:p>50.29719784885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3.0724370779619">
                <text:p>33.0724370779619</text:p>
              </table:table-cell>
              <table:table-cell office:value-type="float" office:value="49.6958505322616">
                <text:p>49.6958505322616</text:p>
              </table:table-cell>
              <table:table-cell office:value-type="float" office:value="50.4104160769884">
                <text:p>50.41041607698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4.150126185117">
                <text:p>34.150126185117</text:p>
              </table:table-cell>
              <table:table-cell office:value-type="float" office:value="50.6321963936563">
                <text:p>50.6321963936563</text:p>
              </table:table-cell>
              <table:table-cell office:value-type="float" office:value="51.4859892442683">
                <text:p>51.48598924426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4.5508491917332">
                <text:p>34.5508491917332</text:p>
              </table:table-cell>
              <table:table-cell office:value-type="float" office:value="50.8201173147947">
                <text:p>50.8201173147947</text:p>
              </table:table-cell>
              <table:table-cell office:value-type="float" office:value="51.5709029153694">
                <text:p>51.57090291536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5.1647227337835">
                <text:p>35.1647227337835</text:p>
              </table:table-cell>
              <table:table-cell office:value-type="float" office:value="51.8444492722138">
                <text:p>51.8444492722138</text:p>
              </table:table-cell>
              <table:table-cell office:value-type="float" office:value="51.9671667138409">
                <text:p>51.96716671384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5.1647227337835">
                <text:p>35.1647227337835</text:p>
              </table:table-cell>
              <table:table-cell office:value-type="float" office:value="51.8444492722138">
                <text:p>51.8444492722138</text:p>
              </table:table-cell>
              <table:table-cell office:value-type="float" office:value="51.9671667138409">
                <text:p>51.96716671384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5.8382784257554">
                <text:p>35.8382784257554</text:p>
              </table:table-cell>
              <table:table-cell office:value-type="float" office:value="53.1370845101021">
                <text:p>53.1370845101021</text:p>
              </table:table-cell>
              <table:table-cell office:value-type="float" office:value="52.3351259552788">
                <text:p>52.3351259552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5.930359457063">
                <text:p>35.930359457063</text:p>
              </table:table-cell>
              <table:table-cell office:value-type="float" office:value="53.3695416033022">
                <text:p>53.3695416033022</text:p>
              </table:table-cell>
              <table:table-cell office:value-type="float" office:value="52.8729125389188">
                <text:p>52.87291253891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5.930359457063">
                <text:p>35.930359457063</text:p>
              </table:table-cell>
              <table:table-cell office:value-type="float" office:value="53.3695416033022">
                <text:p>53.3695416033022</text:p>
              </table:table-cell>
              <table:table-cell office:value-type="float" office:value="52.8729125389188">
                <text:p>52.87291253891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6.4453311506718">
                <text:p>36.4453311506718</text:p>
              </table:table-cell>
              <table:table-cell office:value-type="float" office:value="55.3769280903758">
                <text:p>55.3769280903758</text:p>
              </table:table-cell>
              <table:table-cell office:value-type="float" office:value="53.5522219077272">
                <text:p>53.5522219077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6.4453311506718">
                <text:p>36.4453311506718</text:p>
              </table:table-cell>
              <table:table-cell office:value-type="float" office:value="55.3769280903758">
                <text:p>55.3769280903758</text:p>
              </table:table-cell>
              <table:table-cell office:value-type="float" office:value="53.5522219077272">
                <text:p>53.55222190772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6.4453311506718">
                <text:p>36.4453311506718</text:p>
              </table:table-cell>
              <table:table-cell office:value-type="float" office:value="55.3769280903758">
                <text:p>55.3769280903758</text:p>
              </table:table-cell>
              <table:table-cell office:value-type="float" office:value="53.5522219077272">
                <text:p>53.55222190772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7.1325284769115">
                <text:p>37.1325284769115</text:p>
              </table:table-cell>
              <table:table-cell office:value-type="float" office:value="56.9606778188138">
                <text:p>56.9606778188138</text:p>
              </table:table-cell>
              <table:table-cell office:value-type="float" office:value="54.5711859609397">
                <text:p>54.57118596093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7.1325284769115">
                <text:p>37.1325284769115</text:p>
              </table:table-cell>
              <table:table-cell office:value-type="float" office:value="56.9606778188138">
                <text:p>56.9606778188138</text:p>
              </table:table-cell>
              <table:table-cell office:value-type="float" office:value="54.5711859609397">
                <text:p>54.57118596093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7.6867198690403">
                <text:p>37.6867198690403</text:p>
              </table:table-cell>
              <table:table-cell office:value-type="float" office:value="57.6450141212253">
                <text:p>57.6450141212253</text:p>
              </table:table-cell>
              <table:table-cell office:value-type="float" office:value="54.8259269742429">
                <text:p>54.82592697424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8.2630789168542">
                <text:p>38.2630789168542</text:p>
              </table:table-cell>
              <table:table-cell office:value-type="float" office:value="57.7525526830328">
                <text:p>57.7525526830328</text:p>
              </table:table-cell>
              <table:table-cell office:value-type="float" office:value="54.9391452023776">
                <text:p>54.93914520237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8.2630789168542">
                <text:p>38.2630789168542</text:p>
              </table:table-cell>
              <table:table-cell office:value-type="float" office:value="57.7525526830328">
                <text:p>57.7525526830328</text:p>
              </table:table-cell>
              <table:table-cell office:value-type="float" office:value="54.9391452023776">
                <text:p>54.93914520237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8.9161721574245">
                <text:p>38.9161721574245</text:p>
              </table:table-cell>
              <table:table-cell office:value-type="float" office:value="58.0175972192049">
                <text:p>58.0175972192049</text:p>
              </table:table-cell>
              <table:table-cell office:value-type="float" office:value="55.7882819133881">
                <text:p>55.7882819133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39.5505081508765">
                <text:p>39.5505081508765</text:p>
              </table:table-cell>
              <table:table-cell office:value-type="float" office:value="58.2848142515751">
                <text:p>58.2848142515751</text:p>
              </table:table-cell>
              <table:table-cell office:value-type="float" office:value="55.9015001415228">
                <text:p>55.90150014152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0.2223586385649">
                <text:p>40.2223586385649</text:p>
              </table:table-cell>
              <table:table-cell office:value-type="float" office:value="58.5900499674126">
                <text:p>58.5900499674126</text:p>
              </table:table-cell>
              <table:table-cell office:value-type="float" office:value="56.0147183696575">
                <text:p>56.0147183696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0.2223586385649">
                <text:p>40.2223586385649</text:p>
              </table:table-cell>
              <table:table-cell office:value-type="float" office:value="58.5900499674126">
                <text:p>58.5900499674126</text:p>
              </table:table-cell>
              <table:table-cell office:value-type="float" office:value="56.0147183696575">
                <text:p>56.01471836965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0.8754518791351">
                <text:p>40.8754518791351</text:p>
              </table:table-cell>
              <table:table-cell office:value-type="float" office:value="58.8757332174669">
                <text:p>58.8757332174669</text:p>
              </table:table-cell>
              <table:table-cell office:value-type="float" office:value="56.1279365977923">
                <text:p>56.1279365977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1.7297592251552">
                <text:p>41.7297592251552</text:p>
              </table:table-cell>
              <table:table-cell office:value-type="float" office:value="59.6556593525961">
                <text:p>59.6556593525961</text:p>
              </table:table-cell>
              <table:table-cell office:value-type="float" office:value="57.0619869799038">
                <text:p>57.06198697990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2.2634881658823">
                <text:p>42.2634881658823</text:p>
              </table:table-cell>
              <table:table-cell office:value-type="float" office:value="60.0282424505757">
                <text:p>60.0282424505757</text:p>
              </table:table-cell>
              <table:table-cell office:value-type="float" office:value="57.401641664308">
                <text:p>57.4016416643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3.0564081576973">
                <text:p>43.0564081576973</text:p>
              </table:table-cell>
              <table:table-cell office:value-type="float" office:value="60.6126439278731">
                <text:p>60.6126439278731</text:p>
              </table:table-cell>
              <table:table-cell office:value-type="float" office:value="57.6846872346448">
                <text:p>57.68468723464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3.7129118068345">
                <text:p>43.7129118068345</text:p>
              </table:table-cell>
              <table:table-cell office:value-type="float" office:value="61.1655442102976">
                <text:p>61.1655442102976</text:p>
              </table:table-cell>
              <table:table-cell office:value-type="float" office:value="57.8545145768469">
                <text:p>57.85451457684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3.7129118068345">
                <text:p>43.7129118068345</text:p>
              </table:table-cell>
              <table:table-cell office:value-type="float" office:value="61.1655442102976">
                <text:p>61.1655442102976</text:p>
              </table:table-cell>
              <table:table-cell office:value-type="float" office:value="57.8545145768469">
                <text:p>57.8545145768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4.3677102516882">
                <text:p>44.3677102516882</text:p>
              </table:table-cell>
              <table:table-cell office:value-type="float" office:value="61.4599174451445">
                <text:p>61.4599174451445</text:p>
              </table:table-cell>
              <table:table-cell office:value-type="float" office:value="58.6753467308237">
                <text:p>58.67534673082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4.9270172566674">
                <text:p>44.9270172566674</text:p>
              </table:table-cell>
              <table:table-cell office:value-type="float" office:value="61.583749728438">
                <text:p>61.583749728438</text:p>
              </table:table-cell>
              <table:table-cell office:value-type="float" office:value="58.7602604019247">
                <text:p>58.76026040192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5.5767000886706">
                <text:p>45.5767000886706</text:p>
              </table:table-cell>
              <table:table-cell office:value-type="float" office:value="61.7086682598305">
                <text:p>61.7086682598305</text:p>
              </table:table-cell>
              <table:table-cell office:value-type="float" office:value="58.8734786300594">
                <text:p>58.87347863005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6.2280881249574">
                <text:p>46.2280881249574</text:p>
              </table:table-cell>
              <table:table-cell office:value-type="float" office:value="61.9194003910493">
                <text:p>61.9194003910493</text:p>
              </table:table-cell>
              <table:table-cell office:value-type="float" office:value="58.9866968581942">
                <text:p>58.98669685819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6.7771639042357">
                <text:p>46.7771639042357</text:p>
              </table:table-cell>
              <table:table-cell office:value-type="float" office:value="62.1594612209429">
                <text:p>62.1594612209429</text:p>
              </table:table-cell>
              <table:table-cell office:value-type="float" office:value="59.0999150863289">
                <text:p>59.09991508632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6.8300252370234">
                <text:p>46.8300252370234</text:p>
              </table:table-cell>
              <table:table-cell office:value-type="float" office:value="62.1931349120139">
                <text:p>62.1931349120139</text:p>
              </table:table-cell>
              <table:table-cell office:value-type="float" office:value="59.9773563543731">
                <text:p>59.9773563543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7.4814132733101">
                <text:p>47.4814132733101</text:p>
              </table:table-cell>
              <table:table-cell office:value-type="float" office:value="62.4625244405822">
                <text:p>62.4625244405822</text:p>
              </table:table-cell>
              <table:table-cell office:value-type="float" office:value="60.0905745825078">
                <text:p>60.09057458250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8.2112407066367">
                <text:p>48.2112407066367</text:p>
              </table:table-cell>
              <table:table-cell office:value-type="float" office:value="62.6222029111449">
                <text:p>62.6222029111449</text:p>
              </table:table-cell>
              <table:table-cell office:value-type="float" office:value="60.2037928106425">
                <text:p>60.20379281064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8.8387558829548">
                <text:p>48.8387558829548</text:p>
              </table:table-cell>
              <table:table-cell office:value-type="float" office:value="62.8752987182273">
                <text:p>62.8752987182273</text:p>
              </table:table-cell>
              <table:table-cell office:value-type="float" office:value="60.3170110387772">
                <text:p>60.31701103877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49.5634677034309">
                <text:p>49.5634677034309</text:p>
              </table:table-cell>
              <table:table-cell office:value-type="float" office:value="63.5259613295677">
                <text:p>63.5259613295677</text:p>
              </table:table-cell>
              <table:table-cell office:value-type="float" office:value="60.6566657231814">
                <text:p>60.65666572318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0.3393356524112">
                <text:p>50.3393356524112</text:p>
              </table:table-cell>
              <table:table-cell office:value-type="float" office:value="64.4851184010428">
                <text:p>64.4851184010428</text:p>
              </table:table-cell>
              <table:table-cell office:value-type="float" office:value="61.6190206623266">
                <text:p>61.61902066232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1.0367642043517">
                <text:p>51.0367642043517</text:p>
              </table:table-cell>
              <table:table-cell office:value-type="float" office:value="65.3193569411254">
                <text:p>65.3193569411254</text:p>
              </table:table-cell>
              <table:table-cell office:value-type="float" office:value="62.0718935748656">
                <text:p>62.07189357486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1.6045972307482">
                <text:p>51.6045972307482</text:p>
              </table:table-cell>
              <table:table-cell office:value-type="float" office:value="65.4442754725179">
                <text:p>65.4442754725179</text:p>
              </table:table-cell>
              <table:table-cell office:value-type="float" office:value="62.1568072459666">
                <text:p>62.15680724596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2.0206670759157">
                <text:p>52.0206670759157</text:p>
              </table:table-cell>
              <table:table-cell office:value-type="float" office:value="65.5833152291983">
                <text:p>65.5833152291983</text:p>
              </table:table-cell>
              <table:table-cell office:value-type="float" office:value="62.2417209170676">
                <text:p>62.24172091706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2.6498874565173">
                <text:p>52.6498874565173</text:p>
              </table:table-cell>
              <table:table-cell office:value-type="float" office:value="65.8103410819031">
                <text:p>65.8103410819031</text:p>
              </table:table-cell>
              <table:table-cell office:value-type="float" office:value="62.3549391452024">
                <text:p>62.3549391452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3.3234431484892">
                <text:p>53.3234431484892</text:p>
              </table:table-cell>
              <table:table-cell office:value-type="float" office:value="66.1264392787313">
                <text:p>66.1264392787313</text:p>
              </table:table-cell>
              <table:table-cell office:value-type="float" office:value="63.0342485140108">
                <text:p>63.0342485140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3.3763044812769">
                <text:p>53.3763044812769</text:p>
              </table:table-cell>
              <table:table-cell office:value-type="float" office:value="66.1264392787313">
                <text:p>66.1264392787313</text:p>
              </table:table-cell>
              <table:table-cell office:value-type="float" office:value="63.4305123124823">
                <text:p>63.43051231248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4.0276925175636">
                <text:p>54.0276925175636</text:p>
              </table:table-cell>
              <table:table-cell office:value-type="float" office:value="66.468607429937">
                <text:p>66.468607429937</text:p>
              </table:table-cell>
              <table:table-cell office:value-type="float" office:value="63.6569487687518">
                <text:p>63.65694876875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4.6688493281495">
                <text:p>54.6688493281495</text:p>
              </table:table-cell>
              <table:table-cell office:value-type="float" office:value="66.699978275038">
                <text:p>66.699978275038</text:p>
              </table:table-cell>
              <table:table-cell office:value-type="float" office:value="63.7701669968865">
                <text:p>63.7701669968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5.1394857103881">
                <text:p>55.1394857103881</text:p>
              </table:table-cell>
              <table:table-cell office:value-type="float" office:value="66.9096241581577">
                <text:p>66.9096241581577</text:p>
              </table:table-cell>
              <table:table-cell office:value-type="float" office:value="63.8833852250212">
                <text:p>63.88338522502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5.1394857103881">
                <text:p>55.1394857103881</text:p>
              </table:table-cell>
              <table:table-cell office:value-type="float" office:value="66.9096241581577">
                <text:p>66.9096241581577</text:p>
              </table:table-cell>
              <table:table-cell office:value-type="float" office:value="63.8833852250212">
                <text:p>63.88338522502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5.8181570152104">
                <text:p>55.8181570152104</text:p>
              </table:table-cell>
              <table:table-cell office:value-type="float" office:value="67.2061698892027">
                <text:p>67.2061698892027</text:p>
              </table:table-cell>
              <table:table-cell office:value-type="float" office:value="64.2230399094254">
                <text:p>64.22303990942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6.4712502557807">
                <text:p>56.4712502557807</text:p>
              </table:table-cell>
              <table:table-cell office:value-type="float" office:value="67.4147295242233">
                <text:p>67.4147295242233</text:p>
              </table:table-cell>
              <table:table-cell office:value-type="float" office:value="64.3645626945938">
                <text:p>64.36456269459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6.9759907236887">
                <text:p>56.9759907236887</text:p>
              </table:table-cell>
              <table:table-cell office:value-type="float" office:value="67.5809254833804">
                <text:p>67.5809254833804</text:p>
              </table:table-cell>
              <table:table-cell office:value-type="float" office:value="64.4494763656949">
                <text:p>64.44947636569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7.6205579428416">
                <text:p>57.6205579428416</text:p>
              </table:table-cell>
              <table:table-cell office:value-type="float" office:value="67.705844014773">
                <text:p>67.705844014773</text:p>
              </table:table-cell>
              <table:table-cell office:value-type="float" office:value="64.5626945938296">
                <text:p>64.56269459382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8.2122638292067">
                <text:p>58.2122638292067</text:p>
              </table:table-cell>
              <table:table-cell office:value-type="float" office:value="67.9632848142516">
                <text:p>67.9632848142516</text:p>
              </table:table-cell>
              <table:table-cell office:value-type="float" office:value="65.5250495329748">
                <text:p>65.52504953297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8.2122638292067">
                <text:p>58.2122638292067</text:p>
              </table:table-cell>
              <table:table-cell office:value-type="float" office:value="67.9632848142516">
                <text:p>67.9632848142516</text:p>
              </table:table-cell>
              <table:table-cell office:value-type="float" office:value="65.5250495329748">
                <text:p>65.52504953297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8.7476979742173">
                <text:p>58.7476979742173</text:p>
              </table:table-cell>
              <table:table-cell office:value-type="float" office:value="68.1892244188573">
                <text:p>68.1892244188573</text:p>
              </table:table-cell>
              <table:table-cell office:value-type="float" office:value="65.6382677611095">
                <text:p>65.6382677611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9.2319759907237">
                <text:p>59.2319759907237</text:p>
              </table:table-cell>
              <table:table-cell office:value-type="float" office:value="68.3586791223115">
                <text:p>68.3586791223115</text:p>
              </table:table-cell>
              <table:table-cell office:value-type="float" office:value="65.7514859892443">
                <text:p>65.75148598924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59.8680171884592">
                <text:p>59.8680171884592</text:p>
              </table:table-cell>
              <table:table-cell office:value-type="float" office:value="68.613947425592">
                <text:p>68.613947425592</text:p>
              </table:table-cell>
              <table:table-cell office:value-type="float" office:value="65.864704217379">
                <text:p>65.8647042173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0.5398676761476">
                <text:p>60.5398676761476</text:p>
              </table:table-cell>
              <table:table-cell office:value-type="float" office:value="68.8724744731697">
                <text:p>68.8724744731697</text:p>
              </table:table-cell>
              <table:table-cell office:value-type="float" office:value="66.48740447212">
                <text:p>66.487404472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0.9968624241184">
                <text:p>60.9968624241184</text:p>
              </table:table-cell>
              <table:table-cell office:value-type="float" office:value="69.0332391918314">
                <text:p>69.0332391918314</text:p>
              </table:table-cell>
              <table:table-cell office:value-type="float" office:value="66.5723181432211">
                <text:p>66.57231814322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1.4606779892231">
                <text:p>61.4606779892231</text:p>
              </table:table-cell>
              <table:table-cell office:value-type="float" office:value="69.1505539865305">
                <text:p>69.1505539865305</text:p>
              </table:table-cell>
              <table:table-cell office:value-type="float" office:value="66.6572318143221">
                <text:p>66.65723181432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2.0711411227065">
                <text:p>62.0711411227065</text:p>
              </table:table-cell>
              <table:table-cell office:value-type="float" office:value="69.4210297631979">
                <text:p>69.4210297631979</text:p>
              </table:table-cell>
              <table:table-cell office:value-type="float" office:value="66.7704500424568">
                <text:p>66.77045004245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2.0711411227065">
                <text:p>62.0711411227065</text:p>
              </table:table-cell>
              <table:table-cell office:value-type="float" office:value="69.4210297631979">
                <text:p>69.4210297631979</text:p>
              </table:table-cell>
              <table:table-cell office:value-type="float" office:value="66.7704500424568">
                <text:p>66.77045004245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2.6219221062683">
                <text:p>62.6219221062683</text:p>
              </table:table-cell>
              <table:table-cell office:value-type="float" office:value="71.3491201390398">
                <text:p>71.3491201390398</text:p>
              </table:table-cell>
              <table:table-cell office:value-type="float" office:value="67.6761958675347">
                <text:p>67.67619586753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3.4455357751859">
                <text:p>63.4455357751859</text:p>
              </table:table-cell>
              <table:table-cell office:value-type="float" office:value="71.5424723006735">
                <text:p>71.5424723006735</text:p>
              </table:table-cell>
              <table:table-cell office:value-type="float" office:value="67.9875459949052">
                <text:p>67.98754599490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4.0304208444172">
                <text:p>64.0304208444172</text:p>
              </table:table-cell>
              <table:table-cell office:value-type="float" office:value="71.6880295459483">
                <text:p>71.6880295459483</text:p>
              </table:table-cell>
              <table:table-cell office:value-type="float" office:value="68.0724596660062">
                <text:p>68.07245966600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4.5249300866244">
                <text:p>64.5249300866244</text:p>
              </table:table-cell>
              <table:table-cell office:value-type="float" office:value="71.8770367151858">
                <text:p>71.8770367151858</text:p>
              </table:table-cell>
              <table:table-cell office:value-type="float" office:value="68.185677894141">
                <text:p>68.1856778941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4.5249300866244">
                <text:p>64.5249300866244</text:p>
              </table:table-cell>
              <table:table-cell office:value-type="float" office:value="71.8770367151858">
                <text:p>71.8770367151858</text:p>
              </table:table-cell>
              <table:table-cell office:value-type="float" office:value="68.185677894141">
                <text:p>68.1856778941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6.0391514903485">
                <text:p>66.0391514903485</text:p>
              </table:table-cell>
              <table:table-cell office:value-type="float" office:value="72.7840538779057">
                <text:p>72.7840538779057</text:p>
              </table:table-cell>
              <table:table-cell office:value-type="float" office:value="70.676478913105">
                <text:p>70.6764789131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6.5831116567765">
                <text:p>66.5831116567765</text:p>
              </table:table-cell>
              <table:table-cell office:value-type="float" office:value="73.06973712796">
                <text:p>73.06973712796</text:p>
              </table:table-cell>
              <table:table-cell office:value-type="float" office:value="70.7896971412397">
                <text:p>70.78969714123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7.1151353932201">
                <text:p>67.1151353932201</text:p>
              </table:table-cell>
              <table:table-cell office:value-type="float" office:value="73.233760590919">
                <text:p>73.233760590919</text:p>
              </table:table-cell>
              <table:table-cell office:value-type="float" office:value="70.8746108123408">
                <text:p>70.87461081234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7.7801650637746">
                <text:p>67.7801650637746</text:p>
              </table:table-cell>
              <table:table-cell office:value-type="float" office:value="73.4640451879209">
                <text:p>73.4640451879209</text:p>
              </table:table-cell>
              <table:table-cell office:value-type="float" office:value="71.0161335975092">
                <text:p>71.01613359750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8.5014664756838">
                <text:p>68.5014664756838</text:p>
              </table:table-cell>
              <table:table-cell office:value-type="float" office:value="73.5846187269172">
                <text:p>73.5846187269172</text:p>
              </table:table-cell>
              <table:table-cell office:value-type="float" office:value="71.1576563826776">
                <text:p>71.1576563826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9.1272764477184">
                <text:p>69.1272764477184</text:p>
              </table:table-cell>
              <table:table-cell office:value-type="float" office:value="73.7888333695416">
                <text:p>73.7888333695416</text:p>
              </table:table-cell>
              <table:table-cell office:value-type="float" office:value="71.8086611944523">
                <text:p>71.80866119445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69.1272764477184">
                <text:p>69.1272764477184</text:p>
              </table:table-cell>
              <table:table-cell office:value-type="float" office:value="73.7888333695416">
                <text:p>73.7888333695416</text:p>
              </table:table-cell>
              <table:table-cell office:value-type="float" office:value="71.8086611944523">
                <text:p>71.80866119445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0.0395607393766">
                <text:p>70.0395607393766</text:p>
              </table:table-cell>
              <table:table-cell office:value-type="float" office:value="74.2548338040408">
                <text:p>74.2548338040408</text:p>
              </table:table-cell>
              <table:table-cell office:value-type="float" office:value="72.0634022077554">
                <text:p>72.0634022077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0.3345610804174">
                <text:p>70.3345610804174</text:p>
              </table:table-cell>
              <table:table-cell office:value-type="float" office:value="74.389528568325">
                <text:p>74.389528568325</text:p>
              </table:table-cell>
              <table:table-cell office:value-type="float" office:value="72.1200113218228">
                <text:p>72.12001132182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1.0848509651456">
                <text:p>71.0848509651456</text:p>
              </table:table-cell>
              <table:table-cell office:value-type="float" office:value="75.0282424505757">
                <text:p>75.0282424505757</text:p>
              </table:table-cell>
              <table:table-cell office:value-type="float" office:value="72.4879705632607">
                <text:p>72.48797056326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1.6748516472273">
                <text:p>71.6748516472273</text:p>
              </table:table-cell>
              <table:table-cell office:value-type="float" office:value="75.6626113404302">
                <text:p>75.6626113404302</text:p>
              </table:table-cell>
              <table:table-cell office:value-type="float" office:value="73.3937163883385">
                <text:p>73.39371638833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1.6748516472273">
                <text:p>71.6748516472273</text:p>
              </table:table-cell>
              <table:table-cell office:value-type="float" office:value="75.6626113404302">
                <text:p>75.6626113404302</text:p>
              </table:table-cell>
              <table:table-cell office:value-type="float" office:value="73.3937163883385">
                <text:p>73.3937163883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2.4200259191051">
                <text:p>72.4200259191051</text:p>
              </table:table-cell>
              <table:table-cell office:value-type="float" office:value="76.6424071257875">
                <text:p>76.6424071257875</text:p>
              </table:table-cell>
              <table:table-cell office:value-type="float" office:value="73.9315029719785">
                <text:p>73.93150297197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6.8876611418048">
                <text:p>76.8876611418048</text:p>
              </table:table-cell>
              <table:table-cell office:value-type="float" office:value="77.3886595698458">
                <text:p>77.3886595698458</text:p>
              </table:table-cell>
              <table:table-cell office:value-type="float" office:value="74.780639682989">
                <text:p>74.780639682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7.5219971352568">
                <text:p>77.5219971352568</text:p>
              </table:table-cell>
              <table:table-cell office:value-type="float" office:value="77.6439278731262">
                <text:p>77.6439278731262</text:p>
              </table:table-cell>
              <table:table-cell office:value-type="float" office:value="74.9221624681574">
                <text:p>74.92216246815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7.5970261237296">
                <text:p>77.5970261237296</text:p>
              </table:table-cell>
              <table:table-cell office:value-type="float" office:value="77.6678253313057">
                <text:p>77.6678253313057</text:p>
              </table:table-cell>
              <table:table-cell office:value-type="float" office:value="75.5448627228984">
                <text:p>75.54486272289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8.1648591501262">
                <text:p>78.1648591501262</text:p>
              </table:table-cell>
              <table:table-cell office:value-type="float" office:value="78.9973930045622">
                <text:p>78.9973930045622</text:p>
              </table:table-cell>
              <table:table-cell office:value-type="float" office:value="76.0543447495047">
                <text:p>76.05434474950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8.1648591501262">
                <text:p>78.1648591501262</text:p>
              </table:table-cell>
              <table:table-cell office:value-type="float" office:value="78.9973930045622">
                <text:p>78.9973930045622</text:p>
              </table:table-cell>
              <table:table-cell office:value-type="float" office:value="76.0543447495047">
                <text:p>76.05434474950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8.7736170793261">
                <text:p>78.7736170793261</text:p>
              </table:table-cell>
              <table:table-cell office:value-type="float" office:value="79.7903541168803">
                <text:p>79.7903541168803</text:p>
              </table:table-cell>
              <table:table-cell office:value-type="float" office:value="76.4789131050099">
                <text:p>76.47891310500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8.7736170793261">
                <text:p>78.7736170793261</text:p>
              </table:table-cell>
              <table:table-cell office:value-type="float" office:value="79.7903541168803">
                <text:p>79.7903541168803</text:p>
              </table:table-cell>
              <table:table-cell office:value-type="float" office:value="76.4789131050099">
                <text:p>76.47891310500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79.418184298479">
                <text:p>79.418184298479</text:p>
              </table:table-cell>
              <table:table-cell office:value-type="float" office:value="80.1846621768412">
                <text:p>80.1846621768412</text:p>
              </table:table-cell>
              <table:table-cell office:value-type="float" office:value="77.8658363996604">
                <text:p>77.8658363996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0.0559307004979">
                <text:p>80.0559307004979</text:p>
              </table:table-cell>
              <table:table-cell office:value-type="float" office:value="80.5985227025853">
                <text:p>80.5985227025853</text:p>
              </table:table-cell>
              <table:table-cell office:value-type="float" office:value="78.1205774129635">
                <text:p>78.12057741296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0.5112202441853">
                <text:p>80.5112202441853</text:p>
              </table:table-cell>
              <table:table-cell office:value-type="float" office:value="80.8114273300022">
                <text:p>80.8114273300022</text:p>
              </table:table-cell>
              <table:table-cell office:value-type="float" office:value="78.2337956410982">
                <text:p>78.23379564109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0.5112202441853">
                <text:p>80.5112202441853</text:p>
              </table:table-cell>
              <table:table-cell office:value-type="float" office:value="80.8114273300022">
                <text:p>80.8114273300022</text:p>
              </table:table-cell>
              <table:table-cell office:value-type="float" office:value="78.2337956410982">
                <text:p>78.23379564109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1.1677238933224">
                <text:p>81.1677238933224</text:p>
              </table:table-cell>
              <table:table-cell office:value-type="float" office:value="81.0178144688247">
                <text:p>81.0178144688247</text:p>
              </table:table-cell>
              <table:table-cell office:value-type="float" office:value="78.6866685536371">
                <text:p>78.68666855363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1.8071754996248">
                <text:p>81.8071754996248</text:p>
              </table:table-cell>
              <table:table-cell office:value-type="float" office:value="81.320877688464">
                <text:p>81.320877688464</text:p>
              </table:table-cell>
              <table:table-cell office:value-type="float" office:value="78.9414095669403">
                <text:p>78.94140956694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2.3596616874702">
                <text:p>82.3596616874702</text:p>
              </table:table-cell>
              <table:table-cell office:value-type="float" office:value="81.6228546600043">
                <text:p>81.6228546600043</text:p>
              </table:table-cell>
              <table:table-cell office:value-type="float" office:value="79.054627795075">
                <text:p>79.054627795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3.1235932064661">
                <text:p>83.1235932064661</text:p>
              </table:table-cell>
              <table:table-cell office:value-type="float" office:value="81.9313491201391">
                <text:p>81.9313491201391</text:p>
              </table:table-cell>
              <table:table-cell office:value-type="float" office:value="80.4698556467591">
                <text:p>80.46985564675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3.1235932064661">
                <text:p>83.1235932064661</text:p>
              </table:table-cell>
              <table:table-cell office:value-type="float" office:value="81.9313491201391">
                <text:p>81.9313491201391</text:p>
              </table:table-cell>
              <table:table-cell office:value-type="float" office:value="80.4698556467591">
                <text:p>80.46985564675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4.0972648523293">
                <text:p>84.0972648523293</text:p>
              </table:table-cell>
              <table:table-cell office:value-type="float" office:value="82.2474473169672">
                <text:p>82.2474473169672</text:p>
              </table:table-cell>
              <table:table-cell office:value-type="float" office:value="80.8661194452307">
                <text:p>80.8661194452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4.7162540072301">
                <text:p>84.7162540072301</text:p>
              </table:table-cell>
              <table:table-cell office:value-type="float" office:value="82.4277645014121">
                <text:p>82.4277645014121</text:p>
              </table:table-cell>
              <table:table-cell office:value-type="float" office:value="80.9793376733654">
                <text:p>80.97933767336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5.1903007980356">
                <text:p>85.1903007980356</text:p>
              </table:table-cell>
              <table:table-cell office:value-type="float" office:value="82.5038018683467">
                <text:p>82.5038018683467</text:p>
              </table:table-cell>
              <table:table-cell office:value-type="float" office:value="81.0642513444665">
                <text:p>81.06425134446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5.9644635427324">
                <text:p>85.9644635427324</text:p>
              </table:table-cell>
              <table:table-cell office:value-type="float" office:value="82.8524875081469">
                <text:p>82.8524875081469</text:p>
              </table:table-cell>
              <table:table-cell office:value-type="float" office:value="81.998301726578">
                <text:p>81.998301726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6.4930768706091">
                <text:p>86.4930768706091</text:p>
              </table:table-cell>
              <table:table-cell office:value-type="float" office:value="83.1370845101021">
                <text:p>83.1370845101021</text:p>
              </table:table-cell>
              <table:table-cell office:value-type="float" office:value="82.1115199547127">
                <text:p>82.11151995471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6.4930768706091">
                <text:p>86.4930768706091</text:p>
              </table:table-cell>
              <table:table-cell office:value-type="float" office:value="83.1370845101021">
                <text:p>83.1370845101021</text:p>
              </table:table-cell>
              <table:table-cell office:value-type="float" office:value="82.1115199547127">
                <text:p>82.11151995471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6.4930768706091">
                <text:p>86.4930768706091</text:p>
              </table:table-cell>
              <table:table-cell office:value-type="float" office:value="83.1370845101021">
                <text:p>83.1370845101021</text:p>
              </table:table-cell>
              <table:table-cell office:value-type="float" office:value="82.1115199547127">
                <text:p>82.11151995471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7.1069504126594">
                <text:p>87.1069504126594</text:p>
              </table:table-cell>
              <table:table-cell office:value-type="float" office:value="83.8844232022594">
                <text:p>83.8844232022594</text:p>
              </table:table-cell>
              <table:table-cell office:value-type="float" office:value="82.621001981319">
                <text:p>82.6210019813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7.1444649068959">
                <text:p>87.1444649068959</text:p>
              </table:table-cell>
              <table:table-cell office:value-type="float" office:value="83.9083206604388">
                <text:p>83.9083206604388</text:p>
              </table:table-cell>
              <table:table-cell office:value-type="float" office:value="83.24370223606">
                <text:p>83.243702236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8.3005934110907">
                <text:p>88.3005934110907</text:p>
              </table:table-cell>
              <table:table-cell office:value-type="float" office:value="85.181403432544">
                <text:p>85.181403432544</text:p>
              </table:table-cell>
              <table:table-cell office:value-type="float" office:value="83.8380979337673">
                <text:p>83.83809793376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8.8837732760385">
                <text:p>88.8837732760385</text:p>
              </table:table-cell>
              <table:table-cell office:value-type="float" office:value="85.3856180751684">
                <text:p>85.3856180751684</text:p>
              </table:table-cell>
              <table:table-cell office:value-type="float" office:value="83.9796207189358">
                <text:p>83.97962071893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89.4754791624037">
                <text:p>89.4754791624037</text:p>
              </table:table-cell>
              <table:table-cell office:value-type="float" office:value="85.5333478166413">
                <text:p>85.5333478166413</text:p>
              </table:table-cell>
              <table:table-cell office:value-type="float" office:value="84.0928389470705">
                <text:p>84.09283894707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90.0177341245481">
                <text:p>90.0177341245481</text:p>
              </table:table-cell>
              <table:table-cell office:value-type="float" office:value="85.6582663480339">
                <text:p>85.6582663480339</text:p>
              </table:table-cell>
              <table:table-cell office:value-type="float" office:value="84.2060571752052">
                <text:p>84.20605717520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90.7714344178433">
                <text:p>90.7714344178433</text:p>
              </table:table-cell>
              <table:table-cell office:value-type="float" office:value="86.245383445579">
                <text:p>86.245383445579</text:p>
              </table:table-cell>
              <table:table-cell office:value-type="float" office:value="86.003396546844">
                <text:p>86.0033965468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91.3153945842712">
                <text:p>91.3153945842712</text:p>
              </table:table-cell>
              <table:table-cell office:value-type="float" office:value="86.4506843363024">
                <text:p>86.4506843363024</text:p>
              </table:table-cell>
              <table:table-cell office:value-type="float" office:value="86.1166147749788">
                <text:p>86.11661477497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91.3153945842712">
                <text:p>91.3153945842712</text:p>
              </table:table-cell>
              <table:table-cell office:value-type="float" office:value="86.4506843363024">
                <text:p>86.4506843363024</text:p>
              </table:table-cell>
              <table:table-cell office:value-type="float" office:value="86.1166147749788">
                <text:p>86.11661477497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91.8644703635496">
                <text:p>91.8644703635496</text:p>
              </table:table-cell>
              <table:table-cell office:value-type="float" office:value="87.144253747556">
                <text:p>87.144253747556</text:p>
              </table:table-cell>
              <table:table-cell office:value-type="float" office:value="88.0837814888197">
                <text:p>88.08378148881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.6168582375479">
                <text:p>99.6168582375479</text:p>
              </table:table-cell>
              <table:table-cell office:value-type="float" office:value="93.2330827067669">
                <text:p>93.2330827067669</text:p>
              </table:table-cell>
              <table:table-cell office:value-type="float" office:value="91.8644703635496">
                <text:p>91.8644703635496</text:p>
              </table:table-cell>
              <table:table-cell office:value-type="float" office:value="87.144253747556">
                <text:p>87.144253747556</text:p>
              </table:table-cell>
              <table:table-cell office:value-type="float" office:value="88.0837814888197">
                <text:p>88.08378148881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2.3572744014733">
                <text:p>92.3572744014733</text:p>
              </table:table-cell>
              <table:table-cell office:value-type="float" office:value="87.4831631544645">
                <text:p>87.4831631544645</text:p>
              </table:table-cell>
              <table:table-cell office:value-type="float" office:value="88.5083498443249">
                <text:p>88.50834984432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2.3572744014733">
                <text:p>92.3572744014733</text:p>
              </table:table-cell>
              <table:table-cell office:value-type="float" office:value="87.4831631544645">
                <text:p>87.4831631544645</text:p>
              </table:table-cell>
              <table:table-cell office:value-type="float" office:value="88.5083498443249">
                <text:p>88.50834984432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0393561148626">
                <text:p>93.0393561148626</text:p>
              </table:table-cell>
              <table:table-cell office:value-type="float" office:value="88.1740169454703">
                <text:p>88.1740169454703</text:p>
              </table:table-cell>
              <table:table-cell office:value-type="float" office:value="88.9329181998302">
                <text:p>88.93291819983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1024486733511">
                <text:p>93.1024486733511</text:p>
              </table:table-cell>
              <table:table-cell office:value-type="float" office:value="88.2022593960461">
                <text:p>88.2022593960461</text:p>
              </table:table-cell>
              <table:table-cell office:value-type="float" office:value="89.6688366827059">
                <text:p>89.66883668270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869790600914">
                <text:p>93.869790600914</text:p>
              </table:table-cell>
              <table:table-cell office:value-type="float" office:value="89.2961112318053">
                <text:p>89.2961112318053</text:p>
              </table:table-cell>
              <table:table-cell office:value-type="float" office:value="90.1500141522785">
                <text:p>90.15001415227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8749062137644">
                <text:p>93.8749062137644</text:p>
              </table:table-cell>
              <table:table-cell office:value-type="float" office:value="89.2961112318053">
                <text:p>89.2961112318053</text:p>
              </table:table-cell>
              <table:table-cell office:value-type="float" office:value="90.1500141522785">
                <text:p>90.15001415227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8749062137644">
                <text:p>93.8749062137644</text:p>
              </table:table-cell>
              <table:table-cell office:value-type="float" office:value="89.2961112318053">
                <text:p>89.2961112318053</text:p>
              </table:table-cell>
              <table:table-cell office:value-type="float" office:value="90.1500141522785">
                <text:p>90.15001415227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9397039765364">
                <text:p>93.9397039765364</text:p>
              </table:table-cell>
              <table:table-cell office:value-type="float" office:value="89.2971974799044">
                <text:p>89.2971974799044</text:p>
              </table:table-cell>
              <table:table-cell office:value-type="float" office:value="90.7727144070195">
                <text:p>90.77271440701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5331150671851">
                <text:p>94.5331150671851</text:p>
              </table:table-cell>
              <table:table-cell office:value-type="float" office:value="90.1140560504019">
                <text:p>90.1140560504019</text:p>
              </table:table-cell>
              <table:table-cell office:value-type="float" office:value="91.4520237758279">
                <text:p>91.45202377582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630311711343">
                <text:p>94.630311711343</text:p>
              </table:table-cell>
              <table:table-cell office:value-type="float" office:value="90.1412122528786">
                <text:p>90.1412122528786</text:p>
              </table:table-cell>
              <table:table-cell office:value-type="float" office:value="92.15963770167">
                <text:p>92.159637701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.630311711343">
                <text:p>94.630311711343</text:p>
              </table:table-cell>
              <table:table-cell office:value-type="float" office:value="90.1412122528786">
                <text:p>90.1412122528786</text:p>
              </table:table-cell>
              <table:table-cell office:value-type="float" office:value="92.15963770167">
                <text:p>92.159637701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1572198349362">
                <text:p>95.1572198349362</text:p>
              </table:table-cell>
              <table:table-cell office:value-type="float" office:value="91.41864001738">
                <text:p>91.41864001738</text:p>
              </table:table-cell>
              <table:table-cell office:value-type="float" office:value="92.5559015001415">
                <text:p>92.55590150014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1572198349362">
                <text:p>95.1572198349362</text:p>
              </table:table-cell>
              <table:table-cell office:value-type="float" office:value="91.41864001738">
                <text:p>91.41864001738</text:p>
              </table:table-cell>
              <table:table-cell office:value-type="float" office:value="92.5559015001415">
                <text:p>92.55590150014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1572198349362">
                <text:p>95.1572198349362</text:p>
              </table:table-cell>
              <table:table-cell office:value-type="float" office:value="91.41864001738">
                <text:p>91.41864001738</text:p>
              </table:table-cell>
              <table:table-cell office:value-type="float" office:value="92.5559015001415">
                <text:p>92.55590150014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2441852533934">
                <text:p>95.2441852533934</text:p>
              </table:table-cell>
              <table:table-cell office:value-type="float" office:value="91.4381924831632">
                <text:p>91.4381924831632</text:p>
              </table:table-cell>
              <table:table-cell office:value-type="float" office:value="93.0653835267478">
                <text:p>93.06538352674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8563535911602">
                <text:p>95.8563535911602</text:p>
              </table:table-cell>
              <table:table-cell office:value-type="float" office:value="92.3452096458831">
                <text:p>92.3452096458831</text:p>
              </table:table-cell>
              <table:table-cell office:value-type="float" office:value="93.6031701103878">
                <text:p>93.60317011038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8563535911602">
                <text:p>95.8563535911602</text:p>
              </table:table-cell>
              <table:table-cell office:value-type="float" office:value="92.3452096458831">
                <text:p>92.3452096458831</text:p>
              </table:table-cell>
              <table:table-cell office:value-type="float" office:value="93.6031701103878">
                <text:p>93.60317011038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8563535911602">
                <text:p>95.8563535911602</text:p>
              </table:table-cell>
              <table:table-cell office:value-type="float" office:value="92.3452096458831">
                <text:p>92.3452096458831</text:p>
              </table:table-cell>
              <table:table-cell office:value-type="float" office:value="93.6031701103878">
                <text:p>93.60317011038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8563535911602">
                <text:p>95.8563535911602</text:p>
              </table:table-cell>
              <table:table-cell office:value-type="float" office:value="92.3452096458831">
                <text:p>92.3452096458831</text:p>
              </table:table-cell>
              <table:table-cell office:value-type="float" office:value="93.6031701103878">
                <text:p>93.60317011038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4310074346907">
                <text:p>96.4310074346907</text:p>
              </table:table-cell>
              <table:table-cell office:value-type="float" office:value="93.4553552031284">
                <text:p>93.4553552031284</text:p>
              </table:table-cell>
              <table:table-cell office:value-type="float" office:value="94.7353523917351">
                <text:p>94.73535239173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4310074346907">
                <text:p>96.4310074346907</text:p>
              </table:table-cell>
              <table:table-cell office:value-type="float" office:value="93.4553552031284">
                <text:p>93.4553552031284</text:p>
              </table:table-cell>
              <table:table-cell office:value-type="float" office:value="94.7353523917351">
                <text:p>94.73535239173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4310074346907">
                <text:p>96.4310074346907</text:p>
              </table:table-cell>
              <table:table-cell office:value-type="float" office:value="93.4553552031284">
                <text:p>93.4553552031284</text:p>
              </table:table-cell>
              <table:table-cell office:value-type="float" office:value="94.7353523917351">
                <text:p>94.73535239173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4310074346907">
                <text:p>96.4310074346907</text:p>
              </table:table-cell>
              <table:table-cell office:value-type="float" office:value="93.4553552031284">
                <text:p>93.4553552031284</text:p>
              </table:table-cell>
              <table:table-cell office:value-type="float" office:value="94.7353523917351">
                <text:p>94.73535239173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4310074346907">
                <text:p>96.4310074346907</text:p>
              </table:table-cell>
              <table:table-cell office:value-type="float" office:value="93.4553552031284">
                <text:p>93.4553552031284</text:p>
              </table:table-cell>
              <table:table-cell office:value-type="float" office:value="94.7353523917351">
                <text:p>94.73535239173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0312393424732">
                <text:p>97.0312393424732</text:p>
              </table:table-cell>
              <table:table-cell office:value-type="float" office:value="94.8446665218336">
                <text:p>94.8446665218336</text:p>
              </table:table-cell>
              <table:table-cell office:value-type="float" office:value="95.9524483441834">
                <text:p>95.95244834418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0312393424732">
                <text:p>97.0312393424732</text:p>
              </table:table-cell>
              <table:table-cell office:value-type="float" office:value="94.8446665218336">
                <text:p>94.8446665218336</text:p>
              </table:table-cell>
              <table:table-cell office:value-type="float" office:value="95.9524483441834">
                <text:p>95.95244834418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0312393424732">
                <text:p>97.0312393424732</text:p>
              </table:table-cell>
              <table:table-cell office:value-type="float" office:value="94.8446665218336">
                <text:p>94.8446665218336</text:p>
              </table:table-cell>
              <table:table-cell office:value-type="float" office:value="95.9524483441834">
                <text:p>95.95244834418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5376850146648">
                <text:p>97.5376850146648</text:p>
              </table:table-cell>
              <table:table-cell office:value-type="float" office:value="96.2513578101238">
                <text:p>96.2513578101238</text:p>
              </table:table-cell>
              <table:table-cell office:value-type="float" office:value="96.4619303707897">
                <text:p>96.46193037078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5376850146648">
                <text:p>97.5376850146648</text:p>
              </table:table-cell>
              <table:table-cell office:value-type="float" office:value="96.2513578101238">
                <text:p>96.2513578101238</text:p>
              </table:table-cell>
              <table:table-cell office:value-type="float" office:value="96.4619303707897">
                <text:p>96.46193037078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5700838960507">
                <text:p>97.5700838960507</text:p>
              </table:table-cell>
              <table:table-cell office:value-type="float" office:value="96.270910275907">
                <text:p>96.270910275907</text:p>
              </table:table-cell>
              <table:table-cell office:value-type="float" office:value="96.971412397396">
                <text:p>96.9714123973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5700838960507">
                <text:p>97.5700838960507</text:p>
              </table:table-cell>
              <table:table-cell office:value-type="float" office:value="96.270910275907">
                <text:p>96.270910275907</text:p>
              </table:table-cell>
              <table:table-cell office:value-type="float" office:value="96.971412397396">
                <text:p>96.9714123973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9605756769661">
                <text:p>97.9605756769661</text:p>
              </table:table-cell>
              <table:table-cell office:value-type="float" office:value="97.0410601781447">
                <text:p>97.0410601781447</text:p>
              </table:table-cell>
              <table:table-cell office:value-type="float" office:value="97.7073308802717">
                <text:p>97.70733088027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9605756769661">
                <text:p>97.9605756769661</text:p>
              </table:table-cell>
              <table:table-cell office:value-type="float" office:value="97.0410601781447">
                <text:p>97.0410601781447</text:p>
              </table:table-cell>
              <table:table-cell office:value-type="float" office:value="97.7073308802717">
                <text:p>97.70733088027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9605756769661">
                <text:p>97.9605756769661</text:p>
              </table:table-cell>
              <table:table-cell office:value-type="float" office:value="97.0410601781447">
                <text:p>97.0410601781447</text:p>
              </table:table-cell>
              <table:table-cell office:value-type="float" office:value="97.7073308802717">
                <text:p>97.70733088027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2248823409045">
                <text:p>98.2248823409045</text:p>
              </table:table-cell>
              <table:table-cell office:value-type="float" office:value="97.0910275907017">
                <text:p>97.0910275907017</text:p>
              </table:table-cell>
              <table:table-cell office:value-type="float" office:value="98.2734220209454">
                <text:p>98.27342202094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2248823409045">
                <text:p>98.2248823409045</text:p>
              </table:table-cell>
              <table:table-cell office:value-type="float" office:value="97.0910275907017">
                <text:p>97.0910275907017</text:p>
              </table:table-cell>
              <table:table-cell office:value-type="float" office:value="98.2734220209454">
                <text:p>98.27342202094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7944205715845">
                <text:p>98.7944205715845</text:p>
              </table:table-cell>
              <table:table-cell office:value-type="float" office:value="98.4195090158592">
                <text:p>98.4195090158592</text:p>
              </table:table-cell>
              <table:table-cell office:value-type="float" office:value="98.754599490518">
                <text:p>98.7545994905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8438714958052">
                <text:p>98.8438714958052</text:p>
              </table:table-cell>
              <table:table-cell office:value-type="float" office:value="98.4401477297415">
                <text:p>98.4401477297415</text:p>
              </table:table-cell>
              <table:table-cell office:value-type="float" office:value="99.2923860741579">
                <text:p>99.29238607415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8438714958052">
                <text:p>98.8438714958052</text:p>
              </table:table-cell>
              <table:table-cell office:value-type="float" office:value="98.4401477297415">
                <text:p>98.4401477297415</text:p>
              </table:table-cell>
              <table:table-cell office:value-type="float" office:value="99.2923860741579">
                <text:p>99.29238607415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4526294250051">
                <text:p>99.4526294250051</text:p>
              </table:table-cell>
              <table:table-cell office:value-type="float" office:value="99.3493373886596">
                <text:p>99.3493373886596</text:p>
              </table:table-cell>
              <table:table-cell office:value-type="float" office:value="99.6037362015285">
                <text:p>99.60373620152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4526294250051">
                <text:p>99.4526294250051</text:p>
              </table:table-cell>
              <table:table-cell office:value-type="float" office:value="99.3493373886596">
                <text:p>99.3493373886596</text:p>
              </table:table-cell>
              <table:table-cell office:value-type="float" office:value="99.6037362015285">
                <text:p>99.60373620152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